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ultipl.xml" manifest:media-type="text/xml"/>
  <manifest:file-entry manifest:full-path="Basic/Standard/Module2.xml" manifest:media-type="text/xml"/>
  <manifest:file-entry manifest:full-path="Basic/Standard/Superindice.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egrita cursiva" style:font-pitch="variable"/>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2.26cm"/>
    </style:style>
    <style:style style:name="co10" style:family="table-column">
      <style:table-column-properties fo:break-before="auto" style:column-width="3.101cm"/>
    </style:style>
    <style:style style:name="co11" style:family="table-column">
      <style:table-column-properties fo:break-before="auto" style:column-width="0.503cm"/>
    </style:style>
    <style:style style:name="co12" style:family="table-column">
      <style:table-column-properties fo:break-before="auto" style:column-width="1.304cm"/>
    </style:style>
    <style:style style:name="co13" style:family="table-column">
      <style:table-column-properties fo:break-before="auto" style:column-width="2.258cm"/>
    </style:style>
    <style:style style:name="co14" style:family="table-column">
      <style:table-column-properties fo:break-before="auto" style:column-width="2.3cm"/>
    </style:style>
    <style:style style:name="co15" style:family="table-column">
      <style:table-column-properties fo:break-before="auto" style:column-width="2.499cm"/>
    </style:style>
    <style:style style:name="co16" style:family="table-column">
      <style:table-column-properties fo:break-before="auto" style:column-width="2.341cm"/>
    </style:style>
    <style:style style:name="co17" style:family="table-column">
      <style:table-column-properties fo:break-before="auto" style:column-width="3.016cm"/>
    </style:style>
    <style:style style:name="co18" style:family="table-column">
      <style:table-column-properties fo:break-before="auto" style:column-width="3.253cm"/>
    </style:style>
    <style:style style:name="co19" style:family="table-column">
      <style:table-column-properties fo:break-before="auto" style:column-width="0.7cm"/>
    </style:style>
    <style:style style:name="co20" style:family="table-column">
      <style:table-column-properties fo:break-before="auto" style:column-width="1.214cm"/>
    </style:style>
    <style:style style:name="co21" style:family="table-column">
      <style:table-column-properties fo:break-before="auto" style:column-width="3.53cm"/>
    </style:style>
    <style:style style:name="co22" style:family="table-column">
      <style:table-column-properties fo:break-before="auto" style:column-width="3cm"/>
    </style:style>
    <style:style style:name="co23" style:family="table-column">
      <style:table-column-properties fo:break-before="auto" style:column-width="1cm"/>
    </style:style>
    <style:style style:name="co24" style:family="table-column">
      <style:table-column-properties fo:break-before="auto" style:column-width="2.732cm"/>
    </style:style>
    <style:style style:name="co25" style:family="table-column">
      <style:table-column-properties fo:break-before="auto" style:column-width="11cm"/>
    </style:style>
    <style:style style:name="co26" style:family="table-column">
      <style:table-column-properties fo:break-before="auto" style:column-width="1.6cm"/>
    </style:style>
    <style:style style:name="co27" style:family="table-column">
      <style:table-column-properties fo:break-before="auto" style:column-width="2.529cm"/>
    </style:style>
    <style:style style:name="co28" style:family="table-column">
      <style:table-column-properties fo:break-before="auto" style:column-width="2.505cm"/>
    </style:style>
    <style:style style:name="co29" style:family="table-column">
      <style:table-column-properties fo:break-before="auto" style:column-width="2.401cm"/>
    </style:style>
    <style:style style:name="co30" style:family="table-column">
      <style:table-column-properties fo:break-before="auto" style:column-width="0.697cm"/>
    </style:style>
    <style:style style:name="co31" style:family="table-column">
      <style:table-column-properties fo:break-before="auto" style:column-width="0.695cm"/>
    </style:style>
    <style:style style:name="co32" style:family="table-column">
      <style:table-column-properties fo:break-before="auto" style:column-width="2.477cm"/>
    </style:style>
    <style:style style:name="co33" style:family="table-column">
      <style:table-column-properties fo:break-before="auto" style:column-width="1.859cm"/>
    </style:style>
    <style:style style:name="co34" style:family="table-column">
      <style:table-column-properties fo:break-before="auto" style:column-width="2.866cm"/>
    </style:style>
    <style:style style:name="co35" style:family="table-column">
      <style:table-column-properties fo:break-before="auto" style:column-width="9.999cm"/>
    </style:style>
    <style:style style:name="co36" style:family="table-column">
      <style:table-column-properties fo:break-before="auto" style:column-width="2.267cm"/>
    </style:style>
    <style:style style:name="co37" style:family="table-column">
      <style:table-column-properties fo:break-before="auto" style:column-width="2.812cm"/>
    </style:style>
    <style:style style:name="co38" style:family="table-column">
      <style:table-column-properties fo:break-before="auto" style:column-width="2.062cm"/>
    </style:style>
    <style:style style:name="co39" style:family="table-column">
      <style:table-column-properties fo:break-before="auto" style:column-width="1.642cm"/>
    </style:style>
    <style:style style:name="co40" style:family="table-column">
      <style:table-column-properties fo:break-before="auto" style:column-width="1.18cm"/>
    </style:style>
    <style:style style:name="co41" style:family="table-column">
      <style:table-column-properties fo:break-before="auto" style:column-width="0.499cm"/>
    </style:style>
    <style:style style:name="co42" style:family="table-column">
      <style:table-column-properties fo:break-before="auto" style:column-width="4.718cm"/>
    </style:style>
    <style:style style:name="co43" style:family="table-column">
      <style:table-column-properties fo:break-before="auto" style:column-width="2.498cm"/>
    </style:style>
    <style:style style:name="co44" style:family="table-column">
      <style:table-column-properties fo:break-before="auto" style:column-width="2.298cm"/>
    </style:style>
    <style:style style:name="co45" style:family="table-column">
      <style:table-column-properties fo:break-before="auto" style:column-width="1.101cm"/>
    </style:style>
    <style:style style:name="co46" style:family="table-column">
      <style:table-column-properties fo:break-before="auto" style:column-width="0.533cm"/>
    </style:style>
    <style:style style:name="co47" style:family="table-column">
      <style:table-column-properties fo:break-before="auto" style:column-width="2.755cm"/>
    </style:style>
    <style:style style:name="co48" style:family="table-column">
      <style:table-column-properties fo:break-before="auto" style:column-width="0.944cm"/>
    </style:style>
    <style:style style:name="co49" style:family="table-column">
      <style:table-column-properties fo:break-before="auto" style:column-width="2.2cm"/>
    </style:style>
    <style:style style:name="co50" style:family="table-column">
      <style:table-column-properties fo:break-before="auto" style:column-width="2.988cm"/>
    </style:style>
    <style:style style:name="co51" style:family="table-column">
      <style:table-column-properties fo:break-before="auto" style:column-width="0.6cm"/>
    </style:style>
    <style:style style:name="co52" style:family="table-column">
      <style:table-column-properties fo:break-before="auto" style:column-width="1.102cm"/>
    </style:style>
    <style:style style:name="co53" style:family="table-column">
      <style:table-column-properties fo:break-before="auto" style:column-width="2.859cm"/>
    </style:style>
    <style:style style:name="co54" style:family="table-column">
      <style:table-column-properties fo:break-before="auto" style:column-width="2.701cm"/>
    </style:style>
    <style:style style:name="co55" style:family="table-column">
      <style:table-column-properties fo:break-before="auto" style:column-width="2.427cm"/>
    </style:style>
    <style:style style:name="co56" style:family="table-column">
      <style:table-column-properties fo:break-before="auto" style:column-width="2.653cm"/>
    </style:style>
    <style:style style:name="co57" style:family="table-column">
      <style:table-column-properties fo:break-before="auto" style:column-width="0.792cm"/>
    </style:style>
    <style:style style:name="co58" style:family="table-column">
      <style:table-column-properties fo:break-before="auto" style:column-width="2.633cm"/>
    </style:style>
    <style:style style:name="co59" style:family="table-column">
      <style:table-column-properties fo:break-before="auto" style:column-width="1.499cm"/>
    </style:style>
    <style:style style:name="co60" style:family="table-column">
      <style:table-column-properties fo:break-before="auto" style:column-width="2.549cm"/>
    </style:style>
    <style:style style:name="co61" style:family="table-column">
      <style:table-column-properties fo:break-before="auto" style:column-width="0.4cm"/>
    </style:style>
    <style:style style:name="co62" style:family="table-column">
      <style:table-column-properties fo:break-before="auto" style:column-width="0.471cm"/>
    </style:style>
    <style:style style:name="co63" style:family="table-column">
      <style:table-column-properties fo:break-before="auto" style:column-width="1.316cm"/>
    </style:style>
    <style:style style:name="co64" style:family="table-column">
      <style:table-column-properties fo:break-before="auto" style:column-width="2.551cm"/>
    </style:style>
    <style:style style:name="co65" style:family="table-column">
      <style:table-column-properties fo:break-before="auto" style:column-width="2.76cm"/>
    </style:style>
    <style:style style:name="co66" style:family="table-column">
      <style:table-column-properties fo:break-before="auto" style:column-width="1.051cm"/>
    </style:style>
    <style:style style:name="co67" style:family="table-column">
      <style:table-column-properties fo:break-before="auto" style:column-width="2.649cm"/>
    </style:style>
    <style:style style:name="co68" style:family="table-column">
      <style:table-column-properties fo:break-before="auto" style:column-width="3.228cm"/>
    </style:style>
    <style:style style:name="ro1" style:family="table-row">
      <style:table-row-properties style:row-height="0.4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5.422cm" fo:break-before="auto" style:use-optimal-row-height="true"/>
    </style:style>
    <style:style style:name="ro6" style:family="table-row">
      <style:table-row-properties style:row-height="0.499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38" style:family="table-cell" style:parent-style-name="Default">
      <style:table-cell-properties fo:background-color="#e6e6ff"/>
      <style:text-properties style:font-name="Linux Biolinum G2" fo:font-size="11pt" fo:font-weight="bold" style:font-size-asian="11pt" style:font-weight-asian="bold" style:font-size-complex="11pt" style:font-weight-complex="bold"/>
    </style:style>
    <style:style style:name="ce39" style:family="table-cell" style:parent-style-name="Default">
      <style:table-cell-properties fo:background-color="#e6e6ff"/>
      <style:text-properties style:font-name="Linux Biolinum G2" fo:font-size="11pt" fo:font-weight="normal" style:font-size-asian="11pt" style:font-weight-asian="normal" style:font-size-complex="11pt" style:font-weight-complex="normal"/>
    </style:style>
    <style:style style:name="ce40" style:family="table-cell" style:parent-style-name="Default">
      <style:table-cell-properties fo:background-color="#e6e6ff"/>
      <style:text-properties style:font-name="Linux Biolinum G2" fo:font-size="11pt" style:font-size-asian="11pt" style:font-size-complex="11pt"/>
    </style:style>
    <style:style style:name="ce45" style:family="table-cell" style:parent-style-name="Default">
      <style:table-cell-properties fo:background-color="#e6e6ff"/>
      <style:text-properties style:font-name="Tahoma" fo:font-size="11pt" style:font-size-asian="11pt" style:font-size-complex="11pt"/>
    </style:style>
    <style:style style:name="ce46" style:family="table-cell" style:parent-style-name="Default">
      <style:table-cell-properties fo:background-color="#e6e6ff"/>
      <style:text-properties style:font-name="Linux Biolinum G2" fo:font-size="11pt" fo:font-weight="bold" style:font-size-asian="11pt" style:font-size-complex="11pt" style:font-weight-complex="bold"/>
    </style:style>
    <style:style style:name="ce66" style:family="table-cell" style:parent-style-name="Default">
      <style:table-cell-properties fo:background-color="#e6e6ff"/>
      <style:text-properties style:font-name="Linux Biolinum G2" fo:font-size="11pt" fo:language="es" fo:country="ES" style:font-size-asian="11pt" style:font-size-complex="11pt"/>
    </style:style>
    <style:style style:name="ce68" style:family="table-cell" style:parent-style-name="Default">
      <style:table-cell-properties fo:background-color="#e6e6ff"/>
      <style:text-properties style:font-name="Linux Biolinum G2" fo:font-size="11pt" fo:language="gl" fo:country="ES" style:font-size-asian="11pt" style:font-size-complex="11pt"/>
    </style:style>
    <style:style style:name="ce8" style:family="table-cell" style:parent-style-name="Default">
      <style:table-cell-properties fo:background-color="#e6e6ff"/>
      <style:text-properties style:font-name="Linux Biolinum G2" fo:font-size="11pt" fo:language="gl" fo:country="ES" fo:font-weight="bold" style:font-size-asian="11pt" style:font-weight-asian="bold" style:font-size-complex="11pt" style:font-weight-complex="bold"/>
    </style:style>
    <style:style style:name="ce71"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87"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47" style:family="table-cell" style:parent-style-name="Default">
      <style:table-cell-properties fo:background-color="#e6e6ff" style:text-align-source="value-type" style:repeat-content="false"/>
      <style:text-properties style:font-name="Linux Biolinum G2" fo:font-size="11pt" style:font-size-asian="11pt" style:font-size-complex="11pt"/>
    </style:style>
    <style:style style:name="ce14" style:family="table-cell" style:parent-style-name="Default">
      <style:table-cell-properties fo:background-color="#e6e6ff"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48" style:family="table-cell" style:parent-style-name="Default">
      <style:text-properties style:font-name="Linux Biolinum G2" fo:font-size="11pt" style:font-size-asian="11pt" style:font-size-complex="11pt"/>
    </style:style>
    <style:style style:name="ce52"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91"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21" style:family="table-cell" style:parent-style-name="Default">
      <style:table-cell-properties fo:background-color="#e6e6ff"/>
      <style:text-properties style:font-name="Linux Biolinum G2" fo:font-size="11pt" fo:font-style="italic" style:text-underline-style="none" style:font-size-asian="11pt" style:font-style-asian="italic" style:font-size-complex="11pt" style:font-style-complex="italic"/>
    </style:style>
    <style:style style:name="ce22" style:family="table-cell" style:parent-style-name="Default" style:data-style-name="N37">
      <style:table-cell-properties fo:background-color="#e6e6ff"/>
      <style:text-properties style:font-name="Linux Biolinum G2" fo:font-size="11pt" style:font-size-asian="11pt" style:font-size-complex="11pt"/>
    </style:style>
    <style:style style:name="ce57" style:family="table-cell" style:parent-style-name="Default" style:data-style-name="N37">
      <style:text-properties style:font-name="Linux Biolinum G2" fo:font-size="11pt" style:font-size-asian="11pt" style:font-size-complex="11pt"/>
    </style:style>
    <style:style style:name="ce35" style:family="table-cell" style:parent-style-name="Default">
      <style:table-cell-properties fo:background-color="#fffacd"/>
      <style:text-properties style:font-name="Linux Biolinum G2" fo:font-size="11pt" fo:font-weight="normal" style:font-size-asian="11pt" style:font-weight-asian="normal" style:font-size-complex="11pt" style:font-weight-complex="normal"/>
    </style:style>
    <style:style style:name="ce13" style:family="table-cell" style:parent-style-name="Default">
      <style:table-cell-properties fo:background-color="#e6e6ff" style:text-align-source="value-type" style:repeat-content="false"/>
      <style:text-properties style:font-name="Linux Biolinum G2" fo:font-size="11pt" fo:language="es" fo:country="ES" style:font-size-asian="11pt" style:font-size-complex="11pt"/>
    </style:style>
    <style:style style:name="ce43" style:family="table-cell" style:parent-style-name="Default">
      <style:table-cell-properties fo:background-color="#fffacd"/>
    </style:style>
    <style:style style:name="ce53" style:family="table-cell" style:parent-style-name="Default">
      <style:table-cell-properties fo:background-color="#fffacd"/>
      <style:text-properties style:font-name="Linux Biolinum G2" fo:font-size="11pt" style:font-size-asian="11pt" style:font-size-complex="11pt"/>
    </style:style>
    <style:style style:name="ce17" style:family="table-cell" style:parent-style-name="Default">
      <style:table-cell-properties fo:background-color="#e6e6ff"/>
      <style:text-properties style:font-name="Linux Biolinum G2" fo:font-size="11pt" style:font-size-complex="11pt"/>
    </style:style>
    <style:style style:name="ce72" style:family="table-cell" style:parent-style-name="Default">
      <style:table-cell-properties fo:background-color="#e6e6ff"/>
      <style:text-properties style:font-name="Linux Biolinum G2" fo:font-size="11pt" style:font-name-asian="Lucida Sans Unicode" style:font-size-asian="11pt" style:font-name-complex="Lucida Sans Unicode" style:font-size-complex="11pt"/>
    </style:style>
    <style:style style:name="ce82"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73" style:family="table-cell" style:parent-style-name="Default">
      <style:table-cell-properties fo:background-color="#e6e6ff"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1" style:family="table-cell" style:parent-style-name="Default">
      <style:table-cell-properties fo:background-color="#e6e6ff"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92"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67" style:family="table-cell" style:parent-style-name="DatoTexto">
      <style:text-properties style:font-size-asian="11pt" style:font-size-complex="11pt"/>
    </style:style>
    <style:style style:name="ce69" style:family="table-cell" style:parent-style-name="DatoEntrada" style:data-style-name="N0">
      <style:text-properties style:font-name="Linux Biolinum G2" fo:font-size="11pt" style:font-size-asian="11pt" style:font-size-complex="11pt"/>
    </style:style>
    <style:style style:name="ce70" style:family="table-cell" style:parent-style-name="DatoEntrada" style:data-style-name="N37">
      <style:table-cell-properties style:cell-protect="none" style:print-content="true" style:text-align-source="value-type" style:repeat-content="false"/>
      <style:text-properties style:font-name="Linux Biolinum G2" fo:font-size="11pt" style:font-size-asian="11pt" style:font-size-complex="11pt"/>
    </style:style>
    <style:style style:name="ce75" style:family="table-cell" style:parent-style-name="DatoEntrada" style:data-style-name="N81">
      <style:table-cell-properties style:text-align-source="value-type" style:repeat-content="false"/>
      <style:text-properties style:font-name="Linux Biolinum G2" fo:font-size="11pt" style:font-size-asian="11pt" style:font-size-complex="11pt"/>
    </style:style>
    <style:style style:name="ce104" style:family="table-cell" style:parent-style-name="DatoEntrada">
      <style:table-cell-properties style:text-align-source="fix" style:repeat-content="false"/>
      <style:paragraph-properties fo:text-align="center" fo:margin-left="0cm"/>
      <style:text-properties style:font-name="Linux Biolinum G2" fo:font-size="11pt" style:font-size-asian="11pt" style:font-size-complex="11pt"/>
    </style:style>
    <style:style style:name="ce78" style:family="table-cell" style:parent-style-name="DatoEntrada" style:data-style-name="N0">
      <style:table-cell-properties style:cell-protect="none" style:print-content="true" style:text-align-source="value-type" style:repeat-content="false"/>
      <style:text-properties style:font-name="Linux Biolinum G2" fo:font-size="11pt" style:font-size-asian="11pt" style:font-size-complex="11pt"/>
    </style:style>
    <style:style style:name="ce101"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100" style:family="table-cell" style:parent-style-name="Default">
      <style:table-cell-properties fo:background-color="#e6e6ff"/>
    </style:style>
    <style:style style:name="ce186" style:family="table-cell" style:parent-style-name="DatoEntrada">
      <style:table-cell-properties style:cell-protect="none" style:print-content="true"/>
    </style:style>
    <style:style style:name="ce108"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e6e6ff"/>
      <style:text-properties style:font-name="Tahoma" fo:font-size="11pt" fo:language="es" fo:country="ES" style:font-size-asian="11pt" style:font-size-complex="11pt"/>
    </style:style>
    <style:style style:name="ce65"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4" style:family="table-cell" style:parent-style-name="Default">
      <style:table-cell-properties fo:background-color="#e6e6ff" style:text-align-source="fix" style:repeat-content="false"/>
      <style:paragraph-properties fo:text-align="start" fo:margin-left="0cm"/>
      <style:text-properties style:font-name="Linux Biolinum G2" fo:font-size="11pt" fo:font-weight="bold" style:font-size-asian="11pt" style:font-weight-asian="bold" style:font-size-complex="11pt" style:font-weight-complex="bold"/>
    </style:style>
    <style:style style:name="ce54" style:family="table-cell" style:parent-style-name="DatoEntrada">
      <style:text-properties style:font-name="Linux Biolinum G2" fo:font-size="11pt" style:font-size-asian="11pt" style:font-size-complex="11pt"/>
    </style:style>
    <style:style style:name="ce56"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splegable">
      <style:table-cell-properties style:text-align-source="fix" style:repeat-content="false" style:vertical-align="middle"/>
      <style:paragraph-properties fo:text-align="center"/>
      <style:text-properties style:font-name="Linux Biolinum G2" fo:font-size="11pt" style:font-size-asian="11pt" style:font-size-complex="11pt"/>
    </style:style>
    <style:style style:name="ce93" style:family="table-cell" style:parent-style-name="Default">
      <style:table-cell-properties fo:background-color="#e6e6fa"/>
    </style:style>
    <style:style style:name="ce8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23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83" style:family="table-cell" style:parent-style-name="Default" style:data-style-name="N100">
      <style:table-cell-properties fo:background-color="#e6e6ff"/>
      <style:text-properties style:font-name="Linux Biolinum G2" fo:font-size="11pt" style:font-size-asian="11pt" style:font-size-complex="11pt"/>
    </style:style>
    <style:style style:name="ce132"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fa"/>
      <style:text-properties style:font-name="Linux Biolinum G2"/>
    </style:style>
    <style:style style:name="ce135" style:family="table-cell" style:parent-style-name="DatoEntrada">
      <style:table-cell-properties style:cell-protect="none" style:print-content="true"/>
      <style:text-properties style:font-name="Linux Biolinum G2" fo:font-size="11pt" style:font-size-asian="11pt" style:font-size-complex="11pt"/>
    </style:style>
    <style:style style:name="ce103" style:family="table-cell" style:parent-style-name="Default">
      <style:table-cell-properties fo:background-color="#23ff23" style:cell-protect="protected" style:print-content="true" style:text-align-source="fix" style:repeat-content="false"/>
      <style:paragraph-properties fo:text-align="center" fo:margin-left="0cm"/>
      <style:text-properties fo:color="#000000" style:font-name="Linux Biolinum G2" fo:font-size="11pt" style:font-size-asian="11pt" style:font-size-complex="11pt"/>
    </style:style>
    <style:style style:name="ce106" style:family="table-cell" style:parent-style-name="DatoTexto">
      <style:table-cell-properties style:cell-protect="none" style:print-content="true"/>
      <style:text-properties style:font-size-asian="11pt" style:font-size-complex="11pt"/>
    </style:style>
    <style:style style:name="ce90" style:family="table-cell" style:parent-style-name="Default">
      <style:table-cell-properties fo:background-color="#e6e6ff"/>
      <style:text-properties style:font-name="Linux Biolinum G2" fo:font-size="11pt" style:font-size-asian="11pt" style:font-name-complex="Lucida Sans Unicode" style:font-size-complex="11pt"/>
    </style:style>
    <style:style style:name="ce434"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110"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12"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50" style:family="table-cell" style:parent-style-name="Default">
      <style:table-cell-properties fo:background-color="#fffacd"/>
      <style:text-properties style:font-size-asian="10pt" style:font-size-complex="10pt"/>
    </style:style>
    <style:style style:name="ce115" style:family="table-cell" style:parent-style-name="Default">
      <style:table-cell-properties fo:background-color="#e6e6fa" style:text-align-source="fix" style:repeat-content="false"/>
      <style:paragraph-properties fo:text-align="center" fo:margin-left="0cm"/>
    </style:style>
    <style:style style:name="ce11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7"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53" style:family="table-cell" style:parent-style-name="Default">
      <style:table-cell-properties fo:background-color="#fffacd"/>
      <style:text-properties style:font-name="Linux Biolinum G2" fo:font-size="11pt" fo:font-weight="normal" style:font-size-asian="11pt" style:font-size-complex="11pt" style:font-weight-complex="normal"/>
    </style:style>
    <style:style style:name="ce154" style:family="table-cell" style:parent-style-name="Default">
      <style:table-cell-properties fo:background-color="#bce4e5"/>
      <style:text-properties style:font-name="Linux Biolinum G2" fo:font-size="11pt" style:font-size-asian="11pt" style:font-size-complex="11pt"/>
    </style:style>
    <style:style style:name="ce155" style:family="table-cell" style:parent-style-name="Default" style:data-style-name="N0">
      <style:table-cell-properties fo:background-color="#bce4e5"/>
      <style:text-properties style:font-name="Linux Biolinum G2" fo:font-size="11pt" style:font-size-asian="11pt" style:font-size-complex="11pt"/>
    </style:style>
    <style:style style:name="ce156" style:family="table-cell" style:parent-style-name="Default" style:data-style-name="N0">
      <style:table-cell-properties fo:background-color="#e0efd4"/>
      <style:text-properties style:font-name="Linux Biolinum G2" fo:font-size="11pt" style:font-size-asian="11pt" style:font-size-complex="11pt"/>
    </style:style>
    <style:style style:name="ce166" style:family="table-cell" style:parent-style-name="Default">
      <style:table-cell-properties fo:background-color="#9999ff" style:text-align-source="fix" style:repeat-content="false" style:vertical-align="middle"/>
      <style:paragraph-properties fo:text-align="center" fo:margin-left="0cm"/>
      <style:text-properties fo:color="#ffff99" style:font-name="Linux Biolinum G2" fo:font-size="11pt" style:font-size-asian="11pt" style:font-size-complex="11pt"/>
    </style:style>
    <style:style style:name="ce1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159"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16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170" style:family="table-cell" style:parent-style-name="Default">
      <style:table-cell-properties fo:background-color="#0000ff"/>
      <style:text-properties style:font-name="Linux Biolinum G2" fo:font-size="11pt" style:font-size-asian="11pt" style:font-size-complex="11pt"/>
    </style:style>
    <style:style style:name="ce172" style:family="table-cell" style:parent-style-name="Default" style:data-style-name="N0">
      <style:table-cell-properties fo:background-color="#bce4e5" style:text-align-source="fix" style:repeat-content="false"/>
      <style:paragraph-properties fo:text-align="end" fo:margin-left="0cm"/>
      <style:text-properties style:font-name="Linux Biolinum G2" fo:font-size="11pt" fo:language="es" fo:country="ES" style:font-size-asian="11pt" style:font-size-complex="11pt"/>
    </style:style>
    <style:style style:name="ce171" style:family="table-cell" style:parent-style-name="Desplegable" style:data-style-name="N0"/>
    <style:style style:name="ce179" style:family="table-cell" style:parent-style-name="Default" style:data-style-name="N0">
      <style:table-cell-properties fo:background-color="#e6e6ff"/>
      <style:text-properties style:font-name="Linux Biolinum G2" fo:font-size="11pt" style:font-size-asian="11pt" style:font-size-complex="11pt"/>
    </style:style>
    <style:style style:name="ce180" style:family="table-cell" style:parent-style-name="Default">
      <style:table-cell-properties fo:background-color="#e0efd4" style:cell-protect="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190"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203"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25" style:family="table-cell" style:parent-style-name="Desplegable">
      <style:text-properties fo:language="es" fo:country="ES" style:font-size-asian="10pt" style:font-size-complex="10pt"/>
    </style:style>
    <style:style style:name="ce200" style:family="table-cell" style:parent-style-name="Default">
      <style:table-cell-properties fo:background-color="#bce4e5"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165" style:family="table-cell" style:parent-style-name="Default">
      <style:table-cell-properties style:cell-protect="protected" style:print-content="true"/>
      <style:text-properties style:font-name="Linux Biolinum G2" fo:font-size="11pt" style:font-size-asian="11pt" style:font-size-complex="11pt"/>
    </style:style>
    <style:style style:name="ce184" style:family="table-cell" style:parent-style-name="DatoEntrada">
      <style:table-cell-properties fo:background-color="transparent"/>
    </style:style>
    <style:style style:name="ce215" style:family="table-cell" style:parent-style-name="Default" style:data-style-name="N0">
      <style:table-cell-properties fo:background-color="#bce4e5"/>
      <style:text-properties style:font-name="Linux Biolinum G4" fo:font-size="11pt" style:font-size-asian="11pt" style:font-size-complex="11pt"/>
    </style:style>
    <style:style style:name="ce216" style:family="table-cell" style:parent-style-name="Default" style:data-style-name="N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198" style:family="table-cell" style:parent-style-name="Default" style:data-style-name="N37">
      <style:table-cell-properties style:cell-protect="protected" style:print-content="true"/>
      <style:text-properties style:font-name="Linux Biolinum G2" fo:font-size="11pt" style:font-size-asian="11pt" style:font-size-complex="11pt"/>
    </style:style>
    <style:style style:name="ce204" style:family="table-cell" style:parent-style-name="Default">
      <style:table-cell-properties style:cell-protect="hidden-and-protected" style:print-content="true"/>
    </style:style>
    <style:style style:name="ce220" style:family="table-cell" style:parent-style-name="Desplegable">
      <style:table-cell-properties style:text-align-source="fix" style:repeat-content="false"/>
      <style:paragraph-properties fo:text-align="center" fo:margin-left="0cm"/>
    </style:style>
    <style:style style:name="ce222"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Coords.K2"/>
    </style:style>
    <style:style style:name="ce225"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ce227"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29" style:family="table-cell" style:parent-style-name="Default">
      <style:text-properties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ce206" style:family="table-cell" style:parent-style-name="Default">
      <style:table-cell-properties style:cell-protect="hidden-and-protected" style:print-content="true"/>
      <style:text-properties style:font-name="Linux Biolinum G2"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style>
    <style:style style:name="ce20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97" style:family="table-cell" style:parent-style-name="Default">
      <style:table-cell-properties style:cell-protect="hidden-and-protected" style:print-content="true" style:text-align-source="fix" style:repeat-content="false"/>
      <style:paragraph-properties fo:text-align="end" fo:margin-left="0cm"/>
      <style:text-properties fo:language="gl" fo:country="ES" style:font-size-asian="10pt" style:font-size-complex="10pt"/>
    </style:style>
    <style:style style:name="ce218" style:family="table-cell" style:parent-style-name="Default" style:data-style-name="N0">
      <style:table-cell-properties style:cell-protect="hidden-and-protected" style:print-content="true" fo:background-color="transparent"/>
      <style:text-properties style:font-name="Linux Biolinum G2" fo:font-size="11pt" style:font-size-asian="11pt" style:font-size-complex="11pt"/>
    </style:style>
    <style:style style:name="ce22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name-asian="Linux Biolinum G1" style:font-name-complex="Linux Biolinum G1"/>
    </style:style>
    <style:style style:name="ce223" style:family="table-cell" style:parent-style-name="Default" style:data-style-name="N99"/>
    <style:style style:name="ce236"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201" style:family="table-cell" style:parent-style-name="Default">
      <style:table-cell-properties style:cell-protect="hidden-and-protected" style:print-content="true" style:text-align-source="fix" style:repeat-content="false" style:vertical-align="middle"/>
      <style:paragraph-properties fo:text-align="center"/>
      <style:text-properties fo:language="es" fo:country="ES" style:font-size-asian="10pt" style:font-size-complex="10pt"/>
    </style:style>
    <style:style style:name="ce243" style:family="table-cell" style:parent-style-name="Default" style:data-style-name="N0">
      <style:table-cell-properties style:cell-protect="hidden-and-protected" style:print-content="true"/>
    </style:style>
    <style:style style:name="ce244"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99">
      <style:table-cell-properties style:cell-protect="hidden-and-protected" style:print-content="true"/>
    </style:style>
    <style:style style:name="ce312"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251" style:family="table-cell" style:parent-style-name="Default" style:data-style-name="N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50"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53" style:family="table-cell" style:parent-style-name="Default">
      <style:table-cell-properties style:cell-protect="hidden-and-protected" style:print-content="true"/>
      <style:text-properties style:font-name="Linux Biolinum G4"/>
    </style:style>
    <style:style style:name="ce257" style:family="table-cell" style:parent-style-name="Default">
      <style:table-cell-properties fo:background-color="#bce4e5"/>
    </style:style>
    <style:style style:name="ce259"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style>
    <style:style style:name="ce26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5" style:family="table-cell" style:parent-style-name="Default">
      <style:table-cell-properties fo:background-color="#e0efd4"/>
      <style:text-properties style:font-name="Linux Biolinum G2" fo:font-size="11pt" style:font-size-asian="11pt" style:font-size-complex="11pt"/>
    </style:style>
    <style:style style:name="ce270"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271" style:family="table-cell" style:parent-style-name="Default">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277" style:family="table-cell" style:parent-style-name="Vector">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279" style:family="table-cell" style:parent-style-name="Default">
      <style:table-cell-properties fo:background-color="#e0efd4" style:text-align-source="fix" style:repeat-content="false"/>
      <style:paragraph-properties fo:text-align="end" fo:margin-left="0cm"/>
      <style:text-properties style:font-name="Linux Biolinum G2" fo:font-size="11pt" fo:font-weight="bold" style:font-size-asian="11pt" style:font-size-complex="11pt"/>
    </style:style>
    <style:style style:name="ce281"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name-asian="Segoe UI Symbol1" style:font-size-asian="11pt" style:font-style-asian="normal" style:font-name-complex="Segoe UI Symbol1" style:font-size-complex="11pt" style:font-style-complex="normal"/>
    </style:style>
    <style:style style:name="ce282"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83" style:family="table-cell" style:parent-style-name="Default">
      <style:table-cell-properties fo:background-color="#e0efd4"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6" style:family="table-cell" style:parent-style-name="Default">
      <style:table-cell-properties fo:background-color="#bce4e5"/>
      <style:text-properties style:font-name="Linux Biolinum G2" fo:font-size="11pt" fo:font-weight="bold" style:font-size-asian="11pt" style:font-weight-asian="bold" style:font-size-complex="11pt" style:font-weight-complex="bold"/>
    </style:style>
    <style:style style:name="ce248" style:family="table-cell" style:parent-style-name="Default">
      <style:table-cell-properties fo:background-color="#bce4e5"/>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8" style:family="table-cell" style:parent-style-name="Default">
      <style:table-cell-properties fo:background-color="#bce4e5"/>
      <style:text-properties fo:color="#ce181e" style:font-name="Linux Biolinum G2" fo:font-size="11pt" style:font-size-asian="11pt" style:font-size-complex="11pt"/>
    </style:style>
    <style:style style:name="ce267" style:family="table-cell" style:parent-style-name="Default">
      <style:table-cell-properties fo:background-color="#bce4e5"/>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24" style:family="table-cell" style:parent-style-name="Default" style:data-style-name="N0">
      <style:table-cell-properties fo:background-color="#bce4e5"/>
      <style:text-properties style:font-name="Linux Biolinum G2" fo:font-size="11pt" fo:language="gl" fo:country="ES" style:font-size-asian="11pt" style:font-size-complex="11pt"/>
    </style:style>
    <style:style style:name="ce343" style:family="table-cell" style:parent-style-name="Default">
      <style:table-cell-properties fo:background-color="#bce4e5" style:text-align-source="fix" style:repeat-content="false" style:vertical-align="middle"/>
      <style:paragraph-properties fo:text-align="end" fo:margin-left="0cm"/>
      <style:text-properties style:font-name="Linux Biolinum G2" fo:font-size="11pt" fo:language="gl" fo:country="ES" style:font-size-asian="11pt" style:font-size-complex="11pt"/>
    </style:style>
    <style:style style:name="ce39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69"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93" style:family="table-cell" style:parent-style-name="Default">
      <style:table-cell-properties fo:background-color="#bce4e5"/>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4"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309"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language="gl" fo:country="ES"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11" style:family="table-cell" style:parent-style-name="Default" style:data-style-name="N8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13" style:family="table-cell" style:parent-style-name="Default">
      <style:table-cell-properties fo:background-color="#e0efd4"/>
      <style:text-properties fo:color="#000000" style:font-name="Linux Biolinum G2" fo:font-size="11pt" style:font-size-asian="11pt" style:font-size-complex="11pt"/>
      <style:map style:condition="is-true-formula(ISERROR([.$Z$9]))" style:apply-style-name="Aviso" style:base-cell-address="Enunciado.B24"/>
    </style:style>
    <style:style style:name="ce314"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15" style:family="table-cell" style:parent-style-name="Default">
      <style:table-cell-properties fo:background-color="transparent"/>
      <style:text-properties style:font-name="Linux Biolinum G2" fo:font-size="11pt" style:font-size-asian="11pt" style:font-size-complex="11pt"/>
    </style:style>
    <style:style style:name="ce273"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bold" style:font-size-asian="11pt" style:font-weight-asian="bold" style:font-size-complex="11pt" style:font-weight-complex="bold"/>
    </style:style>
    <style:style style:name="ce274" style:family="table-cell" style:parent-style-name="Default">
      <style:table-cell-properties fo:background-color="#bce4e5"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51"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275"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276" style:family="table-cell" style:parent-style-name="Default">
      <style:table-cell-properties fo:background-color="#bce4e5"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2" style:family="table-cell" style:parent-style-name="Desplegable">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style>
    <style:style style:name="ce322" style:family="table-cell" style:parent-style-name="Default">
      <style:table-cell-properties fo:background-color="#e0efd4" style:cell-protect="protected" style:print-content="true" style:text-align-source="fix" style:repeat-content="false" fo:border="none"/>
      <style:paragraph-properties fo:text-align="center" fo:margin-left="0cm"/>
      <style:text-properties fo:color="#ff0000"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24" style:family="table-cell" style:parent-style-name="Default" style:data-style-name="N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29"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30" style:family="table-cell" style:parent-style-name="Default" style:data-style-name="N37">
      <style:table-cell-properties fo:background-color="transparent"/>
      <style:text-properties style:font-name="Linux Biolinum G2" fo:font-size="11pt" style:font-size-asian="11pt" style:font-size-complex="11pt"/>
    </style:style>
    <style:style style:name="ce278" style:family="table-cell" style:parent-style-name="Desplegable" style:data-style-name="N80">
      <style:table-cell-properties style:text-align-source="fix" style:repeat-content="false"/>
      <style:paragraph-properties fo:text-align="end" fo:margin-left="0cm"/>
    </style:style>
    <style:style style:name="ce342"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280"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06"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e0efd4"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46"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49" style:family="table-cell" style:parent-style-name="Default" style:data-style-name="N81">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87" style:family="table-cell" style:parent-style-name="Default">
      <style:table-cell-properties fo:background-color="#bce4e5" style:text-align-source="fix" style:repeat-content="false"/>
      <style:paragraph-properties fo:text-align="center" fo:margin-left="0cm"/>
      <style:text-properties fo:color="#ff0000"/>
    </style:style>
    <style:style style:name="ce292" style:family="table-cell" style:parent-style-name="Desplegable">
      <style:table-cell-properties style:text-align-source="fix" style:repeat-content="false"/>
      <style:paragraph-properties fo:text-align="start" fo:margin-left="0cm"/>
    </style:style>
    <style:style style:name="ce336" style:family="table-cell" style:parent-style-name="Desplegable">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8" style:family="table-cell" style:parent-style-name="Default" style:data-style-name="N99">
      <style:table-cell-properties fo:background-color="#bce4e5" style:text-align-source="fix" style:repeat-content="false"/>
      <style:paragraph-properties fo:text-align="center" fo:margin-left="0cm"/>
      <style:text-properties fo:color="#ff0000"/>
    </style:style>
    <style:style style:name="ce338" style:family="table-cell" style:parent-style-name="Default">
      <style:table-cell-properties fo:background-color="#bce4e5" fo:border="none"/>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32" style:family="table-cell" style:parent-style-name="Desplegable">
      <style:table-cell-properties style:text-align-source="fix" style:repeat-content="fals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style>
    <style:style style:name="ce358" style:family="table-cell" style:parent-style-name="Default">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59"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70"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371" style:family="table-cell" style:parent-style-name="Default" style:data-style-name="N8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74" style:family="table-cell" style:parent-style-name="Default">
      <style:table-cell-properties fo:background-color="#e0efd4"/>
      <style:text-properties style:font-name="Linux Biolinum G2" fo:font-size="11pt" fo:font-style="normal" style:font-size-asian="11pt" style:font-style-asian="normal" style:font-size-complex="11pt" style:font-style-complex="normal"/>
    </style:style>
    <style:style style:name="ce327" style:family="table-cell" style:parent-style-name="Default">
      <style:table-cell-properties fo:background-color="#bce4e5" style:text-align-source="fix" style:repeat-content="false"/>
      <style:paragraph-properties fo:text-align="end" fo:margin-left="0cm"/>
      <style:text-properties style:font-name="Linux Biolinum G2" fo:font-size="11pt" style:font-size-asian="11pt" style:font-size-complex="11pt"/>
      <style:map style:condition="is-true-formula([.$P$21])" style:apply-style-name="Aviso" style:base-cell-address="Enunciado.F5"/>
    </style:style>
    <style:style style:name="ce339" style:family="table-cell" style:parent-style-name="Default">
      <style:table-cell-properties fo:background-color="#bce4e5" style:text-align-source="fix" style:repeat-content="false"/>
      <style:paragraph-properties fo:text-align="end"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33" style:family="table-cell" style:parent-style-name="Default" style:data-style-name="N80">
      <style:table-cell-properties fo:background-color="#bce4e5" style:cell-protect="protected" style:print-content="true"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31" style:family="table-cell" style:parent-style-name="Default" style:data-style-name="N0">
      <style:table-cell-properties fo:background-color="#bce4e5" style:text-align-source="fix" style:repeat-content="false"/>
      <style:paragraph-properties fo:text-align="end" fo:margin-left="0cm"/>
      <style:text-properties fo:color="#000000"/>
      <style:map style:condition="is-true-formula(AND(NOT(ISBLANK([.E13])~[.E13]&lt;&gt;[.Y24]~[.E13]&lt;&gt;[.Z24])))" style:apply-style-name="Aviso" style:base-cell-address="Enunciado.F13"/>
    </style:style>
    <style:style style:name="ce344" style:family="table-cell" style:parent-style-name="Default">
      <style:table-cell-properties fo:background-color="#bce4e5" style:text-align-source="fix" style:repeat-content="false"/>
      <style:paragraph-properties fo:text-align="end" fo:margin-left="0cm"/>
      <style:text-properties fo:color="#000000"/>
    </style:style>
    <style:style style:name="ce394"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95"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Linux Biolinum G2" style:font-size-asian="11pt" style:font-style-asian="normal" style:font-weight-asian="normal" style:font-name-complex="Linux Biolinum G2" style:font-size-complex="11pt" style:font-style-complex="normal" style:font-weight-complex="normal" style:text-emphasize="none" style:font-relief="none"/>
    </style:style>
    <style:style style:name="ce293" style:family="table-cell" style:parent-style-name="Default">
      <style:table-cell-properties fo:background-color="#bce4e5" fo:border="none"/>
      <style:text-properties style:font-name="Linux Biolinum G2" fo:font-size="11pt" style:font-size-asian="11pt" style:font-size-complex="11pt"/>
    </style:style>
    <style:style style:name="ce295" style:family="table-cell" style:parent-style-name="Default">
      <style:table-cell-properties fo:background-color="#bce4e5"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298"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52"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48" style:family="table-cell" style:parent-style-name="DatoEntrada">
      <style:table-cell-properties style:cell-protect="none" style:print-content="true"/>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bce4e5"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06" style:family="table-cell" style:parent-style-name="Desplegable">
      <style:text-properties style:font-name-asian="Segoe UI Symbol1" style:font-name-complex="Segoe UI Symbol1"/>
    </style:style>
    <style:style style:name="ce412" style:family="table-cell" style:parent-style-name="Default">
      <style:table-cell-properties fo:background-color="#e0efd4"/>
      <style:text-properties style:font-name="Linux Biolinum G2" fo:font-size="11pt" style:font-name-asian="Segoe UI Symbol1" style:font-size-asian="11pt" style:font-name-complex="Segoe UI Symbol1" style:font-size-complex="11pt"/>
    </style:style>
    <style:style style:name="ce299" style:family="table-cell" style:parent-style-name="DatoEntrada">
      <style:table-cell-properties style:cell-protect="none" style:print-content="true"/>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73" style:family="table-cell" style:parent-style-name="Gris">
      <style:table-cell-properties fo:background-color="#bce4e5"/>
    </style:style>
    <style:style style:name="ce423" style:family="table-cell" style:parent-style-name="Default" style:data-style-name="N80">
      <style:table-cell-properties fo:background-color="#fffacd"/>
      <style:text-properties style:font-name="Linux Biolinum G2" fo:font-size="11pt" style:font-size-asian="11pt" style:font-size-complex="11pt"/>
    </style:style>
    <style:style style:name="ce425"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Enunciado.M2"/>
    </style:style>
    <style:style style:name="ce426" style:family="table-cell" style:parent-style-name="Default">
      <style:table-cell-properties style:cell-protect="hidden-and-protected" style:print-content="true"/>
      <style:text-properties fo:language="gl" fo:country="ES" style:font-size-asian="10pt" style:font-size-complex="10pt"/>
    </style:style>
    <style:style style:name="ce427"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428"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31" style:family="table-cell" style:parent-style-name="Default">
      <style:table-cell-properties style:cell-protect="hidden-and-protected" style:print-content="true" fo:background-color="transparent"/>
      <style:text-properties style:font-name="Linux Biolinum G2" fo:font-size="11pt" style:font-name-asian="Microsoft YaHei" style:font-size-asian="11pt" style:language-asian="zh" style:country-asian="CN" style:font-name-complex="Mangal" style:font-size-complex="11pt" style:language-complex="hi" style:country-complex="IN"/>
    </style:style>
    <style:style style:name="ce432" style:family="table-cell" style:parent-style-name="Default" style:data-style-name="N80">
      <style:table-cell-properties style:cell-protect="hidden-and-protected" style:print-content="true" fo:background-color="transparent"/>
      <style:text-properties style:font-size-asian="11pt" style:font-size-complex="11pt"/>
    </style:style>
    <style:style style:name="ce435" style:family="table-cell" style:parent-style-name="Default" style:data-style-name="N99">
      <style:table-cell-properties style:cell-protect="hidden-and-protected" style:print-content="true" fo:background-color="transparent"/>
    </style:style>
    <style:style style:name="ce436" style:family="table-cell" style:parent-style-name="Default" style:data-style-name="N99">
      <style:table-cell-properties style:cell-protect="hidden-and-protected" style:print-content="true" fo:background-color="transparent"/>
      <style:text-properties style:font-name="Linux Biolinum G2" fo:font-size="11pt" style:font-size-asian="11pt" style:font-size-complex="11pt"/>
    </style:style>
    <style:style style:name="ce437" style:family="table-cell" style:parent-style-name="Default" style:data-style-name="N99">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38" style:family="table-cell" style:parent-style-name="Default">
      <style:table-cell-properties style:cell-protect="hidden-and-protected" style:print-content="true" fo:background-color="transparent"/>
      <style:text-properties style:font-name="Linux Biolinum G4" fo:font-size="11pt" style:font-size-asian="11pt" style:font-size-complex="11pt"/>
    </style:style>
    <style:style style:name="ce439" style:family="table-cell" style:parent-style-name="Default">
      <style:table-cell-properties style:cell-protect="hidden-and-protected" style:print-content="true" fo:background-color="transparent"/>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40" style:family="table-cell" style:parent-style-name="Default">
      <style:table-cell-properties style:cell-protect="hidden-and-protected" style:print-content="true" fo:background-color="transparent"/>
      <style:text-properties style:font-name="Linux Biolinum G2" fo:font-size="11pt" fo:language="gl" fo:country="ES" style:font-size-asian="11pt" style:font-size-complex="11pt"/>
    </style:style>
    <style:style style:name="ce44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42" style:family="table-cell" style:parent-style-name="Default" style:data-style-name="N80">
      <style:table-cell-properties style:cell-protect="hidden-and-protected" style:print-content="true" fo:background-color="transparent"/>
      <style:text-properties style:font-name="Linux Biolinum G2" fo:font-size="11pt" style:font-size-asian="11pt" style:font-size-complex="11pt"/>
    </style:style>
    <style:style style:name="ce443"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44"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Linux Biolinum G4" style:font-size-asian="11pt" style:language-asian="zxx" style:country-asian="none" style:font-style-asian="normal" style:font-weight-asian="normal" style:font-name-complex="Linux Biolinum G4" style:font-size-complex="11pt" style:language-complex="zxx" style:country-complex="none" style:font-style-complex="normal" style:font-weight-complex="normal" style:text-emphasize="none" style:font-relief="none" style:text-overline-style="none" style:text-overline-color="font-color"/>
    </style:style>
    <style:style style:name="ce445" style:family="table-cell" style:parent-style-name="Default">
      <style:table-cell-properties style:cell-protect="hidden-and-protected" style:print-content="true" fo:background-color="transparent"/>
      <style:text-properties style:font-name="Linux Biolinum G4" fo:font-size="11pt" style:font-name-asian="Linux Biolinum G4" style:font-size-asian="11pt" style:font-name-complex="Linux Biolinum G4" style:font-size-complex="11pt"/>
    </style:style>
    <style:style style:name="ce447" style:family="table-cell" style:parent-style-name="Default">
      <style:table-cell-properties style:cell-protect="hidden-and-protected" style:print-content="true" fo:background-color="transparent"/>
      <style:text-properties style:font-name="Linux Biolinum G2" fo:font-size="11pt" fo:language="es" fo:country="ES" style:font-size-asian="11pt" style:font-size-complex="11pt"/>
    </style:style>
    <style:style style:name="ce448"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45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tyle-asian="italic" style:font-size-complex="11pt" style:font-style-complex="italic"/>
    </style:style>
    <style:style style:name="ce45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language="gl" fo:country="ES" style:font-size-asian="11pt" style:font-size-complex="11pt"/>
    </style:style>
    <style:style style:name="ce455" style:family="table-cell" style:parent-style-name="Default" style:data-style-name="N99">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310" style:family="table-cell" style:parent-style-name="Default">
      <style:table-cell-properties fo:background-color="#fedcc6"/>
      <style:text-properties style:font-name="Linux Biolinum G2" fo:font-size="11pt" fo:font-weight="bold" style:font-size-asian="11pt" style:font-weight-asian="bold" style:font-size-complex="11pt" style:font-weight-complex="bold"/>
    </style:style>
    <style:style style:name="ce45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59"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60" style:family="table-cell" style:parent-style-name="Default">
      <style:table-cell-properties fo:background-color="#bce4e5" style:text-align-source="fix" style:repeat-content="false" fo:border="none"/>
      <style:paragraph-properties fo:text-align="end" fo:margin-left="0cm"/>
      <style:text-properties style:font-name="Linux Biolinum G2" fo:font-size="11pt" style:font-size-asian="11pt" style:font-size-complex="11pt"/>
    </style:style>
    <style:style style:name="ce461" style:family="table-cell" style:parent-style-name="Default">
      <style:table-cell-properties fo:background-color="#bce4e5" style:text-align-source="fix" style:repeat-content="false" fo:border="0.99pt solid #000000"/>
      <style:paragraph-properties fo:text-align="center" fo:margin-left="0cm"/>
      <style:text-properties style:font-name="Linux Biolinum G2" fo:font-size="11pt" style:font-size-asian="11pt" style:font-size-complex="11pt"/>
    </style:style>
    <style:style style:name="ce462"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name-asian="Andale Sans UI1" style:font-size-asian="11pt" style:font-style-asian="italic" style:font-weight-asian="bold" style:font-name-complex="Tahoma1" style:font-size-complex="11pt" style:font-style-complex="italic" style:font-weight-complex="bold" style:text-emphasize="none" style:font-relief="none"/>
    </style:style>
    <style:style style:name="ce463"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07"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65"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467"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italic" fo:text-shadow="none" style:text-underline-style="none" fo:font-weight="bold" style:text-underline-mode="continuous" style:text-overline-mode="continuous" style:text-line-through-mode="continuous" style:font-size-asian="11pt" style:font-style-asian="italic" style:font-weight-asian="bold" style:font-size-complex="11pt" style:font-style-complex="italic" style:font-weight-complex="bold" style:text-emphasize="none" style:font-relief="none"/>
    </style:style>
    <style:style style:name="ce468" style:family="table-cell" style:parent-style-name="Default">
      <style:table-cell-properties fo:background-color="#e0efd4"/>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46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0">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fo:language="gl" fo:country="ES" style:font-size-asian="11pt" style:font-size-complex="11pt"/>
    </style:style>
    <style:style style:name="ce472" style:family="table-cell" style:parent-style-name="Default">
      <style:table-cell-properties fo:background-color="#e0efd4" style:text-align-source="fix" style:repeat-content="false" style:vertical-align="middl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edcc6"/>
      <style:text-properties style:font-name="Linux Biolinum G2" fo:font-size="11pt" style:font-size-asian="11pt" style:font-size-complex="11pt"/>
    </style:style>
    <style:style style:name="ce474" style:family="table-cell" style:parent-style-name="Default">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75" style:family="table-cell" style:parent-style-name="Default" style:data-style-name="N99">
      <style:table-cell-properties fo:background-color="#bce4e5"/>
      <style:text-properties style:font-name="Linux Biolinum G2" fo:font-size="11pt" style:font-size-asian="11pt" style:font-size-complex="11pt"/>
    </style:style>
    <style:style style:name="ce476"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477"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7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Campo.B20"/>
    </style:style>
    <style:style style:name="ce479" style:family="table-cell" style:parent-style-name="Default">
      <style:table-cell-properties fo:background-color="#bce4e5"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8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48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484"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6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86" style:family="table-cell" style:parent-style-name="Default" style:data-style-name="N80">
      <style:table-cell-properties fo:background-color="#e0efd4"/>
      <style:text-properties style:font-name="Linux Biolinum G2" fo:font-size="11pt" style:font-size-asian="11pt" style:font-size-complex="11pt"/>
    </style:style>
    <style:style style:name="ce487" style:family="table-cell" style:parent-style-name="Default">
      <style:table-cell-properties fo:background-color="#bce4e5" style:text-align-source="fix" style:repeat-content="false"/>
      <style:paragraph-properties fo:text-align="center" fo:margin-left="0cm"/>
    </style:style>
    <style:style style:name="ce488" style:family="table-cell" style:parent-style-name="Default">
      <style:table-cell-properties fo:background-color="#bce4e5"/>
      <style:text-properties style:font-name="Linux Biolinum G2" fo:font-size="11pt" fo:font-style="italic" style:font-size-asian="11pt" style:font-style-asian="italic" style:font-size-complex="11pt" style:font-style-complex="italic"/>
    </style:style>
    <style:style style:name="ce48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49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49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92"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494" style:family="table-cell" style:parent-style-name="Default">
      <style:table-cell-properties fo:background-color="#bce4e5" style:text-align-source="fix" style:repeat-content="false"/>
      <style:paragraph-properties fo:text-align="center" fo:margin-left="0cm"/>
      <style:text-properties style:font-name="Linux Biolinum G2" fo:font-size="11pt" style:font-size-asian="11pt" style:font-size-complex="11pt"/>
    </style:style>
    <style:style style:name="ce49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Campo.B20"/>
    </style:style>
    <style:style style:name="ce496" style:family="table-cell" style:parent-style-name="RespRayaSup">
      <style:text-properties style:font-size-asian="11pt" style:font-size-complex="11pt"/>
      <style:map style:condition="is-true-formula([.$X$12])" style:apply-style-name="RespRayaSup" style:base-cell-address="Campo.E32"/>
    </style:style>
    <style:style style:name="ce501" style:family="table-cell" style:parent-style-name="Default">
      <style:table-cell-properties fo:background-color="#bce4e5" style:text-align-source="fix" style:repeat-content="false"/>
      <style:paragraph-properties fo:text-align="end" fo:margin-left="0cm"/>
      <style:text-properties style:font-name="Segoe UI Symbol1" fo:font-size="11pt" fo:font-style="normal" style:font-name-asian="Segoe UI Symbol1" style:font-size-asian="11pt" style:font-style-asian="normal" style:font-name-complex="Segoe UI Symbol1" style:font-size-complex="11pt" style:font-style-complex="normal"/>
    </style:style>
    <style:style style:name="ce50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5])" style:apply-style-name="RespRayaSup" style:base-cell-address="Campo.C14"/>
    </style:style>
    <style:style style:name="ce509"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8])" style:apply-style-name="RespRayaSup" style:base-cell-address="Campo.C17"/>
    </style:style>
    <style:style style:name="ce51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1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Campo.B20"/>
    </style:style>
    <style:style style:name="ce523"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Albany" fo:font-size="10pt" fo:language="none" fo:country="none" fo:text-shadow="none" style:text-underline-style="none" fo:font-weight="bold" style:text-underline-mode="continuous" style:text-overline-mode="continuous" style:text-line-through-mode="continuous" style:font-name-asian="Andale Sans UI1" style:font-size-asian="12pt" style:language-asian="none" style:country-asian="none" style:font-style-asian="normal" style:font-weight-asian="bold" style:font-name-complex="Tahoma1" style:font-size-complex="12pt" style:font-style-complex="normal" style:font-weight-complex="bold" style:text-emphasize="none" style:font-relief="none"/>
    </style:style>
    <style:style style:name="ce524" style:family="table-cell" style:parent-style-name="Default" style:data-style-name="N0">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375" style:family="table-cell" style:parent-style-name="Default">
      <style:table-cell-properties fo:background-color="#fedcc6"/>
      <style:text-properties style:font-name="Linux Biolinum G2" fo:font-size="11pt" fo:font-style="italic" fo:font-weight="bold" style:font-size-asian="11pt" style:font-size-complex="11pt"/>
    </style:style>
    <style:style style:name="ce527" style:family="table-cell" style:parent-style-name="Default">
      <style:table-cell-properties fo:background-color="#bce4e5"/>
      <style:text-properties style:font-name="Linux Biolinum G2" fo:font-size="11pt" fo:language="es" fo:country="ES" fo:font-style="italic" fo:font-weight="bold" style:font-size-asian="11pt" style:font-size-complex="11pt"/>
    </style:style>
    <style:style style:name="ce528" style:family="table-cell" style:parent-style-name="Default">
      <style:table-cell-properties fo:background-color="#bce4e5" style:vertical-align="middle"/>
      <style:text-properties style:text-outline="false" style:text-line-through-style="none" style:text-line-through-type="none" style:font-name="Segoe UI Symbol"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29" style:family="table-cell" style:parent-style-name="Default">
      <style:table-cell-properties fo:background-color="#bce4e5" style:vertical-align="middle"/>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e0efd4"/>
      <style:text-properties style:text-outline="false" style:text-line-through-style="none" style:text-line-through-type="none" style:font-name="Segoe UI Symbol" fo:font-size="11pt" fo:language="es" fo:country="ES" fo:font-style="italic"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italic" style:font-weight-asian="bold" style:font-name-complex="Tahoma1" style:font-size-complex="11pt" style:language-complex="zxx" style:country-complex="none" style:font-style-complex="italic" style:font-weight-complex="bold" style:text-emphasize="none" style:font-relief="none" style:text-overline-style="none" style:text-overline-color="font-color"/>
    </style:style>
    <style:style style:name="ce531"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33"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style>
    <style:style style:name="ce534" style:family="table-cell" style:parent-style-name="Default" style:data-style-name="N80">
      <style:table-cell-properties fo:background-color="#e0efd4" fo:border="none"/>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36"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italic" style:font-size-asian="11pt" style:font-size-complex="11pt"/>
    </style:style>
    <style:style style:name="ce540"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543" style:family="table-cell" style:parent-style-name="Default">
      <style:table-cell-properties fo:background-color="#bce4e5" style:text-align-source="fix" style:repeat-content="false"/>
      <style:paragraph-properties fo:text-align="center" fo:margin-left="0cm"/>
      <style:text-properties style:font-name="Segoe UI Symbol" fo:font-size="11pt" fo:font-style="normal" style:font-size-asian="11pt" style:font-style-asian="normal" style:font-size-complex="11pt" style:font-style-complex="normal"/>
    </style:style>
    <style:style style:name="ce548" style:family="table-cell" style:parent-style-name="Default">
      <style:table-cell-properties fo:border-bottom="0.06pt solid #000000" fo:background-color="#bce4e5" style:text-align-source="fix" style:repeat-content="false" fo:border-left="none" fo:border-right="none" fo:border-top="none"/>
      <style:paragraph-properties fo:text-align="center"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549" style:family="table-cell" style:parent-style-name="Default">
      <style:table-cell-properties fo:background-color="#bce4e5"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550"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5])" style:apply-style-name="RespRayaSup" style:base-cell-address="Campo.C14"/>
    </style:style>
    <style:style style:name="ce55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8])" style:apply-style-name="RespRayaSup" style:base-cell-address="Campo.C17"/>
    </style:style>
    <style:style style:name="ce554"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5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0" style:family="table-cell" style:parent-style-name="Default">
      <style:table-cell-properties fo:border-bottom="0.06pt solid #000000" fo:background-color="#bce4e5" style:text-align-source="fix" style:repeat-content="false" fo:border-left="none" fo:border-right="none" fo:border-top="none"/>
      <style:paragraph-properties fo:text-align="start" fo:margin-left="0cm"/>
      <style:text-properties style:font-name="Segoe UI Symbol" fo:font-size="11pt" fo:font-style="italic" fo:font-weight="bold" style:font-size-asian="11pt" style:font-style-asian="italic" style:font-weight-asian="bold" style:font-size-complex="11pt" style:font-style-complex="italic" style:font-weight-complex="bold" style:text-overline-style="none" style:text-overline-color="font-color"/>
    </style:style>
    <style:style style:name="ce561" style:family="table-cell" style:parent-style-name="Default">
      <style:table-cell-properties fo:background-color="#bce4e5"/>
      <style:text-properties style:font-name="Linux Biolinum G2" fo:font-size="11pt" fo:font-style="italic" style:font-size-asian="11pt" style:font-size-complex="11pt"/>
    </style:style>
    <style:style style:name="ce562" style:family="table-cell" style:parent-style-name="Gris"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563"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4"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5"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66" style:family="table-cell" style:parent-style-name="Default">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58" style:family="table-cell" style:parent-style-name="Default" style:data-style-name="N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69"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571" style:family="table-cell" style:parent-style-name="Default" style:data-style-name="N80">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572" style:family="table-cell" style:parent-style-name="Default"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573" style:family="table-cell" style:parent-style-name="Default" style:data-style-name="N0">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74" style:family="table-cell" style:parent-style-name="Default" style:data-style-name="N80">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575" style:family="table-cell" style:parent-style-name="Default">
      <style:table-cell-properties fo:background-color="#e0efd4"/>
      <style:text-properties style:font-name="Linux Biolinum G2" fo:font-size="11pt" fo:font-style="italic" fo:font-weight="bold" style:font-size-asian="11pt" style:font-size-complex="11pt"/>
    </style:style>
    <style:style style:name="ce576" style:family="table-cell" style:parent-style-name="Default" style:data-style-name="N99">
      <style:table-cell-properties fo:background-color="#e0efd4"/>
      <style:text-properties style:font-name="Linux Biolinum G2" fo:font-size="11pt" style:font-size-asian="11pt" style:font-size-complex="11pt"/>
    </style:style>
    <style:style style:name="ce568" style:family="table-cell" style:parent-style-name="Default" style:data-style-name="N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7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582" style:family="table-cell" style:parent-style-name="Default" style:data-style-name="N0">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583" style:family="table-cell" style:parent-style-name="Default">
      <style:table-cell-properties fo:background-color="#e0efd4"/>
      <style:text-properties style:font-name="Linux Biolinum G2" fo:font-size="11pt" style:font-size-asian="11pt" style:font-size-complex="11pt"/>
      <style:map style:condition="is-true-formula(AND([.$U$12];[.$X$11]))" style:apply-style-name="RespRayaSup" style:base-cell-address="Campo.O30"/>
    </style:style>
    <style:style style:name="ce584" style:family="table-cell" style:parent-style-name="Default">
      <style:table-cell-properties fo:background-color="#e0efd4"/>
      <style:text-properties style:font-name="Linux Biolinum G2" fo:font-size="11pt" style:font-size-asian="11pt" style:font-size-complex="11pt"/>
      <style:map style:condition="is-true-formula([.$X$12])" style:apply-style-name="RespRayaSup" style:base-cell-address="Campo.E32"/>
    </style:style>
    <style:style style:name="ce585" style:family="table-cell" style:parent-style-name="Default">
      <style:table-cell-properties fo:background-color="#e0efd4"/>
      <style:text-properties style:font-name="Linux Biolinum G2" fo:font-size="11pt" style:font-size-asian="11pt" style:font-size-complex="11pt"/>
      <style:map style:condition="is-true-formula(AND([.$U$12];[.$X$10]))" style:apply-style-name="RespRayaSup" style:base-cell-address="Campo.O28"/>
    </style:style>
    <style:style style:name="ce586" style:family="table-cell" style:parent-style-name="Default">
      <style:table-cell-properties fo:background-color="#e0efd4" style:text-align-source="fix" style:repeat-content="false"/>
      <style:paragraph-properties fo:text-align="start" fo:margin-left="0cm"/>
    </style:style>
    <style:style style:name="ce145" style:family="table-cell" style:parent-style-name="Default">
      <style:table-cell-properties fo:background-color="#e6e6ff" style:cell-protect="hidden-and-protected" style:print-content="true"/>
    </style:style>
    <style:style style:name="ce610"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e6e6ff" style:cell-protect="hidden-and-protected" style:print-content="true" style:text-align-source="fix" style:repeat-content="false"/>
      <style:paragraph-properties fo:text-align="center" fo:margin-left="0cm"/>
    </style:style>
    <style:style style:name="ce147" style:family="table-cell" style:parent-style-name="Default">
      <style:table-cell-properties fo:background-color="#e6e6ff" style:cell-protect="hidden-and-protected" style:print-content="true"/>
      <style:text-properties style:font-name="Linux Biolinum G4" style:font-name-asian="Linux Biolinum G4" style:font-name-complex="Linux Biolinum G4"/>
    </style:style>
    <style:style style:name="ce308" style:family="table-cell" style:parent-style-name="Default" style:data-style-name="N99">
      <style:table-cell-properties fo:background-color="#e6e6ff" style:cell-protect="hidden-and-protected" style:print-content="true"/>
      <style:text-properties style:font-name="Linux Biolinum G2" fo:font-size="11pt" style:font-size-asian="11pt" style:font-size-complex="11pt"/>
    </style:style>
    <style:style style:name="ce624" style:family="table-cell" style:parent-style-name="Default" style:data-style-name="N0">
      <style:table-cell-properties fo:background-color="#e6e6ff" style:cell-protect="hidden-and-protected" style:print-content="true"/>
    </style:style>
    <style:style style:name="ce401" style:family="table-cell" style:parent-style-name="Default" style:data-style-name="N99">
      <style:table-cell-properties fo:background-color="#e6e6ff" style:cell-protect="hidden-and-protected" style:print-content="true"/>
    </style:style>
    <style:style style:name="ce148" style:family="table-cell" style:parent-style-name="Default">
      <style:table-cell-properties fo:background-color="#e6e6ff" style:cell-protect="hidden-and-protected" style:print-content="true" style:text-align-source="fix" style:repeat-content="false"/>
      <style:paragraph-properties fo:text-align="end" fo:margin-left="0cm"/>
    </style:style>
    <style:style style:name="ce361"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09" style:family="table-cell" style:parent-style-name="Default" style:data-style-name="N80">
      <style:table-cell-properties fo:background-color="#e6e6ff" style:cell-protect="hidden-and-protected" style:print-content="true"/>
      <style:text-properties style:font-name="Linux Biolinum G2" fo:font-size="11pt" style:font-size-asian="11pt" style:font-size-complex="11pt"/>
    </style:style>
    <style:style style:name="ce6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Segoe UI Symbol1" style:font-name-asian="Segoe UI Symbol1" style:font-name-complex="Segoe UI Symbol1"/>
    </style:style>
    <style:style style:name="ce149" style:family="table-cell" style:parent-style-name="Default" style:data-style-name="N80">
      <style:table-cell-properties fo:background-color="#e6e6ff" style:cell-protect="hidden-and-protected" style:print-content="true"/>
    </style:style>
    <style:style style:name="ce628" style:family="table-cell" style:parent-style-name="Default">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595" style:family="table-cell" style:parent-style-name="Default">
      <style:table-cell-properties fo:background-color="#e6e6ff" style:cell-protect="hidden-and-protected" style:print-content="true"/>
      <style:text-properties style:font-name="Segoe UI Symbol" fo:font-size="11pt" style:font-size-asian="11pt" style:font-size-complex="11pt"/>
    </style:style>
    <style:style style:name="ce62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655" style:family="table-cell" style:parent-style-name="Default">
      <style:table-cell-properties fo:background-color="#e6e6ff" style:cell-protect="hidden-and-protected" style:print-content="true"/>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654" style:family="table-cell" style:parent-style-name="Default">
      <style:table-cell-properties fo:background-color="#e6e6ff" style:cell-protect="hidden-and-protected" style:print-content="true"/>
      <style:text-properties style:font-name="Segoe UI Symbol1" style:font-name-asian="Segoe UI Symbol1" style:font-name-complex="Segoe UI Symbol1"/>
    </style:style>
    <style:style style:name="ce63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635" style:family="table-cell" style:parent-style-name="Default" style:data-style-name="N81">
      <style:table-cell-properties fo:background-color="#e6e6ff" style:cell-protect="hidden-and-protected" style:print-content="true"/>
    </style:style>
    <style:style style:name="ce368" style:family="table-cell" style:parent-style-name="Default">
      <style:table-cell-properties fo:background-color="#e6e6ff" style:cell-protect="hidden-and-protected" style:print-content="true"/>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1" style:font-name-asian="Linux Biolinum G1" style:font-name-complex="Linux Biolinum G1"/>
    </style:style>
    <style:style style:name="ce630" style:family="table-cell" style:parent-style-name="Default">
      <style:table-cell-properties fo:background-color="#fedcc6"/>
      <style:text-properties style:font-name="Linux Biolinum G2" fo:font-size="11pt" fo:language="gl" fo:country="ES" fo:font-weight="bold" style:font-size-asian="11pt" style:font-weight-asian="bold" style:font-size-complex="11pt" style:font-weight-complex="bold"/>
    </style:style>
    <style:style style:name="ce622" style:family="table-cell" style:parent-style-name="Default" style:data-style-name="N0">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623" style:family="table-cell" style:parent-style-name="Default" style:data-style-name="N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626"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style:font-size-asian="11pt" style:font-style-asian="normal" style:font-size-complex="11pt" style:font-style-complex="normal"/>
    </style:style>
    <style:style style:name="ce636"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639" style:family="table-cell" style:parent-style-name="Default">
      <style:table-cell-properties fo:background-color="#e0efd4" style:text-align-source="fix" style:repeat-content="false"/>
      <style:paragraph-properties fo:text-align="start" fo:margin-left="0cm"/>
      <style:text-properties style:font-name="Segoe UI"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64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637" style:family="table-cell" style:parent-style-name="Default">
      <style:table-cell-properties fo:background-color="#e0efd4"/>
      <style:text-properties style:font-name="Linux Biolinum G2" fo:font-size="11pt" style:font-size-asian="11pt" style:font-size-complex="11pt"/>
      <style:map style:condition="is-true-formula([.$AE27])" style:apply-style-name="GrisRayaSup" style:base-cell-address="Equilibrio.B32"/>
    </style:style>
    <style:style style:name="ce676" style:family="table-cell" style:parent-style-name="Default">
      <style:table-cell-properties fo:background-color="#e0efd4"/>
      <style:text-properties style:font-name="Linux Biolinum G2" fo:font-size="11pt" style:font-size-asian="11pt" style:font-size-complex="11pt"/>
      <style:map style:condition="is-true-formula([.$AE18])" style:apply-style-name="GrisRayaSup" style:base-cell-address="Equilibrio.B39"/>
    </style:style>
    <style:style style:name="ce68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7])" style:apply-style-name="RespRayaSup" style:base-cell-address="Equilibrio.B41"/>
    </style:style>
    <style:style style:name="ce68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689" style:family="table-cell" style:parent-style-name="Default">
      <style:table-cell-properties fo:background-color="#e0efd4"/>
      <style:text-properties style:font-name="Linux Biolinum G2" fo:font-size="11pt" style:font-size-asian="11pt" style:font-size-complex="11pt"/>
      <style:map style:condition="is-true-formula([.$AE42])" style:apply-style-name="GrisRayaSup" style:base-cell-address="Equilibrio.B47"/>
    </style:style>
    <style:style style:name="ce716" style:family="table-cell" style:parent-style-name="Default">
      <style:table-cell-properties fo:background-color="#e0efd4" style:text-align-source="fix" style:repeat-content="false"/>
      <style:paragraph-properties fo:text-align="center" fo:margin-left="0cm"/>
      <style:text-properties style:font-name="Segoe UI Symbol" fo:font-size="11pt" style:font-size-asian="11pt" style:font-size-complex="11pt"/>
    </style:style>
    <style:style style:name="ce725" style:family="table-cell" style:parent-style-name="GrisRayaSup">
      <style:table-cell-properties fo:background-color="#e0efd4" fo:border="none"/>
      <style:paragraph-properties fo:margin-left="0cm"/>
      <style:text-properties fo:font-style="normal" style:font-style-asian="normal" style:font-style-complex="normal"/>
      <style:map style:condition="is-true-formula([.$AI$12])" style:apply-style-name="RespRayaSup" style:base-cell-address="Equilibrio.B49"/>
    </style:style>
    <style:style style:name="ce726"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italic"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72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728" style:family="table-cell" style:parent-style-name="Default" style:data-style-name="N0">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737"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73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75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758"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760" style:family="table-cell" style:parent-style-name="Default">
      <style:table-cell-properties fo:background-color="#e0efd4"/>
      <style:text-properties style:font-name="Linux Biolinum G2" fo:font-size="11pt" style:font-size-asian="11pt" style:font-size-complex="11pt"/>
      <style:map style:condition="is-true-formula([.$AD23])" style:apply-style-name="RespRayaSup" style:base-cell-address="Equilibrio.C22"/>
    </style:style>
    <style:style style:name="ce77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791"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793"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79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796"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797"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01" style:family="table-cell" style:parent-style-name="Gris" style:data-style-name="N80">
      <style:table-cell-properties fo:background-color="#e0efd4" style:text-align-source="fix" style:repeat-content="false" fo:border="none" style:vertical-align="middl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80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803"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80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D23])" style:apply-style-name="RespRayaSup" style:base-cell-address="Equilibrio.C22"/>
    </style:style>
    <style:style style:name="ce806"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807"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808" style:family="table-cell" style:parent-style-name="Default" style:data-style-name="N80">
      <style:table-cell-properties fo:background-color="#e0efd4"/>
      <style:text-properties style:font-name="Linux Biolinum G2" fo:font-size="11pt" style:font-size-asian="11pt" style:font-size-complex="11pt"/>
      <style:map style:condition="is-true-formula([.$AE27])" style:apply-style-name="GrisRayaSup" style:base-cell-address="Equilibrio.E32"/>
    </style:style>
    <style:style style:name="ce80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810" style:family="table-cell" style:parent-style-name="Default">
      <style:table-cell-properties fo:background-color="#e0efd4"/>
      <style:text-properties style:font-name="Linux Biolinum G2" fo:font-size="11pt" style:font-size-asian="11pt" style:font-size-complex="11pt"/>
      <style:map style:condition="is-true-formula(%[.AE30])" style:apply-style-name="GrisRayaSup" style:base-cell-address="Equilibrio.E39"/>
    </style:style>
    <style:style style:name="ce811"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81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Equilibrio.B41"/>
    </style:style>
    <style:style style:name="ce813"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814"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816"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17" style:family="table-cell" style:parent-style-name="Default" style:data-style-name="N80">
      <style:table-cell-properties fo:background-color="#e0efd4"/>
      <style:text-properties style:font-name="Linux Biolinum G2" fo:font-size="11pt" style:font-size-asian="11pt" style:font-size-complex="11pt"/>
      <style:map style:condition="is-true-formula([.$AE42])" style:apply-style-name="GrisRayaSup" style:base-cell-address="Equilibrio.E47"/>
    </style:style>
    <style:style style:name="ce81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819" style:family="table-cell" style:parent-style-name="Default">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82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C15])" style:apply-style-name="RespRayaSup" style:base-cell-address="Equilibrio.C17"/>
    </style:style>
    <style:style style:name="ce82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24])" style:apply-style-name="GrisRayaSup" style:base-cell-address="Equilibrio.C23"/>
    </style:style>
    <style:style style:name="ce822"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3])" style:apply-style-name="RespRayaSup" style:base-cell-address="Equilibrio.C22"/>
    </style:style>
    <style:style style:name="ce825"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26])" style:apply-style-name="GrisRayaSup" style:base-cell-address="Equilibrio.D25"/>
    </style:style>
    <style:style style:name="ce82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82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Equilibrio.C36"/>
    </style:style>
    <style:style style:name="ce829"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1])" style:apply-style-name="GrisRayaSup" style:base-cell-address="Equilibrio.D40"/>
    </style:style>
    <style:style style:name="ce83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7])" style:apply-style-name="RespRayaSup" style:base-cell-address="Equilibrio.B41"/>
    </style:style>
    <style:style style:name="ce83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3])" style:apply-style-name="GrisRayaSup" style:base-cell-address="Equilibrio.D42"/>
    </style:style>
    <style:style style:name="ce83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E15])" style:apply-style-name="RespRayaSup" style:base-cell-address="Equilibrio.B24"/>
    </style:style>
    <style:style style:name="ce835"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map style:condition="is-true-formula([.$AD45])" style:apply-style-name="GrisRayaSup" style:base-cell-address="Equilibrio.D44"/>
    </style:style>
    <style:style style:name="ce838"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40"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41" style:family="table-cell" style:parent-style-name="Default" style:data-style-name="N0">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AI$12])" style:apply-style-name="RespRayaSup" style:base-cell-address="Equilibrio.B49"/>
    </style:style>
    <style:style style:name="ce843" style:family="table-cell" style:parent-style-name="Default">
      <style:table-cell-properties fo:background-color="#bce4e5"/>
      <style:text-properties style:font-name="Linux Biolinum G2" fo:font-size="11pt" fo:language="gl" fo:country="ES" fo:font-style="italic" fo:font-weight="bold" style:font-size-asian="11pt" style:font-size-complex="11pt"/>
    </style:style>
    <style:style style:name="ce844"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4])" style:apply-style-name="GrisRayaSup" style:base-cell-address="Equilibrio.C23"/>
    </style:style>
    <style:style style:name="ce845"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6])" style:apply-style-name="GrisRayaSup" style:base-cell-address="Equilibrio.D25"/>
    </style:style>
    <style:style style:name="ce846"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map style:condition="is-true-formula([.$AE27])" style:apply-style-name="GrisRayaSup" style:base-cell-address="Equilibrio.E32"/>
    </style:style>
    <style:style style:name="ce847"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1])" style:apply-style-name="GrisRayaSup" style:base-cell-address="Equilibrio.D40"/>
    </style:style>
    <style:style style:name="ce848"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3])" style:apply-style-name="GrisRayaSup" style:base-cell-address="Equilibrio.D42"/>
    </style:style>
    <style:style style:name="ce851" style:family="table-cell" style:parent-style-name="Default" style:data-style-name="N80">
      <style:table-cell-properties fo:background-color="#e0efd4" fo:border="none"/>
      <style:text-properties style:text-outline="false" style:text-line-through-style="none" style:text-line-through-type="none" style:font-name="Linux Biolinum G2"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45])" style:apply-style-name="GrisRayaSup" style:base-cell-address="Equilibrio.D44"/>
    </style:style>
    <style:style style:name="ce852"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map style:condition="is-true-formula([.$AE42])" style:apply-style-name="GrisRayaSup" style:base-cell-address="Equilibrio.E47"/>
    </style:style>
    <style:style style:name="ce853" style:family="table-cell" style:parent-style-name="Default" style:data-style-name="N0">
      <style:table-cell-properties fo:background-color="#e0efd4" style:text-align-source="fix" style:repeat-content="false"/>
      <style:paragraph-properties fo:text-align="center" fo:margin-left="0cm"/>
      <style:text-properties style:font-name="Linux Biolinum G2" fo:font-size="11pt" style:font-size-asian="11pt" style:font-size-complex="11pt"/>
      <style:map style:condition="is-true-formula([.$AI$12])" style:apply-style-name="RespRayaSup" style:base-cell-address="Equilibrio.B49"/>
    </style:style>
    <style:style style:name="ce854" style:family="table-cell" style:parent-style-name="GrisRayaSup">
      <style:table-cell-properties fo:background-color="#bce4e5"/>
      <style:text-properties style:font-name="Segoe UI Symbol"/>
    </style:style>
    <style:style style:name="ce85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C15])" style:apply-style-name="RespRayaSup" style:base-cell-address="Equilibrio.C17"/>
    </style:style>
    <style:style style:name="ce856"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4])" style:apply-style-name="GrisRayaSup" style:base-cell-address="Equilibrio.C23"/>
    </style:style>
    <style:style style:name="ce860" style:family="table-cell" style:parent-style-name="Default" style:data-style-name="N80">
      <style:table-cell-properties fo:background-color="#e0efd4"/>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5])" style:apply-style-name="GrisRayaSup" style:base-cell-address="Equilibrio.C24"/>
    </style:style>
    <style:style style:name="ce861"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26])" style:apply-style-name="GrisRayaSup" style:base-cell-address="Equilibrio.D25"/>
    </style:style>
    <style:style style:name="ce86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D16])" style:apply-style-name="RespRayaSup" style:base-cell-address="Equilibrio.C36"/>
    </style:style>
    <style:style style:name="ce863"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1])" style:apply-style-name="GrisRayaSup" style:base-cell-address="Equilibrio.D40"/>
    </style:style>
    <style:style style:name="ce865"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3])" style:apply-style-name="GrisRayaSup" style:base-cell-address="Equilibrio.D42"/>
    </style:style>
    <style:style style:name="ce866"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D45])" style:apply-style-name="GrisRayaSup" style:base-cell-address="Equilibrio.D44"/>
    </style:style>
    <style:style style:name="ce867" style:family="table-cell" style:parent-style-name="Default" style:data-style-name="N0">
      <style:table-cell-properties fo:background-color="#e0efd4"/>
      <style:text-properties style:font-name="Linux Biolinum G2" fo:font-size="11pt" style:font-size-asian="11pt" style:font-size-complex="11pt"/>
      <style:map style:condition="is-true-formula([.$AI$12])" style:apply-style-name="RespRayaSup" style:base-cell-address="Equilibrio.B49"/>
    </style:style>
    <style:style style:name="ce868" style:family="table-cell" style:parent-style-name="Gris" style:data-style-name="N80">
      <style:table-cell-properties fo:background-color="#e0efd4" style:text-align-source="fix" style:repeat-content="false" fo:border="none" style:vertical-align="middle"/>
      <style:paragraph-properties fo:text-align="end"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874" style:family="table-cell" style:parent-style-name="Default" style:data-style-name="N99">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875" style:family="table-cell" style:parent-style-name="Default" style:data-style-name="N99">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13" style:family="table-cell" style:parent-style-name="Default">
      <style:table-cell-properties fo:background-color="#e6e6ff"/>
      <style:text-properties style:font-name="Linux Biolinum G2" fo:font-size="11pt" fo:font-style="italic" fo:font-weight="bold" style:font-size-asian="11pt" style:font-size-complex="11pt"/>
    </style:style>
    <style:style style:name="ce137" style:family="table-cell" style:parent-style-name="Default" style:data-style-name="N99">
      <style:table-cell-properties fo:background-color="#e6e6ff"/>
      <style:text-properties style:font-name="Linux Biolinum G2" fo:font-size="11pt" style:font-size-asian="11pt" style:font-size-complex="11pt"/>
    </style:style>
    <style:style style:name="ce889"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4" style:family="table-cell" style:parent-style-name="Default">
      <style:table-cell-properties fo:background-color="#e6e6ff" style:cell-protect="hidden-and-protected" style:print-content="true" style:text-align-source="fix" style:repeat-content="false"/>
      <style:paragraph-properties fo:text-align="start" fo:margin-left="0cm"/>
    </style:style>
    <style:style style:name="ce905" style:family="table-cell" style:parent-style-name="Default" style:data-style-name="N81">
      <style:table-cell-properties fo:background-color="#e6e6ff"/>
      <style:text-properties style:font-name="Linux Biolinum G2" fo:font-size="11pt" style:font-size-asian="11pt" style:font-size-complex="11pt"/>
    </style:style>
    <style:style style:name="ce792" style:family="table-cell" style:parent-style-name="Default" style:data-style-name="N81">
      <style:table-cell-properties fo:background-color="#e6e6ff" style:cell-protect="hidden-and-protected" style:print-content="true"/>
      <style:text-properties style:font-name="Linux Biolinum G2" fo:font-size="11pt" style:font-size-asian="11pt" style:font-size-complex="11pt"/>
    </style:style>
    <style:style style:name="ce795" style:family="table-cell" style:parent-style-name="Default" style:data-style-name="N0">
      <style:table-cell-properties fo:background-color="#e6e6ff"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798" style:family="table-cell" style:parent-style-name="Default" style:data-style-name="N0">
      <style:table-cell-properties fo:background-color="#e6e6ff" style:cell-protect="hidden-and-protected" style:print-content="true"/>
      <style:text-properties style:font-name="Segoe UI Symbol" fo:font-size="11pt" style:font-size-asian="11pt" style:font-size-complex="11pt"/>
    </style:style>
    <style:style style:name="ce415" style:family="table-cell" style:parent-style-name="Default" style:data-style-name="N0">
      <style:table-cell-properties fo:background-color="#e6e6ff" style:cell-protect="hidden-and-protected" style:print-content="true"/>
      <style:text-properties style:font-name="Linux Biolinum G2" fo:font-size="11pt" style:font-size-asian="11pt" style:font-size-complex="11pt"/>
    </style:style>
    <style:style style:name="ce372" style:family="table-cell" style:parent-style-name="Default" style:data-style-name="N99">
      <style:table-cell-properties fo:background-color="#e6e6ff"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800"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804"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42" style:family="table-cell" style:parent-style-name="Default" style:data-style-name="N0">
      <style:table-cell-properties fo:background-color="#fedcc6"/>
      <style:text-properties style:font-name="Linux Biolinum G2" fo:font-size="11pt" fo:font-style="normal" fo:font-weight="bold" style:font-size-asian="11pt" style:font-style-asian="normal" style:font-size-complex="11pt" style:font-style-complex="normal"/>
    </style:style>
    <style:style style:name="ce890" style:family="table-cell" style:parent-style-name="Default">
      <style:table-cell-properties fo:background-color="#e0efd4" fo:border="none"/>
      <style:text-properties style:font-name="Linux Biolinum G2" fo:font-size="11pt" style:font-size-asian="11pt" style:font-size-complex="11pt"/>
    </style:style>
    <style:style style:name="ce891"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892" style:family="table-cell" style:parent-style-name="Default">
      <style:table-cell-properties fo:background-color="#e0efd4" style:vertical-align="middle"/>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893" style:family="table-cell" style:parent-style-name="Default">
      <style:table-cell-properties fo:background-color="#e0efd4"/>
      <style:text-properties fo:font-style="normal" style:font-style-asian="normal" style:font-style-complex="normal"/>
    </style:style>
    <style:style style:name="ce894" style:family="table-cell" style:parent-style-name="Default">
      <style:table-cell-properties fo:background-color="#e0efd4"/>
    </style:style>
    <style:style style:name="ce895" style:family="table-cell" style:parent-style-name="Default">
      <style:table-cell-properties fo:background-color="#e0efd4"/>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896"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2" fo:font-size="11pt" fo:language="gl" fo:country="ES" fo:text-shadow="none" style:text-underline-style="none" style:text-underline-mode="continuous" style:text-overline-mode="continuous" style:text-line-through-mode="continuous" style:font-size-asian="11pt" style:font-weight-asian="normal" style:font-size-complex="11pt" style:font-weight-complex="normal" style:text-emphasize="none" style:font-relief="none"/>
    </style:style>
    <style:style style:name="ce897"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898" style:family="table-cell" style:parent-style-name="Default">
      <style:table-cell-properties fo:background-color="#e0efd4"/>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74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style:font-size-asian="11pt" style:font-size-complex="11pt"/>
    </style:style>
    <style:style style:name="ce900" style:family="table-cell" style:parent-style-name="Default">
      <style:table-cell-properties fo:background-color="#e0efd4"/>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01"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902"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03"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0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3]))" style:apply-style-name="RespRayaSup" style:base-cell-address="Potencial.B21"/>
    </style:style>
    <style:style style:name="ce906"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4]))" style:apply-style-name="RespRayaSup" style:base-cell-address="Potencial.B23"/>
    </style:style>
    <style:style style:name="ce90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5]))" style:apply-style-name="RespRayaSup" style:base-cell-address="Potencial.B25"/>
    </style:style>
    <style:style style:name="ce757"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6]))" style:apply-style-name="RespRayaSup" style:base-cell-address="Potencial.B27"/>
    </style:style>
    <style:style style:name="ce909"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Segoe UI Symbol1" style:font-size-asian="11pt" style:font-name-complex="Segoe UI Symbol1" style:font-size-complex="11pt"/>
    </style:style>
    <style:style style:name="ce910" style:family="table-cell" style:parent-style-name="Default">
      <style:table-cell-properties fo:background-color="#e0efd4" style:text-align-source="fix" style:repeat-content="false"/>
      <style:paragraph-properties fo:text-align="center" fo:margin-left="0cm"/>
      <style:text-properties style:font-name="Linux Biolinum G2" fo:font-size="11pt" fo:font-style="italic" style:font-size-asian="11pt" style:font-style-asian="italic" style:font-size-complex="11pt" style:font-style-complex="italic"/>
    </style:style>
    <style:style style:name="ce911" style:family="table-cell" style:parent-style-name="Default">
      <style:table-cell-properties fo:background-color="#e0efd4" style:text-align-source="fix" style:repeat-content="false" style:vertical-align="middle"/>
      <style:paragraph-properties fo:text-align="end" fo:margin-left="0cm"/>
      <style:text-properties style:font-name="Linux Biolinum G2" fo:font-size="32pt" style:font-size-asian="32pt" style:font-size-complex="32pt"/>
    </style:style>
    <style:style style:name="ce91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13"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W$10];[.$AB3]))" style:apply-style-name="GrisRayaSup" style:base-cell-address="Potencial.C21"/>
    </style:style>
    <style:style style:name="ce76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4])" style:apply-style-name="GrisRayaSup" style:base-cell-address="Potencial.C23"/>
    </style:style>
    <style:style style:name="ce915"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5])" style:apply-style-name="GrisRayaSup" style:base-cell-address="Potencial.C25"/>
    </style:style>
    <style:style style:name="ce91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6])" style:apply-style-name="GrisRayaSup" style:base-cell-address="Potencial.C27"/>
    </style:style>
    <style:style style:name="ce917" style:family="table-cell" style:parent-style-name="Default">
      <style:table-cell-properties fo:background-color="#e0efd4"/>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91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map style:condition="is-true-formula([.$W$16])" style:apply-style-name="RespRayaSup" style:base-cell-address="Potencial.C41"/>
    </style:style>
    <style:style style:name="ce91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20"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21" style:family="table-cell" style:parent-style-name="Default" style:data-style-name="N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22"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923"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2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0])" style:apply-style-name="RespRayaSup" style:base-cell-address="Potencial.E28"/>
    </style:style>
    <style:style style:name="ce925"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926"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2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3]))" style:apply-style-name="RespRayaSup" style:base-cell-address="Potencial.C15"/>
    </style:style>
    <style:style style:name="ce928"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782"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30"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 style:font-size-asian="11pt" style:font-style-asian="normal" style:font-name-complex="Tahoma1" style:font-size-complex="11pt" style:font-style-complex="normal" style:text-emphasize="none" style:font-relief="none"/>
    </style:style>
    <style:style style:name="ce931"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name-asian="Times New Roman" style:font-size-asian="11pt" style:font-name-complex="Times New Roman" style:font-size-complex="11pt"/>
    </style:style>
    <style:style style:name="ce932" style:family="table-cell" style:parent-style-name="GrisRayaSup">
      <style:table-cell-properties fo:background-color="#e0efd4" fo:border="none"/>
      <style:text-properties style:font-name="Segoe UI Symbol"/>
    </style:style>
    <style:style style:name="ce93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34" style:family="table-cell" style:parent-style-name="Default">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935"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36"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37"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938"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39" style:family="table-cell" style:parent-style-name="Default">
      <style:table-cell-properties fo:background-color="#bce4e5" style:text-align-source="fix" style:repeat-content="false" style:vertical-align="middle"/>
      <style:paragraph-properties fo:text-align="end" fo:margin-left="0cm"/>
      <style:text-properties style:text-outline="false" style:text-line-through-style="none" style:text-line-through-type="none" style:font-name="Linux Biolinum G2" fo:font-size="11pt"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40" style:family="table-cell" style:parent-style-name="Default">
      <style:table-cell-properties fo:background-color="#bce4e5" style:text-align-source="fix" style:repeat-content="false"/>
      <style:paragraph-properties fo:text-align="end" fo:margin-left="0cm"/>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941" style:family="table-cell" style:parent-style-name="Default">
      <style:table-cell-properties fo:background-color="#bce4e5" style:text-align-source="fix" style:repeat-content="false"/>
      <style:paragraph-properties fo:text-align="end" fo:margin-left="0cm"/>
      <style:text-properties style:font-name="Linux Biolinum G2" fo:font-size="11pt" fo:font-weight="normal" style:font-size-asian="11pt" style:font-weight-asian="normal" style:font-size-complex="11pt" style:font-weight-complex="normal"/>
    </style:style>
    <style:style style:name="ce943" style:family="table-cell" style:parent-style-name="Default">
      <style:table-cell-properties fo:background-color="#e0efd4"/>
      <style:text-properties fo:color="#000000" style:text-outline="false" style:text-line-through-style="none" style:text-line-through-type="none" style:font-name="Segoe UI1" fo:font-size="5.09999990463257pt" fo:language="es" fo:country="ES" fo:font-style="normal" fo:text-shadow="none" style:text-underline-style="none" fo:font-weight="normal" style:text-underline-mode="continuous" style:text-overline-mode="continuous" style:text-line-through-mode="continuous"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font-relief="none" style:text-overline-style="none" style:text-overline-color="font-color"/>
    </style:style>
    <style:style style:name="ce944" style:family="table-cell" style:parent-style-name="Default">
      <style:table-cell-properties fo:background-color="#e0efd4"/>
      <style:text-properties style:use-window-font-color="true" style:text-outline="false" style:text-line-through-style="none" style:text-line-through-type="none" style:font-name="Linux Biolinum G2"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945"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3];[.$W$13]))" style:apply-style-name="RespRayaSup" style:base-cell-address="Potencial.H21"/>
    </style:style>
    <style:style style:name="ce946"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4];[.$W$13]))" style:apply-style-name="RespRayaSup" style:base-cell-address="Potencial.H23"/>
    </style:style>
    <style:style style:name="ce947"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5];[.$W$13]))" style:apply-style-name="RespRayaSup" style:base-cell-address="Potencial.H25"/>
    </style:style>
    <style:style style:name="ce948"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6];[.$W$13]))" style:apply-style-name="RespRayaSup" style:base-cell-address="Potencial.H27"/>
    </style:style>
    <style:style style:name="ce949"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950"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951" style:family="table-cell" style:parent-style-name="Default">
      <style:table-cell-properties fo:background-color="#bce4e5" style:text-align-source="fix" style:repeat-content="false"/>
      <style:paragraph-properties fo:text-align="start" fo:margin-left="0cm"/>
      <style:text-properties style:font-name="Segoe UI"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952" style:family="table-cell" style:parent-style-name="Default">
      <style:table-cell-properties fo:background-color="#bce4e5" style:text-align-source="fix" style:repeat-content="false"/>
      <style:paragraph-properties fo:text-align="start" fo:margin-left="0cm"/>
      <style:text-properties style:font-name="Segoe UI Symbol" fo:font-size="11pt" fo:font-style="normal" style:font-size-asian="11pt" style:font-style-asian="normal" style:font-size-complex="11pt" style:font-style-complex="normal"/>
    </style:style>
    <style:style style:name="ce953" style:family="table-cell" style:parent-style-name="Default">
      <style:table-cell-properties fo:background-color="#bce4e5" style:text-align-source="fix" style:repeat-content="false" fo:border="none"/>
      <style:paragraph-properties fo:text-align="center" fo:margin-left="0cm"/>
      <style:text-properties style:font-name="Linux Biolinum G2" fo:font-size="11pt" fo:font-style="normal" style:font-size-asian="11pt" style:font-style-asian="normal" style:font-size-complex="11pt" style:font-style-complex="normal"/>
    </style:style>
    <style:style style:name="ce954" style:family="table-cell" style:parent-style-name="Gris">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name-complex="Tahoma1" style:font-style-complex="normal" style:font-weight-complex="normal" style:text-emphasize="none" style:font-relief="none"/>
    </style:style>
    <style:style style:name="ce95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ND([.$W$23];[.$W3]))" style:apply-style-name="RespRayaSup" style:base-cell-address="Potencial.C15"/>
    </style:style>
    <style:style style:name="ce95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3];[.$W$13]))" style:apply-style-name="GrisRayaSup" style:base-cell-address="Potencial.I21"/>
    </style:style>
    <style:style style:name="ce95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4];[.$W$13]))" style:apply-style-name="GrisRayaSup" style:base-cell-address="Potencial.I23"/>
    </style:style>
    <style:style style:name="ce95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5];[.$W$13]))" style:apply-style-name="GrisRayaSup" style:base-cell-address="Potencial.I25"/>
    </style:style>
    <style:style style:name="ce95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ND([.$AB$6];[.$W$13]))" style:apply-style-name="GrisRayaSup" style:base-cell-address="Potencial.I27"/>
    </style:style>
    <style:style style:name="ce960"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1" style:font-size-complex="11pt" style:font-style-complex="normal" style:font-weight-complex="normal" style:text-emphasize="none" style:font-relief="none"/>
    </style:style>
    <style:style style:name="ce961" style:family="table-cell" style:parent-style-name="Default" style:data-style-name="N99">
      <style:table-cell-properties fo:background-color="#e0efd4"/>
      <style:text-properties fo:color="#ff0000" style:font-name="Linux Biolinum G2" fo:font-size="11pt" style:font-size-asian="11pt" style:font-size-complex="11pt"/>
    </style:style>
    <style:style style:name="ce965" style:family="table-cell" style:parent-style-name="Default">
      <style:table-cell-properties fo:background-color="#bce4e5" fo:border="none"/>
      <style:text-properties style:font-name="Linux Biolinum G2" fo:font-size="11pt" fo:font-weight="bold" style:font-size-asian="11pt" style:font-size-complex="11pt"/>
    </style:style>
    <style:style style:name="ce966" style:family="table-cell" style:parent-style-name="Default" style:data-style-name="N80">
      <style:table-cell-properties fo:background-color="#e0efd4" fo:border="none"/>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67"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3])" style:apply-style-name="RespRayaSup" style:base-cell-address="Potencial.K28"/>
    </style:style>
    <style:style style:name="ce968"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06" style:family="table-cell" style:parent-style-name="Default" style:data-style-name="N80">
      <style:table-cell-properties fo:background-color="#e6e6ff"/>
      <style:text-properties style:font-name="Linux Biolinum G2" fo:font-size="11pt" style:font-size-asian="11pt" style:font-size-complex="11pt"/>
    </style:style>
    <style:style style:name="ce103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4" style:font-name-asian="Linux Biolinum G4" style:font-name-complex="Linux Biolinum G4"/>
    </style:style>
    <style:style style:name="ce1031"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1033"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35"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Segoe UI Symbol1" style:font-name-asian="Segoe UI Symbol1" style:font-name-complex="Segoe UI Symbol1"/>
    </style:style>
    <style:style style:name="ce1036" style:family="table-cell" style:parent-style-name="Default" style:data-style-name="N80">
      <style:table-cell-properties fo:background-color="#e6e6ff" style:cell-protect="hidden-and-protected" style:print-content="true" style:text-align-source="fix" style:repeat-content="false"/>
      <style:paragraph-properties fo:text-align="center" fo:margin-left="0cm"/>
    </style:style>
    <style:style style:name="ce1040"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2" fo:font-size="11pt" style:font-size-asian="11pt" style:font-size-complex="11pt"/>
    </style:style>
    <style:style style:name="ce1041"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font-name="Linux Biolinum G2" fo:font-size="11pt" style:font-size-asian="11pt" style:font-size-complex="11pt"/>
    </style:style>
    <style:style style:name="ce1042" style:family="table-cell" style:parent-style-name="Default">
      <style:table-cell-properties fo:background-color="#e6e6ff" style:cell-protect="hidden-and-protected" style:print-content="true"/>
      <style:text-properties style:font-name="Linux Biolinum G1" fo:font-size="11pt" style:font-name-asian="Linux Biolinum G1" style:font-size-asian="11pt" style:font-name-complex="Linux Biolinum G1" style:font-size-complex="11pt"/>
    </style:style>
    <style:style style:name="ce1044"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45" style:family="table-cell" style:parent-style-name="Default">
      <style:table-cell-properties fo:background-color="#e6e6ff" style:cell-protect="hidden-and-protected" style:print-content="true" style:text-align-source="fix" style:repeat-content="false" style:vertical-align="middle"/>
      <style:paragraph-properties fo:text-align="center" fo:margin-left="0cm"/>
      <style:text-properties style:font-name="Linux Biolinum G1" fo:font-size="11pt" style:font-name-asian="Linux Biolinum G1" style:font-size-asian="11pt" style:font-name-complex="Linux Biolinum G1" style:font-size-complex="11pt"/>
    </style:style>
    <style:style style:name="ce1010" style:family="table-cell" style:parent-style-name="Default" style:data-style-name="N81">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1049" style:family="table-cell" style:parent-style-name="Default" style:data-style-name="N0">
      <style:table-cell-properties fo:background-color="#e6e6ff" style:cell-protect="hidden-and-protected" style:print-content="true" style:text-align-source="fix" style:repeat-content="false"/>
      <style:paragraph-properties fo:text-align="center" fo:margin-left="0cm"/>
    </style:style>
    <style:style style:name="ce799" style:family="table-cell" style:parent-style-name="Default" style:data-style-name="N99">
      <style:table-cell-properties fo:background-color="#e6e6ff" style:cell-protect="hidden-and-protected" style:print-content="true" style:text-align-source="fix" style:repeat-content="false"/>
      <style:paragraph-properties fo:text-align="center" fo:margin-left="0cm"/>
    </style:style>
    <style:style style:name="ce105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fo:color="#000000"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1056"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761" style:family="table-cell" style:parent-style-name="Default">
      <style:table-cell-properties fo:background-color="#fedcc6"/>
      <style:text-properties style:font-name="Linux Biolinum G2" fo:font-size="11pt" fo:language="es" fo:country="ES" fo:font-style="normal" fo:font-weight="bold" style:font-size-asian="11pt" style:font-style-asian="normal" style:font-weight-asian="bold" style:font-size-complex="11pt" style:font-style-complex="normal" style:font-weight-complex="bold"/>
    </style:style>
    <style:style style:name="ce993"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ce9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gía_Potencial.B12"/>
    </style:style>
    <style:style style:name="ce9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gía_Potencial.B13"/>
    </style:style>
    <style:style style:name="ce99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gía_Potencial.B15"/>
    </style:style>
    <style:style style:name="ce99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gía_Potencial.B16"/>
    </style:style>
    <style:style style:name="ce99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7])" style:apply-style-name="RespRayaSup" style:base-cell-address="Energía_Potencial.B21"/>
    </style:style>
    <style:style style:name="ce999"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8])" style:apply-style-name="RespRayaSup" style:base-cell-address="Energía_Potencial.B23"/>
    </style:style>
    <style:style style:name="ce100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8])" style:apply-style-name="RespRayaSup" style:base-cell-address="Energía_Potencial.B25"/>
    </style:style>
    <style:style style:name="ce100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A9])" style:apply-style-name="RespRayaSup" style:base-cell-address="Energía_Potencial.B27"/>
    </style:style>
    <style:style style:name="ce100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B9])" style:apply-style-name="RespRayaSup" style:base-cell-address="Energía_Potencial.B29"/>
    </style:style>
    <style:style style:name="ce1003"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map style:condition="is-true-formula([.$AC$9])" style:apply-style-name="RespRayaSup" style:base-cell-address="Energía_Potencial.B31"/>
    </style:style>
    <style:style style:name="ce1004"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68" style:family="table-cell" style:parent-style-name="Default" style:data-style-name="N0">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006"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gía_Potencial.B12"/>
    </style:style>
    <style:style style:name="ce1007"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gía_Potencial.B13"/>
    </style:style>
    <style:style style:name="ce10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gía_Potencial.B15"/>
    </style:style>
    <style:style style:name="ce10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gía_Potencial.B16"/>
    </style:style>
    <style:style style:name="ce101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7])" style:apply-style-name="RespRayaSup" style:base-cell-address="Energía_Potencial.B12"/>
    </style:style>
    <style:style style:name="ce101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gía_Potencial.B13"/>
    </style:style>
    <style:style style:name="ce1017"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9])" style:apply-style-name="RespRayaSup" style:base-cell-address="Energía_Potencial.B15"/>
    </style:style>
    <style:style style:name="ce101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B$9])" style:apply-style-name="RespRayaSup" style:base-cell-address="Energía_Potencial.B16"/>
    </style:style>
    <style:style style:name="ce1019"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20" style:family="table-cell" style:parent-style-name="Default">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1" style:font-size-complex="11pt" style:font-style-complex="normal" style:font-weight-complex="bold" style:text-emphasize="none" style:font-relief="none"/>
    </style:style>
    <style:style style:name="ce102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7])" style:apply-style-name="RespRayaSup" style:base-cell-address="Energía_Potencial.B12"/>
    </style:style>
    <style:style style:name="ce102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8])" style:apply-style-name="RespRayaSup" style:base-cell-address="Energía_Potencial.B13"/>
    </style:style>
    <style:style style:name="ce102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A$9])" style:apply-style-name="RespRayaSup" style:base-cell-address="Energía_Potencial.B15"/>
    </style:style>
    <style:style style:name="ce102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1" style:font-style-complex="normal" style:font-weight-complex="normal" style:text-emphasize="none" style:font-relief="none"/>
      <style:map style:condition="is-true-formula([.$AB$9])" style:apply-style-name="RespRayaSup" style:base-cell-address="Energía_Potencial.B16"/>
    </style:style>
    <style:style style:name="ce102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32"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map style:condition="is-true-formula([.U7]&gt;1)" style:apply-style-name="RespRayaSup" style:base-cell-address="Energía_Potencial.H32"/>
    </style:style>
    <style:style style:name="ce1037" style:family="table-cell" style:parent-style-name="Default">
      <style:table-cell-properties fo:background-color="#bce4e5" style:text-align-source="fix" style:repeat-content="false"/>
      <style:paragraph-properties fo:text-align="start" fo:margin-left="0cm"/>
      <style:text-properties style:font-name="Linux Biolinum G2" fo:font-size="11pt" fo:font-style="normal" fo:font-weight="normal" style:font-name-asian="Linux Biolinum G1" style:font-size-asian="11pt" style:font-style-asian="normal" style:font-weight-asian="normal" style:font-name-complex="Linux Biolinum G1" style:font-size-complex="11pt" style:font-style-complex="normal" style:font-weight-complex="normal"/>
    </style:style>
    <style:style style:name="ce29" style:family="table-cell" style:parent-style-name="Default">
      <style:table-cell-properties fo:background-color="#e6e6ff"/>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544" style:family="table-cell" style:parent-style-name="Default" style:data-style-name="N80">
      <style:table-cell-properties fo:background-color="#e6e6ff"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43" style:family="table-cell" style:parent-style-name="Default" style:data-style-name="N80">
      <style:table-cell-properties fo:background-color="#e6e6ff" style:text-align-source="fix" style:repeat-content="false"/>
      <style:paragraph-properties fo:text-align="end"/>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46" style:family="table-cell" style:parent-style-name="Default" style:data-style-name="N80">
      <style:table-cell-properties fo:background-color="#e6e6ff" style:text-align-source="fix" style:repeat-content="false" fo:border="none"/>
      <style:paragraph-properties fo:text-align="start" fo:margin-left="0cm"/>
      <style:text-properties style:use-window-font-color="true" style:text-outline="false" style:text-line-through-style="none" style:text-line-through-type="none" style:font-name="Linux Biolinum G2" fo:font-size="11pt" fo:text-shadow="none" style:text-underline-style="none" style:text-underline-mode="continuous" style:text-overline-mode="continuous" style:text-line-through-mode="continuous" style:font-name-asian="Andale Sans UI1" style:font-size-asian="11pt" style:font-style-asian="normal" style:font-name-complex="Tahoma1" style:font-size-complex="11pt" style:font-style-complex="normal" style:text-emphasize="none" style:font-relief="none"/>
    </style:style>
    <style:style style:name="ce97" style:family="table-cell" style:parent-style-name="Default" style:data-style-name="N80">
      <style:table-cell-properties fo:background-color="#e6e6ff" style:text-align-source="fix" style:repeat-content="false"/>
      <style:paragraph-properties fo:text-align="start" fo:margin-left="0cm"/>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1" style:font-size-complex="11pt" style:font-style-complex="normal" style:font-weight-complex="normal" style:text-emphasize="none" style:font-relief="none"/>
    </style:style>
    <style:style style:name="ce108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17" style:family="table-cell" style:parent-style-name="Default">
      <style:table-cell-properties fo:background-color="#e6e6ff" style:cell-protect="hidden-and-protected" style:print-content="true"/>
      <style:text-properties style:font-name="Linux Biolinum G2" fo:font-size="11pt" fo:language="es" fo:country="ES" style:font-size-asian="11pt" style:font-size-complex="11pt"/>
    </style:style>
    <style:style style:name="gr1" style:family="graphic">
      <style:graphic-properties fo:background-color="#ff0000"/>
    </style:style>
    <style:style style:name="gr2" style:family="graphic">
      <style:graphic-properties draw:marker-start="Fin_20_de_20_línea_20_1" draw:marker-start-width="0.2cm" draw:marker-start-center="false" draw:fill="solid" draw:fill-color="#ffffc0" draw:auto-grow-height="true" draw:auto-grow-width="false" fo:max-width="12cm" fo:min-height="3.102cm" fo:min-width="2.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Linux Biolinum G3"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stroke="none" draw:fill="none" draw:textarea-horizontal-align="center" draw:textarea-vertical-align="middle" draw:ole-draw-aspect="1"/>
      <style:paragraph-properties fo:text-align="center"/>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Linux Biolinum G3"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loext:color-lum-mod="100%" loext:color-lum-off="0%" style:text-outline="false" style:text-line-through-style="none" style:text-line-through-type="none" style:text-position="0% 100%" style:font-name="Linux Biolinum G3"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language="none" fo:country="none" style:font-size-asian="10pt" style:font-size-complex="10pt"/>
    </style:style>
    <style:style style:name="T3" style:family="text">
      <style:text-properties style:font-name="Linux Biolinum G2"/>
    </style:style>
    <style:style style:name="T4" style:family="text">
      <style:text-properties style:font-name="Linux Biolinum G2" style:font-name-asian="Linux Biolinum G2" style:font-name-complex="Linux Biolinum G2"/>
    </style:style>
    <style:style style:name="T5"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size-asian="10pt" style:font-size-complex="10pt"/>
    </style:style>
    <style:style style:name="T8" style:family="text">
      <style:text-properties style:font-name="Linux Biolinum G1"/>
    </style:style>
    <style:style style:name="T9"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Segoe UI Symbol" style:font-name-asian="Segoe UI Symbol" style:font-name-complex="Segoe UI Symbol"/>
    </style:style>
    <style:style style:name="T11" style:family="text">
      <style:text-properties fo:font-weight="normal" fo:font-style="italic" style:font-weight-asian="normal" style:font-weight-complex="normal" style:font-style-asian="italic" style:font-style-complex="italic"/>
    </style:style>
    <style:style style:name="T12" style:family="text">
      <style:text-properties fo:font-style="italic"/>
    </style:style>
    <style:style style:name="T13"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Linux Biolinum G2" style:font-name-complex="Linux Biolinum G2"/>
    </style:style>
    <style:style style:name="T15" style:family="text">
      <style:text-properties style:font-name="Albany"/>
    </style:style>
    <style:style style:name="T16" style:family="text">
      <style:text-properties fo:font-style="italic" style:font-style-asian="italic" style:font-style-complex="italic"/>
    </style:style>
    <style:style style:name="T17" style:family="text">
      <style:text-properties style:font-name="Segoe UI"/>
    </style:style>
  </office:automatic-styles>
  <office:body>
    <office:spreadsheet table:structure-protected="true">
      <table:calculation-settings>
        <table:iteration table:status="enable" table:steps="200" table:maximum-difference="1E-038"/>
      </table:calculation-settings>
      <table:content-validations>
        <table:content-validation table:name="val1" table:condition="of:cell-content-is-in-list([$Introd.$A$110:$Introd.$A$111])"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Coords.$T$27:$Coords.$T$31])" table:allow-empty-cell="true" table:display-list="unsorted" table:base-cell-address="Coords.C8">
          <table:error-message table:message-type="stop" table:display="true"/>
        </table:content-validation>
        <table:content-validation table:name="val5" table:condition="of:cell-content-is-whole-number() and cell-content-is-between(1,12)" table:allow-empty-cell="true" table:base-cell-address="Coords.A1">
          <table:error-message table:message-type="stop" table:title="No se admite" table:display="true">
            <text:p>Entre 1 y 12 <text:s/></text:p>
          </table:error-message>
        </table:content-validation>
        <table:content-validation table:name="val6" table:condition="of:cell-content-is-in-list([$Coords.$S$1:$Coords.$S$2])" table:allow-empty-cell="true" table:display-list="unsorted" table:base-cell-address="Coords.E4">
          <table:error-message table:message-type="stop" table:display="true"/>
        </table:content-validation>
        <table:content-validation table:name="val7" table:condition="of:cell-content-is-in-list([$Coords.$T$1:$Coords.$T$3])" table:allow-empty-cell="true" table:display-list="unsorted" table:base-cell-address="Coords.E6">
          <table:error-message table:message-type="stop" table:display="true"/>
        </table:content-validation>
        <table:content-validation table:name="val8" table:condition="of:cell-content-is-in-list([$Coords.$V$1:$Coords.$V$15])" table:allow-empty-cell="true" table:display-list="unsorted" table:base-cell-address="Coords.G6">
          <table:error-message table:message-type="stop" table:display="true"/>
        </table:content-validation>
        <table:content-validation table:name="val9" table:condition="of:cell-content-is-in-list([$Coords.$K$48:$Coords.$K$49])" table:allow-empty-cell="true" table:display-list="unsorted" table:base-cell-address="Coords.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 table:name="val10" table:condition="of:cell-content-is-in-list([$Enunciado.$Z$3:$Enunciado.$Z$8])" table:allow-empty-cell="false" table:display-list="unsorted" table:base-cell-address="Enunciado.C12">
          <table:error-message table:message-type="stop" table:display="true"/>
        </table:content-validation>
        <table:content-validation table:name="val11" table:condition="of:cell-content-is-in-list([$Enunciado.$O$4:$Enunciado.$O$5])" table:allow-empty-cell="false" table:display-list="unsorted" table:base-cell-address="Enunciado.C16">
          <table:error-message table:message-type="stop" table:display="true"/>
        </table:content-validation>
        <table:content-validation table:name="val12" table:condition="of:cell-content-is-in-list([$Enunciado.$S$3:$Enunciado.$S$8])" table:allow-empty-cell="false" table:display-list="unsorted" table:base-cell-address="Enunciado.E5">
          <table:error-message table:message-type="stop" table:display="true"/>
        </table:content-validation>
        <table:content-validation table:name="val13" table:condition="of:cell-content-is-in-list([$Enunciado.$U$3:$Enunciado.$U$9])" table:allow-empty-cell="false" table:display-list="unsorted" table:base-cell-address="Enunciado.E2">
          <table:error-message table:message-type="stop" table:display="true"/>
        </table:content-validation>
        <table:content-validation table:name="val14" table:condition="of:cell-content-is-in-list([$Enunciado.$W$12:$Enunciado.$W$13])" table:allow-empty-cell="false" table:display-list="unsorted" table:base-cell-address="Enunciado.E5">
          <table:error-message table:message-type="stop" table:display="true"/>
        </table:content-validation>
        <table:content-validation table:name="val15" table:condition="of:cell-content-is-in-list([$Enunciado.$S$3:$Enunciado.$S$8])" table:allow-empty-cell="true" table:display-list="unsorted" table:base-cell-address="Enunciado.E7">
          <table:error-message table:message-type="stop" table:display="true"/>
        </table:content-validation>
        <table:content-validation table:name="val16" table:condition="of:cell-content-is-in-list([$Enunciado.$Q$3:$Enunciado.$Q$9])" table:allow-empty-cell="false" table:display-list="unsorted" table:base-cell-address="Enunciado.E8">
          <table:error-message table:message-type="stop" table:display="true"/>
        </table:content-validation>
        <table:content-validation table:name="val17" table:condition="of:cell-content-is-in-list([$Enunciado.$X$12:$Enunciado.$X$13])" table:allow-empty-cell="false" table:display-list="unsorted" table:base-cell-address="Enunciado.E13">
          <table:error-message table:message-type="stop" table:display="true"/>
        </table:content-validation>
        <table:content-validation table:name="val18" table:condition="of:cell-content-is-in-list([$Enunciado.$Y$12:$Enunciado.$Y$13])" table:allow-empty-cell="false" table:display-list="unsorted" table:base-cell-address="Enunciado.E14">
          <table:error-message table:message-type="stop" table:display="true"/>
        </table:content-validation>
        <table:content-validation table:name="val19" table:condition="of:cell-content-is-whole-number() and cell-content-is-between(2,6)" table:allow-empty-cell="true" table:base-cell-address="Enunciado.G16">
          <table:error-message table:message-type="stop" table:display="true">
            <text:p>Entre 2 y 6</text:p>
          </table:error-message>
        </table:content-validation>
        <table:content-validation table:name="val20" table:condition="of:cell-content-is-in-list([$Enunciado.$Y$17:$Enunciado.$Y$23])" table:allow-empty-cell="true" table:display-list="unsorted" table:base-cell-address="Enunciado.G8">
          <table:error-message table:message-type="stop" table:display="true"/>
        </table:content-validation>
        <table:content-validation table:name="val21" table:condition="of:cell-content-is-in-list([$Enunciado.$Z$17:$Enunciado.$Z$23])" table:allow-empty-cell="true" table:display-list="unsorted" table:base-cell-address="Enunciado.G9">
          <table:error-message table:message-type="stop" table:display="true"/>
        </table:content-validation>
        <table:content-validation table:name="val22" table:condition="of:cell-content-is-in-list([$Enunciado.$Z$12:$Enunciado.$Z$13])" table:allow-empty-cell="true" table:display-list="unsorted" table:base-cell-address="Enunciado.H18">
          <table:error-message table:message-type="stop" table:display="true"/>
        </table:content-validation>
        <table:content-validation table:name="val23" table:base-cell-address="Enunciado.P6">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48"/>
        <table:table-column table:style-name="co2" table:default-cell-style-name="ce48"/>
        <table:table-column table:style-name="co3" table:default-cell-style-name="ce48"/>
        <table:table-column table:style-name="co4" table:default-cell-style-name="ce48"/>
        <table:table-column table:style-name="co5" table:default-cell-style-name="ce48"/>
        <table:table-column table:style-name="co6" table:default-cell-style-name="ce48"/>
        <table:table-column table:style-name="co7" table:default-cell-style-name="ce101"/>
        <table:table-column table:style-name="co8" table:default-cell-style-name="ce48"/>
        <table:table-column table:style-name="co9" table:default-cell-style-name="ce48"/>
        <table:table-column table:style-name="co10" table:default-cell-style-name="ce48"/>
        <table:table-column table:style-name="co11" table:default-cell-style-name="ce48"/>
        <table:table-column table:style-name="co12" table:default-cell-style-name="ce48"/>
        <table:table-column table:style-name="co11" table:default-cell-style-name="ce48"/>
        <table:table-column table:style-name="co13" table:number-columns-repeated="51" table:default-cell-style-name="ce48"/>
        <table:table-row table:style-name="ro1">
          <table:table-cell table:style-name="ce38" office:value-type="string" calcext:value-type="string">
            <text:p>Advertencia</text:p>
          </table:table-cell>
          <table:table-cell table:style-name="ce40" table:number-columns-repeated="3"/>
          <table:table-cell table:style-name="ce82"/>
          <table:table-cell table:style-name="ce61" office:value-type="string" calcext:value-type="string">
            <text:p>Ir a…</text:p>
          </table:table-cell>
          <table:table-cell table:style-name="ce82"/>
          <table:table-cell table:style-name="ce40" table:number-columns-repeated="7"/>
          <table:table-cell table:style-name="ce40" office:value-type="float" office:value="1" calcext:value-type="float">
            <text:p>1</text:p>
          </table:table-cell>
          <table:table-cell table:style-name="ce40" table:number-columns-repeated="2"/>
          <table:table-cell table:number-columns-repeated="9"/>
          <table:table-cell table:style-name="Default"/>
          <table:table-cell table:number-columns-repeated="37"/>
        </table:table-row>
        <table:table-row table:style-name="ro1">
          <table:table-cell table:style-name="ce38"/>
          <table:table-cell table:style-name="ce40" table:number-columns-repeated="3"/>
          <table:table-cell table:style-name="ce73"/>
          <table:table-cell table:style-name="ce53" office:value-type="string" calcext:value-type="string">
            <text:p><text:a xlink:href="#Enunciado" xlink:type="simple">Enunciado</text:a></text:p>
          </table:table-cell>
          <table:table-cell table:style-name="ce82"/>
          <table:table-cell table:style-name="ce40" table:number-columns-repeated="10"/>
          <table:table-cell table:number-columns-repeated="9"/>
          <table:table-cell table:style-name="Default"/>
          <table:table-cell table:number-columns-repeated="37"/>
        </table:table-row>
        <table:table-row table:style-name="ro1">
          <table:table-cell table:style-name="ce39" office:value-type="string" calcext:value-type="string">
            <text:p>Este documento contiene macros asociadas a</text:p>
          </table:table-cell>
          <table:table-cell table:style-name="ce40" table:number-columns-repeated="2"/>
          <table:table-cell table:style-name="ce43" office:value-type="string" calcext:value-type="string">
            <text:p><text:a xlink:href="#DescrFunc" xlink:type="simple">funciones</text:a></text:p>
          </table:table-cell>
          <table:table-cell table:style-name="ce73"/>
          <table:table-cell table:style-name="ce43" office:value-type="string" calcext:value-type="string">
            <text:p><text:a xlink:href="#NotasAyuda" xlink:type="simple">Ayuda</text:a></text:p>
          </table:table-cell>
          <table:table-cell table:style-name="ce82"/>
          <table:table-cell table:style-name="ce40" table:number-columns-repeated="10"/>
          <table:table-cell table:number-columns-repeated="47"/>
        </table:table-row>
        <table:table-row table:style-name="ro1">
          <table:table-cell table:style-name="ce40" office:value-type="string" calcext:value-type="string">
            <text:p>Si los cálculos no funcionan, haga clic en el menú</text:p>
          </table:table-cell>
          <table:table-cell table:style-name="ce40" table:number-columns-repeated="3"/>
          <table:table-cell table:style-name="ce73"/>
          <table:table-cell table:style-name="ce40" office:value-type="string" calcext:value-type="string">
            <text:p><text:s/></text:p>
          </table:table-cell>
          <table:table-cell table:style-name="ce82"/>
          <table:table-cell table:style-name="ce40" table:number-columns-repeated="10"/>
          <table:table-cell table:number-columns-repeated="47"/>
        </table:table-row>
        <table:table-row table:style-name="ro1">
          <table:table-cell table:style-name="ce45" office:value-type="string" calcext:value-type="string">
            <text:p>Herramientas → Opciones → LibreOffice → Seguridad → Seguridad de macros</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y ponga la seguridad en «Medio».</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Cierre el documento y vuelva a abrirlo activando las macros.</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Esto hace más vulnerable el ordenador.</text:p>
          </table:table-cell>
          <table:table-cell table:style-name="ce40" table:number-columns-repeated="3"/>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Si se ha descargado esta hoja de:</text:p>
          </table:table-cell>
          <table:table-cell table:style-name="ce40"/>
          <table:table-cell table:style-name="ce35" office:value-type="string" calcext:value-type="string">
            <text:p><text:a xlink:href="http://www.xente.mundo-r.com/alfonbarba/calculo.html" xlink:type="simple">Hojas de cálculo</text:a></text:p>
          </table:table-cell>
          <table:table-cell table:style-name="ce40"/>
          <table:table-cell table:style-name="ce73"/>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las macros que contiene sólo desarrollan una serie de funciones para manejar formatos de número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y no son peligrosas. Si la ha descargado de otro lado, no garantizo su seguridad.</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46" office:value-type="string" calcext:value-type="string">
            <text:p>Instruccione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6"/>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38" office:value-type="string" calcext:value-type="string">
            <text:p>¡Haga una copia de seguridad de este documento antes de empezar a usarl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6" office:value-type="string" calcext:value-type="string">
            <text:p>¡No copie nunca una celda de Menú (fondo salmón) en otra! Desaparecerán los menú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Si no ha hecho la copia de seguridad, la única solución es</text:p>
          </table:table-cell>
          <table:table-cell table:style-name="ce40" table:number-columns-repeated="2"/>
          <table:table-cell table:style-name="ce53" office:value-type="string" calcext:value-type="string">
            <text:p><text:a xlink:href="http://www.xente.mundo-r.com/alfonbarba/calculo.html" xlink:type="simple">descargar</text:a></text:p>
          </table:table-cell>
          <table:table-cell table:style-name="ce40" office:value-type="string" calcext:value-type="string">
            <text:p>de nuevo este documento.</text:p>
          </table:table-cell>
          <table:table-cell table:style-name="ce40"/>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66" office:value-type="string" calcext:value-type="string">
            <text:p>Haga clic abajo en la pestaña Enunciado 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66" office:value-type="string" calcext:value-type="string">
            <text:p>pulse la tecla Ctrl mientras hace clic en el enlace</text:p>
          </table:table-cell>
          <table:table-cell table:style-name="ce40" table:number-columns-repeated="2"/>
          <table:table-cell table:style-name="ce53" office:value-type="string" calcext:value-type="string">
            <text:p><text:a xlink:href="#Enunciado" xlink:type="simple">Enunciado</text:a></text:p>
          </table:table-cell>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Teclee los datos en las celdas de color blanco y borde azul</text:p>
          </table:table-cell>
          <table:table-cell table:style-name="ce40" table:number-columns-repeated="2"/>
          <table:table-cell table:style-name="DatoEntrada"/>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Elija alguna de las opciones en las celdas de color salmón</text:p>
          </table:table-cell>
          <table:table-cell table:style-name="ce40" table:number-columns-repeated="2"/>
          <table:table-cell table:style-name="Desplegable" table:content-validation-name="val1"/>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6" office:value-type="string" calcext:value-type="string">
            <text:p>Para más ayuda, haga clic abajo en la pestaña Ayuda o</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66" office:value-type="string" calcext:value-type="string">
            <text:p>pulse la tecla Ctrl mientras hace clic en el enlace</text:p>
          </table:table-cell>
          <table:table-cell table:style-name="ce40" table:number-columns-repeated="2"/>
          <table:table-cell table:style-name="ce43" office:value-type="string" calcext:value-type="string">
            <text:p><text:a xlink:href="#NotasAyuda" xlink:type="simple">Ayuda</text:a></text:p>
          </table:table-cell>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68"/>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38" office:value-type="string" calcext:value-type="string">
            <text:p>Aclaraciones</text:p>
          </table:table-cell>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8"/>
          <table:table-cell table:style-name="ce40" table:number-columns-repeated="2"/>
          <table:table-cell table:style-name="ce17"/>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40" office:value-type="string" calcext:value-type="string">
            <text:p>Para ver bien los subíndices o superíndices se necesita una fuente UNICODE.</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un tipo de letra que contiene más símbolos que los normale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Este documento utiliza las fuentes Linux Biolinum G que agrupa las cifras de tres en tres</text:p>
          </table:table-cell>
          <table:table-cell table:style-name="ce40" table:number-columns-repeated="4"/>
          <table:table-cell table:style-name="ce40" office:value-type="float" office:value="250000000" calcext:value-type="float">
            <text:p>250000000</text:p>
          </table:table-cell>
          <table:table-cell table:style-name="ce82"/>
          <table:table-cell table:style-name="ce40" table:number-columns-repeated="10"/>
          <table:table-cell table:number-columns-repeated="47"/>
        </table:table-row>
        <table:table-row table:style-name="ro1">
          <table:table-cell table:style-name="ce40" office:value-type="string" calcext:value-type="string">
            <text:p>y <text:span text:style-name="T2"><text:a xlink:href="http://numbertext.org/linux/" xlink:type="simple">Linux Libertine G</text:a></text:span> para escribir los subíndices y superíndices de las fórmulas químicas</text:p>
          </table:table-cell>
          <table:table-cell table:style-name="ce40" table:number-columns-repeated="5"/>
          <table:table-cell table:style-name="ce82"/>
          <table:table-cell table:style-name="ce40" table:number-columns-repeated="10"/>
          <table:table-cell table:number-columns-repeated="47"/>
        </table:table-row>
        <table:table-row table:style-name="ro1">
          <table:table-cell table:style-name="ce40" office:value-type="string" calcext:value-type="string">
            <text:p>Si aparece</text:p>
          </table:table-cell>
          <table:table-cell table:style-name="ce52" table:formula="of:=NA()" office:value-type="string" office:string-value="" calcext:value-type="error">
            <text:p>#N/D</text:p>
          </table:table-cell>
          <table:table-cell table:style-name="ce40" office:value-type="string" calcext:value-type="string">
            <text:p>en alguna celda habrá que revisar los menús desplegables.</text:p>
          </table:table-cell>
          <table:table-cell table:style-name="ce40" table:number-columns-repeated="3"/>
          <table:table-cell table:style-name="ce82"/>
          <table:table-cell table:style-name="ce40" table:number-columns-repeated="10"/>
          <table:table-cell table:number-columns-repeated="47"/>
        </table:table-row>
        <table:table-row table:style-name="ro1">
          <table:table-cell table:style-name="ce40" office:value-type="string" calcext:value-type="string">
            <text:p>Lo más probable es que queden opciones de un problema anterior que ya no son válidas </text:p>
          </table:table-cell>
          <table:table-cell table:style-name="ce40" table:number-columns-repeated="2"/>
          <table:table-cell table:style-name="ce72"/>
          <table:table-cell table:style-name="ce40" table:number-columns-repeated="2"/>
          <table:table-cell table:style-name="ce82"/>
          <table:table-cell table:style-name="ce40" table:number-columns-repeated="10"/>
          <table:table-cell table:number-columns-repeated="47"/>
        </table:table-row>
        <table:table-row table:style-name="ro1">
          <table:table-cell table:style-name="ce40" office:value-type="string" calcext:value-type="string">
            <text:p>para el problema actual. Despliegue los menús en color salmón y elija uno de los ítems de la lista.</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Se pueden ver más decimales en los datos de entrada con la opción</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5" office:value-type="string" calcext:value-type="string">
            <text:p>Herramientas → Opciones→ Calc → Calcular → Limitar <text:s/>los decimales</text:p>
          </table:table-cell>
          <table:table-cell table:style-name="ce40" table:number-columns-repeated="3"/>
          <table:table-cell table:style-name="ce72"/>
          <table:table-cell table:style-name="ce40"/>
          <table:table-cell table:style-name="ce82"/>
          <table:table-cell table:style-name="ce40" table:number-columns-repeated="10"/>
          <table:table-cell table:number-columns-repeated="47"/>
        </table:table-row>
        <table:table-row table:style-name="ro1">
          <table:table-cell table:style-name="ce40" office:value-type="string" calcext:value-type="string">
            <text:p>poniendo más decimales o quitando la marca.</text:p>
          </table:table-cell>
          <table:table-cell table:style-name="ce40" table:number-columns-repeated="3"/>
          <table:table-cell table:style-name="ce72"/>
          <table:table-cell table:style-name="ce43" office:value-type="string" calcext:value-type="string">
            <text:p><text:a xlink:href="#NotasAyuda" xlink:type="simple">Ayuda</text:a></text:p>
          </table:table-cell>
          <table:table-cell table:style-name="ce82"/>
          <table:table-cell table:style-name="ce40" table:number-columns-repeated="10"/>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38" office:value-type="string" calcext:value-type="string">
            <text:p>Funciones</text:p>
          </table:table-cell>
          <table:table-cell table:style-name="ce40" table:number-columns-repeated="4"/>
          <table:table-cell table:style-name="ce38" office:value-type="string" calcext:value-type="string">
            <text:p>Ejemplos</text:p>
          </table:table-cell>
          <table:table-cell table:style-name="ce82"/>
          <table:table-cell table:style-name="ce40" table:number-columns-repeated="10"/>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signif</text:p>
          </table:table-cell>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2"/>
          <table:table-cell table:style-name="ce47" table:number-columns-repeated="2"/>
          <table:table-cell table:style-name="ce40" table:number-columns-repeated="3"/>
          <table:table-cell table:number-columns-repeated="47"/>
        </table:table-row>
        <table:table-row table:style-name="ro1">
          <table:table-cell table:style-name="ce71" office:value-type="string" calcext:value-type="string">
            <text:p>NotaCien(número; signif; aspa)</text:p>
          </table:table-cell>
          <table:table-cell table:style-name="ce40"/>
          <table:table-cell table:style-name="ce40" office:value-type="string" calcext:value-type="string">
            <text:p>Da un texto con el número en notación científica</text:p>
          </table:table-cell>
          <table:table-cell table:style-name="ce40" table:number-columns-repeated="2"/>
          <table:table-cell table:style-name="ce92" office:value-type="float" office:value="0.000025898" calcext:value-type="float">
            <text:p>0,000025898</text:p>
          </table:table-cell>
          <table:table-cell table:style-name="ce104" office:value-type="float" office:value="6" calcext:value-type="float">
            <text:p>6</text:p>
          </table:table-cell>
          <table:table-cell table:style-name="ce47"/>
          <table:table-cell table:style-name="ce87" table:formula="of:=NOTACIEN([.F41];[.G41])" office:value-type="string" office:string-value="2,58980·10⁻⁵" calcext:value-type="string">
            <text:p>2,58980·10⁻⁵</text:p>
          </table:table-cell>
          <table:table-cell table:style-name="ce47" table:formula="of:=FORMULA([.I41])" office:value-type="string" office:string-value="=NOTACIEN(F41;G41)" calcext:value-type="string">
            <text:p>=NOTACIEN(F41;G4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signif</text:p>
          </table:table-cell>
          <table:table-cell table:style-name="ce40" office:value-type="string" calcext:value-type="string">
            <text:p>El n.º de cifras significativas (si no se pone, usa 3)</text:p>
          </table:table-cell>
          <table:table-cell table:style-name="ce40" table:number-columns-repeated="2"/>
          <table:table-cell table:style-name="ce92" table:formula="of:=[.F41]" office:value-type="float" office:value="0.000025898" calcext:value-type="float">
            <text:p>0,000025898</text:p>
          </table:table-cell>
          <table:table-cell table:style-name="ce40"/>
          <table:table-cell table:style-name="ce52" office:value-type="string" calcext:value-type="string">
            <text:p>aspa</text:p>
          </table:table-cell>
          <table:table-cell table:style-name="ce87" table:formula="of:=NOTACIEN([.F42])" office:value-type="string" office:string-value="2,59·10⁻⁵" calcext:value-type="string">
            <text:p>2,59·10⁻⁵</text:p>
          </table:table-cell>
          <table:table-cell table:style-name="ce47" table:formula="of:=FORMULA([.I42])" office:value-type="string" office:string-value="=NOTACIEN(F42)" calcext:value-type="string">
            <text:p>=NOTACIEN(F42)</text:p>
          </table:table-cell>
          <table:table-cell table:style-name="ce47" table:number-columns-repeated="2"/>
          <table:table-cell table:style-name="ce40"/>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aspa</text:p>
          </table:table-cell>
          <table:table-cell table:style-name="ce40" office:value-type="string" calcext:value-type="string">
            <text:p>Si no se pone o es 0: «·10». Si se pone y no es 0: «×10»</text:p>
          </table:table-cell>
          <table:table-cell table:style-name="ce40" table:number-columns-repeated="2"/>
          <table:table-cell table:style-name="ce92" office:value-type="float" office:value="2013" calcext:value-type="float">
            <text:p>2013</text:p>
          </table:table-cell>
          <table:table-cell table:style-name="ce104" office:value-type="float" office:value="2" calcext:value-type="float">
            <text:p>2</text:p>
          </table:table-cell>
          <table:table-cell table:style-name="ce104" office:value-type="float" office:value="1" calcext:value-type="float">
            <text:p>1</text:p>
          </table:table-cell>
          <table:table-cell table:style-name="ce87" table:formula="of:=NOTACIEN([.F43];[.G43];[.H43])" office:value-type="string" office:string-value="2,0×10³" calcext:value-type="string">
            <text:p>2,0×10³</text:p>
          </table:table-cell>
          <table:table-cell table:style-name="ce47" table:formula="of:=FORMULA([.I43])" office:value-type="string" office:string-value="=NOTACIEN(F43;G43;H43)" calcext:value-type="string">
            <text:p>=NOTACIEN(F43;G43;H43)</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52" office:value-type="string" calcext:value-type="string">
            <text:p>sig</text:p>
          </table:table-cell>
          <table:table-cell table:style-name="ce82" office:value-type="string" calcext:value-type="string">
            <text:p>cifras</text:p>
          </table:table-cell>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NumForma(número; signif; cifras)</text:p>
          </table:table-cell>
          <table:table-cell table:style-name="ce40"/>
          <table:table-cell table:style-name="ce40" office:value-type="string" calcext:value-type="string">
            <text:p>Da un texto con el número en notación decimal o científica</text:p>
          </table:table-cell>
          <table:table-cell table:style-name="ce40" table:number-columns-repeated="2"/>
          <table:table-cell table:style-name="ce92" office:value-type="float" office:value="0.0123456" calcext:value-type="float">
            <text:p>0,0123456</text:p>
          </table:table-cell>
          <table:table-cell table:style-name="ce104" office:value-type="float" office:value="4" calcext:value-type="float">
            <text:p>4</text:p>
          </table:table-cell>
          <table:table-cell table:style-name="ce104" office:value-type="float" office:value="2" calcext:value-type="float">
            <text:p>2</text:p>
          </table:table-cell>
          <table:table-cell table:style-name="ce87" table:formula="of:=NUMFORMA([.F45];[.G45];[.H45])" office:value-type="string" office:string-value="0,01235" calcext:value-type="string">
            <text:p>0,01235</text:p>
          </table:table-cell>
          <table:table-cell table:style-name="ce47" table:formula="of:=FORMULA([.I45])" office:value-type="string" office:string-value="=NUMFORMA(F45;G45;H45)" calcext:value-type="string">
            <text:p>=NUMFORMA(F45;G45;H45)</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decimal</text:p>
          </table:table-cell>
          <table:table-cell table:style-name="ce40" office:value-type="string" calcext:value-type="string">
            <text:p>si |número|&lt;1 y la 1ª posición decimal es menor o igual que «cifras»</text:p>
          </table:table-cell>
          <table:table-cell table:style-name="ce40" table:number-columns-repeated="3"/>
          <table:table-cell table:style-name="ce92" table:formula="of:=[.F45]" office:value-type="float" office:value="0.0123456" calcext:value-type="float">
            <text:p>0,0123456</text:p>
          </table:table-cell>
          <table:table-cell table:style-name="ce104" office:value-type="float" office:value="4" calcext:value-type="float">
            <text:p>4</text:p>
          </table:table-cell>
          <table:table-cell table:style-name="ce104" office:value-type="float" office:value="1" calcext:value-type="float">
            <text:p>1</text:p>
          </table:table-cell>
          <table:table-cell table:style-name="ce87" table:formula="of:=NUMFORMA([.F46];[.G46];[.H46])" office:value-type="string" office:string-value="1,235·10⁻²" calcext:value-type="string">
            <text:p>1,235·10⁻²</text:p>
          </table:table-cell>
          <table:table-cell table:style-name="ce47" table:formula="of:=FORMULA([.I46])" office:value-type="string" office:string-value="=NUMFORMA(F46;G46;H46)" calcext:value-type="string">
            <text:p>=NUMFORMA(F46;G46;H46)</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decimal</text:p>
          </table:table-cell>
          <table:table-cell table:style-name="ce40" office:value-type="string" calcext:value-type="string">
            <text:p>si |número|&gt;1 y el n.º de cifras de la parte entera es menor o igual que «cifras»</text:p>
          </table:table-cell>
          <table:table-cell table:style-name="ce40" table:number-columns-repeated="3"/>
          <table:table-cell table:style-name="ce92" office:value-type="float" office:value="1234" calcext:value-type="float">
            <text:p>1234</text:p>
          </table:table-cell>
          <table:table-cell table:style-name="ce104"/>
          <table:table-cell table:style-name="ce104" office:value-type="float" office:value="4" calcext:value-type="float">
            <text:p>4</text:p>
          </table:table-cell>
          <table:table-cell table:style-name="ce87" table:formula="of:=NUMFORMA([.F47];[.G47];[.H47])" office:value-type="string" office:string-value="1230" calcext:value-type="string">
            <text:p>1230</text:p>
          </table:table-cell>
          <table:table-cell table:style-name="ce47" table:formula="of:=FORMULA([.I47])" office:value-type="string" office:string-value="=NUMFORMA(F47;G47;H47)" calcext:value-type="string">
            <text:p>=NUMFORMA(F47;G47;H47)</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científica</text:p>
          </table:table-cell>
          <table:table-cell table:style-name="ce40" office:value-type="string" calcext:value-type="string">
            <text:p>en los demás casos</text:p>
          </table:table-cell>
          <table:table-cell table:style-name="ce40" table:number-columns-repeated="3"/>
          <table:table-cell table:style-name="ce92" table:formula="of:=[.F47]" office:value-type="float" office:value="1234" calcext:value-type="float">
            <text:p>1234</text:p>
          </table:table-cell>
          <table:table-cell table:style-name="ce104"/>
          <table:table-cell table:style-name="ce104" office:value-type="float" office:value="3" calcext:value-type="float">
            <text:p>3</text:p>
          </table:table-cell>
          <table:table-cell table:style-name="ce87" table:formula="of:=NUMFORMA([.F48];[.G48];[.H48])" office:value-type="string" office:string-value="1,23·10³" calcext:value-type="string">
            <text:p>1,23·10³</text:p>
          </table:table-cell>
          <table:table-cell table:style-name="ce47" table:formula="of:=FORMULA([.I48])" office:value-type="string" office:string-value="=NUMFORMA(F48;G48;H48)" calcext:value-type="string">
            <text:p>=NUMFORMA(F48;G48;H48)</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21" office:value-type="string" calcext:value-type="string">
            <text:p>número</text:p>
          </table:table-cell>
          <table:table-cell table:style-name="ce40" office:value-type="string" calcext:value-type="string">
            <text:p>El número que se va a convertir en texto</text:p>
          </table:table-cell>
          <table:table-cell table:style-name="ce40" table:number-columns-repeated="2"/>
          <table:table-cell table:style-name="ce92" office:value-type="float" office:value="-0.0014" calcext:value-type="float">
            <text:p>-0,0014</text:p>
          </table:table-cell>
          <table:table-cell table:style-name="ce104"/>
          <table:table-cell table:style-name="ce104" office:value-type="float" office:value="2" calcext:value-type="float">
            <text:p>2</text:p>
          </table:table-cell>
          <table:table-cell table:style-name="ce87" table:formula="of:=NUMFORMA([.F49];[.G49];[.H49])" office:value-type="string" office:string-value="-1,40·10⁻³" calcext:value-type="string">
            <text:p>-1,40·10⁻³</text:p>
          </table:table-cell>
          <table:table-cell table:style-name="ce47" table:formula="of:=FORMULA([.I49])" office:value-type="string" office:string-value="=NUMFORMA(F49;G49;H49)" calcext:value-type="string">
            <text:p>=NUMFORMA(F49;G49;H49)</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signif</text:p>
          </table:table-cell>
          <table:table-cell table:style-name="ce40" office:value-type="string" calcext:value-type="string">
            <text:p>N.º de cifras significativas (por defecto, 3)</text:p>
          </table:table-cell>
          <table:table-cell table:style-name="ce40" table:number-columns-repeated="2"/>
          <table:table-cell table:style-name="ce82" table:number-columns-repeated="3"/>
          <table:table-cell table:style-name="ce87"/>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cifras</text:p>
          </table:table-cell>
          <table:table-cell table:style-name="ce40" office:value-type="string" calcext:value-type="string">
            <text:p>Decide entre notación decimal o científica (por defecto, 3)</text:p>
          </table:table-cell>
          <table:table-cell table:style-name="ce40" table:number-columns-repeated="2"/>
          <table:table-cell table:style-name="ce82" table:number-columns-repeated="3"/>
          <table:table-cell table:style-name="ce87"/>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textoNum</text:p>
          </table:table-cell>
          <table:table-cell table:style-name="ce52"/>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AValor(textoNum)</text:p>
          </table:table-cell>
          <table:table-cell table:style-name="ce40"/>
          <table:table-cell table:style-name="ce40" office:value-type="string" calcext:value-type="string">
            <text:p>Calcula el valor de un texto numérico</text:p>
          </table:table-cell>
          <table:table-cell table:style-name="ce40" table:number-columns-repeated="2"/>
          <table:table-cell table:style-name="ce67" office:value-type="string" calcext:value-type="string">
            <text:p>2,00·10⁻³</text:p>
          </table:table-cell>
          <table:table-cell table:style-name="ce52"/>
          <table:table-cell table:style-name="ce40"/>
          <table:table-cell table:style-name="ce100" table:formula="of:=AVALOR([.F53])" office:value-type="float" office:value="0.002" calcext:value-type="float">
            <text:p>0,002</text:p>
          </table:table-cell>
          <table:table-cell table:style-name="ce47" table:formula="of:=FORMULA([.I53])" office:value-type="string" office:string-value="=AVALOR(F53)" calcext:value-type="string">
            <text:p>=AVALOR(F53)</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office:value-type="string" calcext:value-type="string">
            <text:p>textoNum</text:p>
          </table:table-cell>
          <table:table-cell table:style-name="ce40" office:value-type="string" calcext:value-type="string">
            <text:p>Número en formato de texto</text:p>
          </table:table-cell>
          <table:table-cell table:style-name="ce40" table:number-columns-repeated="5"/>
          <table:table-cell table:style-name="ce82"/>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signif</text:p>
          </table:table-cell>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AValor(NumForma(número; signif))</text:p>
          </table:table-cell>
          <table:table-cell table:style-name="ce40"/>
          <table:table-cell table:style-name="ce40" office:value-type="string" calcext:value-type="string">
            <text:p>Da el número recortado a las cifras significativas</text:p>
          </table:table-cell>
          <table:table-cell table:style-name="ce40" table:number-columns-repeated="2"/>
          <table:table-cell table:style-name="ce92" office:value-type="float" office:value="1234567890" calcext:value-type="float">
            <text:p>1234567890</text:p>
          </table:table-cell>
          <table:table-cell table:style-name="ce104" office:value-type="float" office:value="4" calcext:value-type="float">
            <text:p>4</text:p>
          </table:table-cell>
          <table:table-cell table:style-name="ce40"/>
          <table:table-cell table:style-name="ce47" table:formula="of:=AVALOR(NUMFORMA([.F56];[.G56]))" office:value-type="float" office:value="1235000000" calcext:value-type="float">
            <text:p>1235000000</text:p>
          </table:table-cell>
          <table:table-cell table:style-name="ce47" table:formula="of:=FORMULA([.I56])" office:value-type="string" office:string-value="=AVALOR(NUMFORMA(F56;G56))" calcext:value-type="string">
            <text:p>=AVALOR(NUMFORMA(F56;G56))</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table:table-cell table:style-name="ce40"/>
          <table:table-cell table:style-name="ce40" office:value-type="string" calcext:value-type="string">
            <text:p>pero no muestra los ceros decimales a la derecha</text:p>
          </table:table-cell>
          <table:table-cell table:style-name="ce40" table:number-columns-repeated="2"/>
          <table:table-cell table:style-name="ce69" office:value-type="float" office:value="0.082" calcext:value-type="float">
            <text:p>0,082</text:p>
          </table:table-cell>
          <table:table-cell table:style-name="ce104" office:value-type="float" office:value="4" calcext:value-type="float">
            <text:p>4</text:p>
          </table:table-cell>
          <table:table-cell table:style-name="ce40"/>
          <table:table-cell table:style-name="ce47" table:formula="of:=AVALOR(NUMFORMA([.F57];[.G57]))" office:value-type="float" office:value="0.082" calcext:value-type="float">
            <text:p>0,082</text:p>
          </table:table-cell>
          <table:table-cell table:style-name="ce47" table:formula="of:=FORMULA([.I57])" office:value-type="string" office:string-value="=AVALOR(NUMFORMA(F57;G57))" calcext:value-type="string">
            <text:p>=AVALOR(NUMFORMA(F57;G57))</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office:value-type="string" calcext:value-type="string">
            <text:p>número</text:p>
          </table:table-cell>
          <table:table-cell table:style-name="ce40" office:value-type="string" calcext:value-type="string">
            <text:p>El número que se va a recortar o ampliar</text:p>
          </table:table-cell>
          <table:table-cell table:style-name="ce40" table:number-columns-repeated="2"/>
          <table:table-cell table:style-name="DatoEntrada" office:value-type="float" office:value="299792458" calcext:value-type="float">
            <text:p>299792458</text:p>
          </table:table-cell>
          <table:table-cell table:style-name="ce40" table:number-columns-repeated="2"/>
          <table:table-cell table:style-name="ce47" table:formula="of:=AVALOR(NUMFORMA([.F58]))" office:value-type="float" office:value="300000000" calcext:value-type="float">
            <text:p>300000000</text:p>
          </table:table-cell>
          <table:table-cell table:style-name="ce47" table:formula="of:=FORMULA([.I58])" office:value-type="string" office:string-value="=AVALOR(NUMFORMA(F58))" calcext:value-type="string">
            <text:p>=AVALOR(NUMFORMA(F58))</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signif</text:p>
          </table:table-cell>
          <table:table-cell table:style-name="ce40" office:value-type="string" calcext:value-type="string">
            <text:p>N.º de cifras significativas (por defecto, 3)</text:p>
          </table:table-cell>
          <table:table-cell table:style-name="ce40" table:number-columns-repeated="2"/>
          <table:table-cell table:style-name="ce92" table:formula="of:=PI()" office:value-type="float" office:value="3.14159265358979" calcext:value-type="float">
            <text:p>3,14159265358979</text:p>
          </table:table-cell>
          <table:table-cell table:style-name="ce104" office:value-type="float" office:value="6" calcext:value-type="float">
            <text:p>6</text:p>
          </table:table-cell>
          <table:table-cell table:style-name="ce40"/>
          <table:table-cell table:style-name="ce47" table:formula="of:=AVALOR(NUMFORMA([.F59];[.G59]))" office:value-type="float" office:value="3.14159" calcext:value-type="float">
            <text:p>3,14159</text:p>
          </table:table-cell>
          <table:table-cell table:style-name="ce47" table:formula="of:=FORMULA([.I59])" office:value-type="string" office:string-value="=AVALOR(NUMFORMA(F59;G59))" calcext:value-type="string">
            <text:p>=AVALOR(NUMFORMA(F59;G59))</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47"/>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ExpandeTexto(Texto, nEspacios)</text:p>
          </table:table-cell>
          <table:table-cell table:style-name="ce40"/>
          <table:table-cell table:style-name="ce40" office:value-type="string" calcext:value-type="string">
            <text:p>Da un texto con las letras separadas por espacios</text:p>
          </table:table-cell>
          <table:table-cell table:style-name="ce40" table:number-columns-repeated="2"/>
          <table:table-cell table:style-name="ce92" office:value-type="string" calcext:value-type="string">
            <text:p>hojas</text:p>
          </table:table-cell>
          <table:table-cell table:style-name="ce47"/>
          <table:table-cell table:style-name="ce40"/>
          <table:table-cell table:style-name="ce87" table:formula="of:=EXPANDETEXTO([.F61])" office:value-type="string" office:string-value="h o j a s" calcext:value-type="string">
            <text:p>h o j a s</text:p>
          </table:table-cell>
          <table:table-cell table:style-name="ce47" table:formula="of:=FORMULA([.I61])" office:value-type="string" office:string-value="=EXPANDETEXTO(F61)" calcext:value-type="string">
            <text:p>=EXPANDETEXTO(F6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21" office:value-type="string" calcext:value-type="string">
            <text:p>nEspacios</text:p>
          </table:table-cell>
          <table:table-cell table:style-name="ce40" office:value-type="string" calcext:value-type="string">
            <text:p>N.º de espacios entre las letras (por defecto, 1)</text:p>
          </table:table-cell>
          <table:table-cell table:style-name="ce40" table:number-columns-repeated="2"/>
          <table:table-cell table:style-name="ce92" office:value-type="string" calcext:value-type="string">
            <text:p>hojas</text:p>
          </table:table-cell>
          <table:table-cell table:style-name="ce78" office:value-type="float" office:value="3" calcext:value-type="float">
            <text:p>3</text:p>
          </table:table-cell>
          <table:table-cell table:style-name="ce40"/>
          <table:table-cell table:style-name="ce87" table:formula="of:=EXPANDETEXTO([.F62];[.G62])" office:value-type="string" office:string-value="h   o   j   a   s" calcext:value-type="string">
            <text:p>h <text:s text:c="2"/>o <text:s text:c="2"/>j <text:s text:c="2"/>a <text:s text:c="2"/>s</text:p>
          </table:table-cell>
          <table:table-cell table:style-name="ce47" table:formula="of:=FORMULA([.I62])" office:value-type="string" office:string-value="=EXPANDETEXTO(F62;G62)" calcext:value-type="string">
            <text:p>=EXPANDETEXTO(F62;G62)</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1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40" office:value-type="string" calcext:value-type="string">
            <text:p>seleccione un rago y hag clic en Borrar datos</text:p>
          </table:table-cell>
          <table:table-cell table:style-name="ce40" table:number-columns-repeated="2"/>
          <table:table-cell table:style-name="ce52"/>
          <table:table-cell table:style-name="ce39"/>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VaciarCeldasNoProteg</text:p>
          </table:table-cell>
          <table:table-cell table:style-name="ce40"/>
          <table:table-cell table:style-name="ce40" office:value-type="string" calcext:value-type="string">
            <text:p>Borra las celdas no protegidas en el <text:s/>rango</text:p>
          </table:table-cell>
          <table:table-cell table:style-name="ce40" table:number-columns-repeated="2"/>
          <table:table-cell table:style-name="ce70" table:formula="of:=TODAY()" office:value-type="date" office:date-value="2023-08-26" calcext:value-type="date">
            <text:p>26/08/23</text:p>
          </table:table-cell>
          <table:table-cell table:style-name="ce78" table:formula="of:=2" office:value-type="float" office:value="2" calcext:value-type="float">
            <text:p>2</text:p>
          </table:table-cell>
          <table:table-cell table:style-name="ce78" table:formula="of:=SQRT([.G65])" office:value-type="float" office:value="1.4142135623731" calcext:value-type="float">
            <text:p>1,4142135623731</text:p>
          </table:table-cell>
          <table:table-cell table:style-name="ce186" table:formula="of:=[.C65]" office:value-type="string" office:string-value="Borra las celdas no protegidas en el  rango" calcext:value-type="string">
            <text:p>Borra las celdas no protegidas en el <text:s/>rang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table:table-cell table:style-name="ce91"/>
          <table:table-cell table:style-name="ce40" office:value-type="string" calcext:value-type="string">
            <text:p>seleccionado. Si no hay nada seleccionado</text:p>
          </table:table-cell>
          <table:table-cell table:style-name="ce40" table:number-columns-repeated="2"/>
          <table:table-cell table:style-name="ce70" table:formula="of:=[.F65]+[.G65]" office:value-type="date" office:date-value="2023-08-28" calcext:value-type="date">
            <text:p>28/08/23</text:p>
          </table:table-cell>
          <table:table-cell table:style-name="ce78" office:value-type="float" office:value="3" calcext:value-type="float">
            <text:p>3</text:p>
          </table:table-cell>
          <table:table-cell table:style-name="ce78" table:formula="of:=SQRT([.G66])" office:value-type="float" office:value="1.73205080756888" calcext:value-type="float">
            <text:p>1,73205080756888</text:p>
          </table:table-cell>
          <table:table-cell table:style-name="ce186" table:formula="of:=[.C66]" office:value-type="string" office:string-value="seleccionado. Si no hay nada seleccionado" calcext:value-type="string">
            <text:p>seleccionado. Si no hay nada seleccionad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2"/>
          <table:table-cell table:style-name="ce40" office:value-type="string" calcext:value-type="string">
            <text:p>borra las celdas no protegidas en el <text:s/>rango</text:p>
          </table:table-cell>
          <table:table-cell table:style-name="ce40"/>
          <table:table-cell table:style-name="ce40" office:value-type="string" calcext:value-type="string">
            <text:p>A1:J40</text:p>
          </table:table-cell>
          <table:table-cell table:style-name="ce70" table:formula="of:=[.F66]+[.G66]" office:value-type="date" office:date-value="2023-08-31" calcext:value-type="date">
            <text:p>31/08/23</text:p>
          </table:table-cell>
          <table:table-cell table:style-name="ce78" office:value-type="float" office:value="4" calcext:value-type="float">
            <text:p>4</text:p>
          </table:table-cell>
          <table:table-cell table:style-name="ce78" table:formula="of:=SQRT([.G67])" office:value-type="float" office:value="2" calcext:value-type="float">
            <text:p>2</text:p>
          </table:table-cell>
          <table:table-cell table:style-name="ce186" table:formula="of:=[.C67]" office:value-type="string" office:string-value="borra las celdas no protegidas en el  rango" calcext:value-type="string">
            <text:p>borra las celdas no protegidas en el <text:s/>rango</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7" table:number-columns-repeated="2"/>
          <table:table-cell table:style-name="ce40" office:value-type="string" calcext:value-type="string">
            <text:p>Borra números, fechas/horas, textos y fórmulas.</text:p>
          </table:table-cell>
          <table:table-cell table:style-name="ce47" table:number-columns-repeated="2"/>
          <table:table-cell table:style-name="ce70" table:formula="of:=[.F67]+[.G67]" office:value-type="date" office:date-value="2023-09-04" calcext:value-type="date">
            <text:p>04/09/23</text:p>
          </table:table-cell>
          <table:table-cell table:style-name="ce78" office:value-type="float" office:value="5" calcext:value-type="float">
            <text:p>5</text:p>
          </table:table-cell>
          <table:table-cell table:style-name="ce78" table:formula="of:=SQRT([.G68])" office:value-type="float" office:value="2.23606797749979" calcext:value-type="float">
            <text:p>2,23606797749979</text:p>
          </table:table-cell>
          <table:table-cell table:style-name="ce186" table:formula="of:=[.C68]" office:value-type="string" office:string-value="Borra números, fechas/horas, textos y fórmulas." calcext:value-type="string">
            <text:p>Borra números, fechas/horas, textos y fórmulas.</text:p>
          </table:table-cell>
          <table:table-cell table:style-name="ce47"/>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70" table:formula="of:=[.F68]+[.G68]" office:value-type="date" office:date-value="2023-09-09" calcext:value-type="date">
            <text:p>09/09/23</text:p>
          </table:table-cell>
          <table:table-cell table:style-name="ce78" office:value-type="float" office:value="6" calcext:value-type="float">
            <text:p>6</text:p>
          </table:table-cell>
          <table:table-cell table:style-name="ce78" table:formula="of:=SQRT([.G69])" office:value-type="float" office:value="2.44948974278318" calcext:value-type="float">
            <text:p>2,44948974278318</text:p>
          </table:table-cell>
          <table:table-cell table:style-name="ce186" table:formula="of:=[.C69]" office:value-type="float" office:value="0" calcext:value-type="float">
            <text:p>0</text:p>
          </table:table-cell>
          <table:table-cell table:style-name="ce40" table:number-columns-repeated="4"/>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table:number-columns-repeated="3"/>
          <table:table-cell table:style-name="ce87" office:value-type="string" calcext:value-type="string">
            <text:p>número</text:p>
          </table:table-cell>
          <table:table-cell table:style-name="ce82" office:value-type="string" calcext:value-type="string">
            <text:p>exponente</text:p>
          </table:table-cell>
          <table:table-cell table:style-name="ce47"/>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71" office:value-type="string" calcext:value-type="string">
            <text:p>EntreParent(número, exponente)</text:p>
          </table:table-cell>
          <table:table-cell table:style-name="ce91"/>
          <table:table-cell table:style-name="ce40" office:value-type="string" calcext:value-type="string">
            <text:p>Da un texto con el número entre paréntesis si es negativo</text:p>
          </table:table-cell>
          <table:table-cell table:style-name="ce40" table:number-columns-repeated="2"/>
          <table:table-cell table:style-name="ce92" office:value-type="float" office:value="-6.28" calcext:value-type="float">
            <text:p>-6,28</text:p>
          </table:table-cell>
          <table:table-cell table:style-name="ce47" table:number-columns-repeated="2"/>
          <table:table-cell table:style-name="ce87" table:formula="of:=ENTREPARENT([.F71])" office:value-type="string" office:string-value="(-6,28)" calcext:value-type="string">
            <text:p>(-6,28)</text:p>
          </table:table-cell>
          <table:table-cell table:style-name="ce47" table:formula="of:=FORMULA([.I71])" office:value-type="string" office:string-value="=ENTREPARENT(F71)" calcext:value-type="string">
            <text:p>=ENTREPARENT(F71)</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office:value-type="string" calcext:value-type="string">
            <text:p>o está en notación científica y va a elevarse a un exponente</text:p>
          </table:table-cell>
          <table:table-cell table:style-name="ce40" table:number-columns-repeated="2"/>
          <table:table-cell table:style-name="ce92" office:value-type="string" calcext:value-type="string">
            <text:p>2,59·10⁻⁵</text:p>
          </table:table-cell>
          <table:table-cell table:style-name="ce104" office:value-type="float" office:value="3" calcext:value-type="float">
            <text:p>3</text:p>
          </table:table-cell>
          <table:table-cell table:style-name="ce47"/>
          <table:table-cell table:style-name="ce87" table:formula="of:=ENTREPARENT([.F72];[.G72])" office:value-type="string" office:string-value="(2,59·10⁻⁵)³" calcext:value-type="string">
            <text:p>(2,59·10⁻⁵)³</text:p>
          </table:table-cell>
          <table:table-cell table:style-name="ce47" table:formula="of:=FORMULA([.I72])" office:value-type="string" office:string-value="=ENTREPARENT(F72;G72)" calcext:value-type="string">
            <text:p>=ENTREPARENT(F72;G72)</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exponente</text:p>
          </table:table-cell>
          <table:table-cell table:style-name="ce40" office:value-type="string" calcext:value-type="string">
            <text:p>El exponente al que va a aparecer elevado</text:p>
          </table:table-cell>
          <table:table-cell table:style-name="ce40" table:number-columns-repeated="2"/>
          <table:table-cell table:style-name="ce92" office:value-type="float" office:value="-6.28" calcext:value-type="float">
            <text:p>-6,28</text:p>
          </table:table-cell>
          <table:table-cell table:style-name="ce104" office:value-type="float" office:value="2" calcext:value-type="float">
            <text:p>2</text:p>
          </table:table-cell>
          <table:table-cell table:style-name="ce47"/>
          <table:table-cell table:style-name="ce87" table:formula="of:=ENTREPARENT([.F73];[.G73])" office:value-type="string" office:string-value="(-6,28)²" calcext:value-type="string">
            <text:p>(-6,28)²</text:p>
          </table:table-cell>
          <table:table-cell table:style-name="ce47" table:formula="of:=FORMULA([.I73])" office:value-type="string" office:string-value="=ENTREPARENT(F73;G73)" calcext:value-type="string">
            <text:p>=ENTREPARENT(F73;G73)</text:p>
          </table:table-cell>
          <table:table-cell table:style-name="ce40"/>
          <table:table-cell table:style-name="ce47"/>
          <table:table-cell table:style-name="ce40"/>
          <table:table-cell table:style-name="ce47"/>
          <table:table-cell table:style-name="ce40" table:number-columns-repeated="3"/>
          <table:table-cell table:number-columns-repeated="47"/>
        </table:table-row>
        <table:table-row table:style-name="ro1">
          <table:table-cell table:style-name="ce40"/>
          <table:table-cell table:style-name="ce91"/>
          <table:table-cell table:style-name="ce40" table:number-columns-repeated="3"/>
          <table:table-cell table:style-name="ce92" office:value-type="float" office:value="2018" calcext:value-type="float">
            <text:p>2018</text:p>
          </table:table-cell>
          <table:table-cell table:style-name="ce104" office:value-type="float" office:value="2" calcext:value-type="float">
            <text:p>2</text:p>
          </table:table-cell>
          <table:table-cell table:style-name="ce47"/>
          <table:table-cell table:style-name="ce87" table:formula="of:=ENTREPARENT([.F74];[.G74])" office:value-type="string" office:string-value="2018²" calcext:value-type="string">
            <text:p>2018²</text:p>
          </table:table-cell>
          <table:table-cell table:style-name="ce47" table:formula="of:=FORMULA([.I74])" office:value-type="string" office:string-value="=ENTREPARENT(F74;G74)" calcext:value-type="string">
            <text:p>=ENTREPARENT(F74;G74)</text:p>
          </table:table-cell>
          <table:table-cell table:style-name="ce40" table:number-columns-repeated="3"/>
          <table:table-cell table:style-name="ce47"/>
          <table:table-cell table:style-name="ce40" table:number-columns-repeated="3"/>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40" table:number-columns-repeated="2"/>
          <table:table-cell table:style-name="ce52" office:value-type="string" calcext:value-type="string">
            <text:p>resultado</text:p>
          </table:table-cell>
          <table:table-cell table:style-name="ce39" office:value-type="string" calcext:value-type="string">
            <text:p>fórmula</text:p>
          </table:table-cell>
          <table:table-cell table:style-name="ce40" table:number-columns-repeated="7"/>
          <table:table-cell table:number-columns-repeated="47"/>
        </table:table-row>
        <table:table-row table:style-name="ro1">
          <table:table-cell table:style-name="ce71" office:value-type="string" calcext:value-type="string">
            <text:p>PrefSM(número)</text:p>
          </table:table-cell>
          <table:table-cell table:style-name="ce40"/>
          <table:table-cell table:style-name="ce40" office:value-type="string" calcext:value-type="string">
            <text:p>Da el prefijo S.I. del múltiplo o submúltiplo (10³)ⁿ</text:p>
          </table:table-cell>
          <table:table-cell table:style-name="ce40" table:number-columns-repeated="2"/>
          <table:table-cell table:style-name="DatoEntrada" office:value-type="float" office:value="0.0000935" calcext:value-type="float">
            <text:p>0,0000935</text:p>
          </table:table-cell>
          <table:table-cell table:style-name="ce52"/>
          <table:table-cell table:style-name="ce40"/>
          <table:table-cell table:style-name="ce100" table:formula="of:=PREFSM([.F76])" office:value-type="string" office:string-value="µ" calcext:value-type="string">
            <text:p>µ</text:p>
          </table:table-cell>
          <table:table-cell table:style-name="ce47" table:formula="of:=FORMULA([.I76])" office:value-type="string" office:string-value="=PREFSM(F76)" calcext:value-type="string">
            <text:p>=PREFSM(F76)</text:p>
          </table:table-cell>
          <table:table-cell table:style-name="ce47"/>
          <table:table-cell table:style-name="ce40" table:number-columns-repeated="6"/>
          <table:table-cell table:number-columns-repeated="47"/>
        </table:table-row>
        <table:table-row table:style-name="ro1">
          <table:table-cell table:style-name="ce40"/>
          <table:table-cell table:style-name="ce91"/>
          <table:table-cell table:style-name="ce40" office:value-type="string" calcext:value-type="string">
            <text:p>en el que así expresado el resultado es &gt; 1 y &lt; 1000</text:p>
          </table:table-cell>
          <table:table-cell table:style-name="ce40" table:number-columns-repeated="2"/>
          <table:table-cell table:style-name="ce40" table:formula="of:=[.F76]&amp;&quot; J =&quot;" office:value-type="string" office:string-value="0,0000935 J =" calcext:value-type="string">
            <text:p>0,0000935 J =</text:p>
          </table:table-cell>
          <table:table-cell table:style-name="ce40" table:number-columns-repeated="2"/>
          <table:table-cell table:style-name="ce82" table:formula="of:=ASUBMULT([.F76])&amp;&quot;J&quot;" office:value-type="string" office:string-value="93,5 µJ" calcext:value-type="string">
            <text:p>93,5 µJ</text:p>
          </table:table-cell>
          <table:table-cell table:style-name="ce47"/>
          <table:table-cell table:style-name="ce40" table:number-columns-repeated="7"/>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table:table-cell table:style-name="ce40"/>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71" office:value-type="string" calcext:value-type="string">
            <text:p>ASubMult(número, cifras)</text:p>
          </table:table-cell>
          <table:table-cell table:style-name="ce40"/>
          <table:table-cell table:style-name="ce40" office:value-type="string" calcext:value-type="string">
            <text:p>Da un texto con el resultado y un prefijo del S.I.</text:p>
          </table:table-cell>
          <table:table-cell table:style-name="ce40" table:number-columns-repeated="2"/>
          <table:table-cell table:style-name="ce92" office:value-type="string" calcext:value-type="string">
            <text:p>7,8241·10⁷</text:p>
          </table:table-cell>
          <table:table-cell table:style-name="ce82"/>
          <table:table-cell table:style-name="ce47"/>
          <table:table-cell table:style-name="ce87" table:formula="of:=ASUBMULT([.F79])" office:value-type="string" office:string-value="78,2 M" calcext:value-type="string">
            <text:p>78,2 M</text:p>
          </table:table-cell>
          <table:table-cell table:style-name="ce47" table:formula="of:=FORMULA([.I79])" office:value-type="string" office:string-value="=ASUBMULT(F79)" calcext:value-type="string">
            <text:p>=ASUBMULT(F79)</text:p>
          </table:table-cell>
          <table:table-cell table:style-name="ce47"/>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en el que así expresado el resultado es &gt; 1 y &lt; 1000</text:p>
          </table:table-cell>
          <table:table-cell table:style-name="ce40" table:number-columns-repeated="2"/>
          <table:table-cell table:style-name="ce40" table:formula="of:=[.F79]&amp;&quot; J =&quot;" office:value-type="string" office:string-value="7,8241·10⁷ J =" calcext:value-type="string">
            <text:p>7,8241·10⁷ J =</text:p>
          </table:table-cell>
          <table:table-cell table:style-name="ce40" table:number-columns-repeated="2"/>
          <table:table-cell table:style-name="ce82" table:formula="of:=[.I79]&amp;&quot;J&quot;" office:value-type="string" office:string-value="78,2 MJ" calcext:value-type="string">
            <text:p>78,2 MJ</text:p>
          </table:table-cell>
          <table:table-cell table:style-name="ce47" table:number-columns-repeated="2"/>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Si número &lt; 10⁻²⁴ <text:s/>o número &gt; 10²⁷ <text:s/>da el número.</text:p>
          </table:table-cell>
          <table:table-cell table:style-name="ce40" table:number-columns-repeated="2"/>
          <table:table-cell table:style-name="ce92" office:value-type="string" calcext:value-type="string">
            <text:p>6,6260·10⁻³⁴</text:p>
          </table:table-cell>
          <table:table-cell table:style-name="ce82" office:value-type="string" calcext:value-type="string">
            <text:p>cifras</text:p>
          </table:table-cell>
          <table:table-cell table:style-name="ce47"/>
          <table:table-cell table:style-name="ce87" table:formula="of:=ASUBMULT([.F81])" office:value-type="string" office:string-value="6,63·10⁻³⁴" calcext:value-type="string">
            <text:p>6,63·10⁻³⁴</text:p>
          </table:table-cell>
          <table:table-cell table:style-name="ce47" table:formula="of:=FORMULA([.I81])" office:value-type="string" office:string-value="=ASUBMULT(F81)" calcext:value-type="string">
            <text:p>=ASUBMULT(F81)</text:p>
          </table:table-cell>
          <table:table-cell table:style-name="ce47"/>
          <table:table-cell table:style-name="ce40" table:number-columns-repeated="6"/>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cifras</text:p>
          </table:table-cell>
          <table:table-cell table:style-name="ce40" office:value-type="string" calcext:value-type="string">
            <text:p>N.º de cifras significativas (por defecto 3)</text:p>
          </table:table-cell>
          <table:table-cell table:style-name="ce40" table:number-columns-repeated="2"/>
          <table:table-cell table:style-name="ce75" office:value-type="string" calcext:value-type="string">
            <text:p>6,02×10²⁷</text:p>
          </table:table-cell>
          <table:table-cell table:style-name="ce104" office:value-type="float" office:value="4" calcext:value-type="float">
            <text:p>4</text:p>
          </table:table-cell>
          <table:table-cell table:style-name="ce47"/>
          <table:table-cell table:style-name="ce87" table:formula="of:=ASUBMULT([.F82];[.G82])" office:value-type="string" office:string-value="6,020·10²⁷" calcext:value-type="string">
            <text:p>6,020·10²⁷</text:p>
          </table:table-cell>
          <table:table-cell table:style-name="ce47" table:formula="of:=FORMULA([.I82])" office:value-type="string" office:string-value="=ASUBMULT(F82;G82)" calcext:value-type="string">
            <text:p>=ASUBMULT(F82;G82)</text:p>
          </table:table-cell>
          <table:table-cell table:style-name="ce47"/>
          <table:table-cell table:style-name="ce40" table:number-columns-repeated="6"/>
          <table:table-cell table:number-columns-repeated="47"/>
        </table:table-row>
        <table:table-row table:style-name="ro1">
          <table:table-cell table:style-name="ce87"/>
          <table:table-cell table:style-name="ce87" office:value-type="string" calcext:value-type="string">
            <text:p>Prefijos (10³)<text:span text:style-name="T3">ⁿ</text:span>:</text:p>
          </table:table-cell>
          <table:table-cell table:style-name="ce40" office:value-type="string" calcext:value-type="string">
            <text:p>y, z, a, f, p, n, µ, m, k, M, G, T, P, E, Z, Y</text:p>
          </table:table-cell>
          <table:table-cell table:style-name="ce40" table:number-columns-repeated="2"/>
          <table:table-cell table:style-name="ce92" office:value-type="float" office:value="0.00002589" calcext:value-type="float">
            <text:p>0,00002589</text:p>
          </table:table-cell>
          <table:table-cell table:style-name="ce104" office:value-type="float" office:value="3" calcext:value-type="float">
            <text:p>3</text:p>
          </table:table-cell>
          <table:table-cell table:style-name="ce47"/>
          <table:table-cell table:style-name="ce87" table:formula="of:=ASUBMULT([.F83];[.G83])" office:value-type="string" office:string-value="25,9 µ" calcext:value-type="string">
            <text:p>25,9 µ</text:p>
          </table:table-cell>
          <table:table-cell table:style-name="ce47" table:formula="of:=FORMULA([.I83])" office:value-type="string" office:string-value="=ASUBMULT(F83;G83)" calcext:value-type="string">
            <text:p>=ASUBMULT(F83;G83)</text:p>
          </table:table-cell>
          <table:table-cell table:style-name="ce47"/>
          <table:table-cell table:style-name="ce40" table:number-columns-repeated="6"/>
          <table:table-cell table:number-columns-repeated="47"/>
        </table:table-row>
        <table:table-row table:style-name="ro1">
          <table:table-cell table:style-name="ce40" table:number-columns-repeated="5"/>
          <table:table-cell table:style-name="ce87" office:value-type="string" calcext:value-type="string">
            <text:p>número</text:p>
          </table:table-cell>
          <table:table-cell table:style-name="ce82" office:value-type="string" calcext:value-type="string">
            <text:p>cif</text:p>
          </table:table-cell>
          <table:table-cell table:style-name="ce47"/>
          <table:table-cell table:style-name="ce87" office:value-type="string" calcext:value-type="string">
            <text:p>resultado</text:p>
          </table:table-cell>
          <table:table-cell table:style-name="ce47"/>
          <table:table-cell table:style-name="ce39" office:value-type="string" calcext:value-type="string">
            <text:p>fórmula</text:p>
          </table:table-cell>
          <table:table-cell table:style-name="ce40" table:number-columns-repeated="6"/>
          <table:table-cell table:number-columns-repeated="47"/>
        </table:table-row>
        <table:table-row table:style-name="ro1">
          <table:table-cell table:style-name="ce71" office:value-type="string" calcext:value-type="string">
            <text:p>ASubMultTabla(número, cifras)</text:p>
          </table:table-cell>
          <table:table-cell table:style-name="ce40"/>
          <table:table-cell table:style-name="ce40" office:value-type="string" calcext:value-type="string">
            <text:p>Da una tabla con el resultado y un prefijo del S.I.</text:p>
          </table:table-cell>
          <table:table-cell table:style-name="ce40" table:number-columns-repeated="2"/>
          <table:table-cell table:style-name="ce92" office:value-type="float" office:value="0.000025898" calcext:value-type="float">
            <text:p>0,000025898</text:p>
          </table:table-cell>
          <table:table-cell table:style-name="ce104" office:value-type="float" office:value="2" calcext:value-type="float">
            <text:p>2</text:p>
          </table:table-cell>
          <table:table-cell table:style-name="ce47"/>
          <table:table-cell table:style-name="ce108" table:number-matrix-columns-spanned="2" table:number-matrix-rows-spanned="1" table:formula="of:=ASUBMULTTABLA([.F85];[.G85])" office:value-type="string" office:string-value="26" calcext:value-type="string">
            <text:p>26</text:p>
          </table:table-cell>
          <table:table-cell table:style-name="ce47" office:value-type="string" office:string-value="µ" calcext:value-type="string">
            <text:p>µ</text:p>
          </table:table-cell>
          <table:table-cell table:style-name="ce47" table:formula="of:=FORMULA([.J85])" office:value-type="string" office:string-value="{=ASUBMULTTABLA(F85;G85)}" calcext:value-type="string">
            <text:p>{=ASUBMULTTABLA(F85;G85)}</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en el que así expresado el resultado es &gt; 1 y &lt; 1000</text:p>
          </table:table-cell>
          <table:table-cell table:style-name="ce40" table:number-columns-repeated="2"/>
          <table:table-cell table:style-name="ce75" office:value-type="string" calcext:value-type="string">
            <text:p>6,02×10²⁷</text:p>
          </table:table-cell>
          <table:table-cell table:style-name="ce104" office:value-type="float" office:value="5" calcext:value-type="float">
            <text:p>5</text:p>
          </table:table-cell>
          <table:table-cell table:style-name="ce47"/>
          <table:table-cell table:style-name="ce108" table:number-matrix-columns-spanned="2" table:number-matrix-rows-spanned="1" table:formula="of:=ASUBMULTTABLA([.F86];[.G86])" office:value-type="string" office:string-value="6,0200·10²⁷" calcext:value-type="string">
            <text:p>6,0200·10²⁷</text:p>
          </table:table-cell>
          <table:table-cell table:style-name="ce47">
            <text:p/>
          </table:table-cell>
          <table:table-cell table:style-name="ce47" table:formula="of:=FORMULA([.J86])" office:value-type="string" office:string-value="{=ASUBMULTTABLA(F86;G86)}" calcext:value-type="string">
            <text:p>{=ASUBMULTTABLA(F86;G86)}</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La función debe guardarse acabando con Ctrl Mayúsc Intro</text:p>
          </table:table-cell>
          <table:table-cell table:style-name="ce40" table:number-columns-repeated="2"/>
          <table:table-cell table:style-name="ce75" office:value-type="float" office:value="2.359E+017" calcext:value-type="float">
            <text:p>2,36E+17</text:p>
          </table:table-cell>
          <table:table-cell table:style-name="ce104" office:value-type="float" office:value="4" calcext:value-type="float">
            <text:p>4</text:p>
          </table:table-cell>
          <table:table-cell table:style-name="ce47"/>
          <table:table-cell table:style-name="ce108" table:number-matrix-columns-spanned="2" table:number-matrix-rows-spanned="1" table:formula="of:=ASUBMULTTABLA([.F87];[.G87])" office:value-type="string" office:string-value="235,9" calcext:value-type="string">
            <text:p>235,9</text:p>
          </table:table-cell>
          <table:table-cell table:style-name="ce47" office:value-type="string" office:string-value="P" calcext:value-type="string">
            <text:p>P</text:p>
          </table:table-cell>
          <table:table-cell table:style-name="ce47" table:formula="of:=FORMULA([.J87])" office:value-type="string" office:string-value="{=ASUBMULTTABLA(F87;G87)}" calcext:value-type="string">
            <text:p>{=ASUBMULTTABLA(F87;G87)}</text:p>
          </table:table-cell>
          <table:table-cell table:style-name="ce40" table:number-columns-repeated="6"/>
          <table:table-cell table:number-columns-repeated="47"/>
        </table:table-row>
        <table:table-row table:style-name="ro1">
          <table:table-cell table:style-name="ce40" table:number-columns-repeated="2"/>
          <table:table-cell table:style-name="ce40" office:value-type="string" calcext:value-type="string">
            <text:p>y ocupa 1 fila y 2 columnas</text:p>
          </table:table-cell>
          <table:table-cell table:style-name="ce40" table:number-columns-repeated="2"/>
          <table:table-cell table:style-name="ce92" office:value-type="float" office:value="1234567890" calcext:value-type="float">
            <text:p>1234567890</text:p>
          </table:table-cell>
          <table:table-cell table:style-name="ce47" table:number-columns-repeated="2"/>
          <table:table-cell table:style-name="ce108" table:number-matrix-columns-spanned="2" table:number-matrix-rows-spanned="1" table:formula="of:=ASUBMULTTABLA([.F88];[.G88])" office:value-type="string" office:string-value="1" calcext:value-type="string">
            <text:p>1</text:p>
          </table:table-cell>
          <table:table-cell table:style-name="ce47" office:value-type="string" office:string-value="G" calcext:value-type="string">
            <text:p>G</text:p>
          </table:table-cell>
          <table:table-cell table:style-name="ce47" table:formula="of:=FORMULA([.J88])" office:value-type="string" office:string-value="{=ASUBMULTTABLA(F88;G88)}" calcext:value-type="string">
            <text:p>{=ASUBMULTTABLA(F88;G88)}</text:p>
          </table:table-cell>
          <table:table-cell table:style-name="ce40" table:number-columns-repeated="6"/>
          <table:table-cell table:number-columns-repeated="47"/>
        </table:table-row>
        <table:table-row table:style-name="ro1">
          <table:table-cell table:style-name="ce87" office:value-type="string" calcext:value-type="string">
            <text:p>(optativo) </text:p>
          </table:table-cell>
          <table:table-cell table:style-name="ce91" office:value-type="string" calcext:value-type="string">
            <text:p>cifras</text:p>
          </table:table-cell>
          <table:table-cell table:style-name="ce40" office:value-type="string" calcext:value-type="string">
            <text:p>N.º de cifras significativas (por defecto 3)</text:p>
          </table:table-cell>
          <table:table-cell table:style-name="ce40" table:number-columns-repeated="2"/>
          <table:table-cell table:style-name="ce47" table:number-columns-repeated="6"/>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47" office:value-type="string" calcext:value-type="string">
            <text:p>Rango</text:p>
          </table:table-cell>
          <table:table-cell table:style-name="ce47" table:number-columns-repeated="2"/>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14" office:value-type="string" calcext:value-type="string">
            <text:p>MaxAbs(Rango)</text:p>
          </table:table-cell>
          <table:table-cell table:style-name="ce47"/>
          <table:table-cell table:style-name="ce13" office:value-type="string" calcext:value-type="string">
            <text:p>Da el valor absoluto máximo de un rango</text:p>
          </table:table-cell>
          <table:table-cell table:style-name="ce47" table:number-columns-repeated="2"/>
          <table:table-cell table:style-name="ce75" office:value-type="string" calcext:value-type="string">
            <text:p>-6,02×10⁷</text:p>
          </table:table-cell>
          <table:table-cell table:style-name="ce40" table:number-columns-repeated="2"/>
          <table:table-cell table:style-name="ce40" table:formula="of:=MAXABS([.F91:.F93])" office:value-type="float" office:value="60200000" calcext:value-type="float">
            <text:p>60200000</text:p>
          </table:table-cell>
          <table:table-cell table:style-name="ce47" table:formula="of:=FORMULA([.I91])" office:value-type="string" office:string-value="=MAXABS(F91:F93)" calcext:value-type="string">
            <text:p>=MAXABS(F91:F93)</text:p>
          </table:table-cell>
          <table:table-cell table:style-name="ce47"/>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75" office:value-type="float" office:value="2359000" calcext:value-type="float">
            <text:p>2,36E+06</text:p>
          </table:table-cell>
          <table:table-cell table:style-name="ce47" table:number-columns-repeated="5"/>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92" office:value-type="float" office:value="1234567" calcext:value-type="float">
            <text:p>1234567</text:p>
          </table:table-cell>
          <table:table-cell table:style-name="ce47" table:number-columns-repeated="5"/>
          <table:table-cell table:style-name="ce40" table:number-columns-repeated="6"/>
          <table:table-cell table:number-columns-repeated="47"/>
        </table:table-row>
        <table:table-row table:style-name="ro1">
          <table:table-cell table:style-name="ce87"/>
          <table:table-cell table:style-name="ce91"/>
          <table:table-cell table:style-name="ce40" table:number-columns-repeated="3"/>
          <table:table-cell table:style-name="ce47" table:number-columns-repeated="6"/>
          <table:table-cell table:style-name="ce40" table:number-columns-repeated="6"/>
          <table:table-cell table:number-columns-repeated="47"/>
        </table:table-row>
        <table:table-row table:style-name="ro1">
          <table:table-cell table:style-name="ce40" table:number-columns-repeated="5"/>
          <table:table-cell table:style-name="ce47"/>
          <table:table-cell table:style-name="ce52"/>
          <table:table-cell table:style-name="ce87" office:value-type="string" calcext:value-type="string">
            <text:p>Prefijo</text:p>
          </table:table-cell>
          <table:table-cell table:style-name="ce52" office:value-type="string" calcext:value-type="string">
            <text:p>resultado</text:p>
          </table:table-cell>
          <table:table-cell table:style-name="ce39" office:value-type="string" calcext:value-type="string">
            <text:p>fórmula</text:p>
          </table:table-cell>
          <table:table-cell table:style-name="ce47"/>
          <table:table-cell table:style-name="ce40" table:number-columns-repeated="6"/>
          <table:table-cell table:number-columns-repeated="47"/>
        </table:table-row>
        <table:table-row table:style-name="ro1">
          <table:table-cell table:style-name="ce71" office:value-type="string" calcext:value-type="string">
            <text:p>FactorSM(prefijo)</text:p>
          </table:table-cell>
          <table:table-cell table:style-name="ce40"/>
          <table:table-cell table:style-name="ce40" office:value-type="string" calcext:value-type="string">
            <text:p>Da el factor al que equivale al prefijo S.I</text:p>
          </table:table-cell>
          <table:table-cell table:style-name="ce40" table:number-columns-repeated="2"/>
          <table:table-cell table:style-name="ce47"/>
          <table:table-cell table:style-name="ce52"/>
          <table:table-cell table:style-name="ce92" office:value-type="string" calcext:value-type="string">
            <text:p>Y</text:p>
          </table:table-cell>
          <table:table-cell table:style-name="ce87" table:formula="of:=FACTORSM([.H96])" office:value-type="float" office:value="1E+024" calcext:value-type="float">
            <text:p>1E+024</text:p>
          </table:table-cell>
          <table:table-cell table:style-name="ce47" table:formula="of:=FORMULA([.I96])" office:value-type="string" office:string-value="=FACTORSM(H96)" calcext:value-type="string">
            <text:p>=FACTORSM(H96)</text:p>
          </table:table-cell>
          <table:table-cell table:style-name="ce47"/>
          <table:table-cell table:style-name="ce40" table:number-columns-repeated="6"/>
          <table:table-cell table:number-columns-repeated="47"/>
        </table:table-row>
        <table:table-row table:style-name="ro1">
          <table:table-cell table:style-name="ce40"/>
          <table:table-cell table:style-name="ce91" office:value-type="string" calcext:value-type="string">
            <text:p>prefijo</text:p>
          </table:table-cell>
          <table:table-cell table:style-name="ce40" office:value-type="string" calcext:value-type="string">
            <text:p>y, z, a, f, p, n, µ, m, c, d, da, h, k, M, G, T, P, E, Z, Y</text:p>
          </table:table-cell>
          <table:table-cell table:style-name="ce40" table:number-columns-repeated="2"/>
          <table:table-cell table:style-name="ce47"/>
          <table:table-cell table:style-name="ce40"/>
          <table:table-cell table:style-name="ce92" office:value-type="string" calcext:value-type="string">
            <text:p>da</text:p>
          </table:table-cell>
          <table:table-cell table:style-name="ce87" table:formula="of:=FACTORSM([.H97])" office:value-type="float" office:value="10" calcext:value-type="float">
            <text:p>10</text:p>
          </table:table-cell>
          <table:table-cell table:style-name="ce47" table:formula="of:=FORMULA([.I97])" office:value-type="string" office:string-value="=FACTORSM(H97)" calcext:value-type="string">
            <text:p>=FACTORSM(H97)</text:p>
          </table:table-cell>
          <table:table-cell table:style-name="ce47"/>
          <table:table-cell table:style-name="ce40" table:number-columns-repeated="6"/>
          <table:table-cell table:number-columns-repeated="47"/>
        </table:table-row>
        <table:table-row table:style-name="ro1">
          <table:table-cell table:style-name="ce40"/>
          <table:table-cell table:style-name="ce91"/>
          <table:table-cell table:style-name="ce40" office:value-type="string" calcext:value-type="string">
            <text:p>Para micro puede usarse «u» o «µ»</text:p>
          </table:table-cell>
          <table:table-cell table:style-name="ce40" table:number-columns-repeated="2"/>
          <table:table-cell table:style-name="ce47"/>
          <table:table-cell table:style-name="ce40"/>
          <table:table-cell table:style-name="ce19" office:value-type="string" calcext:value-type="string">
            <text:p>u</text:p>
          </table:table-cell>
          <table:table-cell table:style-name="ce87" table:formula="of:=FACTORSM([.H98])" office:value-type="float" office:value="0.000001" calcext:value-type="float">
            <text:p>0,000001</text:p>
          </table:table-cell>
          <table:table-cell table:style-name="ce47" table:formula="of:=FORMULA([.I98])" office:value-type="string" office:string-value="=FACTORSM(H98)" calcext:value-type="string">
            <text:p>=FACTORSM(H98)</text:p>
          </table:table-cell>
          <table:table-cell table:style-name="ce47"/>
          <table:table-cell table:style-name="ce40" table:number-columns-repeated="6"/>
          <table:table-cell table:number-columns-repeated="47"/>
        </table:table-row>
        <table:table-row table:style-name="ro1">
          <table:table-cell table:style-name="ce40" table:number-columns-repeated="5"/>
          <table:table-cell table:style-name="ce47"/>
          <table:table-cell table:style-name="ce40"/>
          <table:table-cell table:style-name="ce19" office:value-type="string" calcext:value-type="string">
            <text:p>µ</text:p>
          </table:table-cell>
          <table:table-cell table:style-name="ce87" table:formula="of:=FACTORSM([.H99])" office:value-type="float" office:value="0.000001" calcext:value-type="float">
            <text:p>0,000001</text:p>
          </table:table-cell>
          <table:table-cell table:style-name="ce47" table:formula="of:=FORMULA([.I99])" office:value-type="string" office:string-value="=FACTORSM(H99)" calcext:value-type="string">
            <text:p>=FACTORSM(H99)</text:p>
          </table:table-cell>
          <table:table-cell table:style-name="ce47" table:number-columns-repeated="4"/>
          <table:table-cell table:style-name="ce40" table:number-columns-repeated="3"/>
          <table:table-cell table:number-columns-repeated="47"/>
        </table:table-row>
        <table:table-row table:style-name="ro1">
          <table:table-cell table:style-name="ce40" table:number-columns-repeated="5"/>
          <table:table-cell table:style-name="ce47"/>
          <table:table-cell table:style-name="ce40"/>
          <table:table-cell table:style-name="ce47"/>
          <table:table-cell table:style-name="ce87"/>
          <table:table-cell table:style-name="ce47" table:number-columns-repeated="5"/>
          <table:table-cell table:style-name="ce40" table:number-columns-repeated="3"/>
          <table:table-cell table:number-columns-repeated="47"/>
        </table:table-row>
        <table:table-row table:style-name="ro1">
          <table:table-cell table:style-name="ce40" table:number-columns-repeated="6"/>
          <table:table-cell table:style-name="ce82"/>
          <table:table-cell table:style-name="ce40" table:number-columns-repeated="10"/>
          <table:table-cell table:number-columns-repeated="47"/>
        </table:table-row>
        <table:table-row table:style-name="ro1">
          <table:table-cell table:style-name="ce40" office:value-type="string" calcext:value-type="string">
            <text:p>Actualizado</text:p>
          </table:table-cell>
          <table:table-cell table:style-name="ce22" office:value-type="date" office:date-value="2023-08-25" calcext:value-type="date">
            <text:p>25/08/23</text:p>
          </table:table-cell>
          <table:table-cell table:style-name="ce40" table:number-columns-repeated="4"/>
          <table:table-cell table:style-name="ce82"/>
          <table:table-cell table:style-name="ce40" table:number-columns-repeated="10"/>
          <table:table-cell table:number-columns-repeated="47"/>
        </table:table-row>
        <table:table-row table:style-name="ro1" table:number-rows-repeated="21">
          <table:table-cell table:style-name="ce40" table:number-columns-repeated="6"/>
          <table:table-cell table:style-name="ce82"/>
          <table:table-cell table:style-name="ce40" table:number-columns-repeated="10"/>
          <table:table-cell table:number-columns-repeated="47"/>
        </table:table-row>
        <table:table-row table:style-name="ro1" table:number-rows-repeated="3">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57"/>
          <table:table-cell table:number-columns-repeated="62"/>
        </table:table-row>
        <table:table-row table:style-name="ro1" table:number-rows-repeated="1048435">
          <table:table-cell table:number-columns-repeated="64"/>
        </table:table-row>
        <table:table-row table:style-name="ro2" table:number-rows-repeated="11">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48"/>
        <table:table-column table:style-name="co15" table:number-columns-repeated="2" table:default-cell-style-name="ce48"/>
        <table:table-column table:style-name="co16" table:default-cell-style-name="ce48"/>
        <table:table-column table:style-name="co14" table:number-columns-repeated="5" table:default-cell-style-name="ce48"/>
        <table:table-column table:style-name="co17" table:default-cell-style-name="ce48"/>
        <table:table-column table:style-name="co13" table:number-columns-repeated="2" table:default-cell-style-name="ce48"/>
        <table:table-column table:style-name="co18" table:default-cell-style-name="ce48"/>
        <table:table-column table:style-name="co13" table:number-columns-repeated="51" table:default-cell-style-name="ce48"/>
        <table:table-row table:style-name="ro3">
          <table:table-cell table:style-name="ce46" office:value-type="string" calcext:value-type="string">
            <text:p>Ayuda</text:p>
          </table:table-cell>
          <table:table-cell table:style-name="ce40" table:number-columns-repeated="6"/>
          <table:table-cell table:style-name="ce100" office:value-type="string" calcext:value-type="string">
            <text:p>Ir a…</text:p>
          </table:table-cell>
          <table:table-cell table:style-name="ce100"/>
          <table:table-cell table:style-name="ce100" office:value-type="string" calcext:value-type="string">
            <text:p>Ver documento</text:p>
          </table:table-cell>
          <table:table-cell table:style-name="ce40"/>
          <table:table-cell table:style-name="ce40" office:value-type="string" calcext:value-type="string">
            <text:p>Aclaraciones</text:p>
          </table:table-cell>
          <table:table-cell table:style-name="ce40" table:number-columns-repeated="3"/>
          <table:table-cell table:number-columns-repeated="11"/>
          <table:table-cell office:value-type="string" calcext:value-type="string">
            <text:p>Clic y pinchar en la flecha</text:p>
          </table:table-cell>
          <table:table-cell table:number-columns-repeated="37"/>
        </table:table-row>
        <table:table-row table:style-name="ro3">
          <table:table-cell table:style-name="ce40" office:value-type="string" calcext:value-type="string">
            <text:p>Puede usar este documento para resolver un problema del tipo del que aparece en la pestaña</text:p>
          </table:table-cell>
          <table:table-cell table:style-name="ce40" table:number-columns-repeated="6"/>
          <table:table-cell table:style-name="ce53" office:value-type="string" calcext:value-type="string">
            <text:p><text:a xlink:href="#Enunciado" xlink:type="simple">Enunciado</text:a></text:p>
          </table:table-cell>
          <table:table-cell table:style-name="ce40"/>
          <table:table-cell table:style-name="ce53" office:value-type="string" calcext:value-type="string">
            <text:p><text:a xlink:href="../ElectroEjemplosPAUEs.pdf" xlink:type="simple" office:target-frame-name="_blank">Ejemplos PAU</text:a></text:p>
          </table:table-cell>
          <table:table-cell table:style-name="ce40"/>
          <table:table-cell table:style-name="ce53" office:value-type="string" calcext:value-type="string">
            <text:p><text:a xlink:href="#CifrasSign" xlink:type="simple">Cifras significativas</text:a></text:p>
          </table:table-cell>
          <table:table-cell table:style-name="ce53"/>
          <table:table-cell table:style-name="ce40" table:number-columns-repeated="2"/>
          <table:table-cell table:number-columns-repeated="11"/>
          <table:table-cell office:value-type="string" calcext:value-type="string">
            <text:p>Desplegar</text:p>
          </table:table-cell>
          <table:table-cell table:number-columns-repeated="37"/>
        </table:table-row>
        <table:table-row table:style-name="ro3">
          <table:table-cell table:style-name="ce40" office:value-type="string" calcext:value-type="string">
            <text:p>Si quedan datos o resultados de un problema anterior muy diferente del que quiere comprobar</text:p>
          </table:table-cell>
          <table:table-cell table:style-name="ce40" table:number-columns-repeated="6"/>
          <table:table-cell table:style-name="ce53" office:value-type="string" calcext:value-type="string">
            <text:p><text:a xlink:href="#Introd" xlink:type="simple">Introducción</text:a></text:p>
          </table:table-cell>
          <table:table-cell table:style-name="ce40" table:number-columns-repeated="3"/>
          <table:table-cell table:style-name="ce53" office:value-type="string" calcext:value-type="string">
            <text:p><text:a xlink:href="#CopiarResultado" xlink:type="simple">Copiar un resultado en otra celda</text:a></text:p>
          </table:table-cell>
          <table:table-cell table:style-name="ce53"/>
          <table:table-cell table:style-name="ce40" table:number-columns-repeated="2"/>
          <table:table-cell table:number-columns-repeated="49"/>
        </table:table-row>
        <table:table-row table:style-name="ro3">
          <table:table-cell table:style-name="ce40" office:value-type="string" calcext:value-type="string">
            <text:p>ahora, haga clic en el botón</text:p>
          </table:table-cell>
          <table:table-cell table:style-name="ce40"/>
          <table:table-cell table:style-name="ce40">
            <draw:control table:end-cell-address="Ayuda.C5" table:end-x="2.113cm" table:end-y="0.032cm" draw:z-index="1" draw:style-name="gr1" draw:text-style-name="P1" svg:width="1.867cm" svg:height="0.441cm" svg:x="0.246cm" svg:y="0.041cm" draw:control="control1"/>
          </table:table-cell>
          <table:table-cell table:style-name="ce40" office:value-type="string" calcext:value-type="string">
            <text:p>de la pestaña</text:p>
          </table:table-cell>
          <table:table-cell table:style-name="ce53" office:value-type="string" calcext:value-type="string">
            <text:p><text:a xlink:href="#Enunciado" xlink:type="simple">Enunciado</text:a></text:p>
          </table:table-cell>
          <table:table-cell table:style-name="ce40" table:number-columns-repeated="2"/>
          <table:table-cell table:style-name="ce53" office:value-type="string" calcext:value-type="string">
            <text:p><text:a xlink:href="#DescrFunc" xlink:type="simple">Funciones</text:a></text:p>
          </table:table-cell>
          <table:table-cell table:style-name="ce40" table:number-columns-repeated="3"/>
          <table:table-cell table:style-name="ce53" office:value-type="string" calcext:value-type="string">
            <text:p><text:a xlink:href="#ErrorResult" xlink:type="simple">Errores en resultados</text:a></text:p>
          </table:table-cell>
          <table:table-cell table:style-name="ce53"/>
          <table:table-cell table:style-name="ce40" table:number-columns-repeated="2"/>
          <table:table-cell table:number-columns-repeated="49"/>
        </table:table-row>
        <table:table-row table:style-name="ro3">
          <table:table-cell table:style-name="ce66" office:value-type="string" calcext:value-type="string">
            <text:p>y haga clic en el botón</text:p>
          </table:table-cell>
          <table:table-cell table:style-name="ce40"/>
          <table:table-cell table:style-name="ce132" office:value-type="string" calcext:value-type="string">
            <text:p>Aceptar</text:p>
          </table:table-cell>
          <table:table-cell table:style-name="ce66" office:value-type="string" calcext:value-type="string">
            <text:p><text:s/>del cuadro de diálogo que aparece</text:p>
          </table:table-cell>
          <table:table-cell table:style-name="ce40" table:number-columns-repeated="7"/>
          <table:table-cell table:style-name="ce53" office:value-type="string" calcext:value-type="string">
            <text:p><text:a xlink:href="#ElegirOEscribir" xlink:type="simple">Escribir datos</text:a></text:p>
          </table:table-cell>
          <table:table-cell table:style-name="ce53"/>
          <table:table-cell table:style-name="ce40" table:number-columns-repeated="2"/>
          <table:table-cell table:number-columns-repeated="49"/>
        </table:table-row>
        <table:table-row table:style-name="ro3">
          <table:table-cell table:style-name="ce66" office:value-type="string" calcext:value-type="string">
            <text:p>o vaya al menú</text:p>
          </table:table-cell>
          <table:table-cell table:style-name="ce40" table:number-columns-repeated="10"/>
          <table:table-cell table:style-name="ce153" office:value-type="string" calcext:value-type="string">
            <text:p><text:a xlink:href="#Formatos" xlink:type="simple">Formatos</text:a></text:p>
          </table:table-cell>
          <table:table-cell table:style-name="ce53"/>
          <table:table-cell table:style-name="ce40" table:number-columns-repeated="2"/>
          <table:table-cell table:number-columns-repeated="49"/>
        </table:table-row>
        <table:table-row table:style-name="ro3">
          <table:table-cell table:style-name="ce111" office:value-type="string" calcext:value-type="string">
            <text:p>Editar → Seleccionar → Seleccionar celdas sin proteger</text:p>
          </table:table-cell>
          <table:table-cell table:style-name="ce40" table:number-columns-repeated="10"/>
          <table:table-cell table:style-name="ce53" office:value-type="string" calcext:value-type="string">
            <text:p><text:a xlink:href="#NoSePueden" xlink:type="simple">No se puede escribir en las celdas</text:a></text:p>
          </table:table-cell>
          <table:table-cell table:style-name="ce53"/>
          <table:table-cell table:style-name="ce40" table:number-columns-repeated="2"/>
          <table:table-cell table:number-columns-repeated="49"/>
        </table:table-row>
        <table:table-row table:style-name="ro3">
          <table:table-cell table:style-name="ce68" office:value-type="string" calcext:value-type="string">
            <text:p>e pulse a tecla</text:p>
          </table:table-cell>
          <table:table-cell table:style-name="ce40" table:number-columns-repeated="10"/>
          <table:table-cell table:style-name="ce53" office:value-type="string" calcext:value-type="string">
            <text:p><text:a xlink:href="#BorrarTodo" xlink:type="simple">El botón «Borrar datos» no va</text:a></text:p>
          </table:table-cell>
          <table:table-cell table:style-name="ce53"/>
          <table:table-cell table:style-name="ce40" table:number-columns-repeated="2"/>
          <table:table-cell table:number-columns-repeated="49"/>
        </table:table-row>
        <table:table-row table:style-name="ro3">
          <table:table-cell table:style-name="ce45" office:value-type="string" calcext:value-type="string">
            <text:p>Supr</text:p>
          </table:table-cell>
          <table:table-cell table:style-name="ce40" table:number-columns-repeated="10"/>
          <table:table-cell table:style-name="ce53" office:value-type="string" calcext:value-type="string">
            <text:p><text:a xlink:href="#OtrosCalc" xlink:type="simple">Otros cálculos</text:a></text:p>
          </table:table-cell>
          <table:table-cell table:style-name="ce53"/>
          <table:table-cell table:style-name="ce40" table:number-columns-repeated="2"/>
          <table:table-cell table:number-columns-repeated="49"/>
        </table:table-row>
        <table:table-row table:style-name="ro3">
          <table:table-cell table:style-name="ce40" office:value-type="string" calcext:value-type="string">
            <text:p>Escriba o elija los datos según el</text:p>
          </table:table-cell>
          <table:table-cell table:style-name="ce40" table:number-columns-repeated="2"/>
          <table:table-cell table:style-name="ce53" office:value-type="string" calcext:value-type="string">
            <text:p><text:span text:style-name="T5"><text:a xlink:href="#ElegirOEscribir" xlink:type="simple">tipo de celda</text:a></text:span></text:p>
          </table:table-cell>
          <table:table-cell table:style-name="ce40" table:number-columns-repeated="11"/>
          <table:table-cell table:number-columns-repeated="49"/>
        </table:table-row>
        <table:table-row table:style-name="ro3">
          <table:table-cell table:style-name="ce40" office:value-type="string" calcext:value-type="string">
            <text:p>y observe los resultados en los que puede elegir las unidades o magnitudes que se presentan</text:p>
          </table:table-cell>
          <table:table-cell table:style-name="ce40" table:number-columns-repeated="14"/>
          <table:table-cell table:number-columns-repeated="49"/>
        </table:table-row>
        <table:table-row table:style-name="ro3">
          <table:table-cell table:style-name="ce40" office:value-type="string" calcext:value-type="string">
            <text:p>Los resultados aparecen en la misma pestaña, pero algunos cálculos se explican en las pestañas</text:p>
          </table:table-cell>
          <table:table-cell table:style-name="ce40" table:number-columns-repeated="6"/>
          <table:table-cell table:style-name="ce53" office:value-type="string" calcext:value-type="string">
            <text:p><text:a xlink:href="#Campo" xlink:type="simple">Campo</text:a></text:p>
          </table:table-cell>
          <table:table-cell table:style-name="ce53"/>
          <table:table-cell table:style-name="ce40" table:number-columns-repeated="6"/>
          <table:table-cell table:number-columns-repeated="49"/>
        </table:table-row>
        <table:table-row table:style-name="ro3">
          <table:table-cell table:style-name="ce40" table:number-columns-repeated="7"/>
          <table:table-cell table:style-name="ce53" office:value-type="string" calcext:value-type="string">
            <text:p><text:a xlink:href="#Equilibrio" xlink:type="simple">Equilibrio</text:a></text:p>
          </table:table-cell>
          <table:table-cell table:style-name="ce53"/>
          <table:table-cell table:style-name="ce40" table:number-columns-repeated="6"/>
          <table:table-cell table:number-columns-repeated="49"/>
        </table:table-row>
        <table:table-row table:style-name="ro3">
          <table:table-cell table:style-name="ce46" office:value-type="string" calcext:value-type="string">
            <text:p>Seguir enlaces</text:p>
          </table:table-cell>
          <table:table-cell table:style-name="ce40" table:number-columns-repeated="6"/>
          <table:table-cell table:style-name="ce53" office:value-type="string" calcext:value-type="string">
            <text:p><text:a xlink:href="#Potencial" xlink:type="simple">Potencial</text:a></text:p>
          </table:table-cell>
          <table:table-cell table:style-name="ce53"/>
          <table:table-cell table:style-name="ce40" table:number-columns-repeated="6"/>
          <table:table-cell table:number-columns-repeated="49"/>
        </table:table-row>
        <table:table-row table:style-name="ro3">
          <table:table-cell table:style-name="ce40" office:value-type="string" calcext:value-type="string">
            <text:p>Los enlaces son celdas con este aspecto</text:p>
          </table:table-cell>
          <table:table-cell table:style-name="ce40" table:number-columns-repeated="2"/>
          <table:table-cell table:style-name="ce53" office:value-type="string" calcext:value-type="string">
            <text:p><text:a xlink:href="#EjemploEnlace" xlink:type="simple">Enlace</text:a></text:p>
          </table:table-cell>
          <table:table-cell table:style-name="ce40" table:number-columns-repeated="3"/>
          <table:table-cell table:style-name="ce53" office:value-type="string" calcext:value-type="string">
            <text:p><text:a xlink:href="#Energía_Potencial" xlink:type="simple">Energía potencial</text:a></text:p>
          </table:table-cell>
          <table:table-cell table:style-name="ce53"/>
          <table:table-cell table:style-name="ce40" table:number-columns-repeated="6"/>
          <table:table-cell table:number-columns-repeated="49"/>
        </table:table-row>
        <table:table-row table:style-name="ro3">
          <table:table-cell table:style-name="ce40" office:value-type="string" calcext:value-type="string">
            <text:p>Para seguir un enlace pulse la tecla Control («Ctrl») mientras pincha en él.</text:p>
          </table:table-cell>
          <table:table-cell table:style-name="ce40" table:number-columns-repeated="14"/>
          <table:table-cell table:number-columns-repeated="49"/>
        </table:table-row>
        <table:table-row table:style-name="ro3">
          <table:table-cell table:style-name="ce40" office:value-type="string" calcext:value-type="string">
            <text:p>Si prefiere seguir el enlace sin tener que pulsar la tecla Control, vaya al menú</text:p>
          </table:table-cell>
          <table:table-cell table:style-name="ce40" table:number-columns-repeated="14"/>
          <table:table-cell table:number-columns-repeated="49"/>
        </table:table-row>
        <table:table-row table:style-name="ro3">
          <table:table-cell table:style-name="ce45" office:value-type="string" calcext:value-type="string">
            <text:p>Herramientas → Opciones → LibreOffice → Seguridad → Opciones de seguridad y alertas</text:p>
          </table:table-cell>
          <table:table-cell table:style-name="ce40" table:number-columns-repeated="14"/>
          <table:table-cell table:number-columns-repeated="49"/>
        </table:table-row>
        <table:table-row table:style-name="ro3">
          <table:table-cell table:style-name="ce40" office:value-type="string" calcext:value-type="string">
            <text:p>haga clic en</text:p>
          </table:table-cell>
          <table:table-cell table:style-name="ce56" office:value-type="string" calcext:value-type="string">
            <text:p><text:s/>Opciones</text:p>
          </table:table-cell>
          <table:table-cell table:style-name="ce87"/>
          <table:table-cell table:style-name="ce87" office:value-type="string" calcext:value-type="string">
            <text:p> y quite la marca [<text:span text:style-name="T6">√</text:span>]  </text:p>
          </table:table-cell>
          <table:table-cell table:style-name="ce45" office:value-type="string" calcext:value-type="string">
            <text:p>Ctrl+pulsación para abrir hiperenlaces</text:p>
          </table:table-cell>
          <table:table-cell table:style-name="ce40" table:number-columns-repeated="10"/>
          <table:table-cell table:number-columns-repeated="49"/>
        </table:table-row>
        <table:table-row table:style-name="ro3">
          <table:table-cell table:style-name="ce40" office:value-type="string" calcext:value-type="string">
            <text:p>También puede ir a otra hoja haciendo clic en una de las pestañas de la parte inferior.</text:p>
          </table:table-cell>
          <table:table-cell table:style-name="ce40" table:number-columns-repeated="14"/>
          <table:table-cell table:number-columns-repeated="49"/>
        </table:table-row>
        <table:table-row table:style-name="ro3">
          <table:table-cell table:style-name="ce46"/>
          <table:table-cell table:style-name="ce40" table:number-columns-repeated="14"/>
          <table:table-cell table:number-columns-repeated="49"/>
        </table:table-row>
        <table:table-row table:style-name="ro3">
          <table:table-cell table:style-name="ce46" office:value-type="string" calcext:value-type="string">
            <text:p>Elegir o escribir datos</text:p>
          </table:table-cell>
          <table:table-cell table:style-name="ce40" table:number-columns-repeated="14"/>
          <table:table-cell table:number-columns-repeated="49"/>
        </table:table-row>
        <table:table-row table:style-name="ro3">
          <table:table-cell table:style-name="ce40" office:value-type="string" calcext:value-type="string">
            <text:p>En la hoja de Enunciados existen dos tipos de celdas para elegir o escribir datos</text:p>
          </table:table-cell>
          <table:table-cell table:style-name="ce40" table:number-columns-repeated="14"/>
          <table:table-cell table:number-columns-repeated="49"/>
        </table:table-row>
        <table:table-row table:style-name="ro3">
          <table:table-cell table:style-name="ce40" office:value-type="string" calcext:value-type="string">
            <text:p>a) Menú</text:p>
          </table:table-cell>
          <table:table-cell table:style-name="ce118" table:content-validation-name="val2" office:value-type="string" calcext:value-type="string" table:number-columns-spanned="2" table:number-rows-spanned="1">
            <text:p>Clic y pinchar en la flecha</text:p>
          </table:table-cell>
          <table:covered-table-cell table:style-name="ce40"/>
          <table:table-cell table:style-name="ce40" office:value-type="string" calcext:value-type="string">
            <text:p>Las celdas con fondo salmón son para elegir en una lista de opciones.</text:p>
          </table:table-cell>
          <table:table-cell table:style-name="ce40" table:number-columns-repeated="11"/>
          <table:table-cell table:number-columns-repeated="49"/>
        </table:table-row>
        <table:table-row table:style-name="ro3">
          <table:table-cell table:style-name="ce40"/>
          <table:table-cell table:style-name="ce40" office:value-type="string" calcext:value-type="string">
            <text:p>Haga clic en ella y aparecerá <text:span text:style-name="T4">⇓</text:span>. Al pulsar esta flecha se despliegan las opciones.</text:p>
          </table:table-cell>
          <table:table-cell table:style-name="ce40"/>
          <table:table-cell table:style-name="ce90"/>
          <table:table-cell table:style-name="ce40" table:number-columns-repeated="11"/>
          <table:table-cell table:number-columns-repeated="49"/>
        </table:table-row>
        <table:table-row table:style-name="ro3">
          <table:table-cell table:style-name="ce40"/>
          <table:table-cell table:style-name="ce46" office:value-type="string" calcext:value-type="string">
            <text:p>¡No copie nunca una celda de Menú en otra! Desaparecerán los menús.</text:p>
          </table:table-cell>
          <table:table-cell table:style-name="ce40"/>
          <table:table-cell table:style-name="ce90"/>
          <table:table-cell table:style-name="ce40" table:number-columns-repeated="11"/>
          <table:table-cell table:number-columns-repeated="49"/>
        </table:table-row>
        <table:table-row table:style-name="ro3">
          <table:table-cell table:style-name="ce40"/>
          <table:table-cell table:style-name="ce40" office:value-type="string" calcext:value-type="string">
            <text:p>Si no ha hecho la copia de seguridad, la única solución es</text:p>
          </table:table-cell>
          <table:table-cell table:style-name="ce40" table:number-columns-repeated="3"/>
          <table:table-cell table:style-name="ce53" office:value-type="string" calcext:value-type="string">
            <text:p><text:a xlink:href="http://www.xente.mundo-r.com/alfonbarba/calculo.html" xlink:type="simple">descargar</text:a></text:p>
          </table:table-cell>
          <table:table-cell table:style-name="ce40" office:value-type="string" calcext:value-type="string">
            <text:p>de nuevo este documento.</text:p>
          </table:table-cell>
          <table:table-cell table:style-name="ce40" table:number-columns-repeated="8"/>
          <table:table-cell table:number-columns-repeated="49"/>
        </table:table-row>
        <table:table-row table:style-name="ro3">
          <table:table-cell table:style-name="ce40" office:value-type="string" calcext:value-type="string">
            <text:p>b) Valores</text:p>
          </table:table-cell>
          <table:table-cell table:style-name="ce54"/>
          <table:table-cell table:style-name="ce40"/>
          <table:table-cell table:style-name="ce40" office:value-type="string" calcext:value-type="string">
            <text:p>Las celdas con borde azul se usan para escribir valores numéricos.</text:p>
          </table:table-cell>
          <table:table-cell table:style-name="ce40" table:number-columns-repeated="11"/>
          <table:table-cell table:number-columns-repeated="49"/>
        </table:table-row>
        <table:table-row table:style-name="ro3">
          <table:table-cell table:style-name="ce40"/>
          <table:table-cell table:style-name="ce93" office:value-type="string" calcext:value-type="string">
            <text:p>Puede elegir en la barra de herramientas el formato</text:p>
          </table:table-cell>
          <table:table-cell table:style-name="ce99" table:number-columns-repeated="3"/>
          <table:table-cell table:style-name="ce110" office:value-type="string" calcext:value-type="string">
            <text:p>científico</text:p>
          </table:table-cell>
          <table:table-cell table:style-name="ce115" office:value-type="string" calcext:value-type="string">
            <text:p>o general</text:p>
          </table:table-cell>
          <table:table-cell table:style-name="ce110" office:value-type="string" calcext:value-type="string">
            <text:p>y añadir o</text:p>
          </table:table-cell>
          <table:table-cell table:style-name="ce93" office:value-type="string" calcext:value-type="string">
            <text:p>eliminar decimales </text:p>
          </table:table-cell>
          <table:table-cell table:style-name="ce93"/>
          <table:table-cell table:style-name="ce40" table:number-columns-repeated="5"/>
          <table:table-cell table:number-columns-repeated="49"/>
        </table:table-row>
        <table:table-row table:style-name="ro3">
          <table:table-cell table:style-name="ce40"/>
          <table:table-cell table:style-name="ce93" office:value-type="string" calcext:value-type="string">
            <text:p>haciendo clic en uno de los iconos <text:s/>(LibreOffice 7.3)</text:p>
          </table:table-cell>
          <table:table-cell table:style-name="ce99" table:number-columns-repeated="3"/>
          <table:table-cell table:style-name="ce112" office:value-type="string" calcext:value-type="string">
            <text:p>E</text:p>
          </table:table-cell>
          <table:table-cell table:style-name="ce112" office:value-type="float" office:value="12" calcext:value-type="float">
            <text:p>12</text:p>
          </table:table-cell>
          <table:table-cell table:style-name="ce116" office:value-type="string" calcext:value-type="string">
            <text:p>,00+</text:p>
          </table:table-cell>
          <table:table-cell table:style-name="ce117" office:value-type="string" calcext:value-type="string">
            <text:p>,00<text:span text:style-name="T8">×</text:span></text:p>
          </table:table-cell>
          <table:table-cell table:style-name="ce93"/>
          <table:table-cell table:style-name="ce40" table:number-columns-repeated="5"/>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Cifras significativas</text:p>
          </table:table-cell>
          <table:table-cell table:style-name="ce40"/>
          <table:table-cell table:style-name="ce135" table:content-validation-name="val3">
            <office:annotation draw:style-name="gr2" draw:text-style-name="P3" svg:width="2.899cm" svg:height="3.302cm" svg:x="7.898cm" svg:y="12.443cm" draw:caption-point-x="-0.609cm" draw:caption-point-y="1.511cm">
              <dc:creator>ABM</dc:creator>
              <dc:date>2016-07-06T00:00:00</dc:date>
              <text:p text:style-name="P2"><text:span text:style-name="T1">Número de cifras significativas (1 a 6) de los resultados. Dejarlo en blanco supone 3.</text:span></text:p>
            </office:annotation>
          </table:table-cell>
          <table:table-cell table:style-name="ce434" table:formula="of:=IF(ISBLANK([.C32]);3;[.C32])" office:value-type="float" office:value="3" calcext:value-type="float">
            <text:p>3</text:p>
          </table:table-cell>
          <table:table-cell table:style-name="ce40"/>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e puede elegir el número de cifras significativas (1 a 6)</text:p>
          </table:table-cell>
          <table:table-cell table:style-name="ce40" table:number-columns-repeated="14"/>
          <table:table-cell table:number-columns-repeated="49"/>
        </table:table-row>
        <table:table-row table:style-name="ro3">
          <table:table-cell table:style-name="ce40" office:value-type="string" calcext:value-type="string">
            <text:p>con las que aparecerán los resultados, pero no se usan en los cálculos intermedios.</text:p>
          </table:table-cell>
          <table:table-cell table:style-name="ce40" table:number-columns-repeated="6"/>
          <table:table-cell table:style-name="ce87"/>
          <table:table-cell table:style-name="ce40" office:value-type="string" calcext:value-type="string">
            <text:p>se muestra como</text:p>
          </table:table-cell>
          <table:table-cell table:style-name="ce40" table:number-columns-repeated="6"/>
          <table:table-cell table:number-columns-repeated="49"/>
        </table:table-row>
        <table:table-row table:style-name="ro3">
          <table:table-cell table:style-name="ce40" office:value-type="string" calcext:value-type="string">
            <text:p>Si se deja en blanco, presenta los resultados con 3 cifras significativas.</text:p>
          </table:table-cell>
          <table:table-cell table:style-name="ce40" table:number-columns-repeated="6"/>
          <table:table-cell table:style-name="DatoEntrada" office:value-type="float" office:value="123456789" calcext:value-type="float">
            <text:p>123456789</text:p>
          </table:table-cell>
          <table:table-cell table:style-name="ce87" table:formula="of:=NUMFORMA([.H35];[.D32];3)" office:value-type="string" office:string-value="1,23·10⁸" calcext:value-type="string">
            <text:p>1,23·10⁸</text:p>
          </table:table-cell>
          <table:table-cell table:style-name="ce40" table:number-columns-repeated="6"/>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OTROS CÁLCUL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on las celdas en las que puede hacer otros cálculos distintos a los previstos.</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40"/>
          <table:table-cell table:style-name="ce89" office:value-type="string" calcext:value-type="string" table:number-columns-spanned="4" table:number-rows-spanned="1">
            <text:p>O <text:s text:c="2"/>T <text:s text:c="2"/>R <text:s text:c="2"/>O <text:s text:c="2"/>S <text:s text:c="6"/>C <text:s text:c="2"/>Á <text:s text:c="2"/>L <text:s text:c="2"/>C <text:s text:c="2"/>U <text:s text:c="2"/>L <text:s text:c="2"/>O <text:s text:c="2"/>S</text:p>
          </table:table-cell>
          <table:covered-table-cell table:style-name="ce103"/>
          <table:covered-table-cell table:number-columns-repeated="2" table:style-name="ce65"/>
          <table:table-cell table:style-name="ce40" table:number-columns-repeated="10"/>
          <table:table-cell table:number-columns-repeated="49"/>
        </table:table-row>
        <table:table-row table:style-name="ro3">
          <table:table-cell table:style-name="ce65" table:number-columns-repeated="5"/>
          <table:table-cell table:style-name="ce40" table:number-columns-repeated="10"/>
          <table:table-cell table:number-columns-repeated="49"/>
        </table:table-row>
        <table:table-row table:style-name="ro3">
          <table:table-cell table:style-name="ce65"/>
          <table:table-cell table:style-name="ce230" office:value-type="string" calcext:value-type="string">
            <text:p>Etiqueta: </text:p>
          </table:table-cell>
          <table:table-cell table:style-name="ce106" table:number-columns-repeated="2"/>
          <table:table-cell table:style-name="ce65"/>
          <table:table-cell table:style-name="ce40" table:number-columns-repeated="10"/>
          <table:table-cell table:number-columns-repeated="49"/>
        </table:table-row>
        <table:table-row table:style-name="ro3">
          <table:table-cell table:style-name="ce40"/>
          <table:table-cell table:style-name="ce230" office:value-type="string" calcext:value-type="string">
            <text:p>Fórmula: </text:p>
          </table:table-cell>
          <table:table-cell table:style-name="ce186" table:number-columns-repeated="2"/>
          <table:table-cell table:style-name="ce65"/>
          <table:table-cell table:style-name="ce40" table:number-columns-repeated="10"/>
          <table:table-cell table:number-columns-repeated="49"/>
        </table:table-row>
        <table:table-row table:style-name="ro3">
          <table:table-cell table:style-name="ce40" table:number-columns-repeated="15"/>
          <table:table-cell table:number-columns-repeated="49"/>
        </table:table-row>
        <table:table-row table:style-name="ro3">
          <table:table-cell table:style-name="ce40" office:value-type="string" calcext:value-type="string">
            <text:p>Escriba las ecuaciones de cálculo en las celdas de fondo blanco.</text:p>
          </table:table-cell>
          <table:table-cell table:style-name="ce40" table:number-columns-repeated="14"/>
          <table:table-cell table:number-columns-repeated="49"/>
        </table:table-row>
        <table:table-row table:style-name="ro3">
          <table:table-cell table:style-name="ce40" office:value-type="string" calcext:value-type="string">
            <text:p>Es posible que necesite usar la función AVALOR para convertir el contenido de una celda en un número</text:p>
          </table:table-cell>
          <table:table-cell table:style-name="ce40" table:number-columns-repeated="14"/>
          <table:table-cell table:number-columns-repeated="49"/>
        </table:table-row>
        <table:table-row table:style-name="ro3">
          <table:table-cell table:style-name="ce40" office:value-type="string" calcext:value-type="string">
            <text:p>(aunque su aspecto sea de un número).</text:p>
          </table:table-cell>
          <table:table-cell table:style-name="ce40" table:number-columns-repeated="14"/>
          <table:table-cell table:number-columns-repeated="49"/>
        </table:table-row>
        <table:table-row table:style-name="ro3">
          <table:table-cell table:style-name="ce40" office:value-type="string" calcext:value-type="string">
            <text:p>Si quiere, escriba la magnitud calculada en las celdas de fondo violeta.</text:p>
          </table:table-cell>
          <table:table-cell table:style-name="ce40" table:number-columns-repeated="5"/>
          <table:table-cell table:style-name="ce40" office:value-type="string" calcext:value-type="string">
            <text:p>Período</text:p>
          </table:table-cell>
          <table:table-cell table:style-name="ce40" table:number-columns-repeated="8"/>
          <table:table-cell table:number-columns-repeated="49"/>
        </table:table-row>
        <table:table-row table:style-name="ro3">
          <table:table-cell table:style-name="ce40" office:value-type="string" calcext:value-type="string">
            <text:p>P. ej. para calcular el número de vueltas en un movimiento circular</text:p>
          </table:table-cell>
          <table:table-cell table:style-name="ce40" table:number-columns-repeated="4"/>
          <table:table-cell table:style-name="ce40" table:formula="of:=CELL(&quot;address&quot;;[.G49])" office:value-type="string" office:string-value="$G$49" calcext:value-type="string">
            <text:p>$G$49</text:p>
          </table:table-cell>
          <table:table-cell table:style-name="ce87" table:formula="of:=NUMFORMA(5280;3;3)" office:value-type="string" office:string-value="5,28·10³" calcext:value-type="string">
            <text:p>5,28·10³</text:p>
          </table:table-cell>
          <table:table-cell table:style-name="ce40" office:value-type="string" calcext:value-type="string">
            <text:p>s</text:p>
          </table:table-cell>
          <table:table-cell table:style-name="ce40" table:number-columns-repeated="7"/>
          <table:table-cell table:number-columns-repeated="49"/>
        </table:table-row>
        <table:table-row table:style-name="ro3">
          <table:table-cell table:style-name="ce40" office:value-type="string" calcext:value-type="string">
            <text:p>Celda violeta a la derecha de Magnitud →</text:p>
          </table:table-cell>
          <table:table-cell table:style-name="ce40" table:number-columns-repeated="2"/>
          <table:table-cell table:style-name="ce40" office:value-type="string" calcext:value-type="string">
            <text:p>N.º vueltas</text:p>
          </table:table-cell>
          <table:table-cell table:style-name="ce40" table:number-columns-repeated="11"/>
          <table:table-cell table:number-columns-repeated="49"/>
        </table:table-row>
        <table:table-row table:style-name="ro3">
          <table:table-cell table:style-name="ce40" office:value-type="string" calcext:value-type="string">
            <text:p>Celda de fondo blanco bajo ella:</text:p>
          </table:table-cell>
          <table:table-cell table:style-name="ce40" table:number-columns-repeated="2"/>
          <table:table-cell table:style-name="ce40" table:formula="of:=FORMULA([.C54])" office:value-type="string" office:string-value="=1/AVALOR(G49)" calcext:value-type="string">
            <text:p>=1/AVALOR(G49)</text:p>
          </table:table-cell>
          <table:table-cell table:style-name="ce40" table:number-columns-repeated="11"/>
          <table:table-cell table:number-columns-repeated="49"/>
        </table:table-row>
        <table:table-row table:style-name="ro3">
          <table:table-cell table:style-name="ce65" table:number-columns-repeated="5"/>
          <table:table-cell table:style-name="ce40" table:number-columns-repeated="10"/>
          <table:table-cell table:number-columns-repeated="49"/>
        </table:table-row>
        <table:table-row table:style-name="ro3">
          <table:table-cell table:style-name="ce65"/>
          <table:table-cell table:style-name="ce230" office:value-type="string" calcext:value-type="string">
            <text:p>Magnitud →</text:p>
          </table:table-cell>
          <table:table-cell table:style-name="ce106" office:value-type="string" calcext:value-type="string">
            <text:p>N.º vueltas</text:p>
          </table:table-cell>
          <table:table-cell table:style-name="ce106"/>
          <table:table-cell table:style-name="ce65"/>
          <table:table-cell table:style-name="ce40" table:number-columns-repeated="10"/>
          <table:table-cell table:number-columns-repeated="49"/>
        </table:table-row>
        <table:table-row table:style-name="ro3">
          <table:table-cell table:style-name="ce40"/>
          <table:table-cell table:style-name="ce230" office:value-type="string" calcext:value-type="string">
            <text:p>Ecuación →</text:p>
          </table:table-cell>
          <table:table-cell table:style-name="ce186" table:formula="of:=1/AVALOR([.G49])" office:value-type="float" office:value="0.000189393939393939" calcext:value-type="float">
            <text:p>0,000189393939393939</text:p>
          </table:table-cell>
          <table:table-cell table:style-name="ce186"/>
          <table:table-cell table:style-name="ce65"/>
          <table:table-cell table:style-name="ce40" table:number-columns-repeated="10"/>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Format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Las celdas pierden el formato si se copia en ellas datos de otro tipo de celda.</text:p>
          </table:table-cell>
          <table:table-cell table:style-name="ce40" table:number-columns-repeated="14"/>
          <table:table-cell table:number-columns-repeated="49"/>
        </table:table-row>
        <table:table-row table:style-name="ro3">
          <table:table-cell table:style-name="ce40" office:value-type="string" calcext:value-type="string">
            <text:p>Si alguna de las celdas con borde azul pierde el formato, sólo tiene que copiar una celda similar</text:p>
          </table:table-cell>
          <table:table-cell table:style-name="ce40" table:number-columns-repeated="14"/>
          <table:table-cell table:number-columns-repeated="49"/>
        </table:table-row>
        <table:table-row table:style-name="ro3">
          <table:table-cell table:style-name="ce40" office:value-type="string" calcext:value-type="string">
            <text:p>y pegarla en el sitio de la que ha dejado de funcionar.</text:p>
          </table:table-cell>
          <table:table-cell table:style-name="ce40" table:number-columns-repeated="14"/>
          <table:table-cell table:number-columns-repeated="49"/>
        </table:table-row>
        <table:table-row table:style-name="ro3">
          <table:table-cell table:style-name="ce40" office:value-type="string" calcext:value-type="string">
            <text:p>Para evitar pérdidas de formato copie y, en vez de pegar, haga un</text:p>
          </table:table-cell>
          <table:table-cell table:style-name="ce40" table:number-columns-repeated="14"/>
          <table:table-cell table:number-columns-repeated="49"/>
        </table:table-row>
        <table:table-row table:style-name="ro3">
          <table:table-cell table:style-name="ce40" office:value-type="string" calcext:value-type="string">
            <text:p>Editar → Pegado especial</text:p>
          </table:table-cell>
          <table:table-cell table:style-name="ce40"/>
          <table:table-cell table:style-name="ce40" office:value-type="string" calcext:value-type="string">
            <text:p>o pulse la combinación de teclas: </text:p>
          </table:table-cell>
          <table:table-cell table:style-name="ce40" table:number-columns-repeated="2"/>
          <table:table-cell table:style-name="ce40" office:value-type="string" calcext:value-type="string">
            <text:p>Ctrl <text:span text:style-name="T3">⇑ V</text:span></text:p>
          </table:table-cell>
          <table:table-cell table:style-name="ce40" table:number-columns-repeated="9"/>
          <table:table-cell table:number-columns-repeated="49"/>
        </table:table-row>
        <table:table-row table:style-name="ro3">
          <table:table-cell table:style-name="ce40" office:value-type="string" calcext:value-type="string">
            <text:p>y desmarque la opción</text:p>
          </table:table-cell>
          <table:table-cell table:style-name="ce40" table:number-columns-repeated="14"/>
          <table:table-cell table:number-columns-repeated="49"/>
        </table:table-row>
        <table:table-row table:style-name="ro3">
          <table:table-cell table:style-name="ce40" office:value-type="string" calcext:value-type="string">
            <text:p>Formatos</text:p>
          </table:table-cell>
          <table:table-cell table:style-name="ce40" table:number-columns-repeated="14"/>
          <table:table-cell table:number-columns-repeated="49"/>
        </table:table-row>
        <table:table-row table:style-name="ro3">
          <table:table-cell table:style-name="ce40" office:value-type="string" calcext:value-type="string">
            <text:p>Para cambiar el formato numérico de una celda de borde azul, elija el tipo de dato de la</text:p>
          </table:table-cell>
          <table:table-cell table:style-name="ce40" table:number-columns-repeated="14"/>
          <table:table-cell table:number-columns-repeated="49"/>
        </table:table-row>
        <table:table-row table:style-name="ro3">
          <table:table-cell table:style-name="ce40" office:value-type="string" calcext:value-type="string">
            <text:p>segunda barra de herramientas. Si no aparecen los formatos que necesita, vay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 → Personalizar → (pestaña) Barras de herramientas </text:p>
          </table:table-cell>
          <table:table-cell table:style-name="ce40" table:number-columns-repeated="14"/>
          <table:table-cell table:number-columns-repeated="49"/>
        </table:table-row>
        <table:table-row table:style-name="ro3">
          <table:table-cell table:style-name="ce40" office:value-type="string" calcext:value-type="string">
            <text:p>y en Barra de herramientas elija</text:p>
          </table:table-cell>
          <table:table-cell table:style-name="ce40" table:number-columns-repeated="14"/>
          <table:table-cell table:number-columns-repeated="49"/>
        </table:table-row>
        <table:table-row table:style-name="ro3">
          <table:table-cell table:style-name="ce40" office:value-type="string" calcext:value-type="string">
            <text:p>Formatos</text:p>
          </table:table-cell>
          <table:table-cell table:style-name="ce40" table:number-columns-repeated="14"/>
          <table:table-cell table:number-columns-repeated="49"/>
        </table:table-row>
        <table:table-row table:style-name="ro3">
          <table:table-cell table:style-name="ce40" office:value-type="string" calcext:value-type="string">
            <text:p>y marque</text:p>
          </table:table-cell>
          <table:table-cell table:style-name="ce40" table:number-columns-repeated="14"/>
          <table:table-cell table:number-columns-repeated="49"/>
        </table:table-row>
        <table:table-row table:style-name="ro3">
          <table:table-cell table:style-name="ce40" office:value-type="string" calcext:value-type="string">
            <text:p>Científico</text:p>
          </table:table-cell>
          <table:table-cell table:style-name="ce40" table:number-columns-repeated="14"/>
          <table:table-cell table:number-columns-repeated="49"/>
        </table:table-row>
        <table:table-row table:style-name="ro3">
          <table:table-cell table:style-name="ce40" office:value-type="string" calcext:value-type="string">
            <text:p>Si aparecen demasiados decimales o formato exponencial cuando no lo necesita</text:p>
          </table:table-cell>
          <table:table-cell table:style-name="ce40" table:number-columns-repeated="14"/>
          <table:table-cell table:number-columns-repeated="49"/>
        </table:table-row>
        <table:table-row table:style-name="ro3">
          <table:table-cell table:style-name="ce40" office:value-type="string" calcext:value-type="string">
            <text:p>haga clic en la celda y pulse la combinación de teclas</text:p>
          </table:table-cell>
          <table:table-cell table:style-name="ce40" table:number-columns-repeated="3"/>
          <table:table-cell table:style-name="ce40" office:value-type="string" calcext:value-type="string">
            <text:p>Ctrl <text:span text:style-name="T3">M</text:span></text:p>
          </table:table-cell>
          <table:table-cell table:style-name="ce40" office:value-type="string" calcext:value-type="string">
            <text:p>(limpiar formato directo)</text:p>
          </table:table-cell>
          <table:table-cell table:style-name="ce40" table:number-columns-repeated="9"/>
          <table:table-cell table:number-columns-repeated="49"/>
        </table:table-row>
        <table:table-row table:style-name="ro3">
          <table:table-cell table:style-name="ce40" table:number-columns-repeated="15"/>
          <table:table-cell table:number-columns-repeated="49"/>
        </table:table-row>
        <table:table-row table:style-name="ro3">
          <table:table-cell table:style-name="ce44" office:value-type="string" calcext:value-type="string">
            <text:p>Copiar un resultado en otra celda</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n la celda donde se desea colocar un valor que es el resultado de un apartado anterior</text:p>
          </table:table-cell>
          <table:table-cell table:style-name="ce40" table:number-columns-repeated="14"/>
          <table:table-cell table:number-columns-repeated="49"/>
        </table:table-row>
        <table:table-row table:style-name="ro3">
          <table:table-cell table:style-name="ce40" office:value-type="string" calcext:value-type="string">
            <text:p>se escribe</text:p>
          </table:table-cell>
          <table:table-cell table:style-name="ce83" office:value-type="string" calcext:value-type="string">
            <text:p>=AVALOR()</text:p>
          </table:table-cell>
          <table:table-cell table:style-name="ce40" office:value-type="string" calcext:value-type="string">
            <text:p><text:s/></text:p>
          </table:table-cell>
          <table:table-cell table:style-name="ce40" table:number-columns-repeated="12"/>
          <table:table-cell table:number-columns-repeated="49"/>
        </table:table-row>
        <table:table-row table:style-name="ro3">
          <table:table-cell table:style-name="ce40" office:value-type="string" calcext:value-type="string">
            <text:p>Se hace clic en el medio de los paréntesis de esta fórmula</text:p>
          </table:table-cell>
          <table:table-cell table:style-name="ce40" table:number-columns-repeated="14"/>
          <table:table-cell table:number-columns-repeated="49"/>
        </table:table-row>
        <table:table-row table:style-name="ro3">
          <table:table-cell table:style-name="ce40" office:value-type="string" calcext:value-type="string">
            <text:p>y luego se hace clic en la celda cuyo resultado se quiere copiar.</text:p>
          </table:table-cell>
          <table:table-cell table:style-name="ce40" table:number-columns-repeated="14"/>
          <table:table-cell table:number-columns-repeated="49"/>
        </table:table-row>
        <table:table-row table:style-name="ro3">
          <table:table-cell table:style-name="ce40" office:value-type="string" calcext:value-type="string">
            <text:p>Se lleva el cursor a la línea de entrada donde aparece la fórmula, se hace clic y se pulsa la tecla «F9»</text:p>
          </table:table-cell>
          <table:table-cell table:style-name="ce40" table:number-columns-repeated="14"/>
          <table:table-cell table:number-columns-repeated="49"/>
        </table:table-row>
        <table:table-row table:style-name="ro3">
          <table:table-cell table:style-name="ce40" office:value-type="string" calcext:value-type="string">
            <text:p>Se pulsa la tecla ↲ («Intro») dos veces y el resultado queda guardado en la celda.</text:p>
          </table:table-cell>
          <table:table-cell table:style-name="ce40" table:number-columns-repeated="14"/>
          <table:table-cell table:number-columns-repeated="49"/>
        </table:table-row>
        <table:table-row table:style-name="ro3">
          <table:table-cell table:style-name="ce54"/>
          <table:table-cell table:style-name="ce40"/>
          <table:table-cell table:style-name="ce40" office:value-type="string" calcext:value-type="string">
            <text:p>Resultado:</text:p>
          </table:table-cell>
          <table:table-cell table:style-name="ce40" table:formula="of:=NUMFORMA(PI();5)" office:value-type="string" office:string-value="3,1416" calcext:value-type="string">
            <text:p>3,1416</text:p>
          </table:table-cell>
          <table:table-cell table:style-name="ce40" table:number-columns-repeated="11"/>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Qué pasa?</text:p>
          </table:table-cell>
          <table:table-cell table:style-name="ce40" table:number-columns-repeated="14"/>
          <table:table-cell table:number-columns-repeated="49"/>
        </table:table-row>
        <table:table-row table:style-name="ro3">
          <table:table-cell table:style-name="ce46" office:value-type="string" calcext:value-type="string">
            <text:p>No se pueden modificar las celdas protegida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i al intentar escribir en una celda de borde azul aparece un mensaje</text:p>
          </table:table-cell>
          <table:table-cell table:style-name="ce40" table:number-columns-repeated="14"/>
          <table:table-cell table:number-columns-repeated="49"/>
        </table:table-row>
        <table:table-row table:style-name="ro3">
          <table:table-cell table:style-name="ce40" office:value-type="string" calcext:value-type="string">
            <text:p>No se pueden modificar las celdas protegidas</text:p>
          </table:table-cell>
          <table:table-cell table:style-name="ce40" table:number-columns-repeated="14"/>
          <table:table-cell table:number-columns-repeated="49"/>
        </table:table-row>
        <table:table-row table:style-name="ro3">
          <table:table-cell table:style-name="ce40" office:value-type="string" calcext:value-type="string">
            <text:p>vay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text:p>
          </table:table-cell>
          <table:table-cell table:style-name="ce40" table:number-columns-repeated="14"/>
          <table:table-cell table:number-columns-repeated="49"/>
        </table:table-row>
        <table:table-row table:style-name="ro3">
          <table:table-cell table:style-name="ce40" office:value-type="string" calcext:value-type="string">
            <text:p>y haga clic en</text:p>
          </table:table-cell>
          <table:table-cell table:style-name="ce40" table:number-columns-repeated="14"/>
          <table:table-cell table:number-columns-repeated="49"/>
        </table:table-row>
        <table:table-row table:style-name="ro3">
          <table:table-cell table:style-name="ce40" office:value-type="string" calcext:value-type="string">
            <text:p>Proteger hoja</text:p>
          </table:table-cell>
          <table:table-cell table:style-name="ce40" table:number-columns-repeated="14"/>
          <table:table-cell table:number-columns-repeated="49"/>
        </table:table-row>
        <table:table-row table:style-name="ro3">
          <table:table-cell table:style-name="ce40" office:value-type="string" calcext:value-type="string">
            <text:p>Copie otra celda de borde azul y péguela en la celda que en la que no podía escribir. </text:p>
          </table:table-cell>
          <table:table-cell table:style-name="ce40" table:number-columns-repeated="14"/>
          <table:table-cell table:number-columns-repeated="49"/>
        </table:table-row>
        <table:table-row table:style-name="ro3">
          <table:table-cell table:style-name="ce40" office:value-type="string" calcext:value-type="string">
            <text:p>Vuelva al menú</text:p>
          </table:table-cell>
          <table:table-cell table:style-name="ce40" table:number-columns-repeated="14"/>
          <table:table-cell table:number-columns-repeated="49"/>
        </table:table-row>
        <table:table-row table:style-name="ro3">
          <table:table-cell table:style-name="ce40" office:value-type="string" calcext:value-type="string">
            <text:p>Herramientas → Proteger documento</text:p>
          </table:table-cell>
          <table:table-cell table:style-name="ce40" table:number-columns-repeated="14"/>
          <table:table-cell table:number-columns-repeated="49"/>
        </table:table-row>
        <table:table-row table:style-name="ro3">
          <table:table-cell table:style-name="ce40" office:value-type="string" calcext:value-type="string">
            <text:p>y marque de nuevo la opción</text:p>
          </table:table-cell>
          <table:table-cell table:style-name="ce40" table:number-columns-repeated="14"/>
          <table:table-cell table:number-columns-repeated="49"/>
        </table:table-row>
        <table:table-row table:style-name="ro3">
          <table:table-cell table:style-name="ce45" office:value-type="string" calcext:value-type="string">
            <text:p>Proteger hoja…</text:p>
          </table:table-cell>
          <table:table-cell table:style-name="ce40" table:number-columns-repeated="14"/>
          <table:table-cell table:number-columns-repeated="49"/>
        </table:table-row>
        <table:table-row table:style-name="ro3">
          <table:table-cell table:style-name="ce40" office:value-type="string" calcext:value-type="string">
            <text:p>(Si no lo hace probablemente pierda las ecuaciones que hacen funcionar la hoja)</text:p>
          </table:table-cell>
          <table:table-cell table:style-name="ce40" table:number-columns-repeated="14"/>
          <table:table-cell table:number-columns-repeated="49"/>
        </table:table-row>
        <table:table-row table:style-name="ro3">
          <table:table-cell table:style-name="ce40" office:value-type="string" calcext:value-type="string">
            <text:p>Ahora debería poder escribir en la celda (o borrar su contenido)</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46" office:value-type="string" calcext:value-type="string">
            <text:p>Aparecen errores en los resultados</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Si aparece</text:p>
          </table:table-cell>
          <table:table-cell table:style-name="ce52" table:formula="of:=NA()" office:value-type="string" office:string-value="" calcext:value-type="error">
            <text:p>#N/D</text:p>
          </table:table-cell>
          <table:table-cell table:style-name="ce40" office:value-type="string" calcext:value-type="string">
            <text:p>u otros errores en alguna celda habrá que revisar los menús desplegables.</text:p>
          </table:table-cell>
          <table:table-cell table:style-name="ce40" table:number-columns-repeated="12"/>
          <table:table-cell table:number-columns-repeated="49"/>
        </table:table-row>
        <table:table-row table:style-name="ro3">
          <table:table-cell table:style-name="ce40" office:value-type="string" calcext:value-type="string">
            <text:p>Lo más probable es que queden opciones de un problema anterior que ya no son válidas </text:p>
          </table:table-cell>
          <table:table-cell table:style-name="ce40" table:number-columns-repeated="14"/>
          <table:table-cell table:number-columns-repeated="49"/>
        </table:table-row>
        <table:table-row table:style-name="ro3">
          <table:table-cell table:style-name="ce40" office:value-type="string" calcext:value-type="string">
            <text:p>para el problema actual. Despliegue los menús en fondo salmón y elija una de las opciones de la lista.</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38" office:value-type="string" calcext:value-type="string">
            <text:p>El botón «Borrar datos» no va</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s posible que los botones de formulario estén en modo diseño.</text:p>
          </table:table-cell>
          <table:table-cell table:style-name="ce40" table:number-columns-repeated="14"/>
          <table:table-cell table:number-columns-repeated="49"/>
        </table:table-row>
        <table:table-row table:style-name="ro3">
          <table:table-cell table:style-name="ce40" office:value-type="string" calcext:value-type="string">
            <text:p>Pruebe con</text:p>
          </table:table-cell>
          <table:table-cell table:style-name="ce40" table:number-columns-repeated="14"/>
          <table:table-cell table:number-columns-repeated="49"/>
        </table:table-row>
        <table:table-row table:style-name="ro3">
          <table:table-cell table:style-name="ce40" office:value-type="string" calcext:value-type="string">
            <text:p>Ver → Barras de herramientas → Diseño de formulario</text:p>
          </table:table-cell>
          <table:table-cell table:style-name="ce40" table:number-columns-repeated="14"/>
          <table:table-cell table:number-columns-repeated="49"/>
        </table:table-row>
        <table:table-row table:style-name="ro3">
          <table:table-cell table:style-name="ce40" office:value-type="string" calcext:value-type="string">
            <text:p>y compruebe que el modo diseño (el 2º icono con aspecto de una mano con el dedo índice) no está activado.</text:p>
          </table:table-cell>
          <table:table-cell table:style-name="ce40" table:number-columns-repeated="14"/>
          <table:table-cell table:number-columns-repeated="49"/>
        </table:table-row>
        <table:table-row table:style-name="ro3">
          <table:table-cell table:style-name="ce40" office:value-type="string" calcext:value-type="string">
            <text:p>Si lo está, desactívelo (clic en ese icono) y cierre esa barra de herramientas.</text:p>
          </table:table-cell>
          <table:table-cell table:style-name="ce40" table:number-columns-repeated="14"/>
          <table:table-cell table:number-columns-repeated="49"/>
        </table:table-row>
        <table:table-row table:style-name="ro3">
          <table:table-cell table:style-name="ce40" office:value-type="string" calcext:value-type="string">
            <text:p>Ver → Barras de herramientas → Diseño de formulario</text:p>
          </table:table-cell>
          <table:table-cell table:style-name="ce40" table:number-columns-repeated="14"/>
          <table:table-cell table:number-columns-repeated="49"/>
        </table:table-row>
        <table:table-row table:style-name="ro3">
          <table:table-cell table:style-name="ce40" table:number-columns-repeated="15"/>
          <table:table-cell table:number-columns-repeated="49"/>
        </table:table-row>
        <table:table-row table:style-name="ro3">
          <table:table-cell table:style-name="ce38" office:value-type="string" calcext:value-type="string">
            <text:p>Ejemplo de enlace</text:p>
          </table:table-cell>
          <table:table-cell table:style-name="ce40" table:number-columns-repeated="4"/>
          <table:table-cell table:style-name="ce150" office:value-type="string" calcext:value-type="string">
            <text:p><text:span text:style-name="T7"><text:a xlink:href="#NotasAyuda" xlink:type="simple">↑ Ir arriba</text:a></text:span></text:p>
          </table:table-cell>
          <table:table-cell table:style-name="ce40" table:number-columns-repeated="9"/>
          <table:table-cell table:number-columns-repeated="49"/>
        </table:table-row>
        <table:table-row table:style-name="ro3">
          <table:table-cell table:style-name="ce40" office:value-type="string" calcext:value-type="string">
            <text:p>Este es el enlace</text:p>
          </table:table-cell>
          <table:table-cell table:style-name="ce40"/>
          <table:table-cell table:style-name="ce43" office:value-type="string" calcext:value-type="string">
            <text:p><text:a xlink:href="#DescrFunc" xlink:type="simple">Funciones</text:a></text:p>
          </table:table-cell>
          <table:table-cell table:style-name="ce40" table:number-columns-repeated="12"/>
          <table:table-cell table:number-columns-repeated="49"/>
        </table:table-row>
        <table:table-row table:style-name="ro3">
          <table:table-cell table:style-name="ce40" table:number-columns-repeated="15"/>
          <table:table-cell table:number-columns-repeated="49"/>
        </table:table-row>
        <table:table-row table:style-name="ro3">
          <table:table-cell table:style-name="ce40" office:value-type="string" calcext:value-type="string">
            <text:p>Actualizado</text:p>
          </table:table-cell>
          <table:table-cell table:style-name="ce22" office:value-type="date" office:date-value="2020-03-12" calcext:value-type="date">
            <text:p>12/03/20</text:p>
          </table:table-cell>
          <table:table-cell table:style-name="ce40" table:number-columns-repeated="13"/>
          <table:table-cell table:number-columns-repeated="49"/>
        </table:table-row>
        <table:table-row table:style-name="ro3" table:number-rows-repeated="11">
          <table:table-cell table:style-name="ce40" table:number-columns-repeated="15"/>
          <table:table-cell table:number-columns-repeated="49"/>
        </table:table-row>
        <table:table-row table:style-name="ro4" table:number-rows-repeated="1048449">
          <table:table-cell table:number-columns-repeated="64"/>
        </table:table-row>
        <table:table-row table:style-name="ro4">
          <table:table-cell table:number-columns-repeated="64"/>
        </table:table-row>
      </table:table>
      <table:table table:name="Coords"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style-name="gr3" draw:text-style-name="P4" svg:width="9.343cm" svg:height="9.343cm" svg:x="12.408cm" svg:y="1.903cm">
            <draw:object draw:notify-on-update-of-ranges="Coords.T28:Coords.T31 Coords.Q28:Coords.Q34 Coords.R28:Coords.R34 Coords.Q28:Coords.Q34 Coords.S28:Coords.S34" xlink:href="./Object 3" xlink:type="simple" xlink:show="embed" xlink:actuate="onLoad">
              <loext:p/>
            </draw:object>
            <draw:image xlink:href="./ObjectReplacements/Object 3" xlink:type="simple" xlink:show="embed" xlink:actuate="onLoad"/>
          </draw:frame>
        </table:shapes>
        <table:table-column table:style-name="co19" table:default-cell-style-name="Default"/>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13" table:number-columns-repeated="2" table:default-cell-style-name="Default"/>
        <table:table-column table:style-name="co25" table:default-cell-style-name="Default"/>
        <table:table-column table:style-name="co9" table:default-cell-style-name="Default"/>
        <table:table-column table:style-name="co13" table:number-columns-repeated="18" table:default-cell-style-name="Default"/>
        <table:table-row table:style-name="ro4">
          <table:table-cell table:style-name="ce154"/>
          <table:table-cell table:style-name="ce166" table:formula="of:=EXPANDETEXTO([.X1];3)" office:value-type="string" office:string-value="C   O   O   R   D   E   N   A   D   A   S" calcext:value-type="string" table:number-columns-spanned="5" table:number-rows-spanned="1">
            <text:p>C <text:s text:c="2"/>O <text:s text:c="2"/>O <text:s text:c="2"/>R <text:s text:c="2"/>D <text:s text:c="2"/>E <text:s text:c="2"/>N <text:s text:c="2"/>A <text:s text:c="2"/>D <text:s text:c="2"/>A <text:s text:c="2"/>S</text:p>
          </table:table-cell>
          <table:covered-table-cell table:number-columns-repeated="4" table:style-name="ce170"/>
          <table:table-cell table:style-name="ce40"/>
          <table:table-cell table:style-name="ce40" office:value-type="string" calcext:value-type="string">
            <text:p>Ir a…</text:p>
          </table:table-cell>
          <table:table-cell table:style-name="ce40" table:number-columns-repeated="2"/>
          <table:table-cell table:style-name="ce220" table:content-validation-name="val9" office:value-type="string" calcext:value-type="string">
            <text:p>Ayuda</text:p>
          </table:table-cell>
          <table:table-cell table:style-name="ce40"/>
          <table:table-cell table:style-name="ce48" table:number-columns-repeated="3"/>
          <table:table-cell table:style-name="ce206" office:value-type="string" calcext:value-type="string">
            <text:p>Redondear</text:p>
          </table:table-cell>
          <table:table-cell table:style-name="ce206" table:formula="of:=IF(ISBLANK([.C11]);12;[.C11])" office:value-type="float" office:value="8" calcext:value-type="float">
            <text:p>8</text:p>
          </table:table-cell>
          <table:table-cell table:style-name="ce204"/>
          <table:table-cell table:style-name="ce204" office:value-type="string" calcext:value-type="string">
            <text:p>Triángulo equilátero</text:p>
          </table:table-cell>
          <table:table-cell table:style-name="ce243" table:formula="of:=IF([.$S$8]&gt;4;[.U5];[.U1])" office:value-type="string" office:string-value="l lado" calcext:value-type="string">
            <text:p>l lado</text:p>
          </table:table-cell>
          <table:table-cell table:style-name="ce204" office:value-type="string" calcext:value-type="string">
            <text:p>l lado</text:p>
          </table:table-cell>
          <table:table-cell table:style-name="ce204" office:value-type="string" calcext:value-type="string">
            <text:p>pm</text:p>
          </table:table-cell>
          <table:table-cell table:style-name="ce204"/>
          <table:table-cell table:style-name="ce204" office:value-type="string" calcext:value-type="string">
            <text:p>COORDENADAS</text:p>
          </table:table-cell>
          <table:table-cell table:style-name="ce204" table:number-columns-repeated="6"/>
        </table:table-row>
        <table:table-row table:style-name="ro4">
          <table:table-cell table:style-name="ce154"/>
          <table:table-cell table:style-name="ce167" table:formula="of:=EXPANDETEXTO([.X2];3)" office:value-type="string" office:string-value="D   A   T   O   S" calcext:value-type="string" table:number-columns-spanned="5" table:number-rows-spanned="1">
            <text:p>D <text:s text:c="2"/>A <text:s text:c="2"/>T <text:s text:c="2"/>O <text:s text:c="2"/>S</text:p>
          </table:table-cell>
          <table:covered-table-cell table:number-columns-repeated="2" table:style-name="ce40"/>
          <table:covered-table-cell table:style-name="ce40">
            <draw:control table:end-cell-address="Coords.E3" table:end-x="2.294cm" table:end-y="0.493cm" draw:z-index="1" draw:style-name="gr1" draw:text-style-name="P1" svg:width="1.995cm" svg:height="0.489cm" svg:x="0.299cm" svg:y="0.491cm" draw:control="control2"/>
          </table:covered-table-cell>
          <table:covered-table-cell table:style-name="ce40"/>
          <table:table-cell table:style-name="ce100"/>
          <table:table-cell table:style-name="ce53" office:value-type="string" calcext:value-type="string">
            <text:p><text:a xlink:href="#Enunciado" xlink:type="simple">Enunciado</text:a></text:p>
          </table:table-cell>
          <table:table-cell table:style-name="ce40" table:number-columns-repeated="2"/>
          <table:table-cell table:style-name="ce222" table:formula="of:=IF([.K1]=[.K48];[.K51];&quot;&quot;)" office:value-type="string" office:string-value="Elija «_» en vez de «Ayuda» en la celda de arriba para ocultarla.&#10;&#10;DATOS&#10;En las celdas de color salmón elija entre las magnitudes, unidades o cantidades propuestas, o pulse la tecla «Supr», «Del» o ⌫ para dejarla vacía.&#10;En las celdas de color blanco escriba el valor de la magnitud elegida en las unidades que aparecen a su derecha o encima.&#10;A la derecha de «Figura:» elija entre triángulo equilátero o cuadrado.&#10;A la derecha de «Longitud de» elija entre lado, radio y apotema, escriba su valor y elija las unidades.&#10;Si desea ajustar los puntos puede situar un punto y/o girar alrededor del centro.&#10;&#10;RESULTADOS&#10;A la derecha de «Redondear a» escriba el número (1 a 12) de cifras decimales a las que se redondean los resultados.  Si lo deja en blanco, redondea a 12 cifras.&#10;Cuando tenga las coordenadas, seleccione sus valores y pulse Ctrl+C para copiarlos, pique en la pestaña «Enunciado», haga clic en la celda bajo la coordenada x y pulse Ctrl ⇑ V (pegado especial), desmarque «Fórmulas» y «Formatos», marque «Números» y pique en Aceptar. " calcext:value-type="string" table:number-columns-spanned="1" table:number-rows-spanned="23">
            <text:p>Elija «_» en vez de «Ayuda» en la celda de arriba para ocultarla.</text:p>
            <text:p/>
            <text:p>DATOS</text:p>
            <text:p>En las celdas de color salmón elija entre las magnitudes, unidades o cantidades propuestas, o pulse la tecla «Supr», «Del» o ⌫ para dejarla vacía.</text:p>
            <text:p>En las celdas de color blanco escriba el valor de la magnitud elegida en las unidades que aparecen a su derecha o encima.</text:p>
            <text:p>A la derecha de «Figura:» elija entre triángulo equilátero o cuadrado.</text:p>
            <text:p>A la derecha de «Longitud de» elija entre lado, radio y apotema, escriba su valor y elija las unidades.</text:p>
            <text:p>Si desea ajustar los puntos puede situar un punto y/o girar alrededor del centro.</text:p>
            <text:p/>
            <text:p>RESULTADOS</text:p>
            <text:p>A la derecha de «Redondear a» escriba el número (1 a 12) de cifras decimales a las que se redondean los resultados.  Si lo deja en blanco, redondea a 12 cifras.</text:p>
            <text:p>Cuando tenga las coordenadas, seleccione sus valores y pulse Ctrl+C para copiarlos, pique en la pestaña «Enunciado», haga clic en la celda bajo la coordenada x y pulse Ctrl ⇑ V (pegado especial), desmarque «Fórmulas» y «Formatos», marque «Números» y pique en Aceptar. </text:p>
          </table:table-cell>
          <table:table-cell table:style-name="ce40"/>
          <table:table-cell table:style-name="ce48" table:number-columns-repeated="3"/>
          <table:table-cell table:style-name="ce204" table:number-columns-repeated="3"/>
          <table:table-cell table:style-name="ce204" office:value-type="string" calcext:value-type="string">
            <text:p>Cuadrado</text:p>
          </table:table-cell>
          <table:table-cell table:style-name="ce243" table:formula="of:=IF([.$S$8]&gt;4;[.U6];[.U2])" office:value-type="string" office:string-value="l radio" calcext:value-type="string">
            <text:p>l radio</text:p>
          </table:table-cell>
          <table:table-cell table:style-name="ce204" office:value-type="string" calcext:value-type="string">
            <text:p>l radio</text:p>
          </table:table-cell>
          <table:table-cell table:style-name="ce204" office:value-type="string" calcext:value-type="string">
            <text:p>nm</text:p>
          </table:table-cell>
          <table:table-cell table:style-name="ce204"/>
          <table:table-cell table:style-name="ce204" office:value-type="string" calcext:value-type="string">
            <text:p>DATOS</text:p>
          </table:table-cell>
          <table:table-cell table:style-name="ce204" table:number-columns-repeated="6"/>
        </table:table-row>
        <table:table-row table:style-name="ro4">
          <table:table-cell table:style-name="ce155" table:number-columns-repeated="6"/>
          <table:table-cell table:style-name="ce100"/>
          <table:table-cell table:style-name="ce43" office:value-type="string" calcext:value-type="string">
            <text:p><text:a xlink:href="#NotasAyuda" xlink:type="simple">Ayuda</text:a></text:p>
          </table:table-cell>
          <table:table-cell table:style-name="ce100" table:number-columns-repeated="2"/>
          <table:covered-table-cell/>
          <table:table-cell table:style-name="ce40"/>
          <table:table-cell table:number-columns-repeated="3"/>
          <table:table-cell table:style-name="ce204" table:number-columns-repeated="4"/>
          <table:table-cell table:style-name="ce243" table:formula="of:=IF([.$S$8]&gt;4;[.U7];[.U3])" office:value-type="string" office:string-value="la apotema" calcext:value-type="string">
            <text:p>la apotema</text:p>
          </table:table-cell>
          <table:table-cell table:style-name="ce204" office:value-type="string" calcext:value-type="string">
            <text:p>la apotema</text:p>
          </table:table-cell>
          <table:table-cell table:style-name="ce253" office:value-type="string" calcext:value-type="string">
            <text:p>µm</text:p>
          </table:table-cell>
          <table:table-cell table:style-name="ce204"/>
          <table:table-cell table:style-name="ce204" office:value-type="string" calcext:value-type="string">
            <text:p>RESULTADOS</text:p>
          </table:table-cell>
          <table:table-cell table:style-name="ce204" table:number-columns-repeated="6"/>
        </table:table-row>
        <table:table-row table:style-name="ro4">
          <table:table-cell table:style-name="ce155" table:number-columns-repeated="2"/>
          <table:table-cell table:style-name="ce159" office:value-type="string" calcext:value-type="string">
            <text:p>Figura: </text:p>
          </table:table-cell>
          <table:table-cell table:style-name="ce125" table:content-validation-name="val6" office:value-type="string" calcext:value-type="string">
            <text:p>Triángulo equilátero</text:p>
          </table:table-cell>
          <table:table-cell table:style-name="ce155" table:number-columns-repeated="2"/>
          <table:table-cell table:style-name="ce100" table:number-columns-repeated="4"/>
          <table:covered-table-cell/>
          <table:table-cell table:style-name="ce40"/>
          <table:table-cell table:number-columns-repeated="3"/>
          <table:table-cell table:style-name="ce204" table:number-columns-repeated="4"/>
          <table:table-cell table:style-name="ce245" table:formula="of:=ISBLANK([.D5])" office:value-type="boolean" office:boolean-value="false" calcext:value-type="boolean">
            <text:p>FALSO</text:p>
          </table:table-cell>
          <table:table-cell table:style-name="ce204"/>
          <table:table-cell table:style-name="ce204" office:value-type="string" calcext:value-type="string">
            <text:p>mm</text:p>
          </table:table-cell>
          <table:table-cell table:style-name="ce204"/>
          <table:table-cell table:style-name="ce204" office:value-type="string" calcext:value-type="string">
            <text:p>OTROS CÁLCULOS</text:p>
          </table:table-cell>
          <table:table-cell table:style-name="ce204" table:number-columns-repeated="6"/>
        </table:table-row>
        <table:table-row table:style-name="ro4">
          <table:table-cell table:style-name="ce155" table:number-columns-repeated="2"/>
          <table:table-cell table:style-name="ce172" office:value-type="string" calcext:value-type="string">
            <text:p>Longitud de</text:p>
          </table:table-cell>
          <table:table-cell table:style-name="Desplegable" table:content-validation-name="val7" office:value-type="string" calcext:value-type="string">
            <text:p>l lado</text:p>
          </table:table-cell>
          <table:table-cell table:style-name="ce184" office:value-type="float" office:value="1" calcext:value-type="float">
            <text:p>1</text:p>
          </table:table-cell>
          <table:table-cell table:style-name="Desplegable" table:content-validation-name="val8" office:value-type="string" calcext:value-type="string">
            <text:p>nm</text:p>
          </table:table-cell>
          <table:table-cell table:style-name="ce100" table:number-columns-repeated="4"/>
          <table:covered-table-cell/>
          <table:table-cell table:style-name="ce40"/>
          <table:table-cell table:number-columns-repeated="3"/>
          <table:table-cell table:style-name="ce204" table:number-columns-repeated="4"/>
          <table:table-cell table:style-name="ce204" table:formula="of:=MATCH([.$D$5];[.T1:.T3];0)" office:value-type="float" office:value="1" calcext:value-type="float">
            <text:p>1</text:p>
          </table:table-cell>
          <table:table-cell table:style-name="ce204"/>
          <table:table-cell table:style-name="ce204" office:value-type="string" calcext:value-type="string">
            <text:p>cm</text:p>
          </table:table-cell>
          <table:table-cell table:style-name="ce204" table:number-columns-repeated="8"/>
        </table:table-row>
        <table:table-row table:style-name="ro4">
          <table:table-cell table:style-name="ce155" table:number-columns-repeated="3"/>
          <table:table-cell table:style-name="ce200" table:formula="of:=&quot;x (&quot;&amp;[.$F5]&amp;&quot;)&quot;" office:value-type="string" office:string-value="x (nm)" calcext:value-type="string">
            <text:p>x (nm)</text:p>
          </table:table-cell>
          <table:table-cell table:style-name="ce200" table:formula="of:=&quot;y (&quot;&amp;[.$F5]&amp;&quot;)&quot;" office:value-type="string" office:string-value="y (nm)" calcext:value-type="string">
            <text:p>y (nm)</text:p>
          </table:table-cell>
          <table:table-cell table:style-name="ce155"/>
          <table:table-cell table:style-name="ce100" table:number-columns-repeated="4"/>
          <table:covered-table-cell/>
          <table:table-cell table:style-name="ce40"/>
          <table:table-cell table:number-columns-repeated="3"/>
          <table:table-cell table:style-name="ce204"/>
          <table:table-cell table:style-name="ce204" office:value-type="string" calcext:value-type="string">
            <text:p>Ángulo</text:p>
          </table:table-cell>
          <table:table-cell table:style-name="ce204" office:value-type="string" calcext:value-type="string">
            <text:p>Rayo</text:p>
          </table:table-cell>
          <table:table-cell table:style-name="ce204" table:number-columns-repeated="3"/>
          <table:table-cell table:style-name="ce204" office:value-type="string" calcext:value-type="string">
            <text:p>dm</text:p>
          </table:table-cell>
          <table:table-cell table:style-name="ce204" table:number-columns-repeated="8"/>
        </table:table-row>
        <table:table-row table:style-name="ro4">
          <table:table-cell table:style-name="ce155"/>
          <table:table-cell table:style-name="ce159" office:value-type="string" calcext:value-type="string">
            <text:p>Situar el punto</text:p>
          </table:table-cell>
          <table:table-cell table:style-name="ce171" table:content-validation-name="val4" office:value-type="string" calcext:value-type="string">
            <text:p>Centro</text:p>
          </table:table-cell>
          <table:table-cell table:number-columns-repeated="2" table:style-name="DatoEntrada" office:value-type="float" office:value="0" calcext:value-type="float">
            <text:p>0</text:p>
          </table:table-cell>
          <table:table-cell table:style-name="ce155" table:formula="of:=[.F5]" office:value-type="string" office:string-value="nm" calcext:value-type="string">
            <text:p>nm</text:p>
          </table:table-cell>
          <table:table-cell table:style-name="ce100" table:number-columns-repeated="4"/>
          <table:covered-table-cell/>
          <table:table-cell table:style-name="ce40"/>
          <table:table-cell table:number-columns-repeated="3"/>
          <table:table-cell table:style-name="ce204" office:value-type="string" calcext:value-type="string">
            <text:p>Central</text:p>
          </table:table-cell>
          <table:table-cell table:style-name="ce204" table:formula="of:=2*PI()/(2+[.S8])" office:value-type="float" office:value="2.0943951023932" calcext:value-type="float">
            <text:p>2,0943951023932</text:p>
          </table:table-cell>
          <table:table-cell table:style-name="ce204" table:formula="of:=CHOOSE([.T5]+1;0;[.E5]/2/SIN([.Q7]/2);[.E5];[.E5]/COS([.Q7]/2))" office:value-type="float" office:value="0.577350269189625" calcext:value-type="float">
            <text:p>0,577350269189625</text:p>
          </table:table-cell>
          <table:table-cell table:style-name="ce245" table:formula="of:=ISBLANK([.D4])" office:value-type="boolean" office:boolean-value="false" calcext:value-type="boolean">
            <text:p>FALSO</text:p>
          </table:table-cell>
          <table:table-cell table:style-name="ce204"/>
          <table:table-cell table:style-name="ce204" office:value-type="string" calcext:value-type="string">
            <text:p><text:s/></text:p>
          </table:table-cell>
          <table:table-cell table:style-name="ce204" office:value-type="string" calcext:value-type="string">
            <text:p>m</text:p>
          </table:table-cell>
          <table:table-cell table:style-name="ce204" table:number-columns-repeated="8"/>
        </table:table-row>
        <table:table-row table:style-name="ro4">
          <table:table-cell table:style-name="ce155" table:number-columns-repeated="2"/>
          <table:table-cell table:style-name="ce159" office:value-type="string" calcext:value-type="string">
            <text:p>Girar</text:p>
          </table:table-cell>
          <table:table-cell table:style-name="DatoEntrada" office:value-type="float" office:value="30" calcext:value-type="float">
            <text:p>30</text:p>
          </table:table-cell>
          <table:table-cell table:style-name="ce215" office:value-type="string" calcext:value-type="string">
            <text:p>°</text:p>
          </table:table-cell>
          <table:table-cell table:style-name="ce159"/>
          <table:table-cell table:style-name="ce100" table:number-columns-repeated="4"/>
          <table:covered-table-cell/>
          <table:table-cell table:style-name="ce40"/>
          <table:table-cell table:number-columns-repeated="3"/>
          <table:table-cell table:style-name="ce208" office:value-type="string" calcext:value-type="string">
            <text:p>Girar</text:p>
          </table:table-cell>
          <table:table-cell table:style-name="ce204" table:formula="of:=RADIANS([.D8])" office:value-type="float" office:value="0.523598775598299" calcext:value-type="float">
            <text:p>0,523598775598299</text:p>
          </table:table-cell>
          <table:table-cell table:style-name="ce204"/>
          <table:table-cell table:style-name="ce204" table:formula="of:=IF([.S7];1;MATCH([.D4];[.S1:.S2];0))" office:value-type="float" office:value="1" calcext:value-type="float">
            <text:p>1</text:p>
          </table:table-cell>
          <table:table-cell table:style-name="ce243"/>
          <table:table-cell table:style-name="ce204" office:value-type="string" calcext:value-type="string">
            <text:p>X</text:p>
          </table:table-cell>
          <table:table-cell table:style-name="ce204" office:value-type="string" calcext:value-type="string">
            <text:p>dam</text:p>
          </table:table-cell>
          <table:table-cell table:style-name="ce204" table:number-columns-repeated="8"/>
        </table:table-row>
        <table:table-row table:style-name="ro4">
          <table:table-cell table:style-name="ce155" table:number-columns-repeated="6"/>
          <table:table-cell table:style-name="ce100" table:number-columns-repeated="4"/>
          <table:covered-table-cell/>
          <table:table-cell table:style-name="ce40"/>
          <table:table-cell table:number-columns-repeated="3"/>
          <table:table-cell table:style-name="ce204" office:value-type="string" calcext:value-type="string">
            <text:p>Entre lados</text:p>
          </table:table-cell>
          <table:table-cell table:style-name="ce204" table:formula="of:=[.S8]*PI()/(2+[.S8])" office:value-type="float" office:value="1.0471975511966" calcext:value-type="float">
            <text:p>1,0471975511966</text:p>
          </table:table-cell>
          <table:table-cell table:style-name="ce204" table:number-columns-repeated="2"/>
          <table:table-cell table:style-name="ce243"/>
          <table:table-cell table:style-name="ce204" office:value-type="string" calcext:value-type="string">
            <text:p>Y</text:p>
          </table:table-cell>
          <table:table-cell table:style-name="ce204" office:value-type="string" calcext:value-type="string">
            <text:p>hm</text:p>
          </table:table-cell>
          <table:table-cell table:style-name="ce204"/>
          <table:table-cell table:style-name="ce208"/>
          <table:table-cell table:style-name="ce204" table:number-columns-repeated="6"/>
        </table:table-row>
        <table:table-row table:style-name="ro4">
          <table:table-cell table:style-name="ce156"/>
          <table:table-cell table:style-name="ce167" table:formula="of:=EXPANDETEXTO([.X3];3)" office:value-type="string" office:string-value="R   E   S   U   L   T   A   D   O   S" calcext:value-type="string" table:number-columns-spanned="5" table:number-rows-spanned="1">
            <text:p>R <text:s text:c="2"/>E <text:s text:c="2"/>S <text:s text:c="2"/>U <text:s text:c="2"/>L <text:s text:c="2"/>T <text:s text:c="2"/>A <text:s text:c="2"/>D <text:s text:c="2"/>O <text:s text:c="2"/>S</text:p>
          </table:table-cell>
          <table:covered-table-cell table:number-columns-repeated="4" table:style-name="ce179"/>
          <table:table-cell table:style-name="ce100" table:number-columns-repeated="4"/>
          <table:covered-table-cell/>
          <table:table-cell table:style-name="ce40"/>
          <table:table-cell table:number-columns-repeated="3"/>
          <table:table-cell table:style-name="ce204" table:number-columns-repeated="3"/>
          <table:table-cell table:style-name="ce245"/>
          <table:table-cell table:number-columns-repeated="2" table:style-name="ce204" office:value-type="string" calcext:value-type="string">
            <text:p>Z</text:p>
          </table:table-cell>
          <table:table-cell table:style-name="ce204" office:value-type="string" calcext:value-type="string">
            <text:p>km</text:p>
          </table:table-cell>
          <table:table-cell table:style-name="ce204" table:number-columns-repeated="8"/>
        </table:table-row>
        <table:table-row table:style-name="ro4">
          <table:table-cell table:style-name="ce156"/>
          <table:table-cell table:style-name="ce156" office:value-type="string" calcext:value-type="string">
            <text:p>Redondear a</text:p>
          </table:table-cell>
          <table:table-cell table:style-name="DatoEntrada" table:content-validation-name="val5" office:value-type="float" office:value="8" calcext:value-type="float">
            <text:p>8</text:p>
          </table:table-cell>
          <table:table-cell table:style-name="ce203" table:formula="of:=IF(ISBLANK([.C11]);&quot;12  &quot;;&quot;&quot;)&amp;&quot;cifras decimales&quot;&amp;REPT(&quot; &quot;;8)" office:value-type="string" office:string-value="cifras decimales        " calcext:value-type="string">
            <text:p>cifras decimales <text:s text:c="7"/></text:p>
          </table:table-cell>
          <table:table-cell table:style-name="ce216" office:value-type="string" calcext:value-type="string">
            <text:p>Coordenadas</text:p>
          </table:table-cell>
          <table:table-cell table:style-name="ce156"/>
          <table:table-cell table:style-name="ce100" table:number-columns-repeated="4"/>
          <table:covered-table-cell/>
          <table:table-cell table:style-name="ce40"/>
          <table:table-cell table:number-columns-repeated="3"/>
          <table:table-cell table:style-name="ce209" office:value-type="string" calcext:value-type="string">
            <text:p>Pto.</text:p>
          </table:table-cell>
          <table:table-cell table:style-name="ce204" table:formula="of:=IF(ISBLANK([.C7]);0;MATCH([.C7];[.T27:.T31];1)-1)" office:value-type="float" office:value="0" calcext:value-type="float">
            <text:p>0</text:p>
          </table:table-cell>
          <table:table-cell table:style-name="ce204" office:value-type="string" calcext:value-type="string">
            <text:p>Situar en</text:p>
          </table:table-cell>
          <table:table-cell table:style-name="ce204" table:formula="of:=&quot;y (&quot;&amp;[.$F$5]&amp;&quot;)&quot;" office:value-type="string" office:string-value="y (nm)" calcext:value-type="string">
            <text:p>y (nm)</text:p>
          </table:table-cell>
          <table:table-cell table:style-name="ce312" office:value-type="string" calcext:value-type="string">
            <text:p>Desplazar x</text:p>
          </table:table-cell>
          <table:table-cell table:style-name="ce250" table:formula="of:=&quot;y (&quot;&amp;[.$F$5]&amp;&quot;)&quot;" office:value-type="string" office:string-value="y (nm)" calcext:value-type="string">
            <text:p>y (nm)</text:p>
          </table:table-cell>
          <table:table-cell table:style-name="ce204" office:value-type="string" calcext:value-type="string">
            <text:p>Mm</text:p>
          </table:table-cell>
          <table:table-cell table:style-name="ce204"/>
          <table:table-cell table:style-name="ce243"/>
          <table:table-cell table:style-name="ce204" table:number-columns-repeated="6"/>
        </table:table-row>
        <table:table-row table:style-name="ro4">
          <table:table-cell table:style-name="ce156" table:number-columns-repeated="2"/>
          <table:table-cell table:style-name="ce180" office:value-type="string" calcext:value-type="string">
            <text:p>Punto</text:p>
          </table:table-cell>
          <table:table-cell table:style-name="ce203" table:formula="of:=&quot;x (&quot;&amp;[.$F$5]&amp;&quot;)&quot;" office:value-type="string" office:string-value="x (nm)" calcext:value-type="string">
            <text:p>x (nm)</text:p>
          </table:table-cell>
          <table:table-cell table:style-name="ce203" table:formula="of:=&quot;y (&quot;&amp;[.$F$5]&amp;&quot;)&quot;" office:value-type="string" office:string-value="y (nm)" calcext:value-type="string">
            <text:p>y (nm)</text:p>
          </table:table-cell>
          <table:table-cell table:style-name="ce156"/>
          <table:table-cell table:style-name="ce100" table:number-columns-repeated="4"/>
          <table:covered-table-cell/>
          <table:table-cell table:style-name="ce40"/>
          <table:table-cell table:number-columns-repeated="3"/>
          <table:table-cell table:style-name="ce297" office:value-type="string" calcext:value-type="string">
            <text:p>Desplazar</text:p>
          </table:table-cell>
          <table:table-cell table:style-name="ce208" office:value-type="string" calcext:value-type="string">
            <text:p>Ángulo</text:p>
          </table:table-cell>
          <table:table-cell table:style-name="ce204" table:formula="of:=[.D7]" office:value-type="float" office:value="0" calcext:value-type="float">
            <text:p>0</text:p>
          </table:table-cell>
          <table:table-cell table:style-name="ce204" table:formula="of:=[.E7]" office:value-type="float" office:value="0" calcext:value-type="float">
            <text:p>0</text:p>
          </table:table-cell>
          <table:table-cell table:style-name="ce204" table:formula="of:=IF([.$Q$11];VLOOKUP([.$Q$11];[.$P$13:.$S$16];3);0)-[.R$12]" office:value-type="float" office:value="0" calcext:value-type="float">
            <text:p>0</text:p>
          </table:table-cell>
          <table:table-cell table:style-name="ce204" table:formula="of:=IF([.$Q$11];VLOOKUP([.$Q$11];[.$P$13:.$S$16];4);0)-[.S$12]" office:value-type="float" office:value="0" calcext:value-type="float">
            <text:p>0</text:p>
          </table:table-cell>
          <table:table-cell table:style-name="ce204" office:value-type="string" calcext:value-type="string">
            <text:p>Gm</text:p>
          </table:table-cell>
          <table:table-cell table:style-name="ce204"/>
          <table:table-cell table:style-name="ce243"/>
          <table:table-cell table:style-name="ce204" table:number-columns-repeated="6"/>
        </table:table-row>
        <table:table-row table:style-name="ro4">
          <table:table-cell table:style-name="ce156" table:number-columns-repeated="2"/>
          <table:table-cell table:style-name="ce190" table:formula="of:=[.T28]" office:value-type="string" office:string-value="A" calcext:value-type="string">
            <text:p>A</text:p>
          </table:table-cell>
          <table:table-cell table:style-name="ce156" table:formula="of:=ROUND([.T13];[.$Q$1])" office:value-type="float" office:value="0.5" calcext:value-type="float">
            <text:p>0,5</text:p>
          </table:table-cell>
          <table:table-cell table:style-name="ce156" table:formula="of:=ROUND([.U13];[.$Q$1])" office:value-type="float" office:value="0.28867513" calcext:value-type="float">
            <text:p>0,28867513</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1" calcext:value-type="float">
            <text:p>1</text:p>
          </table:table-cell>
          <table:table-cell table:style-name="ce204" table:formula="of:=([.$Q$7]*([.P13]-1)+[.$Q$8])*([.P13]&lt;([.$S$8]+3))" office:value-type="float" office:value="0.523598775598299" calcext:value-type="float">
            <text:p>0,523598775598299</text:p>
          </table:table-cell>
          <table:table-cell table:style-name="ce244" table:formula="of:=[.$R$7]*COS([.Q13])" office:value-type="float" office:value="0.499999999999999" calcext:value-type="float">
            <text:p>0,499999999999999</text:p>
          </table:table-cell>
          <table:table-cell table:style-name="ce244" table:formula="of:=[.$R$7]*SIN([.Q13])" office:value-type="float" office:value="0.288675134594812" calcext:value-type="float">
            <text:p>0,288675134594812</text:p>
          </table:table-cell>
          <table:table-cell table:style-name="ce218" table:formula="of:=[.R13]-[.T$12]" office:value-type="float" office:value="0.499999999999999" calcext:value-type="float">
            <text:p>0,499999999999999</text:p>
          </table:table-cell>
          <table:table-cell table:style-name="ce218" table:formula="of:=[.S13]-[.U$12]" office:value-type="float" office:value="0.288675134594812" calcext:value-type="float">
            <text:p>0,288675134594812</text:p>
          </table:table-cell>
          <table:table-cell table:style-name="ce204" office:value-type="string" calcext:value-type="string">
            <text:p>Tm</text:p>
          </table:table-cell>
          <table:table-cell table:style-name="ce204" table:number-columns-repeated="8"/>
        </table:table-row>
        <table:table-row table:style-name="ro4">
          <table:table-cell table:style-name="ce156" table:number-columns-repeated="2"/>
          <table:table-cell table:style-name="ce190" table:formula="of:=[.T29]" office:value-type="string" office:string-value="B" calcext:value-type="string">
            <text:p>B</text:p>
          </table:table-cell>
          <table:table-cell table:style-name="ce156" table:formula="of:=ROUND([.T14];[.$Q$1])" office:value-type="float" office:value="-0.5" calcext:value-type="float">
            <text:p>-0,5</text:p>
          </table:table-cell>
          <table:table-cell table:style-name="ce156" table:formula="of:=ROUND([.U14];[.$Q$1])" office:value-type="float" office:value="0.28867513" calcext:value-type="float">
            <text:p>0,28867513</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2" calcext:value-type="float">
            <text:p>2</text:p>
          </table:table-cell>
          <table:table-cell table:style-name="ce204" table:formula="of:=([.$Q$7]*([.P14]-1)+[.$Q$8])*([.P14]&lt;([.$S$8]+3))" office:value-type="float" office:value="2.6179938779915" calcext:value-type="float">
            <text:p>2,6179938779915</text:p>
          </table:table-cell>
          <table:table-cell table:style-name="ce244" table:formula="of:=[.$R$7]*COS([.Q14])" office:value-type="float" office:value="-0.500000000000001" calcext:value-type="float">
            <text:p>-0,500000000000001</text:p>
          </table:table-cell>
          <table:table-cell table:style-name="ce244" table:formula="of:=[.$R$7]*SIN([.Q14])" office:value-type="float" office:value="0.28867513459481" calcext:value-type="float">
            <text:p>0,28867513459481</text:p>
          </table:table-cell>
          <table:table-cell table:style-name="ce218" table:formula="of:=[.R14]-[.T$12]" office:value-type="float" office:value="-0.500000000000001" calcext:value-type="float">
            <text:p>-0,500000000000001</text:p>
          </table:table-cell>
          <table:table-cell table:style-name="ce218" table:formula="of:=[.S14]-[.U$12]" office:value-type="float" office:value="0.28867513459481" calcext:value-type="float">
            <text:p>0,28867513459481</text:p>
          </table:table-cell>
          <table:table-cell table:style-name="ce204" office:value-type="string" calcext:value-type="string">
            <text:p>Pm</text:p>
          </table:table-cell>
          <table:table-cell table:style-name="ce204" table:number-columns-repeated="8"/>
        </table:table-row>
        <table:table-row table:style-name="ro4">
          <table:table-cell table:style-name="ce156" table:number-columns-repeated="2"/>
          <table:table-cell table:style-name="ce190" table:formula="of:=[.T30]" office:value-type="string" office:string-value="C" calcext:value-type="string">
            <text:p>C</text:p>
          </table:table-cell>
          <table:table-cell table:style-name="ce156" table:formula="of:=ROUND([.T15];[.$Q$1])" office:value-type="float" office:value="0" calcext:value-type="float">
            <text:p>0</text:p>
          </table:table-cell>
          <table:table-cell table:style-name="ce156" table:formula="of:=ROUND([.U15];[.$Q$1])" office:value-type="float" office:value="-0.57735027" calcext:value-type="float">
            <text:p>-0,57735027</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3" calcext:value-type="float">
            <text:p>3</text:p>
          </table:table-cell>
          <table:table-cell table:style-name="ce204" table:formula="of:=([.$Q$7]*([.P15]-1)+[.$Q$8])*([.P15]&lt;([.$S$8]+3))" office:value-type="float" office:value="4.7123889803847" calcext:value-type="float">
            <text:p>4,7123889803847</text:p>
          </table:table-cell>
          <table:table-cell table:style-name="ce244" table:formula="of:=[.$R$7]*COS([.Q15])" office:value-type="float" office:value="5.53463302285262E-015" calcext:value-type="float">
            <text:p>5,53463302285262E-15</text:p>
          </table:table-cell>
          <table:table-cell table:style-name="ce244" table:formula="of:=[.$R$7]*SIN([.Q15])" office:value-type="float" office:value="-0.577350269189625" calcext:value-type="float">
            <text:p>-0,577350269189625</text:p>
          </table:table-cell>
          <table:table-cell table:style-name="ce218" table:formula="of:=[.R15]-[.T$12]" office:value-type="float" office:value="5.53463302285262E-015" calcext:value-type="float">
            <text:p>5,53463302285262E-15</text:p>
          </table:table-cell>
          <table:table-cell table:style-name="ce218" table:formula="of:=[.S15]-[.U$12]" office:value-type="float" office:value="-0.577350269189625" calcext:value-type="float">
            <text:p>-0,577350269189625</text:p>
          </table:table-cell>
          <table:table-cell table:style-name="ce204" office:value-type="string" calcext:value-type="string">
            <text:p>Em</text:p>
          </table:table-cell>
          <table:table-cell table:style-name="ce204" table:number-columns-repeated="8"/>
        </table:table-row>
        <table:table-row table:style-name="ro4">
          <table:table-cell table:style-name="ce156" table:number-columns-repeated="2"/>
          <table:table-cell table:style-name="ce190" table:formula="of:=[.T31]">
            <text:p/>
          </table:table-cell>
          <table:table-cell table:style-name="ce156" table:formula="of:==IF([.S8]&gt;1;ROUND([.T16];[.$Q$1]);&quot;&quot;)">
            <text:p/>
          </table:table-cell>
          <table:table-cell table:style-name="ce156" table:formula="of:==IF([.S8]&gt;1;ROUND([.U16];[.$Q$1]);&quot;&quot;)">
            <text:p/>
          </table:table-cell>
          <table:table-cell table:style-name="ce156"/>
          <table:table-cell table:style-name="ce100" table:number-columns-repeated="4"/>
          <table:covered-table-cell/>
          <table:table-cell table:style-name="ce40"/>
          <table:table-cell table:number-columns-repeated="3"/>
          <table:table-cell table:style-name="ce218" office:value-type="float" office:value="4" calcext:value-type="float">
            <text:p>4</text:p>
          </table:table-cell>
          <table:table-cell table:style-name="ce204" table:formula="of:=([.$Q$7]*([.P16]-1)+[.$Q$8])*([.P16]&lt;([.$S$8]+3))" office:value-type="float" office:value="0" calcext:value-type="float">
            <text:p>0</text:p>
          </table:table-cell>
          <table:table-cell table:style-name="ce244" table:formula="of:=IF([.Q16];[.$R$7]*COS([.Q16]);0)" office:value-type="float" office:value="0" calcext:value-type="float">
            <text:p>0</text:p>
          </table:table-cell>
          <table:table-cell table:style-name="ce244" table:formula="of:=IF([.Q16];[.$R$7]*SIN([.Q16]);0)" office:value-type="float" office:value="0" calcext:value-type="float">
            <text:p>0</text:p>
          </table:table-cell>
          <table:table-cell table:style-name="ce218" table:formula="of:=IF([.$Q16];[.R16]-[.T$12];0)" office:value-type="float" office:value="0" calcext:value-type="float">
            <text:p>0</text:p>
          </table:table-cell>
          <table:table-cell table:style-name="ce218" table:formula="of:=IF([.$Q16];[.S16]-[.U$12];0)" office:value-type="float" office:value="0" calcext:value-type="float">
            <text:p>0</text:p>
          </table:table-cell>
          <table:table-cell table:style-name="ce204" table:number-columns-repeated="9"/>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156"/>
          <table:table-cell table:style-name="ce169" table:formula="of:=EXPANDETEXTO([.$X$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103"/>
          <table:covered-table-cell table:number-columns-repeated="2" table:style-name="ce65"/>
          <table:covered-table-cell table:style-name="ce48"/>
          <table:table-cell table:style-name="ce100" table:number-columns-repeated="4"/>
          <table:covered-table-cell/>
          <table:table-cell table:style-name="ce40"/>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04" table:number-columns-repeated="15"/>
        </table:table-row>
        <table:table-row table:style-name="ro4">
          <table:table-cell table:style-name="ce156" table:number-columns-repeated="2"/>
          <table:table-cell table:style-name="ce203" office:value-type="string" calcext:value-type="string">
            <text:p>Etiqueta: </text:p>
          </table:table-cell>
          <table:table-cell table:style-name="ce106" table:number-columns-repeated="2"/>
          <table:table-cell table:style-name="ce156"/>
          <table:table-cell table:style-name="ce100" table:number-columns-repeated="4"/>
          <table:covered-table-cell/>
          <table:table-cell table:style-name="ce40"/>
          <table:table-cell table:number-columns-repeated="3"/>
          <table:table-cell table:style-name="ce204"/>
          <table:table-cell table:style-name="ce204" office:value-type="string" calcext:value-type="string">
            <text:p>x</text:p>
          </table:table-cell>
          <table:table-cell table:style-name="ce204" office:value-type="string" calcext:value-type="string">
            <text:p>y</text:p>
          </table:table-cell>
          <table:table-cell table:style-name="ce204" office:value-type="string" calcext:value-type="string">
            <text:p>Despraz.</text:p>
          </table:table-cell>
          <table:table-cell table:style-name="ce204" table:number-columns-repeated="11"/>
        </table:table-row>
        <table:table-row table:style-name="ro4">
          <table:table-cell table:style-name="ce156" table:number-columns-repeated="2"/>
          <table:table-cell table:style-name="ce203" office:value-type="string" calcext:value-type="string">
            <text:p>Fórmula: </text:p>
          </table:table-cell>
          <table:table-cell table:style-name="ce186" table:number-columns-repeated="2"/>
          <table:table-cell table:style-name="ce156"/>
          <table:table-cell table:style-name="ce100" table:number-columns-repeated="4"/>
          <table:covered-table-cell/>
          <table:table-cell table:style-name="ce40"/>
          <table:table-cell table:number-columns-repeated="3"/>
          <table:table-cell table:style-name="ce208" office:value-type="string" calcext:value-type="string">
            <text:p>Mí</text:p>
          </table:table-cell>
          <table:table-cell table:style-name="ce204" table:formula="of:=MIN([.Q28:.Q31])" office:value-type="float" office:value="-0.500000000000001" calcext:value-type="float">
            <text:p>-0,500000000000001</text:p>
          </table:table-cell>
          <table:table-cell table:style-name="ce204" table:formula="of:=MIN([.R28:.R31])" office:value-type="float" office:value="-0.577350269189625" calcext:value-type="float">
            <text:p>-0,577350269189625</text:p>
          </table:table-cell>
          <table:table-cell table:style-name="ce204" office:value-type="float" office:value="0.1" calcext:value-type="float">
            <text:p>0,1</text:p>
          </table:table-cell>
          <table:table-cell table:style-name="ce204" table:number-columns-repeated="11"/>
        </table:table-row>
        <table:table-row table:style-name="ro4">
          <table:table-cell table:style-name="ce156" table:number-columns-repeated="6"/>
          <table:table-cell table:style-name="ce100" table:number-columns-repeated="4"/>
          <table:covered-table-cell/>
          <table:table-cell table:style-name="ce40"/>
          <table:table-cell table:number-columns-repeated="3"/>
          <table:table-cell table:style-name="ce208" office:value-type="string" calcext:value-type="string">
            <text:p>Max</text:p>
          </table:table-cell>
          <table:table-cell table:style-name="ce236" table:formula="of:=MAX([.Q28:.Q31])" office:value-type="float" office:value="0.499999999999999" calcext:value-type="float">
            <text:p>0,499999999999999</text:p>
          </table:table-cell>
          <table:table-cell table:style-name="ce236" table:formula="of:=MAX([.R28:.R31])" office:value-type="float" office:value="0.288675134594812" calcext:value-type="float">
            <text:p>0,288675134594812</text:p>
          </table:table-cell>
          <table:table-cell table:style-name="ce204" office:value-type="string" calcext:value-type="string">
            <text:p>Max</text:p>
          </table:table-cell>
          <table:table-cell table:style-name="ce204" table:number-columns-repeated="11"/>
        </table:table-row>
        <table:table-row table:style-name="ro4">
          <table:table-cell table:style-name="ce65" table:number-columns-repeated="5"/>
          <table:table-cell table:style-name="ce40"/>
          <table:table-cell table:style-name="ce100" table:number-columns-repeated="4"/>
          <table:covered-table-cell/>
          <table:table-cell table:style-name="ce40"/>
          <table:table-cell table:number-columns-repeated="3"/>
          <table:table-cell table:style-name="ce221" office:value-type="string" calcext:value-type="string">
            <text:p>∆</text:p>
          </table:table-cell>
          <table:table-cell table:style-name="ce204" table:formula="of:=[.Q22]-[.Q21]" office:value-type="float" office:value="1" calcext:value-type="float">
            <text:p>1</text:p>
          </table:table-cell>
          <table:table-cell table:style-name="ce204" table:formula="of:=[.R22]-[.R21]" office:value-type="float" office:value="0.866025403784437" calcext:value-type="float">
            <text:p>0,866025403784437</text:p>
          </table:table-cell>
          <table:table-cell table:style-name="ce204" table:formula="of:=MAX([.Q23:.R23])" office:value-type="float" office:value="1" calcext:value-type="float">
            <text:p>1</text:p>
          </table:table-cell>
          <table:table-cell table:style-name="ce204" table:number-columns-repeated="11"/>
        </table:table-row>
        <table:table-row table:style-name="ro4">
          <table:table-cell table:style-name="ce65" table:number-columns-repeated="5"/>
          <table:table-cell table:style-name="ce40"/>
          <table:table-cell table:style-name="ce100" table:number-columns-repeated="4"/>
          <table:covered-table-cell/>
          <table:table-cell table:style-name="ce40"/>
          <table:table-cell table:number-columns-repeated="3"/>
          <table:table-cell table:style-name="ce208" office:value-type="string" calcext:value-type="string">
            <text:p>Medio</text:p>
          </table:table-cell>
          <table:table-cell table:style-name="ce236" table:formula="of:=([.Q21]+[.Q22])/2" office:value-type="float" office:value="0" calcext:value-type="float">
            <text:p>0</text:p>
          </table:table-cell>
          <table:table-cell table:style-name="ce236" table:formula="of:=([.R21]+[.R22])/2" office:value-type="float" office:value="-0.144337567297406" calcext:value-type="float">
            <text:p>-0,144337567297406</text:p>
          </table:table-cell>
          <table:table-cell table:style-name="ce204" table:formula="of:=[.S23]/2" office:value-type="float" office:value="0.5" calcext:value-type="float">
            <text:p>0,5</text:p>
          </table:table-cell>
          <table:table-cell table:style-name="ce204" table:number-columns-repeated="11"/>
        </table:table-row>
        <table:table-row table:style-name="ro4">
          <table:table-cell table:style-name="ce65" table:number-columns-repeated="11"/>
          <table:table-cell table:style-name="ce40"/>
          <table:table-cell table:number-columns-repeated="3"/>
          <table:table-cell table:style-name="ce208" office:value-type="string" calcext:value-type="string">
            <text:p>Origen</text:p>
          </table:table-cell>
          <table:table-cell table:style-name="ce204" table:formula="of:=[.Q24]-[.$S$24]" office:value-type="float" office:value="-0.5" calcext:value-type="float">
            <text:p>-0,5</text:p>
          </table:table-cell>
          <table:table-cell table:style-name="ce204" table:formula="of:=[.R24]-[.$S$24]" office:value-type="float" office:value="-0.644337567297406" calcext:value-type="float">
            <text:p>-0,644337567297406</text:p>
          </table:table-cell>
          <table:table-cell table:style-name="ce204" table:number-columns-repeated="12"/>
        </table:table-row>
        <table:table-row table:style-name="ro4">
          <table:table-cell table:style-name="ce65" table:number-columns-repeated="11"/>
          <table:table-cell table:style-name="ce40"/>
          <table:table-cell table:number-columns-repeated="4"/>
          <table:table-cell table:style-name="ce201" office:value-type="string" calcext:value-type="string" table:number-columns-spanned="2" table:number-rows-spanned="1">
            <text:p>Dibujo xy</text:p>
          </table:table-cell>
          <table:covered-table-cell table:style-name="ce204"/>
          <table:table-cell table:style-name="ce204" table:number-columns-repeated="12"/>
        </table:table-row>
        <table:table-row table:style-name="ro4">
          <table:table-cell table:number-columns-repeated="7"/>
          <table:table-cell table:style-name="ce204"/>
          <table:table-cell table:number-columns-repeated="8"/>
          <table:table-cell table:style-name="ce204" office:value-type="string" calcext:value-type="string">
            <text:p>x</text:p>
          </table:table-cell>
          <table:table-cell table:style-name="ce204" office:value-type="string" calcext:value-type="string">
            <text:p>y</text:p>
          </table:table-cell>
          <table:table-cell table:style-name="ce209"/>
          <table:table-cell table:style-name="ce251" office:value-type="string" calcext:value-type="string">
            <text:p>Centro</text:p>
          </table:table-cell>
          <table:table-cell table:style-name="ce250" table:number-columns-repeated="2"/>
          <table:table-cell table:style-name="ce204" table:number-columns-repeated="8"/>
        </table:table-row>
        <table:table-row table:style-name="ro4">
          <table:table-cell table:number-columns-repeated="3"/>
          <table:table-cell table:style-name="ce165" office:value-type="string" calcext:value-type="string">
            <text:p>Actualizado</text:p>
          </table:table-cell>
          <table:table-cell table:style-name="ce198" office:value-type="date" office:date-value="2020-03-12" calcext:value-type="date">
            <text:p>12/03/20</text:p>
          </table:table-cell>
          <table:table-cell table:number-columns-repeated="2"/>
          <table:table-cell table:style-name="ce204"/>
          <table:table-cell table:number-columns-repeated="8"/>
          <table:table-cell table:style-name="ce204" table:formula="of:=[.T13]" office:value-type="float" office:value="0.499999999999999" calcext:value-type="float">
            <text:p>0,499999999999999</text:p>
          </table:table-cell>
          <table:table-cell table:style-name="ce204" table:formula="of:=[.U13]" office:value-type="float" office:value="0.288675134594812" calcext:value-type="float">
            <text:p>0,288675134594812</text:p>
          </table:table-cell>
          <table:table-cell table:style-name="ce218"/>
          <table:table-cell table:style-name="ce218" office:value-type="string" calcext:value-type="string">
            <text:p>A</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4]" office:value-type="float" office:value="-0.500000000000001" calcext:value-type="float">
            <text:p>-0,500000000000001</text:p>
          </table:table-cell>
          <table:table-cell table:style-name="ce204" table:formula="of:=[.U14]" office:value-type="float" office:value="0.28867513459481" calcext:value-type="float">
            <text:p>0,28867513459481</text:p>
          </table:table-cell>
          <table:table-cell table:style-name="ce218"/>
          <table:table-cell table:style-name="ce218" office:value-type="string" calcext:value-type="string">
            <text:p>B</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5]" office:value-type="float" office:value="5.53463302285262E-015" calcext:value-type="float">
            <text:p>5,53463302285262E-15</text:p>
          </table:table-cell>
          <table:table-cell table:style-name="ce204" table:formula="of:=[.U15]" office:value-type="float" office:value="-0.577350269189625" calcext:value-type="float">
            <text:p>-0,577350269189625</text:p>
          </table:table-cell>
          <table:table-cell table:style-name="ce218"/>
          <table:table-cell table:style-name="ce218" office:value-type="string" calcext:value-type="string">
            <text:p>C</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7"/>
          <table:table-cell table:style-name="ce223" table:formula="of:=([.$S$8]=2)" office:value-type="boolean" office:boolean-value="false" calcext:value-type="boolean">
            <text:p>FALSO</text:p>
          </table:table-cell>
          <table:table-cell table:style-name="ce204" table:formula="of:=IF([.$P31];[.T$16];[.Q28])" office:value-type="float" office:value="0.499999999999999" calcext:value-type="float">
            <text:p>0,499999999999999</text:p>
          </table:table-cell>
          <table:table-cell table:style-name="ce204" table:formula="of:=IF([.$P31];[.U$16];[.R28])" office:value-type="float" office:value="0.288675134594812" calcext:value-type="float">
            <text:p>0,288675134594812</text:p>
          </table:table-cell>
          <table:table-cell table:style-name="ce218"/>
          <table:table-cell table:style-name="ce218" table:formula="of:=IF([.S8]&gt;1;&quot;D&quot;;&quot;&quot;)">
            <text:p/>
          </table:table-cell>
          <table:table-cell table:style-name="ce218" table:number-columns-repeated="2"/>
          <table:table-cell table:style-name="ce204" table:number-columns-repeated="8"/>
        </table:table-row>
        <table:table-row table:style-name="ro4">
          <table:table-cell table:number-columns-repeated="15"/>
          <table:table-cell table:style-name="ce223" table:formula="of:=([.$S$8]=2)" office:value-type="boolean" office:boolean-value="false" calcext:value-type="boolean">
            <text:p>FALSO</text:p>
          </table:table-cell>
          <table:table-cell table:style-name="ce204" table:formula="of:=IF([.$P32];[.Q$28];&quot;&quot;)">
            <text:p/>
          </table:table-cell>
          <table:table-cell table:style-name="ce204" table:formula="of:=IF([.$P32];[.R$28];&quot;&quot;)">
            <text:p/>
          </table:table-cell>
          <table:table-cell table:style-name="ce218" table:number-columns-repeated="4"/>
          <table:table-cell table:style-name="ce204" table:number-columns-repeated="8"/>
        </table:table-row>
        <table:table-row table:style-name="ro4">
          <table:table-cell table:number-columns-repeated="15"/>
          <table:table-cell table:style-name="ce204"/>
          <table:table-cell table:style-name="ce243" table:formula="of:=[.Q25]-[.$S$21]" office:value-type="float" office:value="-0.6" calcext:value-type="float">
            <text:p>-0,6</text:p>
          </table:table-cell>
          <table:table-cell table:style-name="ce243"/>
          <table:table-cell table:style-name="ce218" table:formula="of:=[.R25]-[.$S$21]" office:value-type="float" office:value="-0.744337567297406" calcext:value-type="float">
            <text:p>-0,744337567297406</text:p>
          </table:table-cell>
          <table:table-cell table:style-name="ce218" table:number-columns-repeated="3"/>
          <table:table-cell table:style-name="ce204" table:number-columns-repeated="8"/>
        </table:table-row>
        <table:table-row table:style-name="ro4">
          <table:table-cell table:number-columns-repeated="15"/>
          <table:table-cell table:style-name="ce204"/>
          <table:table-cell table:style-name="ce243" table:formula="of:=[.Q33]+[.S23]+[.$S$21]*2" office:value-type="float" office:value="0.6" calcext:value-type="float">
            <text:p>0,6</text:p>
          </table:table-cell>
          <table:table-cell table:style-name="ce243"/>
          <table:table-cell table:style-name="ce204" table:formula="of:=[.S33]+[.S23]+[.$S$21]*2" office:value-type="float" office:value="0.455662432702594" calcext:value-type="float">
            <text:p>0,455662432702594</text:p>
          </table:table-cell>
          <table:table-cell table:style-name="ce204" table:number-columns-repeated="11"/>
        </table:table-row>
        <table:table-row table:style-name="ro4" table:number-rows-repeated="2">
          <table:table-cell table:number-columns-repeated="17"/>
          <table:table-cell table:style-name="ce204" table:number-columns-repeated="8"/>
          <table:table-cell table:number-columns-repeated="3"/>
          <table:table-cell table:style-name="ce204" table:number-columns-repeated="2"/>
        </table:table-row>
        <table:table-row table:style-name="ro4">
          <table:table-cell table:number-columns-repeated="17"/>
          <table:table-cell table:style-name="ce204"/>
          <table:table-cell table:style-name="ce208"/>
          <table:table-cell table:style-name="ce204" table:number-columns-repeated="6"/>
          <table:table-cell table:number-columns-repeated="3"/>
          <table:table-cell table:style-name="ce204" table:number-columns-repeated="2"/>
        </table:table-row>
        <table:table-row table:style-name="ro4" table:number-rows-repeated="4">
          <table:table-cell table:number-columns-repeated="17"/>
          <table:table-cell table:style-name="ce204" table:number-columns-repeated="8"/>
          <table:table-cell table:number-columns-repeated="3"/>
          <table:table-cell table:style-name="ce204" table:number-columns-repeated="2"/>
        </table:table-row>
        <table:table-row table:style-name="ro4" table:number-rows-repeated="6">
          <table:table-cell table:number-columns-repeated="17"/>
          <table:table-cell table:style-name="ce204" table:number-columns-repeated="13"/>
        </table:table-row>
        <table:table-row table:style-name="ro4">
          <table:table-cell table:number-columns-repeated="10"/>
          <table:table-cell table:style-name="ce204" office:value-type="string" calcext:value-type="string">
            <text:p>Ayuda</text:p>
          </table:table-cell>
          <table:table-cell table:number-columns-repeated="19"/>
        </table:table-row>
        <table:table-row table:style-name="ro4">
          <table:table-cell table:number-columns-repeated="10"/>
          <table:table-cell table:style-name="ce204" office:value-type="string" calcext:value-type="string">
            <text:p>_</text:p>
          </table:table-cell>
          <table:table-cell table:number-columns-repeated="19"/>
        </table:table-row>
        <table:table-row table:style-name="ro4">
          <table:table-cell table:number-columns-repeated="10"/>
          <table:table-cell table:style-name="ce225"/>
          <table:table-cell table:number-columns-repeated="19"/>
        </table:table-row>
        <table:table-row table:style-name="ro5">
          <table:table-cell table:number-columns-repeated="10"/>
          <table:table-cell table:style-name="ce204" office:value-type="string" calcext:value-type="string">
            <text:p><text:span text:style-name="T9">Elija «_» en vez de «Ayuda» en la celda de arriba para ocultarla.</text:span></text:p>
            <text:p/>
            <text:p>DATOS</text:p>
            <text:p>En las celdas de color salmón elija entre las magnitudes, unidades o cantidades propuestas, o pulse la tecla «Supr», «Del» o ⌫ para dejarla vacía.</text:p>
            <text:p>En las celdas de color blanco escriba el valor de la magnitud elegida en las unidades que aparecen a su derecha o encima.</text:p>
            <text:p>A la derecha de «Figura:» elija entre triángulo equilátero o cuadrado.</text:p>
            <text:p>A la derecha de «Longitud de» elija entre lado, radio y apotema, escriba su valor y elija las unidades.</text:p>
            <text:p>Si desea ajustar los puntos puede situar un punto y/o girar alrededor del centro.</text:p>
            <text:p/>
            <text:p>RESULTADOS</text:p>
            <text:p>A la derecha de «Redondear a» escriba el número (1 a 12) de cifras decimales a las que se redondean los resultados.  Si lo deja en blanco, redondea a 12 cifras.</text:p>
            <text:p>Cuando tenga las coordenadas, seleccione sus valores y pulse Ctrl+C para copiarlos, pique en la pestaña «Enunciado», haga clic en la celda bajo la coordenada x y pulse Ctrl ⇑ V (pegado especial), desmarque «Fórmulas» y «Formatos», marque «Números» y pique en Aceptar. </text:p>
          </table:table-cell>
          <table:table-cell table:number-columns-repeated="19"/>
        </table:table-row>
        <table:table-row table:style-name="ro4">
          <table:table-cell table:number-columns-repeated="30"/>
        </table:table-row>
        <table:table-row table:style-name="ro4">
          <table:table-cell table:number-columns-repeated="11"/>
          <table:table-cell table:style-name="ce227"/>
          <table:table-cell table:number-columns-repeated="18"/>
        </table:table-row>
        <table:table-row table:style-name="ro4" table:number-rows-repeated="4">
          <table:table-cell table:number-columns-repeated="11"/>
          <table:table-cell table:style-name="ce228"/>
          <table:table-cell table:number-columns-repeated="18"/>
        </table:table-row>
        <table:table-row table:style-name="ro4">
          <table:table-cell table:number-columns-repeated="11"/>
          <table:table-cell table:style-name="ce229"/>
          <table:table-cell table:number-columns-repeated="18"/>
        </table:table-row>
        <table:table-row table:style-name="ro4" table:number-rows-repeated="2">
          <table:table-cell table:number-columns-repeated="11"/>
          <table:table-cell table:style-name="ce228"/>
          <table:table-cell table:number-columns-repeated="18"/>
        </table:table-row>
        <table:table-row table:style-name="ro4" table:number-rows-repeated="1048515">
          <table:table-cell table:number-columns-repeated="30"/>
        </table:table-row>
        <table:table-row table:style-name="ro4">
          <table:table-cell table:number-columns-repeated="30"/>
        </table:table-row>
        <calcext:conditional-formats>
          <calcext:conditional-format calcext:target-range-address="Coords.K2:Coords.K2">
            <calcext:condition calcext:apply-style-name="Accent" calcext:value="=0" calcext:base-cell-address="Coords.K2"/>
          </calcext:conditional-format>
        </calcext:conditional-formats>
      </table:table>
      <table:table table:name="Enunciado" table:style-name="ta1" table:protected="true" table:print-ranges="Enunciado.A1:Enunciado.K28">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26" table:default-cell-style-name="ce48"/>
        <table:table-column table:style-name="co27" table:default-cell-style-name="ce48"/>
        <table:table-column table:style-name="co28" table:default-cell-style-name="ce48"/>
        <table:table-column table:style-name="co29" table:default-cell-style-name="ce48"/>
        <table:table-column table:style-name="co26" table:default-cell-style-name="ce48"/>
        <table:table-column table:style-name="co30" table:default-cell-style-name="ce48"/>
        <table:table-column table:style-name="co31" table:default-cell-style-name="ce48"/>
        <table:table-column table:style-name="co32" table:default-cell-style-name="ce48"/>
        <table:table-column table:style-name="co4" table:default-cell-style-name="ce48"/>
        <table:table-column table:style-name="co33" table:default-cell-style-name="ce48"/>
        <table:table-column table:style-name="co23" table:default-cell-style-name="ce48"/>
        <table:table-column table:style-name="co34" table:default-cell-style-name="ce48"/>
        <table:table-column table:style-name="co35" table:default-cell-style-name="ce48"/>
        <table:table-column table:style-name="co36" table:number-columns-repeated="2" table:default-cell-style-name="ce48"/>
        <table:table-column table:style-name="co37" table:default-cell-style-name="ce48"/>
        <table:table-column table:style-name="co23" table:default-cell-style-name="ce48"/>
        <table:table-column table:style-name="co38" table:default-cell-style-name="ce48"/>
        <table:table-column table:style-name="co36" table:number-columns-repeated="2" table:default-cell-style-name="ce48"/>
        <table:table-column table:style-name="co39" table:default-cell-style-name="ce48"/>
        <table:table-column table:style-name="co40" table:default-cell-style-name="ce48"/>
        <table:table-column table:style-name="co41" table:default-cell-style-name="ce48"/>
        <table:table-column table:style-name="co42" table:default-cell-style-name="ce48"/>
        <table:table-column table:style-name="co36" table:default-cell-style-name="ce48"/>
        <table:table-column table:style-name="co29" table:default-cell-style-name="ce48"/>
        <table:table-column table:style-name="co36" table:number-columns-repeated="8" table:default-cell-style-name="ce48"/>
        <table:table-column table:style-name="co43" table:default-cell-style-name="ce48"/>
        <table:table-column table:style-name="co44" table:default-cell-style-name="ce48"/>
        <table:table-column table:style-name="co36" table:number-columns-repeated="28" table:default-cell-style-name="ce48"/>
        <table:table-row table:style-name="ro4">
          <table:table-cell table:style-name="ce154"/>
          <table:table-cell table:style-name="ce266" office:value-type="string" calcext:value-type="string">
            <text:p>Enunciado</text:p>
          </table:table-cell>
          <table:table-cell table:style-name="ce273" office:value-type="string" calcext:value-type="string">
            <text:p>Datos: <text:span text:style-name="T11">K</text:span> =</text:p>
          </table:table-cell>
          <table:table-cell table:style-name="ce278" table:content-validation-name="val11" office:value-type="string" calcext:value-type="string">
            <text:p>9,00·10⁹</text:p>
          </table:table-cell>
          <table:table-cell table:style-name="ce259" table:formula="of:=IF(ISBLANK([.D1]);[.O4]&amp;&quot; &quot;;&quot;&quot;)&amp;&quot;N·m²·C⁻²&quot;" office:value-type="string" office:string-value="N·m²·C⁻²" calcext:value-type="string">
            <text:p>N·m²·C⁻²</text:p>
          </table:table-cell>
          <table:table-cell table:style-name="ce274" office:value-type="string" calcext:value-type="string">
            <text:p>ε' =</text:p>
          </table:table-cell>
          <table:table-cell table:style-name="DatoEntrada" office:value-type="float" office:value="1.5" calcext:value-type="float">
            <text:p>1,5</text:p>
          </table:table-cell>
          <table:table-cell table:style-name="ce259" table:formula="of:=IF(ISBLANK([.G1]);&quot;1&quot;&amp;REPT(&quot; &quot;;24);&quot;&quot;)">
            <text:p/>
          </table:table-cell>
          <table:table-cell table:style-name="ce154" table:number-columns-repeated="3"/>
          <table:table-cell table:style-name="ce40" office:value-type="string" calcext:value-type="string">
            <text:p>Ir a…</text:p>
          </table:table-cell>
          <table:table-cell table:style-name="ce220" table:content-validation-name="val9" office:value-type="string" calcext:value-type="string">
            <text:p>Ayuda</text:p>
          </table:table-cell>
          <table:table-cell table:style-name="ce40"/>
          <table:table-cell table:style-name="ce427" office:value-type="string" calcext:value-type="string">
            <text:p>N.º cifras sign.</text:p>
          </table:table-cell>
          <table:table-cell table:style-name="ce431" table:formula="of:=IF(ISBLANK([.F17]);3;[.F17])" office:value-type="float" office:value="3" calcext:value-type="float">
            <text:p>3</text:p>
          </table:table-cell>
          <table:table-cell table:style-name="ce427" office:value-type="string" calcext:value-type="string">
            <text:p>menús</text:p>
          </table:table-cell>
          <table:table-cell table:style-name="ce427"/>
          <table:table-cell table:style-name="ce427" office:value-type="string" calcext:value-type="string">
            <text:p>e</text:p>
          </table:table-cell>
          <table:table-cell table:style-name="ce442" office:value-type="float" office:value="1.602176565E-019" calcext:value-type="float">
            <text:p>1,60E-019</text:p>
          </table:table-cell>
          <table:table-cell table:style-name="ce427" table:number-columns-repeated="7"/>
          <table:table-cell table:style-name="ce447" office:value-type="string" calcext:value-type="string">
            <text:p>Componente</text:p>
          </table:table-cell>
          <table:table-cell table:style-name="ce315" table:number-columns-repeated="6"/>
          <table:table-cell table:style-name="ce427" office:value-type="string" calcext:value-type="string">
            <text:p>Avisos</text:p>
          </table:table-cell>
          <table:table-cell table:style-name="ce315" table:number-columns-repeated="29"/>
        </table:table-row>
        <table:table-row table:style-name="ro4">
          <table:table-cell table:style-name="ce154"/>
          <table:table-cell table:style-name="ce248" office:value-type="string" calcext:value-type="string">
            <text:p>Dada la siguiente distribución de cargas, (en</text:p>
          </table:table-cell>
          <table:table-cell table:style-name="ce274" table:number-columns-repeated="2"/>
          <table:table-cell table:style-name="Desplegable" table:content-validation-name="val12" office:value-type="string" calcext:value-type="string">
            <text:p>pC</text:p>
          </table:table-cell>
          <table:table-cell table:style-name="ce260" table:formula="of:=IF(ISBLANK([.E2]);&quot;C&quot;&amp;REPT(&quot; &quot;;13);&quot;&quot;)&amp;&quot;)&quot;&amp;REPT(&quot; &quot;;4)" office:value-type="string" office:string-value=")    " calcext:value-type="string">
            <text:p>) <text:s text:c="3"/></text:p>
          </table:table-cell>
          <table:table-cell table:style-name="Aviso"/>
          <table:table-cell table:style-name="ce295" table:formula="of:=&quot;Coord X (&quot;&amp;[.$U$10]&amp;&quot;)&quot;" office:value-type="string" office:string-value="Coord X (nm)" calcext:value-type="string">
            <text:p>Coord X (nm)</text:p>
          </table:table-cell>
          <table:table-cell table:style-name="ce295" table:formula="of:=&quot;Coord Y (&quot;&amp;[.$U$10]&amp;&quot;)&quot;" office:value-type="string" office:string-value="Coord Y (nm)" calcext:value-type="string">
            <text:p>Coord Y (nm)</text:p>
          </table:table-cell>
          <table:table-cell table:style-name="ce295" table:formula="of:=&quot;Carga (&quot;&amp;[.$S$10]&amp;&quot;)&quot;" office:value-type="string" office:string-value="Carga (pC)" calcext:value-type="string">
            <text:p>Carga (pC)</text:p>
          </table:table-cell>
          <table:table-cell table:style-name="ce154"/>
          <table:table-cell table:style-name="ce53" office:value-type="string" calcext:value-type="string">
            <text:p><text:a xlink:href="#Introd" xlink:type="simple">Introducción</text:a></text:p>
          </table:table-cell>
          <table:table-cell table:style-name="ce425" table:formula="of:=IF([.M1]=[.M48];[.M51];&quot;&quot;)" office:value-type="string" office:string-value="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en los encabezados de la tabla o a su derecha.&#10;Si aparecen en formato científico puede volver a formato normal haciendo clic en la celda y pulsando las teclas Ctrl M.&#10;Puede dejar algunas celdas sin llenar. Si no elige las unidades de las cargas fijas o las unidades de distancia de las coordenadas usará «C» y «m».&#10;En la primera celda de color salmón puede elegir el valor de la constante electrostática. Si no lo elige, emplea el valor más preciso.&#10;A su derecha puede escribir el valor de permitividad relativa del medio.&#10;En la celdas siguientes escriba las coordenadas de las cargas fijas y a la derecha el valor de cada carga en las unidades elegidas. Debajo escriba las coordenadas de los puntos A y B.&#10;Si desea calcular el campo eléctrico en los dos puntos A y B, debe elegir un punto en el apartado a) y observar el resultado. Luego elija lo otro.&#10;Si hay una partícula que se desplaza, escriba su carga y elija las unidades. Para calcular su velocidad, es necesario escribir el valor de su masa con sus unidades.&#10;Elija en el apartado d) el origen y destino de la carga móvil para calcular el trabajo. Si escribió la masa, para calcular su velocidad puede elegir el punto final (entre A y B) y el valor inicial de la velocidad en el punto de partida.&#10;RESPUESTAS&#10;A la derecha de «Cifras significativas»: Escriba el número (1 a 6) de cifras de los resultados. Si la deja en blanco, los mostrará con 3 cifras significativas." calcext:value-type="string" table:number-columns-spanned="1" table:number-rows-spanned="35">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en los encabezados de la tabla o a su derecha.</text:p>
            <text:p>Si aparecen en formato científico puede volver a formato normal haciendo clic en la celda y pulsando las teclas Ctrl M.</text:p>
            <text:p>Puede dejar algunas celdas sin llenar. Si no elige las unidades de las cargas fijas o las unidades de distancia de las coordenadas usará «C» y «m».</text:p>
            <text:p>En la primera celda de color salmón puede elegir el valor de la constante electrostática. Si no lo elige, emplea el valor más preciso.</text:p>
            <text:p>A su derecha puede escribir el valor de permitividad relativa del medio.</text:p>
            <text:p>En la celdas siguientes escriba las coordenadas de las cargas fijas y a la derecha el valor de cada carga en las unidades elegidas. Debajo escriba las coordenadas de los puntos A y B.</text:p>
            <text:p>Si desea calcular el campo eléctrico en los dos puntos A y B, debe elegir un punto en el apartado a) y observar el resultado. Luego elija lo otro.</text:p>
            <text:p>Si hay una partícula que se desplaza, escriba su carga y elija las unidades. Para calcular su velocidad, es necesario escribir el valor de su masa con sus unidades.</text:p>
            <text:p>Elija en el apartado d) el origen y destino de la carga móvil para calcular el trabajo. Si escribió la masa, para calcular su velocidad puede elegir el punto final (entre A y B) y el valor inicial de la velocidad en el punto de partida.</text:p>
            <text:p>RESPUESTAS</text:p>
            <text:p>A la derecha de «Cifras significativas»: Escriba el número (1 a 6) de cifras de los resultados. Si la deja en blanco, los mostrará con 3 cifras significativas.</text:p>
          </table:table-cell>
          <table:table-cell table:style-name="ce40"/>
          <table:table-cell table:style-name="ce427" office:value-type="string" calcext:value-type="string">
            <text:p>Permitividad eléctrica relativa de la medio </text:p>
          </table:table-cell>
          <table:table-cell table:style-name="ce427"/>
          <table:table-cell table:style-name="ce427" office:value-type="string" calcext:value-type="string">
            <text:p>masa</text:p>
          </table:table-cell>
          <table:table-cell table:style-name="ce440"/>
          <table:table-cell table:style-name="ce427" office:value-type="string" calcext:value-type="string">
            <text:p>carga</text:p>
          </table:table-cell>
          <table:table-cell table:style-name="ce440"/>
          <table:table-cell table:style-name="ce427" office:value-type="string" calcext:value-type="string">
            <text:p>longitud</text:p>
          </table:table-cell>
          <table:table-cell table:style-name="ce427" table:number-columns-repeated="3"/>
          <table:table-cell table:style-name="ce444" office:value-type="string" calcext:value-type="string">
            <text:p>→</text:p>
          </table:table-cell>
          <table:table-cell table:style-name="ce440" office:value-type="string" calcext:value-type="string">
            <text:p>Menú traballo</text:p>
          </table:table-cell>
          <table:table-cell table:style-name="ce427"/>
          <table:table-cell table:style-name="ce447" office:value-type="string" calcext:value-type="string">
            <text:p>Módulo</text:p>
          </table:table-cell>
          <table:table-cell table:style-name="ce315" table:number-columns-repeated="6"/>
          <table:table-cell table:style-name="ce427" office:value-type="string" calcext:value-type="string">
            <text:p>Faltan unidades! <text:span text:style-name="T14">↗</text:span>  <text:span text:style-name="T14">→</text:span></text:p>
          </table:table-cell>
          <table:table-cell table:style-name="ce427"/>
          <table:table-cell table:style-name="ce315" table:number-columns-repeated="28"/>
        </table:table-row>
        <table:table-row table:style-name="ro4">
          <table:table-cell table:style-name="ce154"/>
          <table:table-cell table:style-name="ce268"/>
          <table:table-cell table:style-name="ce154"/>
          <table:table-cell table:style-name="ce259" office:value-type="string" calcext:value-type="string">
            <text:p>(coordenadas en <text:s/></text:p>
          </table:table-cell>
          <table:table-cell table:style-name="Desplegable" table:content-validation-name="val13" office:value-type="string" calcext:value-type="string">
            <text:p>nm</text:p>
          </table:table-cell>
          <table:table-cell table:style-name="ce260" table:formula="of:=IF(ISBLANK([.E3]);&quot;m&quot;&amp;REPT(&quot; &quot;;13);&quot;&quot;)&amp;&quot;)&quot;&amp;REPT(&quot; &quot;;4)" office:value-type="string" office:string-value=")    " calcext:value-type="string">
            <text:p>) <text:s text:c="3"/></text:p>
          </table:table-cell>
          <table:table-cell table:style-name="ce394" office:value-type="string" calcext:value-type="string">
            <text:p>𝘘₁</text:p>
          </table:table-cell>
          <table:table-cell table:style-name="ce298" office:value-type="float" office:value="0.5" calcext:value-type="float">
            <text:p>0,5</text:p>
          </table:table-cell>
          <table:table-cell table:style-name="ce352" office:value-type="float" office:value="0.28867513" calcext:value-type="float">
            <text:p>0,28867513</text:p>
          </table:table-cell>
          <table:table-cell table:style-name="ce352" office:value-type="float" office:value="-2" calcext:value-type="float">
            <text:p>-2</text:p>
          </table:table-cell>
          <table:table-cell table:style-name="ce154"/>
          <table:table-cell table:style-name="ce43" office:value-type="string" calcext:value-type="string">
            <text:p><text:a xlink:href="#NotasAyuda" xlink:type="simple">Ayuda</text:a></text:p>
          </table:table-cell>
          <table:covered-table-cell table:style-name="ce40"/>
          <table:table-cell table:style-name="ce40"/>
          <table:table-cell table:style-name="ce427" table:formula="of:=IF([.G1];[.G1];1)" office:value-type="float" office:value="1.5" calcext:value-type="float">
            <text:p>1,5</text:p>
          </table:table-cell>
          <table:table-cell table:style-name="ce427"/>
          <table:table-cell table:style-name="ce427" office:value-type="string" calcext:value-type="string">
            <text:p>u</text:p>
          </table:table-cell>
          <table:table-cell table:style-name="ce440"/>
          <table:table-cell table:style-name="ce427" office:value-type="string" calcext:value-type="string">
            <text:p>e</text:p>
          </table:table-cell>
          <table:table-cell table:style-name="ce440"/>
          <table:table-cell table:style-name="ce427" office:value-type="string" calcext:value-type="string">
            <text:p>pm</text:p>
          </table:table-cell>
          <table:table-cell table:style-name="ce444" table:formula="of:=[.Y24]" office:value-type="string" office:string-value="A" calcext:value-type="string">
            <text:p>A</text:p>
          </table:table-cell>
          <table:table-cell table:style-name="ce444" table:formula="of:=[.Z24]" office:value-type="string" office:string-value="B" calcext:value-type="string">
            <text:p>B</text:p>
          </table:table-cell>
          <table:table-cell table:style-name="ce427" table:formula="of:=IF([.V3]=&quot;∞&quot;;[.$AB$18];[.AB$16]&amp;[.V3])&amp;[.$AB$17]&amp;IF([.W3]=&quot;∞&quot;;[.$AB$18];[.AB$16]&amp;[.W3])" office:value-type="string" office:string-value="el punto A hasta el punto B" calcext:value-type="string">
            <text:p>el punto A hasta el punto B</text:p>
          </table:table-cell>
          <table:table-cell table:style-name="ce445" table:formula="of:=[.V3]&amp;[.$Y$2]&amp;[.W3]" office:value-type="string" office:string-value="A→B" calcext:value-type="string">
            <text:p>A→B</text:p>
          </table:table-cell>
          <table:table-cell table:style-name="ce427" table:formula="of:=IF(AND([.$P$14];[.$P$15]);[.X3];&quot;&quot;)" office:value-type="string" office:string-value="el punto A hasta el punto B" calcext:value-type="string">
            <text:p>el punto A hasta el punto B</text:p>
          </table:table-cell>
          <table:table-cell table:style-name="ce427"/>
          <table:table-cell table:style-name="ce447" office:value-type="string" calcext:value-type="string">
            <text:p><text:span text:style-name="T13">El</text:span> vector fuerza sobre</text:p>
          </table:table-cell>
          <table:table-cell table:style-name="ce315" table:number-columns-repeated="36"/>
        </table:table-row>
        <table:table-row table:style-name="ro4">
          <table:table-cell table:style-name="ce257"/>
          <table:table-cell table:style-name="ce257" table:formula="of:=[.AB13]&amp;[.Y24]&amp;&quot; &quot;&amp;[.AB14]&amp;&quot; &quot;&amp;[.Z24]&amp;[.AB15]" office:value-type="string" office:string-value="y los puntos A y B, calcula:" calcext:value-type="string">
            <text:p>y los puntos A y B, calcula:</text:p>
          </table:table-cell>
          <table:table-cell table:style-name="ce257" table:number-columns-repeated="2"/>
          <table:table-cell table:style-name="ce287"/>
          <table:table-cell table:style-name="ce257"/>
          <table:table-cell table:style-name="ce394" office:value-type="string" calcext:value-type="string">
            <text:p>𝘘₂</text:p>
          </table:table-cell>
          <table:table-cell table:style-name="ce352" office:value-type="float" office:value="-0.5" calcext:value-type="float">
            <text:p>-0,5</text:p>
          </table:table-cell>
          <table:table-cell table:style-name="ce352" office:value-type="float" office:value="0.28867513" calcext:value-type="float">
            <text:p>0,28867513</text:p>
          </table:table-cell>
          <table:table-cell table:style-name="ce352" office:value-type="float" office:value="-2" calcext:value-type="float">
            <text:p>-2</text:p>
          </table:table-cell>
          <table:table-cell table:style-name="ce154"/>
          <table:table-cell table:style-name="ce423" office:value-type="string" calcext:value-type="string">
            <text:p><text:a xlink:href="#Coords" xlink:type="simple">Coordenadas</text:a></text:p>
          </table:table-cell>
          <table:covered-table-cell table:style-name="ce40"/>
          <table:table-cell table:style-name="ce40"/>
          <table:table-cell table:style-name="ce209" table:formula="of:=NUMFORMA([.P4];8)" office:value-type="string" office:string-value="8,9875518·10⁹" calcext:value-type="string">
            <text:p>8,9875518·10⁹</text:p>
          </table:table-cell>
          <table:table-cell table:style-name="ce431" office:value-type="float" office:value="8987551788" calcext:value-type="float">
            <text:p>8987551788</text:p>
          </table:table-cell>
          <table:table-cell table:style-name="ce427" office:value-type="string" calcext:value-type="string">
            <text:p>pg</text:p>
          </table:table-cell>
          <table:table-cell table:style-name="ce440"/>
          <table:table-cell table:style-name="ce427" office:value-type="string" calcext:value-type="string">
            <text:p>pC</text:p>
          </table:table-cell>
          <table:table-cell table:style-name="ce440"/>
          <table:table-cell table:style-name="ce427" office:value-type="string" calcext:value-type="string">
            <text:p>nm</text:p>
          </table:table-cell>
          <table:table-cell table:style-name="ce427" table:formula="of:=[.Y24]" office:value-type="string" office:string-value="A" calcext:value-type="string">
            <text:p>A</text:p>
          </table:table-cell>
          <table:table-cell table:style-name="ce444" office:value-type="string" calcext:value-type="string">
            <text:p>∞</text:p>
          </table:table-cell>
          <table:table-cell table:style-name="ce427" table:formula="of:=IF([.V4]=&quot;∞&quot;;[.$AB$18];[.AB$16]&amp;[.V4])&amp;[.$AB$17]&amp;IF([.W4]=&quot;∞&quot;;[.$AB$18];[.AB$16]&amp;[.W4])" office:value-type="string" office:string-value="el punto A hasta el infinito" calcext:value-type="string">
            <text:p>el punto A hasta el infinito</text:p>
          </table:table-cell>
          <table:table-cell table:style-name="ce445" table:formula="of:=[.V4]&amp;[.$Y$2]&amp;[.W4]" office:value-type="string" office:string-value="A→∞" calcext:value-type="string">
            <text:p>A→∞</text:p>
          </table:table-cell>
          <table:table-cell table:style-name="ce427" table:formula="of:=IF([.$P$14];[.X4];&quot;&quot;)" office:value-type="string" office:string-value="el punto A hasta el infinito" calcext:value-type="string">
            <text:p>el punto A hasta el infinito</text:p>
          </table:table-cell>
          <table:table-cell table:style-name="ce427"/>
          <table:table-cell table:style-name="ce447" office:value-type="string" calcext:value-type="string">
            <text:p>La aceleración de la partícula en ese punto.</text:p>
          </table:table-cell>
          <table:table-cell table:style-name="ce315" table:number-columns-repeated="36"/>
        </table:table-row>
        <table:table-row table:style-name="ro4">
          <table:table-cell table:style-name="ce259" office:value-type="string" calcext:value-type="string">
            <text:p>a)</text:p>
          </table:table-cell>
          <table:table-cell table:style-name="ce267" office:value-type="string" calcext:value-type="string">
            <text:p>El vector campo eléctrico en el punto</text:p>
          </table:table-cell>
          <table:table-cell table:style-name="ce154" table:number-columns-repeated="2"/>
          <table:table-cell table:style-name="ce292" table:content-validation-name="val14"/>
          <table:table-cell table:style-name="ce327" table:formula="of:=IF(ISBLANK([.E5]);IF([.P14];[.Y24]&amp;REPT(&quot; &quot;;12);IF([.P15];[.Z24]&amp;REPT(&quot; &quot;;12);&quot;←?&quot;));IF([.P21];&quot;←?&quot;;&quot;&quot;))" office:value-type="string" office:string-value="A            " calcext:value-type="string">
            <text:p>A <text:s text:c="11"/></text:p>
          </table:table-cell>
          <table:table-cell table:style-name="ce394" office:value-type="string" calcext:value-type="string">
            <text:p>𝘘₃</text:p>
          </table:table-cell>
          <table:table-cell table:style-name="ce352" office:value-type="float" office:value="0" calcext:value-type="float">
            <text:p>0</text:p>
          </table:table-cell>
          <table:table-cell table:style-name="ce352" office:value-type="float" office:value="-0.57735027" calcext:value-type="float">
            <text:p>-0,57735027</text:p>
          </table:table-cell>
          <table:table-cell table:style-name="ce352" office:value-type="float" office:value="3" calcext:value-type="float">
            <text:p>3</text:p>
          </table:table-cell>
          <table:table-cell table:style-name="ce154"/>
          <table:table-cell table:style-name="ce40"/>
          <table:covered-table-cell table:style-name="ce40"/>
          <table:table-cell table:style-name="ce40"/>
          <table:table-cell table:style-name="ce209" table:formula="of:=NUMFORMA([.P5];[.$P$1])" office:value-type="string" office:string-value="9,00·10⁹" calcext:value-type="string">
            <text:p>9,00·10⁹</text:p>
          </table:table-cell>
          <table:table-cell table:style-name="ce431" office:value-type="float" office:value="9000000000" calcext:value-type="float">
            <text:p>9000000000</text:p>
          </table:table-cell>
          <table:table-cell table:style-name="ce427" office:value-type="string" calcext:value-type="string">
            <text:p>ng</text:p>
          </table:table-cell>
          <table:table-cell table:style-name="ce440"/>
          <table:table-cell table:style-name="ce427" office:value-type="string" calcext:value-type="string">
            <text:p>nC</text:p>
          </table:table-cell>
          <table:table-cell table:style-name="ce440"/>
          <table:table-cell table:style-name="ce438" office:value-type="string" calcext:value-type="string">
            <text:p>µm</text:p>
          </table:table-cell>
          <table:table-cell table:style-name="ce427" table:formula="of:=[.Z24]" office:value-type="string" office:string-value="B" calcext:value-type="string">
            <text:p>B</text:p>
          </table:table-cell>
          <table:table-cell table:style-name="ce427" table:formula="of:=[.Y24]" office:value-type="string" office:string-value="A" calcext:value-type="string">
            <text:p>A</text:p>
          </table:table-cell>
          <table:table-cell table:style-name="ce427" table:formula="of:=IF([.V5]=&quot;∞&quot;;[.$AB$18];[.AB$16]&amp;[.V5])&amp;[.$AB$17]&amp;IF([.W5]=&quot;∞&quot;;[.$AB$18];[.AB$16]&amp;[.W5])" office:value-type="string" office:string-value="el punto B hasta el punto A" calcext:value-type="string">
            <text:p>el punto B hasta el punto A</text:p>
          </table:table-cell>
          <table:table-cell table:style-name="ce445" table:formula="of:=[.Z24]&amp;&quot;→&quot;&amp;[.Y24]" office:value-type="string" office:string-value="B→A" calcext:value-type="string">
            <text:p>B→A</text:p>
          </table:table-cell>
          <table:table-cell table:style-name="ce427" table:formula="of:=IF(AND([.$P$14];[.$P$15]);[.X5];&quot;&quot;)" office:value-type="string" office:string-value="el punto B hasta el punto A" calcext:value-type="string">
            <text:p>el punto B hasta el punto A</text:p>
          </table:table-cell>
          <table:table-cell table:style-name="ce427"/>
          <table:table-cell table:style-name="ce447" office:value-type="string" calcext:value-type="string">
            <text:p>El trabajo necesario para desplazar la partícula</text:p>
          </table:table-cell>
          <table:table-cell table:style-name="ce315" table:number-columns-repeated="36"/>
        </table:table-row>
        <table:table-row table:style-name="ro6">
          <table:table-cell table:style-name="ce259" table:formula="of:=IF([.P19];&quot;b)&quot;;&quot;&quot;)" office:value-type="string" office:string-value="b)" calcext:value-type="string">
            <text:p>b)</text:p>
          </table:table-cell>
          <table:table-cell table:style-name="ce224" table:formula="of:=IF([.P19];[.$AB$3];&quot;&quot;)" office:value-type="string" office:string-value="El vector fuerza sobre" calcext:value-type="string">
            <text:p>El vector fuerza sobre</text:p>
          </table:table-cell>
          <table:table-cell table:style-name="ce154" table:number-columns-repeated="2"/>
          <table:table-cell table:style-name="ce287"/>
          <table:table-cell table:style-name="ce154"/>
          <table:table-cell table:style-name="ce395" office:value-type="string" calcext:value-type="string">
            <text:p>𝘘₄</text:p>
          </table:table-cell>
          <table:table-cell table:style-name="ce348" table:number-columns-repeated="2"/>
          <table:table-cell table:style-name="ce342"/>
          <table:table-cell table:style-name="ce154"/>
          <table:table-cell table:style-name="ce53" office:value-type="string" calcext:value-type="string">
            <text:p><text:a xlink:href="#Campo" xlink:type="simple">Campo</text:a></text:p>
          </table:table-cell>
          <table:covered-table-cell table:style-name="ce40"/>
          <table:table-cell table:style-name="ce40"/>
          <table:table-cell table:style-name="ce427"/>
          <table:table-cell table:style-name="ce432" table:content-validation-name="val23" table:formula="of:=IF(ISBLANK([.D1]);[.P4];AVALOR([.D1]))" office:value-type="float" office:value="9000000000" calcext:value-type="float">
            <text:p>9,00E+009</text:p>
          </table:table-cell>
          <table:table-cell table:style-name="ce438" office:value-type="string" calcext:value-type="string">
            <text:p>µg</text:p>
          </table:table-cell>
          <table:table-cell table:style-name="ce440"/>
          <table:table-cell table:style-name="ce438" office:value-type="string" calcext:value-type="string">
            <text:p>µC</text:p>
          </table:table-cell>
          <table:table-cell table:style-name="ce440"/>
          <table:table-cell table:style-name="ce427" office:value-type="string" calcext:value-type="string">
            <text:p>mm</text:p>
          </table:table-cell>
          <table:table-cell table:style-name="ce427" table:formula="of:=[.Z24]" office:value-type="string" office:string-value="B" calcext:value-type="string">
            <text:p>B</text:p>
          </table:table-cell>
          <table:table-cell table:style-name="ce444" office:value-type="string" calcext:value-type="string">
            <text:p>∞</text:p>
          </table:table-cell>
          <table:table-cell table:style-name="ce427" table:formula="of:=IF([.V6]=&quot;∞&quot;;[.$AB$18];[.AB$16]&amp;[.V6])&amp;[.$AB$17]&amp;IF([.W6]=&quot;∞&quot;;[.$AB$18];[.AB$16]&amp;[.W6])" office:value-type="string" office:string-value="el punto B hasta el infinito" calcext:value-type="string">
            <text:p>el punto B hasta el infinito</text:p>
          </table:table-cell>
          <table:table-cell table:style-name="ce445" table:formula="of:=[.Z24]&amp;&quot;→∞&quot;" office:value-type="string" office:string-value="B→∞" calcext:value-type="string">
            <text:p>B→∞</text:p>
          </table:table-cell>
          <table:table-cell table:style-name="ce218" table:formula="of:=IF([.$P$15];[.X6];&quot;&quot;)" office:value-type="string" office:string-value="el punto B hasta el infinito" calcext:value-type="string">
            <text:p>el punto B hasta el infinito</text:p>
          </table:table-cell>
          <table:table-cell table:style-name="ce427"/>
          <table:table-cell table:style-name="ce447" office:value-type="string" calcext:value-type="string">
            <text:p>anterior desde</text:p>
          </table:table-cell>
          <table:table-cell table:style-name="ce315" table:number-columns-repeated="36"/>
        </table:table-row>
        <table:table-row table:style-name="ro6">
          <table:table-cell table:style-name="ce259"/>
          <table:table-cell table:style-name="ce343" office:value-type="string" calcext:value-type="string" table:number-columns-spanned="2" table:number-rows-spanned="1">
            <text:p>una partícula de carga <text:span text:style-name="T10">𝘲</text:span> = </text:p>
          </table:table-cell>
          <table:covered-table-cell table:style-name="ce351"/>
          <table:table-cell table:style-name="ce342" office:value-type="float" office:value="2" calcext:value-type="float">
            <text:p>2</text:p>
          </table:table-cell>
          <table:table-cell table:style-name="ce336" table:content-validation-name="val15" office:value-type="string" calcext:value-type="string">
            <text:p>e</text:p>
          </table:table-cell>
          <table:table-cell table:style-name="ce339" table:formula="of:=IF(AND(ISBLANK([.E7]);NOT(ISBLANK([.D7])));&quot;C&quot;&amp;REPT(&quot; &quot;;12);&quot;&quot;)">
            <text:p/>
          </table:table-cell>
          <table:table-cell table:style-name="ce154" table:number-columns-repeated="5"/>
          <table:table-cell table:style-name="ce35" office:value-type="string" calcext:value-type="string">
            <text:p><text:a xlink:href="#Equilibrio" xlink:type="simple">Equilibrio</text:a></text:p>
          </table:table-cell>
          <table:covered-table-cell table:style-name="ce40"/>
          <table:table-cell table:style-name="ce40"/>
          <table:table-cell table:style-name="ce427" table:number-columns-repeated="2"/>
          <table:table-cell table:style-name="ce427" office:value-type="string" calcext:value-type="string">
            <text:p>mg</text:p>
          </table:table-cell>
          <table:table-cell table:style-name="ce440"/>
          <table:table-cell table:style-name="ce427" office:value-type="string" calcext:value-type="string">
            <text:p>mC</text:p>
          </table:table-cell>
          <table:table-cell table:style-name="ce440"/>
          <table:table-cell table:style-name="ce427" office:value-type="string" calcext:value-type="string">
            <text:p>cm</text:p>
          </table:table-cell>
          <table:table-cell table:style-name="ce444" office:value-type="string" calcext:value-type="string">
            <text:p>∞</text:p>
          </table:table-cell>
          <table:table-cell table:style-name="ce427" table:formula="of:=[.Y24]" office:value-type="string" office:string-value="A" calcext:value-type="string">
            <text:p>A</text:p>
          </table:table-cell>
          <table:table-cell table:style-name="ce427" table:formula="of:=IF([.V7]=&quot;∞&quot;;[.$AB$18];[.AB$16]&amp;[.V7])&amp;[.$AB$17]&amp;IF([.W7]=&quot;∞&quot;;[.$AB$18];[.AB$16]&amp;[.W7])" office:value-type="string" office:string-value="el infinito hasta el punto A" calcext:value-type="string">
            <text:p>el infinito hasta el punto A</text:p>
          </table:table-cell>
          <table:table-cell table:style-name="ce427" table:formula="of:=&quot;∞→&quot;&amp;[.Y24]" office:value-type="string" office:string-value="∞→A" calcext:value-type="string">
            <text:p>∞→A</text:p>
          </table:table-cell>
          <table:table-cell table:style-name="ce427" table:formula="of:=IF([.$P$14];[.X7];&quot;&quot;)" office:value-type="string" office:string-value="el infinito hasta el punto A" calcext:value-type="string">
            <text:p>el infinito hasta el punto A</text:p>
          </table:table-cell>
          <table:table-cell table:style-name="ce427"/>
          <table:table-cell table:style-name="ce447" office:value-type="string" calcext:value-type="string">
            <text:p>La velocidad con la que pasa por el punto</text:p>
          </table:table-cell>
          <table:table-cell table:style-name="ce315" table:number-columns-repeated="36"/>
        </table:table-row>
        <table:table-row table:style-name="ro4">
          <table:table-cell table:style-name="ce259"/>
          <table:table-cell table:style-name="ce154"/>
          <table:table-cell table:style-name="ce275" office:value-type="string" calcext:value-type="string">
            <text:p>y masa <text:span text:style-name="T12">m</text:span> = </text:p>
          </table:table-cell>
          <table:table-cell table:style-name="ce280" office:value-type="float" office:value="4" calcext:value-type="float">
            <text:p>4</text:p>
          </table:table-cell>
          <table:table-cell table:style-name="Desplegable" table:content-validation-name="val16" office:value-type="string" calcext:value-type="string">
            <text:p>u</text:p>
          </table:table-cell>
          <table:table-cell table:style-name="ce339" table:formula="of:=IF(AND(ISBLANK([.E8]);NOT(ISBLANK([.D8])));&quot;kg&quot;&amp;REPT(&quot; &quot;;11);&quot;&quot;)">
            <text:p/>
          </table:table-cell>
          <table:table-cell table:style-name="ce293"/>
          <table:table-cell table:style-name="ce295" table:formula="of:=[.H2]" office:value-type="string" office:string-value="Coord X (nm)" calcext:value-type="string">
            <text:p>Coord X (nm)</text:p>
          </table:table-cell>
          <table:table-cell table:style-name="ce295" table:formula="of:=[.I2]" office:value-type="string" office:string-value="Coord Y (nm)" calcext:value-type="string">
            <text:p>Coord Y (nm)</text:p>
          </table:table-cell>
          <table:table-cell table:style-name="ce154" table:number-columns-repeated="2"/>
          <table:table-cell table:style-name="ce53" office:value-type="string" calcext:value-type="string">
            <text:p><text:a xlink:href="#Potencial" xlink:type="simple">Potencial</text:a></text:p>
          </table:table-cell>
          <table:covered-table-cell table:style-name="ce40"/>
          <table:table-cell table:style-name="ce40"/>
          <table:table-cell table:style-name="ce427" table:number-columns-repeated="2"/>
          <table:table-cell table:style-name="ce427" office:value-type="string" calcext:value-type="string">
            <text:p>g</text:p>
          </table:table-cell>
          <table:table-cell table:style-name="ce440"/>
          <table:table-cell table:style-name="ce427" office:value-type="string" calcext:value-type="string">
            <text:p>C</text:p>
          </table:table-cell>
          <table:table-cell table:style-name="ce440"/>
          <table:table-cell table:style-name="ce427" office:value-type="string" calcext:value-type="string">
            <text:p>dm</text:p>
          </table:table-cell>
          <table:table-cell table:style-name="ce444" office:value-type="string" calcext:value-type="string">
            <text:p>∞</text:p>
          </table:table-cell>
          <table:table-cell table:style-name="ce427" table:formula="of:=[.Z24]" office:value-type="string" office:string-value="B" calcext:value-type="string">
            <text:p>B</text:p>
          </table:table-cell>
          <table:table-cell table:style-name="ce427" table:formula="of:=IF([.V8]=&quot;∞&quot;;[.$AB$18];[.AB$16]&amp;[.V8])&amp;[.$AB$17]&amp;IF([.W8]=&quot;∞&quot;;[.$AB$18];[.AB$16]&amp;[.W8])" office:value-type="string" office:string-value="el infinito hasta el punto B" calcext:value-type="string">
            <text:p>el infinito hasta el punto B</text:p>
          </table:table-cell>
          <table:table-cell table:style-name="ce427" table:formula="of:=&quot;∞→&quot;&amp;[.Z24]" office:value-type="string" office:string-value="∞→B" calcext:value-type="string">
            <text:p>∞→B</text:p>
          </table:table-cell>
          <table:table-cell table:style-name="ce218" table:formula="of:=IF([.$P$15];[.X8];&quot;&quot;)" office:value-type="string" office:string-value="el infinito hasta el punto B" calcext:value-type="string">
            <text:p>el infinito hasta el punto B</text:p>
          </table:table-cell>
          <table:table-cell table:style-name="ce427"/>
          <table:table-cell table:style-name="ce447" office:value-type="string" calcext:value-type="string">
            <text:p>si la velocidad</text:p>
          </table:table-cell>
          <table:table-cell table:style-name="ce315" table:number-columns-repeated="36"/>
        </table:table-row>
        <table:table-row table:style-name="ro4">
          <table:table-cell table:style-name="ce259"/>
          <table:table-cell table:style-name="ce398" office:value-type="string" calcext:value-type="string">
            <text:p>situada en ese punto.</text:p>
          </table:table-cell>
          <table:table-cell table:style-name="ce276" table:number-columns-repeated="2"/>
          <table:table-cell table:style-name="ce288"/>
          <table:table-cell table:style-name="ce333" table:formula="of:=IF(ISBLANK([.G9]);REPT(&quot; &quot;;7)&amp;&quot;A&quot;;&quot;&quot;)" office:value-type="string" office:string-value="       A" calcext:value-type="string">
            <text:p><text:s text:c="7"/>A</text:p>
          </table:table-cell>
          <table:table-cell table:style-name="ce292" table:content-validation-name="val20"/>
          <table:table-cell table:style-name="ce298" office:value-type="float" office:value="0" calcext:value-type="float">
            <text:p>0</text:p>
          </table:table-cell>
          <table:table-cell table:style-name="ce352" table:formula="of:=[.I3]" office:value-type="float" office:value="0.28867513" calcext:value-type="float">
            <text:p>0,28867513</text:p>
          </table:table-cell>
          <table:table-cell table:style-name="ce268" table:formula="of:=IF([.P14];&quot;&quot;;&quot;←?&quot;)">
            <text:p/>
          </table:table-cell>
          <table:table-cell table:style-name="ce154"/>
          <table:table-cell table:style-name="ce53" office:value-type="string" calcext:value-type="string">
            <text:p><text:a xlink:href="#Energía_Potencial" xlink:type="simple">Energía potencial</text:a></text:p>
          </table:table-cell>
          <table:covered-table-cell table:style-name="ce40"/>
          <table:table-cell table:style-name="ce40"/>
          <table:table-cell table:style-name="ce427" table:number-columns-repeated="2"/>
          <table:table-cell table:style-name="ce427" office:value-type="string" calcext:value-type="string">
            <text:p>kg</text:p>
          </table:table-cell>
          <table:table-cell table:style-name="ce440"/>
          <table:table-cell table:style-name="ce427"/>
          <table:table-cell table:style-name="ce440"/>
          <table:table-cell table:style-name="ce427" office:value-type="string" calcext:value-type="string">
            <text:p>m</text:p>
          </table:table-cell>
          <table:table-cell table:style-name="ce440"/>
          <table:table-cell table:style-name="ce427" table:number-columns-repeated="3"/>
          <table:table-cell table:style-name="ce427" table:formula="of:=MATCH([.C12];[.X3:.X8];0)" office:value-type="float" office:value="2" calcext:value-type="float">
            <text:p>2</text:p>
          </table:table-cell>
          <table:table-cell table:style-name="ce427" table:formula="of:=IF([.P14];IF([.P15];1;2);IF([.P15];4;0))" office:value-type="float" office:value="1" calcext:value-type="float">
            <text:p>1</text:p>
          </table:table-cell>
          <table:table-cell table:style-name="ce447" office:value-type="string" calcext:value-type="string">
            <text:p>La energía potencial del conjunto de cargas fijas</text:p>
          </table:table-cell>
          <table:table-cell table:style-name="ce315" table:number-columns-repeated="36"/>
        </table:table-row>
        <table:table-row table:style-name="ro4">
          <table:table-cell table:style-name="ce260" table:formula="of:=IF(AVALOR([.$D$8]);&quot;c)&quot;;&quot;&quot;)" office:value-type="string" office:string-value="c)" calcext:value-type="string">
            <text:p>c)</text:p>
          </table:table-cell>
          <table:table-cell table:style-name="ce269" table:formula="of:=IF(AVALOR([.$D$8]);[.AB4];&quot;&quot;)" office:value-type="string" office:string-value="La aceleración de la partícula en ese punto." calcext:value-type="string">
            <text:p>La aceleración de la partícula en ese punto.</text:p>
          </table:table-cell>
          <table:table-cell table:style-name="ce154" table:number-columns-repeated="2"/>
          <table:table-cell table:style-name="ce338"/>
          <table:table-cell table:style-name="ce333" table:formula="of:=IF(ISBLANK([.G10]);REPT(&quot; &quot;;7)&amp;&quot;B&quot;;&quot;&quot;)" office:value-type="string" office:string-value="       B" calcext:value-type="string">
            <text:p><text:s text:c="7"/>B</text:p>
          </table:table-cell>
          <table:table-cell table:style-name="ce292" table:content-validation-name="val21"/>
          <table:table-cell table:style-name="ce352" office:value-type="float" office:value="0" calcext:value-type="float">
            <text:p>0</text:p>
          </table:table-cell>
          <table:table-cell table:style-name="ce299" office:value-type="float" office:value="0" calcext:value-type="float">
            <text:p>0</text:p>
            <draw:control table:end-cell-address="Enunciado.J11" table:end-x="1.825cm" table:end-y="0.414cm" draw:z-index="0" draw:style-name="gr1" draw:text-style-name="P1" svg:width="1.889cm" svg:height="0.496cm" svg:x="2.386cm" svg:y="0.405cm" draw:control="control3"/>
          </table:table-cell>
          <table:table-cell table:style-name="ce268" table:formula="of:=IF(OR([.P15];[.P14]);&quot;&quot;;&quot;←?&quot;)">
            <text:p/>
          </table:table-cell>
          <table:table-cell table:style-name="ce154"/>
          <table:table-cell table:style-name="ce40"/>
          <table:covered-table-cell table:style-name="ce40"/>
          <table:table-cell table:style-name="ce40"/>
          <table:table-cell table:style-name="ce427"/>
          <table:table-cell table:style-name="ce427" office:value-type="string" calcext:value-type="string">
            <text:p>elegido</text:p>
          </table:table-cell>
          <table:table-cell table:style-name="ce439" table:formula="of:=IF(ISBLANK([.E8]);[.Q9];[.E8])" office:value-type="string" office:string-value="u" calcext:value-type="string">
            <text:p>u</text:p>
          </table:table-cell>
          <table:table-cell table:style-name="ce427" table:formula="of:=IF([.Q10]=[.Q6];0.000001;CONVERT(1;[.Q10];[.Q9]))" office:value-type="float" office:value="1.66054010395313E-027" calcext:value-type="float">
            <text:p>1,66054010395313E-27</text:p>
          </table:table-cell>
          <table:table-cell table:style-name="ce427" table:formula="of:=IF(ISBLANK([.E2]);[.$S$8];[.E2])" office:value-type="string" office:string-value="pC" calcext:value-type="string">
            <text:p>pC</text:p>
          </table:table-cell>
          <table:table-cell table:style-name="ce427" table:formula="of:=IF([.S10]=[.S1];[.T1];IF([.S10]=[.S8];1;FACTORSM(LEFT([.S10];1))))" office:value-type="float" office:value="0.000000000001" calcext:value-type="float">
            <text:p>1E-12</text:p>
          </table:table-cell>
          <table:table-cell table:style-name="ce427" table:formula="of:=IF(ISBLANK([.E3]);[.U9];[.E3])" office:value-type="string" office:string-value="nm" calcext:value-type="string">
            <text:p>nm</text:p>
          </table:table-cell>
          <table:table-cell table:style-name="ce427" table:formula="of:=IF([.U10]=[.U5];0.000001;CONVERT(1;[.U10];[.U9]))" office:value-type="float" office:value="0.000000001" calcext:value-type="float">
            <text:p>0,000000001</text:p>
          </table:table-cell>
          <table:table-cell table:style-name="ce427"/>
          <table:table-cell table:style-name="ce218" table:formula="of:=IF(OR(ISBLANK([.E13]);[.E13]=[.Y24]);[.Z24];[.Y24])" office:value-type="string" office:string-value="A" calcext:value-type="string">
            <text:p>A</text:p>
          </table:table-cell>
          <table:table-cell table:style-name="ce427" table:formula="of:=IF([.X10]=[.Y24];[.Z24];[.Y24])" office:value-type="string" office:string-value="B" calcext:value-type="string">
            <text:p>B</text:p>
          </table:table-cell>
          <table:table-cell table:style-name="ce427" table:formula="of:=IF(ISBLANK([.C12]);0;IF(ISERROR([.Z9]);[.AA9];[.Z9]))" office:value-type="float" office:value="2" calcext:value-type="float">
            <text:p>2</text:p>
          </table:table-cell>
          <table:table-cell table:style-name="ce427"/>
          <table:table-cell table:style-name="ce427" office:value-type="string" calcext:value-type="string">
            <text:p>Coordenada</text:p>
          </table:table-cell>
          <table:table-cell table:style-name="ce315" table:number-columns-repeated="36"/>
        </table:table-row>
        <table:table-row table:style-name="ro4">
          <table:table-cell table:style-name="ce259" table:formula="of:=IF([.P19];&quot;d)&quot;;&quot;&quot;)" office:value-type="string" office:string-value="d)" calcext:value-type="string">
            <text:p>d)</text:p>
          </table:table-cell>
          <table:table-cell table:style-name="ce393" table:formula="of:=IF([.P19];[.$AB$5];&quot;&quot;)" office:value-type="string" office:string-value="El trabajo necesario para desplazar la partícula" calcext:value-type="string">
            <text:p>El trabajo necesario para desplazar la partícula</text:p>
          </table:table-cell>
          <table:table-cell table:style-name="ce154" table:number-columns-repeated="2"/>
          <table:table-cell table:style-name="ce338" table:number-columns-repeated="3"/>
          <table:table-cell table:style-name="ce154" table:number-columns-repeated="4"/>
          <table:table-cell table:style-name="ce40" office:value-type="string" calcext:value-type="string">
            <text:p>Ver documento</text:p>
          </table:table-cell>
          <table:covered-table-cell table:style-name="ce40"/>
          <table:table-cell table:style-name="ce40"/>
          <table:table-cell table:style-name="ce427" table:number-columns-repeated="2"/>
          <table:table-cell table:style-name="ce439"/>
          <table:table-cell table:style-name="ce440"/>
          <table:table-cell table:style-name="ce427" table:formula="of:=IF(ISBLANK([.E7]);[.$S$8];[.E7])" office:value-type="string" office:string-value="e" calcext:value-type="string">
            <text:p>e</text:p>
          </table:table-cell>
          <table:table-cell table:style-name="ce442" table:formula="of:=IF([.S11]=[.S1];[.T1];IF([.S11]=[.S8];1;FACTORSM(LEFT([.S11];1))))" office:value-type="float" office:value="1.602176565E-019" calcext:value-type="float">
            <text:p>1,60E-019</text:p>
          </table:table-cell>
          <table:table-cell table:style-name="ce427" table:number-columns-repeated="2"/>
          <table:table-cell table:style-name="ce209" office:value-type="string" calcext:value-type="string">
            <text:p>Menú Pto.</text:p>
          </table:table-cell>
          <table:table-cell table:style-name="ce427" office:value-type="string" calcext:value-type="string">
            <text:p>Menú d)</text:p>
          </table:table-cell>
          <table:table-cell table:style-name="ce427" office:value-type="string" calcext:value-type="string">
            <text:p>M. veloc.</text:p>
          </table:table-cell>
          <table:table-cell table:style-name="ce427" office:value-type="string" calcext:value-type="string">
            <text:p>Menú unidades</text:p>
          </table:table-cell>
          <table:table-cell table:style-name="ce427"/>
          <table:table-cell table:style-name="ce448" office:value-type="string" calcext:value-type="string">
            <text:p>Carga que equilibra</text:p>
          </table:table-cell>
          <table:table-cell table:style-name="ce315" table:number-columns-repeated="36"/>
        </table:table-row>
        <table:table-row table:style-name="ro4">
          <table:table-cell table:style-name="ce259"/>
          <table:table-cell table:style-name="ce267" table:formula="of:=IF([.P19];[.$AB$6];&quot;&quot;)" office:value-type="string" office:string-value="anterior desde" calcext:value-type="string">
            <text:p>anterior desde</text:p>
          </table:table-cell>
          <table:table-cell table:style-name="ce302" table:content-validation-name="val10" office:value-type="string" calcext:value-type="string" table:number-columns-spanned="2" table:number-rows-spanned="1">
            <text:p>el punto A hasta el infinito</text:p>
          </table:table-cell>
          <table:covered-table-cell table:style-name="ce285"/>
          <table:table-cell table:style-name="ce287" table:formula="of:=IF(OR(ISERROR([.Z9]);AND([.P17];ISBLANK([.C12])));&quot;←?&quot;;&quot;&quot;)">
            <text:p/>
          </table:table-cell>
          <table:table-cell table:style-name="ce338"/>
          <table:table-cell table:style-name="ce260" table:formula="of:=IF([.P20]&gt;1;IF([.$P$24];&quot;g) &quot;;&quot;&quot;);&quot;&quot;)">
            <text:p/>
          </table:table-cell>
          <table:table-cell table:style-name="ce347" table:formula="of:=IF([.P20]&gt;1;IF([.$P$24];[.AB12];&quot;&quot;);&quot;&quot;)" table:number-columns-spanned="3" table:number-rows-spanned="4">
            <text:p/>
          </table:table-cell>
          <table:covered-table-cell table:number-columns-repeated="2" table:style-name="ce154"/>
          <table:table-cell table:style-name="ce154"/>
          <table:table-cell table:style-name="ce53" office:value-type="string" calcext:value-type="string">
            <text:p><text:a xlink:href="../ElectroEjemplosPAUEs.pdf" xlink:type="simple" office:target-frame-name="_blank">Ejemplos PAU</text:a></text:p>
          </table:table-cell>
          <table:covered-table-cell table:style-name="ce40"/>
          <table:table-cell table:style-name="ce40"/>
          <table:table-cell table:style-name="ce427" table:number-columns-repeated="4"/>
          <table:table-cell table:style-name="ce427" office:value-type="string" calcext:value-type="string">
            <text:p>DATOS</text:p>
          </table:table-cell>
          <table:table-cell table:style-name="ce427" table:number-columns-repeated="3"/>
          <table:table-cell table:style-name="ce427" table:formula="of:=IF([.P14];[.Y24];&quot;&quot;)" office:value-type="string" office:string-value="A" calcext:value-type="string">
            <text:p>A</text:p>
          </table:table-cell>
          <table:table-cell table:style-name="ce218" table:formula="of:=IF([.$P$17];[.Y24];&quot;&quot;)" office:value-type="string" office:string-value="A" calcext:value-type="string">
            <text:p>A</text:p>
          </table:table-cell>
          <table:table-cell table:style-name="ce427" office:value-type="string" calcext:value-type="string">
            <text:p>m/s</text:p>
          </table:table-cell>
          <table:table-cell table:style-name="ce427" office:value-type="string" calcext:value-type="string">
            <text:p>S.I.</text:p>
          </table:table-cell>
          <table:table-cell table:style-name="ce427"/>
          <table:table-cell table:style-name="ce427" office:value-type="string" calcext:value-type="string">
            <text:p>Dónde debe colocarse una nueva carga <text:s/>y cuál debe ser su valor para que el sistema <text:s/>formado por todas las cargas esté en equilibrio.</text:p>
          </table:table-cell>
          <table:table-cell table:style-name="ce315"/>
          <table:table-cell table:style-name="ce427" table:number-columns-repeated="7"/>
          <table:table-cell table:style-name="ce315" table:number-columns-repeated="28"/>
        </table:table-row>
        <table:table-row table:style-name="ro4">
          <table:table-cell table:style-name="ce260" table:formula="of:=IF([.$P$17];&quot;e)&quot;;&quot;&quot;)" office:value-type="string" office:string-value="e)" calcext:value-type="string">
            <text:p>e)</text:p>
          </table:table-cell>
          <table:table-cell table:style-name="ce269" table:formula="of:=IF([.$P$17];[.$AB$7];&quot;&quot;)" office:value-type="string" office:string-value="La velocidad con la que pasa por el punto" calcext:value-type="string">
            <text:p>La velocidad con la que pasa por el punto</text:p>
          </table:table-cell>
          <table:table-cell table:style-name="ce276" table:number-columns-repeated="2"/>
          <table:table-cell table:style-name="ce292" table:content-validation-name="val17" office:value-type="string" calcext:value-type="string">
            <text:p>B</text:p>
          </table:table-cell>
          <table:table-cell table:style-name="ce331" table:formula="of:=IF(AND(ISBLANK([.E13]);[.$P$17]);[.Y10]&amp;REPT(&quot; &quot;;13);IF(AND([.E13]&lt;&gt;[.Y24];[.E13]&lt;&gt;[.Z24]);&quot;←?&quot;;&quot;&quot;))">
            <text:p/>
          </table:table-cell>
          <table:table-cell table:style-name="ce338"/>
          <table:covered-table-cell table:style-name="ce224"/>
          <table:covered-table-cell table:number-columns-repeated="2" table:style-name="ce154"/>
          <table:table-cell table:style-name="ce154"/>
          <table:table-cell table:style-name="ce40"/>
          <table:covered-table-cell table:style-name="ce40"/>
          <table:table-cell table:style-name="ce40"/>
          <table:table-cell table:style-name="ce427" table:number-columns-repeated="3"/>
          <table:table-cell table:style-name="ce441" office:value-type="string" calcext:value-type="string">
            <text:p>x (m)</text:p>
          </table:table-cell>
          <table:table-cell table:style-name="ce441" office:value-type="string" calcext:value-type="string">
            <text:p>y (m)</text:p>
          </table:table-cell>
          <table:table-cell table:style-name="ce441" office:value-type="string" calcext:value-type="string">
            <text:p>q (C )</text:p>
          </table:table-cell>
          <table:table-cell table:style-name="ce427" table:number-columns-repeated="2"/>
          <table:table-cell table:style-name="ce427" table:formula="of:=IF([.P15];[.Z24];&quot;&quot;)" office:value-type="string" office:string-value="B" calcext:value-type="string">
            <text:p>B</text:p>
          </table:table-cell>
          <table:table-cell table:style-name="ce218" table:formula="of:=IF([.$P$17];[.Z24];&quot;&quot;)" office:value-type="string" office:string-value="B" calcext:value-type="string">
            <text:p>B</text:p>
          </table:table-cell>
          <table:table-cell table:style-name="ce427" office:value-type="string" calcext:value-type="string">
            <text:p>km/h</text:p>
          </table:table-cell>
          <table:table-cell table:style-name="ce447" office:value-type="string" calcext:value-type="string">
            <text:p>Ajustadas</text:p>
          </table:table-cell>
          <table:table-cell table:style-name="ce427"/>
          <table:table-cell table:style-name="ce427" office:value-type="string" calcext:value-type="string">
            <text:p>y los puntos </text:p>
          </table:table-cell>
          <table:table-cell table:style-name="ce315"/>
          <table:table-cell table:style-name="ce427" table:number-columns-repeated="7"/>
          <table:table-cell table:style-name="ce315" table:number-columns-repeated="28"/>
        </table:table-row>
        <table:table-row table:style-name="ro4">
          <table:table-cell table:style-name="ce154"/>
          <table:table-cell table:style-name="ce269" table:formula="of:=IF([.$P$17];[.$AB$8];&quot;&quot;)" office:value-type="string" office:string-value="si la velocidad" calcext:value-type="string">
            <text:p>si la velocidad</text:p>
          </table:table-cell>
          <table:table-cell table:style-name="ce275" table:formula="of:=IF([.$P$17];&quot;en &quot;&amp;[.X10]&amp;&quot; es 𝘷(&quot;&amp;[.X10]&amp;&quot;) =&quot;;&quot;&quot;)" office:value-type="string" office:string-value="en A es 𝘷(A) =" calcext:value-type="string">
            <text:p>en A es 𝘷(A) =</text:p>
          </table:table-cell>
          <table:table-cell table:style-name="ce306" office:value-type="string" calcext:value-type="string">
            <text:p>43,6·10⁶</text:p>
          </table:table-cell>
          <table:table-cell table:style-name="ce332" table:content-validation-name="val18"/>
          <table:table-cell table:style-name="ce344" table:formula="of:=IF(AND(ISBLANK([.E14]);NOT(ISBLANK([.D14])));&quot;m/s&quot;&amp;REPT(&quot; &quot;;9);&quot;&quot;)" office:value-type="string" office:string-value="m/s         " calcext:value-type="string">
            <text:p>m/s <text:s text:c="8"/></text:p>
          </table:table-cell>
          <table:table-cell table:style-name="ce338"/>
          <table:covered-table-cell table:style-name="ce224"/>
          <table:covered-table-cell table:style-name="ce373"/>
          <table:covered-table-cell table:style-name="ce154"/>
          <table:table-cell table:style-name="ce154"/>
          <table:table-cell table:style-name="ce40"/>
          <table:covered-table-cell table:style-name="ce40"/>
          <table:table-cell table:style-name="ce40"/>
          <table:table-cell table:style-name="ce427" office:value-type="string" calcext:value-type="string">
            <text:p>Punto A</text:p>
          </table:table-cell>
          <table:table-cell table:style-name="ce435" table:formula="of:=NOT(OR(ISBLANK([.H9]);ISBLANK([.I9])))" office:value-type="boolean" office:boolean-value="true" calcext:value-type="boolean">
            <text:p>VERDADERO</text:p>
          </table:table-cell>
          <table:table-cell table:style-name="ce427" office:value-type="float" office:value="1" calcext:value-type="float">
            <text:p>1</text:p>
          </table:table-cell>
          <table:table-cell table:style-name="ce427" table:formula="of:=AVALOR([.H3])*[.$V$10]" office:value-type="float" office:value="0.0000000005" calcext:value-type="float">
            <text:p>5E-10</text:p>
          </table:table-cell>
          <table:table-cell table:style-name="ce427" table:formula="of:=AVALOR([.I3])*[.$V$10]" office:value-type="float" office:value="0.00000000028867513" calcext:value-type="float">
            <text:p>2,8867513E-10</text:p>
          </table:table-cell>
          <table:table-cell table:style-name="ce427" table:formula="of:=AVALOR([.J3])*[.$T$10]" office:value-type="float" office:value="-0.000000000002" calcext:value-type="float">
            <text:p>-2E-12</text:p>
          </table:table-cell>
          <table:table-cell table:style-name="ce427" table:number-columns-repeated="5"/>
          <table:table-cell table:style-name="ce427" table:formula="of:=IF(AND([.P20];[.H18]=[.Z13]);2;1)" office:value-type="float" office:value="1" calcext:value-type="float">
            <text:p>1</text:p>
          </table:table-cell>
          <table:table-cell table:style-name="ce427"/>
          <table:table-cell table:style-name="ce427" office:value-type="string" calcext:value-type="string">
            <text:p>y</text:p>
          </table:table-cell>
          <table:table-cell table:style-name="ce315"/>
          <table:table-cell table:style-name="ce427" table:number-columns-repeated="7"/>
          <table:table-cell table:style-name="ce315" table:number-columns-repeated="28"/>
        </table:table-row>
        <table:table-row table:style-name="ro4">
          <table:table-cell table:style-name="ce259" table:formula="of:=IF([.P20]&gt;1;&quot;f)&quot;;&quot;&quot;)" office:value-type="string" office:string-value="f)" calcext:value-type="string">
            <text:p>f)</text:p>
          </table:table-cell>
          <table:table-cell table:style-name="ce398" table:formula="of:=IF([.P20]&gt;1;[.$AB$9];&quot;&quot;)" office:value-type="string" office:string-value="La energía potencial del conjunto de cargas fijas" calcext:value-type="string">
            <text:p>La energía potencial del conjunto de cargas fijas</text:p>
          </table:table-cell>
          <table:table-cell table:style-name="ce275" table:number-columns-repeated="3"/>
          <table:table-cell table:style-name="ce287"/>
          <table:table-cell table:style-name="ce338"/>
          <table:covered-table-cell table:number-columns-repeated="3" table:style-name="ce154"/>
          <table:table-cell table:style-name="ce154"/>
          <table:table-cell table:style-name="ce40"/>
          <table:covered-table-cell table:style-name="ce40"/>
          <table:table-cell table:style-name="ce40"/>
          <table:table-cell table:style-name="ce427" office:value-type="string" calcext:value-type="string">
            <text:p>Punto B</text:p>
          </table:table-cell>
          <table:table-cell table:style-name="ce435" table:formula="of:=NOT(OR(ISBLANK([.H10]);ISBLANK([.I10])))" office:value-type="boolean" office:boolean-value="true" calcext:value-type="boolean">
            <text:p>VERDADERO</text:p>
          </table:table-cell>
          <table:table-cell table:style-name="ce427" office:value-type="float" office:value="2" calcext:value-type="float">
            <text:p>2</text:p>
          </table:table-cell>
          <table:table-cell table:style-name="ce427" table:formula="of:=AVALOR([.H4])*[.$V$10]" office:value-type="float" office:value="-0.0000000005" calcext:value-type="float">
            <text:p>-5E-10</text:p>
          </table:table-cell>
          <table:table-cell table:style-name="ce427" table:formula="of:=AVALOR([.I4])*[.$V$10]" office:value-type="float" office:value="0.00000000028867513" calcext:value-type="float">
            <text:p>2,8867513E-10</text:p>
          </table:table-cell>
          <table:table-cell table:style-name="ce427" table:formula="of:=AVALOR([.J4])*[.$T$10]" office:value-type="float" office:value="-0.000000000002" calcext:value-type="float">
            <text:p>-2E-12</text:p>
          </table:table-cell>
          <table:table-cell table:style-name="ce427" table:number-columns-repeated="3"/>
          <table:table-cell table:style-name="ce209" table:number-columns-repeated="2"/>
          <table:table-cell table:style-name="ce427" table:number-columns-repeated="2"/>
          <table:table-cell table:style-name="ce427" office:value-type="string" calcext:value-type="string">
            <text:p>, calcula:</text:p>
          </table:table-cell>
          <table:table-cell table:style-name="ce315"/>
          <table:table-cell table:style-name="ce427" table:number-columns-repeated="7"/>
          <table:table-cell table:style-name="ce315" table:number-columns-repeated="28"/>
        </table:table-row>
        <table:table-row table:style-name="ro4">
          <table:table-cell table:style-name="ce257" table:number-columns-repeated="6"/>
          <table:table-cell table:style-name="ce338"/>
          <table:table-cell table:style-name="ce154" table:number-columns-repeated="4"/>
          <table:table-cell table:style-name="ce40"/>
          <table:covered-table-cell table:style-name="ce40"/>
          <table:table-cell table:style-name="ce40"/>
          <table:table-cell table:style-name="ce427" office:value-type="string" calcext:value-type="string">
            <text:p>Ver 2º W?</text:p>
          </table:table-cell>
          <table:table-cell table:style-name="ce436" table:formula="of:=[$Potencial.W18]" office:value-type="boolean" office:boolean-value="true" calcext:value-type="boolean">
            <text:p>VERDADERO</text:p>
          </table:table-cell>
          <table:table-cell table:style-name="ce427" office:value-type="float" office:value="3" calcext:value-type="float">
            <text:p>3</text:p>
          </table:table-cell>
          <table:table-cell table:style-name="ce427" table:formula="of:=AVALOR([.H5])*[.$V$10]" office:value-type="float" office:value="0" calcext:value-type="float">
            <text:p>0</text:p>
          </table:table-cell>
          <table:table-cell table:style-name="ce427" table:formula="of:=AVALOR([.I5])*[.$V$10]" office:value-type="float" office:value="-0.00000000057735027" calcext:value-type="float">
            <text:p>-5,7735027E-10</text:p>
          </table:table-cell>
          <table:table-cell table:style-name="ce427" table:formula="of:=AVALOR([.J5])*[.$T$10]" office:value-type="float" office:value="0.000000000003" calcext:value-type="float">
            <text:p>3E-12</text:p>
          </table:table-cell>
          <table:table-cell table:style-name="ce427" table:number-columns-repeated="2"/>
          <table:table-cell table:style-name="ce427" office:value-type="string" calcext:value-type="string">
            <text:p>Pto.</text:p>
          </table:table-cell>
          <table:table-cell table:style-name="ce427"/>
          <table:table-cell table:style-name="ce209" office:value-type="string" calcext:value-type="string">
            <text:p>Menú A</text:p>
          </table:table-cell>
          <table:table-cell table:style-name="ce427" office:value-type="string" calcext:value-type="string">
            <text:p>Menú B</text:p>
          </table:table-cell>
          <table:table-cell table:style-name="ce427"/>
          <table:table-cell table:style-name="ce427" office:value-type="string" calcext:value-type="string">
            <text:p>el punto </text:p>
          </table:table-cell>
          <table:table-cell table:style-name="ce315"/>
          <table:table-cell table:style-name="ce427" table:number-columns-repeated="7"/>
          <table:table-cell table:style-name="ce315" table:number-columns-repeated="28"/>
        </table:table-row>
        <table:table-row table:style-name="ro4">
          <table:table-cell table:style-name="ce265"/>
          <table:table-cell table:style-name="ce304" office:value-type="string" calcext:value-type="string">
            <text:p>Respuestas</text:p>
          </table:table-cell>
          <table:table-cell table:style-name="ce322"/>
          <table:table-cell table:style-name="ce341"/>
          <table:table-cell table:style-name="ce358" office:value-type="string" calcext:value-type="string">
            <text:p>Cifras significativas: </text:p>
          </table:table-cell>
          <table:table-cell table:style-name="DatoEntrada" table:content-validation-name="val19"/>
          <table:table-cell table:style-name="ce328" table:formula="of:=IF(ISBLANK([.F17]);&quot;3&quot;&amp;REPT(&quot; &quot;;7);&quot;&quot;)" office:value-type="string" office:string-value="3       " calcext:value-type="string">
            <text:p>3 <text:s text:c="6"/></text:p>
          </table:table-cell>
          <table:table-cell table:style-name="ce265" table:number-columns-repeated="4"/>
          <table:table-cell table:style-name="ce40"/>
          <table:covered-table-cell table:style-name="ce40"/>
          <table:table-cell table:style-name="ce40"/>
          <table:table-cell table:style-name="ce427" office:value-type="string" calcext:value-type="string">
            <text:p>Ver d)?</text:p>
          </table:table-cell>
          <table:table-cell table:style-name="ce437" table:formula="of:=AND([.$P$15];[.$P$19];NOT(ISBLANK([.$D$7]));NOT(ISBLANK([.$D$8])))" office:value-type="boolean" office:boolean-value="true" calcext:value-type="boolean">
            <text:p>VERDADERO</text:p>
          </table:table-cell>
          <table:table-cell table:style-name="ce427" office:value-type="float" office:value="4" calcext:value-type="float">
            <text:p>4</text:p>
          </table:table-cell>
          <table:table-cell table:style-name="ce427" table:formula="of:=AVALOR([.H6])*[.$V$10]" office:value-type="float" office:value="0" calcext:value-type="float">
            <text:p>0</text:p>
          </table:table-cell>
          <table:table-cell table:style-name="ce427" table:formula="of:=AVALOR([.I6])*[.$V$10]" office:value-type="float" office:value="0" calcext:value-type="float">
            <text:p>0</text:p>
          </table:table-cell>
          <table:table-cell table:style-name="ce427" table:formula="of:=AVALOR([.J6])*[.$T$10]" office:value-type="float" office:value="0" calcext:value-type="float">
            <text:p>0</text:p>
          </table:table-cell>
          <table:table-cell table:style-name="ce427" table:number-columns-repeated="2"/>
          <table:table-cell table:style-name="ce427" office:value-type="string" calcext:value-type="string">
            <text:p>A</text:p>
          </table:table-cell>
          <table:table-cell table:style-name="ce427"/>
          <table:table-cell table:style-name="ce209" table:formula="of:=IF([.W17]=[.$Z$24];&quot;&quot;;[.W17])" office:value-type="string" office:string-value="A" calcext:value-type="string">
            <text:p>A</text:p>
          </table:table-cell>
          <table:table-cell table:style-name="ce209" table:formula="of:=IF([.W17]=[.$Y$24];&quot;&quot;;[.W17])">
            <text:p/>
          </table:table-cell>
          <table:table-cell table:style-name="ce427"/>
          <table:table-cell table:style-name="ce427" office:value-type="string" calcext:value-type="string">
            <text:p><text:s/>hasta </text:p>
          </table:table-cell>
          <table:table-cell table:style-name="ce315"/>
          <table:table-cell table:style-name="ce427" table:number-columns-repeated="4"/>
          <table:table-cell table:style-name="ce427" office:value-type="string" calcext:value-type="string">
            <text:p>Resultados ajustados</text:p>
          </table:table-cell>
          <table:table-cell table:style-name="ce427" table:number-columns-repeated="2"/>
          <table:table-cell table:style-name="ce315" table:number-columns-repeated="28"/>
        </table:table-row>
        <table:table-row table:style-name="ro4">
          <table:table-cell table:style-name="ce270"/>
          <table:table-cell table:style-name="ce309" table:formula="of:=IF(AND([.$P$20];NOT([.$P$21]));[.$AB$1]&amp;&quot; x&quot;;&quot;&quot;)" office:value-type="string" office:string-value="Componente x" calcext:value-type="string">
            <text:p>Componente x</text:p>
          </table:table-cell>
          <table:table-cell table:style-name="ce309" table:formula="of:=IF(AND([.$P$20];NOT([.$P$21]));[.$AB$1]&amp;&quot; y&quot;;&quot;&quot;)" office:value-type="string" office:string-value="Componente y" calcext:value-type="string">
            <text:p>Componente y</text:p>
          </table:table-cell>
          <table:table-cell table:style-name="ce309" table:formula="of:=IF(AND([.$P$20];NOT([.$P$21]));[.$AB$2];&quot;&quot;)" office:value-type="string" office:string-value="Módulo" calcext:value-type="string">
            <text:p>Módulo</text:p>
          </table:table-cell>
          <table:table-cell table:style-name="ce265" office:value-type="string" calcext:value-type="string">
            <text:p>Unidades</text:p>
          </table:table-cell>
          <table:table-cell table:style-name="ce283" table:number-columns-repeated="2"/>
          <table:table-cell table:style-name="ce406" table:content-validation-name="val22"/>
          <table:table-cell table:style-name="ce265" table:number-columns-repeated="3"/>
          <table:table-cell table:style-name="ce40"/>
          <table:covered-table-cell table:style-name="ce40"/>
          <table:table-cell table:style-name="ce40"/>
          <table:table-cell table:style-name="ce427" office:value-type="string" calcext:value-type="string">
            <text:p>Calculo v?</text:p>
          </table:table-cell>
          <table:table-cell table:style-name="ce436" table:formula="of:=AND([.P14];[.P15];NOT(ISBLANK([.D8])))" office:value-type="boolean" office:boolean-value="true" calcext:value-type="boolean">
            <text:p>VERDADERO</text:p>
          </table:table-cell>
          <table:table-cell table:style-name="ce209" table:formula="of:=[.Y24]" office:value-type="string" office:string-value="A" calcext:value-type="string">
            <text:p>A</text:p>
          </table:table-cell>
          <table:table-cell table:style-name="ce427" table:formula="of:=AVALOR([.H9])*[.$V$10]" office:value-type="float" office:value="0" calcext:value-type="float">
            <text:p>0</text:p>
          </table:table-cell>
          <table:table-cell table:style-name="ce427" table:formula="of:=AVALOR([.I9])*[.$V$10]" office:value-type="float" office:value="0.00000000028867513" calcext:value-type="float">
            <text:p>2,8867513E-10</text:p>
          </table:table-cell>
          <table:table-cell table:style-name="ce427" table:formula="of:=AVALOR([.D7])*[.$T$11]" office:value-type="float" office:value="3.20435313E-019" calcext:value-type="float">
            <text:p>3,20435313E-19</text:p>
          </table:table-cell>
          <table:table-cell table:style-name="ce427" table:number-columns-repeated="2"/>
          <table:table-cell table:style-name="ce427" office:value-type="string" calcext:value-type="string">
            <text:p>B</text:p>
          </table:table-cell>
          <table:table-cell table:style-name="ce427"/>
          <table:table-cell table:style-name="ce209" table:formula="of:=IF([.W18]=[.$Z$24];&quot;&quot;;[.W18])">
            <text:p/>
          </table:table-cell>
          <table:table-cell table:style-name="ce209" table:formula="of:=IF([.W18]=[.$Y$24];&quot;&quot;;[.W18])" office:value-type="string" office:string-value="B" calcext:value-type="string">
            <text:p>B</text:p>
          </table:table-cell>
          <table:table-cell table:style-name="ce427"/>
          <table:table-cell table:style-name="ce427" office:value-type="string" calcext:value-type="string">
            <text:p>el infinito</text:p>
          </table:table-cell>
          <table:table-cell table:style-name="ce315"/>
          <table:table-cell table:style-name="ce427" table:number-columns-repeated="3"/>
          <table:table-cell table:style-name="ce452" office:value-type="string" calcext:value-type="string">
            <text:p>Comp. x</text:p>
          </table:table-cell>
          <table:table-cell table:style-name="ce209" office:value-type="string" calcext:value-type="string">
            <text:p>Comp. y</text:p>
          </table:table-cell>
          <table:table-cell table:style-name="ce209" office:value-type="string" calcext:value-type="string">
            <text:p>Módulo|Valor</text:p>
          </table:table-cell>
          <table:table-cell table:style-name="ce427" office:value-type="string" calcext:value-type="string">
            <text:p>Múlt.|Subm.</text:p>
          </table:table-cell>
          <table:table-cell table:style-name="ce427" office:value-type="string" calcext:value-type="string">
            <text:p>Unidad</text:p>
          </table:table-cell>
          <table:table-cell table:style-name="ce427" office:value-type="string" calcext:value-type="string">
            <text:p>Ver?</text:p>
          </table:table-cell>
          <table:table-cell table:style-name="ce315" table:number-columns-repeated="26"/>
        </table:table-row>
        <table:table-row table:style-name="ro4">
          <table:table-cell table:style-name="ce271" table:formula="of:=[Campo.H28]" office:value-type="string" office:string-value="𝙀⃗(A) =" calcext:value-type="string">
            <text:p>𝙀⃗(A) =</text:p>
          </table:table-cell>
          <table:table-cell table:style-name="ce311" table:formula="of:=IF([.$Z$14]=2;[.AG19];[$Campo.I28])" office:value-type="string" office:string-value="0" calcext:value-type="string">
            <text:p>0</text:p>
          </table:table-cell>
          <table:table-cell table:style-name="ce311" table:formula="of:=IF([.$Z$14]=2;[.AH19];[$Campo.K28])" office:value-type="string" office:string-value="2,40·10¹⁶" calcext:value-type="string">
            <text:p>2,40·10¹⁶</text:p>
          </table:table-cell>
          <table:table-cell table:style-name="ce311" table:formula="of:=IF([.$Z$14]=2;[.AI19];MID([$Campo.Q28];3;12))" office:value-type="string" office:string-value="2,40·10¹⁶" calcext:value-type="string">
            <text:p>2,40·10¹⁶</text:p>
          </table:table-cell>
          <table:table-cell table:style-name="ce359" table:formula="of:=IF([.AL19];IF([.$Z$14]=2;[.AJ19];&quot;&quot;)&amp;&quot;N/C&quot;;&quot;&quot;)" office:value-type="string" office:string-value="N/C" calcext:value-type="string">
            <text:p>N/C</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Carga q?</text:p>
          </table:table-cell>
          <table:table-cell table:style-name="ce436" table:formula="of:=NOT(ISBLANK([.D7]))" office:value-type="boolean" office:boolean-value="true" calcext:value-type="boolean">
            <text:p>VERDADERO</text:p>
          </table:table-cell>
          <table:table-cell table:style-name="ce209" table:formula="of:=[.Z24]" office:value-type="string" office:string-value="B" calcext:value-type="string">
            <text:p>B</text:p>
          </table:table-cell>
          <table:table-cell table:style-name="ce427" table:formula="of:=AVALOR([.H10])*[.$V$10]" office:value-type="float" office:value="0" calcext:value-type="float">
            <text:p>0</text:p>
          </table:table-cell>
          <table:table-cell table:style-name="ce427" table:formula="of:=AVALOR([.I10])*[.$V$10]" office:value-type="float" office:value="0" calcext:value-type="float">
            <text:p>0</text:p>
          </table:table-cell>
          <table:table-cell table:style-name="ce427" table:number-columns-repeated="3"/>
          <table:table-cell table:style-name="ce427" office:value-type="string" calcext:value-type="string">
            <text:p>C</text:p>
          </table:table-cell>
          <table:table-cell table:style-name="ce427"/>
          <table:table-cell table:style-name="ce209" table:formula="of:=IF([.W19]=[.$Z$24];&quot;&quot;;[.W19])" office:value-type="string" office:string-value="C" calcext:value-type="string">
            <text:p>C</text:p>
          </table:table-cell>
          <table:table-cell table:style-name="ce209" table:formula="of:=IF([.W19]=[.$Y$24];&quot;&quot;;[.W19])" office:value-type="string" office:string-value="C" calcext:value-type="string">
            <text:p>C</text:p>
          </table:table-cell>
          <table:table-cell table:style-name="ce427"/>
          <table:table-cell table:style-name="ce427" office:value-type="string" calcext:value-type="string">
            <text:p>Punto </text:p>
          </table:table-cell>
          <table:table-cell table:style-name="ce315"/>
          <table:table-cell table:style-name="ce427" table:number-columns-repeated="2"/>
          <table:table-cell table:style-name="ce450" office:value-type="string" calcext:value-type="string">
            <text:p>E =</text:p>
          </table:table-cell>
          <table:table-cell table:style-name="ce209" table:formula="of:=IF([.AL19];NUMFORMA([$Campo.AC7]/FACTORSM([.$AJ19]);[.$P$1]);&quot;&quot;)" office:value-type="string" office:string-value="0" calcext:value-type="string">
            <text:p>0</text:p>
          </table:table-cell>
          <table:table-cell table:style-name="ce209" table:formula="of:=IF([.AL19];NUMFORMA([$Campo.AD7]/FACTORSM([.$AJ19]);[.$P$1]);&quot;&quot;)" office:value-type="string" office:string-value="24,0" calcext:value-type="string">
            <text:p>24,0</text:p>
          </table:table-cell>
          <table:table-cell table:style-name="ce209" table:formula="of:=IF([.AL19];NUMFORMA([$Campo.Z7]/FACTORSM([.$AJ19]);[.$P$1]);&quot;&quot;)" office:value-type="string" office:string-value="24,0" calcext:value-type="string">
            <text:p>24,0</text:p>
          </table:table-cell>
          <table:table-cell table:style-name="ce209" table:formula="of:=PREFSM(MAXABS([$Campo.Z7];[$Campo.AC7];[$Campo.AD7]))" office:value-type="string" office:string-value="P" calcext:value-type="string">
            <text:p>P</text:p>
          </table:table-cell>
          <table:table-cell table:style-name="ce218" table:formula="of:=IF([.AL19];IF([.$Z$14]=2;[.AJ19];&quot;&quot;)&amp;&quot;N/C&quot;;&quot;&quot;)" office:value-type="string" office:string-value="N/C" calcext:value-type="string">
            <text:p>N/C</text:p>
          </table:table-cell>
          <table:table-cell table:style-name="ce436" table:formula="of:=AND([.P20];NOT([.P21]))" office:value-type="boolean" office:boolean-value="true" calcext:value-type="boolean">
            <text:p>VERDADERO</text:p>
          </table:table-cell>
          <table:table-cell table:style-name="ce315" table:number-columns-repeated="26"/>
        </table:table-row>
        <table:table-row table:style-name="ro4">
          <table:table-cell table:style-name="ce277" table:formula="of:=[$Campo.A30]" office:value-type="string" office:string-value="𝙁⃗ =" calcext:value-type="string">
            <text:p>𝙁⃗ =</text:p>
          </table:table-cell>
          <table:table-cell table:style-name="ce311" table:formula="of:=IF([.$Z$14]=2;[.AG20];[$Campo.I30])" office:value-type="string" office:string-value="0" calcext:value-type="string">
            <text:p>0</text:p>
          </table:table-cell>
          <table:table-cell table:style-name="ce311" table:formula="of:=IF([.$Z$14]=2;[.AH20];[$Campo.K30])" office:value-type="string" office:string-value="0,00769" calcext:value-type="string">
            <text:p>0,00769</text:p>
          </table:table-cell>
          <table:table-cell table:style-name="ce311" table:formula="of:=IF([.$Z$14]=2;[.AI20];MID([$Campo.Q30];3;12))" office:value-type="string" office:string-value="0,00769" calcext:value-type="string">
            <text:p>0,00769</text:p>
          </table:table-cell>
          <table:table-cell table:style-name="ce359" table:formula="of:=IF([.AL20];IF([.$Z$14]=2;[.AJ20];&quot;&quot;)&amp;&quot;N&quot;;&quot;&quot;)" office:value-type="string" office:string-value="N" calcext:value-type="string">
            <text:p>N</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Cuántas Q?</text:p>
          </table:table-cell>
          <table:table-cell table:style-name="ce427" table:formula="of:=([.J3]&lt;&gt;0)+([.J4]&lt;&gt;0)+([.J5]&lt;&gt;0)+([.J6]&lt;&gt;0)" office:value-type="float" office:value="3" calcext:value-type="float">
            <text:p>3</text:p>
          </table:table-cell>
          <table:table-cell table:style-name="ce427" table:number-columns-repeated="2"/>
          <table:table-cell table:style-name="ce209" office:value-type="string" calcext:value-type="string">
            <text:p>v (m/s)</text:p>
          </table:table-cell>
          <table:table-cell table:style-name="ce209" office:value-type="string" calcext:value-type="string">
            <text:p>m (kg)</text:p>
          </table:table-cell>
          <table:table-cell table:style-name="ce427" table:number-columns-repeated="2"/>
          <table:table-cell table:style-name="ce427" office:value-type="string" calcext:value-type="string">
            <text:p>D</text:p>
          </table:table-cell>
          <table:table-cell table:style-name="ce427"/>
          <table:table-cell table:style-name="ce209" table:formula="of:=IF([.W20]=[.$Z$24];&quot;&quot;;[.W20])" office:value-type="string" office:string-value="D" calcext:value-type="string">
            <text:p>D</text:p>
          </table:table-cell>
          <table:table-cell table:style-name="ce209" table:formula="of:=IF([.W20]=[.$Y$24];&quot;&quot;;[.W20])" office:value-type="string" office:string-value="D" calcext:value-type="string">
            <text:p>D</text:p>
          </table:table-cell>
          <table:table-cell table:style-name="ce427"/>
          <table:table-cell table:style-name="ce449" office:value-type="string" calcext:value-type="string">
            <text:p>Puntos del trabajo no definidos</text:p>
          </table:table-cell>
          <table:table-cell table:style-name="ce315"/>
          <table:table-cell table:style-name="ce427" table:number-columns-repeated="2"/>
          <table:table-cell table:style-name="ce450" office:value-type="string" calcext:value-type="string">
            <text:p>F =</text:p>
          </table:table-cell>
          <table:table-cell table:style-name="ce209" table:formula="of:=IF([.AL20];NUMFORMA([$Campo.AC8]/FACTORSM([.$AJ20]);[.$P$1]);&quot;&quot;)" office:value-type="string" office:string-value="0" calcext:value-type="string">
            <text:p>0</text:p>
          </table:table-cell>
          <table:table-cell table:style-name="ce209" table:formula="of:=IF([.AL20];NUMFORMA([$Campo.AD8]/FACTORSM([.$AJ20]);[.$P$1]);&quot;&quot;)" office:value-type="string" office:string-value="7,69" calcext:value-type="string">
            <text:p>7,69</text:p>
          </table:table-cell>
          <table:table-cell table:style-name="ce209" table:formula="of:=IF([.AL20];NUMFORMA([$Campo.Z8]/FACTORSM([.$AJ20]);[.$P$1]);&quot;&quot;)" office:value-type="string" office:string-value="7,69" calcext:value-type="string">
            <text:p>7,69</text:p>
          </table:table-cell>
          <table:table-cell table:style-name="ce209" table:formula="of:=PREFSM([$Campo.Z8])" office:value-type="string" office:string-value="m" calcext:value-type="string">
            <text:p>m</text:p>
          </table:table-cell>
          <table:table-cell table:style-name="ce427"/>
          <table:table-cell table:style-name="ce436" table:formula="of:=AND([.AL19];[.P19])" office:value-type="boolean" office:boolean-value="true" calcext:value-type="boolean">
            <text:p>VERDADERO</text:p>
          </table:table-cell>
          <table:table-cell table:style-name="ce315" table:number-columns-repeated="26"/>
        </table:table-row>
        <table:table-row table:style-name="ro4">
          <table:table-cell table:style-name="ce277" table:formula="of:=[$Campo.A32]" office:value-type="string" office:string-value="𝙖⃗ =" calcext:value-type="string">
            <text:p>𝙖⃗ =</text:p>
          </table:table-cell>
          <table:table-cell table:style-name="ce311" table:formula="of:=IF([.$Z$14]=2;[.AG21];[$Campo.I32])" office:value-type="string" office:string-value="0" calcext:value-type="string">
            <text:p>0</text:p>
          </table:table-cell>
          <table:table-cell table:style-name="ce311" table:formula="of:=IF([.$Z$14]=2;[.AH21];[$Campo.K32])" office:value-type="string" office:string-value="1,16·10²⁴" calcext:value-type="string">
            <text:p>1,16·10²⁴</text:p>
          </table:table-cell>
          <table:table-cell table:style-name="ce311" table:formula="of:=IF([.$Z$14]=2;[.AI21];MID([$Campo.Q32];3;12))" office:value-type="string" office:string-value="1,16·10²⁴" calcext:value-type="string">
            <text:p>1,16·10²⁴</text:p>
          </table:table-cell>
          <table:table-cell table:style-name="ce359" table:formula="of:=IF([.$AL$21];IF([.$Z$14]=2;[.AJ21];&quot;&quot;)&amp;&quot;m/s²&quot;;&quot;&quot;)" office:value-type="string" office:string-value="m/s²" calcext:value-type="string">
            <text:p>m/s²</text:p>
          </table:table-cell>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Aviso Pto.</text:p>
          </table:table-cell>
          <table:table-cell table:style-name="ce436" table:formula="of:=OR(AND(ISBLANK([.E5]);NOT([.P14]);NOT([.P15]));AND(NOT(ISBLANK([.E5]));NOT([.P14]);NOT([.P15]));AND([.E5]=[.Y24];NOT([.P14]));AND([.E5]=[.Z24];NOT([.P15]));AND(NOT(ISBLANK([.E5]));[.E5]&lt;&gt;[.Y24];[.E5]&lt;&gt;[.Z24]))" office:value-type="boolean" office:boolean-value="false" calcext:value-type="boolean">
            <text:p>FALSO</text:p>
          </table:table-cell>
          <table:table-cell table:style-name="ce427" table:number-columns-repeated="2"/>
          <table:table-cell table:style-name="ce427" table:formula="of:=AVALOR([.D14])*IF(ISBLANK([.D14]);0;IF(ISBLANK([.E14]);1;CONVERT(1;[.E14];[.Y12])))" office:value-type="float" office:value="43600000" calcext:value-type="float">
            <text:p>43600000</text:p>
          </table:table-cell>
          <table:table-cell table:style-name="ce427" table:formula="of:=AVALOR([.D8])*[.$R$10]" office:value-type="float" office:value="6.64216041581253E-027" calcext:value-type="float">
            <text:p>6,64216041581253E-27</text:p>
          </table:table-cell>
          <table:table-cell table:style-name="ce427" table:number-columns-repeated="2"/>
          <table:table-cell table:style-name="ce427" office:value-type="string" calcext:value-type="string">
            <text:p>E</text:p>
          </table:table-cell>
          <table:table-cell table:style-name="ce427"/>
          <table:table-cell table:style-name="ce209" table:formula="of:=IF([.W21]=[.$Z$24];&quot;&quot;;[.W21])" office:value-type="string" office:string-value="E" calcext:value-type="string">
            <text:p>E</text:p>
          </table:table-cell>
          <table:table-cell table:style-name="ce209" table:formula="of:=IF([.W21]=[.$Y$24];&quot;&quot;;[.W21])" office:value-type="string" office:string-value="E" calcext:value-type="string">
            <text:p>E</text:p>
          </table:table-cell>
          <table:table-cell table:style-name="ce427" table:number-columns-repeated="2"/>
          <table:table-cell table:style-name="ce315"/>
          <table:table-cell table:style-name="ce427" table:number-columns-repeated="2"/>
          <table:table-cell table:style-name="ce450" office:value-type="string" calcext:value-type="string">
            <text:p>a =</text:p>
          </table:table-cell>
          <table:table-cell table:style-name="ce455" table:formula="of:=IF([.AL21];NUMFORMA([$Campo.AC9]/FACTORSM([.$AJ21]);[.$P$1]);&quot;&quot;)" office:value-type="string" office:string-value="0" calcext:value-type="string">
            <text:p>0</text:p>
          </table:table-cell>
          <table:table-cell table:style-name="ce455" table:formula="of:=IF([.AL21];NUMFORMA([$Campo.AD9]/FACTORSM([.$AJ21]);[.$P$1]);&quot;&quot;)" office:value-type="string" office:string-value="1,16" calcext:value-type="string">
            <text:p>1,16</text:p>
          </table:table-cell>
          <table:table-cell table:style-name="ce455" table:formula="of:=IF([.AL21];NUMFORMA([$Campo.Z9]/FACTORSM([.$AJ21]);[.$P$1]);&quot;&quot;)" office:value-type="string" office:string-value="1,16" calcext:value-type="string">
            <text:p>1,16</text:p>
          </table:table-cell>
          <table:table-cell table:style-name="ce209" table:formula="of:=PREFSM([$Campo.Z9])" office:value-type="string" office:string-value="Y" calcext:value-type="string">
            <text:p>Y</text:p>
          </table:table-cell>
          <table:table-cell table:style-name="ce427"/>
          <table:table-cell table:style-name="ce436" table:formula="of:=AND([.AL19];[.P23])" office:value-type="boolean" office:boolean-value="true" calcext:value-type="boolean">
            <text:p>VERDADERO</text:p>
          </table:table-cell>
          <table:table-cell table:style-name="ce315" table:number-columns-repeated="26"/>
        </table:table-row>
        <table:table-row table:style-name="ro4">
          <table:table-cell table:style-name="ce279" table:number-columns-repeated="5"/>
          <table:table-cell table:style-name="ce283" table:number-columns-repeated="2"/>
          <table:table-cell table:style-name="ce412"/>
          <table:table-cell table:style-name="ce265" table:number-columns-repeated="3"/>
          <table:table-cell table:style-name="ce40"/>
          <table:covered-table-cell table:style-name="ce40"/>
          <table:table-cell table:style-name="ce40"/>
          <table:table-cell table:style-name="ce427" office:value-type="string" calcext:value-type="string">
            <text:p>Trabajo?</text:p>
          </table:table-cell>
          <table:table-cell table:style-name="ce436" table:formula="of:=IF(ISERROR([.Z9]);0;AND([.P19];[.P20];[.Z10];OR([.P14];[.P15])))" office:value-type="boolean" office:boolean-value="true" calcext:value-type="boolean">
            <text:p>VERDADERO</text:p>
          </table:table-cell>
          <table:table-cell table:style-name="ce427" table:number-columns-repeated="4"/>
          <table:table-cell table:style-name="ce443"/>
          <table:table-cell table:style-name="ce427"/>
          <table:table-cell table:style-name="ce427" office:value-type="string" calcext:value-type="string">
            <text:p>F</text:p>
          </table:table-cell>
          <table:table-cell table:style-name="ce427"/>
          <table:table-cell table:style-name="ce209" table:formula="of:=IF([.W22]=[.$Z$24];&quot;&quot;;[.W22])" office:value-type="string" office:string-value="F" calcext:value-type="string">
            <text:p>F</text:p>
          </table:table-cell>
          <table:table-cell table:style-name="ce209" table:formula="of:=IF([.W22]=[.$Y$24];&quot;&quot;;[.W22])" office:value-type="string" office:string-value="F" calcext:value-type="string">
            <text:p>F</text:p>
          </table:table-cell>
          <table:table-cell table:style-name="ce427" table:number-columns-repeated="2"/>
          <table:table-cell table:style-name="ce315"/>
          <table:table-cell table:style-name="ce427" table:number-columns-repeated="2"/>
          <table:table-cell table:style-name="ce209" office:value-type="string" calcext:value-type="string">
            <text:p>V (A) =</text:p>
          </table:table-cell>
          <table:table-cell table:style-name="ce439"/>
          <table:table-cell table:style-name="ce427"/>
          <table:table-cell table:style-name="ce209" table:formula="of:=NUMFORMA([$Potencial.Z7]/FACTORSM([.$AJ22]);[.$P$1])" office:value-type="string" office:string-value="-27,2" calcext:value-type="string">
            <text:p>-27,2</text:p>
          </table:table-cell>
          <table:table-cell table:style-name="ce209" table:formula="of:=PREFSM(IF(AND([.P14];[.P15]);MAXABS([$Potencial.$Z$7:$Potencial.$AA$7]);IF([.P14];[$Potencial.$Z$7];IF([.P15];[$Potencial.$AA$7];0))))" office:value-type="string" office:string-value="M" calcext:value-type="string">
            <text:p>M</text:p>
          </table:table-cell>
          <table:table-cell table:style-name="ce315" table:number-columns-repeated="28"/>
        </table:table-row>
        <table:table-row table:style-name="ro4">
          <table:table-cell table:style-name="ce281" table:formula="of:=IF([.P14];&quot;𝘝(&quot;&amp;[.Y24]&amp;&quot;) =&quot;;&quot;&quot;)" office:value-type="string" office:string-value="𝘝(A) =" calcext:value-type="string">
            <text:p>𝘝(A) =</text:p>
          </table:table-cell>
          <table:table-cell table:style-name="ce311" table:formula="of:=IF([.P14];IF([.$Z$14]=2;[.AI22];[Potencial.E28]);&quot;&quot;)" office:value-type="string" office:string-value="-2,72·10⁷" calcext:value-type="string">
            <text:p>-2,72·10⁷</text:p>
          </table:table-cell>
          <table:table-cell table:style-name="ce282" table:formula="of:=IF([.P15];&quot;𝘝(&quot;&amp;[.Z24]&amp;&quot;) =&quot;;&quot;&quot;)" office:value-type="string" office:string-value="𝘝(B) =" calcext:value-type="string">
            <text:p>𝘝(B) =</text:p>
          </table:table-cell>
          <table:table-cell table:style-name="ce311" table:formula="of:=IF([.P15];IF([.$Z$14]=2;[.AI23];[$Potencial.K28]);&quot;&quot;)" office:value-type="string" office:string-value="-1,04·10⁷" calcext:value-type="string">
            <text:p>-1,04·10⁷</text:p>
          </table:table-cell>
          <table:table-cell table:style-name="ce370" table:formula="of:=IF(OR([.P14];[.P15]);IF([.$Z$14]=2;[.AJ22];&quot;&quot;)&amp;&quot;V&quot;;&quot;&quot;)" office:value-type="string" office:string-value="V" calcext:value-type="string">
            <text:p>V</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office:value-type="string" calcext:value-type="string">
            <text:p>Acelera?</text:p>
          </table:table-cell>
          <table:table-cell table:style-name="ce436" table:formula="of:=NOT(ISBLANK([.D8]))" office:value-type="boolean" office:boolean-value="true" calcext:value-type="boolean">
            <text:p>VERDADERO</text:p>
          </table:table-cell>
          <table:table-cell table:style-name="ce427" table:number-columns-repeated="6"/>
          <table:table-cell table:style-name="ce427" office:value-type="string" calcext:value-type="string">
            <text:p>G</text:p>
          </table:table-cell>
          <table:table-cell table:style-name="ce427"/>
          <table:table-cell table:style-name="ce209" table:formula="of:=IF([.W23]=[.$Z$24];&quot;&quot;;[.W23])" office:value-type="string" office:string-value="G" calcext:value-type="string">
            <text:p>G</text:p>
          </table:table-cell>
          <table:table-cell table:style-name="ce209" table:formula="of:=IF([.W23]=[.$Y$24];&quot;&quot;;[.W23])" office:value-type="string" office:string-value="G" calcext:value-type="string">
            <text:p>G</text:p>
          </table:table-cell>
          <table:table-cell table:style-name="ce427" table:number-columns-repeated="2"/>
          <table:table-cell table:style-name="ce315"/>
          <table:table-cell table:style-name="ce427" table:number-columns-repeated="2"/>
          <table:table-cell table:style-name="ce209" office:value-type="string" calcext:value-type="string">
            <text:p>V (B) =</text:p>
          </table:table-cell>
          <table:table-cell table:style-name="ce439"/>
          <table:table-cell table:style-name="ce427"/>
          <table:table-cell table:style-name="ce209" table:formula="of:=NUMFORMA([$Potencial.AA7]/FACTORSM([.$AJ22]);[.$P$1])" office:value-type="string" office:string-value="-10,4" calcext:value-type="string">
            <text:p>-10,4</text:p>
          </table:table-cell>
          <table:table-cell table:style-name="ce209"/>
          <table:table-cell table:style-name="ce315" table:number-columns-repeated="28"/>
        </table:table-row>
        <table:table-row table:style-name="ro4">
          <table:table-cell table:style-name="ce265"/>
          <table:table-cell table:style-name="ce313" table:formula="of:=IF(ISERROR([.Z9]);[.AB20];IF([.Z10];&quot;𝘞(ext.) = - 𝘞(campo &quot;&amp;INDEX([.Y3:.Y8];[.Z10])&amp;&quot;) =&quot;;&quot;&quot;))" office:value-type="string" office:string-value="𝘞(ext.) = - 𝘞(campo A→∞) =" calcext:value-type="string">
            <text:p>𝘞(ext.) = - 𝘞(campo A→∞) =</text:p>
          </table:table-cell>
          <table:table-cell table:style-name="ce282"/>
          <table:table-cell table:style-name="ce311" table:formula="of:=IF([.P22];IF([.$Z$14]=2;[.AI24];[$Potencial.C33]);&quot;&quot;)" office:value-type="string" office:string-value="8,72·10⁻¹²" calcext:value-type="string">
            <text:p>8,72·10⁻¹²</text:p>
          </table:table-cell>
          <table:table-cell table:style-name="ce371" table:formula="of:=IF([.P22];IF(LEN([Potencial.D33])&gt;0;IF([.$Z$14]=2;[.AJ24];&quot;&quot;)&amp;[Potencial.D33];&quot;&quot;);&quot;&quot;)" office:value-type="string" office:string-value="J" calcext:value-type="string">
            <text:p>J</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office:value-type="string" calcext:value-type="string">
            <text:p>Equilibra?</text:p>
          </table:table-cell>
          <table:table-cell table:style-name="ce436" table:formula="of:=[$Equilibrio.AI12]" office:value-type="boolean" office:boolean-value="false" calcext:value-type="boolean">
            <text:p>FALSO</text:p>
          </table:table-cell>
          <table:table-cell table:style-name="ce427" table:number-columns-repeated="6"/>
          <table:table-cell table:style-name="ce427" office:value-type="string" calcext:value-type="string">
            <text:p>elegido</text:p>
          </table:table-cell>
          <table:table-cell table:style-name="ce427"/>
          <table:table-cell table:style-name="ce209" table:formula="of:=IF(ISBLANK([.G9]);[.W17];[.G9])" office:value-type="string" office:string-value="A" calcext:value-type="string">
            <text:p>A</text:p>
          </table:table-cell>
          <table:table-cell table:style-name="ce209" table:formula="of:=IF(ISBLANK([.G10]);[.W18];[.G10])" office:value-type="string" office:string-value="B" calcext:value-type="string">
            <text:p>B</text:p>
          </table:table-cell>
          <table:table-cell table:style-name="ce427" table:number-columns-repeated="2"/>
          <table:table-cell table:style-name="ce315"/>
          <table:table-cell table:style-name="ce427" table:number-columns-repeated="2"/>
          <table:table-cell table:style-name="ce209" office:value-type="string" calcext:value-type="string">
            <text:p>W d) =</text:p>
          </table:table-cell>
          <table:table-cell table:style-name="ce439"/>
          <table:table-cell table:style-name="ce427"/>
          <table:table-cell table:style-name="ce250" table:formula="of:=IF([.P22];NUMFORMA(-[$Potencial.AB14]/FACTORSM([.$AJ24]);[.$P$1]);0)" office:value-type="string" office:string-value="8,72" calcext:value-type="string">
            <text:p>8,72</text:p>
          </table:table-cell>
          <table:table-cell table:style-name="ce250" table:formula="of:=IF([.P22];PREFSM([$Potencial.AB14]);&quot;&quot;)" office:value-type="string" office:string-value="p" calcext:value-type="string">
            <text:p>p</text:p>
          </table:table-cell>
          <table:table-cell table:style-name="ce315" table:number-columns-repeated="28"/>
        </table:table-row>
        <table:table-row table:style-name="ro4">
          <table:table-cell table:style-name="ce265" table:number-columns-repeated="2"/>
          <table:table-cell table:style-name="ce324" table:formula="of:=IF(OR(NOT([.P16]);NOT([.P18]));&quot;&quot;;&quot;𝘞(campo &quot;&amp;[$Potencial.Z16]&amp;&quot;→&quot;&amp;[$Potencial.AA16]&amp;&quot;) =&quot;)" office:value-type="string" office:string-value="𝘞(campo A→B) =" calcext:value-type="string">
            <text:p>𝘞(campo A→B) =</text:p>
          </table:table-cell>
          <table:table-cell table:style-name="ce314" table:formula="of:=IF(AND([.P16];[.P18]);IF([.$Z$14]=2;[.AI25];[$Potencial.H37]);&quot;&quot;)" office:value-type="string" office:string-value="-5,38·10⁻¹²" calcext:value-type="string">
            <text:p>-5,38·10⁻¹²</text:p>
          </table:table-cell>
          <table:table-cell table:style-name="ce370" table:formula="of:=IF(AND([.P16];[.P18]);IF([.$Z$14]=2;[.AJ25];&quot;&quot;)&amp;&quot;J&quot;;&quot;&quot;)" office:value-type="string" office:string-value="J" calcext:value-type="string">
            <text:p>J</text:p>
          </table:table-cell>
          <table:table-cell table:style-name="ce265"/>
          <table:table-cell table:style-name="ce283"/>
          <table:table-cell table:style-name="ce265" table:number-columns-repeated="4"/>
          <table:table-cell table:style-name="ce40"/>
          <table:covered-table-cell table:style-name="ce40"/>
          <table:table-cell table:style-name="ce40"/>
          <table:table-cell table:style-name="ce427" table:number-columns-repeated="14"/>
          <table:table-cell table:style-name="ce315"/>
          <table:table-cell table:style-name="ce427" table:number-columns-repeated="2"/>
          <table:table-cell table:style-name="ce209" office:value-type="string" calcext:value-type="string">
            <text:p>W A→B =</text:p>
          </table:table-cell>
          <table:table-cell table:style-name="ce439"/>
          <table:table-cell table:style-name="ce427"/>
          <table:table-cell table:style-name="ce209" table:formula="of:=NUMFORMA([$Potencial.AB17]/FACTORSM([.$AJ25]);[.$P$1])" office:value-type="string" office:string-value="-5,38" calcext:value-type="string">
            <text:p>-5,38</text:p>
          </table:table-cell>
          <table:table-cell table:style-name="ce209" table:formula="of:=PREFSM([$Potencial.AB17])" office:value-type="string" office:string-value="p" calcext:value-type="string">
            <text:p>p</text:p>
          </table:table-cell>
          <table:table-cell table:style-name="ce315" table:number-columns-repeated="28"/>
        </table:table-row>
        <table:table-row table:style-name="ro4">
          <table:table-cell table:style-name="ce282" table:formula="of:=IF([.P18];&quot;𝘌(&quot;&amp;[.X10]&amp;&quot;) =&quot;;&quot;&quot;)" office:value-type="string" office:string-value="𝘌(A) =" calcext:value-type="string">
            <text:p>𝘌(A) =</text:p>
          </table:table-cell>
          <table:table-cell table:style-name="ce311" table:formula="of:=IF([.$P$18];IF([.$Z$14]=2;[.AI26];[$Potencial.G35]);&quot;&quot;)" office:value-type="string" office:string-value="6,31·10⁻¹²" calcext:value-type="string">
            <text:p>6,31·10⁻¹²</text:p>
          </table:table-cell>
          <table:table-cell table:style-name="ce282" table:formula="of:=IF([.P18];&quot;𝘌(&quot;&amp;[.Y10]&amp;&quot;) =&quot;;&quot;&quot;)" office:value-type="string" office:string-value="𝘌(B) =" calcext:value-type="string">
            <text:p>𝘌(B) =</text:p>
          </table:table-cell>
          <table:table-cell table:style-name="ce311" table:formula="of:=IF([.$P$18];IF([.$Z$14]=2;[.AI27];[$Potencial.G39]);&quot;&quot;)" office:value-type="string" office:string-value="9,23·10⁻¹³" calcext:value-type="string">
            <text:p>9,23·10⁻¹³</text:p>
          </table:table-cell>
          <table:table-cell table:style-name="ce370" table:formula="of:=IF([.P18];IF([.$Z$14]=2;[.AJ26];&quot;&quot;)&amp;&quot;J&quot;;&quot;&quot;)" office:value-type="string" office:string-value="J" calcext:value-type="string">
            <text:p>J</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₀ =</text:p>
          </table:table-cell>
          <table:table-cell table:style-name="ce439"/>
          <table:table-cell table:style-name="ce427"/>
          <table:table-cell table:style-name="ce209" table:formula="of:=NUMFORMA([$Potencial.Z8]/FACTORSM([.$AJ26]);[.$P$1])" office:value-type="string" office:string-value="6,31" calcext:value-type="string">
            <text:p>6,31</text:p>
          </table:table-cell>
          <table:table-cell table:style-name="ce209" table:formula="of:=PREFSM(MAXABS([$Potencial.$Z$8:$Potencial.$AA$8]))" office:value-type="string" office:string-value="p" calcext:value-type="string">
            <text:p>p</text:p>
          </table:table-cell>
          <table:table-cell table:style-name="ce315" table:number-columns-repeated="28"/>
        </table:table-row>
        <table:table-row table:style-name="ro4">
          <table:table-cell table:style-name="ce283" table:number-columns-repeated="2"/>
          <table:table-cell table:style-name="ce328" table:formula="of:=IF([.$P$18];&quot;𝘷(&quot;&amp;[.Y10]&amp;&quot;) =&quot;;&quot;&quot;)" office:value-type="string" office:string-value="𝘷(B) =" calcext:value-type="string">
            <text:p>𝘷(B) =</text:p>
          </table:table-cell>
          <table:table-cell table:style-name="ce311" table:formula="of:=IF([.$P$18];IF([.$Z$14]=2;[.AI28];[Potencial.G41]);&quot;&quot;)" office:value-type="string" office:string-value="1,67·10⁷" calcext:value-type="string">
            <text:p>1,67·10⁷</text:p>
          </table:table-cell>
          <table:table-cell table:style-name="ce265" table:formula="of:=IF(OR(LEFT([.D26];1)=&quot;-&quot;;NOT([.$P$18]));&quot;&quot;;IF([.$Z$14]=2;[.AJ28];&quot;&quot;)&amp;&quot;m/s&quot;)" office:value-type="string" office:string-value="m/s" calcext:value-type="string">
            <text:p>m/s</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text:p>
          </table:table-cell>
          <table:table-cell table:style-name="ce439"/>
          <table:table-cell table:style-name="ce427"/>
          <table:table-cell table:style-name="ce209" table:formula="of:=NUMFORMA([$Potencial.AA8]/FACTORSM([.$AJ26]);[.$P$1])" office:value-type="string" office:string-value="0,923" calcext:value-type="string">
            <text:p>0,923</text:p>
          </table:table-cell>
          <table:table-cell table:style-name="ce250"/>
          <table:table-cell table:style-name="ce315" table:number-columns-repeated="28"/>
        </table:table-row>
        <table:table-row table:style-name="ro4">
          <table:table-cell table:style-name="ce265" table:number-columns-repeated="2"/>
          <table:table-cell table:style-name="ce282" table:formula="of:=&quot;Conjunto &quot;&amp;[.AF29]" office:value-type="string" office:string-value="Conjunto 𝘌 =" calcext:value-type="string">
            <text:p>Conjunto 𝘌 =</text:p>
          </table:table-cell>
          <table:table-cell table:style-name="ce346" table:formula="of:=IF([.$Z$14]=2;[.AI29];[$Energía_Potencial.H32])" office:value-type="string" office:string-value="-4,80·10⁻⁵" calcext:value-type="string">
            <text:p>-4,80·10⁻⁵</text:p>
          </table:table-cell>
          <table:table-cell table:style-name="ce374" table:formula="of:=IF([.$Z$14]=2;[.AJ29];&quot;&quot;)&amp;IF([.P20];&quot;J&quot;;&quot;&quot;)" office:value-type="string" office:string-value="J" calcext:value-type="string">
            <text:p>J</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451" office:value-type="string" calcext:value-type="string">
            <text:p>v =</text:p>
          </table:table-cell>
          <table:table-cell table:style-name="ce439"/>
          <table:table-cell table:style-name="ce427"/>
          <table:table-cell table:style-name="ce250" table:formula="of:=IF(LEFT([.AI27];1)=&quot;-&quot;;&quot;Imposible!&quot;;NUMFORMA([$Potencial.X8]/FACTORSM([.$AJ28]);[.$P$1]))" office:value-type="string" office:string-value="16,7" calcext:value-type="string">
            <text:p>16,7</text:p>
          </table:table-cell>
          <table:table-cell table:style-name="ce250" table:formula="of:=PREFSM([$Potencial.X8])" office:value-type="string" office:string-value="M" calcext:value-type="string">
            <text:p>M</text:p>
          </table:table-cell>
          <table:table-cell table:style-name="ce315" table:number-columns-repeated="28"/>
        </table:table-row>
        <table:table-row table:style-name="ro4">
          <table:table-cell table:style-name="ce265" table:formula="of:=IF([.$P$24];[.AB11];&quot;&quot;)">
            <text:p/>
          </table:table-cell>
          <table:table-cell table:style-name="ce265"/>
          <table:table-cell table:style-name="ce329" table:formula="of:=IF([.$P$24];&quot;Q =&quot;;&quot;&quot;)">
            <text:p/>
          </table:table-cell>
          <table:table-cell table:style-name="ce349" table:formula="of:=IF([.$P$24];IF([.$Z$14]=2;[.AI32];[$Equilibrio.I51]);&quot;&quot;)">
            <text:p/>
          </table:table-cell>
          <table:table-cell table:style-name="ce265" table:formula="of:=IF([.$P$24];IF([.$Z$14]=2;[.AJ32];&quot;&quot;)&amp;&quot;C&quot;;&quot;&quot;)">
            <text:p/>
          </table:table-cell>
          <table:table-cell table:style-name="ce265" table:number-columns-repeated="6"/>
          <table:table-cell table:style-name="ce40"/>
          <table:covered-table-cell table:style-name="ce40"/>
          <table:table-cell table:style-name="ce40"/>
          <table:table-cell table:style-name="ce315" table:number-columns-repeated="15"/>
          <table:table-cell table:style-name="ce427" table:number-columns-repeated="2"/>
          <table:table-cell table:style-name="ce209" office:value-type="string" calcext:value-type="string">
            <text:p>𝘌 =</text:p>
          </table:table-cell>
          <table:table-cell table:style-name="ce439"/>
          <table:table-cell table:style-name="ce427"/>
          <table:table-cell table:style-name="ce250" table:formula="of:=NUMFORMA([$Energía_Potencial.AD10]/FACTORSM([.$AJ29]);[.$P$1])" office:value-type="string" office:string-value="-48,0" calcext:value-type="string">
            <text:p>-48,0</text:p>
          </table:table-cell>
          <table:table-cell table:style-name="ce250" table:formula="of:=PREFSM([$Energía_Potencial.AD10])" office:value-type="string" office:string-value="µ" calcext:value-type="string">
            <text:p>µ</text:p>
          </table:table-cell>
          <table:table-cell table:style-name="ce315" table:number-columns-repeated="28"/>
        </table:table-row>
        <table:table-row table:style-name="ro4">
          <table:table-cell table:style-name="ce265" table:formula="of:=IF([.$P$24];&quot;en&quot;;&quot;&quot;)">
            <text:p/>
          </table:table-cell>
          <table:table-cell table:style-name="ce265" table:formula="of:=IF([.$P$24];[.AB10]&amp;&quot; x&quot;;&quot;&quot;)">
            <text:p/>
          </table:table-cell>
          <table:table-cell table:style-name="ce265" table:formula="of:=IF([.$P$24];[.AB10]&amp;&quot; y&quot;;&quot;&quot;)">
            <text:p/>
          </table:table-cell>
          <table:table-cell table:style-name="ce265" table:number-columns-repeated="8"/>
          <table:table-cell table:style-name="ce40"/>
          <table:covered-table-cell table:style-name="ce40"/>
          <table:table-cell table:style-name="ce40"/>
          <table:table-cell table:style-name="ce315" table:number-columns-repeated="17"/>
          <table:table-cell table:style-name="ce451" office:value-type="string" calcext:value-type="string">
            <text:p>x (M) =</text:p>
          </table:table-cell>
          <table:table-cell table:style-name="ce427" table:number-columns-repeated="2"/>
          <table:table-cell table:style-name="ce250" table:formula="of:=NUMFORMA([$Equilibrio.AK21]/FACTORSM([.$AJ30]);[.$P$1])" office:value-type="string" office:string-value="0" calcext:value-type="string">
            <text:p>0</text:p>
          </table:table-cell>
          <table:table-cell table:style-name="ce250" table:formula="of:=PREFSM(MAXABS([$Equilibrio.AK21:$Equilibrio.AL21]))">
            <text:p/>
          </table:table-cell>
          <table:table-cell table:style-name="ce427"/>
          <table:table-cell table:style-name="ce436" table:formula="of:=[.$P$24]" office:value-type="boolean" office:boolean-value="false" calcext:value-type="boolean">
            <text:p>FALSO</text:p>
          </table:table-cell>
          <table:table-cell table:style-name="ce315" table:number-columns-repeated="26"/>
        </table:table-row>
        <table:table-row table:style-name="ro4">
          <table:table-cell table:style-name="ce265" table:formula="of:=IF([.$P$24];&quot;M&quot;;&quot;&quot;)">
            <text:p/>
          </table:table-cell>
          <table:table-cell table:style-name="ce314" table:formula="of:=IF([.$P$24];IF([.$Z$14]=2;[.AI30];[$Equilibrio.E14]);&quot;&quot;)">
            <text:p/>
          </table:table-cell>
          <table:table-cell table:style-name="ce314" table:formula="of:=IF([.$P$24];IF([.$Z$14]=2;[.AI31];[$Equilibrio.E15]);&quot;&quot;)">
            <text:p/>
          </table:table-cell>
          <table:table-cell table:style-name="ce265"/>
          <table:table-cell table:style-name="ce265" table:formula="of:=IF([.$P$24];IF([.$Z$14]=2;[.AJ30];&quot;&quot;)&amp;&quot;m&quot;;&quot;&quot;)">
            <text:p/>
          </table:table-cell>
          <table:table-cell table:style-name="ce265" table:number-columns-repeated="6"/>
          <table:table-cell table:style-name="ce40"/>
          <table:covered-table-cell table:style-name="ce40"/>
          <table:table-cell table:style-name="ce40"/>
          <table:table-cell table:style-name="ce315" table:number-columns-repeated="17"/>
          <table:table-cell table:style-name="ce451" office:value-type="string" calcext:value-type="string">
            <text:p>y (M) =</text:p>
          </table:table-cell>
          <table:table-cell table:style-name="ce427" table:number-columns-repeated="2"/>
          <table:table-cell table:style-name="ce250" table:formula="of:=NUMFORMA([$Equilibrio.AL21]/FACTORSM([.$AJ30]);[.$P$1])" office:value-type="string" office:string-value="0" calcext:value-type="string">
            <text:p>0</text:p>
          </table:table-cell>
          <table:table-cell table:style-name="ce427" table:number-columns-repeated="3"/>
          <table:table-cell table:style-name="ce315" table:number-columns-repeated="26"/>
        </table:table-row>
        <table:table-row table:style-name="ro4">
          <table:table-cell table:style-name="ce265" table:number-columns-repeated="11"/>
          <table:table-cell table:style-name="ce40"/>
          <table:covered-table-cell table:style-name="ce40"/>
          <table:table-cell table:style-name="ce40"/>
          <table:table-cell table:style-name="ce315" table:number-columns-repeated="17"/>
          <table:table-cell table:style-name="ce451" office:value-type="string" calcext:value-type="string">
            <text:p>Q =</text:p>
          </table:table-cell>
          <table:table-cell table:style-name="ce427" table:number-columns-repeated="2"/>
          <table:table-cell table:style-name="ce250" table:formula="of:=NUMFORMA([$Equilibrio.AN18]/FACTORSM([.$AJ32]);[.$P$1])" office:value-type="string" office:string-value="882" calcext:value-type="string">
            <text:p>882</text:p>
          </table:table-cell>
          <table:table-cell table:style-name="ce250" table:formula="of:=PREFSM([$Equilibrio.AN18])" office:value-type="string" office:string-value="f" calcext:value-type="string">
            <text:p>f</text:p>
          </table:table-cell>
          <table:table-cell table:style-name="ce427"/>
          <table:table-cell table:style-name="ce436" table:formula="of:=[.$P$24]" office:value-type="boolean" office:boolean-value="false" calcext:value-type="boolean">
            <text:p>FALSO</text:p>
          </table:table-cell>
          <table:table-cell table:style-name="ce315" table:number-columns-repeated="26"/>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table-cell table:style-name="ce40" table:number-columns-repeated="12"/>
          <table:covered-table-cell table:style-name="ce40"/>
          <table:table-cell table:style-name="ce40"/>
          <table:table-cell table:style-name="ce315" table:number-columns-repeated="50"/>
        </table:table-row>
        <table:table-row table:style-name="ro4" table:number-rows-repeated="11">
          <table:table-cell table:style-name="ce40" table:number-columns-repeated="14"/>
          <table:table-cell table:style-name="ce315" table:number-columns-repeated="50"/>
        </table:table-row>
        <table:table-row table:style-name="ro4">
          <table:table-cell table:style-name="Default" table:number-columns-repeated="11"/>
          <table:table-cell table:style-name="ce315"/>
          <table:table-cell table:style-name="ce426" office:value-type="string" calcext:value-type="string">
            <text:p>Ayuda</text:p>
          </table:table-cell>
          <table:table-cell table:style-name="ce315" table:number-columns-repeated="51"/>
        </table:table-row>
        <table:table-row table:style-name="ro4">
          <table:table-cell table:style-name="Default"/>
          <table:table-cell table:style-name="ce315" office:value-type="string" calcext:value-type="string">
            <text:p>Actualizado</text:p>
          </table:table-cell>
          <table:table-cell table:style-name="ce330" office:value-type="date" office:date-value="2020-03-12" calcext:value-type="date">
            <text:p>12/03/20</text:p>
          </table:table-cell>
          <table:table-cell table:style-name="Default" table:number-columns-repeated="8"/>
          <table:table-cell table:style-name="ce315"/>
          <table:table-cell table:style-name="ce204" office:value-type="string" calcext:value-type="string">
            <text:p>_</text:p>
          </table:table-cell>
          <table:table-cell table:style-name="ce315" table:number-columns-repeated="51"/>
        </table:table-row>
        <table:table-row table:style-name="ro4">
          <table:table-cell table:style-name="Default" table:number-columns-repeated="11"/>
          <table:table-cell table:style-name="ce315"/>
          <table:table-cell table:style-name="ce427"/>
          <table:table-cell table:style-name="ce315" table:number-columns-repeated="51"/>
        </table:table-row>
        <table:table-row table:style-name="ro7">
          <table:table-cell table:style-name="Default" table:number-columns-repeated="11"/>
          <table:table-cell table:style-name="ce315"/>
          <table:table-cell table:style-name="ce427" office:value-type="string" calcext:value-type="string">
            <text:p>DATOS</text:p>
            <text:p><text:span text:style-name="T5">Si hay datos de otro problema distinto, haga clic en «Borrar datos» y haga clic en el botón «Aceptar» del cuadro de diálogo que aparecerá.</text:span></text:p>
            <text:p>En las celdas de color salmón elija entre las magnitudes, unidades o cantidades propuestas, o pulse la tecla «Supr» o ⌫ para dejarla en blanco.</text:p>
            <text:p>En las celdas de color blanco escriba el valor de la magnitud elegida en las unidades que aparecen en los encabezados de la tabla o a su derecha.</text:p>
            <text:p>Si aparecen en formato científico puede volver a formato normal haciendo clic en la celda y pulsando las teclas Ctrl M.</text:p>
            <text:p>Puede dejar algunas celdas sin llenar. Si no elige las unidades de las cargas fijas o las unidades de distancia de las coordenadas usará «C» y «m».</text:p>
            <text:p>En la primera celda de color salmón puede elegir el valor de la constante electrostática. Si no lo elige, emplea el valor más preciso.</text:p>
            <text:p>A su derecha puede escribir el valor de permitividad relativa del medio.</text:p>
            <text:p>En la celdas siguientes escriba las coordenadas de las cargas fijas y a la derecha el valor de cada carga en las unidades elegidas. Debajo escriba las coordenadas de los puntos A y B.</text:p>
            <text:p>Si desea calcular el campo eléctrico en los dos puntos A y B, debe elegir un punto en el apartado a) y observar el resultado. Luego elija lo otro.</text:p>
            <text:p>Si hay una partícula que se desplaza, escriba su carga y elija las unidades. Para calcular su velocidad, es necesario escribir el valor de su masa con sus unidades.</text:p>
            <text:p>Elija en el apartado d) el origen y destino de la carga móvil para calcular el trabajo. Si escribió la masa, para calcular su velocidad puede elegir el punto final (entre A y B) y el valor inicial de la velocidad en el punto de partida.</text:p>
            <text:p>RESPUESTAS</text:p>
            <text:p>A la derecha de «Cifras significativas»: Escriba el número (1 a 6) de cifras de los resultados. Si la deja en blanco, los mostrará con 3 cifras significativas.</text:p>
          </table:table-cell>
          <table:table-cell table:style-name="ce315" table:number-columns-repeated="51"/>
        </table:table-row>
        <table:table-row table:style-name="ro4" table:number-rows-repeated="6">
          <table:table-cell table:style-name="Default" table:number-columns-repeated="11"/>
          <table:table-cell table:style-name="ce315" table:number-columns-repeated="53"/>
        </table:table-row>
        <table:table-row table:style-name="ro4">
          <table:table-cell table:number-columns-repeated="64"/>
        </table:table-row>
        <table:table-row table:style-name="ro4">
          <table:table-cell table:number-columns-repeated="12"/>
          <table:table-cell table:style-name="ce229"/>
          <table:table-cell table:number-columns-repeated="51"/>
        </table:table-row>
        <table:table-row table:style-name="ro4" table:number-rows-repeated="2">
          <table:table-cell table:number-columns-repeated="64"/>
        </table:table-row>
        <table:table-row table:style-name="ro4">
          <table:table-cell table:number-columns-repeated="12"/>
          <table:table-cell table:style-name="ce428"/>
          <table:table-cell table:number-columns-repeated="51"/>
        </table:table-row>
        <table:table-row table:style-name="ro4">
          <table:table-cell table:number-columns-repeated="12"/>
          <table:table-cell table:style-name="ce227"/>
          <table:table-cell table:number-columns-repeated="51"/>
        </table:table-row>
        <table:table-row table:style-name="ro4">
          <table:table-cell table:number-columns-repeated="64"/>
        </table:table-row>
        <table:table-row table:style-name="ro4" table:number-rows-repeated="2">
          <table:table-cell table:number-columns-repeated="12"/>
          <table:table-cell table:style-name="ce429"/>
          <table:table-cell table:number-columns-repeated="51"/>
        </table:table-row>
        <table:table-row table:style-name="ro4" table:number-rows-repeated="4">
          <table:table-cell table:number-columns-repeated="64"/>
        </table:table-row>
        <table:table-row table:style-name="ro4">
          <table:table-cell table:number-columns-repeated="12"/>
          <table:table-cell table:style-name="ce229"/>
          <table:table-cell table:number-columns-repeated="51"/>
        </table:table-row>
        <table:table-row table:style-name="ro4">
          <table:table-cell table:number-columns-repeated="12"/>
          <table:table-cell table:style-name="ce429"/>
          <table:table-cell table:number-columns-repeated="51"/>
        </table:table-row>
        <table:table-row table:style-name="ro4" table:number-rows-repeated="1048503">
          <table:table-cell table:number-columns-repeated="64"/>
        </table:table-row>
        <table:table-row table:style-name="ro4">
          <table:table-cell table:number-columns-repeated="64"/>
        </table:table-row>
        <calcext:conditional-formats>
          <calcext:conditional-format calcext:target-range-address="Enunciado.B24:Enunciado.B24">
            <calcext:condition calcext:apply-style-name="Aviso" calcext:value="formula-is(ISERROR([.$Z$9]))" calcext:base-cell-address="Enunciado.B24"/>
          </calcext:conditional-format>
          <calcext:conditional-format calcext:target-range-address="Enunciado.F5:Enunciado.F5">
            <calcext:condition calcext:apply-style-name="Aviso" calcext:value="formula-is([.$P$21])" calcext:base-cell-address="Enunciado.F5"/>
          </calcext:conditional-format>
          <calcext:conditional-format calcext:target-range-address="Enunciado.F13:Enunciado.F13">
            <calcext:condition calcext:apply-style-name="Aviso" calcext:value="formula-is(AND(NOT(ISBLANK([.E13])~[.E13]&lt;&gt;[.Y24]~[.E13]&lt;&gt;[.Z24])))" calcext:base-cell-address="Enunciado.F13"/>
          </calcext:conditional-format>
          <calcext:conditional-format calcext:target-range-address="Enunciado.M2:Enunciado.M2">
            <calcext:condition calcext:apply-style-name="Accent" calcext:value="=0" calcext:base-cell-address="Enunciado.M2"/>
          </calcext:conditional-format>
        </calcext:conditional-formats>
      </table:table>
      <table:table table:name="Campo" table:style-name="ta1" table:protected="true" table:print="false">
        <loext:table-protection loext:select-protected-cells="true" loext:select-unprotected-cells="true"/>
        <office:forms form:automatic-focus="false" form:apply-design-mode="false"/>
        <table:shapes>
          <draw:frame draw:z-index="0" draw:style-name="gr3" draw:text-style-name="P4" svg:width="9cm" svg:height="8.972cm" svg:x="20.655cm" svg:y="3.837cm">
            <draw:object draw:notify-on-update-of-ranges="Campo.Y21:Campo.Y25 Campo.Z17:Campo.Z20 Campo.Z16:Campo.Z16 Campo.AA17:Campo.AA20 Campo.Z21:Campo.Z25 Campo.Y20:Campo.Y20 Campo.AB21:Campo.AB25 Campo.Z26:Campo.Z49 Campo.AC26:Campo.AC49 Campo.Z50:Campo.Z54 Campo.AD50:Campo.AD54" xlink:href="./Object 1" xlink:type="simple" xlink:show="embed" xlink:actuate="onLoad">
              <loext:p/>
            </draw:object>
            <draw:image xlink:href="./ObjectReplacements/Object 1" xlink:type="simple" xlink:show="embed" xlink:actuate="onLoad"/>
          </draw:frame>
        </table:shapes>
        <table:table-column table:style-name="co45" table:default-cell-style-name="ce48"/>
        <table:table-column table:style-name="co29" table:number-columns-repeated="2" table:default-cell-style-name="ce48"/>
        <table:table-column table:style-name="co46" table:default-cell-style-name="ce48"/>
        <table:table-column table:style-name="co47" table:default-cell-style-name="ce48"/>
        <table:table-column table:style-name="co48" table:default-cell-style-name="ce48"/>
        <table:table-column table:style-name="co49" table:default-cell-style-name="ce48"/>
        <table:table-column table:style-name="co30" table:default-cell-style-name="ce48"/>
        <table:table-column table:style-name="co50" table:default-cell-style-name="ce48"/>
        <table:table-column table:style-name="co51" table:default-cell-style-name="ce48"/>
        <table:table-column table:style-name="co49" table:default-cell-style-name="ce48"/>
        <table:table-column table:style-name="co51" table:default-cell-style-name="ce48"/>
        <table:table-column table:style-name="co52" table:default-cell-style-name="ce48"/>
        <table:table-column table:style-name="co36" table:default-cell-style-name="ce48"/>
        <table:table-column table:style-name="co53" table:default-cell-style-name="ce48"/>
        <table:table-column table:style-name="co54" table:number-columns-repeated="2" table:default-cell-style-name="ce48"/>
        <table:table-column table:style-name="co36" table:number-columns-repeated="2" table:default-cell-style-name="ce48"/>
        <table:table-column table:style-name="co55" table:default-cell-style-name="ce48"/>
        <table:table-column table:style-name="co44" table:default-cell-style-name="ce48"/>
        <table:table-column table:style-name="co36" table:number-columns-repeated="43" table:default-cell-style-name="ce48"/>
        <table:table-row table:style-name="ro4">
          <table:table-cell table:style-name="ce310" table:formula="of:=IF(AND([.X10];[.U12]);[.AF1]&amp;IF([.X11];IF([.X12];&quot;,&quot;;&quot; y&quot;)&amp;[.AF2];&quot;&quot;)&amp;IF([.X12];[.AF3];&quot;&quot;);&quot;&quot;)" office:value-type="string" office:string-value="Cálculo del campo electrostático, de la fuerza y de la aceleración" calcext:value-type="string">
            <text:p>Cálculo del campo electrostático, de la fuerza y de la aceleración</text:p>
          </table:table-cell>
          <table:table-cell table:style-name="ce325" table:number-columns-repeated="6"/>
          <table:table-cell table:style-name="ce375"/>
          <table:table-cell table:style-name="ce325" table:number-columns-repeated="2"/>
          <table:table-cell table:style-name="ce40" office:value-type="string" calcext:value-type="string">
            <text:p>Ir a… </text:p>
          </table:table-cell>
          <table:table-cell table:style-name="ce40"/>
          <table:table-cell table:style-name="ce265"/>
          <table:table-cell table:style-name="ce575"/>
          <table:table-cell table:style-name="ce265" table:number-columns-repeated="4"/>
          <table:table-cell table:style-name="ce40" table:number-columns-repeated="2"/>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number-columns-repeated="5"/>
          <table:table-cell table:style-name="ce145" office:value-type="string" calcext:value-type="string">
            <text:p>Cálculo del campo electrostático</text:p>
          </table:table-cell>
          <table:table-cell table:style-name="ce40" table:number-columns-repeated="32"/>
        </table:table-row>
        <table:table-row table:style-name="ro4">
          <table:table-cell table:style-name="ce458" office:value-type="string" calcext:value-type="string">
            <text:p>DATOS</text:p>
          </table:table-cell>
          <table:table-cell table:style-name="ce154" table:number-columns-repeated="6"/>
          <table:table-cell table:style-name="ce527"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53"/>
          <table:table-cell table:style-name="ce265"/>
          <table:table-cell table:style-name="ce576"/>
          <table:table-cell table:style-name="ce265" table:number-columns-repeated="4"/>
          <table:table-cell table:style-name="ce40" table:number-columns-repeated="2"/>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ₓ</text:p>
          </table:table-cell>
          <table:table-cell table:style-name="ce410" office:value-type="string" calcext:value-type="string">
            <text:p>E</text:p>
          </table:table-cell>
          <table:table-cell table:style-name="ce145"/>
          <table:table-cell table:style-name="ce145" office:value-type="string" calcext:value-type="string">
            <text:p><text:s/>de la fuerza</text:p>
          </table:table-cell>
          <table:table-cell table:style-name="ce40" table:number-columns-repeated="32"/>
        </table:table-row>
        <table:table-row table:style-name="ro4">
          <table:table-cell table:style-name="ce260" office:value-type="string" calcext:value-type="string">
            <text:p><text:span text:style-name="T12">K'</text:span> =</text:p>
          </table:table-cell>
          <table:table-cell table:style-name="ce276" table:formula="of:=NUMFORMA([$Enunciado.P6];[$Enunciado.$P$1])" office:value-type="string" office:string-value="9,00·10⁹" calcext:value-type="string">
            <text:p>9,00·10⁹</text:p>
          </table:table-cell>
          <table:table-cell table:style-name="ce479" table:formula="of:=IF([$Enunciado.G1];&quot;/ &quot;&amp;NUMFORMA([$Enunciado.G1];[$Enunciado.$P$1]);&quot;&quot;)" office:value-type="string" office:string-value="/ 1,50" calcext:value-type="string">
            <text:p>/ 1,50</text:p>
          </table:table-cell>
          <table:table-cell table:style-name="ce487" office:value-type="string" calcext:value-type="string">
            <text:p>=</text:p>
          </table:table-cell>
          <table:table-cell table:style-name="ce276" table:formula="of:=NUMFORMA([.V1];[.U1])" office:value-type="string" office:string-value="6,00·10⁹" calcext:value-type="string">
            <text:p>6,00·10⁹</text:p>
          </table:table-cell>
          <table:table-cell table:style-name="ce154" office:value-type="string" calcext:value-type="string">
            <text:p>N·m²·C⁻²</text:p>
          </table:table-cell>
          <table:table-cell table:style-name="ce154"/>
          <table:table-cell table:style-name="ce528" table:formula="of:=[.Z10]&amp;&quot; =&quot;" office:value-type="string" office:string-value="𝙀⃗ =" calcext:value-type="string" table:number-columns-spanned="1" table:number-rows-spanned="2">
            <text:p>𝙀⃗ =</text:p>
          </table:table-cell>
          <table:table-cell table:style-name="ce536" office:value-type="string" calcext:value-type="string">
            <text:p>K' · Q</text:p>
          </table:table-cell>
          <table:table-cell table:style-name="ce560" office:value-type="string" calcext:value-type="string">
            <text:p>r⃗</text:p>
          </table:table-cell>
          <table:table-cell table:style-name="ce53" office:value-type="string" calcext:value-type="string">
            <text:p><text:a xlink:href="#Ayuda" xlink:type="simple">Ayuda</text:a></text:p>
          </table:table-cell>
          <table:table-cell table:style-name="ce53"/>
          <table:table-cell table:style-name="ce265" table:number-columns-repeated="6"/>
          <table:table-cell table:style-name="ce40" table:number-columns-repeated="2"/>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 calcext:value-type="float">
            <text:p>2,8867513E-10</text:p>
          </table:table-cell>
          <table:table-cell table:style-name="ce149" table:formula="of:=[$Enunciado.T14]" office:value-type="float" office:value="-0.000000000002" calcext:value-type="float">
            <text:p>-2,00E-012</text:p>
          </table:table-cell>
          <table:table-cell table:style-name="ce145" table:formula="of:=SQRT(([.$V$9]-[.V3])^2+([.$W$9]-[.W3])^2)" office:value-type="float" office:value="0.0000000005" calcext:value-type="float">
            <text:p>5E-10</text:p>
          </table:table-cell>
          <table:table-cell table:style-name="ce145" table:formula="of:=IF([.Y3];[.$V$1]*[.X3]/[.Y3]^2;0)" office:value-type="float" office:value="-4.8E+016" calcext:value-type="float">
            <text:p>-4,8E+016</text:p>
          </table:table-cell>
          <table:table-cell table:style-name="ce145" table:formula="of:=[.V$9]-[.V3]" office:value-type="float" office:value="-0.0000000005" calcext:value-type="float">
            <text:p>-5E-10</text:p>
          </table:table-cell>
          <table:table-cell table:style-name="ce145" table:formula="of:=([.W$9]-[.W3])" office:value-type="float" office:value="0" calcext:value-type="float">
            <text:p>0</text:p>
          </table:table-cell>
          <table:table-cell table:style-name="ce149" table:formula="of:=IF([.$Y3];[.$Z3]*[.AA3]/[.$Y3])" office:value-type="float" office:value="4.8E+016" calcext:value-type="float">
            <text:p>4,80E+016</text:p>
          </table:table-cell>
          <table:table-cell table:style-name="ce149" table:formula="of:=IF([.$Y3];[.$Z3]*[.AB3]/[.$Y3])" office:value-type="float" office:value="-0" calcext:value-type="float">
            <text:p>-0,00E+000</text:p>
          </table:table-cell>
          <table:table-cell table:style-name="ce145"/>
          <table:table-cell table:style-name="ce145" office:value-type="string" calcext:value-type="string">
            <text:p><text:s/>y de la aceleración</text:p>
          </table:table-cell>
          <table:table-cell table:style-name="ce40" table:number-columns-repeated="32"/>
        </table:table-row>
        <table:table-row table:style-name="ro8">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covered-table-cell table:style-name="ce154"/>
          <table:table-cell table:style-name="ce540" office:value-type="string" calcext:value-type="string">
            <text:p>r<text:span text:style-name="T15">²</text:span></text:p>
          </table:table-cell>
          <table:table-cell table:style-name="ce561" office:value-type="string" calcext:value-type="string">
            <text:p>r</text:p>
          </table:table-cell>
          <table:table-cell table:style-name="ce423" office:value-type="string" calcext:value-type="string">
            <text:p><text:a xlink:href="#Coords" xlink:type="simple">Coordenadas</text:a></text:p>
          </table:table-cell>
          <table:table-cell table:style-name="ce53"/>
          <table:table-cell table:style-name="ce265" table:number-columns-repeated="6"/>
          <table:table-cell table:style-name="ce40" table:number-columns-repeated="2"/>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 calcext:value-type="float">
            <text:p>2,8867513E-10</text:p>
          </table:table-cell>
          <table:table-cell table:style-name="ce149" table:formula="of:=[$Enunciado.T15]" office:value-type="float" office:value="-0.000000000002" calcext:value-type="float">
            <text:p>-2,00E-012</text:p>
          </table:table-cell>
          <table:table-cell table:style-name="ce145" table:formula="of:=SQRT(([.$V$9]-[.V4])^2+([.$W$9]-[.W4])^2)" office:value-type="float" office:value="0.0000000005" calcext:value-type="float">
            <text:p>5E-10</text:p>
          </table:table-cell>
          <table:table-cell table:style-name="ce145" table:formula="of:=IF([.Y4];[.$V$1]*[.X4]/[.Y4]^2;0)" office:value-type="float" office:value="-4.8E+016" calcext:value-type="float">
            <text:p>-4,8E+016</text:p>
          </table:table-cell>
          <table:table-cell table:style-name="ce145" table:formula="of:=[.V$9]-[.V4]" office:value-type="float" office:value="0.0000000005" calcext:value-type="float">
            <text:p>5E-10</text:p>
          </table:table-cell>
          <table:table-cell table:style-name="ce145" table:formula="of:=([.W$9]-[.W4])" office:value-type="float" office:value="0" calcext:value-type="float">
            <text:p>0</text:p>
          </table:table-cell>
          <table:table-cell table:style-name="ce149" table:formula="of:=IF([.$Y4];[.$Z4]*[.AA4]/[.$Y4])" office:value-type="float" office:value="-4.8E+016" calcext:value-type="float">
            <text:p>-4,80E+016</text:p>
          </table:table-cell>
          <table:table-cell table:style-name="ce149" table:formula="of:=IF([.$Y4];[.$Z4]*[.AB4]/[.$Y4])" office:value-type="float" office:value="-0" calcext:value-type="float">
            <text:p>-0,00E+000</text:p>
          </table:table-cell>
          <table:table-cell table:style-name="ce145"/>
          <table:table-cell table:style-name="ce145" office:value-type="string" calcext:value-type="string">
            <text:p>Distancia de cada carga al punto </text:p>
          </table:table-cell>
          <table:table-cell table:style-name="ce40" table:number-columns-repeated="32"/>
        </table:table-row>
        <table:table-row table:style-name="ro4">
          <table:table-cell table:style-name="ce459" table:formula="of:=IF([.$X3];[.$X$1]&amp;[.U3];&quot;&quot;)" office:value-type="string" office:string-value="𝘘₁" calcext:value-type="string">
            <text:p>𝘘₁</text:p>
          </table:table-cell>
          <table:table-cell table:style-name="ce474" table:formula="of:=IF([.$X3];NUMFORMA([.V3];[.$U$1]);&quot;&quot;)" office:value-type="string" office:string-value="5,00·10⁻¹⁰" calcext:value-type="string">
            <text:p>5,00·10⁻¹⁰</text:p>
          </table:table-cell>
          <table:table-cell table:style-name="ce474" table:formula="of:=IF([.$X3];NUMFORMA([.W3];[.$U$1]);&quot;&quot;)" office:value-type="string" office:string-value="2,89·10⁻¹⁰" calcext:value-type="string">
            <text:p>2,89·10⁻¹⁰</text:p>
          </table:table-cell>
          <table:table-cell table:style-name="ce154"/>
          <table:table-cell table:style-name="ce474" table:formula="of:=IF([.$X3];NUMFORMA([.$X3];[.$U$1]);&quot;&quot;)" office:value-type="string" office:string-value="-2,00·10⁻¹²" calcext:value-type="string">
            <text:p>-2,00·10⁻¹²</text:p>
          </table:table-cell>
          <table:table-cell table:style-name="ce154" table:number-columns-repeated="5"/>
          <table:table-cell table:style-name="ce53" office:value-type="string" calcext:value-type="string">
            <text:p><text:a xlink:href="#Enunciado" xlink:type="simple">Enunciado</text:a></text:p>
          </table:table-cell>
          <table:table-cell table:style-name="ce53"/>
          <table:table-cell table:style-name="ce265" table:number-columns-repeated="6"/>
          <table:table-cell table:style-name="ce40" table:number-columns-repeated="2"/>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7" calcext:value-type="float">
            <text:p>-5,7735027E-10</text:p>
          </table:table-cell>
          <table:table-cell table:style-name="ce149" table:formula="of:=[$Enunciado.T16]" office:value-type="float" office:value="0.000000000003" calcext:value-type="float">
            <text:p>3,00E-012</text:p>
          </table:table-cell>
          <table:table-cell table:style-name="ce145" table:formula="of:=SQRT(([.$V$9]-[.V5])^2+([.$W$9]-[.W5])^2)" office:value-type="float" office:value="0.0000000008660254" calcext:value-type="float">
            <text:p>8,660254E-10</text:p>
          </table:table-cell>
          <table:table-cell table:style-name="ce145" table:formula="of:=IF([.Y5];[.$V$1]*[.X5]/[.Y5]^2;0)" office:value-type="float" office:value="2.40000002097549E+016" calcext:value-type="float">
            <text:p>2,40000002097549E+016</text:p>
          </table:table-cell>
          <table:table-cell table:style-name="ce145" table:formula="of:=[.V$9]-[.V5]" office:value-type="float" office:value="0" calcext:value-type="float">
            <text:p>0</text:p>
          </table:table-cell>
          <table:table-cell table:style-name="ce145" table:formula="of:=([.W$9]-[.W5])" office:value-type="float" office:value="0.0000000008660254" calcext:value-type="float">
            <text:p>8,660254E-10</text:p>
          </table:table-cell>
          <table:table-cell table:style-name="ce149" table:formula="of:=IF([.$Y5];[.$Z5]*[.AA5]/[.$Y5])" office:value-type="float" office:value="0" calcext:value-type="float">
            <text:p>0,00E+000</text:p>
          </table:table-cell>
          <table:table-cell table:style-name="ce149" table:formula="of:=IF([.$Y5];[.$Z5]*[.AB5]/[.$Y5])" office:value-type="float" office:value="2.40000002097549E+016" calcext:value-type="float">
            <text:p>2,40E+016</text:p>
          </table:table-cell>
          <table:table-cell table:style-name="ce145"/>
          <table:table-cell table:style-name="ce145" office:value-type="string" calcext:value-type="string">
            <text:p>Vector intensidad de campo electrostático creado por cada una de las cargas en el punto </text:p>
          </table:table-cell>
          <table:table-cell table:style-name="ce40" table:number-columns-repeated="32"/>
        </table:table-row>
        <table:table-row table:style-name="ro4">
          <table:table-cell table:style-name="ce459" table:formula="of:=IF([.$X4];[.$X$1]&amp;[.U4];&quot;&quot;)" office:value-type="string" office:string-value="𝘘₂" calcext:value-type="string">
            <text:p>𝘘₂</text:p>
          </table:table-cell>
          <table:table-cell table:style-name="ce474" table:formula="of:=IF([.$X4];NUMFORMA([.V4];[.$U$1]);&quot;&quot;)" office:value-type="string" office:string-value="-5,00·10⁻¹⁰" calcext:value-type="string">
            <text:p>-5,00·10⁻¹⁰</text:p>
          </table:table-cell>
          <table:table-cell table:style-name="ce474" table:formula="of:=IF([.$X4];NUMFORMA([.W4];[.$U$1]);&quot;&quot;)" office:value-type="string" office:string-value="2,89·10⁻¹⁰" calcext:value-type="string">
            <text:p>2,89·10⁻¹⁰</text:p>
          </table:table-cell>
          <table:table-cell table:style-name="ce154"/>
          <table:table-cell table:style-name="ce474" table:formula="of:=IF([.$X4];NUMFORMA([.$X4];[.$U$1]);&quot;&quot;)" office:value-type="string" office:string-value="-2,00·10⁻¹²" calcext:value-type="string">
            <text:p>-2,00·10⁻¹²</text:p>
          </table:table-cell>
          <table:table-cell table:style-name="ce154" table:number-columns-repeated="2"/>
          <table:table-cell table:style-name="ce528" table:formula="of:=[.Z11]&amp;&quot; =&quot;" office:value-type="string" office:string-value="𝙁⃗ =" calcext:value-type="string">
            <text:p>𝙁⃗ =</text:p>
          </table:table-cell>
          <table:table-cell table:style-name="ce543" table:formula="of:=&quot;𝘲 · &quot;&amp;[.Z10]" office:value-type="string" office:string-value="𝘲 · 𝙀⃗" calcext:value-type="string">
            <text:p>𝘲 · 𝙀⃗</text:p>
          </table:table-cell>
          <table:table-cell table:style-name="ce154"/>
          <table:table-cell table:style-name="ce40" table:number-columns-repeated="2"/>
          <table:table-cell table:style-name="ce265" table:number-columns-repeated="6"/>
          <table:table-cell table:style-name="ce40" table:number-columns-repeated="2"/>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9" table:formula="of:=[$Enunciado.T17]" office:value-type="float" office:value="0" calcext:value-type="float">
            <text:p>0,00E+000</text:p>
          </table:table-cell>
          <table:table-cell table:style-name="ce145" table:formula="of:=SQRT(([.$V$9]-[.V6])^2+([.$W$9]-[.W6])^2)" office:value-type="float" office:value="0.00000000028867513" calcext:value-type="float">
            <text:p>2,8867513E-10</text:p>
          </table:table-cell>
          <table:table-cell table:style-name="ce145" table:formula="of:=IF([.Y6];[.$V$1]*[.X6]/[.Y6]^2;0)" office:value-type="float" office:value="0" calcext:value-type="float">
            <text:p>0</text:p>
          </table:table-cell>
          <table:table-cell table:style-name="ce145" table:formula="of:=[.V$9]-[.V6]" office:value-type="float" office:value="0" calcext:value-type="float">
            <text:p>0</text:p>
          </table:table-cell>
          <table:table-cell table:style-name="ce145" table:formula="of:=([.W$9]-[.W6])" office:value-type="float" office:value="0.00000000028867513" calcext:value-type="float">
            <text:p>2,8867513E-1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table-cell table:style-name="ce145" office:value-type="string" calcext:value-type="string">
            <text:p>Vector intensidad de campo electrostático resultante en el punto </text:p>
          </table:table-cell>
          <table:table-cell table:style-name="ce40" table:number-columns-repeated="32"/>
        </table:table-row>
        <table:table-row table:style-name="ro4">
          <table:table-cell table:style-name="ce459" table:formula="of:=IF([.$X5];[.$X$1]&amp;[.U5];&quot;&quot;)" office:value-type="string" office:string-value="𝘘₃" calcext:value-type="string">
            <text:p>𝘘₃</text:p>
          </table:table-cell>
          <table:table-cell table:style-name="ce474" table:formula="of:=IF([.$X5];NUMFORMA([.V5];[.$U$1]);&quot;&quot;)" office:value-type="string" office:string-value="0" calcext:value-type="string">
            <text:p>0</text:p>
          </table:table-cell>
          <table:table-cell table:style-name="ce474" table:formula="of:=IF([.$X5];NUMFORMA([.W5];[.$U$1]);&quot;&quot;)" office:value-type="string" office:string-value="-5,77·10⁻¹⁰" calcext:value-type="string">
            <text:p>-5,77·10⁻¹⁰</text:p>
          </table:table-cell>
          <table:table-cell table:style-name="ce154"/>
          <table:table-cell table:style-name="ce474" table:formula="of:=IF([.$X5];NUMFORMA([.$X5];[.$U$1]);&quot;&quot;)" office:value-type="string" office:string-value="3,00·10⁻¹²" calcext:value-type="string">
            <text:p>3,00·10⁻¹²</text:p>
          </table:table-cell>
          <table:table-cell table:style-name="ce154" table:number-columns-repeated="5"/>
          <table:table-cell table:style-name="ce35" office:value-type="string" calcext:value-type="string">
            <text:p><text:a xlink:href="#Equilibrio" xlink:type="simple">Equilibrio</text:a></text:p>
          </table:table-cell>
          <table:table-cell table:style-name="ce53"/>
          <table:table-cell table:style-name="ce265" table:number-columns-repeated="6"/>
          <table:table-cell table:style-name="ce40" table:number-columns-repeated="2"/>
          <table:table-cell table:style-name="ce145" table:formula="of:=[$Enunciado.Q18]" office:value-type="string" office:string-value="A" calcext:value-type="string">
            <text:p>A</text:p>
          </table:table-cell>
          <table:table-cell table:style-name="ce145" table:formula="of:=[$Enunciado.R18]" office:value-type="float" office:value="0" calcext:value-type="float">
            <text:p>0</text:p>
          </table:table-cell>
          <table:table-cell table:style-name="ce145" table:formula="of:=[$Enunciado.S18]" office:value-type="float" office:value="0.00000000028867513" calcext:value-type="float">
            <text:p>2,8867513E-10</text:p>
          </table:table-cell>
          <table:table-cell table:style-name="ce149" table:formula="of:=[$Enunciado.T18]" office:value-type="float" office:value="3.20435313E-019" calcext:value-type="float">
            <text:p>3,20E-019</text:p>
          </table:table-cell>
          <table:table-cell table:style-name="ce145"/>
          <table:table-cell table:style-name="ce145" table:formula="of:=SQRT([.AC7]^2+[.AD7]^2)" office:value-type="float" office:value="2.40000002097549E+016" calcext:value-type="float">
            <text:p>2,40000002097549E+016</text:p>
          </table:table-cell>
          <table:table-cell table:style-name="ce145" office:value-type="string" calcext:value-type="string">
            <text:p>Campo Ajustado →</text:p>
          </table:table-cell>
          <table:table-cell table:style-name="ce145"/>
          <table:table-cell table:style-name="ce149" table:formula="of:=IF([.AC12]&lt;[.$AE$12];0;[.AC10])" office:value-type="float" office:value="0" calcext:value-type="float">
            <text:p>0,00E+000</text:p>
          </table:table-cell>
          <table:table-cell table:style-name="ce149" table:formula="of:=IF([.AD12]&lt;[.$AE$12];0;[.AD10])" office:value-type="float" office:value="2.40000002097549E+016" calcext:value-type="float">
            <text:p>2,40E+016</text:p>
          </table:table-cell>
          <table:table-cell table:style-name="ce145"/>
          <table:table-cell table:style-name="ce145" office:value-type="string" calcext:value-type="string">
            <text:p>Fuerza resultante sobre la carga en el punto </text:p>
          </table:table-cell>
          <table:table-cell table:style-name="ce40" table:number-columns-repeated="32"/>
        </table:table-row>
        <table:table-row table:style-name="ro4">
          <table:table-cell table:style-name="ce459" table:formula="of:=IF([.$X6];[.$X$1]&amp;[.U6];&quot;&quot;)">
            <text:p/>
          </table:table-cell>
          <table:table-cell table:style-name="ce474" table:formula="of:=IF([.$X6];NUMFORMA([.V6];[.$U$1]);&quot;&quot;)">
            <text:p/>
          </table:table-cell>
          <table:table-cell table:style-name="ce474" table:formula="of:=IF([.$X6];NUMFORMA([.W6];[.$U$1]);&quot;&quot;)">
            <text:p/>
          </table:table-cell>
          <table:table-cell table:style-name="ce154"/>
          <table:table-cell table:style-name="ce474" table:formula="of:=IF([.$X6];NUMFORMA([.$X6];[.$U$1]);&quot;&quot;)">
            <text:p/>
          </table:table-cell>
          <table:table-cell table:style-name="ce154" table:number-columns-repeated="2"/>
          <table:table-cell table:style-name="ce529" table:formula="of:=[.Z12]&amp;&quot; =&quot;" office:value-type="string" office:string-value="𝙖⃗ =" calcext:value-type="string" table:number-columns-spanned="1" table:number-rows-spanned="2">
            <text:p>𝙖⃗ =</text:p>
          </table:table-cell>
          <table:table-cell table:style-name="ce548" table:formula="of:=[.Z11]" office:value-type="string" office:string-value="𝙁⃗" calcext:value-type="string">
            <text:p>𝙁⃗</text:p>
          </table:table-cell>
          <table:table-cell table:style-name="ce154"/>
          <table:table-cell table:style-name="ce53" office:value-type="string" calcext:value-type="string">
            <text:p><text:a xlink:href="#Potencial" xlink:type="simple">Potencial</text:a></text:p>
          </table:table-cell>
          <table:table-cell table:style-name="ce53"/>
          <table:table-cell table:style-name="ce265"/>
          <table:table-cell table:style-name="ce575" office:value-type="string" calcext:value-type="string">
            <text:p>ESQUEMA</text:p>
          </table:table-cell>
          <table:table-cell table:style-name="ce265" table:formula="of:=&quot;(&quot;&amp;[.X28]&amp;&quot;m)&quot;" office:value-type="string" office:string-value="(pm)" calcext:value-type="string">
            <text:p>(pm)</text:p>
          </table:table-cell>
          <table:table-cell table:style-name="ce265" table:number-columns-repeated="3"/>
          <table:table-cell table:style-name="ce40" table:number-columns-repeated="2"/>
          <table:table-cell table:style-name="ce145" table:formula="of:=[$Enunciado.Q19]" office:value-type="string" office:string-value="B" calcext:value-type="string">
            <text:p>B</text:p>
          </table:table-cell>
          <table:table-cell table:style-name="ce145" table:formula="of:=[$Enunciado.R19]" office:value-type="float" office:value="0" calcext:value-type="float">
            <text:p>0</text:p>
          </table:table-cell>
          <table:table-cell table:style-name="ce145" table:formula="of:=[$Enunciado.S19]" office:value-type="float" office:value="0" calcext:value-type="float">
            <text:p>0</text:p>
          </table:table-cell>
          <table:table-cell table:style-name="ce145" table:formula="of:=[$Enunciado.T21]" office:value-type="float" office:value="6.64216041581253E-027" calcext:value-type="float">
            <text:p>6,64216041581253E-27</text:p>
          </table:table-cell>
          <table:table-cell table:style-name="ce145" office:value-type="string" calcext:value-type="string">
            <text:p>← masa (kg)</text:p>
          </table:table-cell>
          <table:table-cell table:style-name="ce145" table:formula="of:=ABS([.$X$7]*[.Z7])" office:value-type="float" office:value="0.00769044757921287" calcext:value-type="float">
            <text:p>0,00769044757921287</text:p>
          </table:table-cell>
          <table:table-cell table:style-name="ce145" office:value-type="string" calcext:value-type="string">
            <text:p>← Fuerza →</text:p>
          </table:table-cell>
          <table:table-cell table:style-name="ce145"/>
          <table:table-cell table:style-name="ce145" table:formula="of:=[.$X$7]*[.AC7]" office:value-type="float" office:value="0" calcext:value-type="float">
            <text:p>0</text:p>
          </table:table-cell>
          <table:table-cell table:style-name="ce145" table:formula="of:=[.$X$7]*[.AD7]" office:value-type="float" office:value="0.00769044757921287" calcext:value-type="float">
            <text:p>0,00769044757921287</text:p>
          </table:table-cell>
          <table:table-cell table:style-name="ce145"/>
          <table:table-cell table:style-name="ce145" office:value-type="string" calcext:value-type="string">
            <text:p>Aceleración de la partícula ubicada en el punto </text:p>
          </table:table-cell>
          <table:table-cell table:style-name="ce40" table:number-columns-repeated="32"/>
        </table:table-row>
        <table:table-row table:style-name="ro9">
          <table:table-cell table:style-name="ce460"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494" office:value-type="string" calcext:value-type="string">
            <text:p><text:span text:style-name="T10">𝘲</text:span> partícula (C)</text:p>
          </table:table-cell>
          <table:table-cell table:style-name="ce154"/>
          <table:table-cell table:style-name="ce154" office:value-type="string" calcext:value-type="string">
            <text:p>masa (kg)</text:p>
          </table:table-cell>
          <table:covered-table-cell table:style-name="ce154"/>
          <table:table-cell table:style-name="ce549" office:value-type="string" calcext:value-type="string">
            <text:p>m</text:p>
          </table:table-cell>
          <table:table-cell table:style-name="ce154"/>
          <table:table-cell table:style-name="ce53" office:value-type="string" calcext:value-type="string">
            <text:p><text:a xlink:href="#Energía_Potencial" xlink:type="simple">Energía potencial</text:a></text:p>
          </table:table-cell>
          <table:table-cell table:style-name="ce53"/>
          <table:table-cell table:style-name="ce265" table:number-columns-repeated="6"/>
          <table:table-cell table:style-name="ce40"/>
          <table:table-cell table:style-name="ce145" office:value-type="string" calcext:value-type="string">
            <text:p>elegido</text:p>
          </table:table-cell>
          <table:table-cell table:style-name="ce145" table:formula="of:=IF([.U10];[.U7];IF([.U11];[.U8];&quot;&quot;))" office:value-type="string" office:string-value="A" calcext:value-type="string">
            <text:p>A</text:p>
          </table:table-cell>
          <table:table-cell table:style-name="ce145" table:formula="of:=IF([.$U$11];[.V8];[.V7])" office:value-type="float" office:value="0" calcext:value-type="float">
            <text:p>0</text:p>
          </table:table-cell>
          <table:table-cell table:style-name="ce145" table:formula="of:=IF([.$U$11];[.W8];[.W7])" office:value-type="float" office:value="0.00000000028867513" calcext:value-type="float">
            <text:p>2,8867513E-10</text:p>
          </table:table-cell>
          <table:table-cell table:style-name="ce145" table:number-columns-repeated="2"/>
          <table:table-cell table:style-name="ce145" table:formula="of:=IF([.$X$8];[.Z8]/ABS([.$X$8]);0)" office:value-type="float" office:value="1.15782322283346E+024" calcext:value-type="float">
            <text:p>1,15782322283346E+024</text:p>
          </table:table-cell>
          <table:table-cell table:style-name="ce145" office:value-type="string" calcext:value-type="string">
            <text:p>← Aceleración →</text:p>
          </table:table-cell>
          <table:table-cell table:style-name="ce145"/>
          <table:table-cell table:style-name="ce145" table:formula="of:=IF([.$X$8];[.AC8]/[.$X$8];0)" office:value-type="float" office:value="0" calcext:value-type="float">
            <text:p>0</text:p>
          </table:table-cell>
          <table:table-cell table:style-name="ce145" table:formula="of:=IF([.$X$8];[.AD8]/[.$X$8];0)" office:value-type="float" office:value="1.15782322283346E+024" calcext:value-type="float">
            <text:p>1,15782322283346E+024</text:p>
          </table:table-cell>
          <table:table-cell table:style-name="ce145" table:number-columns-repeated="2"/>
          <table:table-cell table:style-name="ce40" table:number-columns-repeated="32"/>
        </table:table-row>
        <table:table-row table:style-name="ro4">
          <table:table-cell table:style-name="ce461" table:formula="of:=[.$U$9]" office:value-type="string" office:string-value="A" calcext:value-type="string">
            <text:p>A</text:p>
          </table:table-cell>
          <table:table-cell table:style-name="ce474" table:formula="of:=IF([.U12];NUMFORMA([.V9];[.$U$1]);&quot;&quot;)" office:value-type="string" office:string-value="0" calcext:value-type="string">
            <text:p>0</text:p>
          </table:table-cell>
          <table:table-cell table:style-name="ce474" table:formula="of:=IF([.U12];NUMFORMA([.W9];[.$U$1]);&quot;&quot;)" office:value-type="string" office:string-value="2,89·10⁻¹⁰" calcext:value-type="string">
            <text:p>2,89·10⁻¹⁰</text:p>
          </table:table-cell>
          <table:table-cell table:style-name="ce154"/>
          <table:table-cell table:style-name="ce474" table:formula="of:=IF([.$X7];NUMFORMA([.$X7];[.$U$1]);&quot;&quot;)" office:value-type="string" office:string-value="3,20·10⁻¹⁹" calcext:value-type="string">
            <text:p>3,20·10⁻¹⁹</text:p>
          </table:table-cell>
          <table:table-cell table:style-name="ce501" office:value-type="string" calcext:value-type="string">
            <text:p>𝘮 =</text:p>
          </table:table-cell>
          <table:table-cell table:style-name="ce524" table:formula="of:=IF([.$X$8];NUMFORMA([.X8];[.$U$1]);&quot;&quot;)" office:value-type="string" office:string-value="6,64·10⁻²⁷" calcext:value-type="string">
            <text:p>6,64·10⁻²⁷</text:p>
          </table:table-cell>
          <table:table-cell table:style-name="ce154" table:number-columns-repeated="3"/>
          <table:table-cell table:style-name="ce40" table:number-columns-repeated="2"/>
          <table:table-cell table:style-name="ce265" table:number-columns-repeated="6"/>
          <table:table-cell table:style-name="ce40"/>
          <table:table-cell table:style-name="ce610" office:value-type="string" calcext:value-type="string">
            <text:p>Elegido Pto. 1?</text:p>
          </table:table-cell>
          <table:table-cell table:style-name="ce308" table:formula="of:=AND([.$U$13];OR([$Enunciado.$E$5]=[.U7];ISBLANK([$Enunciado.$E$5])))" office:value-type="boolean" office:boolean-value="true" calcext:value-type="boolean">
            <text:p>VERDADERO</text:p>
          </table:table-cell>
          <table:table-cell table:style-name="ce145"/>
          <table:table-cell table:style-name="ce145" office:value-type="string" calcext:value-type="string">
            <text:p>Cargas fijas?</text:p>
          </table:table-cell>
          <table:table-cell table:style-name="ce145" table:formula="of:=OR([.X3];[.X4];[.X5];[.X6])" office:value-type="float" office:value="1" calcext:value-type="float">
            <text:p>1</text:p>
          </table:table-cell>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2.40000002097549E+016" calcext:value-type="float">
            <text:p>2,40E+16</text:p>
          </table:table-cell>
          <table:table-cell table:style-name="ce145" table:number-columns-repeated="2"/>
          <table:table-cell table:style-name="ce40" table:number-columns-repeated="32"/>
        </table:table-row>
        <table:table-row table:style-name="ro4">
          <table:table-cell table:style-name="ce154"/>
          <table:table-cell table:style-name="ce475"/>
          <table:table-cell table:style-name="ce259"/>
          <table:table-cell table:style-name="ce488"/>
          <table:table-cell table:style-name="ce154" table:number-columns-repeated="6"/>
          <table:table-cell table:style-name="ce40" office:value-type="string" calcext:value-type="string">
            <text:p>Ver documento</text:p>
          </table:table-cell>
          <table:table-cell table:style-name="ce40"/>
          <table:table-cell table:style-name="ce265" table:number-columns-repeated="6"/>
          <table:table-cell table:style-name="ce40"/>
          <table:table-cell table:style-name="ce610" office:value-type="string" calcext:value-type="string">
            <text:p>Elegido Pto. 2?</text:p>
          </table:table-cell>
          <table:table-cell table:style-name="ce308" table:formula="of:=AND([.$U$14];OR([$Enunciado.$E$5]=[.U8];ISBLANK([$Enunciado.$E$5]));NOT([.U10]))" office:value-type="boolean" office:boolean-value="false" calcext:value-type="boolean">
            <text:p>FALSO</text:p>
          </table:table-cell>
          <table:table-cell table:style-name="ce145"/>
          <table:table-cell table:style-name="ce145" office:value-type="string" calcext:value-type="string">
            <text:p>Alguna carga?</text:p>
          </table:table-cell>
          <table:table-cell table:style-name="ce401" table:formula="of:=AND([.X10];[.X7])" office:value-type="boolean" office:boolean-value="true" calcext:value-type="boolean">
            <text:p>VERDADERO</text:p>
          </table:table-cell>
          <table:table-cell table:style-name="ce145"/>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C6])" office:value-type="float" office:value="4.8E+016" calcext:value-type="float">
            <text:p>4,8E+016</text:p>
          </table:table-cell>
          <table:table-cell table:style-name="ce145" table:formula="of:=MAXABS([.AD3:.AD6])" office:value-type="float" office:value="2.40000002097549E+016" calcext:value-type="float">
            <text:p>2,40000002097549E+016</text:p>
          </table:table-cell>
          <table:table-cell table:style-name="ce145" office:value-type="string" calcext:value-type="string">
            <text:p>Discrepancia máx.</text:p>
          </table:table-cell>
          <table:table-cell table:style-name="ce145"/>
          <table:table-cell table:style-name="ce40" table:number-columns-repeated="32"/>
        </table:table-row>
        <table:table-row table:style-name="ro4">
          <table:table-cell table:style-name="ce462" office:value-type="string" calcext:value-type="string">
            <text:p>Cálculos</text:p>
          </table:table-cell>
          <table:table-cell table:style-name="ce265" table:number-columns-repeated="6"/>
          <table:table-cell table:style-name="ce530"/>
          <table:table-cell table:style-name="ce265" table:number-columns-repeated="2"/>
          <table:table-cell table:style-name="ce53" office:value-type="string" calcext:value-type="string">
            <text:p><text:a xlink:href="../ElectroEjemplosPAUEs.pdf" xlink:type="simple" office:target-frame-name="_blank">Ejemplos PAU</text:a></text:p>
          </table:table-cell>
          <table:table-cell table:style-name="ce53"/>
          <table:table-cell table:style-name="ce265" table:number-columns-repeated="6"/>
          <table:table-cell table:style-name="ce40"/>
          <table:table-cell table:style-name="ce610" office:value-type="string" calcext:value-type="string">
            <text:p>Hay punto?</text:p>
          </table:table-cell>
          <table:table-cell table:style-name="ce624" table:formula="of:=LEN([.U9])" office:value-type="float" office:value="1" calcext:value-type="float">
            <text:p>1</text:p>
          </table:table-cell>
          <table:table-cell table:style-name="ce145"/>
          <table:table-cell table:style-name="ce145" office:value-type="string" calcext:value-type="string">
            <text:p>Acelera?</text:p>
          </table:table-cell>
          <table:table-cell table:style-name="ce401" table:formula="of:=AND([.X11];[.X8];[.U12])" office:value-type="boolean" office:boolean-value="true" calcext:value-type="boolean">
            <text:p>VERDADERO</text:p>
          </table:table-cell>
          <table:table-cell table:style-name="ce145"/>
          <table:table-cell table:style-name="ce654" office:value-type="string" calcext:value-type="string">
            <text:p>𝙖⃗</text:p>
          </table:table-cell>
          <table:table-cell table:style-name="ce145" office:value-type="string" calcext:value-type="string">
            <text:p>Discrepancia</text:p>
          </table:table-cell>
          <table:table-cell table:style-name="ce401"/>
          <table:table-cell table:style-name="ce145" table:formula="of:=ABS([.AC10])/IF([.AC11];[.AC11];1)" office:value-type="float" office:value="0" calcext:value-type="float">
            <text:p>0</text:p>
          </table:table-cell>
          <table:table-cell table:style-name="ce145" table:formula="of:=ABS([.AD10])/IF([.AD11];[.AD11];1)" office:value-type="float" office:value="0.999999999999999" calcext:value-type="float">
            <text:p>0,999999999999999</text:p>
          </table:table-cell>
          <table:table-cell table:style-name="ce635" office:value-type="float" office:value="0.000001" calcext:value-type="float">
            <text:p>1,00E-06</text:p>
          </table:table-cell>
          <table:table-cell table:style-name="ce145"/>
          <table:table-cell table:style-name="ce40" table:number-columns-repeated="32"/>
        </table:table-row>
        <table:table-row table:style-name="ro4">
          <table:table-cell table:style-name="ce463" table:formula="of:=IF([.U12];[.AF4]&amp;[.A10];&quot;&quot;)" office:value-type="string" office:string-value="Distancia de cada carga al punto A" calcext:value-type="string" table:number-columns-spanned="8" table:number-rows-spanned="1">
            <text:p>Distancia de cada carga al punto A</text:p>
          </table:table-cell>
          <table:covered-table-cell table:number-columns-repeated="2" table:style-name="ce265"/>
          <table:covered-table-cell table:style-name="ce265" table:formula="of:=[.A10]" office:value-type="string" office:string-value="A" calcext:value-type="string">
            <text:p>A</text:p>
          </table:covered-table-cell>
          <table:covered-table-cell table:number-columns-repeated="4" table:style-name="ce265"/>
          <table:table-cell table:style-name="ce265" table:number-columns-repeated="2"/>
          <table:table-cell table:style-name="ce40" table:number-columns-repeated="2"/>
          <table:table-cell table:style-name="ce265" table:number-columns-repeated="6"/>
          <table:table-cell table:style-name="ce40"/>
          <table:table-cell table:style-name="ce434" office:value-type="string" calcext:value-type="string">
            <text:p>Punto 1</text:p>
          </table:table-cell>
          <table:table-cell table:style-name="ce401" table:formula="of:=[$Enunciado.P14]" office:value-type="boolean" office:boolean-value="true" calcext:value-type="boolean">
            <text:p>VERDADERO</text:p>
          </table:table-cell>
          <table:table-cell table:style-name="ce145" table:number-columns-repeated="11"/>
          <table:table-cell table:style-name="ce40" table:number-columns-repeated="32"/>
        </table:table-row>
        <table:table-row table:style-name="ro4">
          <table:table-cell table:style-name="ce265"/>
          <table:table-cell table:style-name="ce476" table:formula="of:=IF([.$AD15];[.$Y$1]&amp;[.U3]&amp;&quot; = √&quot;;&quot;&quot;)" office:value-type="string" office:string-value="𝘳₁ = √" calcext:value-type="string">
            <text:p>𝘳₁ = √</text:p>
          </table:table-cell>
          <table:table-cell table:style-name="ce481" table:formula="of:=IF([.$AD15];&quot;(&quot;&amp;[.$B$10];&quot;&quot;)" office:value-type="string" office:string-value="(0" calcext:value-type="string">
            <text:p>(0</text:p>
          </table:table-cell>
          <table:table-cell table:style-name="ce489" table:formula="of:=IF([.$AD15];&quot;–&quot;;&quot;&quot;)" office:value-type="string" office:string-value="–" calcext:value-type="string">
            <text:p>–</text:p>
          </table:table-cell>
          <table:table-cell table:style-name="ce481" table:formula="of:=IF([.$AD15];ENTREPARENT([.B5]);&quot;&quot;)" office:value-type="string" office:string-value="5,00·10⁻¹⁰" calcext:value-type="string">
            <text:p>5,00·10⁻¹⁰</text:p>
          </table:table-cell>
          <table:table-cell table:style-name="ce507" table:formula="of:=IF([.$AD15];&quot;)² + (&quot;;&quot;&quot;)" office:value-type="string" office:string-value=")² + (" calcext:value-type="string">
            <text:p>)² + (</text:p>
          </table:table-cell>
          <table:table-cell table:style-name="ce481" table:formula="of:=IF([.$AD15];[.$C$10];&quot;&quot;)" office:value-type="string" office:string-value="2,89·10⁻¹⁰" calcext:value-type="string">
            <text:p>2,89·10⁻¹⁰</text:p>
          </table:table-cell>
          <table:table-cell table:style-name="ce489" table:formula="of:=IF([.$AD15];&quot;–&quot;;&quot;&quot;)" office:value-type="string" office:string-value="–" calcext:value-type="string">
            <text:p>–</text:p>
          </table:table-cell>
          <table:table-cell table:style-name="ce550" table:formula="of:=IF([.$AD15];ENTREPARENT([.C5])&amp;IF([.$X3];&quot;)²&quot;;&quot;&quot;);&quot;&quot;)" office:value-type="string" office:string-value="2,89·10⁻¹⁰)²" calcext:value-type="string">
            <text:p>2,89·10⁻¹⁰)²</text:p>
          </table:table-cell>
          <table:table-cell table:style-name="ce562" table:formula="of:=IF([.$AD15];&quot;=&quot;;&quot;&quot;)" office:value-type="string" office:string-value="=" calcext:value-type="string">
            <text:p>=</text:p>
          </table:table-cell>
          <table:table-cell table:style-name="ce464" table:formula="of:=IF([.$AD15];NUMFORMA([.Y3];[.$U$1]);&quot;&quot;)" office:value-type="string" office:string-value="5,00·10⁻¹⁰" calcext:value-type="string">
            <text:p>5,00·10⁻¹⁰</text:p>
          </table:table-cell>
          <table:table-cell table:style-name="ce566" table:formula="of:=IF([.$AD15];&quot;m&quot;;&quot;&quot;)" office:value-type="string" office:string-value="m" calcext:value-type="string">
            <text:p>m</text:p>
          </table:table-cell>
          <table:table-cell table:style-name="ce566"/>
          <table:table-cell table:style-name="ce265" table:number-columns-repeated="5"/>
          <table:table-cell table:style-name="ce40"/>
          <table:table-cell table:style-name="ce434" office:value-type="string" calcext:value-type="string">
            <text:p>Punto 2</text:p>
          </table:table-cell>
          <table:table-cell table:style-name="ce401" table:formula="of:=[$Enunciado.P15]" office:value-type="boolean" office:boolean-value="true" calcext:value-type="boolean">
            <text:p>VERDADERO</text:p>
          </table:table-cell>
          <table:table-cell table:style-name="ce145" table:number-columns-repeated="6"/>
          <table:table-cell table:style-name="ce148"/>
          <table:table-cell table:style-name="ce434" office:value-type="string" calcext:value-type="string">
            <text:p>Visible?</text:p>
          </table:table-cell>
          <table:table-cell table:style-name="ce308"/>
          <table:table-cell table:style-name="ce145" table:number-columns-repeated="2"/>
          <table:table-cell table:style-name="ce40" table:number-columns-repeated="32"/>
        </table:table-row>
        <table:table-row table:style-name="ro4">
          <table:table-cell table:style-name="ce265"/>
          <table:table-cell table:style-name="ce476" table:formula="of:=IF([.$AD16];[.$Y$1]&amp;[.U4]&amp;&quot; = √&quot;;&quot;&quot;)" office:value-type="string" office:string-value="𝘳₂ = √" calcext:value-type="string">
            <text:p>𝘳₂ = √</text:p>
          </table:table-cell>
          <table:table-cell table:style-name="ce481" table:formula="of:=IF([.$AD16];&quot;(&quot;&amp;[.$B$10];&quot;&quot;)" office:value-type="string" office:string-value="(0" calcext:value-type="string">
            <text:p>(0</text:p>
          </table:table-cell>
          <table:table-cell table:style-name="ce489" table:formula="of:=IF([.$AD16];&quot;–&quot;;&quot;&quot;)" office:value-type="string" office:string-value="–" calcext:value-type="string">
            <text:p>–</text:p>
          </table:table-cell>
          <table:table-cell table:style-name="ce481" table:formula="of:=IF([.$AD16];ENTREPARENT([.B6]);&quot;&quot;)" office:value-type="string" office:string-value="(-5,00·10⁻¹⁰)" calcext:value-type="string">
            <text:p>(-5,00·10⁻¹⁰)</text:p>
          </table:table-cell>
          <table:table-cell table:style-name="ce507" table:formula="of:=IF([.$AD16];&quot;)² + (&quot;;&quot;&quot;)" office:value-type="string" office:string-value=")² + (" calcext:value-type="string">
            <text:p>)² + (</text:p>
          </table:table-cell>
          <table:table-cell table:style-name="ce481" table:formula="of:=IF([.$AD16];[.$C$10];&quot;&quot;)" office:value-type="string" office:string-value="2,89·10⁻¹⁰" calcext:value-type="string">
            <text:p>2,89·10⁻¹⁰</text:p>
          </table:table-cell>
          <table:table-cell table:style-name="ce489" table:formula="of:=IF([.$AD16];&quot;–&quot;;&quot;&quot;)" office:value-type="string" office:string-value="–" calcext:value-type="string">
            <text:p>–</text:p>
          </table:table-cell>
          <table:table-cell table:style-name="ce550" table:formula="of:=IF([.$AD16];ENTREPARENT([.C6])&amp;IF([.$X4];&quot;)²&quot;;&quot;&quot;);&quot;&quot;)" office:value-type="string" office:string-value="2,89·10⁻¹⁰)²" calcext:value-type="string">
            <text:p>2,89·10⁻¹⁰)²</text:p>
          </table:table-cell>
          <table:table-cell table:style-name="ce562" table:formula="of:=IF([.$AD16];&quot;=&quot;;&quot;&quot;)" office:value-type="string" office:string-value="=" calcext:value-type="string">
            <text:p>=</text:p>
          </table:table-cell>
          <table:table-cell table:style-name="ce464" table:formula="of:=IF([.$AD16];NUMFORMA([.Y4];[.$U$1]);&quot;&quot;)" office:value-type="string" office:string-value="5,00·10⁻¹⁰" calcext:value-type="string">
            <text:p>5,00·10⁻¹⁰</text:p>
          </table:table-cell>
          <table:table-cell table:style-name="ce566" table:formula="of:=IF([.$AD16];&quot;m&quot;;&quot;&quot;)" office:value-type="string" office:string-value="m" calcext:value-type="string">
            <text:p>m</text:p>
          </table:table-cell>
          <table:table-cell table:style-name="ce566"/>
          <table:table-cell table:style-name="ce265" table:number-columns-repeated="5"/>
          <table:table-cell table:style-name="ce40"/>
          <table:table-cell table:style-name="ce434"/>
          <table:table-cell table:style-name="ce308"/>
          <table:table-cell table:style-name="ce145" table:number-columns-repeated="7"/>
          <table:table-cell table:style-name="ce434" office:value-type="float" office:value="1" calcext:value-type="float">
            <text:p>1</text:p>
          </table:table-cell>
          <table:table-cell table:style-name="ce308" table:formula="of:=AND([.$U$12];[.$X3])" office:value-type="boolean" office:boolean-value="true" calcext:value-type="boolean">
            <text:p>VERDADERO</text:p>
          </table:table-cell>
          <table:table-cell table:style-name="ce401" table:formula="of:=[.AD15]" office:value-type="boolean" office:boolean-value="true" calcext:value-type="boolean">
            <text:p>VERDADERO</text:p>
          </table:table-cell>
          <table:table-cell table:style-name="ce145" office:value-type="float" office:value="1" calcext:value-type="float">
            <text:p>1</text:p>
          </table:table-cell>
          <table:table-cell table:style-name="ce40" table:number-columns-repeated="32"/>
        </table:table-row>
        <table:table-row table:style-name="ro4">
          <table:table-cell table:style-name="ce265"/>
          <table:table-cell table:style-name="ce476" table:formula="of:=IF([.$AD17];[.$Y$1]&amp;[.U5]&amp;&quot; = √&quot;;&quot;&quot;)" office:value-type="string" office:string-value="𝘳₃ = √" calcext:value-type="string">
            <text:p>𝘳₃ = √</text:p>
          </table:table-cell>
          <table:table-cell table:style-name="ce481" table:formula="of:=IF([.$AD17];&quot;(&quot;&amp;[.$B$10];&quot;&quot;)" office:value-type="string" office:string-value="(0" calcext:value-type="string">
            <text:p>(0</text:p>
          </table:table-cell>
          <table:table-cell table:style-name="ce489" table:formula="of:=IF([.$AD17];&quot;–&quot;;&quot;&quot;)" office:value-type="string" office:string-value="–" calcext:value-type="string">
            <text:p>–</text:p>
          </table:table-cell>
          <table:table-cell table:style-name="ce481" table:formula="of:=IF([.$AD17];ENTREPARENT([.B7]);&quot;&quot;)" office:value-type="string" office:string-value="0" calcext:value-type="string">
            <text:p>0</text:p>
          </table:table-cell>
          <table:table-cell table:style-name="ce507" table:formula="of:=IF([.$AD17];&quot;)² + (&quot;;&quot;&quot;)" office:value-type="string" office:string-value=")² + (" calcext:value-type="string">
            <text:p>)² + (</text:p>
          </table:table-cell>
          <table:table-cell table:style-name="ce481" table:formula="of:=IF([.$AD17];[.$C$10];&quot;&quot;)" office:value-type="string" office:string-value="2,89·10⁻¹⁰" calcext:value-type="string">
            <text:p>2,89·10⁻¹⁰</text:p>
          </table:table-cell>
          <table:table-cell table:style-name="ce489" table:formula="of:=IF([.$AD17];&quot;–&quot;;&quot;&quot;)" office:value-type="string" office:string-value="–" calcext:value-type="string">
            <text:p>–</text:p>
          </table:table-cell>
          <table:table-cell table:style-name="ce550" table:formula="of:=IF([.$AD17];ENTREPARENT([.C7])&amp;IF([.$X5];&quot;)²&quot;;&quot;&quot;);&quot;&quot;)" office:value-type="string" office:string-value="(-5,77·10⁻¹⁰))²" calcext:value-type="string">
            <text:p>(-5,77·10⁻¹⁰))²</text:p>
          </table:table-cell>
          <table:table-cell table:style-name="ce562" table:formula="of:=IF([.$AD17];&quot;=&quot;;&quot;&quot;)" office:value-type="string" office:string-value="=" calcext:value-type="string">
            <text:p>=</text:p>
          </table:table-cell>
          <table:table-cell table:style-name="ce464" table:formula="of:=IF([.$AD17];NUMFORMA([.Y5];[.$U$1]);&quot;&quot;)" office:value-type="string" office:string-value="8,66·10⁻¹⁰" calcext:value-type="string">
            <text:p>8,66·10⁻¹⁰</text:p>
          </table:table-cell>
          <table:table-cell table:style-name="ce566" table:formula="of:=IF([.$AD17];&quot;m&quot;;&quot;&quot;)" office:value-type="string" office:string-value="m" calcext:value-type="string">
            <text:p>m</text:p>
          </table:table-cell>
          <table:table-cell table:style-name="ce566"/>
          <table:table-cell table:style-name="ce265" table:number-columns-repeated="5"/>
          <table:table-cell table:style-name="ce40"/>
          <table:table-cell table:style-name="ce434" office:value-type="string" calcext:value-type="string">
            <text:p>algún Eₓ#0?</text:p>
          </table:table-cell>
          <table:table-cell table:style-name="ce434" office:value-type="string" calcext:value-type="string">
            <text:p>algún E#0?</text:p>
          </table:table-cell>
          <table:table-cell table:style-name="ce434" table:number-columns-repeated="3"/>
          <table:table-cell table:style-name="ce628" office:value-type="string" calcext:value-type="string">
            <text:p>Etiquetas</text:p>
          </table:table-cell>
          <table:table-cell table:style-name="ce632" office:value-type="string" calcext:value-type="string" table:number-columns-spanned="2" table:number-rows-spanned="1">
            <text:p>Recuadro</text:p>
          </table:table-cell>
          <table:covered-table-cell table:style-name="ce434"/>
          <table:table-cell table:style-name="ce434"/>
          <table:table-cell table:style-name="ce434" office:value-type="float" office:value="2" calcext:value-type="float">
            <text:p>2</text:p>
          </table:table-cell>
          <table:table-cell table:style-name="ce308" table:formula="of:=AND([.$U$12];[.$X4])" office:value-type="boolean" office:boolean-value="true" calcext:value-type="boolean">
            <text:p>VERDADERO</text:p>
          </table:table-cell>
          <table:table-cell table:style-name="ce434" table:number-columns-repeated="2"/>
          <table:table-cell table:style-name="ce40" table:number-columns-repeated="32"/>
        </table:table-row>
        <table:table-row table:style-name="ro4">
          <table:table-cell table:style-name="ce265"/>
          <table:table-cell table:style-name="ce476" table:formula="of:=IF([.$AD18];[.$Y$1]&amp;[.U6]&amp;&quot; = √&quot;;&quot;&quot;)">
            <text:p/>
          </table:table-cell>
          <table:table-cell table:style-name="ce483" table:formula="of:=IF([.$AD18];&quot;(&quot;&amp;[.$B$10];&quot;&quot;)">
            <text:p/>
          </table:table-cell>
          <table:table-cell table:style-name="ce490" table:formula="of:=IF([.$AD18];&quot;–&quot;;&quot;&quot;)">
            <text:p/>
          </table:table-cell>
          <table:table-cell table:style-name="ce483" table:formula="of:=IF([.$AD18];ENTREPARENT([.B8]);&quot;&quot;)">
            <text:p/>
          </table:table-cell>
          <table:table-cell table:style-name="ce509" table:formula="of:=IF([.$AD18];&quot;)² + (&quot;;&quot;&quot;)">
            <text:p/>
          </table:table-cell>
          <table:table-cell table:style-name="ce483" table:formula="of:=IF([.$AD18];[.$C$10];&quot;&quot;)">
            <text:p/>
          </table:table-cell>
          <table:table-cell table:style-name="ce490" table:formula="of:=IF([.$AD18];&quot;–&quot;;&quot;&quot;)">
            <text:p/>
          </table:table-cell>
          <table:table-cell table:style-name="ce551" table:formula="of:=IF([.$AD18];ENTREPARENT([.C8])&amp;IF([.$X6];&quot;)²&quot;;&quot;&quot;);&quot;&quot;)">
            <text:p/>
          </table:table-cell>
          <table:table-cell table:style-name="ce562" table:formula="of:=IF([.$AD18];&quot;=&quot;;&quot;&quot;)">
            <text:p/>
          </table:table-cell>
          <table:table-cell table:style-name="ce464" table:formula="of:=IF([.$AD18];NUMFORMA([.Y6];[.$U$1]);&quot;&quot;)">
            <text:p/>
          </table:table-cell>
          <table:table-cell table:style-name="ce566" table:formula="of:=IF([.$AD18];&quot;m&quot;;&quot;&quot;)">
            <text:p/>
          </table:table-cell>
          <table:table-cell table:style-name="ce566"/>
          <table:table-cell table:style-name="ce265" table:number-columns-repeated="5"/>
          <table:table-cell table:style-name="ce40"/>
          <table:table-cell table:style-name="ce434" table:formula="of:=LEN([.I19])+LEN([.I21])+LEN([.I23])+LEN([.I25])" office:value-type="float" office:value="23" calcext:value-type="float">
            <text:p>23</text:p>
          </table:table-cell>
          <table:table-cell table:style-name="ce434" table:formula="of:=LEN([.L19])+LEN([.L21])+LEN([.L23])+LEN([.L25])" office:value-type="float" office:value="1" calcext:value-type="float">
            <text:p>1</text:p>
          </table:table-cell>
          <table:table-cell table:style-name="ce40"/>
          <table:table-cell table:style-name="ce434" table:number-columns-repeated="3"/>
          <table:table-cell table:style-name="ce434" table:formula="of:=[.W28]" office:value-type="float" office:value="-577.35027" calcext:value-type="float">
            <text:p>-577,35027</text:p>
          </table:table-cell>
          <table:table-cell table:style-name="ce434" table:formula="of:=[.Z17]" office:value-type="float" office:value="-577.35027" calcext:value-type="float">
            <text:p>-577,35027</text:p>
          </table:table-cell>
          <table:table-cell table:style-name="ce434"/>
          <table:table-cell table:style-name="ce434" office:value-type="float" office:value="3" calcext:value-type="float">
            <text:p>3</text:p>
          </table:table-cell>
          <table:table-cell table:style-name="ce308" table:formula="of:=AND([.$U$12];[.$X5])" office:value-type="boolean" office:boolean-value="true" calcext:value-type="boolean">
            <text:p>VERDADERO</text:p>
          </table:table-cell>
          <table:table-cell table:style-name="ce308" table:formula="of:=[.AD16]" office:value-type="boolean" office:boolean-value="true" calcext:value-type="boolean">
            <text:p>VERDADERO</text:p>
          </table:table-cell>
          <table:table-cell table:style-name="ce434" office:value-type="float" office:value="2" calcext:value-type="float">
            <text:p>2</text:p>
          </table:table-cell>
          <table:table-cell table:style-name="ce40" table:number-columns-repeated="32"/>
        </table:table-row>
        <table:table-row table:style-name="ro4">
          <table:table-cell table:style-name="ce407" table:formula="of:=IF([.U12];[.AF5]&amp;[.A10];&quot;&quot;)" office:value-type="string" office:string-value="Vector intensidad de campo electrostático creado por cada una de las cargas en el punto A" calcext:value-type="string" table:number-columns-spanned="10" table:number-rows-spanned="1">
            <text:p>Vector intensidad de campo electrostático creado por cada una de las cargas en el punto A</text:p>
          </table:table-cell>
          <table:covered-table-cell table:number-columns-repeated="9" table:style-name="ce265"/>
          <table:table-cell table:style-name="ce265" table:number-columns-repeated="8"/>
          <table:table-cell table:style-name="ce40" table:number-columns-repeated="3"/>
          <table:table-cell table:style-name="ce434" table:number-columns-repeated="4"/>
          <table:table-cell table:style-name="ce434" table:formula="of:=[.Z17]" office:value-type="float" office:value="-577.35027" calcext:value-type="float">
            <text:p>-577,35027</text:p>
          </table:table-cell>
          <table:table-cell table:style-name="ce434" table:formula="of:=[.V28]" office:value-type="float" office:value="538.675132184947" calcext:value-type="float">
            <text:p>538,675132184947</text:p>
          </table:table-cell>
          <table:table-cell table:style-name="ce434"/>
          <table:table-cell table:style-name="ce434" office:value-type="float" office:value="4" calcext:value-type="float">
            <text:p>4</text:p>
          </table:table-cell>
          <table:table-cell table:style-name="ce308" table:formula="of:=AND([.$U$12];[.$X6])" office:value-type="boolean" office:boolean-value="false" calcext:value-type="boolean">
            <text:p>FALSO</text:p>
          </table:table-cell>
          <table:table-cell table:style-name="ce434" table:number-columns-repeated="2"/>
          <table:table-cell table:style-name="ce40" table:number-columns-repeated="32"/>
        </table:table-row>
        <table:table-row table:style-name="ro4">
          <table:table-cell table:style-name="ce465" table:formula="of:=IF([.$AE15];[.$Z$10]&amp;[.U3]&amp;&quot; =&quot;;&quot;&quot;)" office:value-type="string" office:string-value="𝙀⃗₁ =" calcext:value-type="string" table:number-columns-spanned="1" table:number-rows-spanned="2">
            <text:p>𝙀⃗₁ =</text:p>
          </table:table-cell>
          <table:table-cell table:style-name="ce477" table:formula="of:=IF([.$AE15];[.$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91" table:formula="of:=IF([.$AE15];&quot;(&quot;;&quot;&quot;)" office:value-type="string" office:string-value="(" calcext:value-type="string">
            <text:p>(</text:p>
          </table:table-cell>
          <table:table-cell table:style-name="ce484" table:formula="of:=IF([.$AE15];NUMFORMA([.AA3];[.$U$1]);&quot;&quot;)" office:value-type="string" office:string-value="-5,00·10⁻¹⁰" calcext:value-type="string">
            <text:p>-5,00·10⁻¹⁰</text:p>
          </table:table-cell>
          <table:table-cell table:style-name="ce510" table:formula="of:=IF([.$AE15];&quot;i&quot;&amp;IF([.AB3]&gt;=0;&quot; +&quot;;&quot; – &quot;);&quot;&quot;)" office:value-type="string" office:string-value="i +" calcext:value-type="string">
            <text:p>i +</text:p>
          </table:table-cell>
          <table:table-cell table:style-name="ce484" table:formula="of:=IF([.$AE15];NUMFORMA(ABS([.AB3]);[.$U$1]);&quot;&quot;)" office:value-type="string" office:string-value="0" calcext:value-type="string">
            <text:p>0</text:p>
          </table:table-cell>
          <table:table-cell table:style-name="ce531" table:formula="of:=IF([.$AE15];&quot;j )&quot;;&quot;&quot;)" office:value-type="string" office:string-value="j )" calcext:value-type="string">
            <text:p>j )</text:p>
          </table:table-cell>
          <table:table-cell table:style-name="ce554" table:formula="of:=IF(AND([.$AE15];[.AC3]&lt;&gt;0);&quot;= &quot;&amp;NUMFORMA([.AC3];[.$U$1]);&quot;&quot;)" office:value-type="string" office:string-value="= 4,80·10¹⁶" calcext:value-type="string" table:number-columns-spanned="1" table:number-rows-spanned="2">
            <text:p>= 4,80·10¹⁶</text:p>
          </table:table-cell>
          <table:table-cell table:style-name="ce563" table:formula="of:=IF([.$AE15];IF([.AC3]&lt;&gt;0;&quot;i&quot;&amp;IF([.AD3]&gt;0;&quot; +&quot;;&quot;&quot;);&quot;=&quot;);&quot;&quot;)" office:value-type="string" office:string-value="i" calcext:value-type="string" table:number-columns-spanned="1" table:number-rows-spanned="2">
            <text:p>i</text:p>
          </table:table-cell>
          <table:table-cell table:style-name="ce554" table:formula="of:=IF(AND([.$AE15];[.AD3]&lt;&gt;0);NUMFORMA([.AD3];[.$U$1]);&quot;&quot;)" table:number-columns-spanned="1" table:number-rows-spanned="2">
            <text:p/>
          </table:table-cell>
          <table:table-cell table:style-name="ce567" table:formula="of:=IF(AND([.$AE15];[.AD3]&lt;&gt;0);&quot;j&quot;;&quot;&quot;)" table:number-columns-spanned="1" table:number-rows-spanned="2">
            <text:p/>
          </table:table-cell>
          <table:table-cell table:style-name="ce573" table:formula="of:=IF(AND([.$AE15];[.Z3]);&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3"/>
          <table:table-cell table:style-name="ce434" table:number-columns-repeated="4"/>
          <table:table-cell table:style-name="ce434" table:formula="of:=[.AA18]" office:value-type="float" office:value="538.675132184947" calcext:value-type="float">
            <text:p>538,675132184947</text:p>
          </table:table-cell>
          <table:table-cell table:style-name="ce434" table:formula="of:=[.Z19]" office:value-type="float" office:value="538.675132184947" calcext:value-type="float">
            <text:p>538,675132184947</text:p>
          </table:table-cell>
          <table:table-cell table:style-name="ce434" table:number-columns-repeated="3"/>
          <table:table-cell table:style-name="ce308" table:formula="of:=[.AD17]" office:value-type="boolean" office:boolean-value="true" calcext:value-type="boolean">
            <text:p>VERDADERO</text:p>
          </table:table-cell>
          <table:table-cell table:style-name="ce434" office:value-type="float" office:value="3" calcext:value-type="float">
            <text:p>3</text:p>
          </table:table-cell>
          <table:table-cell table:style-name="ce40" table:number-columns-repeated="32"/>
        </table:table-row>
        <table:table-row table:style-name="ro4">
          <table:covered-table-cell table:style-name="ce467" table:formula="of:=IF([.$X4];&quot;E&quot;&amp;[.U4]&amp;&quot; =&quot;;&quot;&quot;)" office:value-type="string" office:string-value="E₂ =" calcext:value-type="string">
            <text:p>E₂ =</text:p>
          </table:covered-table-cell>
          <table:table-cell table:style-name="ce478" table:formula="of:=IF([.$AE15];ENTREPARENT([.K14];2);&quot;&quot;)" office:value-type="string" office:string-value="(5,00·10⁻¹⁰)²" calcext:value-type="string" table:number-columns-spanned="2" table:number-rows-spanned="1">
            <text:p>(5,00·10⁻¹⁰)²</text:p>
          </table:table-cell>
          <table:covered-table-cell table:style-name="ce464"/>
          <table:table-cell table:style-name="ce492"/>
          <table:table-cell table:style-name="ce495"/>
          <table:table-cell table:style-name="ce518" table:formula="of:=IF([.$AE15];[.K14];&quot;&quot;)" office:value-type="string" office:string-value="5,00·10⁻¹⁰" calcext:value-type="string">
            <text:p>5,00·10⁻¹⁰</text:p>
          </table:table-cell>
          <table:table-cell table:style-name="ce518" table:number-columns-repeated="2"/>
          <table:covered-table-cell table:number-columns-repeated="3" table:style-name="ce559"/>
          <table:covered-table-cell table:number-columns-repeated="2" table:style-name="ce558"/>
          <table:table-cell table:style-name="ce568"/>
          <table:table-cell table:style-name="ce265" table:number-columns-repeated="4"/>
          <table:table-cell table:style-name="ce40" table:number-columns-repeated="3"/>
          <table:table-cell table:style-name="ce434" table:number-columns-repeated="3"/>
          <table:table-cell table:style-name="ce434" office:value-type="string" calcext:value-type="string">
            <text:p>Puntos</text:p>
          </table:table-cell>
          <table:table-cell table:style-name="ce434" table:formula="of:=[.Z19]" office:value-type="float" office:value="538.675132184947" calcext:value-type="float">
            <text:p>538,675132184947</text:p>
          </table:table-cell>
          <table:table-cell table:style-name="ce434" table:formula="of:=[.AA17]" office:value-type="float" office:value="-577.35027" calcext:value-type="float">
            <text:p>-577,35027</text:p>
          </table:table-cell>
          <table:table-cell table:style-name="ce434" table:number-columns-repeated="5"/>
          <table:table-cell table:style-name="ce40" table:number-columns-repeated="32"/>
        </table:table-row>
        <table:table-row table:style-name="ro4">
          <table:table-cell table:style-name="ce465" table:formula="of:=IF([.$AE17];[.$Z$10]&amp;[.U4]&amp;&quot; =&quot;;&quot;&quot;)" office:value-type="string" office:string-value="𝙀⃗₂ =" calcext:value-type="string" table:number-columns-spanned="1" table:number-rows-spanned="2">
            <text:p>𝙀⃗₂ =</text:p>
          </table:table-cell>
          <table:table-cell table:style-name="ce477" table:formula="of:=IF([.$AE17];[.$E$3]&amp;&quot; · &quot;&amp;ENTREPARENT([.E6]);&quot;&quot;)" office:value-type="string" office:string-value="6,00·10⁹ · (-2,00·10⁻¹²)" calcext:value-type="string" table:number-columns-spanned="2" table:number-rows-spanned="1">
            <text:p>6,00·10⁹ · (-2,00·10⁻¹²)</text:p>
          </table:table-cell>
          <table:covered-table-cell table:style-name="ce484"/>
          <table:table-cell table:style-name="ce491" table:formula="of:=IF([.$AE17];&quot;(&quot;;&quot;&quot;)" office:value-type="string" office:string-value="(" calcext:value-type="string">
            <text:p>(</text:p>
          </table:table-cell>
          <table:table-cell table:style-name="ce484" table:formula="of:=IF([.$AE17];NUMFORMA([.AA4];[.$U$1]);&quot;&quot;)" office:value-type="string" office:string-value="5,00·10⁻¹⁰" calcext:value-type="string">
            <text:p>5,00·10⁻¹⁰</text:p>
          </table:table-cell>
          <table:table-cell table:style-name="ce510" table:formula="of:=IF([.$AE17];&quot;i&quot;&amp;IF([.AB4]&gt;=0;&quot; +&quot;;&quot; – &quot;);&quot;&quot;)" office:value-type="string" office:string-value="i +" calcext:value-type="string">
            <text:p>i +</text:p>
          </table:table-cell>
          <table:table-cell table:style-name="ce484" table:formula="of:=IF([.$AE17];NUMFORMA(ABS([.AB4]);[.$U$1]);&quot;&quot;)" office:value-type="string" office:string-value="0" calcext:value-type="string">
            <text:p>0</text:p>
          </table:table-cell>
          <table:table-cell table:style-name="ce531" table:formula="of:=IF([.$AE17];&quot;j )&quot;;&quot;&quot;)" office:value-type="string" office:string-value="j )" calcext:value-type="string">
            <text:p>j )</text:p>
          </table:table-cell>
          <table:table-cell table:style-name="ce554" table:formula="of:=IF(AND([.$AE17];[.AC4]&lt;&gt;0);&quot;= &quot;&amp;NUMFORMA([.AC4];[.$U$1]);&quot;&quot;)" office:value-type="string" office:string-value="= -4,80·10¹⁶" calcext:value-type="string" table:number-columns-spanned="1" table:number-rows-spanned="2">
            <text:p>= -4,80·10¹⁶</text:p>
          </table:table-cell>
          <table:table-cell table:style-name="ce563" table:formula="of:=IF([.$AE17];IF([.AC4]&lt;&gt;0;&quot;i&quot;&amp;IF([.AD4]&gt;0;&quot; +&quot;;&quot;&quot;);&quot;=&quot;);&quot;&quot;)" office:value-type="string" office:string-value="i" calcext:value-type="string" table:number-columns-spanned="1" table:number-rows-spanned="2">
            <text:p>i</text:p>
          </table:table-cell>
          <table:table-cell table:style-name="ce554" table:formula="of:=IF(AND([.$AE17];[.AD4]&lt;&gt;0);NUMFORMA([.AD4];[.$U$1]);&quot;&quot;)" table:number-columns-spanned="1" table:number-rows-spanned="2">
            <text:p/>
          </table:table-cell>
          <table:table-cell table:style-name="ce567" table:formula="of:=IF(AND([.$AE17];[.AD4]&lt;&gt;0);&quot;j&quot;;&quot;&quot;)" table:number-columns-spanned="1" table:number-rows-spanned="2">
            <text:p/>
          </table:table-cell>
          <table:table-cell table:style-name="ce573" table:formula="of:=IF(AND([.$AE17];[.Z4]);&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2"/>
          <table:table-cell table:style-name="ce434" office:value-type="string" calcext:value-type="string">
            <text:p>Representación</text:p>
          </table:table-cell>
          <table:table-cell table:style-name="ce361" office:value-type="string" calcext:value-type="string">
            <text:p>máx</text:p>
          </table:table-cell>
          <table:table-cell table:style-name="ce361" office:value-type="string" calcext:value-type="string">
            <text:p>mín</text:p>
          </table:table-cell>
          <table:table-cell table:style-name="ce434"/>
          <table:table-cell table:style-name="ce628" table:formula="of:=[.A10]" office:value-type="string" office:string-value="A" calcext:value-type="string">
            <text:p>A</text:p>
          </table:table-cell>
          <table:table-cell table:style-name="ce434" table:formula="of:=[.V9]*[.$U$28]" office:value-type="float" office:value="0" calcext:value-type="float">
            <text:p>0</text:p>
          </table:table-cell>
          <table:table-cell table:style-name="ce145"/>
          <table:table-cell table:style-name="ce434" table:formula="of:=[.W9]*[.$U$28]" office:value-type="float" office:value="288.67513" calcext:value-type="float">
            <text:p>288,67513</text:p>
          </table:table-cell>
          <table:table-cell table:style-name="ce434" table:number-columns-repeated="2"/>
          <table:table-cell table:style-name="ce308" table:formula="of:=[.AD18]" office:value-type="boolean" office:boolean-value="false" calcext:value-type="boolean">
            <text:p>FALSO</text:p>
          </table:table-cell>
          <table:table-cell table:style-name="ce434" office:value-type="float" office:value="4" calcext:value-type="float">
            <text:p>4</text:p>
          </table:table-cell>
          <table:table-cell table:style-name="ce40" table:number-columns-repeated="32"/>
        </table:table-row>
        <table:table-row table:style-name="ro4">
          <table:covered-table-cell table:style-name="ce467" table:formula="of:=IF([.$X6];&quot;E&quot;&amp;[.U6]&amp;&quot; =&quot;;&quot;&quot;)">
            <text:p/>
          </table:covered-table-cell>
          <table:table-cell table:style-name="ce478" table:formula="of:=IF([.$AE17];ENTREPARENT([.K15];2);&quot;&quot;)" office:value-type="string" office:string-value="(5,00·10⁻¹⁰)²" calcext:value-type="string" table:number-columns-spanned="2" table:number-rows-spanned="1">
            <text:p>(5,00·10⁻¹⁰)²</text:p>
          </table:table-cell>
          <table:covered-table-cell table:style-name="ce464"/>
          <table:table-cell table:style-name="ce492"/>
          <table:table-cell table:style-name="ce495"/>
          <table:table-cell table:style-name="ce518" table:formula="of:=IF([.$AE17];[.K15];&quot;&quot;)" office:value-type="string" office:string-value="5,00·10⁻¹⁰" calcext:value-type="string">
            <text:p>5,00·10⁻¹⁰</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Campo</text:p>
          </table:table-cell>
          <table:table-cell table:style-name="ce409" table:formula="of:=MAX([.Z3:.Z7];[.AC3:.AD7])" office:value-type="float" office:value="4.8E+016" calcext:value-type="float">
            <text:p>4,80E+016</text:p>
          </table:table-cell>
          <table:table-cell table:style-name="ce409" table:formula="of:=MIN([.Z3:.Z7];[.AC3:.AD7])" office:value-type="float" office:value="-4.8E+016" calcext:value-type="float">
            <text:p>-4,80E+016</text:p>
          </table:table-cell>
          <table:table-cell table:style-name="ce434" table:formula="of:=MAX(ABS([.V22]);ABS([.W22]))" office:value-type="float" office:value="4.8E+016" calcext:value-type="float">
            <text:p>4,8E+016</text:p>
          </table:table-cell>
          <table:table-cell table:style-name="ce595" table:formula="of:=[.A5]" office:value-type="string" office:string-value="𝘘₁" calcext:value-type="string">
            <text:p>𝘘₁</text:p>
          </table:table-cell>
          <table:table-cell table:style-name="ce434" table:formula="of:=IF(LEN([.B5]);[.V3]*[.$U$28];&quot;&quot;)" office:value-type="float" office:value="500" calcext:value-type="float">
            <text:p>500</text:p>
          </table:table-cell>
          <table:table-cell table:style-name="ce145"/>
          <table:table-cell table:style-name="ce434" table:formula="of:=IF(LEN([.C5]);[.W3]*[.$U$28];&quot;&quot;)" office:value-type="float" office:value="288.67513" calcext:value-type="float">
            <text:p>288,67513</text:p>
          </table:table-cell>
          <table:table-cell table:style-name="ce434" table:number-columns-repeated="4"/>
          <table:table-cell table:style-name="ce40" table:number-columns-repeated="32"/>
        </table:table-row>
        <table:table-row table:style-name="ro4">
          <table:table-cell table:style-name="ce465" table:formula="of:=IF([.$AE19];[.$Z$10]&amp;[.U5]&amp;&quot; =&quot;;&quot;&quot;)" office:value-type="string" office:string-value="𝙀⃗₃ =" calcext:value-type="string" table:number-columns-spanned="1" table:number-rows-spanned="2">
            <text:p>𝙀⃗₃ =</text:p>
          </table:table-cell>
          <table:table-cell table:style-name="ce477" table:formula="of:=IF([.$AE19];[.$E$3]&amp;&quot; · &quot;&amp;ENTREPARENT([.E7]);&quot;&quot;)" office:value-type="string" office:string-value="6,00·10⁹ · 3,00·10⁻¹²" calcext:value-type="string" table:number-columns-spanned="2" table:number-rows-spanned="1">
            <text:p>6,00·10⁹ · 3,00·10⁻¹²</text:p>
          </table:table-cell>
          <table:covered-table-cell table:style-name="ce484"/>
          <table:table-cell table:style-name="ce491" table:formula="of:=IF([.$AE19];&quot;(&quot;;&quot;&quot;)" office:value-type="string" office:string-value="(" calcext:value-type="string">
            <text:p>(</text:p>
          </table:table-cell>
          <table:table-cell table:style-name="ce484" table:formula="of:=IF([.$AE19];NUMFORMA([.AA5];[.$U$1]);&quot;&quot;)" office:value-type="string" office:string-value="0" calcext:value-type="string">
            <text:p>0</text:p>
          </table:table-cell>
          <table:table-cell table:style-name="ce510" table:formula="of:=IF([.$AE19];&quot;i&quot;&amp;IF([.AB5]&gt;=0;&quot; +&quot;;&quot; – &quot;);&quot;&quot;)" office:value-type="string" office:string-value="i +" calcext:value-type="string">
            <text:p>i +</text:p>
          </table:table-cell>
          <table:table-cell table:style-name="ce484" table:formula="of:=IF([.$AE19];NUMFORMA(ABS([.AB5]);[.$U$1]);&quot;&quot;)" office:value-type="string" office:string-value="8,66·10⁻¹⁰" calcext:value-type="string">
            <text:p>8,66·10⁻¹⁰</text:p>
          </table:table-cell>
          <table:table-cell table:style-name="ce531" table:formula="of:=IF([.$AE19];&quot;j )&quot;;&quot;&quot;)" office:value-type="string" office:string-value="j )" calcext:value-type="string">
            <text:p>j )</text:p>
          </table:table-cell>
          <table:table-cell table:style-name="ce554" table:formula="of:=IF(AND([.$AE19];[.AC5]&lt;&gt;0);&quot;= &quot;&amp;NUMFORMA([.AC5];[.$U$1]);&quot;&quot;)" table:number-columns-spanned="1" table:number-rows-spanned="2">
            <text:p/>
          </table:table-cell>
          <table:table-cell table:style-name="ce563" table:formula="of:=IF([.$AE19];IF([.AC5]&lt;&gt;0;&quot;i&quot;&amp;IF([.AD5]&gt;0;&quot; +&quot;;&quot;&quot;);&quot;=&quot;);&quot;&quot;)" office:value-type="string" office:string-value="=" calcext:value-type="string" table:number-columns-spanned="1" table:number-rows-spanned="2">
            <text:p>=</text:p>
          </table:table-cell>
          <table:table-cell table:style-name="ce554" table:formula="of:=IF(AND([.$AE19];[.AD5]&lt;&gt;0);NUMFORMA([.AD5];[.$U$1]);&quot;&quot;)" office:value-type="string" office:string-value="2,40·10¹⁶" calcext:value-type="string" table:number-columns-spanned="1" table:number-rows-spanned="2">
            <text:p>2,40·10¹⁶</text:p>
          </table:table-cell>
          <table:table-cell table:style-name="ce567" table:formula="of:=IF(AND([.$AE19];[.AD5]&lt;&gt;0);&quot;j&quot;;&quot;&quot;)" office:value-type="string" office:string-value="j" calcext:value-type="string" table:number-columns-spanned="1" table:number-rows-spanned="2">
            <text:p>j</text:p>
          </table:table-cell>
          <table:table-cell table:style-name="ce573" table:formula="of:=IF(AND([.$AE19];[.Z5]);&quot;N/C&quot;;&quot;&quot;)" office:value-type="string" office:string-value="N/C" calcext:value-type="string" table:number-columns-spanned="1" table:number-rows-spanned="2">
            <text:p>N/C</text:p>
          </table:table-cell>
          <table:table-cell table:style-name="ce265" table:number-columns-repeated="5"/>
          <table:table-cell table:style-name="ce40" table:number-columns-repeated="2"/>
          <table:table-cell table:style-name="ce434" office:value-type="string" calcext:value-type="string">
            <text:p>Coord x</text:p>
          </table:table-cell>
          <table:table-cell table:style-name="ce434" table:formula="of:=MAX([.V3:.V6];[.V9])" office:value-type="float" office:value="0.0000000005" calcext:value-type="float">
            <text:p>5E-10</text:p>
          </table:table-cell>
          <table:table-cell table:style-name="ce434" table:formula="of:=MIN([.V3:.V6];[.V9])" office:value-type="float" office:value="-0.0000000005" calcext:value-type="float">
            <text:p>-5E-10</text:p>
          </table:table-cell>
          <table:table-cell table:style-name="ce434" table:formula="of:=MAX([.V23]-[.W23];[.V24]-[.W24])" office:value-type="float" office:value="0.000000001" calcext:value-type="float">
            <text:p>0,000000001</text:p>
          </table:table-cell>
          <table:table-cell table:style-name="ce595" table:formula="of:=[.A6]" office:value-type="string" office:string-value="𝘘₂" calcext:value-type="string">
            <text:p>𝘘₂</text:p>
          </table:table-cell>
          <table:table-cell table:style-name="ce434" table:formula="of:=IF(LEN([.B6]);[.V4]*[.$U$28];&quot;&quot;)" office:value-type="float" office:value="-500" calcext:value-type="float">
            <text:p>-500</text:p>
          </table:table-cell>
          <table:table-cell table:style-name="ce145"/>
          <table:table-cell table:style-name="ce434" table:formula="of:=IF(LEN([.C6]);[.W4]*[.$U$28];&quot;&quot;)" office:value-type="float" office:value="288.67513" calcext:value-type="float">
            <text:p>288,67513</text:p>
          </table:table-cell>
          <table:table-cell table:style-name="ce434" table:number-columns-repeated="4"/>
          <table:table-cell table:style-name="ce40" table:number-columns-repeated="32"/>
        </table:table-row>
        <table:table-row table:style-name="ro4">
          <table:covered-table-cell table:style-name="ce467" table:formula="of:=IF([.$X8];&quot;E&quot;&amp;[.U8]&amp;&quot; =&quot;;&quot;&quot;)" office:value-type="string" office:string-value="EB =" calcext:value-type="string">
            <text:p>EB =</text:p>
          </table:covered-table-cell>
          <table:table-cell table:style-name="ce478" table:formula="of:=IF([.$AE19];ENTREPARENT([.K16];2);&quot;&quot;)" office:value-type="string" office:string-value="(8,66·10⁻¹⁰)²" calcext:value-type="string" table:number-columns-spanned="2" table:number-rows-spanned="1">
            <text:p>(8,66·10⁻¹⁰)²</text:p>
          </table:table-cell>
          <table:covered-table-cell table:style-name="ce464"/>
          <table:table-cell table:style-name="ce492"/>
          <table:table-cell table:style-name="ce495"/>
          <table:table-cell table:style-name="ce518" table:formula="of:=IF([.$AE19];[.K16];&quot;&quot;)" office:value-type="string" office:string-value="8,66·10⁻¹⁰" calcext:value-type="string">
            <text:p>8,66·10⁻¹⁰</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Coord y</text:p>
          </table:table-cell>
          <table:table-cell table:style-name="ce434" table:formula="of:=MAX([.W3:.W6];[.W9])" office:value-type="float" office:value="0.00000000028867513" calcext:value-type="float">
            <text:p>2,8867513E-10</text:p>
          </table:table-cell>
          <table:table-cell table:style-name="ce434" table:formula="of:=MIN([.W3:.W6];[.W9])" office:value-type="float" office:value="-0.00000000057735027" calcext:value-type="float">
            <text:p>-5,7735027E-10</text:p>
          </table:table-cell>
          <table:table-cell table:style-name="ce434"/>
          <table:table-cell table:style-name="ce595" table:formula="of:=[.A7]" office:value-type="string" office:string-value="𝘘₃" calcext:value-type="string">
            <text:p>𝘘₃</text:p>
          </table:table-cell>
          <table:table-cell table:style-name="ce434" table:formula="of:=IF(LEN([.B7]);[.V5]*[.$U$28];&quot;&quot;)" office:value-type="float" office:value="0" calcext:value-type="float">
            <text:p>0</text:p>
          </table:table-cell>
          <table:table-cell table:style-name="ce145"/>
          <table:table-cell table:style-name="ce434" table:formula="of:=IF(LEN([.C7]);[.W5]*[.$U$28];&quot;&quot;)" office:value-type="float" office:value="-577.35027" calcext:value-type="float">
            <text:p>-577,35027</text:p>
          </table:table-cell>
          <table:table-cell table:style-name="ce434" table:number-columns-repeated="4"/>
          <table:table-cell table:style-name="ce40" table:number-columns-repeated="32"/>
        </table:table-row>
        <table:table-row table:style-name="ro4">
          <table:table-cell table:style-name="ce465" table:formula="of:=IF([.$AE21];[.$Z$10]&amp;[.U6]&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491" table:formula="of:=IF([.$AE21];&quot;(&quot;;&quot;&quot;)">
            <text:p/>
          </table:table-cell>
          <table:table-cell table:style-name="ce484" table:formula="of:=IF([.$AE21];NUMFORMA([.AA96];[.$U$1]);&quot;&quot;)">
            <text:p/>
          </table:table-cell>
          <table:table-cell table:style-name="ce510" table:formula="of:=IF([.$AE21];&quot;i&quot;&amp;IF([.AB6]&gt;=0;&quot; +&quot;;&quot; – &quot;);&quot;&quot;)">
            <text:p/>
          </table:table-cell>
          <table:table-cell table:style-name="ce484" table:formula="of:=IF([.$AE21];NUMFORMA(ABS([.AB6]);[.$U$1]);&quot;&quot;)">
            <text:p/>
          </table:table-cell>
          <table:table-cell table:style-name="ce531" table:formula="of:=IF([.$AE21];&quot;j )&quot;;&quot;&quot;)">
            <text:p/>
          </table:table-cell>
          <table:table-cell table:style-name="ce554" table:formula="of:=IF(AND([.$AE21];[.AC6]&lt;&gt;0);&quot;= &quot;&amp;NUMFORMA([.AC6];[.$U$1]);&quot;&quot;)" table:number-columns-spanned="1" table:number-rows-spanned="2">
            <text:p/>
          </table:table-cell>
          <table:table-cell table:style-name="ce563" table:formula="of:=IF([.$AE21];IF([.AC6]&lt;&gt;0;&quot;i&quot;&amp;IF([.AD6]&gt;0;&quot; +&quot;;&quot;&quot;);&quot;=&quot;);&quot;&quot;)" table:number-columns-spanned="1" table:number-rows-spanned="2">
            <text:p/>
          </table:table-cell>
          <table:table-cell table:style-name="ce554" table:formula="of:=IF(AND([.$AE21];[.AD6]&lt;&gt;0);NUMFORMA([.AD6];[.$U$1]);&quot;&quot;)" table:number-columns-spanned="1" table:number-rows-spanned="2">
            <text:p/>
          </table:table-cell>
          <table:table-cell table:style-name="ce567" table:formula="of:=IF(AND([.$AE21];[.AD6]&lt;&gt;0);&quot;j&quot;;&quot;&quot;)" table:number-columns-spanned="1" table:number-rows-spanned="2">
            <text:p/>
          </table:table-cell>
          <table:table-cell table:style-name="ce573" table:formula="of:=IF(AND([.$AE21];[.Z6]);&quot;N/C&quot;;&quot;&quot;)" table:number-columns-spanned="1" table:number-rows-spanned="2">
            <text:p/>
          </table:table-cell>
          <table:table-cell table:style-name="ce265" table:number-columns-repeated="5"/>
          <table:table-cell table:style-name="ce40" table:number-columns-repeated="2"/>
          <table:table-cell table:style-name="ce434" office:value-type="string" calcext:value-type="string">
            <text:p>Factor</text:p>
          </table:table-cell>
          <table:table-cell table:style-name="ce434" office:value-type="float" office:value="0.5" calcext:value-type="float">
            <text:p>0,5</text:p>
          </table:table-cell>
          <table:table-cell table:style-name="ce434" office:value-type="string" calcext:value-type="string">
            <text:p>Conversor</text:p>
          </table:table-cell>
          <table:table-cell table:style-name="ce409" table:formula="of:=[.X23]/[.X22]*[.V25]*[.U28]" office:value-type="float" office:value="0.00000000000001041667" calcext:value-type="float">
            <text:p>1,04E-014</text:p>
          </table:table-cell>
          <table:table-cell table:style-name="ce595" table:formula="of:=[.A8]">
            <text:p/>
          </table:table-cell>
          <table:table-cell table:style-name="ce434" table:formula="of:=IF(LEN([.B8]);[.V6]*[.$U$28];&quot;&quot;)">
            <text:p/>
          </table:table-cell>
          <table:table-cell table:style-name="ce145"/>
          <table:table-cell table:style-name="ce434" table:formula="of:=IF(LEN([.C8]);[.W6]*[.$U$28];&quot;&quot;)">
            <text:p/>
          </table:table-cell>
          <table:table-cell table:style-name="ce434" table:number-columns-repeated="2"/>
          <table:table-cell table:style-name="ce434" office:value-type="string" calcext:value-type="string">
            <text:p>ángulos</text:p>
          </table:table-cell>
          <table:table-cell table:style-name="ce434"/>
          <table:table-cell table:style-name="ce40" table:number-columns-repeated="32"/>
        </table:table-row>
        <table:table-row table:style-name="ro4">
          <table:covered-table-cell table:style-name="ce467" table:formula="of:=IF([.$X10];&quot;E&quot;&amp;[.U11]&amp;&quot; =&quot;;&quot;&quot;)" office:value-type="string" office:string-value="E0 =" calcext:value-type="string">
            <text:p>E0 =</text:p>
          </table:covered-table-cell>
          <table:table-cell table:style-name="ce478" table:formula="of:=IF([.$AE21];ENTREPARENT([.K17];2);&quot;&quot;)" table:number-columns-spanned="2" table:number-rows-spanned="1">
            <text:p/>
          </table:table-cell>
          <table:covered-table-cell table:style-name="ce464"/>
          <table:table-cell table:style-name="ce492"/>
          <table:table-cell table:style-name="ce495"/>
          <table:table-cell table:style-name="ce518" table:formula="of:=IF([.$AE21];[.K17];&quot;&quot;)">
            <text:p/>
          </table:table-cell>
          <table:table-cell table:style-name="ce518" table:number-columns-repeated="2"/>
          <table:covered-table-cell table:number-columns-repeated="3" table:style-name="ce559"/>
          <table:covered-table-cell table:number-columns-repeated="2" table:style-name="ce558"/>
          <table:table-cell table:style-name="ce265" table:number-columns-repeated="5"/>
          <table:table-cell table:style-name="ce40" table:number-columns-repeated="2"/>
          <table:table-cell table:style-name="ce434" office:value-type="string" calcext:value-type="string">
            <text:p>Gráfico x</text:p>
          </table:table-cell>
          <table:table-cell table:style-name="ce434" table:formula="of:=MAX([.Z21:.Z35])" office:value-type="float" office:value="500" calcext:value-type="float">
            <text:p>500</text:p>
          </table:table-cell>
          <table:table-cell table:style-name="ce434" table:formula="of:=MIN([.Z21:.Z35])" office:value-type="float" office:value="-500" calcext:value-type="float">
            <text:p>-500</text:p>
          </table:table-cell>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27]-[.Z26];[.AC27]-[.AC26])" office:value-type="float" office:value="0" calcext:value-type="float">
            <text:p>0</text:p>
          </table:table-cell>
          <table:table-cell table:style-name="ce434"/>
          <table:table-cell table:style-name="ce40" table:number-columns-repeated="32"/>
        </table:table-row>
        <table:table-row table:style-name="ro4">
          <table:table-cell table:style-name="ce407" table:formula="of:=IF([.U12];[.AF6]&amp;[.A10];&quot;&quot;)" office:value-type="string" office:string-value="Vector intensidad de campo electrostático resultante en el punto A" calcext:value-type="string" table:number-columns-spanned="8" table:number-rows-spanned="1">
            <text:p>Vector intensidad de campo electrostático resultante en el punto A</text:p>
          </table:table-cell>
          <table:covered-table-cell table:number-columns-repeated="7" table:style-name="ce265"/>
          <table:table-cell table:style-name="ce265" table:number-columns-repeated="5"/>
          <table:table-cell table:style-name="ce577" office:value-type="string" calcext:value-type="string">
            <text:p>Módulo</text:p>
          </table:table-cell>
          <table:table-cell table:style-name="ce577"/>
          <table:table-cell table:style-name="ce265" table:number-columns-repeated="3"/>
          <table:table-cell table:style-name="ce40" table:number-columns-repeated="2"/>
          <table:table-cell table:style-name="ce434" office:value-type="string" calcext:value-type="string">
            <text:p>Gráfico y</text:p>
          </table:table-cell>
          <table:table-cell table:style-name="ce434" table:formula="of:=MAX([.AB21:.AB25];[.AC26:.AC33];[.AD50:.AD51])" office:value-type="float" office:value="538.675132184947" calcext:value-type="float">
            <text:p>538,675132184947</text:p>
          </table:table-cell>
          <table:table-cell table:style-name="ce434" table:formula="of:=MIN([.AB21:.AB25];[.AC26:.AC33];[.AD50:.AD51])" office:value-type="float" office:value="-577.35027" calcext:value-type="float">
            <text:p>-577,35027</text:p>
          </table:table-cell>
          <table:table-cell table:style-name="ce434"/>
          <table:table-cell table:style-name="ce434" table:formula="of:=[.A19]" office:value-type="string" office:string-value="𝙀⃗₁ =" calcext:value-type="string">
            <text:p>𝙀⃗₁ =</text:p>
          </table:table-cell>
          <table:table-cell table:style-name="ce434" table:formula="of:=[.Z26]+[.AC3]*[.$X$25]" office:value-type="float" office:value="500" calcext:value-type="float">
            <text:p>500</text:p>
          </table:table-cell>
          <table:table-cell table:style-name="ce145"/>
          <table:table-cell table:style-name="ce434"/>
          <table:table-cell table:style-name="ce434" table:formula="of:=[.AC26]+[.AD3]*[.$X$25]"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68"/>
          <table:table-cell table:style-name="ce265"/>
          <table:table-cell table:style-name="ce486" table:number-columns-repeated="5"/>
          <table:table-cell table:style-name="ce533" table:formula="of:=IF(AND([.$U$12];[.$X$10]);[.Z10]&amp;&quot;(&quot;&amp;[.U9]&amp;&quot;) =&quot;;&quot;&quot;)" office:value-type="string" office:string-value="𝙀⃗(A) =" calcext:value-type="string">
            <text:p>𝙀⃗(A) =</text:p>
          </table:table-cell>
          <table:table-cell table:style-name="ce311" table:formula="of:=IF(AND([.$U$12];[.$X$10]);IF([.AC7]&lt;&gt;0;NUMFORMA([.AC7];[.$U$1]);IF([.T17];&quot;0&quot;;&quot;&quot;));&quot;&quot;)" office:value-type="string" office:string-value="0" calcext:value-type="string">
            <text:p>0</text:p>
          </table:table-cell>
          <table:table-cell table:style-name="ce564" table:formula="of:=IF(AND([.$U$12];[.$X$10];[.$T$17]);&quot;i&quot;&amp;IF(AND([.AD7]&gt;=0;[.U17]);&quot; +&quot;;&quot;&quot;);&quot;&quot;)" office:value-type="string" office:string-value="i +" calcext:value-type="string">
            <text:p>i +</text:p>
          </table:table-cell>
          <table:table-cell table:style-name="ce311" table:formula="of:=IF(AND([.$U$12];[.$X$10]);IF([.AD7]&lt;&gt;0;NUMFORMA([.AD7];[.$U$1]);IF([.U17];&quot;0&quot;;&quot;&quot;));&quot;&quot;)" office:value-type="string" office:string-value="2,40·10¹⁶" calcext:value-type="string">
            <text:p>2,40·10¹⁶</text:p>
          </table:table-cell>
          <table:table-cell table:style-name="ce569" table:formula="of:=IF(AND([.$U$12];[.$X$10];[.$U$17]);&quot;j&quot;;&quot;&quot;)" office:value-type="string" office:string-value="j" calcext:value-type="string">
            <text:p>j</text:p>
          </table:table-cell>
          <table:table-cell table:style-name="ce574" table:formula="of:=IF(AND([.$U$12];[.$X$10]);&quot;N/C&quot;;&quot;&quot;)" office:value-type="string" office:string-value="N/C" calcext:value-type="string">
            <text:p>N/C</text:p>
          </table:table-cell>
          <table:table-cell table:style-name="ce271" table:formula="of:=IF(AND([.$U$12];[.$X$10]);&quot;|&quot;&amp;[.Z10]&amp;&quot;| = √&quot;;&quot;&quot;)" office:value-type="string" office:string-value="|𝙀⃗| = √" calcext:value-type="string">
            <text:p>|𝙀⃗| = √</text:p>
          </table:table-cell>
          <table:table-cell table:style-name="ce582" table:formula="of:=IF(AND([.$U$12];[.$X$10]);IF([.AC7]&lt;&gt;0;&quot;(&quot;&amp;[.I28]&amp;IF([.AC7]&lt;&gt;0;&quot;)²&quot;&amp;IF([.AD7]&lt;&gt;0;&quot; +&quot;;&quot;&quot;);&quot;&quot;);IF([.Z7];&quot;&quot;;&quot;0² + 0²&quot;));&quot;&quot;)">
            <text:p/>
          </table:table-cell>
          <table:table-cell table:style-name="ce585" table:formula="of:=IF(AND([.$U$12];[.$X$10]);IF([.AD7]&lt;&gt;0;&quot;(&quot;&amp;[.K28]&amp;IF([.AD7]&lt;&gt;0;&quot;)²&quot;;&quot;&quot;);&quot;&quot;);&quot;&quot;)" office:value-type="string" office:string-value="(2,40·10¹⁶)²" calcext:value-type="string">
            <text:p>(2,40·10¹⁶)²</text:p>
          </table:table-cell>
          <table:table-cell table:style-name="ce311" table:formula="of:=IF(AND([.$U$12];[.$X$10]);&quot;= &quot;&amp;NUMFORMA([.Z7];[.$U$1]);&quot;&quot;)" office:value-type="string" office:string-value="= 2,40·10¹⁶" calcext:value-type="string">
            <text:p>= 2,40·10¹⁶</text:p>
          </table:table-cell>
          <table:table-cell table:style-name="ce359" table:formula="of:=[.M28]" office:value-type="string" office:string-value="N/C" calcext:value-type="string">
            <text:p>N/C</text:p>
          </table:table-cell>
          <table:table-cell table:style-name="ce40" table:number-columns-repeated="2"/>
          <table:table-cell table:style-name="ce434" table:formula="of:=1/FACTORSM([.X28])" office:value-type="float" office:value="1000000000000" calcext:value-type="float">
            <text:p>1000000000000</text:p>
          </table:table-cell>
          <table:table-cell table:style-name="ce434" table:formula="of:=MAX([.V26:.V27])" office:value-type="float" office:value="538.675132184947" calcext:value-type="float">
            <text:p>538,675132184947</text:p>
          </table:table-cell>
          <table:table-cell table:style-name="ce434" table:formula="of:=MIN([.W26:.W27])" office:value-type="float" office:value="-577.35027" calcext:value-type="float">
            <text:p>-577,35027</text:p>
          </table:table-cell>
          <table:table-cell table:style-name="ce434" table:formula="of:=PREFSM((MAXABS([.V23:.W24])))" office:value-type="string" office:string-value="p" calcext:value-type="string">
            <text:p>p</text:p>
          </table:table-cell>
          <table:table-cell table:style-name="ce434"/>
          <table:table-cell table:style-name="ce434" table:formula="of:=[.Z27]+IF([.Z3];[.$X$29]*COS([.AE26]+[.$V$30]);0)" office:value-type="float" office:value="456.698729810778" calcext:value-type="float">
            <text:p>456,698729810778</text:p>
          </table:table-cell>
          <table:table-cell table:style-name="ce434" table:number-columns-repeated="2"/>
          <table:table-cell table:style-name="ce368" table:formula="of:=[.AC27]+IF([.Z3];[.$X$29]*SIN([.AE26]+[.$V$30]);0)" office:value-type="float" office:value="313.67513" calcext:value-type="float">
            <text:p>313,67513</text:p>
          </table:table-cell>
          <table:table-cell table:style-name="ce434" table:number-columns-repeated="3"/>
          <table:table-cell table:style-name="ce40" table:number-columns-repeated="32"/>
        </table:table-row>
        <table:table-row table:style-name="ro4">
          <table:table-cell table:style-name="ce469" table:formula="of:=IF(AND([.U12];[.X11]);[.AF7]&amp;[.A10];&quot;&quot;)" office:value-type="string" office:string-value="Fuerza resultante sobre la carga en el punto A" calcext:value-type="string" table:number-columns-spanned="8" table:number-rows-spanned="1">
            <text:p>Fuerza resultante sobre la carga en el punto A</text:p>
          </table:table-cell>
          <table:covered-table-cell table:style-name="ce265"/>
          <table:covered-table-cell table:number-columns-repeated="6" table:style-name="ce486"/>
          <table:table-cell table:style-name="ce311"/>
          <table:table-cell table:style-name="ce486" table:number-columns-repeated="2"/>
          <table:table-cell table:style-name="ce571"/>
          <table:table-cell table:style-name="ce486"/>
          <table:table-cell table:style-name="ce265" table:number-columns-repeated="3"/>
          <table:table-cell table:style-name="ce311"/>
          <table:table-cell table:style-name="ce359"/>
          <table:table-cell table:style-name="ce40" table:number-columns-repeated="2"/>
          <table:table-cell table:style-name="ce434" office:value-type="string" calcext:value-type="string">
            <text:p>Factor flecha</text:p>
          </table:table-cell>
          <table:table-cell table:style-name="ce434" office:value-type="float" office:value="0.05" calcext:value-type="float">
            <text:p>0,05</text:p>
          </table:table-cell>
          <table:table-cell table:style-name="ce434" office:value-type="string" calcext:value-type="string">
            <text:p>Long. flecha</text:p>
          </table:table-cell>
          <table:table-cell table:style-name="ce434" table:formula="of:=[.V29]*[.X23]*[.U28]" office:value-type="float" office:value="50" calcext:value-type="float">
            <text:p>50</text:p>
          </table:table-cell>
          <table:table-cell table:style-name="ce434"/>
          <table:table-cell table:style-name="ce434" table:formula="of:=[.Z27]" office:value-type="float" office:value="500" calcext:value-type="float">
            <text:p>500</text:p>
          </table:table-cell>
          <table:table-cell table:style-name="ce434" table:number-columns-repeated="2"/>
          <table:table-cell table:style-name="ce434" table:formula="of:=[.AC27]"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70" table:formula="of:=IF(AND([.U12];[.X11]);[.H6];&quot;&quot;)" office:value-type="string" office:string-value="𝙁⃗ =" calcext:value-type="string">
            <text:p>𝙁⃗ =</text:p>
          </table:table-cell>
          <table:table-cell table:style-name="ce265"/>
          <table:table-cell table:style-name="ce486" table:formula="of:=IF(AND([.U12];[.X11]);[.E10];&quot;&quot;)" office:value-type="string" office:string-value="3,20·10⁻¹⁹" calcext:value-type="string">
            <text:p>3,20·10⁻¹⁹</text:p>
          </table:table-cell>
          <table:table-cell table:style-name="ce311" table:formula="of:=IF(AND([.U12];[.X11]);&quot;(&quot;;&quot;&quot;)" office:value-type="string" office:string-value="(" calcext:value-type="string">
            <text:p>(</text:p>
          </table:table-cell>
          <table:table-cell table:style-name="ce311" table:formula="of:=IF(AND([.U12];[.X11]);[.I28];&quot;&quot;)" office:value-type="string" office:string-value="0" calcext:value-type="string">
            <text:p>0</text:p>
          </table:table-cell>
          <table:table-cell table:style-name="ce510" table:formula="of:=IF(AND([.U12];[.X11]);[.J28];&quot;&quot;)" office:value-type="string" office:string-value="i +" calcext:value-type="string">
            <text:p>i +</text:p>
          </table:table-cell>
          <table:table-cell table:style-name="ce311" table:formula="of:=IF(AND([.U12];[.X11]);[.K28];&quot;&quot;)" office:value-type="string" office:string-value="2,40·10¹⁶" calcext:value-type="string">
            <text:p>2,40·10¹⁶</text:p>
          </table:table-cell>
          <table:table-cell table:style-name="ce531" table:formula="of:=IF(AND([.U12];[.X11]);[.L28]&amp;&quot;) =&quot;;&quot;&quot;)" office:value-type="string" office:string-value="j) =" calcext:value-type="string">
            <text:p>j) =</text:p>
          </table:table-cell>
          <table:table-cell table:style-name="ce311" table:formula="of:=IF(AND([.U12];[.X11];[.T17]);IF([.AC8]&lt;&gt;0;NUMFORMA([.AC8];[.$U$1]);&quot;0&quot;);&quot;&quot;)" office:value-type="string" office:string-value="0" calcext:value-type="string">
            <text:p>0</text:p>
          </table:table-cell>
          <table:table-cell table:style-name="ce564" table:formula="of:=IF(AND([.U12];[.X11];[.T17]);[.J28];&quot;&quot;)" office:value-type="string" office:string-value="i +" calcext:value-type="string">
            <text:p>i +</text:p>
          </table:table-cell>
          <table:table-cell table:style-name="ce311" table:formula="of:=IF(AND([.U12];[.X11];[.U17]);IF([.AD7]&lt;&gt;0;NUMFORMA([.AD8];[.$U$1]);IF([.U17];&quot;0&quot;;&quot;&quot;));&quot;&quot;)" office:value-type="string" office:string-value="0,00769" calcext:value-type="string">
            <text:p>0,00769</text:p>
          </table:table-cell>
          <table:table-cell table:style-name="ce569" table:formula="of:=IF(AND([.U12];[.X11];[.U17]);&quot;j&quot;;&quot;&quot;)" office:value-type="string" office:string-value="j" calcext:value-type="string">
            <text:p>j</text:p>
          </table:table-cell>
          <table:table-cell table:style-name="ce574" table:formula="of:=IF(AND([.U12];[.X11]);&quot;N&quot;;&quot;&quot;)" office:value-type="string" office:string-value="N" calcext:value-type="string">
            <text:p>N</text:p>
          </table:table-cell>
          <table:table-cell table:style-name="ce271" table:formula="of:=IF(AND([.U12];[.X11]);&quot;|&quot;&amp;[.Z11]&amp;&quot;| = √&quot;;&quot;&quot;)" office:value-type="string" office:string-value="|𝙁⃗| = √" calcext:value-type="string">
            <text:p>|𝙁⃗| = √</text:p>
          </table:table-cell>
          <table:table-cell table:style-name="ce583" table:formula="of:=IF(AND([.U12];[.X11]);IF([.AC8]&lt;&gt;0;&quot;(&quot;&amp;[.I30]&amp;IF([.AC8]&lt;&gt;0;&quot;)²&quot;&amp;IF([.AD7]&lt;&gt;0;&quot; +&quot;;&quot;&quot;);&quot;&quot;);IF([.Z7];&quot;&quot;;&quot;0² + 0²&quot;));&quot;&quot;)">
            <text:p/>
          </table:table-cell>
          <table:table-cell table:style-name="ce583" table:formula="of:=IF(AND([.U12];[.X11]);IF([.AD8]&lt;&gt;0;&quot;(&quot;&amp;[.K30]&amp;IF([.AD8]&lt;&gt;0;&quot;)²&quot;;&quot;&quot;);&quot;&quot;);&quot;&quot;)" office:value-type="string" office:string-value="(0,00769)²" calcext:value-type="string">
            <text:p>(0,00769)²</text:p>
          </table:table-cell>
          <table:table-cell table:style-name="ce311" table:formula="of:=IF(AND([.U12];[.X11]);&quot;= &quot;&amp;NUMFORMA([.Z8];[.$U$1]);&quot;&quot;)" office:value-type="string" office:string-value="= 0,00769" calcext:value-type="string">
            <text:p>= 0,00769</text:p>
          </table:table-cell>
          <table:table-cell table:style-name="ce359" table:formula="of:=[.M30]" office:value-type="string" office:string-value="N" calcext:value-type="string">
            <text:p>N</text:p>
          </table:table-cell>
          <table:table-cell table:style-name="ce40" table:number-columns-repeated="2"/>
          <table:table-cell table:style-name="ce434" office:value-type="string" calcext:value-type="string">
            <text:p>Rads(150º)</text:p>
          </table:table-cell>
          <table:table-cell table:style-name="ce434" table:formula="of:=RADIANS(150)" office:value-type="float" office:value="2.61799387799149" calcext:value-type="float">
            <text:p>2,61799387799149</text:p>
          </table:table-cell>
          <table:table-cell table:style-name="ce434" table:number-columns-repeated="3"/>
          <table:table-cell table:style-name="ce434" table:formula="of:=[.Z27]+IF([.Z3];[.$X$29]*COS([.AE26]-[.$V$30]);0)" office:value-type="float" office:value="456.698729810778" calcext:value-type="float">
            <text:p>456,698729810778</text:p>
          </table:table-cell>
          <table:table-cell table:style-name="ce434" table:number-columns-repeated="2"/>
          <table:table-cell table:style-name="ce368" table:formula="of:=[.AC27]+IF([.Z3];[.$X$29]*SIN([.AE26]-[.$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471" table:formula="of:=IF([.$X$12];[.AF8]&amp;[.A10];&quot;&quot;)" office:value-type="string" office:string-value="Aceleración de la partícula ubicada en el punto A" calcext:value-type="string" table:number-columns-spanned="8" table:number-rows-spanned="1">
            <text:p>Aceleración de la partícula ubicada en el punto A</text:p>
          </table:table-cell>
          <table:covered-table-cell table:style-name="ce265"/>
          <table:covered-table-cell table:number-columns-repeated="6" table:style-name="ce486"/>
          <table:table-cell table:style-name="ce311"/>
          <table:table-cell table:style-name="ce486" table:number-columns-repeated="2"/>
          <table:table-cell table:style-name="ce571"/>
          <table:table-cell table:style-name="ce486"/>
          <table:table-cell table:style-name="ce265" table:number-columns-repeated="3"/>
          <table:table-cell table:style-name="ce311"/>
          <table:table-cell table:style-name="ce359"/>
          <table:table-cell table:style-name="ce40" table:number-columns-repeated="2"/>
          <table:table-cell table:style-name="ce434" table:number-columns-repeated="5"/>
          <table:table-cell table:style-name="ce434" table:formula="of:=[.Z29]" office:value-type="float" office:value="500" calcext:value-type="float">
            <text:p>500</text:p>
          </table:table-cell>
          <table:table-cell table:style-name="ce434" table:number-columns-repeated="2"/>
          <table:table-cell table:style-name="ce434" table:formula="of:=[.AC29]"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72" table:formula="of:=IF([.$X$12];[.H8];&quot;&quot;)" office:value-type="string" office:string-value="𝙖⃗ =" calcext:value-type="string" table:number-columns-spanned="1" table:number-rows-spanned="2">
            <text:p>𝙖⃗ =</text:p>
          </table:table-cell>
          <table:table-cell table:style-name="ce265"/>
          <table:table-cell table:style-name="ce486"/>
          <table:table-cell table:style-name="ce491" table:formula="of:=IF([.$X$12];&quot;(&quot;;&quot;&quot;)" office:value-type="string" office:string-value="(" calcext:value-type="string">
            <text:p>(</text:p>
          </table:table-cell>
          <table:table-cell table:style-name="ce484" table:formula="of:=IF([.$X$12];[.I30];&quot;&quot;)" office:value-type="string" office:string-value="0" calcext:value-type="string">
            <text:p>0</text:p>
          </table:table-cell>
          <table:table-cell table:style-name="ce523" table:formula="of:=IF([.$X$12];[.J30];&quot;&quot;)" office:value-type="string" office:string-value="i +" calcext:value-type="string">
            <text:p>i +</text:p>
          </table:table-cell>
          <table:table-cell table:style-name="ce484" table:formula="of:=IF([.$X$12];[.K30];&quot;&quot;)" office:value-type="string" office:string-value="0,00769" calcext:value-type="string">
            <text:p>0,00769</text:p>
          </table:table-cell>
          <table:table-cell table:style-name="ce534" table:formula="of:=IF([.$X$12];[.H30];&quot;&quot;)" office:value-type="string" office:string-value="j) =" calcext:value-type="string">
            <text:p>j) =</text:p>
          </table:table-cell>
          <table:table-cell table:style-name="ce311" table:formula="of:=IF(AND([.$X$12];[.T17]);IF([.AC9]&lt;&gt;0;NUMFORMA([.AC9];[.$U$1]);&quot;0&quot;);&quot;&quot;)" office:value-type="string" office:string-value="0" calcext:value-type="string">
            <text:p>0</text:p>
          </table:table-cell>
          <table:table-cell table:style-name="ce565" table:formula="of:=IF([.$X$12];[.J30];&quot;&quot;)" office:value-type="string" office:string-value="i +" calcext:value-type="string">
            <text:p>i +</text:p>
          </table:table-cell>
          <table:table-cell table:style-name="ce311" table:formula="of:=IF(AND([.$X$12];[.U17]);IF([.AD7]&lt;&gt;0;NUMFORMA([.AD9];[.$U$1]);IF([.U17];&quot;0&quot;;&quot;&quot;));&quot;&quot;)" office:value-type="string" office:string-value="1,16·10²⁴" calcext:value-type="string">
            <text:p>1,16·10²⁴</text:p>
          </table:table-cell>
          <table:table-cell table:style-name="ce572" table:formula="of:=IF([.$X$12];[.L30];&quot;&quot;)" office:value-type="string" office:string-value="j" calcext:value-type="string">
            <text:p>j</text:p>
          </table:table-cell>
          <table:table-cell table:style-name="ce574" table:formula="of:=IF([.$X$12];&quot;m/s²&quot;;&quot;&quot;)" office:value-type="string" office:string-value="m/s²" calcext:value-type="string">
            <text:p>m/s²</text:p>
          </table:table-cell>
          <table:table-cell table:style-name="ce271" table:formula="of:=IF([.$X$12];&quot;|&quot;&amp;[.Z12]&amp;&quot;| = √&quot;;&quot;&quot;)" office:value-type="string" office:string-value="|𝙖⃗| = √" calcext:value-type="string">
            <text:p>|𝙖⃗| = √</text:p>
          </table:table-cell>
          <table:table-cell table:style-name="ce584" table:formula="of:=IF([.$X$12];IF([.AC9]&lt;&gt;0;&quot;(&quot;&amp;[.I32]&amp;IF([.AC9]&lt;&gt;0;&quot;)²&quot;&amp;IF([.AD8]&lt;&gt;0;&quot; +&quot;;&quot;&quot;);&quot;&quot;);IF([.Z7];&quot;&quot;;&quot;0² + 0²&quot;));&quot;&quot;)">
            <text:p/>
          </table:table-cell>
          <table:table-cell table:style-name="ce584" table:formula="of:=IF([.$X$12];IF([.AD9]&lt;&gt;0;&quot;(&quot;&amp;[.K32]&amp;IF([.AD9]&lt;&gt;0;&quot;)²&quot;;&quot;&quot;);&quot;&quot;);&quot;&quot;)" office:value-type="string" office:string-value="(1,16·10²⁴)²" calcext:value-type="string">
            <text:p>(1,16·10²⁴)²</text:p>
          </table:table-cell>
          <table:table-cell table:style-name="ce311" table:formula="of:=IF([.$X$12];&quot;= &quot;&amp;NUMFORMA([.Z9];[.$U$1]);&quot;&quot;)" office:value-type="string" office:string-value="= 1,16·10²⁴" calcext:value-type="string">
            <text:p>= 1,16·10²⁴</text:p>
          </table:table-cell>
          <table:table-cell table:style-name="ce586" table:formula="of:=[.M32]" office:value-type="string" office:string-value="m/s²" calcext:value-type="string">
            <text:p>m/s²</text:p>
          </table:table-cell>
          <table:table-cell table:style-name="ce40" table:number-columns-repeated="2"/>
          <table:table-cell table:style-name="ce434" table:number-columns-repeated="5"/>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3]-[.Z32];[.AC33]-[.AC32])" office:value-type="float" office:value="3.14159265358979" calcext:value-type="float">
            <text:p>3,14159265358979</text:p>
          </table:table-cell>
          <table:table-cell table:style-name="ce434"/>
          <table:table-cell table:style-name="ce40" table:number-columns-repeated="32"/>
        </table:table-row>
        <table:table-row table:style-name="ro4">
          <table:covered-table-cell table:style-name="ce265"/>
          <table:table-cell table:style-name="ce265" table:number-columns-repeated="3"/>
          <table:table-cell table:style-name="ce496"/>
          <table:table-cell table:style-name="ce496" table:formula="of:=IF(AND([.$U$12];[.$X$12]);[.G10];&quot;&quot;)" office:value-type="string" office:string-value="6,64·10⁻²⁷" calcext:value-type="string">
            <text:p>6,64·10⁻²⁷</text:p>
          </table:table-cell>
          <table:table-cell table:style-name="ce496" table:number-columns-repeated="2"/>
          <table:table-cell table:style-name="ce265" table:number-columns-repeated="10"/>
          <table:table-cell table:style-name="ce40" table:number-columns-repeated="2"/>
          <table:table-cell table:style-name="ce434" table:number-columns-repeated="4"/>
          <table:table-cell table:style-name="ce434" table:formula="of:=[.A21]" office:value-type="string" office:string-value="𝙀⃗₂ =" calcext:value-type="string">
            <text:p>𝙀⃗₂ =</text:p>
          </table:table-cell>
          <table:table-cell table:style-name="ce434" table:formula="of:=[.Z32]+[.AC4]*[.$X$25]" office:value-type="float" office:value="-500" calcext:value-type="float">
            <text:p>-500</text:p>
          </table:table-cell>
          <table:table-cell table:style-name="ce145"/>
          <table:table-cell table:style-name="ce434"/>
          <table:table-cell table:style-name="ce434" table:formula="of:=[.AC32]+[.AD4]*[.$X$25]"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265" table:number-columns-repeated="18"/>
          <table:table-cell table:style-name="ce40" table:number-columns-repeated="2"/>
          <table:table-cell table:style-name="ce434" table:number-columns-repeated="5"/>
          <table:table-cell table:style-name="ce434" table:formula="of:=[.Z33]+IF([.Z4];[.$X$29]*COS([.AE32]+[.$V$30]);0)" office:value-type="float" office:value="-456.698729810778" calcext:value-type="float">
            <text:p>-456,698729810778</text:p>
          </table:table-cell>
          <table:table-cell table:style-name="ce434" table:number-columns-repeated="2"/>
          <table:table-cell table:style-name="ce368" table:formula="of:=[.AC33]+IF([.Z4];[.$X$29]*SIN([.AE32]+[.$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40" table:number-columns-repeated="20"/>
          <table:table-cell table:style-name="ce434" table:number-columns-repeated="5"/>
          <table:table-cell table:style-name="ce434" table:formula="of:=[.Z33]" office:value-type="float" office:value="-500" calcext:value-type="float">
            <text:p>-500</text:p>
          </table:table-cell>
          <table:table-cell table:style-name="ce434" table:number-columns-repeated="2"/>
          <table:table-cell table:style-name="ce434" table:formula="of:=[.AC33]"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0" table:number-columns-repeated="23"/>
          <table:table-cell table:style-name="ce434" table:number-columns-repeated="2"/>
          <table:table-cell table:style-name="ce434" table:formula="of:=[.Z33]+IF([.Z4];[.$X$29]*COS([.AE32]-[.$V$30]);0)" office:value-type="float" office:value="-456.698729810778" calcext:value-type="float">
            <text:p>-456,698729810778</text:p>
          </table:table-cell>
          <table:table-cell table:style-name="ce434" table:number-columns-repeated="2"/>
          <table:table-cell table:style-name="ce368" table:formula="of:=[.AC33]+IF([.Z4];[.$X$29]*SIN([.AE32]-[.$V$30]);0)" office:value-type="float" office:value="313.67513" calcext:value-type="float">
            <text:p>313,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35]" office:value-type="float" office:value="-500" calcext:value-type="float">
            <text:p>-500</text:p>
          </table:table-cell>
          <table:table-cell table:style-name="ce434" table:number-columns-repeated="2"/>
          <table:table-cell table:style-name="ce434" table:formula="of:=[.AC3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9]-[.Z38];[.AC39]-[.AC38])" office:value-type="float" office:value="1.5707963267949" calcext:value-type="float">
            <text:p>1,5707963267949</text:p>
          </table:table-cell>
          <table:table-cell table:style-name="ce40" table:number-columns-repeated="33"/>
        </table:table-row>
        <table:table-row table:style-name="ro4">
          <table:table-cell table:style-name="ce40" table:number-columns-repeated="23"/>
          <table:table-cell table:style-name="ce434"/>
          <table:table-cell table:style-name="ce434" table:formula="of:=[.A23]" office:value-type="string" office:string-value="𝙀⃗₃ =" calcext:value-type="string">
            <text:p>𝙀⃗₃ =</text:p>
          </table:table-cell>
          <table:table-cell table:style-name="ce434" table:formula="of:=[.Z38]+[.AC5]*[.$X$25]" office:value-type="float" office:value="0" calcext:value-type="float">
            <text:p>0</text:p>
          </table:table-cell>
          <table:table-cell table:style-name="ce145"/>
          <table:table-cell table:style-name="ce434"/>
          <table:table-cell table:style-name="ce434" table:formula="of:=[.AC38]+[.AD5]*[.$X$25]" office:value-type="float" office:value="538.675132184947" calcext:value-type="float">
            <text:p>538,675132184947</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39]+IF([.Z5];[.$X$29]*COS([.AE38]+[.$V$30]);0)" office:value-type="float" office:value="-25.0000000000002" calcext:value-type="float">
            <text:p>-25,0000000000002</text:p>
          </table:table-cell>
          <table:table-cell table:style-name="ce434" table:number-columns-repeated="2"/>
          <table:table-cell table:style-name="ce368" table:formula="of:=[.AC39]+IF([.Z5];[.$X$29]*SIN([.AE38]+[.$V$30]);0)" office:value-type="float" office:value="495.373861995725" calcext:value-type="float">
            <text:p>495,373861995725</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39]" office:value-type="float" office:value="0" calcext:value-type="float">
            <text:p>0</text:p>
          </table:table-cell>
          <table:table-cell table:style-name="ce434" table:number-columns-repeated="2"/>
          <table:table-cell table:style-name="ce434" table:formula="of:=[.AC39]" office:value-type="float" office:value="538.675132184947" calcext:value-type="float">
            <text:p>538,675132184947</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39]+IF([.Z5];[.$X$29]*COS([.AE38]-[.$V$30]);0)" office:value-type="float" office:value="25.0000000000002" calcext:value-type="float">
            <text:p>25,0000000000002</text:p>
          </table:table-cell>
          <table:table-cell table:style-name="ce434" table:number-columns-repeated="2"/>
          <table:table-cell table:style-name="ce368" table:formula="of:=[.AC39]+IF([.Z5];[.$X$29]*SIN([.AE38]-[.$V$30]);0)" office:value-type="float" office:value="495.373861995725" calcext:value-type="float">
            <text:p>495,373861995725</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1]" office:value-type="float" office:value="0" calcext:value-type="float">
            <text:p>0</text:p>
          </table:table-cell>
          <table:table-cell table:style-name="ce434" table:number-columns-repeated="2"/>
          <table:table-cell table:style-name="ce434" table:formula="of:=[.AC41]" office:value-type="float" office:value="538.675132184947" calcext:value-type="float">
            <text:p>538,675132184947</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45]-[.Z44];[.AC45]-[.AC44])" office:value-type="float" office:value="0" calcext:value-type="float">
            <text:p>0</text:p>
          </table:table-cell>
          <table:table-cell table:style-name="ce40" table:number-columns-repeated="33"/>
        </table:table-row>
        <table:table-row table:style-name="ro4">
          <table:table-cell table:style-name="ce40" table:number-columns-repeated="23"/>
          <table:table-cell table:style-name="ce434"/>
          <table:table-cell table:style-name="ce434" table:formula="of:=[.A25]">
            <text:p/>
          </table:table-cell>
          <table:table-cell table:style-name="ce434" table:formula="of:=[.Z44]+[.AC6]*[.$X$25]" office:value-type="float" office:value="0" calcext:value-type="float">
            <text:p>0</text:p>
          </table:table-cell>
          <table:table-cell table:style-name="ce145"/>
          <table:table-cell table:style-name="ce434"/>
          <table:table-cell table:style-name="ce434" table:formula="of:=[.AC44]+[.AD6]*[.$X$2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45]+IF([.Z6];[.$X$29]*COS([.AE44]+[.$V$30]);0)" office:value-type="float" office:value="0" calcext:value-type="float">
            <text:p>0</text:p>
          </table:table-cell>
          <table:table-cell table:style-name="ce434" table:number-columns-repeated="2"/>
          <table:table-cell table:style-name="ce368" table:formula="of:=[.AC45]+IF([.Z6];[.$X$29]*SIN([.AE44]+[.$V$30]);0)"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5]" office:value-type="float" office:value="0" calcext:value-type="float">
            <text:p>0</text:p>
          </table:table-cell>
          <table:table-cell table:style-name="ce434" table:number-columns-repeated="2"/>
          <table:table-cell table:style-name="ce434" table:formula="of:=[.AC45]"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5]+IF([.Z6];[.$X$29]*COS([.AE44]-[.$V$30]);0)" office:value-type="float" office:value="0" calcext:value-type="float">
            <text:p>0</text:p>
          </table:table-cell>
          <table:table-cell table:style-name="ce434" table:number-columns-repeated="2"/>
          <table:table-cell table:style-name="ce368" table:formula="of:=[.AC45]+IF([.Z6];[.$X$29]*SIN([.AE44]-[.$V$30]);0)"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47]" office:value-type="float" office:value="0" calcext:value-type="float">
            <text:p>0</text:p>
          </table:table-cell>
          <table:table-cell table:style-name="ce434" table:number-columns-repeated="2"/>
          <table:table-cell table:style-name="ce434" table:formula="of:=[.AC47]" office:value-type="float" office:value="288.67513" calcext:value-type="float">
            <text:p>288,67513</text:p>
          </table:table-cell>
          <table:table-cell table:style-name="ce434"/>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21]" office:value-type="float" office:value="0" calcext:value-type="float">
            <text:p>0</text:p>
          </table:table-cell>
          <table:table-cell table:style-name="ce145"/>
          <table:table-cell table:style-name="ce434" table:number-columns-repeated="2"/>
          <table:table-cell table:style-name="ce434" table:formula="of:=[.$AB$21]" office:value-type="float" office:value="288.67513" calcext:value-type="float">
            <text:p>288,67513</text:p>
          </table:table-cell>
          <table:table-cell table:style-name="ce434" table:formula="of:=ATAN2([.Z51]-[.Z50];[.AD51]-[.AD50])" office:value-type="float" office:value="1.5707963267949" calcext:value-type="float">
            <text:p>1,5707963267949</text:p>
          </table:table-cell>
          <table:table-cell table:style-name="ce40" table:number-columns-repeated="33"/>
        </table:table-row>
        <table:table-row table:style-name="ro4">
          <table:table-cell table:style-name="ce40" table:number-columns-repeated="23"/>
          <table:table-cell table:style-name="ce434"/>
          <table:table-cell table:style-name="ce434" table:formula="of:=[.H28]" office:value-type="string" office:string-value="𝙀⃗(A) =" calcext:value-type="string">
            <text:p>𝙀⃗(A) =</text:p>
          </table:table-cell>
          <table:table-cell table:style-name="ce434" table:formula="of:=[.Z50]+[.$X$25]*[.AC7]" office:value-type="float" office:value="0" calcext:value-type="float">
            <text:p>0</text:p>
          </table:table-cell>
          <table:table-cell table:style-name="ce145"/>
          <table:table-cell table:style-name="ce434" table:number-columns-repeated="2"/>
          <table:table-cell table:style-name="ce434" table:formula="of:=[.AD50]+[.$X$25]*[.AD7]" office:value-type="float" office:value="538.675132184947" calcext:value-type="float">
            <text:p>538,675132184947</text:p>
          </table:table-cell>
          <table:table-cell table:style-name="ce434"/>
          <table:table-cell table:style-name="ce40" table:number-columns-repeated="33"/>
        </table:table-row>
        <table:table-row table:style-name="ro4">
          <table:table-cell table:style-name="ce40" table:number-columns-repeated="23"/>
          <table:table-cell table:style-name="ce434" table:number-columns-repeated="2"/>
          <table:table-cell table:style-name="ce434" table:formula="of:=[.Z51]+IF([.Z7];[.$X$29]*COS([.AE50]+[.$V$30]);0)" office:value-type="float" office:value="-25.0000000000002" calcext:value-type="float">
            <text:p>-25,0000000000002</text:p>
          </table:table-cell>
          <table:table-cell table:style-name="ce434" table:number-columns-repeated="3"/>
          <table:table-cell table:style-name="ce434" table:formula="of:=[.AD51]+IF([.Z7];[.$X$29]*SIN([.AE50]+[.$V$30]);0)" office:value-type="float" office:value="495.373861995725" calcext:value-type="float">
            <text:p>495,373861995725</text:p>
          </table:table-cell>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51]" office:value-type="float" office:value="0" calcext:value-type="float">
            <text:p>0</text:p>
          </table:table-cell>
          <table:table-cell table:style-name="ce434" table:number-columns-repeated="3"/>
          <table:table-cell table:style-name="ce434" table:formula="of:=[.AD51]" office:value-type="float" office:value="538.675132184947" calcext:value-type="float">
            <text:p>538,675132184947</text:p>
          </table:table-cell>
          <table:table-cell table:style-name="ce40" table:number-columns-repeated="34"/>
        </table:table-row>
        <table:table-row table:style-name="ro4">
          <table:table-cell table:style-name="ce40" table:number-columns-repeated="23"/>
          <table:table-cell table:style-name="ce434" table:number-columns-repeated="2"/>
          <table:table-cell table:style-name="ce434" table:formula="of:=[.Z51]+IF([.Z7];[.X29]*COS([.AE50]-[.V30]);0)" office:value-type="float" office:value="25.0000000000002" calcext:value-type="float">
            <text:p>25,0000000000002</text:p>
          </table:table-cell>
          <table:table-cell table:style-name="ce434" table:number-columns-repeated="3"/>
          <table:table-cell table:style-name="ce434" table:formula="of:=[.AD51]+IF([.Z7];[.X29]*SIN([.AE50]-[.V30]);0)" office:value-type="float" office:value="495.373861995725" calcext:value-type="float">
            <text:p>495,373861995725</text:p>
          </table:table-cell>
          <table:table-cell table:style-name="ce40" table:number-columns-repeated="34"/>
        </table:table-row>
        <table:table-row table:style-name="ro4" table:number-rows-repeated="31946">
          <table:table-cell table:style-name="ce40"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Campo.C17:Campo.I17">
            <calcext:condition calcext:apply-style-name="RespRayaSup" calcext:value="formula-is([.$AD18])" calcext:base-cell-address="Campo.C17"/>
          </calcext:conditional-format>
          <calcext:conditional-format calcext:target-range-address="Campo.C14:Campo.I16">
            <calcext:condition calcext:apply-style-name="RespRayaSup" calcext:value="formula-is([.$AD15])" calcext:base-cell-address="Campo.C14"/>
          </calcext:conditional-format>
          <calcext:conditional-format calcext:target-range-address="Campo.B20:Campo.B20 Campo.B22:Campo.B22 Campo.B24:Campo.B24 Campo.B26:Campo.B26 Campo.E20:Campo.H20 Campo.E22:Campo.H22 Campo.E24:Campo.H24 Campo.E26:Campo.H26">
            <calcext:condition calcext:apply-style-name="RespRayaSup" calcext:value="formula-is([.$AE15])" calcext:base-cell-address="Campo.B20"/>
          </calcext:conditional-format>
          <calcext:conditional-format calcext:target-range-address="Campo.E33:Campo.H33 Campo.O32:Campo.P32">
            <calcext:condition calcext:apply-style-name="RespRayaSup" calcext:value="formula-is([.$X$12])" calcext:base-cell-address="Campo.E32"/>
          </calcext:conditional-format>
          <calcext:conditional-format calcext:target-range-address="Campo.O28:Campo.P28">
            <calcext:condition calcext:apply-style-name="RespRayaSup" calcext:value="formula-is(AND([.$U$12];[.$X$10]))" calcext:base-cell-address="Campo.O28"/>
          </calcext:conditional-format>
          <calcext:conditional-format calcext:target-range-address="Campo.O30:Campo.P30">
            <calcext:condition calcext:apply-style-name="RespRayaSup" calcext:value="formula-is(AND([.$U$12];[.$X$11]))" calcext:base-cell-address="Campo.O30"/>
          </calcext:conditional-format>
        </calcext:conditional-formats>
      </table:table>
      <table:table table:name="Equilibrio" table:style-name="ta1" table:protected="true">
        <loext:table-protection loext:select-protected-cells="true" loext:select-unprotected-cells="true"/>
        <office:forms form:automatic-focus="false" form:apply-design-mode="false"/>
        <table:shapes>
          <draw:frame draw:z-index="0" draw:style-name="gr3" draw:text-style-name="P4" svg:width="9cm" svg:height="9cm" svg:x="20.024cm" svg:y="16.958cm">
            <draw:object draw:notify-on-update-of-ranges="Equilibrio.Y21:Equilibrio.Y25 Equilibrio.Z17:Equilibrio.Z20 Equilibrio.AA17:Equilibrio.AA20 Equilibrio.Z21:Equilibrio.Z25 Equilibrio.AB21:Equilibrio.AB25 Equilibrio.Z26:Equilibrio.Z49 Equilibrio.AC26:Equilibrio.AC49" xlink:href="./Object 4" xlink:type="simple" xlink:show="embed" xlink:actuate="onLoad">
              <loext:p/>
            </draw:object>
            <draw:image xlink:href="./ObjectReplacements/Object 4" xlink:type="simple" xlink:show="embed" xlink:actuate="onLoad"/>
          </draw:frame>
        </table:shapes>
        <table:table-column table:style-name="co45" table:default-cell-style-name="ce48"/>
        <table:table-column table:style-name="co29" table:default-cell-style-name="ce48"/>
        <table:table-column table:style-name="co56" table:default-cell-style-name="ce48"/>
        <table:table-column table:style-name="co57" table:default-cell-style-name="ce48"/>
        <table:table-column table:style-name="co29" table:default-cell-style-name="ce48"/>
        <table:table-column table:style-name="co48" table:default-cell-style-name="ce48"/>
        <table:table-column table:style-name="co49" table:default-cell-style-name="ce48"/>
        <table:table-column table:style-name="co30" table:default-cell-style-name="ce48"/>
        <table:table-column table:style-name="co58" table:default-cell-style-name="ce48"/>
        <table:table-column table:style-name="co51" table:default-cell-style-name="ce48"/>
        <table:table-column table:style-name="co49" table:default-cell-style-name="ce48"/>
        <table:table-column table:style-name="co51" table:default-cell-style-name="ce48"/>
        <table:table-column table:style-name="co52" table:default-cell-style-name="ce48"/>
        <table:table-column table:style-name="co36" table:default-cell-style-name="ce48"/>
        <table:table-column table:style-name="co53" table:default-cell-style-name="ce48"/>
        <table:table-column table:style-name="co54" table:number-columns-repeated="2" table:default-cell-style-name="ce48"/>
        <table:table-column table:style-name="co36" table:number-columns-repeated="47" table:default-cell-style-name="ce48"/>
        <table:table-row table:style-name="ro4">
          <table:table-cell table:style-name="ce630" table:formula="of:=IF([.AI12];[.AO1];&quot;&quot;)">
            <text:p/>
          </table:table-cell>
          <table:table-cell table:style-name="ce325" table:number-columns-repeated="6"/>
          <table:table-cell table:style-name="ce375"/>
          <table:table-cell table:style-name="ce325" table:number-columns-repeated="2"/>
          <table:table-cell table:style-name="ce40" office:value-type="string" calcext:value-type="string">
            <text:p>Ir a… </text:p>
          </table:table-cell>
          <table:table-cell table:style-name="ce40" table:number-columns-repeated="2"/>
          <table:table-cell table:style-name="ce113"/>
          <table:table-cell table:style-name="ce40" table:number-columns-repeated="6"/>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table-cell table:style-name="ce624" table:formula="of:=[.AO4]" office:value-type="string" office:string-value=" centro geométrico " calcext:value-type="string">
            <text:p><text:s/>centro geométrico </text:p>
          </table:table-cell>
          <table:table-cell table:style-name="ce145" table:number-columns-repeated="2"/>
          <table:table-cell table:style-name="ce625" office:value-type="string" calcext:value-type="string">
            <text:p>𝘳</text:p>
          </table:table-cell>
          <table:table-cell table:style-name="ce629" office:value-type="string" calcext:value-type="string">
            <text:p>𝘌</text:p>
          </table:table-cell>
          <table:table-cell table:style-name="ce434" table:formula="of:=[.AO5]" office:value-type="string" office:string-value=" punto 1" calcext:value-type="string">
            <text:p><text:s/>punto 1</text:p>
          </table:table-cell>
          <table:table-cell table:style-name="ce434" table:number-columns-repeated="7"/>
          <table:table-cell table:style-name="ce434" office:value-type="string" calcext:value-type="string">
            <text:p>Cálculo de la carga que equilibra al conjunto de cargas</text:p>
          </table:table-cell>
          <table:table-cell table:style-name="ce434" table:number-columns-repeated="2"/>
          <table:table-cell table:style-name="ce40" table:number-columns-repeated="21"/>
        </table:table-row>
        <table:table-row table:style-name="ro4">
          <table:table-cell table:style-name="ce458" office:value-type="string" calcext:value-type="string">
            <text:p>DATOS</text:p>
          </table:table-cell>
          <table:table-cell table:style-name="ce154" table:number-columns-repeated="6"/>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53"/>
          <table:table-cell table:style-name="ce40"/>
          <table:table-cell table:style-name="ce137"/>
          <table:table-cell table:style-name="ce40" table:number-columns-repeated="6"/>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3">ₓ</text:span></text:p>
          </table:table-cell>
          <table:table-cell table:style-name="ce410" office:value-type="string" calcext:value-type="string">
            <text:p>E</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3">ₓ</text:span></text:p>
          </table:table-cell>
          <table:table-cell table:style-name="ce410" office:value-type="string" calcext:value-type="string">
            <text:p>E</text:p>
          </table:table-cell>
          <table:table-cell table:style-name="ce434" table:number-columns-repeated="4"/>
          <table:table-cell table:style-name="ce800" office:value-type="string" calcext:value-type="string">
            <text:p>Las cargas </text:p>
          </table:table-cell>
          <table:table-cell table:style-name="ce434" table:number-columns-repeated="2"/>
          <table:table-cell table:style-name="ce40" table:number-columns-repeated="21"/>
        </table:table-row>
        <table:table-row table:style-name="ro4">
          <table:table-cell table:style-name="ce154" table:number-columns-repeated="2"/>
          <table:table-cell table:style-name="ce726" office:value-type="string" calcext:value-type="string">
            <text:p>K'</text:p>
          </table:table-cell>
          <table:table-cell table:style-name="ce487" office:value-type="string" calcext:value-type="string">
            <text:p>=</text:p>
          </table:table-cell>
          <table:table-cell table:style-name="ce276" table:formula="of:=NUMFORMA([.V1];[.U1])" office:value-type="string" office:string-value="6,00·10⁹" calcext:value-type="string">
            <text:p>6,00·10⁹</text:p>
          </table:table-cell>
          <table:table-cell table:style-name="ce154" office:value-type="string" calcext:value-type="string">
            <text:p>N·m²·C⁻²</text:p>
          </table:table-cell>
          <table:table-cell table:style-name="ce154"/>
          <table:table-cell table:style-name="ce528" table:formula="of:=[.Z7]&amp;&quot; =&quot;" office:value-type="string" office:string-value="𝙀⃗ =" calcext:value-type="string" table:number-columns-spanned="1" table:number-rows-spanned="2">
            <text:p>𝙀⃗ =</text:p>
          </table:table-cell>
          <table:table-cell table:style-name="ce536" office:value-type="string" calcext:value-type="string">
            <text:p>K' · Q</text:p>
          </table:table-cell>
          <table:table-cell table:style-name="ce560" office:value-type="string" calcext:value-type="string">
            <text:p>r⃗</text:p>
          </table:table-cell>
          <table:table-cell table:style-name="ce53" office:value-type="string" calcext:value-type="string">
            <text:p><text:a xlink:href="#Ayuda" xlink:type="simple">Ayuda</text:a></text:p>
          </table:table-cell>
          <table:table-cell table:style-name="ce53"/>
          <table:table-cell table:style-name="ce40" table:number-columns-repeated="8"/>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 calcext:value-type="float">
            <text:p>2,8867513E-10</text:p>
          </table:table-cell>
          <table:table-cell table:style-name="ce149" table:formula="of:=[$Enunciado.T14]" office:value-type="float" office:value="-0.000000000002" calcext:value-type="float">
            <text:p>-2,00E-012</text:p>
          </table:table-cell>
          <table:table-cell table:style-name="ce145" table:formula="of:=SQRT(([.$V$7]-[.V3])^2+([.$W$7]-[.W3])^2)" office:value-type="float" office:value="0.00000000057735026689" calcext:value-type="float">
            <text:p>5,77350266892219E-10</text:p>
          </table:table-cell>
          <table:table-cell table:style-name="ce145" table:formula="of:=IF([.Y3];[.$V$1]*[.X3]/[.Y3]^2;0)" office:value-type="float" office:value="-3.60000002865042E+016" calcext:value-type="float">
            <text:p>-3,60000002865042E+016</text:p>
          </table:table-cell>
          <table:table-cell table:style-name="ce145" table:formula="of:=[.V$7]-[.V3]" office:value-type="float" office:value="-0.0000000005" calcext:value-type="float">
            <text:p>-5E-10</text:p>
          </table:table-cell>
          <table:table-cell table:style-name="ce145" table:formula="of:=([.W$7]-[.W3])" office:value-type="float" office:value="-0.00000000028867513" calcext:value-type="float">
            <text:p>-2,8867513E-10</text:p>
          </table:table-cell>
          <table:table-cell table:style-name="ce149" table:formula="of:=IF([.$Y3];[.$Z3]*[.AA3]/[.$Y3])" office:value-type="float" office:value="3.11769149084196E+016" calcext:value-type="float">
            <text:p>3,12E+016</text:p>
          </table:table-cell>
          <table:table-cell table:style-name="ce149" table:formula="of:=IF([.$Y3];[.$Z3]*[.AB3]/[.$Y3])" office:value-type="float" office:value="1.79999999283739E+016" calcext:value-type="float">
            <text:p>1,80E+016</text:p>
          </table:table-cell>
          <table:table-cell table:style-name="ce145" table:number-columns-repeated="4"/>
          <table:table-cell table:style-name="ce149" table:number-columns-repeated="2"/>
          <table:table-cell table:style-name="ce434" table:number-columns-repeated="4"/>
          <table:table-cell table:style-name="ce434" office:value-type="string" calcext:value-type="string">
            <text:p>son iguales</text:p>
          </table:table-cell>
          <table:table-cell table:style-name="ce434" table:number-columns-repeated="2"/>
          <table:table-cell table:style-name="ce40" table:number-columns-repeated="21"/>
        </table:table-row>
        <table:table-row table:style-name="ro8">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covered-table-cell table:style-name="ce154"/>
          <table:table-cell table:style-name="ce540" office:value-type="string" calcext:value-type="string">
            <text:p>r<text:span text:style-name="T15">²</text:span></text:p>
          </table:table-cell>
          <table:table-cell table:style-name="ce561" office:value-type="string" calcext:value-type="string">
            <text:p>r</text:p>
          </table:table-cell>
          <table:table-cell table:style-name="ce423" office:value-type="string" calcext:value-type="string">
            <text:p><text:a xlink:href="#Coords" xlink:type="simple">Coordenadas</text:a></text:p>
          </table:table-cell>
          <table:table-cell table:style-name="ce53"/>
          <table:table-cell table:style-name="ce40" table:number-columns-repeated="8"/>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 calcext:value-type="float">
            <text:p>2,8867513E-10</text:p>
          </table:table-cell>
          <table:table-cell table:style-name="ce149" table:formula="of:=[$Enunciado.T15]" office:value-type="float" office:value="-0.000000000002" calcext:value-type="float">
            <text:p>-2,00E-012</text:p>
          </table:table-cell>
          <table:table-cell table:style-name="ce145" table:formula="of:=SQRT(([.$V$7]-[.V4])^2+([.$W$7]-[.W4])^2)" office:value-type="float" office:value="0.00000000057735026689" calcext:value-type="float">
            <text:p>5,77350266892219E-10</text:p>
          </table:table-cell>
          <table:table-cell table:style-name="ce145" table:formula="of:=IF([.Y4];[.$V$1]*[.X4]/[.Y4]^2;0)" office:value-type="float" office:value="-3.60000002865042E+016" calcext:value-type="float">
            <text:p>-3,60000002865042E+016</text:p>
          </table:table-cell>
          <table:table-cell table:style-name="ce145" table:formula="of:=[.V$7]-[.V4]" office:value-type="float" office:value="0.0000000005" calcext:value-type="float">
            <text:p>5E-10</text:p>
          </table:table-cell>
          <table:table-cell table:style-name="ce145" table:formula="of:=([.W$7]-[.W4])" office:value-type="float" office:value="-0.00000000028867513" calcext:value-type="float">
            <text:p>-2,8867513E-10</text:p>
          </table:table-cell>
          <table:table-cell table:style-name="ce149" table:formula="of:=IF([.$Y4];[.$Z4]*[.AA4]/[.$Y4])" office:value-type="float" office:value="-3.11769149084196E+016" calcext:value-type="float">
            <text:p>-3,12E+016</text:p>
          </table:table-cell>
          <table:table-cell table:style-name="ce149" table:formula="of:=IF([.$Y4];[.$Z4]*[.AB4]/[.$Y4])" office:value-type="float" office:value="1.79999999283739E+016" calcext:value-type="float">
            <text:p>1,80E+016</text:p>
          </table:table-cell>
          <table:table-cell table:style-name="ce145" table:formula="of:=[$Energía_Potencial.AA2]" office:value-type="float" office:value="0.000000001" calcext:value-type="float">
            <text:p>0,000000001</text:p>
          </table:table-cell>
          <table:table-cell table:style-name="ce145" table:formula="of:=[.$V$1]*[.X4]/[.AE4]^2" office:value-type="float" office:value="-1.2E+016" calcext:value-type="float">
            <text:p>-1,2E+016</text:p>
          </table:table-cell>
          <table:table-cell table:style-name="ce434" table:formula="of:=[.$V$3]-[.V4]" office:value-type="float" office:value="0.000000001" calcext:value-type="float">
            <text:p>0,000000001</text:p>
          </table:table-cell>
          <table:table-cell table:style-name="ce434" table:formula="of:=[.$W$3]-[.W4]" office:value-type="float" office:value="0" calcext:value-type="float">
            <text:p>0</text:p>
          </table:table-cell>
          <table:table-cell table:style-name="ce149" table:formula="of:=IF([.$Y4];[.$AF4]*[.AG4]/[.$AE4])" office:value-type="float" office:value="-1.2E+016" calcext:value-type="float">
            <text:p>-1,20E+016</text:p>
          </table:table-cell>
          <table:table-cell table:style-name="ce149" table:formula="of:=IF([.$Y4];[.$AF4]*[.AH4]/[.$AE4])" office:value-type="float" office:value="-0" calcext:value-type="float">
            <text:p>-0,00E+000</text:p>
          </table:table-cell>
          <table:table-cell table:style-name="ce434" table:number-columns-repeated="4"/>
          <table:table-cell table:style-name="ce804" office:value-type="string" calcext:value-type="string">
            <text:p><text:s/>centro geométrico </text:p>
          </table:table-cell>
          <table:table-cell table:style-name="ce434" table:number-columns-repeated="2"/>
          <table:table-cell table:style-name="ce40" table:number-columns-repeated="21"/>
        </table:table-row>
        <table:table-row table:style-name="ro4">
          <table:table-cell table:style-name="ce622" table:formula="of:=IF([.$X3];[.$X$1]&amp;[.U3];&quot;&quot;)"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number-columns-repeated="5"/>
          <table:table-cell table:style-name="ce53" office:value-type="string" calcext:value-type="string">
            <text:p><text:a xlink:href="#Enunciado" xlink:type="simple">Enunciado</text:a></text:p>
          </table:table-cell>
          <table:table-cell table:style-name="ce53"/>
          <table:table-cell table:style-name="ce40" table:number-columns-repeated="8"/>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7" calcext:value-type="float">
            <text:p>-5,7735027E-10</text:p>
          </table:table-cell>
          <table:table-cell table:style-name="ce149" table:formula="of:=[$Enunciado.T16]" office:value-type="float" office:value="0.000000000003" calcext:value-type="float">
            <text:p>3,00E-012</text:p>
          </table:table-cell>
          <table:table-cell table:style-name="ce145" table:formula="of:=SQRT(([.$V$7]-[.V5])^2+([.$W$7]-[.W5])^2)" office:value-type="float" office:value="0.00000000057735027" calcext:value-type="float">
            <text:p>5,7735027E-10</text:p>
          </table:table-cell>
          <table:table-cell table:style-name="ce145" table:formula="of:=IF([.Y5];[.$V$1]*[.X5]/[.Y5]^2;0)" office:value-type="float" office:value="5.39999998484102E+016" calcext:value-type="float">
            <text:p>5,39999998484102E+016</text:p>
          </table:table-cell>
          <table:table-cell table:style-name="ce145" table:formula="of:=[.V$7]-[.V5]" office:value-type="float" office:value="0" calcext:value-type="float">
            <text:p>0</text:p>
          </table:table-cell>
          <table:table-cell table:style-name="ce145" table:formula="of:=([.W$7]-[.W5])" office:value-type="float" office:value="0.00000000057735027" calcext:value-type="float">
            <text:p>5,7735027E-10</text:p>
          </table:table-cell>
          <table:table-cell table:style-name="ce149" table:formula="of:=IF([.$Y5];[.$Z5]*[.AA5]/[.$Y5])" office:value-type="float" office:value="0" calcext:value-type="float">
            <text:p>0,00E+000</text:p>
          </table:table-cell>
          <table:table-cell table:style-name="ce149" table:formula="of:=IF([.$Y5];[.$Z5]*[.AB5]/[.$Y5])" office:value-type="float" office:value="5.39999998484102E+016" calcext:value-type="float">
            <text:p>5,40E+016</text:p>
          </table:table-cell>
          <table:table-cell table:style-name="ce145" table:formula="of:=[$Energía_Potencial.AA3]" office:value-type="float" office:value="0.00000000099999999672" calcext:value-type="float">
            <text:p>9,9999999672258E-10</text:p>
          </table:table-cell>
          <table:table-cell table:style-name="ce145" table:formula="of:=IF([.X5];[.$V$1]*[.X5]/[.AE5]^2;0)" office:value-type="float" office:value="1.80000001179871E+016" calcext:value-type="float">
            <text:p>1,80000001179871E+016</text:p>
          </table:table-cell>
          <table:table-cell table:style-name="ce434" table:formula="of:=[.$V$3]-[.V5]" office:value-type="float" office:value="0.0000000005" calcext:value-type="float">
            <text:p>5E-10</text:p>
          </table:table-cell>
          <table:table-cell table:style-name="ce434" table:formula="of:=[.$W$3]-[.W5]" office:value-type="float" office:value="0.0000000008660254" calcext:value-type="float">
            <text:p>8,660254E-10</text:p>
          </table:table-cell>
          <table:table-cell table:style-name="ce149" table:formula="of:=IF([.$Y5];[.$AF5]*[.AG5]/[.$AE5])" office:value-type="float" office:value="9000000088490343" calcext:value-type="float">
            <text:p>9,00E+015</text:p>
          </table:table-cell>
          <table:table-cell table:style-name="ce149" table:formula="of:=IF([.$Y5];[.$AF5]*[.AH5]/[.$AE5])" office:value-type="float" office:value="1.55884573532698E+016" calcext:value-type="float">
            <text:p>1,56E+016</text:p>
          </table:table-cell>
          <table:table-cell table:style-name="ce434" table:number-columns-repeated="4"/>
          <table:table-cell table:style-name="ce804" office:value-type="string" calcext:value-type="string">
            <text:p><text:s/>punto 1</text:p>
          </table:table-cell>
          <table:table-cell table:style-name="ce434" table:number-columns-repeated="2"/>
          <table:table-cell table:style-name="ce40" table:number-columns-repeated="21"/>
        </table:table-row>
        <table:table-row table:style-name="ro4">
          <table:table-cell table:style-name="ce622" table:formula="of:=IF([.$X4];[.$X$1]&amp;[.U4];&quot;&quot;)"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table-cell table:style-name="ce840" table:formula="of:=[.$Y$1]&amp;&quot;ᵢ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854" office:value-type="string" calcext:value-type="string">
            <text:p>∆𝘹² <text:s/>+ ∆𝘺²</text:p>
          </table:table-cell>
          <table:table-cell table:style-name="ce154"/>
          <table:table-cell table:style-name="ce53" office:value-type="string" calcext:value-type="string">
            <text:p><text:a xlink:href="#Campo" xlink:type="simple">Campo</text:a></text:p>
          </table:table-cell>
          <table:table-cell table:style-name="ce53"/>
          <table:table-cell table:style-name="ce40" table:number-columns-repeated="8"/>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9" table:formula="of:=[$Enunciado.T17]" office:value-type="float" office:value="0" calcext:value-type="float">
            <text:p>0,00E+000</text:p>
          </table:table-cell>
          <table:table-cell table:style-name="ce145" table:formula="of:=SQRT(([.$V$7]-[.V6])^2+([.$W$7]-[.W6])^2)" office:value-type="float" office:value="0" calcext:value-type="float">
            <text:p>0</text:p>
          </table:table-cell>
          <table:table-cell table:style-name="ce145" table:formula="of:=IF([.Y6];[.$V$1]*[.X6]/[.Y6]^2;0)" office:value-type="float" office:value="0" calcext:value-type="float">
            <text:p>0</text:p>
          </table:table-cell>
          <table:table-cell table:style-name="ce145" table:formula="of:=[.V$7]-[.V6]" office:value-type="float" office:value="0" calcext:value-type="float">
            <text:p>0</text:p>
          </table:table-cell>
          <table:table-cell table:style-name="ce145" table:formula="of:=([.W$7]-[.W6])" office:value-type="float" office:value="0" calcext:value-type="float">
            <text:p>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formula="of:=[$Energía_Potencial.AA4]">
            <text:p/>
          </table:table-cell>
          <table:table-cell table:style-name="ce145" table:formula="of:=IF([.X6];[.$V$1]*[.X6]/[.AE6]^2;0)" office:value-type="float" office:value="0" calcext:value-type="float">
            <text:p>0</text:p>
          </table:table-cell>
          <table:table-cell table:style-name="ce434" table:formula="of:=[.$V$3]-[.V6]" office:value-type="float" office:value="0.0000000005" calcext:value-type="float">
            <text:p>5E-10</text:p>
          </table:table-cell>
          <table:table-cell table:style-name="ce434" table:formula="of:=[.$W$3]-[.W6]" office:value-type="float" office:value="0.00000000028867513" calcext:value-type="float">
            <text:p>2,8867513E-10</text:p>
          </table:table-cell>
          <table:table-cell table:style-name="ce149" table:formula="of:=IF([.$Y6];[.$AF6]*[.AG6]/[.$AE6])" office:value-type="float" office:value="0" calcext:value-type="float">
            <text:p>0,00E+000</text:p>
          </table:table-cell>
          <table:table-cell table:style-name="ce149" table:formula="of:=IF([.$Y6];[.$AF6]*[.AH6]/[.$AE6])" office:value-type="float" office:value="0" calcext:value-type="float">
            <text:p>0,00E+000</text:p>
          </table:table-cell>
          <table:table-cell table:style-name="ce434" table:number-columns-repeated="4"/>
          <table:table-cell table:style-name="ce804" office:value-type="string" calcext:value-type="string">
            <text:p>Cálculo </text:p>
          </table:table-cell>
          <table:table-cell table:style-name="ce434" table:number-columns-repeated="2"/>
          <table:table-cell table:style-name="ce40" table:number-columns-repeated="21"/>
        </table:table-row>
        <table:table-row table:style-name="ro4">
          <table:table-cell table:style-name="ce622" table:formula="of:=IF([.$X5];[.$X$1]&amp;[.U5];&quot;&quot;)"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number-columns-repeated="5"/>
          <table:table-cell table:style-name="ce40" table:number-columns-repeated="10"/>
          <table:table-cell table:style-name="ce889" office:value-type="string" calcext:value-type="string">
            <text:p>ₘ</text:p>
          </table:table-cell>
          <table:table-cell table:style-name="ce145" table:formula="of:=[.AK21]" office:value-type="float" office:value="0" calcext:value-type="float">
            <text:p>0</text:p>
          </table:table-cell>
          <table:table-cell table:style-name="ce145" table:formula="of:=[.AL21]" office:value-type="float" office:value="0" calcext:value-type="float">
            <text:p>0</text:p>
          </table:table-cell>
          <table:table-cell table:style-name="ce149"/>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8.99999997051581E+016" calcext:value-type="float">
            <text:p>9,00E+16</text:p>
          </table:table-cell>
          <table:table-cell table:style-name="ce145"/>
          <table:table-cell table:style-name="ce792" table:formula="of:=SQRT([.AI7]*[.AI7]+[.AJ7]*[.AJ7])" office:value-type="float" office:value="1.587450793328E+016" calcext:value-type="float">
            <text:p>1,59E+16</text:p>
          </table:table-cell>
          <table:table-cell table:style-name="ce434" table:number-columns-repeated="2"/>
          <table:table-cell table:style-name="ce635" table:formula="of:=SUM([.AI3:.AI6])" office:value-type="float" office:value="-2999999911509657" calcext:value-type="float">
            <text:p>-3,00E+15</text:p>
          </table:table-cell>
          <table:table-cell table:style-name="ce635" table:formula="of:=SUM([.AJ3:.AJ6])" office:value-type="float" office:value="1.55884573532698E+016" calcext:value-type="float">
            <text:p>1,56E+16</text:p>
          </table:table-cell>
          <table:table-cell table:style-name="ce434" table:number-columns-repeated="4"/>
          <table:table-cell table:style-name="ce804" office:value-type="string" calcext:value-type="string">
            <text:p>Vector intensidad de campo electrostático </text:p>
          </table:table-cell>
          <table:table-cell table:style-name="ce434" table:number-columns-repeated="2"/>
          <table:table-cell table:style-name="ce40" table:number-columns-repeated="21"/>
        </table:table-row>
        <table:table-row table:style-name="ro4">
          <table:table-cell table:style-name="ce622" table:formula="of:=IF([.$X6];[.$X$1]&amp;[.U6];&quot;&quot;)">
            <text:p/>
          </table:table-cell>
          <table:table-cell table:style-name="ce636" table:formula="of:=[$Campo.B8]">
            <text:p/>
          </table:table-cell>
          <table:table-cell table:style-name="ce636" table:formula="of:=[$Campo.C8]">
            <text:p/>
          </table:table-cell>
          <table:table-cell table:style-name="ce154"/>
          <table:table-cell table:style-name="ce636" table:formula="of:=[$Campo.E8]">
            <text:p/>
          </table:table-cell>
          <table:table-cell table:style-name="ce154" table:number-columns-repeated="5"/>
          <table:table-cell table:style-name="ce53" office:value-type="string" calcext:value-type="string">
            <text:p><text:a xlink:href="#Potencial" xlink:type="simple">Potencial</text:a></text:p>
          </table:table-cell>
          <table:table-cell table:style-name="ce53"/>
          <table:table-cell table:style-name="ce40" table:number-columns-repeated="13"/>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BS([.AC4]);ABS([.AC5]);ABS([.AC6]))" office:value-type="float" office:value="3.11769149084196E+016" calcext:value-type="float">
            <text:p>3,11769149084196E+016</text:p>
          </table:table-cell>
          <table:table-cell table:style-name="ce145" table:formula="of:=MAX(ABS([.AD3]);ABS([.AD4]);ABS([.AD5]);ABS([.AD6]))" office:value-type="float" office:value="5.39999998484102E+016" calcext:value-type="float">
            <text:p>5,39999998484102E+016</text:p>
          </table:table-cell>
          <table:table-cell table:style-name="ce145"/>
          <table:table-cell table:style-name="ce434" table:number-columns-repeated="9"/>
          <table:table-cell table:style-name="ce804" office:value-type="string" calcext:value-type="string">
            <text:p>de las coordenadas del</text:p>
          </table:table-cell>
          <table:table-cell table:style-name="ce434" table:number-columns-repeated="2"/>
          <table:table-cell table:style-name="ce40" table:number-columns-repeated="21"/>
        </table:table-row>
        <table:table-row table:style-name="ro4">
          <table:table-cell table:style-name="ce154" table:number-columns-repeated="10"/>
          <table:table-cell table:style-name="ce53" office:value-type="string" calcext:value-type="string">
            <text:p><text:a xlink:href="#Energía_Potencial" xlink:type="simple">Energía potencial</text:a></text:p>
          </table:table-cell>
          <table:table-cell table:style-name="ce53"/>
          <table:table-cell table:style-name="ce40" table:number-columns-repeated="9"/>
          <table:table-cell table:style-name="ce434" table:number-matrix-columns-spanned="1" table:number-matrix-rows-spanned="1" table:formula="of:=SUM(([.X3:.X6]&lt;&gt;0)*[.V3:.V6])" office:value-type="float" office:value="0" calcext:value-type="float">
            <text:p>0</text:p>
          </table:table-cell>
          <table:table-cell table:style-name="ce434" table:number-matrix-columns-spanned="1" table:number-matrix-rows-spanned="1" table:formula="of:=SUM(([.X3:.X6]&lt;&gt;0)*[.W3:.W6])" office:value-type="float" office:value="-1.00000000445467E-017" calcext:value-type="float">
            <text:p>-1,00000000445467E-17</text:p>
          </table:table-cell>
          <table:table-cell table:style-name="ce145" table:number-columns-repeated="2"/>
          <table:table-cell table:style-name="ce635" office:value-type="float" office:value="0.000001" calcext:value-type="float">
            <text:p>1,00E-06</text:p>
          </table:table-cell>
          <table:table-cell table:style-name="ce145" office:value-type="string" calcext:value-type="string">
            <text:p><text:span text:style-name="T4">← máx. </text:span>Discrepancia</text:p>
          </table:table-cell>
          <table:table-cell table:style-name="ce401"/>
          <table:table-cell table:style-name="ce145" table:formula="of:=ABS([.AC7])/IF([.AC8];[.AC8];1)" office:value-type="float" office:value="0" calcext:value-type="float">
            <text:p>0</text:p>
          </table:table-cell>
          <table:table-cell table:style-name="ce145" table:formula="of:=ABS([.AD7])/IF([.AD8];[.AD8];1)" office:value-type="float" office:value="1.66666666588533" calcext:value-type="float">
            <text:p>1,66666666588533</text:p>
          </table:table-cell>
          <table:table-cell table:style-name="ce145"/>
          <table:table-cell table:style-name="ce434" table:number-columns-repeated="9"/>
          <table:table-cell table:style-name="ce804" office:value-type="string" calcext:value-type="string">
            <text:p>de las distancias de cada punto al</text:p>
          </table:table-cell>
          <table:table-cell table:style-name="ce434" table:number-columns-repeated="2"/>
          <table:table-cell table:style-name="ce40" table:number-columns-repeated="21"/>
        </table:table-row>
        <table:table-row table:style-name="ro4">
          <table:table-cell table:style-name="ce154" table:number-columns-repeated="10"/>
          <table:table-cell table:style-name="ce40" table:number-columns-repeated="10"/>
          <table:table-cell table:style-name="ce434" office:value-type="string" calcext:value-type="string">
            <text:p>Máximos</text:p>
          </table:table-cell>
          <table:table-cell table:style-name="ce145" table:formula="of:=MAXABS([.V3:.V6])" office:value-type="float" office:value="0.0000000005" calcext:value-type="float">
            <text:p>5E-10</text:p>
          </table:table-cell>
          <table:table-cell table:style-name="ce145" table:formula="of:=MAXABS([.W3:.W6])" office:value-type="float" office:value="0.00000000057735027" calcext:value-type="float">
            <text:p>5,7735027E-10</text:p>
          </table:table-cell>
          <table:table-cell table:style-name="ce40"/>
          <table:table-cell table:style-name="ce145"/>
          <table:table-cell table:style-name="ce145" table:formula="of:=SQRT([.AC10]^2+[.AD10]^2)" office:value-type="float" office:value="8.99999997051581E+016" calcext:value-type="float">
            <text:p>8,99999997051581E+016</text:p>
          </table:table-cell>
          <table:table-cell table:style-name="ce145" office:value-type="string" calcext:value-type="string">
            <text:p>Campo ajustado →</text:p>
          </table:table-cell>
          <table:table-cell table:style-name="ce145"/>
          <table:table-cell table:style-name="ce149" table:formula="of:=IF([.AC9]&lt;[.$Z$9];0;[.AC7])" office:value-type="float" office:value="0" calcext:value-type="float">
            <text:p>0,00E+000</text:p>
          </table:table-cell>
          <table:table-cell table:style-name="ce149" table:formula="of:=IF([.AD9]&lt;[.$Z$9];0;[.AD7])" office:value-type="float" office:value="8.99999997051581E+016" calcext:value-type="float">
            <text:p>9,00E+016</text:p>
          </table:table-cell>
          <table:table-cell table:style-name="ce145"/>
          <table:table-cell table:style-name="ce434" table:number-columns-repeated="9"/>
          <table:table-cell table:style-name="ce804" office:value-type="string" calcext:value-type="string">
            <text:p>Las distancias </text:p>
          </table:table-cell>
          <table:table-cell table:style-name="ce434" table:number-columns-repeated="2"/>
          <table:table-cell table:style-name="ce40" table:number-columns-repeated="21"/>
        </table:table-row>
        <table:table-row table:style-name="ro4">
          <table:table-cell table:style-name="ce462" office:value-type="string" calcext:value-type="string">
            <text:p>Cálculos</text:p>
          </table:table-cell>
          <table:table-cell table:style-name="ce265"/>
          <table:table-cell table:style-name="ce314"/>
          <table:table-cell table:style-name="ce758"/>
          <table:table-cell table:style-name="ce265" table:number-columns-repeated="6"/>
          <table:table-cell table:style-name="ce40" office:value-type="string" calcext:value-type="string">
            <text:p>Ver documento</text:p>
          </table:table-cell>
          <table:table-cell table:style-name="ce40" table:number-columns-repeated="9"/>
          <table:table-cell table:style-name="ce1054" office:value-type="string" calcext:value-type="string">
            <text:p>Discrepancia</text:p>
          </table:table-cell>
          <table:table-cell table:style-name="ce145" table:formula="of:=ABS([.V9])/IF([.V10];[.V10];1)" office:value-type="float" office:value="0" calcext:value-type="float">
            <text:p>0</text:p>
          </table:table-cell>
          <table:table-cell table:style-name="ce145" table:formula="of:=ABS([.W9])/IF([.W10];[.W10];1)" office:value-type="float" office:value="0.00000001732050812853" calcext:value-type="float">
            <text:p>1,73205081285348E-08</text:p>
          </table:table-cell>
          <table:table-cell table:style-name="ce905"/>
          <table:table-cell table:style-name="ce145" table:number-columns-repeated="7"/>
          <table:table-cell table:style-name="ce434" table:number-columns-repeated="9"/>
          <table:table-cell table:style-name="ce804" office:value-type="string" calcext:value-type="string">
            <text:p>creado por cada una de las cargas en el </text:p>
          </table:table-cell>
          <table:table-cell table:style-name="ce434" table:number-columns-repeated="2"/>
          <table:table-cell table:style-name="ce40" table:number-columns-repeated="21"/>
        </table:table-row>
        <table:table-row table:style-name="ro4">
          <table:table-cell table:style-name="ce463" table:formula="of:=[.$AO$2]&amp;IF([.$AH$19];&quot;&quot;;&quot;no &quot;)&amp;[.$AO$3]" office:value-type="string" office:string-value="Las cargas no son iguales" calcext:value-type="string">
            <text:p>Las cargas no son iguales</text:p>
          </table:table-cell>
          <table:table-cell table:style-name="ce265"/>
          <table:table-cell table:style-name="ce156"/>
          <table:table-cell table:style-name="ce265" table:number-columns-repeated="4"/>
          <table:table-cell table:style-name="ce530"/>
          <table:table-cell table:style-name="ce265" table:number-columns-repeated="2"/>
          <table:table-cell table:style-name="ce53" office:value-type="string" calcext:value-type="string">
            <text:p><text:a xlink:href="../ElectroEjemplosPAUEs.pdf" xlink:type="simple" office:target-frame-name="_blank">Ejemplos PAU</text:a></text:p>
          </table:table-cell>
          <table:table-cell table:style-name="ce53"/>
          <table:table-cell table:style-name="ce40" table:number-columns-repeated="8"/>
          <table:table-cell table:style-name="ce145" office:value-type="string" calcext:value-type="string">
            <text:p>Ajustado</text:p>
          </table:table-cell>
          <table:table-cell table:style-name="ce149" table:formula="of:=IF([.V11]&lt;[.$Z$9];0;[.V9])" office:value-type="float" office:value="0" calcext:value-type="float">
            <text:p>0,00E+000</text:p>
          </table:table-cell>
          <table:table-cell table:style-name="ce149" table:formula="of:=IF([.W11]&lt;[.$Z$9];0;[.W9])" office:value-type="float" office:value="0" calcext:value-type="float">
            <text:p>0,00E+000</text:p>
          </table:table-cell>
          <table:table-cell table:style-name="ce40"/>
          <table:table-cell table:style-name="ce145" table:number-columns-repeated="8"/>
          <table:table-cell table:style-name="ce434"/>
          <table:table-cell table:style-name="ce434" office:value-type="string" calcext:value-type="string">
            <text:p>¿Equilibre?</text:p>
          </table:table-cell>
          <table:table-cell table:style-name="ce372" table:formula="of:=AND([.AH19];[.AI19])" office:value-type="boolean" office:boolean-value="false" calcext:value-type="boolean">
            <text:p>FALSO</text:p>
          </table:table-cell>
          <table:table-cell table:style-name="ce361" office:value-type="string" calcext:value-type="string">
            <text:p>R</text:p>
          </table:table-cell>
          <table:table-cell table:style-name="ce361" office:value-type="string" calcext:value-type="string">
            <text:p>E_x</text:p>
          </table:table-cell>
          <table:table-cell table:style-name="ce361" office:value-type="string" calcext:value-type="string">
            <text:p>E_y</text:p>
          </table:table-cell>
          <table:table-cell table:style-name="ce361"/>
          <table:table-cell table:style-name="ce361" office:value-type="string" calcext:value-type="string">
            <text:p>E</text:p>
          </table:table-cell>
          <table:table-cell table:style-name="ce804" office:value-type="string" calcext:value-type="string">
            <text:p>resultante en el</text:p>
          </table:table-cell>
          <table:table-cell table:style-name="ce434" table:number-columns-repeated="2"/>
          <table:table-cell table:style-name="ce40" table:number-columns-repeated="21"/>
        </table:table-row>
        <table:table-row table:style-name="ro4">
          <table:table-cell table:style-name="ce156" table:formula="of:=IF([.$AH$19];[.$AO$6]&amp;[.$AO$8]&amp;[.$AO$4];&quot;&quot;)">
            <text:p/>
          </table:table-cell>
          <table:table-cell table:style-name="ce265"/>
          <table:table-cell table:style-name="ce156" table:number-columns-repeated="2"/>
          <table:table-cell table:style-name="ce265" table:number-columns-repeated="6"/>
          <table:table-cell table:style-name="ce40" table:number-columns-repeated="11"/>
          <table:table-cell table:style-name="ce145"/>
          <table:table-cell table:style-name="ce148" office:value-type="string" calcext:value-type="string">
            <text:p>N.º Cargas</text:p>
          </table:table-cell>
          <table:table-cell table:style-name="ce145" table:formula="of:=COUNTIF([.X3:.X6];&quot;&lt;&gt;0&quot;)" office:value-type="float" office:value="3" calcext:value-type="float">
            <text:p>3</text:p>
          </table:table-cell>
          <table:table-cell table:style-name="ce145" table:number-columns-repeated="8"/>
          <table:table-cell table:style-name="ce434" table:number-columns-repeated="3"/>
          <table:table-cell table:style-name="ce434" table:formula="of:=IF(LEN([.AE4]);[.AE4];0)" office:value-type="float" office:value="0.000000001" calcext:value-type="float">
            <text:p>0,000000001</text:p>
          </table:table-cell>
          <table:table-cell table:style-name="ce434" table:formula="of:=IF([.$AJ13]=0;0;([.$V$3]-[.$V4])/[.$AJ13]*[.$AN13])" office:value-type="float" office:value="-1.2E+016" calcext:value-type="float">
            <text:p>-1,2E+016</text:p>
          </table:table-cell>
          <table:table-cell table:style-name="ce434" table:formula="of:=IF([.$AJ13]=0;0;([.$W$3]-[.$W4])/[.$AJ13]*[.$AN13])" office:value-type="float" office:value="-0" calcext:value-type="float">
            <text:p>0</text:p>
          </table:table-cell>
          <table:table-cell table:style-name="ce434"/>
          <table:table-cell table:style-name="ce434" table:formula="of:=IF([.$AJ13]=0;0;[.$V$1]*[.$X4]/([.$AJ13]*[.$AJ13]))" office:value-type="float" office:value="-1.2E+016" calcext:value-type="float">
            <text:p>-1,2E+016</text:p>
          </table:table-cell>
          <table:table-cell table:style-name="ce804" office:value-type="string" calcext:value-type="string">
            <text:p>Cualquier carga situada en el</text:p>
          </table:table-cell>
          <table:table-cell table:style-name="ce434" table:number-columns-repeated="2"/>
          <table:table-cell table:style-name="ce40" table:number-columns-repeated="21"/>
        </table:table-row>
        <table:table-row table:style-name="ro4">
          <table:table-cell table:style-name="ce282" table:formula="of:=IF([.$AH$19];&quot;𝘹ₘ =&quot;;&quot;&quot;)">
            <text:p/>
          </table:table-cell>
          <table:table-cell table:style-name="ce639" table:formula="of:=IF([.$AH$19];&quot;∑ 𝘹ᵢ / 𝘯 =&quot;;&quot;&quot;)">
            <text:p/>
          </table:table-cell>
          <table:table-cell table:style-name="ce314" table:formula="of:=IF([.$AH$19];NUMFORMA([.V12];[.$U$1])&amp;&quot; /&quot;;&quot;&quot;)">
            <text:p/>
          </table:table-cell>
          <table:table-cell table:style-name="ce265" table:formula="of:=IF([.$AH$19];[.X13]&amp;&quot; =&quot;;&quot;&quot;)">
            <text:p/>
          </table:table-cell>
          <table:table-cell table:style-name="ce314" table:formula="of:=IF([.$AH$19];NUMFORMA([.AK21];[.$U$1]);&quot;&quot;)">
            <text:p/>
          </table:table-cell>
          <table:table-cell table:style-name="ce265" table:formula="of:=IF([.$AH$19];&quot;m&quot;;&quot;&quot;)">
            <text:p/>
          </table:table-cell>
          <table:table-cell table:style-name="ce265" table:number-columns-repeated="11"/>
          <table:table-cell table:style-name="ce40" table:number-columns-repeated="4"/>
          <table:table-cell table:style-name="ce145" table:number-columns-repeated="6"/>
          <table:table-cell table:style-name="ce148"/>
          <table:table-cell table:style-name="ce434" office:value-type="string" calcext:value-type="string">
            <text:p>Visible?</text:p>
          </table:table-cell>
          <table:table-cell table:style-name="ce308"/>
          <table:table-cell table:style-name="ce145" table:number-columns-repeated="2"/>
          <table:table-cell table:style-name="ce434"/>
          <table:table-cell table:style-name="ce308" table:formula="of:=([.X3]=[.X4])" office:value-type="boolean" office:boolean-value="true" calcext:value-type="boolean">
            <text:p>VERDADERO</text:p>
          </table:table-cell>
          <table:table-cell table:style-name="ce308" table:formula="of:=(NUMFORMA([.$AJ$21];[.$U$1]+1)=NUMFORMA([.AJ22];[.$U$1]+1))" office:value-type="boolean" office:boolean-value="true" calcext:value-type="boolean">
            <text:p>VERDADERO</text:p>
          </table:table-cell>
          <table:table-cell table:style-name="ce434" table:formula="of:=IF(LEN([.AE5]);[.AE5];0)" office:value-type="float" office:value="0.00000000099999999672" calcext:value-type="float">
            <text:p>9,9999999672258E-10</text:p>
          </table:table-cell>
          <table:table-cell table:style-name="ce434" table:formula="of:=IF([.$AJ14]=0;0;([.$V$3]-[.$V5])/[.$AJ14]*[.$AN14])" office:value-type="float" office:value="9000000088490343" calcext:value-type="float">
            <text:p>9000000088490343</text:p>
          </table:table-cell>
          <table:table-cell table:style-name="ce434" table:formula="of:=IF([.$AJ14]=0;0;([.$W$3]-[.$W5])/[.$AJ14]*[.$AN14])" office:value-type="float" office:value="1.55884573532698E+016" calcext:value-type="float">
            <text:p>1,55884573532698E+016</text:p>
          </table:table-cell>
          <table:table-cell table:style-name="ce434"/>
          <table:table-cell table:style-name="ce434" table:formula="of:=IF([.$AJ14]=0;0;[.$V$1]*[.$X5]/([.$AJ14]*[.$AJ14]))" office:value-type="float" office:value="1.80000001179871E+016" calcext:value-type="float">
            <text:p>1,80000001179871E+016</text:p>
          </table:table-cell>
          <table:table-cell table:style-name="ce804" office:value-type="string" calcext:value-type="string">
            <text:p>se encontrará en equilibrio</text:p>
          </table:table-cell>
          <table:table-cell table:style-name="ce434" table:number-columns-repeated="2"/>
          <table:table-cell table:style-name="ce40" table:number-columns-repeated="21"/>
        </table:table-row>
        <table:table-row table:style-name="ro4">
          <table:table-cell table:style-name="ce282" table:formula="of:=IF([.$AH$19];&quot;𝘺ₘ =&quot;;&quot;&quot;)">
            <text:p/>
          </table:table-cell>
          <table:table-cell table:style-name="ce639" table:formula="of:=IF([.$AH$19];&quot;∑ 𝘺ᵢ / 𝘯 =&quot;;&quot;&quot;)">
            <text:p/>
          </table:table-cell>
          <table:table-cell table:style-name="ce314" table:formula="of:=IF([.$AH$19];NUMFORMA([.W12];[.$U$1])&amp;&quot; /&quot;;&quot;&quot;)">
            <text:p/>
          </table:table-cell>
          <table:table-cell table:style-name="ce265" table:formula="of:=[.D14]">
            <text:p/>
          </table:table-cell>
          <table:table-cell table:style-name="ce314" table:formula="of:=IF([.$AH$19];NUMFORMA([.AL21];[.$U$1]);&quot;&quot;)">
            <text:p/>
          </table:table-cell>
          <table:table-cell table:style-name="ce265" table:formula="of:=[.F14]">
            <text:p/>
          </table:table-cell>
          <table:table-cell table:style-name="ce265" table:number-columns-repeated="11"/>
          <table:table-cell table:style-name="ce40" table:number-columns-repeated="2"/>
          <table:table-cell table:style-name="ce434"/>
          <table:table-cell table:style-name="ce308"/>
          <table:table-cell table:style-name="ce145" table:number-columns-repeated="6"/>
          <table:table-cell table:style-name="ce145" office:value-type="float" office:value="1" calcext:value-type="float">
            <text:p>1</text:p>
          </table:table-cell>
          <table:table-cell table:style-name="ce308" table:formula="of:=AND([.$AH$19];[.$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145" office:value-type="float" office:value="1" calcext:value-type="float">
            <text:p>1</text:p>
          </table:table-cell>
          <table:table-cell table:style-name="ce434"/>
          <table:table-cell table:style-name="ce308" table:formula="of:=OR(ISBLANK([$Enunciado.J5]);[.$X$3]=[.X5])" office:value-type="boolean" office:boolean-value="false" calcext:value-type="boolean">
            <text:p>FALSO</text:p>
          </table:table-cell>
          <table:table-cell table:style-name="ce308" table:formula="of:=OR(ISBLANK([$Enunciado.J5]);NUMFORMA([.$AJ$21];[.$U$1]+1)=NUMFORMA([.AJ23];[.$U$1]+1))" office:value-type="boolean" office:boolean-value="true" calcext:value-type="boolean">
            <text:p>VERDADERO</text:p>
          </table:table-cell>
          <table:table-cell table:style-name="ce434" table:formula="of:=IF(LEN([.AE6]);[.AE6];0)" office:value-type="float" office:value="0" calcext:value-type="float">
            <text:p>0</text:p>
          </table:table-cell>
          <table:table-cell table:style-name="ce434" table:formula="of:=IF([.$AJ15]=0;0;([.$V$3]-[.$V6])/[.$AJ15]*[.$AN15])" office:value-type="float" office:value="0" calcext:value-type="float">
            <text:p>0</text:p>
          </table:table-cell>
          <table:table-cell table:style-name="ce434" table:formula="of:=IF([.$AJ15]=0;0;([.$W$3]-[.$W6])/[.$AJ15]*[.$AN15])" office:value-type="float" office:value="0" calcext:value-type="float">
            <text:p>0</text:p>
          </table:table-cell>
          <table:table-cell table:style-name="ce434"/>
          <table:table-cell table:style-name="ce434" table:formula="of:=IF([.$AJ15]=0;0;[.$V$1]*[.$X6]/([.$AJ15]*[.$AJ15]))" office:value-type="float" office:value="0" calcext:value-type="float">
            <text:p>0</text:p>
          </table:table-cell>
          <table:table-cell table:style-name="ce804" office:value-type="string" calcext:value-type="string">
            <text:p>Módulo del campo electrostático en el</text:p>
          </table:table-cell>
          <table:table-cell table:style-name="ce434" table:number-columns-repeated="2"/>
          <table:table-cell table:style-name="ce40" table:number-columns-repeated="21"/>
        </table:table-row>
        <table:table-row table:style-name="ro4">
          <table:table-cell table:style-name="ce156" table:formula="of:=IF([.$AH$19];[.$AO$6]&amp;[.$AO$9]&amp;[.$AO$4];&quot;&quot;)">
            <text:p/>
          </table:table-cell>
          <table:table-cell table:style-name="ce265" table:number-columns-repeated="16"/>
          <table:table-cell table:style-name="ce40" table:number-columns-repeated="2"/>
          <table:table-cell table:style-name="ce434" office:value-type="string" calcext:value-type="string">
            <text:p>algún Eₓ#0?</text:p>
          </table:table-cell>
          <table:table-cell table:style-name="ce434" office:value-type="string" calcext:value-type="string">
            <text:p>algún E<text:span text:style-name="T4"></text:span>#0?</text:p>
          </table:table-cell>
          <table:table-cell table:style-name="ce434" table:number-columns-repeated="3"/>
          <table:table-cell table:style-name="ce628" office:value-type="string" calcext:value-type="string">
            <text:p>Etiquetas</text:p>
          </table:table-cell>
          <table:table-cell table:style-name="ce632" office:value-type="string" calcext:value-type="string" table:number-columns-spanned="2" table:number-rows-spanned="1">
            <text:p>Recuadro</text:p>
          </table:table-cell>
          <table:covered-table-cell table:style-name="ce434"/>
          <table:table-cell table:style-name="ce434" office:value-type="float" office:value="2" calcext:value-type="float">
            <text:p>2</text:p>
          </table:table-cell>
          <table:table-cell table:style-name="ce308" table:formula="of:=AND([.$AH$19];[.$X4])"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34" table:number-columns-repeated="3"/>
          <table:table-cell table:style-name="ce308" table:formula="of:=OR(ISBLANK([$Enunciado.J6]);[.$X$3]=[.X6])" office:value-type="boolean" office:boolean-value="true" calcext:value-type="boolean">
            <text:p>VERDADERO</text:p>
          </table:table-cell>
          <table:table-cell table:style-name="ce308" table:formula="of:=OR(ISBLANK([$Enunciado.J6]);NUMFORMA([.$AJ$21];[.$U$1]+1)=NUMFORMA([.AJ24];[.$U$1]+1))" office:value-type="boolean" office:boolean-value="true" calcext:value-type="boolean">
            <text:p>VERDADERO</text:p>
          </table:table-cell>
          <table:table-cell table:style-name="ce434" table:number-columns-repeated="5"/>
          <table:table-cell table:style-name="ce804" office:value-type="string" calcext:value-type="string">
            <text:p>Carga (de signo opuesto al de las cargas fijas) situada en el</text:p>
          </table:table-cell>
          <table:table-cell table:style-name="ce434" table:number-columns-repeated="2"/>
          <table:table-cell table:style-name="ce40" table:number-columns-repeated="21"/>
        </table:table-row>
        <table:table-row table:style-name="ro4">
          <table:table-cell table:style-name="ce265"/>
          <table:table-cell table:style-name="ce476" table:formula="of:=IF([.$AC15];[.$Y$1]&amp;[.U3]&amp;&quot; ₘ = √&quot;;&quot;&quot;)">
            <text:p/>
          </table:table-cell>
          <table:table-cell table:style-name="ce727" table:formula="of:=IF([.$AC15];&quot;(&quot;&amp;[.$E$14];&quot;&quot;)">
            <text:p/>
          </table:table-cell>
          <table:table-cell table:style-name="ce727" table:formula="of:=IF([.$AC15];&quot;–&quot;;&quot;&quot;)">
            <text:p/>
          </table:table-cell>
          <table:table-cell table:style-name="ce802" table:formula="of:=IF([.$AC15];ENTREPARENT([.B5]);&quot;&quot;)">
            <text:p/>
          </table:table-cell>
          <table:table-cell table:style-name="ce820" table:formula="of:=IF([.$AC15];&quot;)² + (&quot;;&quot;&quot;)">
            <text:p/>
          </table:table-cell>
          <table:table-cell table:style-name="ce802" table:formula="of:=IF([.$AC15];[.$E$15];&quot;&quot;)">
            <text:p/>
          </table:table-cell>
          <table:table-cell table:style-name="ce727" table:formula="of:=IF([.$AC15];&quot;–&quot;;&quot;&quot;)">
            <text:p/>
          </table:table-cell>
          <table:table-cell table:style-name="ce855" table:formula="of:=IF([.$AC15];ENTREPARENT([.C5])&amp;IF([.$X3];&quot;)²&quot;;&quot;&quot;);&quot;&quot;)">
            <text:p/>
          </table:table-cell>
          <table:table-cell table:style-name="ce562" table:formula="of:=IF([.$AC15];&quot;=&quot;;&quot;&quot;)">
            <text:p/>
          </table:table-cell>
          <table:table-cell table:style-name="ce464" table:formula="of:=IF([.$AC15];NUMFORMA([.AJ21];[.$U$1]);&quot;&quot;)">
            <text:p/>
          </table:table-cell>
          <table:table-cell table:style-name="ce558" table:formula="of:=IF([.$AC15];&quot;m&quot;;&quot;&quot;)">
            <text:p/>
          </table:table-cell>
          <table:table-cell table:style-name="ce265" table:number-columns-repeated="5"/>
          <table:table-cell table:style-name="ce40" table:number-columns-repeated="2"/>
          <table:table-cell table:style-name="ce434" table:formula="of:=LEN([.I23])+LEN([.I25])+LEN([.I27])+LEN([.I29])" office:value-type="float" office:value="0" calcext:value-type="float">
            <text:p>0</text:p>
          </table:table-cell>
          <table:table-cell table:style-name="ce434" table:formula="of:=LEN([.L23])+LEN([.L25])+LEN([.L27])+LEN([.L29])" office:value-type="float" office:value="0" calcext:value-type="float">
            <text:p>0</text:p>
          </table:table-cell>
          <table:table-cell table:style-name="ce434" table:number-columns-repeated="4"/>
          <table:table-cell table:style-name="ce434" table:formula="of:=[.W28]" office:value-type="float" office:value="-577.35027" calcext:value-type="float">
            <text:p>-577,35027</text:p>
          </table:table-cell>
          <table:table-cell table:style-name="ce434" table:formula="of:=[.Z17]" office:value-type="float" office:value="-577.35027" calcext:value-type="float">
            <text:p>-577,35027</text:p>
          </table:table-cell>
          <table:table-cell table:style-name="ce434" office:value-type="float" office:value="3" calcext:value-type="float">
            <text:p>3</text:p>
          </table:table-cell>
          <table:table-cell table:style-name="ce308" table:formula="of:=AND([.$AH$19];[.$X5])" office:value-type="boolean" office:boolean-value="false" calcext:value-type="boolean">
            <text:p>FALSO</text:p>
          </table:table-cell>
          <table:table-cell table:style-name="ce308" table:formula="of:=AND([.$AI$12];[.$X5])"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34" office:value-type="float" office:value="2" calcext:value-type="float">
            <text:p>2</text:p>
          </table:table-cell>
          <table:table-cell table:style-name="ce434"/>
          <table:table-cell table:style-name="ce308"/>
          <table:table-cell table:style-name="ce434" table:number-columns-repeated="6"/>
          <table:table-cell table:style-name="ce804" office:value-type="string" calcext:value-type="string">
            <text:p>que equilibra el campo </text:p>
          </table:table-cell>
          <table:table-cell table:style-name="ce434" table:number-columns-repeated="2"/>
          <table:table-cell table:style-name="ce40" table:number-columns-repeated="21"/>
        </table:table-row>
        <table:table-row table:style-name="ro4">
          <table:table-cell table:style-name="ce265"/>
          <table:table-cell table:style-name="ce476" table:formula="of:=IF([.$AC16];[.$Y$1]&amp;[.U4]&amp;&quot; ₘ = √&quot;;&quot;&quot;)">
            <text:p/>
          </table:table-cell>
          <table:table-cell table:style-name="ce727" table:formula="of:=IF([.$AC16];&quot;(&quot;&amp;[.$E$14];&quot;&quot;)">
            <text:p/>
          </table:table-cell>
          <table:table-cell table:style-name="ce727" table:formula="of:=IF([.$AC16];&quot;–&quot;;&quot;&quot;)">
            <text:p/>
          </table:table-cell>
          <table:table-cell table:style-name="ce802" table:formula="of:=IF([.$AC16];ENTREPARENT([.B6]);&quot;&quot;)">
            <text:p/>
          </table:table-cell>
          <table:table-cell table:style-name="ce820" table:formula="of:=IF([.$AC16];&quot;)² + (&quot;;&quot;&quot;)">
            <text:p/>
          </table:table-cell>
          <table:table-cell table:style-name="ce802" table:formula="of:=IF([.$AC16];[.$E$15];&quot;&quot;)">
            <text:p/>
          </table:table-cell>
          <table:table-cell table:style-name="ce727" table:formula="of:=IF([.$AC16];&quot;–&quot;;&quot;&quot;)">
            <text:p/>
          </table:table-cell>
          <table:table-cell table:style-name="ce855" table:formula="of:=IF([.$AC16];ENTREPARENT([.C6])&amp;IF([.$X4];&quot;)²&quot;;&quot;&quot;);&quot;&quot;)">
            <text:p/>
          </table:table-cell>
          <table:table-cell table:style-name="ce562" table:formula="of:=IF([.$AC16];&quot;=&quot;;&quot;&quot;)">
            <text:p/>
          </table:table-cell>
          <table:table-cell table:style-name="ce464" table:formula="of:=IF([.$AC16];NUMFORMA([.AJ22];[.$U$1]);&quot;&quot;)">
            <text:p/>
          </table:table-cell>
          <table:table-cell table:style-name="ce558" table:formula="of:=IF([.$AC16];&quot;m&quot;;&quot;&quot;)">
            <text:p/>
          </table:table-cell>
          <table:table-cell table:style-name="ce566"/>
          <table:table-cell table:style-name="ce265" table:number-columns-repeated="4"/>
          <table:table-cell table:style-name="ce40" table:number-columns-repeated="2"/>
          <table:table-cell table:style-name="ce434" table:formula="of:=LEN([.I40])+LEN([.I42])+LEN([.I44])" office:value-type="float" office:value="0" calcext:value-type="float">
            <text:p>0</text:p>
          </table:table-cell>
          <table:table-cell table:style-name="ce434" table:formula="of:=LEN([.K40])+LEN([.K42])+LEN([.K44])" office:value-type="float" office:value="0" calcext:value-type="float">
            <text:p>0</text:p>
          </table:table-cell>
          <table:table-cell table:style-name="ce434" table:number-columns-repeated="4"/>
          <table:table-cell table:style-name="ce434" table:formula="of:=[.Z17]" office:value-type="float" office:value="-577.35027" calcext:value-type="float">
            <text:p>-577,35027</text:p>
          </table:table-cell>
          <table:table-cell table:style-name="ce434" table:formula="of:=[.V28]" office:value-type="float" office:value="2788.67510542285" calcext:value-type="float">
            <text:p>2788,67510542285</text:p>
          </table:table-cell>
          <table:table-cell table:style-name="ce434" office:value-type="float" office:value="4" calcext:value-type="float">
            <text:p>4</text:p>
          </table:table-cell>
          <table:table-cell table:style-name="ce308" table:formula="of:=AND([.$AH$19];[.$X6])" office:value-type="boolean" office:boolean-value="false" calcext:value-type="boolean">
            <text:p>FALSO</text:p>
          </table:table-cell>
          <table:table-cell table:style-name="ce308" table:formula="of:=AND([.$AI$12];[.$X6])" office:value-type="boolean" office:boolean-value="false" calcext:value-type="boolean">
            <text:p>FALSO</text:p>
          </table:table-cell>
          <table:table-cell table:style-name="ce434" table:number-columns-repeated="8"/>
          <table:table-cell table:style-name="ce434" office:value-type="string" calcext:value-type="string">
            <text:p>Q =</text:p>
          </table:table-cell>
          <table:table-cell table:style-name="ce434" table:formula="of:=[.AN21]*[.AN19]*[.AJ21]*[.AJ21]/[.$V$1]" office:value-type="float" office:value="0.0000000000008819171" calcext:value-type="float">
            <text:p>8,8191710038575E-13</text:p>
          </table:table-cell>
          <table:table-cell table:style-name="ce434" table:number-columns-repeated="3"/>
          <table:table-cell table:style-name="ce40" table:number-columns-repeated="21"/>
        </table:table-row>
        <table:table-row table:style-name="ro4">
          <table:table-cell table:style-name="ce265"/>
          <table:table-cell table:style-name="ce476" table:formula="of:=IF([.$AC17];[.$Y$1]&amp;[.U5]&amp;&quot; ₘ = √&quot;;&quot;&quot;)">
            <text:p/>
          </table:table-cell>
          <table:table-cell table:style-name="ce727" table:formula="of:=IF([.$AC17];&quot;(&quot;&amp;[.$E$14];&quot;&quot;)">
            <text:p/>
          </table:table-cell>
          <table:table-cell table:style-name="ce727" table:formula="of:=IF([.$AC17];&quot;–&quot;;&quot;&quot;)">
            <text:p/>
          </table:table-cell>
          <table:table-cell table:style-name="ce802" table:formula="of:=IF([.$AC17];ENTREPARENT([.B7]);&quot;&quot;)">
            <text:p/>
          </table:table-cell>
          <table:table-cell table:style-name="ce820" table:formula="of:=IF([.$AC17];&quot;)² + (&quot;;&quot;&quot;)">
            <text:p/>
          </table:table-cell>
          <table:table-cell table:style-name="ce802" table:formula="of:=IF([.$AC17];[.$E$15];&quot;&quot;)">
            <text:p/>
          </table:table-cell>
          <table:table-cell table:style-name="ce727" table:formula="of:=IF([.$AC17];&quot;–&quot;;&quot;&quot;)">
            <text:p/>
          </table:table-cell>
          <table:table-cell table:style-name="ce855" table:formula="of:=IF([.$AC17];ENTREPARENT([.C7])&amp;IF([.$X5];&quot;)²&quot;;&quot;&quot;);&quot;&quot;)">
            <text:p/>
          </table:table-cell>
          <table:table-cell table:style-name="ce562" table:formula="of:=IF([.$AC17];&quot;=&quot;;&quot;&quot;)">
            <text:p/>
          </table:table-cell>
          <table:table-cell table:style-name="ce464" table:formula="of:=IF([.$AC17];NUMFORMA([.AJ23];[.$U$1]);&quot;&quot;)">
            <text:p/>
          </table:table-cell>
          <table:table-cell table:style-name="ce558" table:formula="of:=IF([.$AC17];&quot;m&quot;;&quot;&quot;)">
            <text:p/>
          </table:table-cell>
          <table:table-cell table:style-name="ce566"/>
          <table:table-cell table:style-name="ce265" table:number-columns-repeated="4"/>
          <table:table-cell table:style-name="ce40" table:number-columns-repeated="2"/>
          <table:table-cell table:style-name="ce434" table:number-columns-repeated="6"/>
          <table:table-cell table:style-name="ce434" table:formula="of:=[.AA18]" office:value-type="float" office:value="2788.67510542285" calcext:value-type="float">
            <text:p>2788,67510542285</text:p>
          </table:table-cell>
          <table:table-cell table:style-name="ce434" table:formula="of:=[.Z19]" office:value-type="float" office:value="2788.67510542285" calcext:value-type="float">
            <text:p>2788,67510542285</text:p>
          </table:table-cell>
          <table:table-cell table:style-name="ce434" table:number-columns-repeated="3"/>
          <table:table-cell table:style-name="ce308" table:formula="of:=AND([.$AI$12];[.$X5])" office:value-type="boolean" office:boolean-value="false" calcext:value-type="boolean">
            <text:p>FALSO</text:p>
          </table:table-cell>
          <table:table-cell table:style-name="ce434" office:value-type="float" office:value="3" calcext:value-type="float">
            <text:p>3</text:p>
          </table:table-cell>
          <table:table-cell table:style-name="ce434"/>
          <table:table-cell table:style-name="ce308" table:formula="of:=(SUM([.AH13:.AH18])=3)" office:value-type="boolean" office:boolean-value="false" calcext:value-type="boolean">
            <text:p>FALSO</text:p>
          </table:table-cell>
          <table:table-cell table:style-name="ce308" table:formula="of:=(SUM([.AI13:.AI18])=3)" office:value-type="boolean" office:boolean-value="true" calcext:value-type="boolean">
            <text:p>VERDADERO</text:p>
          </table:table-cell>
          <table:table-cell table:style-name="ce434"/>
          <table:table-cell table:style-name="ce434" table:formula="of:=SUM([.AK13:.AK18])" office:value-type="float" office:value="-2999999911509657" calcext:value-type="float">
            <text:p>-2999999911509657</text:p>
          </table:table-cell>
          <table:table-cell table:style-name="ce434" table:formula="of:=SUM([.AL13:.AL18])" office:value-type="float" office:value="1.55884573532698E+016" calcext:value-type="float">
            <text:p>1,55884573532698E+016</text:p>
          </table:table-cell>
          <table:table-cell table:style-name="ce434"/>
          <table:table-cell table:style-name="ce434" table:formula="of:=SQRT([.AK19]*[.AK19]+[.AL19]*[.AL19])" office:value-type="float" office:value="1.587450793328E+016" calcext:value-type="float">
            <text:p>1,587450793328E+016</text:p>
          </table:table-cell>
          <table:table-cell table:style-name="ce434" table:number-columns-repeated="3"/>
          <table:table-cell table:style-name="ce40" table:number-columns-repeated="21"/>
        </table:table-row>
        <table:table-row table:style-name="ro4">
          <table:table-cell table:style-name="ce265"/>
          <table:table-cell table:style-name="ce476" table:formula="of:=IF([.$AC18];[.$Y$1]&amp;[.U6]&amp;&quot; ₘ = √&quot;;&quot;&quot;)">
            <text:p/>
          </table:table-cell>
          <table:table-cell table:style-name="ce727" table:formula="of:=IF([.$AC18];&quot;(&quot;&amp;[.$E$14];&quot;&quot;)">
            <text:p/>
          </table:table-cell>
          <table:table-cell table:style-name="ce727" table:formula="of:=IF([.$AC18];&quot;–&quot;;&quot;&quot;)">
            <text:p/>
          </table:table-cell>
          <table:table-cell table:style-name="ce802" table:formula="of:=IF([.$AC18];ENTREPARENT([.B8]);&quot;&quot;)">
            <text:p/>
          </table:table-cell>
          <table:table-cell table:style-name="ce820" table:formula="of:=IF([.$AC18];&quot;)² + (&quot;;&quot;&quot;)">
            <text:p/>
          </table:table-cell>
          <table:table-cell table:style-name="ce802" table:formula="of:=IF([.$AC18];[.$E$15];&quot;&quot;)">
            <text:p/>
          </table:table-cell>
          <table:table-cell table:style-name="ce727" table:formula="of:=IF([.$AC18];&quot;–&quot;;&quot;&quot;)">
            <text:p/>
          </table:table-cell>
          <table:table-cell table:style-name="ce855" table:formula="of:=IF([.$AC18];ENTREPARENT([.C8])&amp;IF([.$X6];&quot;)²&quot;;&quot;&quot;);&quot;&quot;)">
            <text:p/>
          </table:table-cell>
          <table:table-cell table:style-name="ce562" table:formula="of:=IF([.$AC18];&quot;=&quot;;&quot;&quot;)">
            <text:p/>
          </table:table-cell>
          <table:table-cell table:style-name="ce464" table:formula="of:=IF([.$AC18];NUMFORMA([.AJ24];[.$U$1]);&quot;&quot;)">
            <text:p/>
          </table:table-cell>
          <table:table-cell table:style-name="ce558" table:formula="of:=IF([.$AC18];&quot;m&quot;;&quot;&quot;)">
            <text:p/>
          </table:table-cell>
          <table:table-cell table:style-name="ce566"/>
          <table:table-cell table:style-name="ce265" table:number-columns-repeated="4"/>
          <table:table-cell table:style-name="ce40" table:number-columns-repeated="2"/>
          <table:table-cell table:style-name="ce434" table:number-columns-repeated="5"/>
          <table:table-cell table:style-name="ce434" office:value-type="string" calcext:value-type="string">
            <text:p>Puntos</text:p>
          </table:table-cell>
          <table:table-cell table:style-name="ce434" table:formula="of:=[.Z19]" office:value-type="float" office:value="2788.67510542285" calcext:value-type="float">
            <text:p>2788,67510542285</text:p>
          </table:table-cell>
          <table:table-cell table:style-name="ce434" table:formula="of:=[.AA17]" office:value-type="float" office:value="-577.35027" calcext:value-type="float">
            <text:p>-577,35027</text:p>
          </table:table-cell>
          <table:table-cell table:style-name="ce434" table:number-columns-repeated="9"/>
          <table:table-cell table:style-name="ce434" office:value-type="string" calcext:value-type="string">
            <text:p>x media</text:p>
          </table:table-cell>
          <table:table-cell table:style-name="ce434" office:value-type="string" calcext:value-type="string">
            <text:p>y media</text:p>
          </table:table-cell>
          <table:table-cell table:style-name="ce434"/>
          <table:table-cell table:style-name="ce434" office:value-type="string" calcext:value-type="string">
            <text:p>signo</text:p>
          </table:table-cell>
          <table:table-cell table:style-name="ce434" table:number-columns-repeated="3"/>
          <table:table-cell table:style-name="ce40" table:number-columns-repeated="21"/>
        </table:table-row>
        <table:table-row table:style-name="ro4">
          <table:table-cell table:style-name="ce156" table:formula="of:=IF([.$AH$19];[.$AO$10]&amp;IF([.$AI$19];&quot;&quot;;&quot;non &quot;)&amp;[.$AO$3];&quot;&quot;)">
            <text:p/>
          </table:table-cell>
          <table:table-cell table:style-name="ce265"/>
          <table:table-cell table:style-name="ce156"/>
          <table:table-cell table:style-name="ce265" table:number-columns-repeated="9"/>
          <table:table-cell table:style-name="ce566"/>
          <table:table-cell table:style-name="ce265" table:number-columns-repeated="4"/>
          <table:table-cell table:style-name="ce40" table:number-columns-repeated="2"/>
          <table:table-cell table:style-name="ce434"/>
          <table:table-cell table:style-name="ce434" office:value-type="string" calcext:value-type="string">
            <text:p>Representación</text:p>
          </table:table-cell>
          <table:table-cell table:style-name="ce361" office:value-type="string" calcext:value-type="string">
            <text:p>máx</text:p>
          </table:table-cell>
          <table:table-cell table:style-name="ce361" office:value-type="string" calcext:value-type="string">
            <text:p>mín</text:p>
          </table:table-cell>
          <table:table-cell table:style-name="ce434"/>
          <table:table-cell table:style-name="ce795" office:value-type="float" office:value="1" calcext:value-type="float">
            <text:p>1</text:p>
          </table:table-cell>
          <table:table-cell table:style-name="ce434" table:formula="of:=[.V3]*[.$U$28]" office:value-type="float" office:value="500" calcext:value-type="float">
            <text:p>500</text:p>
          </table:table-cell>
          <table:table-cell table:style-name="ce145"/>
          <table:table-cell table:style-name="ce434" table:formula="of:=[.W3]*[.$U$28]" office:value-type="float" office:value="288.67513" calcext:value-type="float">
            <text:p>288,67513</text:p>
          </table:table-cell>
          <table:table-cell table:style-name="ce434" table:number-columns-repeated="2"/>
          <table:table-cell table:style-name="ce308" table:formula="of:=AND([.$AI$12];[.$X6])" office:value-type="boolean" office:boolean-value="false" calcext:value-type="boolean">
            <text:p>FALSO</text:p>
          </table:table-cell>
          <table:table-cell table:style-name="ce434" office:value-type="float" office:value="4" calcext:value-type="float">
            <text:p>4</text:p>
          </table:table-cell>
          <table:table-cell table:style-name="ce434" table:number-columns-repeated="3"/>
          <table:table-cell table:style-name="ce434" table:formula="of:= SQRT(([.$V3]-[.$AK$21])^2+([.$W3]-[.$AL$21])^2)" office:value-type="float" office:value="0.00000000057735026689" calcext:value-type="float">
            <text:p>5,77350266892219E-10</text:p>
          </table:table-cell>
          <table:table-cell table:style-name="ce434" table:formula="of:=[.V12]/[.$X$13]" office:value-type="float" office:value="0" calcext:value-type="float">
            <text:p>0</text:p>
          </table:table-cell>
          <table:table-cell table:style-name="ce434" table:formula="of:=[.W12]/[.$X$13]" office:value-type="float" office:value="0" calcext:value-type="float">
            <text:p>0</text:p>
          </table:table-cell>
          <table:table-cell table:style-name="ce434"/>
          <table:table-cell table:style-name="ce434" table:formula="of:=-SIGN([.X3])" office:value-type="float" office:value="1" calcext:value-type="float">
            <text:p>1</text:p>
          </table:table-cell>
          <table:table-cell table:style-name="ce434" table:number-columns-repeated="3"/>
          <table:table-cell table:style-name="ce40" table:number-columns-repeated="21"/>
        </table:table-row>
        <table:table-row table:style-name="ro4">
          <table:table-cell table:style-name="ce156" table:formula="of:=IF([.$AI$12];[.$AO$7]&amp;[.$AO$11]&amp;[.$AO$4];&quot;&quot;)">
            <text:p/>
          </table:table-cell>
          <table:table-cell table:style-name="ce265"/>
          <table:table-cell table:style-name="ce728"/>
          <table:table-cell table:style-name="ce760" table:number-columns-repeated="6"/>
          <table:table-cell table:style-name="ce265" table:number-columns-repeated="8"/>
          <table:table-cell table:style-name="ce40" table:number-columns-repeated="2"/>
          <table:table-cell table:style-name="ce434"/>
          <table:table-cell table:style-name="ce434" office:value-type="string" calcext:value-type="string">
            <text:p>Campo</text:p>
          </table:table-cell>
          <table:table-cell table:style-name="ce409" table:formula="of:=MAX([.AF3:.AF7];[.AI3:.AJ7])" office:value-type="float" office:value="1.80000001179871E+016" calcext:value-type="float">
            <text:p>1,80E+016</text:p>
          </table:table-cell>
          <table:table-cell table:style-name="ce409" table:formula="of:=MIN([.AF3:.AF7];[.AI3:.AJ7])" office:value-type="float" office:value="-1.2E+016" calcext:value-type="float">
            <text:p>-1,20E+016</text:p>
          </table:table-cell>
          <table:table-cell table:style-name="ce792" table:formula="of:=MAX(ABS([.V22]);ABS([.W22]))" office:value-type="float" office:value="1.80000001179871E+016" calcext:value-type="float">
            <text:p>1,80E+16</text:p>
          </table:table-cell>
          <table:table-cell table:style-name="ce798" table:formula="of:=[.A6]" office:value-type="string" office:string-value="𝘘₂" calcext:value-type="string">
            <text:p>𝘘₂</text:p>
          </table:table-cell>
          <table:table-cell table:style-name="ce415" table:formula="of:=IF(LEN([.B6]);[.V4]*[.$U$28];&quot;&quot;)" office:value-type="float" office:value="-500" calcext:value-type="float">
            <text:p>-500</text:p>
          </table:table-cell>
          <table:table-cell table:style-name="ce145"/>
          <table:table-cell table:style-name="ce415" table:formula="of:=IF(LEN([.C6]);[.W4]*[.$U$28];&quot;&quot;)" office:value-type="float" office:value="288.67513" calcext:value-type="float">
            <text:p>288,67513</text:p>
          </table:table-cell>
          <table:table-cell table:style-name="ce434" table:number-columns-repeated="7"/>
          <table:table-cell table:style-name="ce434" table:formula="of:= SQRT(([.$V4]-[.$AK$21])^2+([.$W4]-[.$AL$21])^2)" office:value-type="float" office:value="0.00000000057735026689" calcext:value-type="float">
            <text:p>5,77350266892219E-10</text:p>
          </table:table-cell>
          <table:table-cell table:style-name="ce434" table:number-columns-repeated="7"/>
          <table:table-cell table:style-name="ce40" table:number-columns-repeated="21"/>
        </table:table-row>
        <table:table-row table:style-name="ro4">
          <table:table-cell table:style-name="ce623" table:formula="of:=IF([.$AE15];[.$Z$7]&amp;[.U3]&amp;&quot; &quot;&amp;[.$U$7]&amp;&quot; =&quot;;&quot;&quot;)" table:number-columns-spanned="1" table:number-rows-spanned="2">
            <text:p/>
          </table:table-cell>
          <table:table-cell table:style-name="ce477" table:formula="of:=IF([.$AE15];[.$E$3]&amp;&quot; · &quot;&amp;ENTREPARENT([.E5]);&quot;&quot;)" table:number-columns-spanned="2" table:number-rows-spanned="1">
            <text:p/>
          </table:table-cell>
          <table:covered-table-cell table:style-name="ce737"/>
          <table:table-cell table:style-name="ce771" table:formula="of:=IF([.$AE15];&quot;(&quot;;&quot;&quot;)">
            <text:p/>
          </table:table-cell>
          <table:table-cell table:style-name="ce803" table:formula="of:=IF([.$AE15];NUMFORMA([.AA3];[.$U$1]);&quot;&quot;)">
            <text:p/>
          </table:table-cell>
          <table:table-cell table:style-name="ce821" table:formula="of:=IF([.$AE15];&quot;i&quot;&amp;IF([.AB3]&gt;=0;&quot; +&quot;;&quot; – &quot;);&quot;&quot;)">
            <text:p/>
          </table:table-cell>
          <table:table-cell table:style-name="ce803" table:formula="of:=IF([.$AE15];NUMFORMA(ABS([.AB3]);[.$U$1]);&quot;&quot;)">
            <text:p/>
          </table:table-cell>
          <table:table-cell table:style-name="ce844" table:formula="of:=IF([.$AE15];&quot;j )&quot;;&quot;&quot;)">
            <text:p/>
          </table:table-cell>
          <table:table-cell table:style-name="ce856" table:formula="of:=IF(AND([.$AE15];[.AC3]&lt;&gt;0);&quot;= &quot;&amp;NUMFORMA([.AC3];[.$U$1]);&quot;&quot;)" table:number-columns-spanned="1" table:number-rows-spanned="2">
            <text:p/>
          </table:table-cell>
          <table:table-cell table:style-name="ce563" table:formula="of:=IF([.$AE15];IF([.AC3]&lt;&gt;0;&quot;i&quot;&amp;IF([.AD3]&gt;0;&quot; +&quot;;&quot;&quot;);&quot;=&quot;);&quot;&quot;)" table:number-columns-spanned="1" table:number-rows-spanned="2">
            <text:p/>
          </table:table-cell>
          <table:table-cell table:style-name="ce554" table:formula="of:=IF(AND([.$AE15];[.AD3]&lt;&gt;0);NUMFORMA([.AD3];[.$U$1]);&quot;&quot;)" table:number-columns-spanned="1" table:number-rows-spanned="2">
            <text:p/>
          </table:table-cell>
          <table:table-cell table:style-name="ce567" table:formula="of:=IF(AND([.$AE15];[.AD3]&lt;&gt;0);&quot;j&quot;;&quot;&quot;)" table:number-columns-spanned="1" table:number-rows-spanned="2">
            <text:p/>
          </table:table-cell>
          <table:table-cell table:style-name="ce875" table:formula="of:=IF(AND([.$AE15];[.Z3]);&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Coord x</text:p>
          </table:table-cell>
          <table:table-cell table:style-name="ce434" table:formula="of:=MAX([.V3:.V6];[.V9])" office:value-type="float" office:value="0.0000000005" calcext:value-type="float">
            <text:p>5E-10</text:p>
          </table:table-cell>
          <table:table-cell table:style-name="ce434" table:formula="of:=MIN([.V3:.V6];[.V9])" office:value-type="float" office:value="-0.0000000005" calcext:value-type="float">
            <text:p>-5E-10</text:p>
          </table:table-cell>
          <table:table-cell table:style-name="ce434" table:formula="of:=MAX([.V23]-[.W23];[.V24]-[.W24])" office:value-type="float" office:value="0.000000001" calcext:value-type="float">
            <text:p>0,000000001</text:p>
          </table:table-cell>
          <table:table-cell table:style-name="ce798" table:formula="of:=[.A7]" office:value-type="string" office:string-value="𝘘₃" calcext:value-type="string">
            <text:p>𝘘₃</text:p>
          </table:table-cell>
          <table:table-cell table:style-name="ce415" table:formula="of:=IF(LEN([.B7]);[.V5]*[.$U$28];&quot;&quot;)" office:value-type="float" office:value="0" calcext:value-type="float">
            <text:p>0</text:p>
          </table:table-cell>
          <table:table-cell table:style-name="ce145"/>
          <table:table-cell table:style-name="ce415" table:formula="of:=IF(LEN([.C7]);[.W5]*[.$U$28];&quot;&quot;)" office:value-type="float" office:value="-577.35027" calcext:value-type="float">
            <text:p>-577,35027</text:p>
          </table:table-cell>
          <table:table-cell table:style-name="ce434" table:number-columns-repeated="7"/>
          <table:table-cell table:style-name="ce434" table:formula="of:= SQRT(([.$V5]-[.$AK$21])^2+([.$W5]-[.$AL$21])^2)" office:value-type="float" office:value="0.00000000057735027" calcext:value-type="float">
            <text:p>5,7735027E-10</text:p>
          </table:table-cell>
          <table:table-cell table:style-name="ce434" table:number-columns-repeated="7"/>
          <table:table-cell table:style-name="ce40" table:number-columns-repeated="21"/>
        </table:table-row>
        <table:table-row table:style-name="ro4">
          <table:covered-table-cell table:style-name="ce467" table:formula="of:=IF([.$X4];&quot;E&quot;&amp;[.U4]&amp;&quot; =&quot;;&quot;&quot;)" office:value-type="string" office:string-value="E₂ =" calcext:value-type="string">
            <text:p>E₂ =</text:p>
          </table:covered-table-cell>
          <table:table-cell table:style-name="ce648" table:formula="of:=IF([.$AE15];ENTREPARENT([.K17];2);&quot;&quot;)" table:number-columns-spanned="2" table:number-rows-spanned="1">
            <text:p/>
          </table:table-cell>
          <table:covered-table-cell table:style-name="ce738"/>
          <table:table-cell table:style-name="ce791"/>
          <table:table-cell table:style-name="ce805"/>
          <table:table-cell table:style-name="ce822" table:formula="of:=IF([.$AE15];[.K17];&quot;&quot;)">
            <text:p/>
          </table:table-cell>
          <table:table-cell table:style-name="ce822" table:number-columns-repeated="2"/>
          <table:covered-table-cell table:style-name="ce860"/>
          <table:covered-table-cell table:number-columns-repeated="2" table:style-name="ce559"/>
          <table:covered-table-cell table:number-columns-repeated="2" table:style-name="ce558"/>
          <table:table-cell table:style-name="ce558"/>
          <table:table-cell table:style-name="ce265" table:number-columns-repeated="3"/>
          <table:table-cell table:style-name="ce40" table:number-columns-repeated="2"/>
          <table:table-cell table:style-name="ce434"/>
          <table:table-cell table:style-name="ce434" office:value-type="string" calcext:value-type="string">
            <text:p>Coord y</text:p>
          </table:table-cell>
          <table:table-cell table:style-name="ce434" table:formula="of:=MAX([.W3:.W6];[.W7])" office:value-type="float" office:value="0.00000000028867513" calcext:value-type="float">
            <text:p>2,8867513E-10</text:p>
          </table:table-cell>
          <table:table-cell table:style-name="ce434" table:formula="of:=MIN([.W3:.W6];[.W7])" office:value-type="float" office:value="-0.00000000057735027" calcext:value-type="float">
            <text:p>-5,7735027E-10</text:p>
          </table:table-cell>
          <table:table-cell table:style-name="ce434"/>
          <table:table-cell table:style-name="ce798" table:formula="of:=[.A8]">
            <text:p/>
          </table:table-cell>
          <table:table-cell table:style-name="ce415" table:formula="of:=IF(LEN([.B8]);[.V6]*[.$U$28];&quot;&quot;)">
            <text:p/>
          </table:table-cell>
          <table:table-cell table:style-name="ce145"/>
          <table:table-cell table:style-name="ce415" table:formula="of:=IF(LEN([.C8]);[.W6]*[.$U$28];&quot;&quot;)">
            <text:p/>
          </table:table-cell>
          <table:table-cell table:style-name="ce434" table:number-columns-repeated="7"/>
          <table:table-cell table:style-name="ce434" table:formula="of:= SQRT(([.$V6]-[.$AK$21])^2+([.$W6]-[.$AL$21])^2)" office:value-type="float" office:value="0" calcext:value-type="float">
            <text:p>0</text:p>
          </table:table-cell>
          <table:table-cell table:style-name="ce434" table:number-columns-repeated="7"/>
          <table:table-cell table:style-name="ce40" table:number-columns-repeated="21"/>
        </table:table-row>
        <table:table-row table:style-name="ro4">
          <table:table-cell table:style-name="ce623" table:formula="of:=IF([.$AE17];[.$Z$7]&amp;[.U4]&amp;&quot; &quot;&amp;[.$U$7]&amp;&quot; =&quot;;&quot;&quot;)" table:number-columns-spanned="1" table:number-rows-spanned="2">
            <text:p/>
          </table:table-cell>
          <table:table-cell table:style-name="ce477" table:formula="of:=IF([.$AE17];[.$E$3]&amp;&quot; · &quot;&amp;ENTREPARENT([.E6]);&quot;&quot;)" table:number-columns-spanned="2" table:number-rows-spanned="1">
            <text:p/>
          </table:table-cell>
          <table:covered-table-cell table:style-name="ce484"/>
          <table:table-cell table:style-name="ce793" table:formula="of:=IF([.$AE17];&quot;(&quot;;&quot;&quot;)">
            <text:p/>
          </table:table-cell>
          <table:table-cell table:style-name="ce806" table:formula="of:=IF([.$AE17];NUMFORMA([.AA4];[.$U$1]);&quot;&quot;)">
            <text:p/>
          </table:table-cell>
          <table:table-cell table:style-name="ce825" table:formula="of:=IF([.$AE17];&quot;i&quot;&amp;IF([.AB4]&gt;=0;&quot; +&quot;;&quot; – &quot;);&quot;&quot;)">
            <text:p/>
          </table:table-cell>
          <table:table-cell table:style-name="ce806" table:formula="of:=IF([.$AE17];NUMFORMA(ABS([.AB4]);[.$U$1]);&quot;&quot;)">
            <text:p/>
          </table:table-cell>
          <table:table-cell table:style-name="ce845" table:formula="of:=IF([.$AE17];&quot;j )&quot;;&quot;&quot;)">
            <text:p/>
          </table:table-cell>
          <table:table-cell table:style-name="ce861" table:formula="of:=IF(AND([.$AE17];[.AC4]&lt;&gt;0);&quot;= &quot;&amp;NUMFORMA([.AC4];[.$U$1]);&quot;&quot;)" table:number-columns-spanned="1" table:number-rows-spanned="2">
            <text:p/>
          </table:table-cell>
          <table:table-cell table:style-name="ce563" table:formula="of:=IF([.$AE17];IF([.AC4]&lt;&gt;0;&quot;i&quot;&amp;IF([.AD4]&gt;0;&quot; +&quot;;&quot;&quot;);&quot;=&quot;);&quot;&quot;)" table:number-columns-spanned="1" table:number-rows-spanned="2">
            <text:p/>
          </table:table-cell>
          <table:table-cell table:style-name="ce554" table:formula="of:=IF(AND([.$AE17];[.AD4]&lt;&gt;0);NUMFORMA([.AD4];[.$U$1]);&quot;&quot;)" table:number-columns-spanned="1" table:number-rows-spanned="2">
            <text:p/>
          </table:table-cell>
          <table:table-cell table:style-name="ce874" table:formula="of:=IF(AND([.$AE17];[.AD4]&lt;&gt;0);&quot;j&quot;;&quot;&quot;)" table:number-columns-spanned="1" table:number-rows-spanned="2">
            <text:p/>
          </table:table-cell>
          <table:table-cell table:style-name="ce875" table:formula="of:=IF(AND([.$AE17];[.Z4]);&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Factor</text:p>
          </table:table-cell>
          <table:table-cell table:style-name="ce434" office:value-type="float" office:value="0.5" calcext:value-type="float">
            <text:p>0,5</text:p>
          </table:table-cell>
          <table:table-cell table:style-name="ce434" office:value-type="string" calcext:value-type="string">
            <text:p>Conversor</text:p>
          </table:table-cell>
          <table:table-cell table:style-name="ce409" table:formula="of:=[.X23]/[.X22]*[.V25]*[.U28]" office:value-type="float" office:value="0.00000000000002777778" calcext:value-type="float">
            <text:p>2,78E-014</text:p>
          </table:table-cell>
          <table:table-cell table:style-name="ce798" table:formula="of:=[.X1]&amp;[.U7]" office:value-type="string" office:string-value="𝘘ₘ" calcext:value-type="string">
            <text:p>𝘘ₘ</text:p>
          </table:table-cell>
          <table:table-cell table:style-name="ce415" table:formula="of:=[.AK21]*[.$U$28]" office:value-type="float" office:value="0" calcext:value-type="float">
            <text:p>0</text:p>
          </table:table-cell>
          <table:table-cell table:style-name="ce145"/>
          <table:table-cell table:style-name="ce415" table:formula="of:=[.AL21]*[.$U$28]" office:value-type="float" office:value="0" calcext:value-type="float">
            <text:p>0</text:p>
          </table:table-cell>
          <table:table-cell table:style-name="ce434" table:number-columns-repeated="2"/>
          <table:table-cell table:style-name="ce434" office:value-type="string" calcext:value-type="string">
            <text:p>ángulos</text:p>
          </table:table-cell>
          <table:table-cell table:style-name="ce434"/>
          <table:table-cell table:style-name="ce40" table:number-columns-repeated="32"/>
        </table:table-row>
        <table:table-row table:style-name="ro4">
          <table:covered-table-cell table:style-name="ce467" table:formula="of:=IF([.$X6];&quot;E&quot;&amp;[.U6]&amp;&quot; =&quot;;&quot;&quot;)">
            <text:p/>
          </table:covered-table-cell>
          <table:table-cell table:style-name="ce648" table:formula="of:=IF([.$AE17];ENTREPARENT([.K18];2);&quot;&quot;)" table:number-columns-spanned="2" table:number-rows-spanned="1">
            <text:p/>
          </table:table-cell>
          <table:covered-table-cell table:style-name="ce464"/>
          <table:table-cell table:style-name="ce492"/>
          <table:table-cell table:style-name="ce807"/>
          <table:table-cell table:style-name="ce826" table:formula="of:=IF([.$AE17];[.K18];&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office:value-type="string" calcext:value-type="string">
            <text:p>Gráfico x</text:p>
          </table:table-cell>
          <table:table-cell table:style-name="ce434" table:formula="of:=MAX([.Z21:.Z35])" office:value-type="float" office:value="750.000000819355" calcext:value-type="float">
            <text:p>750,000000819355</text:p>
          </table:table-cell>
          <table:table-cell table:style-name="ce434" table:formula="of:=MIN([.Z21:.Z35])" office:value-type="float" office:value="-500" calcext:value-type="float">
            <text:p>-500</text:p>
          </table:table-cell>
          <table:table-cell table:style-name="ce434" table:number-columns-repeated="2"/>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27]-[.Z26];[.AC27]-[.AC26])" office:value-type="float" office:value="3.14159265358979" calcext:value-type="float">
            <text:p>3,14159265358979</text:p>
          </table:table-cell>
          <table:table-cell table:style-name="ce434"/>
          <table:table-cell table:style-name="ce40" table:number-columns-repeated="32"/>
        </table:table-row>
        <table:table-row table:style-name="ro4">
          <table:table-cell table:style-name="ce623" table:formula="of:=IF([.$AE19];[.$Z$7]&amp;[.U5]&amp;&quot; &quot;&amp;[.$U$7]&amp;&quot; =&quot;;&quot;&quot;)" table:number-columns-spanned="1" table:number-rows-spanned="2">
            <text:p/>
          </table:table-cell>
          <table:table-cell table:style-name="ce477" table:formula="of:=IF([.$AE19];[.$E$3]&amp;&quot; · &quot;&amp;ENTREPARENT([.E7]);&quot;&quot;)" table:number-columns-spanned="2" table:number-rows-spanned="1">
            <text:p/>
          </table:table-cell>
          <table:covered-table-cell table:style-name="ce484"/>
          <table:table-cell table:style-name="ce491" table:formula="of:=IF([.$AE19];&quot;(&quot;;&quot;&quot;)">
            <text:p/>
          </table:table-cell>
          <table:table-cell table:style-name="ce484" table:formula="of:=IF([.$AE19];NUMFORMA([.AA5];[.$U$1]);&quot;&quot;)">
            <text:p/>
          </table:table-cell>
          <table:table-cell table:style-name="ce510" table:formula="of:=IF([.$AE19];&quot;i&quot;&amp;IF([.AB5]&gt;=0;&quot; +&quot;;&quot; – &quot;);&quot;&quot;)">
            <text:p/>
          </table:table-cell>
          <table:table-cell table:style-name="ce484" table:formula="of:=IF([.$AE19];NUMFORMA(ABS([.AB5]);[.$U$1]);&quot;&quot;)">
            <text:p/>
          </table:table-cell>
          <table:table-cell table:style-name="ce531" table:formula="of:=IF([.$AE19];&quot;j )&quot;;&quot;&quot;)">
            <text:p/>
          </table:table-cell>
          <table:table-cell table:style-name="ce554" table:formula="of:=IF(AND([.$AE19];[.AC5]&lt;&gt;0);&quot;= &quot;&amp;NUMFORMA([.AC5];[.$U$1]);&quot;&quot;)" table:number-columns-spanned="1" table:number-rows-spanned="2">
            <text:p/>
          </table:table-cell>
          <table:table-cell table:style-name="ce563" table:formula="of:=IF([.$AE19];IF([.AC5]&lt;&gt;0;&quot;i&quot;&amp;IF([.AD5]&gt;0;&quot; +&quot;;&quot;&quot;);&quot;=&quot;);&quot;&quot;)" table:number-columns-spanned="1" table:number-rows-spanned="2">
            <text:p/>
          </table:table-cell>
          <table:table-cell table:style-name="ce554" table:formula="of:=IF(AND([.$AE19];[.AD5]&lt;&gt;0);NUMFORMA([.AD5];[.$U$1]);&quot;&quot;)" table:number-columns-spanned="1" table:number-rows-spanned="2">
            <text:p/>
          </table:table-cell>
          <table:table-cell table:style-name="ce874" table:formula="of:=IF(AND([.$AE19];[.AD5]&lt;&gt;0);&quot;j&quot;;&quot;&quot;)" table:number-columns-spanned="1" table:number-rows-spanned="2">
            <text:p/>
          </table:table-cell>
          <table:table-cell table:style-name="ce875" table:formula="of:=IF(AND([.$AE19];[.Z5]);&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Gráfico y</text:p>
          </table:table-cell>
          <table:table-cell table:style-name="ce434" table:formula="of:=MAX([.AB21:.AB25];[.AC26:.AC33];[.AD50:.AD51])" office:value-type="float" office:value="2788.67510542285" calcext:value-type="float">
            <text:p>2788,67510542285</text:p>
          </table:table-cell>
          <table:table-cell table:style-name="ce434" table:formula="of:=MIN([.AB21:.AB25];[.AC26:.AC33];[.AD50:.AD51])" office:value-type="float" office:value="-577.35027" calcext:value-type="float">
            <text:p>-577,35027</text:p>
          </table:table-cell>
          <table:table-cell table:style-name="ce434"/>
          <table:table-cell table:style-name="ce415" table:formula="of:=[.A40]">
            <text:p/>
          </table:table-cell>
          <table:table-cell table:style-name="ce434" table:formula="of:=[.Z26]+[.AI4]*[.$X$25]" office:value-type="float" office:value="166.666668851613" calcext:value-type="float">
            <text:p>166,666668851613</text:p>
          </table:table-cell>
          <table:table-cell table:style-name="ce145"/>
          <table:table-cell table:style-name="ce434"/>
          <table:table-cell table:style-name="ce434" table:formula="of:=[.AC26]+[.AJ4]*[.$X$25]" office:value-type="float" office:value="288.67513" calcext:value-type="float">
            <text:p>288,67513</text:p>
          </table:table-cell>
          <table:table-cell table:style-name="ce434" table:number-columns-repeated="3"/>
          <table:table-cell table:style-name="ce40" table:number-columns-repeated="32"/>
        </table:table-row>
        <table:table-row table:style-name="ro4">
          <table:covered-table-cell table:style-name="ce467" table:formula="of:=IF([.$X8];&quot;E&quot;&amp;[.U8]&amp;&quot; =&quot;;&quot;&quot;)">
            <text:p/>
          </table:covered-table-cell>
          <table:table-cell table:style-name="ce648" table:formula="of:=IF([.$AE19];ENTREPARENT([.K19];2);&quot;&quot;)" table:number-columns-spanned="2" table:number-rows-spanned="1">
            <text:p/>
          </table:table-cell>
          <table:covered-table-cell table:style-name="ce464"/>
          <table:table-cell table:style-name="ce492"/>
          <table:table-cell table:style-name="ce807"/>
          <table:table-cell table:style-name="ce826" table:formula="of:=IF([.$AE19];[.K19];&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table:formula="of:=1/FACTORSM([.X28])" office:value-type="float" office:value="1000000000000" calcext:value-type="float">
            <text:p>1000000000000</text:p>
          </table:table-cell>
          <table:table-cell table:style-name="ce434" table:formula="of:=MAX([.V26:.V27])" office:value-type="float" office:value="2788.67510542285" calcext:value-type="float">
            <text:p>2788,67510542285</text:p>
          </table:table-cell>
          <table:table-cell table:style-name="ce434" table:formula="of:=MIN([.W26:.W27])" office:value-type="float" office:value="-577.35027" calcext:value-type="float">
            <text:p>-577,35027</text:p>
          </table:table-cell>
          <table:table-cell table:style-name="ce434" table:formula="of:=PREFSM((MAXABS([.V23:.W24])))" office:value-type="string" office:string-value="p" calcext:value-type="string">
            <text:p>p</text:p>
          </table:table-cell>
          <table:table-cell table:style-name="ce434"/>
          <table:table-cell table:style-name="ce434" table:formula="of:=[.Z27]+IF([.AF4];[.$X$29]*COS([.AE26]+[.$V$30]);0)" office:value-type="float" office:value="209.967939040835" calcext:value-type="float">
            <text:p>209,967939040835</text:p>
          </table:table-cell>
          <table:table-cell table:style-name="ce434" table:number-columns-repeated="2"/>
          <table:table-cell table:style-name="ce368" table:formula="of:=[.AC27]+IF([.AF4];[.$X$29]*SIN([.AE26]+[.$V$30]);0)" office:value-type="float" office:value="263.67513" calcext:value-type="float">
            <text:p>263,67513</text:p>
          </table:table-cell>
          <table:table-cell table:style-name="ce434" table:number-columns-repeated="3"/>
          <table:table-cell table:style-name="ce40" table:number-columns-repeated="32"/>
        </table:table-row>
        <table:table-row table:style-name="ro4">
          <table:table-cell table:style-name="ce623" table:formula="of:=IF([.$AE21];[.$Z$7]&amp;[.U6]&amp;&quot; &quot;&amp;[.$U$7]&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491" table:formula="of:=IF([.$AE21];&quot;(&quot;;&quot;&quot;)">
            <text:p/>
          </table:table-cell>
          <table:table-cell table:style-name="ce484" table:formula="of:=IF([.$AE21];NUMFORMA([.AA6];[.$U$1]);&quot;&quot;)">
            <text:p/>
          </table:table-cell>
          <table:table-cell table:style-name="ce510" table:formula="of:=IF([.$AE21];&quot;i&quot;&amp;IF([.AB6]&gt;=0;&quot; +&quot;;&quot; – &quot;);&quot;&quot;)">
            <text:p/>
          </table:table-cell>
          <table:table-cell table:style-name="ce484" table:formula="of:=IF([.$AE21];NUMFORMA(ABS([.AB6]);[.$U$1]);&quot;&quot;)">
            <text:p/>
          </table:table-cell>
          <table:table-cell table:style-name="ce531" table:formula="of:=IF([.$AE21];&quot;j )&quot;;&quot;&quot;)">
            <text:p/>
          </table:table-cell>
          <table:table-cell table:style-name="ce554" table:formula="of:=IF(AND([.$AE21];[.AC6]&lt;&gt;0);&quot;= &quot;&amp;NUMFORMA([.AC6];[.$U$1]);&quot;&quot;)" table:number-columns-spanned="1" table:number-rows-spanned="2">
            <text:p/>
          </table:table-cell>
          <table:table-cell table:style-name="ce563" table:formula="of:=IF([.$AE21];IF([.AC6]&lt;&gt;0;&quot;i&quot;&amp;IF([.AD6]&gt;0;&quot; +&quot;;&quot;&quot;);&quot;=&quot;);&quot;&quot;)" table:number-columns-spanned="1" table:number-rows-spanned="2">
            <text:p/>
          </table:table-cell>
          <table:table-cell table:style-name="ce554" table:formula="of:=IF(AND([.$AE21];[.AD6]&lt;&gt;0);NUMFORMA([.AD6];[.$U$1]);&quot;&quot;)" table:number-columns-spanned="1" table:number-rows-spanned="2">
            <text:p/>
          </table:table-cell>
          <table:table-cell table:style-name="ce567" table:formula="of:=IF(AND([.$AE21];[.AD6]&lt;&gt;0);&quot;j&quot;;&quot;&quot;)" table:number-columns-spanned="1" table:number-rows-spanned="2">
            <text:p/>
          </table:table-cell>
          <table:table-cell table:style-name="ce573" table:formula="of:=IF(AND([.$AE21];[.Z6]);&quot;N/C&quot;;&quot;&quot;)" table:number-columns-spanned="1" table:number-rows-spanned="2">
            <text:p/>
          </table:table-cell>
          <table:table-cell table:style-name="ce265" table:number-columns-repeated="4"/>
          <table:table-cell table:style-name="ce40" table:number-columns-repeated="2"/>
          <table:table-cell table:style-name="ce434"/>
          <table:table-cell table:style-name="ce434" office:value-type="string" calcext:value-type="string">
            <text:p>Factor flecha</text:p>
          </table:table-cell>
          <table:table-cell table:style-name="ce434" office:value-type="float" office:value="0.05" calcext:value-type="float">
            <text:p>0,05</text:p>
          </table:table-cell>
          <table:table-cell table:style-name="ce434" office:value-type="string" calcext:value-type="string">
            <text:p>Long. flecha</text:p>
          </table:table-cell>
          <table:table-cell table:style-name="ce434" table:formula="of:=[.V29]*[.X23]*[.U28]" office:value-type="float" office:value="50" calcext:value-type="float">
            <text:p>50</text:p>
          </table:table-cell>
          <table:table-cell table:style-name="ce434"/>
          <table:table-cell table:style-name="ce434" table:formula="of:=[.Z27]" office:value-type="float" office:value="166.666668851613" calcext:value-type="float">
            <text:p>166,666668851613</text:p>
          </table:table-cell>
          <table:table-cell table:style-name="ce434" table:number-columns-repeated="2"/>
          <table:table-cell table:style-name="ce434" table:formula="of:=[.AC27]" office:value-type="float" office:value="288.67513" calcext:value-type="float">
            <text:p>288,67513</text:p>
          </table:table-cell>
          <table:table-cell table:style-name="ce434" table:number-columns-repeated="3"/>
          <table:table-cell table:style-name="ce40" table:number-columns-repeated="32"/>
        </table:table-row>
        <table:table-row table:style-name="ro4">
          <table:covered-table-cell table:style-name="ce467" table:formula="of:=IF([.$X10];&quot;E&quot;&amp;[.U11]&amp;&quot; =&quot;;&quot;&quot;)">
            <text:p/>
          </table:covered-table-cell>
          <table:table-cell table:style-name="ce648" table:formula="of:=IF([.$AE21];ENTREPARENT([.K20];2);&quot;&quot;)" table:number-columns-spanned="2" table:number-rows-spanned="1">
            <text:p/>
          </table:table-cell>
          <table:covered-table-cell table:style-name="ce464"/>
          <table:table-cell table:style-name="ce492"/>
          <table:table-cell table:style-name="ce807"/>
          <table:table-cell table:style-name="ce826" table:formula="of:=IF([.$AE21];[.K20];&quot;&quot;)">
            <text:p/>
          </table:table-cell>
          <table:table-cell table:style-name="ce826"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table-cell table:style-name="ce434" office:value-type="string" calcext:value-type="string">
            <text:p>Rads(150º)</text:p>
          </table:table-cell>
          <table:table-cell table:style-name="ce434" table:formula="of:=RADIANS(150)" office:value-type="float" office:value="2.61799387799149" calcext:value-type="float">
            <text:p>2,61799387799149</text:p>
          </table:table-cell>
          <table:table-cell table:style-name="ce434" table:number-columns-repeated="3"/>
          <table:table-cell table:style-name="ce434" table:formula="of:=[.Z27]+IF([.AF4];[.$X$29]*COS([.AE26]-[.$V$30]);0)" office:value-type="float" office:value="209.967939040835" calcext:value-type="float">
            <text:p>209,967939040835</text:p>
          </table:table-cell>
          <table:table-cell table:style-name="ce434" table:number-columns-repeated="2"/>
          <table:table-cell table:style-name="ce368" table:formula="of:=[.AC27]+IF([.AF4];[.$X$29]*SIN([.AE26]-[.$V$30]);0)" office:value-type="float" office:value="313.67513" calcext:value-type="float">
            <text:p>313,67513</text:p>
          </table:table-cell>
          <table:table-cell table:style-name="ce434" table:number-columns-repeated="3"/>
          <table:table-cell table:style-name="ce40" table:number-columns-repeated="32"/>
        </table:table-row>
        <table:table-row table:style-name="ro4">
          <table:table-cell table:style-name="ce156" table:formula="of:=IF([.$AI$12];[.$AO$7]&amp;[.$AO$12]&amp;[.$AO$4];&quot;&quot;)">
            <text:p/>
          </table:table-cell>
          <table:table-cell table:style-name="ce265" table:number-columns-repeated="16"/>
          <table:table-cell table:style-name="ce40" table:number-columns-repeated="2"/>
          <table:table-cell table:style-name="ce434" table:number-columns-repeated="6"/>
          <table:table-cell table:style-name="ce434" table:formula="of:=[.Z29]" office:value-type="float" office:value="166.666668851613" calcext:value-type="float">
            <text:p>166,666668851613</text:p>
          </table:table-cell>
          <table:table-cell table:style-name="ce434" table:number-columns-repeated="2"/>
          <table:table-cell table:style-name="ce434" table:formula="of:=[.AC29]" office:value-type="float" office:value="288.67513" calcext:value-type="float">
            <text:p>288,67513</text:p>
          </table:table-cell>
          <table:table-cell table:style-name="ce434" table:number-columns-repeated="3"/>
          <table:table-cell table:style-name="ce40" table:number-columns-repeated="32"/>
        </table:table-row>
        <table:table-row table:style-name="ro4">
          <table:table-cell table:style-name="ce468"/>
          <table:table-cell table:style-name="ce637"/>
          <table:table-cell table:style-name="ce486" table:number-columns-repeated="2"/>
          <table:table-cell table:style-name="ce808" table:number-columns-repeated="3"/>
          <table:table-cell table:style-name="ce846" table:formula="of:=IF([.$AI$12];[.Z7]&amp;&quot;(M) =&quot;;&quot;&quot;)">
            <text:p/>
          </table:table-cell>
          <table:table-cell table:style-name="ce311" table:formula="of:=IF([.$AI$12];IF([.AC10]&lt;&gt;0;NUMFORMA([.AC10];[.$U$1]);IF([.T17];&quot;0&quot;;&quot;&quot;));&quot;&quot;)">
            <text:p/>
          </table:table-cell>
          <table:table-cell table:style-name="ce564" table:formula="of:=IF(AND([.$U$12];[.$X$10];[.$T$17]);&quot;i&quot;&amp;IF(AND([.AD10]&gt;=0;[.U17]);&quot; +&quot;;&quot;&quot;);&quot;&quot;)">
            <text:p/>
          </table:table-cell>
          <table:table-cell table:style-name="ce311" table:formula="of:=IF([.$AI$12];IF([.AD10]&lt;&gt;0;NUMFORMA([.AD10];[.$U$1]);IF([.U17];&quot;0&quot;;&quot;&quot;));&quot;&quot;)">
            <text:p/>
          </table:table-cell>
          <table:table-cell table:style-name="ce569" table:formula="of:=IF(AND([.$U$12];[.$X$10];[.$U$17]);&quot;j&quot;;&quot;&quot;)">
            <text:p/>
          </table:table-cell>
          <table:table-cell table:style-name="ce574" table:formula="of:=IF([.$AI$12];&quot;N/C&quot;;&quot;&quot;)">
            <text:p/>
          </table:table-cell>
          <table:table-cell table:style-name="ce265" table:number-columns-repeated="4"/>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3]-[.Z32];[.AC33]-[.AC32])" office:value-type="float" office:value="1.04719754930438" calcext:value-type="float">
            <text:p>1,04719754930438</text:p>
          </table:table-cell>
          <table:table-cell table:style-name="ce434"/>
          <table:table-cell table:style-name="ce40" table:number-columns-repeated="32"/>
        </table:table-row>
        <table:table-row table:style-name="ro4">
          <table:table-cell table:style-name="ce156" table:formula="of:=IF([.$AI$12];[.$AO$13]&amp;[.$AO$4]&amp;[.$AO$14];&quot;&quot;)">
            <text:p/>
          </table:table-cell>
          <table:table-cell table:style-name="ce265"/>
          <table:table-cell table:style-name="ce486" table:number-columns-repeated="6"/>
          <table:table-cell table:style-name="ce311"/>
          <table:table-cell table:style-name="ce486" table:number-columns-repeated="2"/>
          <table:table-cell table:style-name="ce571"/>
          <table:table-cell table:style-name="ce486"/>
          <table:table-cell table:style-name="ce265" table:number-columns-repeated="4"/>
          <table:table-cell table:style-name="ce40" table:number-columns-repeated="2"/>
          <table:table-cell table:style-name="ce434" table:number-columns-repeated="5"/>
          <table:table-cell table:style-name="ce434" table:formula="of:=[.A42]">
            <text:p/>
          </table:table-cell>
          <table:table-cell table:style-name="ce434" table:formula="of:=[.Z32]+[.AI5]*[.$X$25]" office:value-type="float" office:value="750.000000819355" calcext:value-type="float">
            <text:p>750,000000819355</text:p>
          </table:table-cell>
          <table:table-cell table:style-name="ce145"/>
          <table:table-cell table:style-name="ce434"/>
          <table:table-cell table:style-name="ce434" table:formula="of:=[.AC32]+[.AJ5]*[.$X$25]" office:value-type="float" office:value="721.687831419165" calcext:value-type="float">
            <text:p>721,687831419165</text:p>
          </table:table-cell>
          <table:table-cell table:style-name="ce434" table:number-columns-repeated="3"/>
          <table:table-cell table:style-name="ce40" table:number-columns-repeated="32"/>
        </table:table-row>
        <table:table-row table:style-name="ro4">
          <table:table-cell table:style-name="ce265" table:number-columns-repeated="13"/>
          <table:table-cell table:style-name="ce575" office:value-type="string" calcext:value-type="string">
            <text:p>ESQUEMA</text:p>
          </table:table-cell>
          <table:table-cell table:style-name="ce265" table:formula="of:=&quot;(&quot;&amp;[.X28]&amp;&quot;m)&quot;" office:value-type="string" office:string-value="(pm)" calcext:value-type="string">
            <text:p>(pm)</text:p>
          </table:table-cell>
          <table:table-cell table:style-name="ce265" table:number-columns-repeated="2"/>
          <table:table-cell table:style-name="ce40" table:number-columns-repeated="2"/>
          <table:table-cell table:style-name="ce434" table:number-columns-repeated="6"/>
          <table:table-cell table:style-name="ce434" table:formula="of:=[.Z33]+IF([.AF5];[.$X$29]*COS([.AE32]+[.$V$30]);0)" office:value-type="float" office:value="706.698730582828" calcext:value-type="float">
            <text:p>706,698730582828</text:p>
          </table:table-cell>
          <table:table-cell table:style-name="ce434" table:number-columns-repeated="2"/>
          <table:table-cell table:style-name="ce368" table:formula="of:=[.AC33]+IF([.AF5];[.$X$29]*SIN([.AE32]+[.$V$30]);0)" office:value-type="float" office:value="696.6878315011" calcext:value-type="float">
            <text:p>696,6878315011</text:p>
          </table:table-cell>
          <table:table-cell table:style-name="ce434" table:number-columns-repeated="3"/>
          <table:table-cell table:style-name="ce40" table:number-columns-repeated="32"/>
        </table:table-row>
        <table:table-row table:style-name="ro4">
          <table:table-cell table:style-name="ce156" table:formula="of:=IF([.$AI$12];[.$AO$6]&amp;[.$AO$9]&amp;[.$AO$5];&quot;&quot;)">
            <text:p/>
          </table:table-cell>
          <table:table-cell table:style-name="ce265" table:number-columns-repeated="16"/>
          <table:table-cell table:style-name="ce40" table:number-columns-repeated="2"/>
          <table:table-cell table:style-name="ce434" table:number-columns-repeated="6"/>
          <table:table-cell table:style-name="ce434" table:formula="of:=[.Z33]" office:value-type="float" office:value="750.000000819355" calcext:value-type="float">
            <text:p>750,000000819355</text:p>
          </table:table-cell>
          <table:table-cell table:style-name="ce434" table:number-columns-repeated="2"/>
          <table:table-cell table:style-name="ce434" table:formula="of:=[.AC33]" office:value-type="float" office:value="721.687831419165" calcext:value-type="float">
            <text:p>721,687831419165</text:p>
          </table:table-cell>
          <table:table-cell table:style-name="ce434" table:number-columns-repeated="3"/>
          <table:table-cell table:style-name="ce40" table:number-columns-repeated="32"/>
        </table:table-row>
        <table:table-row table:style-name="ro4">
          <table:table-cell table:style-name="ce265"/>
          <table:table-cell table:style-name="ce476" table:formula="of:=IF([.$AD16];[.$Y$1]&amp;[.U4]&amp;&quot; &quot;&amp;[.$U$3]&amp;&quot; = √&quot;;&quot;&quot;)">
            <text:p/>
          </table:table-cell>
          <table:table-cell table:style-name="ce752" table:formula="of:=IF([.$AD16];&quot;(&quot;&amp;[.$B$5];&quot;&quot;)">
            <text:p/>
          </table:table-cell>
          <table:table-cell table:style-name="ce752" table:formula="of:=IF([.$AD16];&quot;–&quot;;&quot;&quot;)">
            <text:p/>
          </table:table-cell>
          <table:table-cell table:style-name="ce809" table:formula="of:=IF([.$AD16];ENTREPARENT([.B6]);&quot;&quot;)">
            <text:p/>
          </table:table-cell>
          <table:table-cell table:style-name="ce828" table:formula="of:=IF([.$AD16];&quot;)² + (&quot;;&quot;&quot;)">
            <text:p/>
          </table:table-cell>
          <table:table-cell table:style-name="ce809" table:formula="of:=IF([.$AD16];[.$C$5];&quot;&quot;)">
            <text:p/>
          </table:table-cell>
          <table:table-cell table:style-name="ce752" table:formula="of:=IF([.$AD16];&quot;–&quot;;&quot;&quot;)">
            <text:p/>
          </table:table-cell>
          <table:table-cell table:style-name="ce862" table:formula="of:=IF([.$AD16];ENTREPARENT([.C6])&amp;IF([.$X22];&quot;)²&quot;;&quot;&quot;);&quot;&quot;)">
            <text:p/>
          </table:table-cell>
          <table:table-cell table:style-name="ce562" table:formula="of:=IF([.$AD16];&quot;=&quot;;&quot;&quot;)">
            <text:p/>
          </table:table-cell>
          <table:table-cell table:style-name="ce464" table:formula="of:=IF([.$AD16];NUMFORMA([.$AE4];[.$U$1]);&quot;&quot;)">
            <text:p/>
          </table:table-cell>
          <table:table-cell table:style-name="ce558" table:formula="of:=IF([.$AD16];&quot;m&quot;;&quot;&quot;)">
            <text:p/>
          </table:table-cell>
          <table:table-cell table:style-name="ce265" table:number-columns-repeated="5"/>
          <table:table-cell table:style-name="ce40" table:number-columns-repeated="2"/>
          <table:table-cell table:style-name="ce434" table:number-columns-repeated="6"/>
          <table:table-cell table:style-name="ce434" table:formula="of:=[.Z33]+IF([.AF5];[.$X$29]*COS([.AE32]-[.$V$30]);0)" office:value-type="float" office:value="750.000000724744" calcext:value-type="float">
            <text:p>750,000000724744</text:p>
          </table:table-cell>
          <table:table-cell table:style-name="ce434" table:number-columns-repeated="2"/>
          <table:table-cell table:style-name="ce368" table:formula="of:=[.AC33]+IF([.AF5];[.$X$29]*SIN([.AE32]-[.$V$30]);0)" office:value-type="float" office:value="671.687831419165" calcext:value-type="float">
            <text:p>671,687831419165</text:p>
          </table:table-cell>
          <table:table-cell table:style-name="ce434" table:number-columns-repeated="2"/>
          <table:table-cell table:style-name="ce40" table:number-columns-repeated="33"/>
        </table:table-row>
        <table:table-row table:style-name="ro4">
          <table:table-cell table:style-name="ce265"/>
          <table:table-cell table:style-name="ce476" table:formula="of:=IF([.$AD17];[.$Y$1]&amp;[.U5]&amp;&quot; &quot;&amp;[.$U$3]&amp;&quot; = √&quot;;&quot;&quot;)">
            <text:p/>
          </table:table-cell>
          <table:table-cell table:style-name="ce752" table:formula="of:=IF([.$AD17];&quot;(&quot;&amp;[.$B$5];&quot;&quot;)">
            <text:p/>
          </table:table-cell>
          <table:table-cell table:style-name="ce752" table:formula="of:=IF([.$AD17];&quot;–&quot;;&quot;&quot;)">
            <text:p/>
          </table:table-cell>
          <table:table-cell table:style-name="ce809" table:formula="of:=IF([.$AD17];ENTREPARENT([.B7]);&quot;&quot;)">
            <text:p/>
          </table:table-cell>
          <table:table-cell table:style-name="ce828" table:formula="of:=IF([.$AD17];&quot;)² + (&quot;;&quot;&quot;)">
            <text:p/>
          </table:table-cell>
          <table:table-cell table:style-name="ce809" table:formula="of:=IF([.$AD17];[.$C$5];&quot;&quot;)">
            <text:p/>
          </table:table-cell>
          <table:table-cell table:style-name="ce752" table:formula="of:=IF([.$AD17];&quot;–&quot;;&quot;&quot;)">
            <text:p/>
          </table:table-cell>
          <table:table-cell table:style-name="ce862" table:formula="of:=IF([.$AD17];ENTREPARENT([.C7])&amp;IF([.$X23];&quot;)²&quot;;&quot;&quot;);&quot;&quot;)">
            <text:p/>
          </table:table-cell>
          <table:table-cell table:style-name="ce562" table:formula="of:=IF([.$AD17];&quot;=&quot;;&quot;&quot;)">
            <text:p/>
          </table:table-cell>
          <table:table-cell table:style-name="ce464" table:formula="of:=IF([.$AD17];NUMFORMA([.$AE5];[.$U$1]);&quot;&quot;)">
            <text:p/>
          </table:table-cell>
          <table:table-cell table:style-name="ce558" table:formula="of:=IF([.$AD17];&quot;m&quot;;&quot;&quot;)">
            <text:p/>
          </table:table-cell>
          <table:table-cell table:style-name="ce265" table:number-columns-repeated="5"/>
          <table:table-cell table:style-name="ce40" table:number-columns-repeated="2"/>
          <table:table-cell table:style-name="ce434" table:number-columns-repeated="6"/>
          <table:table-cell table:style-name="ce434" table:formula="of:=[.Z35]" office:value-type="float" office:value="750.000000819355" calcext:value-type="float">
            <text:p>750,000000819355</text:p>
          </table:table-cell>
          <table:table-cell table:style-name="ce434" table:number-columns-repeated="2"/>
          <table:table-cell table:style-name="ce434" table:formula="of:=[.AC35]" office:value-type="float" office:value="721.687831419165" calcext:value-type="float">
            <text:p>721,687831419165</text:p>
          </table:table-cell>
          <table:table-cell table:style-name="ce434" table:number-columns-repeated="2"/>
          <table:table-cell table:style-name="ce40" table:number-columns-repeated="33"/>
        </table:table-row>
        <table:table-row table:style-name="ro4">
          <table:table-cell table:style-name="ce265"/>
          <table:table-cell table:style-name="ce476" table:formula="of:=IF([.$AD18];[.$Y$1]&amp;[.U6]&amp;&quot; &quot;&amp;[.$U$3]&amp;&quot; = √&quot;;&quot;&quot;)">
            <text:p/>
          </table:table-cell>
          <table:table-cell table:style-name="ce752" table:formula="of:=IF([.$AD18];&quot;(&quot;&amp;[.$B$5];&quot;&quot;)">
            <text:p/>
          </table:table-cell>
          <table:table-cell table:style-name="ce752" table:formula="of:=IF([.$AD18];&quot;–&quot;;&quot;&quot;)">
            <text:p/>
          </table:table-cell>
          <table:table-cell table:style-name="ce809" table:formula="of:=IF([.$AD18];ENTREPARENT([.B8]);&quot;&quot;)">
            <text:p/>
          </table:table-cell>
          <table:table-cell table:style-name="ce828" table:formula="of:=IF([.$AD18];&quot;)² + (&quot;;&quot;&quot;)">
            <text:p/>
          </table:table-cell>
          <table:table-cell table:style-name="ce809" table:formula="of:=IF([.$AD18];[.$C$5];&quot;&quot;)">
            <text:p/>
          </table:table-cell>
          <table:table-cell table:style-name="ce752" table:formula="of:=IF([.$AD18];&quot;–&quot;;&quot;&quot;)">
            <text:p/>
          </table:table-cell>
          <table:table-cell table:style-name="ce862" table:formula="of:=IF([.$AD18];ENTREPARENT([.C8])&amp;IF([.$X24];&quot;)²&quot;;&quot;&quot;);&quot;&quot;)">
            <text:p/>
          </table:table-cell>
          <table:table-cell table:style-name="ce562" table:formula="of:=IF([.$AD18];&quot;=&quot;;&quot;&quot;)">
            <text:p/>
          </table:table-cell>
          <table:table-cell table:style-name="ce464" table:formula="of:=IF([.$AD18];NUMFORMA([.$AE6];[.$U$1]);&quot;&quot;)">
            <text:p/>
          </table:table-cell>
          <table:table-cell table:style-name="ce558" table:formula="of:=IF([.$AD18];&quot;m&quot;;&quot;&quot;)">
            <text:p/>
          </table:table-cell>
          <table:table-cell table:style-name="ce265" table:number-columns-repeated="5"/>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39]-[.Z38];[.AC39]-[.AC38])" office:value-type="float" office:value="0" calcext:value-type="float">
            <text:p>0</text:p>
          </table:table-cell>
          <table:table-cell table:style-name="ce40" table:number-columns-repeated="33"/>
        </table:table-row>
        <table:table-row table:style-name="ro4">
          <table:table-cell table:style-name="ce156" table:formula="of:=IF([.$AI$12];[.$AO$7]&amp;[.$AO$11]&amp;[.$AO$5];&quot;&quot;)">
            <text:p/>
          </table:table-cell>
          <table:table-cell table:style-name="ce676"/>
          <table:table-cell table:style-name="ce265" table:number-columns-repeated="2"/>
          <table:table-cell table:style-name="ce810" table:number-columns-repeated="4"/>
          <table:table-cell table:style-name="ce265" table:number-columns-repeated="9"/>
          <table:table-cell table:style-name="ce40" table:number-columns-repeated="2"/>
          <table:table-cell table:style-name="ce434" table:number-columns-repeated="5"/>
          <table:table-cell table:style-name="ce434" table:formula="of:=[.A44]">
            <text:p/>
          </table:table-cell>
          <table:table-cell table:style-name="ce434" table:formula="of:=[.Z38]+[.AI6]*[.$X$25]" office:value-type="float" office:value="500" calcext:value-type="float">
            <text:p>500</text:p>
          </table:table-cell>
          <table:table-cell table:style-name="ce145"/>
          <table:table-cell table:style-name="ce434"/>
          <table:table-cell table:style-name="ce434" table:formula="of:=[.AC38]+[.AJ6]*[.$X$25]" office:value-type="float" office:value="288.67513" calcext:value-type="float">
            <text:p>288,67513</text:p>
          </table:table-cell>
          <table:table-cell table:style-name="ce434" table:number-columns-repeated="2"/>
          <table:table-cell table:style-name="ce40" table:number-columns-repeated="33"/>
        </table:table-row>
        <table:table-row table:style-name="ro4">
          <table:table-cell table:style-name="ce623" table:formula="of:=IF([.$AE17];[.$Z$7]&amp;[.U4]&amp;&quot; &quot;&amp;[.$U$3]&amp;&quot; =&quot;;&quot;&quot;)" table:number-columns-spanned="1" table:number-rows-spanned="2">
            <text:p/>
          </table:table-cell>
          <table:table-cell table:style-name="ce477" table:formula="of:=IF([.$AE17];[.$E$3]&amp;&quot; · &quot;&amp;ENTREPARENT([.E6]);&quot;&quot;)" table:number-columns-spanned="2" table:number-rows-spanned="1">
            <text:p/>
          </table:table-cell>
          <table:covered-table-cell table:style-name="ce484"/>
          <table:table-cell table:style-name="ce794" table:formula="of:=IF([.$AE17];&quot;(&quot;;&quot;&quot;)">
            <text:p/>
          </table:table-cell>
          <table:table-cell table:style-name="ce811" table:formula="of:=IF([.$AE17];NUMFORMA([.AG4];[.$U$1]);&quot;&quot;)">
            <text:p/>
          </table:table-cell>
          <table:table-cell table:style-name="ce829" table:formula="of:=IF([.$AE17];&quot;i&quot;&amp;IF([.AH4]&gt;=0;&quot; +&quot;;&quot; – &quot;);&quot;&quot;)">
            <text:p/>
          </table:table-cell>
          <table:table-cell table:style-name="ce811" table:formula="of:=IF([.$AE17];NUMFORMA(ABS([.AH4]);[.$U$1]);&quot;&quot;)">
            <text:p/>
          </table:table-cell>
          <table:table-cell table:style-name="ce847" table:formula="of:=IF([.$AE17];&quot;j )&quot;;&quot;&quot;)">
            <text:p/>
          </table:table-cell>
          <table:table-cell table:style-name="ce863" table:formula="of:=IF(AND([.$AE17];[.AI4]&lt;&gt;0);&quot;= &quot;&amp;NUMFORMA([.AI4];[.$U$1]);&quot;&quot;)" table:number-columns-spanned="1" table:number-rows-spanned="2">
            <text:p/>
          </table:table-cell>
          <table:table-cell table:style-name="ce563" table:formula="of:=IF([.$AE17];IF([.AG4]&lt;&gt;0;&quot;i&quot;&amp;IF([.AH4]&gt;0;&quot; +&quot;;&quot;&quot;);&quot;=&quot;);&quot;&quot;)" table:number-columns-spanned="1" table:number-rows-spanned="2">
            <text:p/>
          </table:table-cell>
          <table:table-cell table:style-name="ce554" table:formula="of:=IF(AND([.$AE17];[.AJ4]&lt;&gt;0);NUMFORMA([.AJ4];[.$U$1]);&quot;&quot;)" table:number-columns-spanned="1" table:number-rows-spanned="2">
            <text:p/>
          </table:table-cell>
          <table:table-cell table:style-name="ce567" table:formula="of:=IF(AND([.$AE17];[.AJ4]&lt;&gt;0);&quot;j&quot;;&quot;&quot;)" table:number-columns-spanned="1" table:number-rows-spanned="2">
            <text:p/>
          </table:table-cell>
          <table:table-cell table:style-name="ce875" table:formula="of:=IF(AND([.$AE17];[.AF4]);&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39]+IF([.AF6];[.$X$29]*COS([.AE38]+[.$V$30]);0)" office:value-type="float" office:value="500" calcext:value-type="float">
            <text:p>500</text:p>
          </table:table-cell>
          <table:table-cell table:style-name="ce434" table:number-columns-repeated="2"/>
          <table:table-cell table:style-name="ce368" table:formula="of:=[.AC39]+IF([.AF6];[.$X$29]*SIN([.AE38]+[.$V$30]);0)" office:value-type="float" office:value="288.67513" calcext:value-type="float">
            <text:p>288,67513</text:p>
          </table:table-cell>
          <table:table-cell table:style-name="ce434"/>
          <table:table-cell table:style-name="ce40" table:number-columns-repeated="34"/>
        </table:table-row>
        <table:table-row table:style-name="ro4">
          <table:covered-table-cell table:style-name="ce467" table:formula="of:=IF([.$X16];&quot;E&quot;&amp;[.U16]&amp;&quot; =&quot;;&quot;&quot;)">
            <text:p/>
          </table:covered-table-cell>
          <table:table-cell table:style-name="ce685" table:formula="of:=IF([.$AE17];ENTREPARENT([.K36];2);&quot;&quot;)" table:number-columns-spanned="2" table:number-rows-spanned="1">
            <text:p/>
          </table:table-cell>
          <table:covered-table-cell table:style-name="ce464"/>
          <table:table-cell table:style-name="ce492"/>
          <table:table-cell table:style-name="ce812"/>
          <table:table-cell table:style-name="ce830" table:formula="of:=IF([.$AE17];[.K36];&quot;&quot;)">
            <text:p/>
          </table:table-cell>
          <table:table-cell table:style-name="ce830"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6"/>
          <table:table-cell table:style-name="ce434" table:formula="of:=[.Z39]" office:value-type="float" office:value="500" calcext:value-type="float">
            <text:p>500</text:p>
          </table:table-cell>
          <table:table-cell table:style-name="ce434" table:number-columns-repeated="2"/>
          <table:table-cell table:style-name="ce434" table:formula="of:=[.AC39]" office:value-type="float" office:value="288.67513" calcext:value-type="float">
            <text:p>288,67513</text:p>
          </table:table-cell>
          <table:table-cell table:style-name="ce434"/>
          <table:table-cell table:style-name="ce40" table:number-columns-repeated="34"/>
        </table:table-row>
        <table:table-row table:style-name="ro4">
          <table:table-cell table:style-name="ce623" table:formula="of:=IF([.$AE19];[.$Z$7]&amp;[.U5]&amp;&quot; &quot;&amp;[.$U$3]&amp;&quot; =&quot;;&quot;&quot;)" table:number-columns-spanned="1" table:number-rows-spanned="2">
            <text:p/>
          </table:table-cell>
          <table:table-cell table:style-name="ce477" table:formula="of:=IF([.$AE19];[.$E$3]&amp;&quot; · &quot;&amp;ENTREPARENT([.E7]);&quot;&quot;)" table:number-columns-spanned="2" table:number-rows-spanned="1">
            <text:p/>
          </table:table-cell>
          <table:covered-table-cell table:style-name="ce484"/>
          <table:table-cell table:style-name="ce796" table:formula="of:=IF([.$AE19];&quot;(&quot;;&quot;&quot;)">
            <text:p/>
          </table:table-cell>
          <table:table-cell table:style-name="ce813" table:formula="of:=IF([.$AE19];NUMFORMA([.AG5];[.$U$1]);&quot;&quot;)">
            <text:p/>
          </table:table-cell>
          <table:table-cell table:style-name="ce831" table:formula="of:=IF([.$AE19];&quot;i&quot;&amp;IF([.AH5]&gt;=0;&quot; +&quot;;&quot; – &quot;);&quot;&quot;)">
            <text:p/>
          </table:table-cell>
          <table:table-cell table:style-name="ce813" table:formula="of:=IF([.$AE19];NUMFORMA(ABS([.AH5]);[.$U$1]);&quot;&quot;)">
            <text:p/>
          </table:table-cell>
          <table:table-cell table:style-name="ce848" table:formula="of:=IF([.$AE19];&quot;j )&quot;;&quot;&quot;)">
            <text:p/>
          </table:table-cell>
          <table:table-cell table:style-name="ce865" table:formula="of:=IF(AND([.$AE19];[.AI5]&lt;&gt;0);&quot;= &quot;&amp;NUMFORMA([.AI5];[.$U$1]);&quot;&quot;)" table:number-columns-spanned="1" table:number-rows-spanned="2">
            <text:p/>
          </table:table-cell>
          <table:table-cell table:style-name="ce563" table:formula="of:=IF([.$AE19];IF([.AG5]&lt;&gt;0;&quot;i&quot;&amp;IF([.AH5]&gt;0;&quot; +&quot;;&quot;&quot;);&quot;=&quot;);&quot;&quot;)" table:number-columns-spanned="1" table:number-rows-spanned="2">
            <text:p/>
          </table:table-cell>
          <table:table-cell table:style-name="ce554" table:formula="of:=IF(AND([.$AE19];[.AJ5]&lt;&gt;0);NUMFORMA([.AJ5];[.$U$1]);&quot;&quot;)" table:number-columns-spanned="1" table:number-rows-spanned="2">
            <text:p/>
          </table:table-cell>
          <table:table-cell table:style-name="ce567" table:formula="of:=IF(AND([.$AE19];[.AJ5]&lt;&gt;0);&quot;j&quot;;&quot;&quot;)" table:number-columns-spanned="1" table:number-rows-spanned="2">
            <text:p/>
          </table:table-cell>
          <table:table-cell table:style-name="ce875" table:formula="of:=IF(AND([.$AE19];[.AF5]);&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39]+IF([.AF6];[.$X$29]*COS([.AE38]-[.$V$30]);0)" office:value-type="float" office:value="500" calcext:value-type="float">
            <text:p>500</text:p>
          </table:table-cell>
          <table:table-cell table:style-name="ce434" table:number-columns-repeated="2"/>
          <table:table-cell table:style-name="ce368" table:formula="of:=[.AC39]+IF([.AF6];[.$X$29]*SIN([.AE38]-[.$V$30]);0)" office:value-type="float" office:value="288.67513" calcext:value-type="float">
            <text:p>288,67513</text:p>
          </table:table-cell>
          <table:table-cell table:style-name="ce434"/>
          <table:table-cell table:style-name="ce40" table:number-columns-repeated="34"/>
        </table:table-row>
        <table:table-row table:style-name="ro4">
          <table:covered-table-cell table:style-name="ce467" table:formula="of:=IF([.$X18];&quot;E&quot;&amp;[.U18]&amp;&quot; =&quot;;&quot;&quot;)">
            <text:p/>
          </table:covered-table-cell>
          <table:table-cell table:style-name="ce688" table:formula="of:=IF([.$AE19];ENTREPARENT([.K37];2);&quot;&quot;)" table:number-columns-spanned="2" table:number-rows-spanned="1">
            <text:p/>
          </table:table-cell>
          <table:covered-table-cell table:style-name="ce464"/>
          <table:table-cell table:style-name="ce492"/>
          <table:table-cell table:style-name="ce814"/>
          <table:table-cell table:style-name="ce834" table:formula="of:=IF([.$AE19];[.K37];&quot;&quot;)">
            <text:p/>
          </table:table-cell>
          <table:table-cell table:style-name="ce834"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6"/>
          <table:table-cell table:style-name="ce434" table:formula="of:=[.Z41]" office:value-type="float" office:value="500" calcext:value-type="float">
            <text:p>500</text:p>
          </table:table-cell>
          <table:table-cell table:style-name="ce434" table:number-columns-repeated="2"/>
          <table:table-cell table:style-name="ce434" table:formula="of:=[.AC41]" office:value-type="float" office:value="288.67513" calcext:value-type="float">
            <text:p>288,67513</text:p>
          </table:table-cell>
          <table:table-cell table:style-name="ce434"/>
          <table:table-cell table:style-name="ce40" table:number-columns-repeated="34"/>
        </table:table-row>
        <table:table-row table:style-name="ro4">
          <table:table-cell table:style-name="ce623" table:formula="of:=IF([.$AE21];[.$Z$7]&amp;[.U6]&amp;&quot; &quot;&amp;[.$U$3]&amp;&quot; =&quot;;&quot;&quot;)" table:number-columns-spanned="1" table:number-rows-spanned="2">
            <text:p/>
          </table:table-cell>
          <table:table-cell table:style-name="ce477" table:formula="of:=IF([.$AE21];[.$E$3]&amp;&quot; · &quot;&amp;ENTREPARENT([.E8]);&quot;&quot;)" table:number-columns-spanned="2" table:number-rows-spanned="1">
            <text:p/>
          </table:table-cell>
          <table:covered-table-cell table:style-name="ce484"/>
          <table:table-cell table:style-name="ce797" table:formula="of:=IF([.$AE21];&quot;(&quot;;&quot;&quot;)">
            <text:p/>
          </table:table-cell>
          <table:table-cell table:style-name="ce816" table:formula="of:=IF([.$AE21];NUMFORMA([.AG6];[.$U$1]);&quot;&quot;)">
            <text:p/>
          </table:table-cell>
          <table:table-cell table:style-name="ce835" table:formula="of:=IF([.$AE21];&quot;i&quot;&amp;IF([.AH6]&gt;=0;&quot; +&quot;;&quot; – &quot;);&quot;&quot;)">
            <text:p/>
          </table:table-cell>
          <table:table-cell table:style-name="ce816" table:formula="of:=IF([.$AE21];NUMFORMA(ABS([.AH6]);[.$U$1]);&quot;&quot;)">
            <text:p/>
          </table:table-cell>
          <table:table-cell table:style-name="ce851" table:formula="of:=IF([.$AE21];&quot;j )&quot;;&quot;&quot;)">
            <text:p/>
          </table:table-cell>
          <table:table-cell table:style-name="ce866" table:formula="of:=IF(AND([.$AE21];[.AI6]&lt;&gt;0);&quot;= &quot;&amp;NUMFORMA([.AI6];[.$U$1]);&quot;&quot;)" table:number-columns-spanned="1" table:number-rows-spanned="2">
            <text:p/>
          </table:table-cell>
          <table:table-cell table:style-name="ce563" table:formula="of:=IF([.$AE21];IF([.AG6]&lt;&gt;0;&quot;i&quot;&amp;IF([.AH6]&gt;0;&quot; +&quot;;&quot;&quot;);&quot;=&quot;);&quot;&quot;)" table:number-columns-spanned="1" table:number-rows-spanned="2">
            <text:p/>
          </table:table-cell>
          <table:table-cell table:style-name="ce554" table:formula="of:=IF(AND([.$AE21];[.AJ6]&lt;&gt;0);NUMFORMA([.AJ6];[.$U$1]);&quot;&quot;)" table:number-columns-spanned="1" table:number-rows-spanned="2">
            <text:p/>
          </table:table-cell>
          <table:table-cell table:style-name="ce567" table:formula="of:=IF(AND([.$AE21];[.AJ6]&lt;&gt;0);&quot;j&quot;;&quot;&quot;)" table:number-columns-spanned="1" table:number-rows-spanned="2">
            <text:p/>
          </table:table-cell>
          <table:table-cell table:style-name="ce875" table:formula="of:=IF(AND([.$AE21];[.AF6]);&quot;N/C&quot;;&quot;&quot;)" table:number-columns-spanned="1" table:number-rows-spanned="2">
            <text:p/>
          </table:table-cell>
          <table:table-cell table:style-name="ce265" table:number-columns-repeated="4"/>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table-cell table:style-name="ce434" table:formula="of:=[.$AB$21]" office:value-type="float" office:value="288.67513" calcext:value-type="float">
            <text:p>288,67513</text:p>
          </table:table-cell>
          <table:table-cell table:style-name="ce434"/>
          <table:table-cell table:style-name="ce434" table:formula="of:=ATAN2([.Z45]-[.Z44];[.AC45]-[.AC44])" office:value-type="float" office:value="-1.38067072993604" calcext:value-type="float">
            <text:p>-1,38067072993604</text:p>
          </table:table-cell>
          <table:table-cell table:style-name="ce40" table:number-columns-repeated="33"/>
        </table:table-row>
        <table:table-row table:style-name="ro4">
          <table:covered-table-cell table:style-name="ce467" table:formula="of:=IF([.$X20];&quot;E&quot;&amp;[.U20]&amp;&quot; =&quot;;&quot;&quot;)">
            <text:p/>
          </table:covered-table-cell>
          <table:table-cell table:style-name="ce688" table:formula="of:=IF([.$AE21];ENTREPARENT([.K38];2);&quot;&quot;)" table:number-columns-spanned="2" table:number-rows-spanned="1">
            <text:p/>
          </table:table-cell>
          <table:covered-table-cell table:style-name="ce464"/>
          <table:table-cell table:style-name="ce492"/>
          <table:table-cell table:style-name="ce814"/>
          <table:table-cell table:style-name="ce834" table:formula="of:=IF([.$AE21];[.K40];&quot;&quot;)">
            <text:p/>
          </table:table-cell>
          <table:table-cell table:style-name="ce834" table:number-columns-repeated="2"/>
          <table:covered-table-cell table:number-columns-repeated="3" table:style-name="ce559"/>
          <table:covered-table-cell table:number-columns-repeated="2" table:style-name="ce558"/>
          <table:table-cell table:style-name="ce265" table:number-columns-repeated="4"/>
          <table:table-cell table:style-name="ce40" table:number-columns-repeated="2"/>
          <table:table-cell table:style-name="ce434" table:number-columns-repeated="5"/>
          <table:table-cell table:style-name="ce434" table:formula="of:=[.Z7]&amp;[.U7]&amp;&quot; &quot;&amp;[.U3]" office:value-type="string" office:string-value="𝙀⃗ₘ ₁" calcext:value-type="string">
            <text:p>𝙀⃗ₘ ₁</text:p>
          </table:table-cell>
          <table:table-cell table:style-name="ce434" table:formula="of:=[.Z44]-[.AI7]*[.$X$25]" office:value-type="float" office:value="583.333330329032" calcext:value-type="float">
            <text:p>583,333330329032</text:p>
          </table:table-cell>
          <table:table-cell table:style-name="ce145"/>
          <table:table-cell table:style-name="ce434"/>
          <table:table-cell table:style-name="ce434" table:formula="of:=[.AC44]-[.AJ7]*[.$X$25]" office:value-type="float" office:value="-144.337571419165" calcext:value-type="float">
            <text:p>-144,337571419165</text:p>
          </table:table-cell>
          <table:table-cell table:style-name="ce434" table:number-columns-repeated="2"/>
          <table:table-cell table:style-name="ce40" table:number-columns-repeated="33"/>
        </table:table-row>
        <table:table-row table:style-name="ro4">
          <table:table-cell table:style-name="ce156" table:formula="of:=IF([.$AI$12];[.$AO$7]&amp;[.$AO$12]&amp;[.$AO$5];&quot;&quot;)">
            <text:p/>
          </table:table-cell>
          <table:table-cell table:style-name="ce265" table:number-columns-repeated="16"/>
          <table:table-cell table:style-name="ce40" table:number-columns-repeated="2"/>
          <table:table-cell table:style-name="ce434" table:number-columns-repeated="6"/>
          <table:table-cell table:style-name="ce434" table:formula="of:=[.Z45]+IF([.AF7];[.$X$29]*COS([.AE44]+[.$V$30]);0)" office:value-type="float" office:value="599.699672403242" calcext:value-type="float">
            <text:p>599,699672403242</text:p>
          </table:table-cell>
          <table:table-cell table:style-name="ce434" table:number-columns-repeated="2"/>
          <table:table-cell table:style-name="ce368" table:formula="of:=[.AC45]+IF([.AF7];[.$X$29]*SIN([.AE44]+[.$V$30]);0)" office:value-type="float" office:value="-97.0920123991896" calcext:value-type="float">
            <text:p>-97,0920123991896</text:p>
          </table:table-cell>
          <table:table-cell table:style-name="ce434"/>
          <table:table-cell table:style-name="ce40" table:number-columns-repeated="34"/>
        </table:table-row>
        <table:table-row table:style-name="ro4">
          <table:table-cell table:style-name="ce468"/>
          <table:table-cell table:style-name="ce689"/>
          <table:table-cell table:style-name="ce486" table:number-columns-repeated="2"/>
          <table:table-cell table:style-name="ce817" table:number-columns-repeated="3"/>
          <table:table-cell table:style-name="ce852" table:formula="of:=IF([.$AI$12];[.Z7]&amp;&quot;(1) =&quot;;&quot;&quot;)">
            <text:p/>
          </table:table-cell>
          <table:table-cell table:style-name="ce311" table:formula="of:=IF([.$AI$12];IF([.AI7]&lt;&gt;0;NUMFORMA([.AI7];[.$U$1]);IF([.T18];&quot;0&quot;;&quot;&quot;));&quot;&quot;)">
            <text:p/>
          </table:table-cell>
          <table:table-cell table:style-name="ce564" table:formula="of:=IF(AND([.$X$13];[.$AI$12];[.$T$18]);&quot;i&quot;&amp;IF(AND([.AJ7]&gt;=0;[.U18]);&quot; +&quot;;&quot;&quot;);&quot;&quot;)">
            <text:p/>
          </table:table-cell>
          <table:table-cell table:style-name="ce311" table:formula="of:=IF([.$AI$12];IF([.AJ7]&lt;&gt;0;NUMFORMA([.AJ7];[.$U$1]);IF([.U18];&quot;0&quot;;&quot;&quot;));&quot;&quot;)">
            <text:p/>
          </table:table-cell>
          <table:table-cell table:style-name="ce569" table:formula="of:=IF(AND([.$X$13];[.$AI$12];[.$U$18]);&quot;j&quot;;&quot;&quot;)">
            <text:p/>
          </table:table-cell>
          <table:table-cell table:style-name="ce574" table:formula="of:=IF([.$AI$12];&quot;N/C&quot;;&quot;&quot;)">
            <text:p/>
          </table:table-cell>
          <table:table-cell table:style-name="ce265" table:number-columns-repeated="4"/>
          <table:table-cell table:style-name="ce40" table:number-columns-repeated="2"/>
          <table:table-cell table:style-name="ce434" table:number-columns-repeated="6"/>
          <table:table-cell table:style-name="ce434" table:formula="of:=[.Z45]" office:value-type="float" office:value="583.333330329032" calcext:value-type="float">
            <text:p>583,333330329032</text:p>
          </table:table-cell>
          <table:table-cell table:style-name="ce434" table:number-columns-repeated="2"/>
          <table:table-cell table:style-name="ce434" table:formula="of:=[.AC45]" office:value-type="float" office:value="-144.337571419165" calcext:value-type="float">
            <text:p>-144,337571419165</text:p>
          </table:table-cell>
          <table:table-cell table:style-name="ce434"/>
          <table:table-cell table:style-name="ce40" table:number-columns-repeated="34"/>
        </table:table-row>
        <table:table-row table:style-name="ro4">
          <table:table-cell table:style-name="ce156" table:formula="of:=IF([.$AI$12];[.$AO$15]&amp;[.$AO$5];&quot;&quot;)">
            <text:p/>
          </table:table-cell>
          <table:table-cell table:style-name="ce265" table:number-columns-repeated="16"/>
          <table:table-cell table:style-name="ce40" table:number-columns-repeated="2"/>
          <table:table-cell table:style-name="ce434" table:number-columns-repeated="6"/>
          <table:table-cell table:style-name="ce434" table:formula="of:=[.Z45]+IF([.AF7];[.$X$29]*COS([.AE44]-[.$V$30]);0)" office:value-type="float" office:value="550.600647038841" calcext:value-type="float">
            <text:p>550,600647038841</text:p>
          </table:table-cell>
          <table:table-cell table:style-name="ce434" table:number-columns-repeated="2"/>
          <table:table-cell table:style-name="ce368" table:formula="of:=[.AC45]+IF([.AF7];[.$X$29]*SIN([.AE44]-[.$V$30]);0)" office:value-type="float" office:value="-106.541123905885" calcext:value-type="float">
            <text:p>-106,541123905885</text:p>
          </table:table-cell>
          <table:table-cell table:style-name="ce434"/>
          <table:table-cell table:style-name="ce40" table:number-columns-repeated="34"/>
        </table:table-row>
        <table:table-row table:style-name="ro4">
          <table:table-cell table:style-name="ce265" table:number-columns-repeated="5"/>
          <table:table-cell table:style-name="ce838" table:formula="of:=IF([.$AI$12];&quot;|&quot;&amp;[.Z7]&amp;&quot;|(1) = √&quot;;&quot;&quot;)">
            <text:p/>
          </table:table-cell>
          <table:table-cell table:style-name="ce841" table:formula="of:=IF([.$AI$12];&quot;(&quot;&amp;ENTREPARENT([.I47];2);&quot;&quot;)">
            <text:p/>
          </table:table-cell>
          <table:table-cell table:style-name="ce853" table:formula="of:=IF([.$AI$12];&quot;+&quot;;&quot;&quot;)">
            <text:p/>
          </table:table-cell>
          <table:table-cell table:style-name="ce867" table:formula="of:=IF([.$AI$12];ENTREPARENT([.K47];2)&amp;&quot;)&quot;;&quot;&quot;)">
            <text:p/>
          </table:table-cell>
          <table:table-cell table:style-name="ce577" table:formula="of:=IF([.$AI$12];&quot;=&quot;;&quot;&quot;)">
            <text:p/>
          </table:table-cell>
          <table:table-cell table:style-name="ce314" table:formula="of:=IF([.$AI$12];NUMFORMA([.AF7];[.$U$1]);&quot;&quot;)">
            <text:p/>
          </table:table-cell>
          <table:table-cell table:style-name="ce265"/>
          <table:table-cell table:style-name="ce265" table:formula="of:=[.M47]">
            <text:p/>
          </table:table-cell>
          <table:table-cell table:style-name="ce265" table:number-columns-repeated="4"/>
          <table:table-cell table:style-name="ce40" table:number-columns-repeated="2"/>
          <table:table-cell table:style-name="ce434" table:number-columns-repeated="6"/>
          <table:table-cell table:style-name="ce434" table:formula="of:=[.Z47]" office:value-type="float" office:value="583.333330329032" calcext:value-type="float">
            <text:p>583,333330329032</text:p>
          </table:table-cell>
          <table:table-cell table:style-name="ce434" table:number-columns-repeated="2"/>
          <table:table-cell table:style-name="ce434" table:formula="of:=[.AC47]" office:value-type="float" office:value="-144.337571419165" calcext:value-type="float">
            <text:p>-144,337571419165</text:p>
          </table:table-cell>
          <table:table-cell table:style-name="ce434"/>
          <table:table-cell table:style-name="ce40" table:number-columns-repeated="34"/>
        </table:table-row>
        <table:table-row table:style-name="ro4">
          <table:table-cell table:style-name="ce156" table:formula="of:=IF([.$AI$12];[.$AO$16]&amp;[.$AO$4]&amp;[.$AO$17];&quot;&quot;)">
            <text:p/>
          </table:table-cell>
          <table:table-cell table:style-name="ce265" table:number-columns-repeated="16"/>
          <table:table-cell table:style-name="ce40" table:number-columns-repeated="2"/>
          <table:table-cell table:style-name="ce434" table:number-columns-repeated="6"/>
          <table:table-cell table:style-name="ce434" table:formula="of:=[.$Z$21]" office:value-type="float" office:value="500" calcext:value-type="float">
            <text:p>500</text:p>
          </table:table-cell>
          <table:table-cell table:style-name="ce145"/>
          <table:table-cell table:style-name="ce434" table:number-columns-repeated="2"/>
          <table:table-cell table:style-name="ce434" table:formula="of:=[.$AB$21]" office:value-type="float" office:value="288.67513" calcext:value-type="float">
            <text:p>288,67513</text:p>
          </table:table-cell>
          <table:table-cell table:style-name="ce434" table:formula="of:=ATAN2([.Z51]-[.Z50];[.AD51]-[.AD50])" office:value-type="float" office:value="1.5707963267949" calcext:value-type="float">
            <text:p>1,5707963267949</text:p>
          </table:table-cell>
          <table:table-cell table:style-name="ce40" table:number-columns-repeated="33"/>
        </table:table-row>
        <table:table-row table:style-name="ro4">
          <table:table-cell table:style-name="ce626" table:formula="of:=IF([.$AI$12];[.X1]&amp;[.U7]&amp;&quot; =&quot;;&quot;&quot;)" table:number-columns-spanned="1" table:number-rows-spanned="2">
            <text:p/>
          </table:table-cell>
          <table:table-cell table:style-name="ce716" table:formula="of:=IF([.$AI$12];IF([.X3]&gt;0;&quot;-&quot;;&quot;&quot;)&amp;LEFT([.F49];LEN([.F49])-4)&amp;&quot; · &quot;&amp;[.Y1]&amp;&quot;²&quot;;&quot;&quot;)">
            <text:p/>
          </table:table-cell>
          <table:table-cell table:style-name="ce265"/>
          <table:table-cell table:style-name="ce801" table:formula="of:=IF([.$AI12];&quot;=&quot;;&quot;&quot;)" table:number-columns-spanned="1" table:number-rows-spanned="2">
            <text:p/>
          </table:table-cell>
          <table:table-cell table:style-name="ce818" table:formula="of:=IF([.$AI$12];IF([.X3]&gt;0;&quot;-&quot;;&quot;&quot;)&amp;[.K49]&amp;&quot; · &quot;&amp;ENTREPARENT([.K17];2);&quot;&quot;)" table:number-columns-spanned="3" table:number-rows-spanned="1">
            <text:p/>
          </table:table-cell>
          <table:covered-table-cell table:number-columns-repeated="2" table:style-name="ce265"/>
          <table:table-cell table:style-name="ce801" table:formula="of:=IF([.$AI12];&quot;=&quot;;&quot;&quot;)" table:number-columns-spanned="1" table:number-rows-spanned="2">
            <text:p/>
          </table:table-cell>
          <table:table-cell table:style-name="ce868" table:formula="of:=IF([.$AI12];NUMFORMA([.AN18];[.$U$1];&quot;&quot;);&quot;&quot;)" table:number-columns-spanned="1" table:number-rows-spanned="2">
            <text:p/>
          </table:table-cell>
          <table:table-cell table:style-name="ce801" table:formula="of:=IF([.$AI12];&quot;C&quot;;&quot;&quot;)" table:number-columns-spanned="1" table:number-rows-spanned="2">
            <text:p/>
          </table:table-cell>
          <table:table-cell table:style-name="ce265" table:number-columns-repeated="7"/>
          <table:table-cell table:style-name="ce40" table:number-columns-repeated="2"/>
          <table:table-cell table:style-name="ce434" table:number-columns-repeated="5"/>
          <table:table-cell table:style-name="ce434" table:formula="of:=[.H32]">
            <text:p/>
          </table:table-cell>
          <table:table-cell table:style-name="ce434" table:formula="of:=[.Z50]+[.$X$25]*[.AC10]" office:value-type="float" office:value="500" calcext:value-type="float">
            <text:p>500</text:p>
          </table:table-cell>
          <table:table-cell table:style-name="ce145"/>
          <table:table-cell table:style-name="ce434" table:number-columns-repeated="2"/>
          <table:table-cell table:style-name="ce434" table:formula="of:=[.AD50]+[.$X$25]*[.AD10]" office:value-type="float" office:value="2788.67510542285" calcext:value-type="float">
            <text:p>2788,67510542285</text:p>
          </table:table-cell>
          <table:table-cell table:style-name="ce434"/>
          <table:table-cell table:style-name="ce40" table:number-columns-repeated="33"/>
        </table:table-row>
        <table:table-row table:style-name="ro4">
          <table:covered-table-cell table:style-name="ce265"/>
          <table:table-cell table:style-name="ce725" table:formula="of:=IF([.$AI$12];&quot;𝘒’&quot;;&quot;&quot;)">
            <text:p/>
          </table:table-cell>
          <table:table-cell table:style-name="ce265"/>
          <table:covered-table-cell table:style-name="ce265"/>
          <table:table-cell table:style-name="ce819"/>
          <table:table-cell table:style-name="ce819" table:formula="of:=IF([.$AI$12];[.$E$3];&quot;&quot;)">
            <text:p/>
          </table:table-cell>
          <table:table-cell table:style-name="ce819"/>
          <table:covered-table-cell table:number-columns-repeated="3" table:style-name="ce265"/>
          <table:table-cell table:style-name="ce265" table:number-columns-repeated="7"/>
          <table:table-cell table:style-name="ce40" table:number-columns-repeated="2"/>
          <table:table-cell table:style-name="ce434" table:number-columns-repeated="6"/>
          <table:table-cell table:style-name="ce434" table:formula="of:=[.Z51]+IF([.Z10];[.$X$29]*COS([.AE50]+[.$V$30]);0)" office:value-type="float" office:value="475" calcext:value-type="float">
            <text:p>475</text:p>
          </table:table-cell>
          <table:table-cell table:style-name="ce434" table:number-columns-repeated="3"/>
          <table:table-cell table:style-name="ce434" table:formula="of:=[.AD51]+IF([.Z10];[.$X$29]*SIN([.AE50]+[.$V$30]);0)" office:value-type="float" office:value="2745.37383523363" calcext:value-type="float">
            <text:p>2745,37383523363</text:p>
          </table:table-cell>
          <table:table-cell table:style-name="ce40" table:number-columns-repeated="34"/>
        </table:table-row>
        <table:table-row table:style-name="ro4">
          <table:table-cell table:style-name="ce265" table:number-columns-repeated="17"/>
          <table:table-cell table:style-name="ce40" table:number-columns-repeated="2"/>
          <table:table-cell table:style-name="ce434" table:number-columns-repeated="6"/>
          <table:table-cell table:style-name="ce434" table:formula="of:=[.Z51]" office:value-type="float" office:value="500" calcext:value-type="float">
            <text:p>500</text:p>
          </table:table-cell>
          <table:table-cell table:style-name="ce434" table:number-columns-repeated="3"/>
          <table:table-cell table:style-name="ce434" table:formula="of:=[.AD51]" office:value-type="float" office:value="2788.67510542285" calcext:value-type="float">
            <text:p>2788,67510542285</text:p>
          </table:table-cell>
          <table:table-cell table:style-name="ce40" table:number-columns-repeated="34"/>
        </table:table-row>
        <table:table-row table:style-name="ro4">
          <table:table-cell table:style-name="ce40" table:number-columns-repeated="19"/>
          <table:table-cell table:style-name="ce434" table:number-columns-repeated="6"/>
          <table:table-cell table:style-name="ce434" table:formula="of:=[.Z51]+IF([.Z10];[.X29]*COS([.AE50]-[.V30]);0)" office:value-type="float" office:value="525" calcext:value-type="float">
            <text:p>525</text:p>
          </table:table-cell>
          <table:table-cell table:style-name="ce434" table:number-columns-repeated="3"/>
          <table:table-cell table:style-name="ce434" table:formula="of:=[.AD51]+IF([.Z10];[.X29]*SIN([.AE50]-[.V30]);0)" office:value-type="float" office:value="2745.37383523363" calcext:value-type="float">
            <text:p>2745,37383523363</text:p>
          </table:table-cell>
          <table:table-cell table:style-name="ce40" table:number-columns-repeated="34"/>
        </table:table-row>
        <table:table-row table:style-name="ro4" table:number-rows-repeated="31946">
          <table:table-cell table:style-name="ce40"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Equilibrio.C22:Equilibrio.I22 Equilibrio.E24:Equilibrio.H24">
            <calcext:condition calcext:apply-style-name="RespRayaSup" calcext:value="formula-is([.$AD23])" calcext:base-cell-address="Equilibrio.C22"/>
          </calcext:conditional-format>
          <calcext:conditional-format calcext:target-range-address="Equilibrio.C23:Equilibrio.I23">
            <calcext:condition calcext:apply-style-name="GrisRayaSup" calcext:value="formula-is([.$AD24])" calcext:base-cell-address="Equilibrio.C23"/>
          </calcext:conditional-format>
          <calcext:conditional-format calcext:target-range-address="Equilibrio.I24:Equilibrio.I24 Equilibrio.C24:Equilibrio.D24">
            <calcext:condition calcext:apply-style-name="GrisRayaSup" calcext:value="formula-is([.$AD25])" calcext:base-cell-address="Equilibrio.C24"/>
          </calcext:conditional-format>
          <calcext:conditional-format calcext:target-range-address="Equilibrio.D25:Equilibrio.I25">
            <calcext:condition calcext:apply-style-name="GrisRayaSup" calcext:value="formula-is([.$AD26])" calcext:base-cell-address="Equilibrio.D25"/>
          </calcext:conditional-format>
          <calcext:conditional-format calcext:target-range-address="Equilibrio.B32:Equilibrio.B32">
            <calcext:condition calcext:apply-style-name="GrisRayaSup" calcext:value="formula-is([.$AE27])" calcext:base-cell-address="Equilibrio.B32"/>
          </calcext:conditional-format>
          <calcext:conditional-format calcext:target-range-address="Equilibrio.E32:Equilibrio.H32">
            <calcext:condition calcext:apply-style-name="GrisRayaSup" calcext:value="formula-is([.$AE27])" calcext:base-cell-address="Equilibrio.E32"/>
          </calcext:conditional-format>
          <calcext:conditional-format calcext:target-range-address="Equilibrio.E39:Equilibrio.H39">
            <calcext:condition calcext:apply-style-name="GrisRayaSup" calcext:value="formula-is(%[.AE30])" calcext:base-cell-address="Equilibrio.E39"/>
          </calcext:conditional-format>
          <calcext:conditional-format calcext:target-range-address="Equilibrio.D40:Equilibrio.I40">
            <calcext:condition calcext:apply-style-name="GrisRayaSup" calcext:value="formula-is([.$AD41])" calcext:base-cell-address="Equilibrio.D40"/>
          </calcext:conditional-format>
          <calcext:conditional-format calcext:target-range-address="Equilibrio.E39:Equilibrio.H39">
            <calcext:condition calcext:apply-style-name="GrisRayaSup" calcext:value="formula-is([.$AE30])" calcext:base-cell-address="Equilibrio.E39"/>
          </calcext:conditional-format>
          <calcext:conditional-format calcext:target-range-address="Equilibrio.B39:Equilibrio.B39">
            <calcext:condition calcext:apply-style-name="GrisRayaSup" calcext:value="formula-is([.$AE18])" calcext:base-cell-address="Equilibrio.B39"/>
          </calcext:conditional-format>
          <calcext:conditional-format calcext:target-range-address="Equilibrio.D42:Equilibrio.I42">
            <calcext:condition calcext:apply-style-name="GrisRayaSup" calcext:value="formula-is([.$AD43])" calcext:base-cell-address="Equilibrio.D42"/>
          </calcext:conditional-format>
          <calcext:conditional-format calcext:target-range-address="Equilibrio.D44:Equilibrio.I44">
            <calcext:condition calcext:apply-style-name="GrisRayaSup" calcext:value="formula-is([.$AD45])" calcext:base-cell-address="Equilibrio.D44"/>
          </calcext:conditional-format>
          <calcext:conditional-format calcext:target-range-address="Equilibrio.B47:Equilibrio.B47">
            <calcext:condition calcext:apply-style-name="GrisRayaSup" calcext:value="formula-is([.$AE42])" calcext:base-cell-address="Equilibrio.B47"/>
          </calcext:conditional-format>
          <calcext:conditional-format calcext:target-range-address="Equilibrio.E47:Equilibrio.H47">
            <calcext:condition calcext:apply-style-name="GrisRayaSup" calcext:value="formula-is([.$AE42])" calcext:base-cell-address="Equilibrio.E47"/>
          </calcext:conditional-format>
          <calcext:conditional-format calcext:target-range-address="Equilibrio.C17:Equilibrio.I20">
            <calcext:condition calcext:apply-style-name="RespRayaSup" calcext:value="formula-is([.$AC15])" calcext:base-cell-address="Equilibrio.C17"/>
          </calcext:conditional-format>
          <calcext:conditional-format calcext:target-range-address="Equilibrio.B24:Equilibrio.B24 Equilibrio.B26:Equilibrio.B26 Equilibrio.B28:Equilibrio.B28 Equilibrio.B30:Equilibrio.B30 Equilibrio.E24:Equilibrio.H24 Equilibrio.E26:Equilibrio.H26 Equilibrio.E28:Equilibrio.H28 Equilibrio.E30:Equilibrio.H30 Equilibrio.B43:Equilibrio.B43 Equilibrio.B45:Equilibrio.B45 Equilibrio.E43:Equilibrio.H43 Equilibrio.E45:Equilibrio.H45">
            <calcext:condition calcext:apply-style-name="RespRayaSup" calcext:value="formula-is([.$AE15])" calcext:base-cell-address="Equilibrio.B24"/>
          </calcext:conditional-format>
          <calcext:conditional-format calcext:target-range-address="Equilibrio.E26:Equilibrio.H26 Equilibrio.E28:Equilibrio.H28 Equilibrio.E30:Equilibrio.H30 Equilibrio.E43:Equilibrio.H43 Equilibrio.E45:Equilibrio.H45">
            <calcext:condition calcext:apply-style-name="RespRayaSup" calcext:value="formula-is(%[.AE17])" calcext:base-cell-address="Equilibrio.E26"/>
          </calcext:conditional-format>
          <calcext:conditional-format calcext:target-range-address="Equilibrio.C36:Equilibrio.I38">
            <calcext:condition calcext:apply-style-name="RespRayaSup" calcext:value="formula-is([.$AD16])" calcext:base-cell-address="Equilibrio.C36"/>
          </calcext:conditional-format>
          <calcext:conditional-format calcext:target-range-address="Equilibrio.B41:Equilibrio.B41 Equilibrio.B43:Equilibrio.B43 Equilibrio.B45:Equilibrio.B45 Equilibrio.E41:Equilibrio.H41 Equilibrio.E43:Equilibrio.H43 Equilibrio.E45:Equilibrio.H45">
            <calcext:condition calcext:apply-style-name="RespRayaSup" calcext:value="formula-is([.$AE17])" calcext:base-cell-address="Equilibrio.B41"/>
          </calcext:conditional-format>
          <calcext:conditional-format calcext:target-range-address="Equilibrio.G49:Equilibrio.I49 Equilibrio.B52:Equilibrio.B52 Equilibrio.E52:Equilibrio.G52">
            <calcext:condition calcext:apply-style-name="RespRayaSup" calcext:value="formula-is([.$AI$12])" calcext:base-cell-address="Equilibrio.B49"/>
          </calcext:conditional-format>
        </calcext:conditional-formats>
      </table:table>
      <table:table table:name="Potencial" table:style-name="ta1" table:protected="true" table:print="false">
        <loext:table-protection loext:select-protected-cells="true" loext:select-unprotected-cells="true"/>
        <office:forms form:automatic-focus="false" form:apply-design-mode="false"/>
        <table:table-column table:style-name="co59" table:default-cell-style-name="ce48"/>
        <table:table-column table:style-name="co29" table:default-cell-style-name="ce48"/>
        <table:table-column table:style-name="co60" table:default-cell-style-name="ce48"/>
        <table:table-column table:style-name="co46" table:default-cell-style-name="ce48"/>
        <table:table-column table:style-name="co47" table:default-cell-style-name="ce48"/>
        <table:table-column table:style-name="co48" table:default-cell-style-name="ce48"/>
        <table:table-column table:style-name="co14" table:default-cell-style-name="ce48"/>
        <table:table-column table:style-name="co49" table:default-cell-style-name="ce48"/>
        <table:table-column table:style-name="co50" table:default-cell-style-name="ce48"/>
        <table:table-column table:style-name="co61" table:default-cell-style-name="ce48"/>
        <table:table-column table:style-name="co36" table:default-cell-style-name="ce48"/>
        <table:table-column table:style-name="co34" table:default-cell-style-name="ce48"/>
        <table:table-column table:style-name="co62" table:default-cell-style-name="ce48"/>
        <table:table-column table:style-name="co36" table:number-columns-repeated="9" table:default-cell-style-name="ce48"/>
        <table:table-column table:style-name="co44" table:default-cell-style-name="ce48"/>
        <table:table-column table:style-name="co36" table:number-columns-repeated="4" table:default-cell-style-name="ce48"/>
        <table:table-column table:style-name="co44" table:default-cell-style-name="ce48"/>
        <table:table-column table:style-name="co36" table:number-columns-repeated="36" table:default-cell-style-name="ce48"/>
        <table:table-row table:style-name="ro4">
          <table:table-cell table:style-name="ce942" table:formula="of:=IF([.W20];[.AC1]&amp;IF([.W14];IF([.W16];&quot;,&quot;;&quot; e&quot;)&amp;[.AC2];&quot;&quot;)&amp;IF([.W16];[.AC3];&quot;&quot;);&quot;&quot;)" office:value-type="string" office:string-value="Cálculo del potencial electrostático, del trabajo y de la velocidad" calcext:value-type="string">
            <text:p>Cálculo del potencial electrostático, del trabajo y de la velocidad</text:p>
          </table:table-cell>
          <table:table-cell table:style-name="ce375" table:number-columns-repeated="10"/>
          <table:table-cell table:style-name="ce40" office:value-type="string" calcext:value-type="string">
            <text:p>Ir a…</text:p>
          </table:table-cell>
          <table:table-cell table:style-name="ce113"/>
          <table:table-cell table:style-name="ce40" table:number-columns-repeated="6"/>
          <table:table-cell table:style-name="ce146" table:formula="of:=[Enunciado.P1]" office:value-type="float" office:value="3" calcext:value-type="float">
            <text:p>3</text:p>
          </table:table-cell>
          <table:table-cell table:style-name="ce146" table:formula="of:=[Campo.V1]" office:value-type="float" office:value="6000000000" calcext:value-type="float">
            <text:p>6000000000</text:p>
          </table:table-cell>
          <table:table-cell table:style-name="ce146"/>
          <table:table-cell table:style-name="ce1035" office:value-type="string" calcext:value-type="string">
            <text:p>𝘘</text:p>
          </table:table-cell>
          <table:table-cell table:style-name="ce625" office:value-type="string" calcext:value-type="string">
            <text:p>𝘳</text:p>
          </table:table-cell>
          <table:table-cell table:style-name="ce434" office:value-type="string" calcext:value-type="string">
            <text:p>(m)</text:p>
          </table:table-cell>
          <table:table-cell table:style-name="ce1044" office:value-type="string" calcext:value-type="string">
            <text:p>𝘝</text:p>
          </table:table-cell>
          <table:table-cell table:style-name="ce434" office:value-type="string" calcext:value-type="string">
            <text:p>(V)</text:p>
          </table:table-cell>
          <table:table-cell table:style-name="ce146" office:value-type="string" calcext:value-type="string">
            <text:p>Ver V?</text:p>
          </table:table-cell>
          <table:table-cell table:style-name="ce889" office:value-type="string" calcext:value-type="string">
            <text:p>Cálculo del potencial electrostático</text:p>
          </table:table-cell>
          <table:table-cell table:style-name="ce434" table:number-columns-repeated="4"/>
          <table:table-cell table:style-name="ce40" table:number-columns-repeated="31"/>
        </table:table-row>
        <table:table-row table:style-name="ro4">
          <table:table-cell table:style-name="ce458" office:value-type="string" calcext:value-type="string">
            <text:p>DATOS</text:p>
          </table:table-cell>
          <table:table-cell table:style-name="ce154" table:number-columns-repeated="7"/>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40" table:number-columns-repeated="7"/>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office:value-type="string" calcext:value-type="string">
            <text:p>en A</text:p>
          </table:table-cell>
          <table:table-cell table:style-name="ce146" office:value-type="string" calcext:value-type="string">
            <text:p>en B</text:p>
          </table:table-cell>
          <table:table-cell table:style-name="ce146" office:value-type="string" calcext:value-type="string">
            <text:p>en A</text:p>
          </table:table-cell>
          <table:table-cell table:style-name="ce146" office:value-type="string" calcext:value-type="string">
            <text:p>en B</text:p>
          </table:table-cell>
          <table:table-cell table:style-name="ce146"/>
          <table:table-cell table:style-name="ce434" office:value-type="string" calcext:value-type="string">
            <text:p><text:s/>del trabajo</text:p>
          </table:table-cell>
          <table:table-cell table:style-name="ce146"/>
          <table:table-cell table:style-name="ce434" table:number-columns-repeated="3"/>
          <table:table-cell table:style-name="ce40" table:number-columns-repeated="31"/>
        </table:table-row>
        <table:table-row table:style-name="ro4">
          <table:table-cell table:style-name="ce154" table:number-columns-repeated="2"/>
          <table:table-cell table:style-name="ce726" office:value-type="string" calcext:value-type="string">
            <text:p>K'</text:p>
          </table:table-cell>
          <table:table-cell table:style-name="ce487" office:value-type="string" calcext:value-type="string">
            <text:p>=</text:p>
          </table:table-cell>
          <table:table-cell table:style-name="ce276" table:formula="of:=[Campo.E3]" office:value-type="string" office:string-value="6,00·10⁹" calcext:value-type="string">
            <text:p>6,00·10⁹</text:p>
          </table:table-cell>
          <table:table-cell table:style-name="ce154" office:value-type="string" calcext:value-type="string">
            <text:p>N·m²·C⁻²</text:p>
          </table:table-cell>
          <table:table-cell table:style-name="ce154" table:number-columns-repeated="3"/>
          <table:table-cell table:style-name="ce965"/>
          <table:table-cell table:style-name="ce154"/>
          <table:table-cell table:style-name="ce43" office:value-type="string" calcext:value-type="string">
            <text:p><text:a xlink:href="#NotasAyuda" xlink:type="simple">Ayuda</text:a></text:p>
          </table:table-cell>
          <table:table-cell table:style-name="ce40" table:number-columns-repeated="7"/>
          <table:table-cell table:style-name="ce1030"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 calcext:value-type="float">
            <text:p>2,8867513E-10</text:p>
          </table:table-cell>
          <table:table-cell table:style-name="ce1036" table:formula="of:=[Campo.X3]" office:value-type="float" office:value="-0.000000000002" calcext:value-type="float">
            <text:p>-2,00E-012</text:p>
          </table:table-cell>
          <table:table-cell table:style-name="ce148" table:formula="of:=SQRT(([.$U$7]-[.U3])^2+([.$V$7]-[.V3])^2)" office:value-type="float" office:value="0.0000000005" calcext:value-type="float">
            <text:p>5E-10</text:p>
          </table:table-cell>
          <table:table-cell table:style-name="ce148" table:formula="of:=SQRT(([.$U$8]-[.U3])^2+([.$V$8]-[.V3])^2)" office:value-type="float" office:value="0.00000000057735026689" calcext:value-type="float">
            <text:p>5,77350266892219E-10</text:p>
          </table:table-cell>
          <table:table-cell table:style-name="ce148" table:formula="of:=IF([.X3];[.$U$1]*[.$W3]/[.X3];0)" office:value-type="float" office:value="-24000000" calcext:value-type="float">
            <text:p>-24000000</text:p>
          </table:table-cell>
          <table:table-cell table:style-name="ce148" table:formula="of:=IF([.Y3];[.$U$1]*[.$W3]/[.Y3];0)" office:value-type="float" office:value="-20784609.7735332" calcext:value-type="float">
            <text:p>-20784609,7735332</text:p>
          </table:table-cell>
          <table:table-cell table:style-name="ce799" table:formula="of:=IF([.$W$13];AND([.W3];[.X3];[.Y3]);AND([.W3];[.X3]))" office:value-type="boolean" office:boolean-value="true" calcext:value-type="boolean">
            <text:p>VERDADERO</text:p>
          </table:table-cell>
          <table:table-cell table:style-name="ce1054" office:value-type="string" calcext:value-type="string">
            <text:p><text:s/>y de la velocidad</text:p>
          </table:table-cell>
          <table:table-cell table:style-name="ce146" table:number-columns-repeated="2"/>
          <table:table-cell table:style-name="ce434" table:number-columns-repeated="2"/>
          <table:table-cell table:style-name="ce40" table:number-columns-repeated="31"/>
        </table:table-row>
        <table:table-row table:style-name="ro4">
          <table:table-cell table:style-name="ce285"/>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number-columns-repeated="2"/>
          <table:table-cell table:style-name="ce938" table:formula="of:=[.$X$1]&amp;&quot; = √&quot;" office:value-type="string" office:string-value="𝘳 = √" calcext:value-type="string">
            <text:p>𝘳 = √</text:p>
          </table:table-cell>
          <table:table-cell table:style-name="ce854" office:value-type="string" calcext:value-type="string">
            <text:p>∆𝘹² <text:s/>+ ∆𝘺²</text:p>
          </table:table-cell>
          <table:table-cell table:style-name="ce561"/>
          <table:table-cell table:style-name="ce154"/>
          <table:table-cell table:style-name="ce423" office:value-type="string" calcext:value-type="string">
            <text:p><text:a xlink:href="#Coords" xlink:type="simple">Coordenadas</text:a></text:p>
          </table:table-cell>
          <table:table-cell table:style-name="ce40" table:number-columns-repeated="7"/>
          <table:table-cell table:style-name="ce1030"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 calcext:value-type="float">
            <text:p>2,8867513E-10</text:p>
          </table:table-cell>
          <table:table-cell table:style-name="ce1036" table:formula="of:=[Campo.X4]" office:value-type="float" office:value="-0.000000000002" calcext:value-type="float">
            <text:p>-2,00E-012</text:p>
          </table:table-cell>
          <table:table-cell table:style-name="ce148" table:formula="of:=SQRT(([.$U$7]-[.U4])^2+([.$V$7]-[.V4])^2)" office:value-type="float" office:value="0.0000000005" calcext:value-type="float">
            <text:p>5E-10</text:p>
          </table:table-cell>
          <table:table-cell table:style-name="ce148" table:formula="of:=SQRT(([.$U$8]-[.U4])^2+([.$V$8]-[.V4])^2)" office:value-type="float" office:value="0.00000000057735026689" calcext:value-type="float">
            <text:p>5,77350266892219E-10</text:p>
          </table:table-cell>
          <table:table-cell table:style-name="ce148" table:formula="of:=IF([.X4];[.$U$1]*[.$W4]/[.X4];0)" office:value-type="float" office:value="-24000000" calcext:value-type="float">
            <text:p>-24000000</text:p>
          </table:table-cell>
          <table:table-cell table:style-name="ce148" table:formula="of:=IF([.Y4];[.$U$1]*[.$W4]/[.Y4];0)" office:value-type="float" office:value="-20784609.7735332" calcext:value-type="float">
            <text:p>-20784609,7735332</text:p>
          </table:table-cell>
          <table:table-cell table:style-name="ce799" table:formula="of:=IF([.$W$13];AND([.W4];[.X4];[.Y4]);AND([.W4];[.X4]))" office:value-type="boolean" office:boolean-value="true" calcext:value-type="boolean">
            <text:p>VERDADERO</text:p>
          </table:table-cell>
          <table:table-cell table:style-name="ce422" office:value-type="string" calcext:value-type="string">
            <text:p>Distancia de cada carga al punto </text:p>
          </table:table-cell>
          <table:table-cell table:style-name="ce146" table:number-columns-repeated="3"/>
          <table:table-cell table:style-name="ce434"/>
          <table:table-cell table:style-name="ce40" table:number-columns-repeated="31"/>
        </table:table-row>
        <table:table-row table:style-name="ro4">
          <table:table-cell table:style-name="ce394" table:formula="of:=[$Campo.A5]"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number-columns-repeated="2"/>
          <table:table-cell table:style-name="ce939" office:value-type="string" calcext:value-type="string" table:number-columns-spanned="1" table:number-rows-spanned="2">
            <text:p>𝘝 =</text:p>
          </table:table-cell>
          <table:table-cell table:style-name="ce949" table:formula="of:=&quot;𝘒' · &quot;&amp;[.W1]&amp;&quot;ᵢ&quot;" office:value-type="string" office:string-value="𝘒' · 𝘘ᵢ" calcext:value-type="string">
            <text:p>𝘒' · 𝘘ᵢ</text:p>
          </table:table-cell>
          <table:table-cell table:style-name="ce154" table:number-columns-repeated="2"/>
          <table:table-cell table:style-name="ce53" office:value-type="string" calcext:value-type="string">
            <text:p><text:a xlink:href="#Enunciado" xlink:type="simple">Enunciado</text:a></text:p>
          </table:table-cell>
          <table:table-cell table:style-name="ce40" table:number-columns-repeated="7"/>
          <table:table-cell table:style-name="ce1030"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7" calcext:value-type="float">
            <text:p>-5,7735027E-10</text:p>
          </table:table-cell>
          <table:table-cell table:style-name="ce1036" table:formula="of:=[Campo.X5]" office:value-type="float" office:value="0.000000000003" calcext:value-type="float">
            <text:p>3,00E-012</text:p>
          </table:table-cell>
          <table:table-cell table:style-name="ce148" table:formula="of:=SQRT(([.$U$7]-[.U5])^2+([.$V$7]-[.V5])^2)" office:value-type="float" office:value="0.0000000008660254" calcext:value-type="float">
            <text:p>8,660254E-10</text:p>
          </table:table-cell>
          <table:table-cell table:style-name="ce148" table:formula="of:=SQRT(([.$U$8]-[.U5])^2+([.$V$8]-[.V5])^2)" office:value-type="float" office:value="0.00000000057735027" calcext:value-type="float">
            <text:p>5,7735027E-10</text:p>
          </table:table-cell>
          <table:table-cell table:style-name="ce148" table:formula="of:=IF([.X5];[.$U$1]*[.$W5]/[.X5];0)" office:value-type="float" office:value="20784609.7816531" calcext:value-type="float">
            <text:p>20784609,7816531</text:p>
          </table:table-cell>
          <table:table-cell table:style-name="ce148" table:formula="of:=IF([.Y5];[.$U$1]*[.$W5]/[.Y5];0)" office:value-type="float" office:value="31176914.4924796" calcext:value-type="float">
            <text:p>31176914,4924796</text:p>
          </table:table-cell>
          <table:table-cell table:style-name="ce799" table:formula="of:=IF([.$W$13];AND([.W5];[.X5];[.Y5]);AND([.W5];[.X5]))" office:value-type="boolean" office:boolean-value="true" calcext:value-type="boolean">
            <text:p>VERDADERO</text:p>
          </table:table-cell>
          <table:table-cell table:style-name="ce1055" office:value-type="string" calcext:value-type="string">
            <text:p>Potencial eléctrico creado por cada carga en el punto </text:p>
          </table:table-cell>
          <table:table-cell table:style-name="ce409" table:number-columns-repeated="4"/>
          <table:table-cell table:style-name="ce40" table:number-columns-repeated="31"/>
        </table:table-row>
        <table:table-row table:style-name="ro4">
          <table:table-cell table:style-name="ce394" table:formula="of:=[$Campo.A6]"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number-columns-repeated="2"/>
          <table:covered-table-cell table:style-name="ce154"/>
          <table:table-cell table:style-name="ce950" table:formula="of:=[.X1]&amp;&quot;ᵢ&quot;" office:value-type="string" office:string-value="𝘳ᵢ" calcext:value-type="string">
            <text:p>𝘳ᵢ</text:p>
          </table:table-cell>
          <table:table-cell table:style-name="ce154" table:number-columns-repeated="2"/>
          <table:table-cell table:style-name="ce53" office:value-type="string" calcext:value-type="string">
            <text:p><text:a xlink:href="#Campo" xlink:type="simple">Campo</text:a></text:p>
          </table:table-cell>
          <table:table-cell table:style-name="ce40" table:number-columns-repeated="7"/>
          <table:table-cell table:style-name="ce1030"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1036" table:formula="of:=[Campo.X6]" office:value-type="float" office:value="0" calcext:value-type="float">
            <text:p>0,00E+000</text:p>
          </table:table-cell>
          <table:table-cell table:style-name="ce148" table:formula="of:=SQRT(([.$U$7]-[.U6])^2+([.$V$7]-[.V6])^2)" office:value-type="float" office:value="0.00000000028867513" calcext:value-type="float">
            <text:p>2,8867513E-10</text:p>
          </table:table-cell>
          <table:table-cell table:style-name="ce148" table:formula="of:=SQRT(([.$U$8]-[.U6])^2+([.$V$8]-[.V6])^2)" office:value-type="float" office:value="0" calcext:value-type="float">
            <text:p>0</text:p>
          </table:table-cell>
          <table:table-cell table:style-name="ce148" table:formula="of:=IF([.X6];[.$U$1]*[.$W6]/[.X6];0)" office:value-type="float" office:value="0" calcext:value-type="float">
            <text:p>0</text:p>
          </table:table-cell>
          <table:table-cell table:style-name="ce148" table:formula="of:=IF([.Y6];[.$U$1]*[.$W6]/[.Y6];0)" office:value-type="float" office:value="0" calcext:value-type="float">
            <text:p>0</text:p>
          </table:table-cell>
          <table:table-cell table:style-name="ce799" table:formula="of:=IF([.$W$13];AND([.W6];[.X6];[.Y6]);AND([.W6];[.X6]))" office:value-type="boolean" office:boolean-value="false" calcext:value-type="boolean">
            <text:p>FALSO</text:p>
          </table:table-cell>
          <table:table-cell table:style-name="ce1055" office:value-type="string" calcext:value-type="string">
            <text:p>Potencial en el punto </text:p>
          </table:table-cell>
          <table:table-cell table:style-name="ce434"/>
          <table:table-cell table:style-name="ce40" table:number-columns-repeated="34"/>
        </table:table-row>
        <table:table-row table:style-name="ro9">
          <table:table-cell table:style-name="ce394" table:formula="of:=[$Campo.A7]"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number-columns-repeated="2"/>
          <table:table-cell table:style-name="ce940" office:value-type="string" calcext:value-type="string">
            <text:p>𝘝 =</text:p>
          </table:table-cell>
          <table:table-cell table:style-name="ce951" office:value-type="string" calcext:value-type="string">
            <text:p>∑ 𝘝<text:span text:style-name="T17">ᵢ</text:span></text:p>
          </table:table-cell>
          <table:table-cell table:style-name="ce154" table:number-columns-repeated="2"/>
          <table:table-cell table:style-name="ce35" office:value-type="string" calcext:value-type="string">
            <text:p><text:a xlink:href="#Equilibrio" xlink:type="simple">Equilibrio</text:a></text:p>
          </table:table-cell>
          <table:table-cell table:style-name="ce40" table:number-columns-repeated="7"/>
          <table:table-cell table:style-name="ce146" table:formula="of:=[$Enunciado.Q18]" office:value-type="string" office:string-value="A" calcext:value-type="string">
            <text:p>A</text:p>
          </table:table-cell>
          <table:table-cell table:style-name="ce146" table:formula="of:=[Campo.V7]" office:value-type="float" office:value="0" calcext:value-type="float">
            <text:p>0</text:p>
          </table:table-cell>
          <table:table-cell table:style-name="ce146" table:formula="of:=[Campo.W7]" office:value-type="float" office:value="0.00000000028867513" calcext:value-type="float">
            <text:p>2,8867513E-10</text:p>
          </table:table-cell>
          <table:table-cell table:style-name="ce1036" table:formula="of:=[Campo.X7]" office:value-type="float" office:value="3.20435313E-019" calcext:value-type="float">
            <text:p>3,20E-019</text:p>
          </table:table-cell>
          <table:table-cell table:style-name="ce145" table:formula="of:=IF(NOT(ISBLANK([Enunciado.D14]));[$Enunciado.S21];0)" office:value-type="float" office:value="43600000" calcext:value-type="float">
            <text:p>43600000</text:p>
          </table:table-cell>
          <table:table-cell table:style-name="ce146" office:value-type="string" calcext:value-type="string">
            <text:p>← v (m/s) A</text:p>
          </table:table-cell>
          <table:table-cell table:style-name="ce149" table:formula="of:=IF([.Z11]&lt;[.$AB$11];0;[.Z9])" office:value-type="float" office:value="-27215390.2183469" calcext:value-type="float">
            <text:p>-2,72E+007</text:p>
          </table:table-cell>
          <table:table-cell table:style-name="ce149" table:formula="of:=IF([.AA11]&lt;[.$AB$11];0;[.AA9])" office:value-type="float" office:value="-10392305.0545867" calcext:value-type="float">
            <text:p>-1,04E+007</text:p>
          </table:table-cell>
          <table:table-cell table:style-name="ce146" table:formula="of:=[.$W$7]*([.Z7]-[.AA7])" office:value-type="float" office:value="-0.00000000000539071056" calcext:value-type="float">
            <text:p>-5,39071056007516E-12</text:p>
          </table:table-cell>
          <table:table-cell table:style-name="ce889" office:value-type="string" calcext:value-type="string">
            <text:p>Trabajo realizado por la fuerza del campo al desplazar la partícula desde </text:p>
          </table:table-cell>
          <table:table-cell table:style-name="ce434"/>
          <table:table-cell table:style-name="ce40" table:number-columns-repeated="34"/>
        </table:table-row>
        <table:table-row table:style-name="ro4">
          <table:table-cell table:style-name="ce394" table:formula="of:=[$Campo.A8]">
            <text:p/>
          </table:table-cell>
          <table:table-cell table:style-name="ce636" table:formula="of:=[$Campo.B8]">
            <text:p/>
          </table:table-cell>
          <table:table-cell table:style-name="ce636" table:formula="of:=[$Campo.C8]">
            <text:p/>
          </table:table-cell>
          <table:table-cell table:style-name="ce154"/>
          <table:table-cell table:style-name="ce636" table:formula="of:=[$Campo.E8]">
            <text:p/>
          </table:table-cell>
          <table:table-cell table:style-name="ce154" table:number-columns-repeated="2"/>
          <table:table-cell table:style-name="ce941" office:value-type="string" calcext:value-type="string">
            <text:p><text:span text:style-name="T16">W</text:span> =</text:p>
          </table:table-cell>
          <table:table-cell table:style-name="ce952" office:value-type="string" calcext:value-type="string">
            <text:p>𝘲 · (𝘝(A) – 𝘝(B))</text:p>
          </table:table-cell>
          <table:table-cell table:style-name="ce154" office:value-type="string" calcext:value-type="string">
            <text:p>=</text:p>
          </table:table-cell>
          <table:table-cell table:style-name="ce154" office:value-type="string" calcext:value-type="string">
            <text:p>∆𝘌</text:p>
          </table:table-cell>
          <table:table-cell table:style-name="ce40" table:number-columns-repeated="8"/>
          <table:table-cell table:style-name="ce146" table:formula="of:=[$Enunciado.Q19]" office:value-type="string" office:string-value="B" calcext:value-type="string">
            <text:p>B</text:p>
          </table:table-cell>
          <table:table-cell table:style-name="ce146" table:formula="of:=[Campo.V8]" office:value-type="float" office:value="0" calcext:value-type="float">
            <text:p>0</text:p>
          </table:table-cell>
          <table:table-cell table:style-name="ce146" table:formula="of:=[Campo.W8]" office:value-type="float" office:value="0" calcext:value-type="float">
            <text:p>0</text:p>
          </table:table-cell>
          <table:table-cell table:style-name="ce145" table:formula="of:=[Campo.X8]" office:value-type="float" office:value="6.64216041581253E-027" calcext:value-type="float">
            <text:p>6,64216041581253E-27</text:p>
          </table:table-cell>
          <table:table-cell table:style-name="ce146" table:formula="of:=IF([.AA8]&gt;0;SQRT(2*[.AA8]/[.W8]);0)" office:value-type="float" office:value="16666737.0530057" calcext:value-type="float">
            <text:p>16666737,0530057</text:p>
          </table:table-cell>
          <table:table-cell table:style-name="ce146" office:value-type="string" calcext:value-type="string">
            <text:p>← v (m/s) B</text:p>
          </table:table-cell>
          <table:table-cell table:style-name="ce146" table:formula="of:=[.W8]/2*[.X7]^2" office:value-type="float" office:value="0.00000000000631324063" calcext:value-type="float">
            <text:p>6,31324063202149E-12</text:p>
          </table:table-cell>
          <table:table-cell table:style-name="ce146" table:formula="of:=[.Z8]+IF([Enunciado.E13]=[.T8];[.AB7];-[.AB7])" office:value-type="float" office:value="0.00000000000092253007" calcext:value-type="float">
            <text:p>9,22530071946331E-13</text:p>
          </table:table-cell>
          <table:table-cell table:style-name="ce146" office:value-type="string" calcext:value-type="string">
            <text:p>← Ec <text:span text:style-name="T4">↖ W</text:span></text:p>
          </table:table-cell>
          <table:table-cell table:style-name="ce889" office:value-type="string" calcext:value-type="string">
            <text:p>Trabajo de la fuerza exterior sin variación de energía cinética</text:p>
          </table:table-cell>
          <table:table-cell table:style-name="ce434"/>
          <table:table-cell table:style-name="ce40" table:number-columns-repeated="34"/>
        </table:table-row>
        <table:table-row table:style-name="ro9">
          <table:table-cell table:style-name="ce460"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154"/>
          <table:table-cell table:style-name="ce494" office:value-type="string" calcext:value-type="string">
            <text:p><text:span text:style-name="T10">𝘲</text:span> partícula (C)</text:p>
          </table:table-cell>
          <table:table-cell table:style-name="ce154"/>
          <table:table-cell table:style-name="ce154" office:value-type="string" calcext:value-type="string">
            <text:p>masa (kg)</text:p>
          </table:table-cell>
          <table:table-cell table:style-name="ce925" office:value-type="string" calcext:value-type="string">
            <text:p>𝘌 =</text:p>
          </table:table-cell>
          <table:table-cell table:style-name="ce488" office:value-type="string" calcext:value-type="string">
            <text:p>½ m · v²</text:p>
          </table:table-cell>
          <table:table-cell table:style-name="ce154" table:number-columns-repeated="2"/>
          <table:table-cell table:style-name="ce53" office:value-type="string" calcext:value-type="string">
            <text:p><text:a xlink:href="#Energía_Potencial" xlink:type="simple">Energía potencial</text:a></text:p>
          </table:table-cell>
          <table:table-cell table:style-name="ce40" table:number-columns-repeated="7"/>
          <table:table-cell table:style-name="ce1031" table:formula="of:=IF([.W19];[.T8];IF([.W21];[.T7];[.T8]))" office:value-type="string" office:string-value="B" calcext:value-type="string">
            <text:p>B</text:p>
          </table:table-cell>
          <table:table-cell table:style-name="ce434" table:number-columns-repeated="2"/>
          <table:table-cell table:style-name="ce146" office:value-type="string" calcext:value-type="string">
            <text:p><text:span text:style-name="T4">↑</text:span> masa (kg)</text:p>
          </table:table-cell>
          <table:table-cell table:style-name="ce434"/>
          <table:table-cell table:style-name="ce145" office:value-type="string" calcext:value-type="string">
            <text:p><text:span text:style-name="T4">∑</text:span>potencial</text:p>
          </table:table-cell>
          <table:table-cell table:style-name="ce635" table:number-matrix-columns-spanned="1" table:number-matrix-rows-spanned="1" table:formula="of:=SUM(([.Z3:.Z6])*([.AB3:.AB6]))" office:value-type="float" office:value="-27215390.2183469" calcext:value-type="float">
            <text:p>-2,72E+07</text:p>
          </table:table-cell>
          <table:table-cell table:style-name="ce635" table:number-matrix-columns-spanned="1" table:number-matrix-rows-spanned="1" table:formula="of:=SUM(([.AA3:.AA6])*([.AB3:.AB6]))" office:value-type="float" office:value="-10392305.0545867" calcext:value-type="float">
            <text:p>-1,04E+07</text:p>
          </table:table-cell>
          <table:table-cell table:style-name="ce145"/>
          <table:table-cell table:style-name="ce889" office:value-type="string" calcext:value-type="string">
            <text:p>Energía cinética en el punto </text:p>
          </table:table-cell>
          <table:table-cell table:style-name="ce434"/>
          <table:table-cell table:style-name="ce40" table:number-columns-repeated="34"/>
        </table:table-row>
        <table:table-row table:style-name="ro4">
          <table:table-cell table:style-name="ce461" table:formula="of:=IF([.$W21];[.T7];&quot;&quot;)" office:value-type="string" office:string-value="A" calcext:value-type="string">
            <text:p>A</text:p>
          </table:table-cell>
          <table:table-cell table:style-name="ce474" table:formula="of:=NUMFORMA([$Enunciado.H9];[$Enunciado.$P$1])" office:value-type="string" office:string-value="0" calcext:value-type="string">
            <text:p>0</text:p>
          </table:table-cell>
          <table:table-cell table:style-name="ce474" table:formula="of:=NUMFORMA([$Enunciado.I9];[$Enunciado.$P$1])" office:value-type="string" office:string-value="0,289" calcext:value-type="string">
            <text:p>0,289</text:p>
          </table:table-cell>
          <table:table-cell table:style-name="ce154"/>
          <table:table-cell table:style-name="ce474" table:formula="of:=IF([.$W7];NUMFORMA([.$W7];[.$T$1]);&quot;&quot;)" office:value-type="string" office:string-value="3,20·10⁻¹⁹" calcext:value-type="string">
            <text:p>3,20·10⁻¹⁹</text:p>
          </table:table-cell>
          <table:table-cell table:style-name="ce501" office:value-type="string" calcext:value-type="string">
            <text:p>𝘮 =</text:p>
          </table:table-cell>
          <table:table-cell table:style-name="ce524" table:formula="of:=IF([.$W$8];NUMFORMA([.W8];[.$T$1]);&quot;&quot;)" office:value-type="string" office:string-value="6,64·10⁻²⁷" calcext:value-type="string">
            <text:p>6,64·10⁻²⁷</text:p>
          </table:table-cell>
          <table:table-cell table:style-name="ce939" table:number-columns-spanned="1" table:number-rows-spanned="2"/>
          <table:table-cell table:style-name="ce953"/>
          <table:table-cell table:style-name="ce154" table:number-columns-repeated="2"/>
          <table:table-cell table:style-name="ce40" table:number-columns-repeated="8"/>
          <table:table-cell table:style-name="ce434" table:number-columns-repeated="2"/>
          <table:table-cell table:style-name="ce434" office:value-type="string" calcext:value-type="string">
            <text:p>Ver V(1)?</text:p>
          </table:table-cell>
          <table:table-cell table:style-name="ce401" table:formula="of:=OR([.W3];[.W4];[.W5];[.W6])" office:value-type="boolean" office:boolean-value="true" calcext:value-type="boolean">
            <text:p>VERDADERO</text:p>
          </table:table-cell>
          <table:table-cell table:style-name="ce434"/>
          <table:table-cell table:style-name="ce145" office:value-type="string" calcext:value-type="string">
            <text:p>Máximos</text:p>
          </table:table-cell>
          <table:table-cell table:style-name="ce145" table:number-matrix-columns-spanned="1" table:number-matrix-rows-spanned="1" table:formula="of:=MAXABS(([.Z3:.Z6])*([.AB3:.AB6]))" office:value-type="float" office:value="24000000" calcext:value-type="float">
            <text:p>24000000</text:p>
          </table:table-cell>
          <table:table-cell table:style-name="ce145" table:number-matrix-columns-spanned="1" table:number-matrix-rows-spanned="1" table:formula="of:=MAXABS(([.AA3:.AA6])*([.AB3:.AB6]))" office:value-type="float" office:value="31176914.4924796" calcext:value-type="float">
            <text:p>31176914,4924796</text:p>
          </table:table-cell>
          <table:table-cell table:style-name="ce145" office:value-type="string" calcext:value-type="string">
            <text:p>Discr. máx.</text:p>
          </table:table-cell>
          <table:table-cell table:style-name="ce889" office:value-type="string" calcext:value-type="string">
            <text:p>Velocidad en el punto </text:p>
          </table:table-cell>
          <table:table-cell table:style-name="ce145"/>
          <table:table-cell table:style-name="ce40" table:number-columns-repeated="34"/>
        </table:table-row>
        <table:table-row table:style-name="ro4">
          <table:table-cell table:style-name="ce461" table:formula="of:=IF([.$W22];[.T8];&quot;&quot;)" office:value-type="string" office:string-value="B" calcext:value-type="string">
            <text:p>B</text:p>
          </table:table-cell>
          <table:table-cell table:style-name="ce474" table:formula="of:=IF([.W13];NUMFORMA([$Enunciado.H10];[$Enunciado.$P$1]);&quot;&quot;)" office:value-type="string" office:string-value="0" calcext:value-type="string">
            <text:p>0</text:p>
          </table:table-cell>
          <table:table-cell table:style-name="ce474" table:formula="of:=IF([.W13];NUMFORMA([.V8];[.T1]);&quot;&quot;)" office:value-type="string" office:string-value="0" calcext:value-type="string">
            <text:p>0</text:p>
          </table:table-cell>
          <table:table-cell table:style-name="ce154"/>
          <table:table-cell table:style-name="ce293"/>
          <table:table-cell table:style-name="ce925" office:value-type="string" calcext:value-type="string">
            <text:p>𝘷₀ =</text:p>
          </table:table-cell>
          <table:table-cell table:style-name="ce524" table:formula="of:=IF([$Enunciado.P18];NUMFORMA([.$X$7];[.$T$1]);&quot;&quot;)" office:value-type="string" office:string-value="4,36·10⁷" calcext:value-type="string">
            <text:p>4,36·10⁷</text:p>
          </table:table-cell>
          <table:covered-table-cell table:style-name="ce154"/>
          <table:table-cell table:style-name="ce954"/>
          <table:table-cell table:style-name="ce154" table:number-columns-repeated="2"/>
          <table:table-cell table:style-name="ce40" office:value-type="string" calcext:value-type="string">
            <text:p>Ver documento</text:p>
          </table:table-cell>
          <table:table-cell table:style-name="ce40" table:number-columns-repeated="7"/>
          <table:table-cell table:style-name="ce434" table:number-columns-repeated="2"/>
          <table:table-cell table:style-name="ce145" office:value-type="string" calcext:value-type="string">
            <text:p>Alguna carga?</text:p>
          </table:table-cell>
          <table:table-cell table:style-name="ce401" table:formula="of:=AND([.W10];[.W7])" office:value-type="boolean" office:boolean-value="true" calcext:value-type="boolean">
            <text:p>VERDADERO</text:p>
          </table:table-cell>
          <table:table-cell table:style-name="ce434"/>
          <table:table-cell table:style-name="ce145" office:value-type="string" calcext:value-type="string">
            <text:p>Discrepancia</text:p>
          </table:table-cell>
          <table:table-cell table:style-name="ce145" table:formula="of:=ABS([.Z9])/IF([.Z10];[.Z10];1)" office:value-type="float" office:value="1.13397459243112" calcext:value-type="float">
            <text:p>1,13397459243112</text:p>
          </table:table-cell>
          <table:table-cell table:style-name="ce145" table:formula="of:=ABS([.AA9])/IF([.AA10];[.AA10];1)" office:value-type="float" office:value="0.333333340510445" calcext:value-type="float">
            <text:p>0,333333340510445</text:p>
          </table:table-cell>
          <table:table-cell table:style-name="ce635" office:value-type="float" office:value="0.000001" calcext:value-type="float">
            <text:p>1,00E-06</text:p>
          </table:table-cell>
          <table:table-cell table:style-name="ce368" office:value-type="string" calcext:value-type="string">
            <text:p>$W$7*SI(Z11*AA11;(AVALOR(Z12)-AVALOR(AA12));Z11-AA11)</text:p>
          </table:table-cell>
          <table:table-cell table:style-name="ce434"/>
          <table:table-cell table:style-name="ce40" table:number-columns-repeated="34"/>
        </table:table-row>
        <table:table-row table:style-name="ro4">
          <table:table-cell table:style-name="ce293" table:number-columns-repeated="7"/>
          <table:table-cell table:style-name="ce154" table:number-columns-repeated="4"/>
          <table:table-cell table:style-name="ce53" office:value-type="string" calcext:value-type="string">
            <text:p><text:a xlink:href="../ElectroEjemplosPAUEs.pdf" xlink:type="simple" office:target-frame-name="_blank">Ejemplos PAU</text:a></text:p>
          </table:table-cell>
          <table:table-cell table:style-name="ce40" table:number-columns-repeated="7"/>
          <table:table-cell table:style-name="ce434" table:number-columns-repeated="2"/>
          <table:table-cell table:style-name="ce145" office:value-type="string" calcext:value-type="string">
            <text:p>Acelera?</text:p>
          </table:table-cell>
          <table:table-cell table:style-name="ce401" table:formula="of:=AND([.W11];[.W14])" office:value-type="boolean" office:boolean-value="true" calcext:value-type="boolean">
            <text:p>VERDADERO</text:p>
          </table:table-cell>
          <table:table-cell table:style-name="ce434"/>
          <table:table-cell table:style-name="ce1040"/>
          <table:table-cell table:style-name="ce1031" office:value-type="string" calcext:value-type="string">
            <text:p>origen</text:p>
          </table:table-cell>
          <table:table-cell table:style-name="ce1031" office:value-type="string" calcext:value-type="string">
            <text:p>destino</text:p>
          </table:table-cell>
          <table:table-cell table:style-name="ce434"/>
          <table:table-cell table:style-name="ce1056"/>
          <table:table-cell table:style-name="ce434"/>
          <table:table-cell table:style-name="ce40" table:number-columns-repeated="34"/>
        </table:table-row>
        <table:table-row table:style-name="ro4">
          <table:table-cell table:style-name="ce462" office:value-type="string" calcext:value-type="string">
            <text:p>Cálculos</text:p>
          </table:table-cell>
          <table:table-cell table:style-name="ce265" table:number-columns-repeated="10"/>
          <table:table-cell table:style-name="ce40" table:number-columns-repeated="8"/>
          <table:table-cell table:style-name="ce434" table:number-columns-repeated="2"/>
          <table:table-cell table:style-name="ce145" office:value-type="string" calcext:value-type="string">
            <text:p>Punto B?</text:p>
          </table:table-cell>
          <table:table-cell table:style-name="ce401" table:formula="of:=[$Enunciado.$P$15]" office:value-type="boolean" office:boolean-value="true" calcext:value-type="boolean">
            <text:p>VERDADERO</text:p>
          </table:table-cell>
          <table:table-cell table:style-name="ce434"/>
          <table:table-cell table:style-name="ce1041" office:value-type="string" calcext:value-type="string">
            <text:p>trabajo</text:p>
          </table:table-cell>
          <table:table-cell table:style-name="ce1031" table:formula="of:=INDEX([$Enunciado.V3:$Enunciado.V8];[$Enunciado.Z10])" office:value-type="string" office:string-value="A" calcext:value-type="string">
            <text:p>A</text:p>
          </table:table-cell>
          <table:table-cell table:style-name="ce1031" table:formula="of:=INDEX([$Enunciado.W3:$Enunciado.W8];[$Enunciado.Z10])" office:value-type="string" office:string-value="∞" calcext:value-type="string">
            <text:p>∞</text:p>
          </table:table-cell>
          <table:table-cell table:style-name="ce434" table:number-columns-repeated="3"/>
          <table:table-cell table:style-name="ce40" table:number-columns-repeated="34"/>
        </table:table-row>
        <table:table-row table:style-name="ro4">
          <table:table-cell table:style-name="ce463" table:formula="of:=IF([.$W$23];[.AC4]&amp;[.T9];&quot;&quot;)" office:value-type="string" office:string-value="Distancia de cada carga al punto B" calcext:value-type="string" table:number-columns-spanned="3" table:number-rows-spanned="1">
            <text:p>Distancia de cada carga al punto B</text:p>
          </table:table-cell>
          <table:covered-table-cell table:number-columns-repeated="2" table:style-name="ce265"/>
          <table:table-cell table:style-name="ce265" table:number-columns-repeated="2"/>
          <table:table-cell table:style-name="ce926"/>
          <table:table-cell table:style-name="ce932"/>
          <table:table-cell table:style-name="ce943"/>
          <table:table-cell table:style-name="ce265" table:number-columns-repeated="4"/>
          <table:table-cell table:style-name="ce40" table:number-columns-repeated="7"/>
          <table:table-cell table:style-name="ce434" table:number-columns-repeated="2"/>
          <table:table-cell table:style-name="ce145" office:value-type="string" calcext:value-type="string">
            <text:p>Trabajo?</text:p>
          </table:table-cell>
          <table:table-cell table:style-name="ce401" table:formula="of:=[$Enunciado.P22]" office:value-type="boolean" office:boolean-value="true" calcext:value-type="boolean">
            <text:p>VERDADERO</text:p>
          </table:table-cell>
          <table:table-cell table:style-name="ce434"/>
          <table:table-cell table:style-name="ce361"/>
          <table:table-cell table:style-name="ce792" table:formula="of:=CHOOSE([Enunciado.Z10]+1;0;[.Z7];[.Z7];[.AA7];[.AA7];0;0)" office:value-type="float" office:value="-27215390.2183469" calcext:value-type="float">
            <text:p>-2,72E+07</text:p>
          </table:table-cell>
          <table:table-cell table:style-name="ce434" table:formula="of:=CHOOSE([Enunciado.Z10]+1;0;[.AA7];0;[.Z7];0;[.Z7];[.AA7])" office:value-type="float" office:value="0" calcext:value-type="float">
            <text:p>0</text:p>
          </table:table-cell>
          <table:table-cell table:style-name="ce1050" table:formula="of:=[.$W$7]*([.Z14]-[.AA14])" office:value-type="float" office:value="-0.00000000000872077208" calcext:value-type="float">
            <text:p>-8,72077208303314E-12</text:p>
          </table:table-cell>
          <table:table-cell table:style-name="ce368" office:value-type="string" calcext:value-type="string">
            <text:p>$W$7*SI(Z11*AA11;(AVALOR(Z12)-AVALOR(AA12));Z11-AA11)</text:p>
          </table:table-cell>
          <table:table-cell table:style-name="ce434"/>
          <table:table-cell table:style-name="ce40" table:number-columns-repeated="34"/>
        </table:table-row>
        <table:table-row table:style-name="ro4">
          <table:table-cell table:style-name="ce890"/>
          <table:table-cell table:style-name="ce902" table:formula="of:=IF(AND([.$W$13];[.$W3]);[.$X$1]&amp;[.T3]&amp;&quot; = √&quot;;&quot;&quot;)" office:value-type="string" office:string-value="𝘳₁ = √" calcext:value-type="string">
            <text:p>𝘳₁ = √</text:p>
          </table:table-cell>
          <table:table-cell table:style-name="ce912" table:formula="of:=IF(AND([.$W$23];[.$W3]);&quot;(&quot;&amp;VLOOKUP([.$T$9];[.$A$10:.$C$11];2);&quot;&quot;)" office:value-type="string" office:string-value="(0" calcext:value-type="string">
            <text:p>(0</text:p>
          </table:table-cell>
          <table:table-cell table:style-name="ce919" table:formula="of:=IF(AND([.$W$23];[.$W3]);&quot;–&quot;;&quot;&quot;)" office:value-type="string" office:string-value="–" calcext:value-type="string">
            <text:p>–</text:p>
          </table:table-cell>
          <table:table-cell table:style-name="ce912" table:formula="of:=IF(AND([.$W$23];[.$W3]);ENTREPARENT([.B5]);&quot;&quot;)" office:value-type="string" office:string-value="5,00·10⁻¹⁰" calcext:value-type="string">
            <text:p>5,00·10⁻¹⁰</text:p>
          </table:table-cell>
          <table:table-cell table:style-name="ce927" table:formula="of:=IF(AND([.$W$23];[.$W3]);&quot;)² + (&quot;;&quot;&quot;)" office:value-type="string" office:string-value=")² + (" calcext:value-type="string">
            <text:p>)² + (</text:p>
          </table:table-cell>
          <table:table-cell table:style-name="ce912" table:formula="of:=IF(AND([.$W$23];[.$W3]);VLOOKUP([.$T$9];[.$A$10:.$C$11];3);&quot;&quot;)" office:value-type="string" office:string-value="0" calcext:value-type="string">
            <text:p>0</text:p>
          </table:table-cell>
          <table:table-cell table:style-name="ce919" table:formula="of:=IF(AND([.$W$23];[.$W3]);&quot;–&quot;;&quot;&quot;)" office:value-type="string" office:string-value="–" calcext:value-type="string">
            <text:p>–</text:p>
          </table:table-cell>
          <table:table-cell table:style-name="ce955" table:formula="of:=IF(AND([.$W$23];[.$W3]);ENTREPARENT([.C5])&amp;&quot;)²&quot;;&quot;&quot;)" office:value-type="string" office:string-value="2,89·10⁻¹⁰)²" calcext:value-type="string">
            <text:p>2,89·10⁻¹⁰)²</text:p>
          </table:table-cell>
          <table:table-cell table:style-name="ce562" table:formula="of:=IF(AND([.$W$13];[.$W3]);&quot;=&quot;;&quot;&quot;)" office:value-type="string" office:string-value="=" calcext:value-type="string">
            <text:p>=</text:p>
          </table:table-cell>
          <table:table-cell table:style-name="ce464" table:formula="of:=IF(AND([.$W$13];[.$W3]);NUMFORMA(IF([.$T$9]=&quot;A&quot;;[.X3];[.Y3]);[.$T$1]);&quot;&quot;)" office:value-type="string" office:string-value="5,77·10⁻¹⁰" calcext:value-type="string">
            <text:p>5,77·10⁻¹⁰</text:p>
          </table:table-cell>
          <table:table-cell table:style-name="ce566" table:formula="of:=IF(AND([.$W$13];[.$W3]);&quot;m&quot;;&quot;&quot;)" office:value-type="string" office:string-value="m" calcext:value-type="string">
            <text:p>m</text:p>
          </table:table-cell>
          <table:table-cell table:style-name="ce40" table:number-columns-repeated="7"/>
          <table:table-cell table:style-name="ce434" table:number-columns-repeated="2"/>
          <table:table-cell table:style-name="ce434" office:value-type="string" calcext:value-type="string">
            <text:p>W (A→ B)?</text:p>
          </table:table-cell>
          <table:table-cell table:style-name="ce401" table:formula="of:=IF(ISERROR([$Enunciado.Z10]);0;OR([Enunciado.Z10]=1;[Enunciado.Z10]=3))" office:value-type="boolean" office:boolean-value="false" calcext:value-type="boolean">
            <text:p>FALSO</text:p>
          </table:table-cell>
          <table:table-cell table:style-name="ce434" table:number-columns-repeated="2"/>
          <table:table-cell table:style-name="ce434" table:formula="of:=NUMFORMA([.Z14];[.$T$1])" office:value-type="string" office:string-value="-2,72·10⁷" calcext:value-type="string">
            <text:p>-2,72·10⁷</text:p>
          </table:table-cell>
          <table:table-cell table:style-name="ce434" table:formula="of:=NUMFORMA([.AA14];[.$T$1])" office:value-type="string" office:string-value="0" calcext:value-type="string">
            <text:p>0</text:p>
          </table:table-cell>
          <table:table-cell table:style-name="ce434" table:formula="of:=NUMFORMA([.AB14];[.$T$1])" office:value-type="string" office:string-value="-8,72·10⁻¹²" calcext:value-type="string">
            <text:p>-8,72·10⁻¹²</text:p>
          </table:table-cell>
          <table:table-cell table:style-name="ce1056"/>
          <table:table-cell table:style-name="ce434"/>
          <table:table-cell table:style-name="ce40" table:number-columns-repeated="34"/>
        </table:table-row>
        <table:table-row table:style-name="ro4">
          <table:table-cell table:style-name="ce890"/>
          <table:table-cell table:style-name="ce902" table:formula="of:=IF(AND([.$W$13];[.$W4]);[.$X$1]&amp;[.T4]&amp;&quot; = √&quot;;&quot;&quot;)" office:value-type="string" office:string-value="𝘳₂ = √" calcext:value-type="string">
            <text:p>𝘳₂ = √</text:p>
          </table:table-cell>
          <table:table-cell table:style-name="ce912" table:formula="of:=IF(AND([.$W$23];[.$W4]);&quot;(&quot;&amp;VLOOKUP([.$T$9];[.$A$10:.$C$11];2);&quot;&quot;)" office:value-type="string" office:string-value="(0" calcext:value-type="string">
            <text:p>(0</text:p>
          </table:table-cell>
          <table:table-cell table:style-name="ce919" table:formula="of:=IF(AND([.$W$23];[.$W4]);&quot;–&quot;;&quot;&quot;)" office:value-type="string" office:string-value="–" calcext:value-type="string">
            <text:p>–</text:p>
          </table:table-cell>
          <table:table-cell table:style-name="ce912" table:formula="of:=IF(AND([.$W$23];[.$W4]);ENTREPARENT([.B6]);&quot;&quot;)" office:value-type="string" office:string-value="(-5,00·10⁻¹⁰)" calcext:value-type="string">
            <text:p>(-5,00·10⁻¹⁰)</text:p>
          </table:table-cell>
          <table:table-cell table:style-name="ce927" table:formula="of:=IF(AND([.$W$23];[.$W4]);&quot;)² + (&quot;;&quot;&quot;)" office:value-type="string" office:string-value=")² + (" calcext:value-type="string">
            <text:p>)² + (</text:p>
          </table:table-cell>
          <table:table-cell table:style-name="ce912" table:formula="of:=IF(AND([.$W$23];[.$W4]);VLOOKUP([.$T$9];[.$A$10:.$C$11];3);&quot;&quot;)" office:value-type="string" office:string-value="0" calcext:value-type="string">
            <text:p>0</text:p>
          </table:table-cell>
          <table:table-cell table:style-name="ce919" table:formula="of:=IF(AND([.$W$23];[.$W4]);&quot;–&quot;;&quot;&quot;)" office:value-type="string" office:string-value="–" calcext:value-type="string">
            <text:p>–</text:p>
          </table:table-cell>
          <table:table-cell table:style-name="ce955" table:formula="of:=IF(AND([.$W$23];[.$W4]);ENTREPARENT([.C6])&amp;&quot;)²&quot;;&quot;&quot;)" office:value-type="string" office:string-value="2,89·10⁻¹⁰)²" calcext:value-type="string">
            <text:p>2,89·10⁻¹⁰)²</text:p>
          </table:table-cell>
          <table:table-cell table:style-name="ce562" table:formula="of:=IF(AND([.$W$13];[.$W4]);&quot;=&quot;;&quot;&quot;)" office:value-type="string" office:string-value="=" calcext:value-type="string">
            <text:p>=</text:p>
          </table:table-cell>
          <table:table-cell table:style-name="ce464" table:formula="of:=IF(AND([.$W$13];[.$W4]);NUMFORMA(IF([.$T$9]=&quot;A&quot;;[.X4];[.Y4]);[.$T$1]);&quot;&quot;)" office:value-type="string" office:string-value="5,77·10⁻¹⁰" calcext:value-type="string">
            <text:p>5,77·10⁻¹⁰</text:p>
          </table:table-cell>
          <table:table-cell table:style-name="ce566" table:formula="of:=IF(AND([.$W$13];[.$W4]);&quot;m&quot;;&quot;&quot;)" office:value-type="string" office:string-value="m" calcext:value-type="string">
            <text:p>m</text:p>
          </table:table-cell>
          <table:table-cell table:style-name="ce40" table:number-columns-repeated="7"/>
          <table:table-cell table:style-name="ce434" table:number-columns-repeated="2"/>
          <table:table-cell table:style-name="ce145" office:value-type="string" calcext:value-type="string">
            <text:p>Velocidad?</text:p>
          </table:table-cell>
          <table:table-cell table:style-name="ce401" table:formula="of:=AND([.W13];[.W8])" office:value-type="boolean" office:boolean-value="true" calcext:value-type="boolean">
            <text:p>VERDADERO</text:p>
          </table:table-cell>
          <table:table-cell table:style-name="ce434"/>
          <table:table-cell table:style-name="ce1041" office:value-type="string" calcext:value-type="string">
            <text:p>trabajo</text:p>
          </table:table-cell>
          <table:table-cell table:style-name="ce1045" table:formula="of:=[$Enunciado.X10]" office:value-type="string" office:string-value="A" calcext:value-type="string">
            <text:p>A</text:p>
          </table:table-cell>
          <table:table-cell table:style-name="ce1045" table:formula="of:=[$Enunciado.Y10]" office:value-type="string" office:string-value="B" calcext:value-type="string">
            <text:p>B</text:p>
          </table:table-cell>
          <table:table-cell table:style-name="ce434" table:number-columns-repeated="3"/>
          <table:table-cell table:style-name="ce40" table:number-columns-repeated="34"/>
        </table:table-row>
        <table:table-row table:style-name="ro4">
          <table:table-cell table:style-name="ce890"/>
          <table:table-cell table:style-name="ce902" table:formula="of:=IF(AND([.$W$13];[.$W5]);[.$X$1]&amp;[.T5]&amp;&quot; = √&quot;;&quot;&quot;)" office:value-type="string" office:string-value="𝘳₃ = √" calcext:value-type="string">
            <text:p>𝘳₃ = √</text:p>
          </table:table-cell>
          <table:table-cell table:style-name="ce912" table:formula="of:=IF(AND([.$W$23];[.$W5]);&quot;(&quot;&amp;VLOOKUP([.$T$9];[.$A$10:.$C$11];2);&quot;&quot;)" office:value-type="string" office:string-value="(0" calcext:value-type="string">
            <text:p>(0</text:p>
          </table:table-cell>
          <table:table-cell table:style-name="ce919" table:formula="of:=IF(AND([.$W$23];[.$W5]);&quot;–&quot;;&quot;&quot;)" office:value-type="string" office:string-value="–" calcext:value-type="string">
            <text:p>–</text:p>
          </table:table-cell>
          <table:table-cell table:style-name="ce912" table:formula="of:=IF(AND([.$W$23];[.$W5]);ENTREPARENT([.B7]);&quot;&quot;)" office:value-type="string" office:string-value="0" calcext:value-type="string">
            <text:p>0</text:p>
          </table:table-cell>
          <table:table-cell table:style-name="ce927" table:formula="of:=IF(AND([.$W$23];[.$W5]);&quot;)² + (&quot;;&quot;&quot;)" office:value-type="string" office:string-value=")² + (" calcext:value-type="string">
            <text:p>)² + (</text:p>
          </table:table-cell>
          <table:table-cell table:style-name="ce912" table:formula="of:=IF(AND([.$W$23];[.$W5]);VLOOKUP([.$T$9];[.$A$10:.$C$11];3);&quot;&quot;)" office:value-type="string" office:string-value="0" calcext:value-type="string">
            <text:p>0</text:p>
          </table:table-cell>
          <table:table-cell table:style-name="ce919" table:formula="of:=IF(AND([.$W$23];[.$W5]);&quot;–&quot;;&quot;&quot;)" office:value-type="string" office:string-value="–" calcext:value-type="string">
            <text:p>–</text:p>
          </table:table-cell>
          <table:table-cell table:style-name="ce955" table:formula="of:=IF(AND([.$W$23];[.$W5]);ENTREPARENT([.C7])&amp;&quot;)²&quot;;&quot;&quot;)" office:value-type="string" office:string-value="(-5,77·10⁻¹⁰))²" calcext:value-type="string">
            <text:p>(-5,77·10⁻¹⁰))²</text:p>
          </table:table-cell>
          <table:table-cell table:style-name="ce562" table:formula="of:=IF(AND([.$W$13];[.$W5]);&quot;=&quot;;&quot;&quot;)" office:value-type="string" office:string-value="=" calcext:value-type="string">
            <text:p>=</text:p>
          </table:table-cell>
          <table:table-cell table:style-name="ce464" table:formula="of:=IF(AND([.$W$13];[.$W5]);NUMFORMA(IF([.$T$9]=&quot;A&quot;;[.X5];[.Y5]);[.$T$1]);&quot;&quot;)" office:value-type="string" office:string-value="5,77·10⁻¹⁰" calcext:value-type="string">
            <text:p>5,77·10⁻¹⁰</text:p>
          </table:table-cell>
          <table:table-cell table:style-name="ce566" table:formula="of:=IF(AND([.$W$13];[.$W5]);&quot;m&quot;;&quot;&quot;)" office:value-type="string" office:string-value="m" calcext:value-type="string">
            <text:p>m</text:p>
          </table:table-cell>
          <table:table-cell table:style-name="ce40" table:number-columns-repeated="7"/>
          <table:table-cell table:style-name="ce434" table:number-columns-repeated="2"/>
          <table:table-cell table:style-name="ce434" office:value-type="string" calcext:value-type="string">
            <text:p>Calcular W?</text:p>
          </table:table-cell>
          <table:table-cell table:style-name="ce401" table:formula="of:=OR([.W14];[.W16])" office:value-type="boolean" office:boolean-value="true" calcext:value-type="boolean">
            <text:p>VERDADERO</text:p>
          </table:table-cell>
          <table:table-cell table:style-name="ce434"/>
          <table:table-cell table:style-name="ce1041"/>
          <table:table-cell table:style-name="ce1010" table:formula="of:=IF([.$AA$16]=[.T8];[.Z7];[.AA7])" office:value-type="float" office:value="-27215390.2183469" calcext:value-type="float">
            <text:p>-2,72E+07</text:p>
          </table:table-cell>
          <table:table-cell table:style-name="ce1010" table:formula="of:=IF([.$AA$16]=[.T8];[.AA7];[.Z7])" office:value-type="float" office:value="-10392305.0545867" calcext:value-type="float">
            <text:p>-1,04E+07</text:p>
          </table:table-cell>
          <table:table-cell table:style-name="ce368" table:formula="of:=[.$W$7]*(AVALOR([.Z18])-AVALOR([.AA18]))" office:value-type="float" office:value="-0.00000000000538331326" calcext:value-type="float">
            <text:p>-5,3833132584E-12</text:p>
          </table:table-cell>
          <table:table-cell table:style-name="ce434" table:number-columns-repeated="2"/>
          <table:table-cell table:style-name="ce40" table:number-columns-repeated="34"/>
        </table:table-row>
        <table:table-row table:style-name="ro4">
          <table:table-cell table:style-name="ce890"/>
          <table:table-cell table:style-name="ce902" table:formula="of:=IF(AND([.$W$13];[.$W6]);[.$X$1]&amp;[.T6]&amp;&quot; = √&quot;;&quot;&quot;)">
            <text:p/>
          </table:table-cell>
          <table:table-cell table:style-name="ce912" table:formula="of:=IF(AND([.$W$23];[.$W6]);&quot;(&quot;&amp;VLOOKUP([.$T$9];[.$A$10:.$C$11];2);&quot;&quot;)">
            <text:p/>
          </table:table-cell>
          <table:table-cell table:style-name="ce919" table:formula="of:=IF(AND([.$W$23];[.$W6]);&quot;–&quot;;&quot;&quot;)">
            <text:p/>
          </table:table-cell>
          <table:table-cell table:style-name="ce912" table:formula="of:=IF(AND([.$W$23];[.$W6]);ENTREPARENT([.B8]);&quot;&quot;)">
            <text:p/>
          </table:table-cell>
          <table:table-cell table:style-name="ce927" table:formula="of:=IF(AND([.$W$23];[.$W6]);&quot;)² + (&quot;;&quot;&quot;)">
            <text:p/>
          </table:table-cell>
          <table:table-cell table:style-name="ce912" table:formula="of:=IF(AND([.$W$23];[.$W6]);VLOOKUP([.$T$9];[.$A$10:.$C$11];3);&quot;&quot;)">
            <text:p/>
          </table:table-cell>
          <table:table-cell table:style-name="ce919" table:formula="of:=IF(AND([.$W$23];[.$W6]);&quot;–&quot;;&quot;&quot;)">
            <text:p/>
          </table:table-cell>
          <table:table-cell table:style-name="ce955" table:formula="of:=IF(AND([.$W$23];[.$W6]);ENTREPARENT([.C8])&amp;&quot;)²&quot;;&quot;&quot;)">
            <text:p/>
          </table:table-cell>
          <table:table-cell table:style-name="ce562" table:formula="of:=IF(AND([.$W$13];[.$W6]);&quot;=&quot;;&quot;&quot;)">
            <text:p/>
          </table:table-cell>
          <table:table-cell table:style-name="ce464" table:formula="of:=IF(AND([.$W$13];[.$W6]);NUMFORMA([.Y6];[.$T$1]);&quot;&quot;)">
            <text:p/>
          </table:table-cell>
          <table:table-cell table:style-name="ce566" table:formula="of:=IF(AND([.$W$13];[.$W6]);&quot;m&quot;;&quot;&quot;)">
            <text:p/>
          </table:table-cell>
          <table:table-cell table:style-name="ce40" table:number-columns-repeated="7"/>
          <table:table-cell table:style-name="ce434" table:number-columns-repeated="2"/>
          <table:table-cell table:style-name="ce434" office:value-type="string" calcext:value-type="string">
            <text:p>Recalc W?</text:p>
          </table:table-cell>
          <table:table-cell table:style-name="ce401" table:formula="of:=AND([.W13];NOT([.W15]);[.W8];[.W7])" office:value-type="boolean" office:boolean-value="true" calcext:value-type="boolean">
            <text:p>VERDADERO</text:p>
          </table:table-cell>
          <table:table-cell table:style-name="ce434"/>
          <table:table-cell table:style-name="ce1042"/>
          <table:table-cell table:style-name="ce434" table:formula="of:=NUMFORMA([.Z17];[.$T$1])" office:value-type="string" office:string-value="-2,72·10⁷" calcext:value-type="string">
            <text:p>-2,72·10⁷</text:p>
          </table:table-cell>
          <table:table-cell table:style-name="ce434" table:formula="of:=NUMFORMA([.AA17];[.$T$1])" office:value-type="string" office:string-value="-1,04·10⁷" calcext:value-type="string">
            <text:p>-1,04·10⁷</text:p>
          </table:table-cell>
          <table:table-cell table:style-name="ce434" table:formula="of:=NUMFORMA([.AB17];[.$T$1])" office:value-type="string" office:string-value="-5,38·10⁻¹²" calcext:value-type="string">
            <text:p>-5,38·10⁻¹²</text:p>
          </table:table-cell>
          <table:table-cell table:style-name="ce434" table:number-columns-repeated="2"/>
          <table:table-cell table:style-name="ce40" table:number-columns-repeated="34"/>
        </table:table-row>
        <table:table-row table:style-name="ro4">
          <table:table-cell table:style-name="ce891" table:formula="of:=IF([.W10];[.AC5]&amp;[.T7];&quot;&quot;)" office:value-type="string" office:string-value="Potencial eléctrico creado por cada carga en el punto A" calcext:value-type="string" table:number-columns-spanned="6" table:number-rows-spanned="1">
            <text:p>Potencial eléctrico creado por cada carga en el punto A</text:p>
          </table:table-cell>
          <table:covered-table-cell table:number-columns-repeated="5" table:style-name="ce265"/>
          <table:table-cell table:style-name="ce471" table:formula="of:=IF([.$W$13];[.AC5]&amp;[.A11];&quot;&quot;)" office:value-type="string" office:string-value="Potencial eléctrico creado por cada carga en el punto B" calcext:value-type="string" table:number-columns-spanned="5" table:number-rows-spanned="1">
            <text:p>Potencial eléctrico creado por cada carga en el punto B</text:p>
          </table:table-cell>
          <table:covered-table-cell table:style-name="ce944"/>
          <table:covered-table-cell table:number-columns-repeated="2" table:style-name="ce265"/>
          <table:covered-table-cell table:style-name="ce314"/>
          <table:table-cell table:style-name="ce265"/>
          <table:table-cell table:style-name="ce40" table:number-columns-repeated="7"/>
          <table:table-cell table:style-name="ce434" table:number-columns-repeated="2"/>
          <table:table-cell table:style-name="ce1033" office:value-type="string" calcext:value-type="string">
            <text:p>campo en A?</text:p>
          </table:table-cell>
          <table:table-cell table:style-name="ce401" table:formula="of:=[$Campo.U10]" office:value-type="boolean" office:boolean-value="true" calcext:value-type="boolean">
            <text:p>VERDADERO</text:p>
          </table:table-cell>
          <table:table-cell table:style-name="ce434"/>
          <table:table-cell table:style-name="ce1042"/>
          <table:table-cell table:number-columns-repeated="2" table:style-name="ce434" office:value-type="string" calcext:value-type="string">
            <text:p>Distancias a</text:p>
          </table:table-cell>
          <table:table-cell table:style-name="ce434" table:number-columns-repeated="3"/>
          <table:table-cell table:style-name="ce40" table:number-columns-repeated="34"/>
        </table:table-row>
        <table:table-row table:style-name="ro4">
          <table:table-cell table:style-name="ce892" table:formula="of:=IF(AND([.$W$10];[.$AB3]);&quot;𝘝&quot;&amp;[.T3]&amp;[.$Z$20];&quot;&quot;)" office:value-type="string" office:string-value="𝘝₁(A) =" calcext:value-type="string" table:number-columns-spanned="1" table:number-rows-spanned="2">
            <text:p>𝘝₁(A) =</text:p>
          </table:table-cell>
          <table:table-cell table:style-name="ce903" table:formula="of:=IF(AND([.$W$10];[.$AB3]);[.$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77" table:formula="of:=IF(AND([.$W$10];[.$AB3]);&quot;=&quot;;&quot;&quot;)" office:value-type="string" office:string-value="=" calcext:value-type="string" table:number-columns-spanned="1" table:number-rows-spanned="2">
            <text:p>=</text:p>
          </table:table-cell>
          <table:table-cell table:style-name="ce477" table:formula="of:=IF(AND([.$W$10];[.$AB3]);NUMFORMA([.Z3];[.$T$1]);&quot;&quot;)" office:value-type="string" office:string-value="-2,40·10⁷" calcext:value-type="string" table:number-columns-spanned="1" table:number-rows-spanned="2">
            <text:p>-2,40·10⁷</text:p>
          </table:table-cell>
          <table:table-cell table:style-name="ce928" table:formula="of:=IF(AND([.$W$10];[.$AB3]);&quot;V&quot;;&quot;&quot;)" office:value-type="string" office:string-value="V" calcext:value-type="string" table:number-columns-spanned="1" table:number-rows-spanned="2">
            <text:p>V</text:p>
          </table:table-cell>
          <table:table-cell table:style-name="ce933" table:formula="of:=IF(AND([.$AB3];[.$W$13]);&quot;𝘝&quot;&amp;[.T3]&amp;[.$AA$20];&quot;&quot;)" office:value-type="string" office:string-value="𝘝₁(B) =" calcext:value-type="string" table:number-columns-spanned="1" table:number-rows-spanned="2">
            <text:p>𝘝₁(B) =</text:p>
          </table:table-cell>
          <table:table-cell table:style-name="ce903" table:formula="of:=IF(AND([.$AB3];[.$W$13]);[.$E$3]&amp;&quot; · &quot;&amp;ENTREPARENT([.E5]);&quot;&quot;)" office:value-type="string" office:string-value="6,00·10⁹ · (-2,00·10⁻¹²)" calcext:value-type="string" table:number-columns-spanned="2" table:number-rows-spanned="1">
            <text:p>6,00·10⁹ · (-2,00·10⁻¹²)</text:p>
          </table:table-cell>
          <table:covered-table-cell table:style-name="ce484"/>
          <table:table-cell table:style-name="ce477" table:formula="of:=IF(AND([.$AB3];[.$W$13]);&quot;=&quot;;&quot;&quot;)" office:value-type="string" office:string-value="=" calcext:value-type="string" table:number-columns-spanned="1" table:number-rows-spanned="2">
            <text:p>=</text:p>
          </table:table-cell>
          <table:table-cell table:style-name="ce477" table:formula="of:=IF(AND([.$AB3];[.$W$13]);NUMFORMA([.AA3];[.$T$1]);&quot;&quot;)" office:value-type="string" office:string-value="-2,08·10⁷" calcext:value-type="string" table:number-columns-spanned="1" table:number-rows-spanned="2">
            <text:p>-2,08·10⁷</text:p>
          </table:table-cell>
          <table:table-cell table:style-name="ce968" table:formula="of:=IF([.$W$13];[.F20];&quot;&quot;)" office:value-type="string" office:string-value="V" calcext:value-type="string" table:number-columns-spanned="1" table:number-rows-spanned="2">
            <text:p>V</text:p>
          </table:table-cell>
          <table:table-cell table:style-name="ce40" table:number-columns-repeated="7"/>
          <table:table-cell table:style-name="ce434" table:number-columns-repeated="2"/>
          <table:table-cell table:style-name="ce434" office:value-type="string" calcext:value-type="string">
            <text:p>Hay punto?</text:p>
          </table:table-cell>
          <table:table-cell table:style-name="ce401" table:formula="of:=[Campo.U12]" office:value-type="boolean" office:boolean-value="true" calcext:value-type="boolean">
            <text:p>VERDADERO</text:p>
          </table:table-cell>
          <table:table-cell table:style-name="ce434" table:number-columns-repeated="2"/>
          <table:table-cell table:style-name="ce1049" table:formula="of:=&quot;(&quot;&amp;[.T7]&amp;&quot;) =&quot;" office:value-type="string" office:string-value="(A) =" calcext:value-type="string">
            <text:p>(A) =</text:p>
          </table:table-cell>
          <table:table-cell table:style-name="ce1049" table:formula="of:=&quot;(&quot;&amp;[.T8]&amp;&quot;) =&quot;" office:value-type="string" office:string-value="(B) =" calcext:value-type="string">
            <text:p>(B) =</text:p>
          </table:table-cell>
          <table:table-cell table:style-name="ce145"/>
          <table:table-cell table:style-name="ce434" table:number-columns-repeated="2"/>
          <table:table-cell table:style-name="ce40" table:number-columns-repeated="34"/>
        </table:table-row>
        <table:table-row table:style-name="ro4">
          <table:covered-table-cell table:style-name="ce893"/>
          <table:table-cell table:style-name="ce904" table:formula="of:=IF([.$AB3];IF([.$W$19];[Campo.K14];[.K15]);&quot;&quot;)" office:value-type="string" office:string-value="5,00·10⁻¹⁰" calcext:value-type="string" table:number-columns-spanned="2" table:number-rows-spanned="1">
            <text:p>5,00·10⁻¹⁰</text:p>
          </table:table-cell>
          <table:covered-table-cell table:style-name="ce913"/>
          <table:covered-table-cell table:style-name="ce492"/>
          <table:covered-table-cell table:style-name="ce922"/>
          <table:covered-table-cell table:style-name="ce782"/>
          <table:covered-table-cell table:style-name="ce934"/>
          <table:table-cell table:style-name="ce945" table:formula="of:=IF([.$AB3];IF([.$W$19];[.K15];[Campo.K14]);&quot;&quot;)" office:value-type="string" office:string-value="5,77·10⁻¹⁰" calcext:value-type="string" table:number-columns-spanned="2" table:number-rows-spanned="1">
            <text:p>5,77·10⁻¹⁰</text:p>
          </table:table-cell>
          <table:covered-table-cell table:style-name="ce956"/>
          <table:covered-table-cell table:style-name="ce492"/>
          <table:covered-table-cell table:style-name="ce923"/>
          <table:covered-table-cell table:style-name="ce464"/>
          <table:table-cell table:style-name="ce40" table:number-columns-repeated="7"/>
          <table:table-cell table:style-name="ce434" table:number-columns-repeated="2"/>
          <table:table-cell table:style-name="ce434" table:formula="of:=[$Enunciado.O14]" office:value-type="string" office:string-value="Punto A" calcext:value-type="string">
            <text:p>Punto A</text:p>
          </table:table-cell>
          <table:table-cell table:style-name="ce401" table:formula="of:=[$Enunciado.P14]"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table-cell table:style-name="ce892" table:formula="of:=IF(AND([.$W$10];[.$AB4]);&quot;𝘝&quot;&amp;[.T4]&amp;[.$Z$20];&quot;&quot;)" office:value-type="string" office:string-value="𝘝₂(A) =" calcext:value-type="string" table:number-columns-spanned="1" table:number-rows-spanned="2">
            <text:p>𝘝₂(A) =</text:p>
          </table:table-cell>
          <table:table-cell table:style-name="ce903" table:formula="of:=IF(AND([.$W$10];[.$AB4]);[.$E$3]&amp;&quot; · &quot;&amp;ENTREPARENT([.E6]);&quot;&quot;)" office:value-type="string" office:string-value="6,00·10⁹ · (-2,00·10⁻¹²)" calcext:value-type="string" table:number-columns-spanned="2" table:number-rows-spanned="1">
            <text:p>6,00·10⁹ · (-2,00·10⁻¹²)</text:p>
          </table:table-cell>
          <table:covered-table-cell table:style-name="ce484" table:formula="of:=IF([.W4]&lt;0;&quot;(&quot;;&quot;&quot;)&amp;[.E6]&amp;IF([.W4]&lt;0;&quot;)&quot;;&quot;&quot;)" office:value-type="string" office:string-value="(-2,00·10⁻¹²)" calcext:value-type="string">
            <text:p>(-2,00·10⁻¹²)</text:p>
          </table:covered-table-cell>
          <table:table-cell table:style-name="ce477" table:formula="of:=IF(AND([.$W$10];[.$AB4]);&quot;=&quot;;&quot;&quot;)" office:value-type="string" office:string-value="=" calcext:value-type="string" table:number-columns-spanned="1" table:number-rows-spanned="2">
            <text:p>=</text:p>
          </table:table-cell>
          <table:table-cell table:style-name="ce477" table:formula="of:=IF(AND([.$W$10];[.$AB4]);NUMFORMA([.Z4];[.$T$1]);&quot;&quot;)" office:value-type="string" office:string-value="-2,40·10⁷" calcext:value-type="string" table:number-columns-spanned="1" table:number-rows-spanned="2">
            <text:p>-2,40·10⁷</text:p>
          </table:table-cell>
          <table:table-cell table:style-name="ce928" table:formula="of:=IF(AND([.$W$10];[.$AB4]);&quot;V&quot;;&quot;&quot;)" office:value-type="string" office:string-value="V" calcext:value-type="string" table:number-columns-spanned="1" table:number-rows-spanned="2">
            <text:p>V</text:p>
          </table:table-cell>
          <table:table-cell table:style-name="ce933" table:formula="of:=IF(AND([.$AB4];[.$W$13]);&quot;𝘝&quot;&amp;[.T4]&amp;[.$AA$20];&quot;&quot;)" office:value-type="string" office:string-value="𝘝₂(B) =" calcext:value-type="string" table:number-columns-spanned="1" table:number-rows-spanned="2">
            <text:p>𝘝₂(B) =</text:p>
          </table:table-cell>
          <table:table-cell table:style-name="ce903" table:formula="of:=IF(AND([.$AB4];[.$W$13]);[.$E$3]&amp;&quot; · &quot;&amp;ENTREPARENT([.E6]);&quot;&quot;)" office:value-type="string" office:string-value="6,00·10⁹ · (-2,00·10⁻¹²)" calcext:value-type="string" table:number-columns-spanned="2" table:number-rows-spanned="1">
            <text:p>6,00·10⁹ · (-2,00·10⁻¹²)</text:p>
          </table:table-cell>
          <table:covered-table-cell table:style-name="ce484" table:formula="of:=IF([.$W$13];[.C22];&quot;&quot;)" office:value-type="string" office:string-value="(-2,00·10⁻¹²)" calcext:value-type="string">
            <text:p>(-2,00·10⁻¹²)</text:p>
          </table:covered-table-cell>
          <table:table-cell table:style-name="ce477" table:formula="of:=IF(AND([.$AB4];[.$W$13]);&quot;=&quot;;&quot;&quot;)" office:value-type="string" office:string-value="=" calcext:value-type="string" table:number-columns-spanned="1" table:number-rows-spanned="2">
            <text:p>=</text:p>
          </table:table-cell>
          <table:table-cell table:style-name="ce477" table:formula="of:=IF(AND([.$AB4];[.$W$13]);NUMFORMA([.AA4];[.$T$1]);&quot;&quot;)" office:value-type="string" office:string-value="-2,08·10⁷" calcext:value-type="string" table:number-columns-spanned="1" table:number-rows-spanned="2">
            <text:p>-2,08·10⁷</text:p>
          </table:table-cell>
          <table:table-cell table:style-name="ce968" table:formula="of:=IF([.$W$13];[.F22];&quot;&quot;)" office:value-type="string" office:string-value="V" calcext:value-type="string" table:number-columns-spanned="1" table:number-rows-spanned="2">
            <text:p>V</text:p>
          </table:table-cell>
          <table:table-cell table:style-name="ce40" table:number-columns-repeated="7"/>
          <table:table-cell table:style-name="ce434" table:number-columns-repeated="2"/>
          <table:table-cell table:style-name="ce434" table:formula="of:=[$Enunciado.O15]" office:value-type="string" office:string-value="Punto B" calcext:value-type="string">
            <text:p>Punto B</text:p>
          </table:table-cell>
          <table:table-cell table:style-name="ce401" table:formula="of:=[$Enunciado.P15]"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covered-table-cell table:style-name="ce894"/>
          <table:table-cell table:style-name="ce906" table:formula="of:=IF([.$AB4];IF([.$W$19];[Campo.K15];[.K16]);&quot;&quot;)" office:value-type="string" office:string-value="5,00·10⁻¹⁰" calcext:value-type="string" table:number-columns-spanned="2" table:number-rows-spanned="1">
            <text:p>5,00·10⁻¹⁰</text:p>
          </table:table-cell>
          <table:covered-table-cell table:style-name="ce766"/>
          <table:covered-table-cell table:style-name="ce920"/>
          <table:covered-table-cell table:style-name="ce923"/>
          <table:covered-table-cell table:style-name="ce464"/>
          <table:covered-table-cell table:style-name="ce934"/>
          <table:table-cell table:style-name="ce946" table:formula="of:=IF([.$AB4];IF([.$W$19];[.K16];[Campo.K15]);&quot;&quot;)" office:value-type="string" office:string-value="5,77·10⁻¹⁰" calcext:value-type="string" table:number-columns-spanned="2" table:number-rows-spanned="1">
            <text:p>5,77·10⁻¹⁰</text:p>
          </table:table-cell>
          <table:covered-table-cell table:style-name="ce957"/>
          <table:covered-table-cell table:style-name="ce894"/>
          <table:covered-table-cell table:style-name="ce923"/>
          <table:covered-table-cell table:style-name="ce464"/>
          <table:table-cell table:style-name="ce40" table:number-columns-repeated="7"/>
          <table:table-cell table:style-name="ce434" table:number-columns-repeated="2"/>
          <table:table-cell table:style-name="ce434" office:value-type="string" calcext:value-type="string">
            <text:p>Ver r(otro)?</text:p>
          </table:table-cell>
          <table:table-cell table:style-name="ce401" table:formula="of:=AND([.W21];[.W22])" office:value-type="boolean" office:boolean-value="true" calcext:value-type="boolean">
            <text:p>VERDADERO</text:p>
          </table:table-cell>
          <table:table-cell table:style-name="ce434" table:number-columns-repeated="7"/>
          <table:table-cell table:style-name="ce40" table:number-columns-repeated="34"/>
        </table:table-row>
        <table:table-row table:style-name="ro4">
          <table:table-cell table:style-name="ce892" table:formula="of:=IF(AND([.$W$10];[.$AB5]);&quot;𝘝&quot;&amp;[.T5]&amp;[.$Z$20];&quot;&quot;)" office:value-type="string" office:string-value="𝘝₃(A) =" calcext:value-type="string" table:number-columns-spanned="1" table:number-rows-spanned="2">
            <text:p>𝘝₃(A) =</text:p>
          </table:table-cell>
          <table:table-cell table:style-name="ce903" table:formula="of:=IF(AND([.$W$10];[.$AB5]);[.$E$3]&amp;&quot; · &quot;&amp;ENTREPARENT([.E7]);&quot;&quot;)" office:value-type="string" office:string-value="6,00·10⁹ · 3,00·10⁻¹²" calcext:value-type="string" table:number-columns-spanned="2" table:number-rows-spanned="1">
            <text:p>6,00·10⁹ · 3,00·10⁻¹²</text:p>
          </table:table-cell>
          <table:covered-table-cell table:style-name="ce484" table:formula="of:=IF([.W5]&lt;0;&quot;(&quot;;&quot;&quot;)&amp;[.E7]&amp;IF([.W5]&lt;0;&quot;)&quot;;&quot;&quot;)" office:value-type="string" office:string-value="3,00·10⁻¹²" calcext:value-type="string">
            <text:p>3,00·10⁻¹²</text:p>
          </table:covered-table-cell>
          <table:table-cell table:style-name="ce477" table:formula="of:=IF(AND([.$W$10];[.$AB5]);&quot;=&quot;;&quot;&quot;)" office:value-type="string" office:string-value="=" calcext:value-type="string" table:number-columns-spanned="1" table:number-rows-spanned="2">
            <text:p>=</text:p>
          </table:table-cell>
          <table:table-cell table:style-name="ce477" table:formula="of:=IF(AND([.$W$10];[.$AB5]);NUMFORMA([.Z5];[.$T$1]);&quot;&quot;)" office:value-type="string" office:string-value="2,08·10⁷" calcext:value-type="string" table:number-columns-spanned="1" table:number-rows-spanned="2">
            <text:p>2,08·10⁷</text:p>
          </table:table-cell>
          <table:table-cell table:style-name="ce928" table:formula="of:=IF(AND([.$W$10];[.$AB5]);&quot;V&quot;;&quot;&quot;)" office:value-type="string" office:string-value="V" calcext:value-type="string" table:number-columns-spanned="1" table:number-rows-spanned="2">
            <text:p>V</text:p>
          </table:table-cell>
          <table:table-cell table:style-name="ce933" table:formula="of:=IF(AND([.$AB5];[.$W$13]);&quot;𝘝&quot;&amp;[.T5]&amp;[.$AA$20];&quot;&quot;)" office:value-type="string" office:string-value="𝘝₃(B) =" calcext:value-type="string" table:number-columns-spanned="1" table:number-rows-spanned="2">
            <text:p>𝘝₃(B) =</text:p>
          </table:table-cell>
          <table:table-cell table:style-name="ce903" table:formula="of:=IF(AND([.$AB5];[.$W$13]);[.$E$3]&amp;&quot; · &quot;&amp;ENTREPARENT([.E7]);&quot;&quot;)" office:value-type="string" office:string-value="6,00·10⁹ · 3,00·10⁻¹²" calcext:value-type="string" table:number-columns-spanned="2" table:number-rows-spanned="1">
            <text:p>6,00·10⁹ · 3,00·10⁻¹²</text:p>
          </table:table-cell>
          <table:covered-table-cell table:style-name="ce484" table:formula="of:=IF([.$W$13];[.C24];&quot;&quot;)" office:value-type="string" office:string-value="3,00·10⁻¹²" calcext:value-type="string">
            <text:p>3,00·10⁻¹²</text:p>
          </table:covered-table-cell>
          <table:table-cell table:style-name="ce477" table:formula="of:=IF(AND([.$AB5];[.$W$13]);&quot;=&quot;;&quot;&quot;)" office:value-type="string" office:string-value="=" calcext:value-type="string" table:number-columns-spanned="1" table:number-rows-spanned="2">
            <text:p>=</text:p>
          </table:table-cell>
          <table:table-cell table:style-name="ce477" table:formula="of:=IF(AND([.$AB5];[.$W$13]);NUMFORMA([.AA5];[.$T$1]);&quot;&quot;)" office:value-type="string" office:string-value="3,12·10⁷" calcext:value-type="string" table:number-columns-spanned="1" table:number-rows-spanned="2">
            <text:p>3,12·10⁷</text:p>
          </table:table-cell>
          <table:table-cell table:style-name="ce968" table:formula="of:=IF([.$W$13];[.F24];&quot;&quot;)" office:value-type="string" office:string-value="V" calcext:value-type="string" table:number-columns-spanned="1" table:number-rows-spanned="2">
            <text:p>V</text:p>
          </table:table-cell>
          <table:table-cell table:style-name="ce40" table:number-columns-repeated="7"/>
          <table:table-cell table:style-name="ce434" table:number-columns-repeated="3"/>
          <table:table-cell table:style-name="ce308"/>
          <table:table-cell table:style-name="ce434" table:number-columns-repeated="7"/>
          <table:table-cell table:style-name="ce40" table:number-columns-repeated="34"/>
        </table:table-row>
        <table:table-row table:style-name="ro4">
          <table:covered-table-cell table:style-name="ce894"/>
          <table:table-cell table:style-name="ce907" table:formula="of:=IF([.$AB5];IF([.$W$19];[Campo.K16];[.K17]);&quot;&quot;)" office:value-type="string" office:string-value="8,66·10⁻¹⁰" calcext:value-type="string" table:number-columns-spanned="2" table:number-rows-spanned="1">
            <text:p>8,66·10⁻¹⁰</text:p>
          </table:table-cell>
          <table:covered-table-cell table:style-name="ce915"/>
          <table:covered-table-cell table:number-columns-repeated="2" table:style-name="ce920"/>
          <table:covered-table-cell table:style-name="ce464"/>
          <table:covered-table-cell table:style-name="ce934"/>
          <table:table-cell table:style-name="ce947" table:formula="of:=IF([.$AB5];IF([.$W$19];[.K17];[Campo.K16]);&quot;&quot;)" office:value-type="string" office:string-value="5,77·10⁻¹⁰" calcext:value-type="string" table:number-columns-spanned="2" table:number-rows-spanned="1">
            <text:p>5,77·10⁻¹⁰</text:p>
          </table:table-cell>
          <table:covered-table-cell table:style-name="ce958"/>
          <table:covered-table-cell table:style-name="ce894"/>
          <table:covered-table-cell table:style-name="ce922"/>
          <table:covered-table-cell table:style-name="ce464"/>
          <table:table-cell table:style-name="ce40" table:number-columns-repeated="52"/>
        </table:table-row>
        <table:table-row table:style-name="ro4">
          <table:table-cell table:style-name="ce892" table:formula="of:=IF(AND([.$W$10];[.$AB6]);&quot;𝘝&quot;&amp;[.T6]&amp;[.$Z$20];&quot;&quot;)" table:number-columns-spanned="1" table:number-rows-spanned="2">
            <text:p/>
          </table:table-cell>
          <table:table-cell table:style-name="ce903" table:formula="of:=IF(AND([.$W$10];[.$AB6]);[.$E$3]&amp;&quot; · &quot;&amp;ENTREPARENT([.E8]);&quot;&quot;)" table:number-columns-spanned="2" table:number-rows-spanned="1">
            <text:p/>
          </table:table-cell>
          <table:covered-table-cell table:style-name="ce484" table:formula="of:=IF([.W6]&lt;0;&quot;(&quot;;&quot;&quot;)&amp;[.E8]&amp;IF([.W6]&lt;0;&quot;)&quot;;&quot;&quot;)">
            <text:p/>
          </table:covered-table-cell>
          <table:table-cell table:style-name="ce477" table:formula="of:=IF(AND([.$W$10];[.$AB6]);&quot;=&quot;;&quot;&quot;)" table:number-columns-spanned="1" table:number-rows-spanned="2">
            <text:p/>
          </table:table-cell>
          <table:table-cell table:style-name="ce477" table:formula="of:=IF(AND([.$W$10];[.$AB6]);NUMFORMA([.Z6];[.$T$1]);&quot;&quot;)" table:number-columns-spanned="1" table:number-rows-spanned="2">
            <text:p/>
          </table:table-cell>
          <table:table-cell table:style-name="ce928" table:formula="of:=IF(AND([.$W$10];[.$AB6]);&quot;V&quot;;&quot;&quot;)" table:number-columns-spanned="1" table:number-rows-spanned="2">
            <text:p/>
          </table:table-cell>
          <table:table-cell table:style-name="ce933" table:formula="of:=IF(AND([.$AB6];[.$W$13]);&quot;𝘝&quot;&amp;[.T6]&amp;[.$AA$20];&quot;&quot;)" table:number-columns-spanned="1" table:number-rows-spanned="2">
            <text:p/>
          </table:table-cell>
          <table:table-cell table:style-name="ce903" table:formula="of:=IF(AND([.$AB6];[.$W$13]);[.$E$3]&amp;&quot; · &quot;&amp;ENTREPARENT([.E8]);&quot;&quot;)" table:number-columns-spanned="2" table:number-rows-spanned="1">
            <text:p/>
          </table:table-cell>
          <table:covered-table-cell table:style-name="ce484" table:formula="of:=IF([.$W$13];[.C26];&quot;&quot;)">
            <text:p/>
          </table:covered-table-cell>
          <table:table-cell table:style-name="ce477" table:formula="of:=IF(AND([.$AB6];[.$W$13]);&quot;=&quot;;&quot;&quot;)" table:number-columns-spanned="1" table:number-rows-spanned="2">
            <text:p/>
          </table:table-cell>
          <table:table-cell table:style-name="ce477" table:formula="of:=IF(AND([.$AB6];[.$W$13]);NUMFORMA([.AA6];[.$T$1]);&quot;&quot;)" table:number-columns-spanned="1" table:number-rows-spanned="2">
            <text:p/>
          </table:table-cell>
          <table:table-cell table:style-name="ce968" table:formula="of:=IF([.$W$13];[.F26];&quot;&quot;)" table:number-columns-spanned="1" table:number-rows-spanned="2">
            <text:p/>
          </table:table-cell>
          <table:table-cell table:style-name="ce40" table:number-columns-repeated="52"/>
        </table:table-row>
        <table:table-row table:style-name="ro4">
          <table:covered-table-cell table:style-name="ce894"/>
          <table:table-cell table:style-name="ce757" table:formula="of:=IF([.$AB6];IF([.$W$19];[Campo.K17];[.K18]);&quot;&quot;)" table:number-columns-spanned="2" table:number-rows-spanned="1">
            <text:p/>
          </table:table-cell>
          <table:covered-table-cell table:style-name="ce916"/>
          <table:covered-table-cell table:style-name="ce920"/>
          <table:covered-table-cell table:style-name="ce922"/>
          <table:covered-table-cell table:style-name="ce265"/>
          <table:covered-table-cell table:style-name="ce934"/>
          <table:table-cell table:style-name="ce948" table:formula="of:=IF([.$AB6];IF([.$W$19];[.K18];[Campo.K17]);&quot;&quot;)" table:number-columns-spanned="2" table:number-rows-spanned="1">
            <text:p/>
          </table:table-cell>
          <table:covered-table-cell table:style-name="ce959"/>
          <table:covered-table-cell table:style-name="ce894"/>
          <table:covered-table-cell table:style-name="ce922"/>
          <table:covered-table-cell table:style-name="ce464"/>
          <table:table-cell table:style-name="ce40" table:number-columns-repeated="52"/>
        </table:table-row>
        <table:table-row table:style-name="ro4">
          <table:table-cell table:style-name="ce895" table:formula="of:=IF([.W10];[.AC6]&amp;[.A10];&quot;&quot;)" office:value-type="string" office:string-value="Potencial en el punto A" calcext:value-type="string">
            <text:p>Potencial en el punto A</text:p>
          </table:table-cell>
          <table:table-cell table:style-name="ce265"/>
          <table:table-cell table:style-name="ce282" table:formula="of:=IF([.W10];&quot;𝘝&quot;&amp;[.$Z$20];&quot;&quot;)" office:value-type="string" office:string-value="𝘝(A) =" calcext:value-type="string">
            <text:p>𝘝(A) =</text:p>
          </table:table-cell>
          <table:table-cell table:style-name="ce577"/>
          <table:table-cell table:style-name="ce924" table:formula="of:=IF([.W10];NUMFORMA([.Z9];[.$T$1]);&quot;&quot;)" office:value-type="string" office:string-value="-2,72·10⁷" calcext:value-type="string">
            <text:p>-2,72·10⁷</text:p>
          </table:table-cell>
          <table:table-cell table:style-name="ce930" table:formula="of:=IF([.W10];&quot;V&quot;;&quot;&quot;)" office:value-type="string" office:string-value="V" calcext:value-type="string">
            <text:p>V</text:p>
          </table:table-cell>
          <table:table-cell table:style-name="ce935" table:formula="of:=IF([.$W$13];[.AC6]&amp;[.A11];&quot;&quot;)" office:value-type="string" office:string-value="Potencial en el punto B" calcext:value-type="string">
            <text:p>Potencial en el punto B</text:p>
          </table:table-cell>
          <table:table-cell table:style-name="ce265"/>
          <table:table-cell table:style-name="ce282" table:formula="of:=IF([.W13];&quot;𝘝&quot;&amp;[.$AA$20];&quot;&quot;)" office:value-type="string" office:string-value="𝘝(B) =" calcext:value-type="string">
            <text:p>𝘝(B) =</text:p>
          </table:table-cell>
          <table:table-cell table:style-name="ce577"/>
          <table:table-cell table:style-name="ce967" table:formula="of:=IF([.W13];NUMFORMA([.AA9];[.$T$1]);&quot;&quot;)" office:value-type="string" office:string-value="-1,04·10⁷" calcext:value-type="string">
            <text:p>-1,04·10⁷</text:p>
          </table:table-cell>
          <table:table-cell table:style-name="ce782" table:formula="of:=IF([.W13];&quot;V&quot;;&quot;&quot;)" office:value-type="string" office:string-value="V" calcext:value-type="string">
            <text:p>V</text:p>
          </table:table-cell>
          <table:table-cell table:style-name="ce40" table:number-columns-repeated="52"/>
        </table:table-row>
        <table:table-row table:style-name="ro4">
          <table:table-cell table:style-name="ce265"/>
          <table:table-cell table:style-name="ce486" table:number-columns-repeated="8"/>
          <table:table-cell table:style-name="ce966"/>
          <table:table-cell table:style-name="ce486"/>
          <table:table-cell table:style-name="ce492"/>
          <table:table-cell table:style-name="ce506" table:number-columns-repeated="2"/>
          <table:table-cell table:style-name="ce40" table:number-columns-repeated="50"/>
        </table:table-row>
        <table:table-row table:style-name="ro4">
          <table:table-cell table:style-name="ce896" table:formula="of:=IF([.W14];[.AC7]&amp;[$Enunciado.C12];&quot;&quot;)" office:value-type="string" office:string-value="Trabajo realizado por la fuerza del campo al desplazar la partícula desde el punto A hasta el infinito" calcext:value-type="string" table:number-columns-spanned="9" table:number-rows-spanned="1">
            <text:p>Trabajo realizado por la fuerza del campo al desplazar la partícula desde el punto A hasta el infinito</text:p>
          </table:table-cell>
          <table:covered-table-cell table:style-name="ce265"/>
          <table:covered-table-cell table:number-columns-repeated="7" table:style-name="ce486"/>
          <table:table-cell table:style-name="ce486" table:number-columns-repeated="3"/>
          <table:table-cell table:style-name="ce506" table:number-columns-repeated="2"/>
          <table:table-cell table:style-name="ce40" table:number-columns-repeated="50"/>
        </table:table-row>
        <table:table-row table:style-name="ro4">
          <table:table-cell table:style-name="ce897" table:formula="of:=IF([.W14];&quot;𝘞 = 𝘲 · (𝘝(&quot;&amp;[.Z13]&amp;&quot;) – 𝘝(&quot;&amp;[.AA13]&amp;&quot;))=&quot;;&quot;&quot;)" office:value-type="string" office:string-value="𝘞 = 𝘲 · (𝘝(A) – 𝘝(∞))=" calcext:value-type="string" table:number-columns-spanned="2" table:number-rows-spanned="1">
            <text:p>𝘞 = 𝘲 · (𝘝(A) – 𝘝(∞))=</text:p>
          </table:table-cell>
          <table:covered-table-cell table:style-name="ce486"/>
          <table:table-cell table:style-name="ce818" table:formula="of:=IF([.W14];[.E10]&amp;&quot; · (&quot;&amp;[.Z15]&amp;&quot; – &quot;&amp;ENTREPARENT([.AA15])&amp;&quot;) =&quot;;&quot;&quot;)" office:value-type="string" office:string-value="3,20·10⁻¹⁹ · (-2,72·10⁷ – 0) =" calcext:value-type="string" table:number-columns-spanned="5" table:number-rows-spanned="1">
            <text:p>3,20·10⁻¹⁹ · (-2,72·10⁷ – 0) =</text:p>
          </table:table-cell>
          <table:covered-table-cell table:style-name="ce486"/>
          <table:covered-table-cell table:style-name="ce311"/>
          <table:covered-table-cell table:style-name="ce486"/>
          <table:covered-table-cell table:style-name="ce265"/>
          <table:table-cell table:style-name="ce936" table:formula="of:=IF([.W14];[.AB15];&quot;&quot;)" office:value-type="string" office:string-value="-8,72·10⁻¹²" calcext:value-type="string">
            <text:p>-8,72·10⁻¹²</text:p>
          </table:table-cell>
          <table:table-cell table:style-name="ce960" table:formula="of:=IF([.W14];&quot;J&quot;;&quot;&quot;)" office:value-type="string" office:string-value="J" calcext:value-type="string">
            <text:p>J</text:p>
          </table:table-cell>
          <table:table-cell table:style-name="ce486" table:number-columns-repeated="3"/>
          <table:table-cell table:style-name="ce506" table:number-columns-repeated="3"/>
          <table:table-cell table:style-name="ce40" table:number-columns-repeated="49"/>
        </table:table-row>
        <table:table-row table:style-name="ro4">
          <table:table-cell table:style-name="ce471" table:formula="of:=IF([.W14];[.AC8];&quot;&quot;)" office:value-type="string" office:string-value="Trabajo de la fuerza exterior sin variación de energía cinética" calcext:value-type="string" table:number-columns-spanned="9" table:number-rows-spanned="1">
            <text:p>Trabajo de la fuerza exterior sin variación de energía cinética</text:p>
          </table:table-cell>
          <table:covered-table-cell table:style-name="ce265"/>
          <table:covered-table-cell table:number-columns-repeated="7" table:style-name="ce486"/>
          <table:table-cell table:style-name="ce486" table:number-columns-repeated="3"/>
          <table:table-cell table:style-name="ce506" table:number-columns-repeated="2"/>
          <table:table-cell table:style-name="ce40" table:number-columns-repeated="50"/>
        </table:table-row>
        <table:table-row table:style-name="ro4">
          <table:table-cell table:style-name="ce898" table:formula="of:=IF([.W14];&quot;𝘞(ext.)&quot;;&quot;&quot;)" office:value-type="string" office:string-value="𝘞(ext.)" calcext:value-type="string">
            <text:p>𝘞(ext.)</text:p>
          </table:table-cell>
          <table:table-cell table:style-name="ce265" table:formula="of:=IF([.W14];&quot;= -𝘞 =&quot;;&quot;&quot;)" office:value-type="string" office:string-value="= -𝘞 =" calcext:value-type="string">
            <text:p>= -𝘞 =</text:p>
          </table:table-cell>
          <table:table-cell table:style-name="ce311" table:formula="of:=IF([.W14];NUMFORMA(-[.AB14];[.$T$1]);&quot;&quot;)" office:value-type="string" office:string-value="8,72·10⁻¹²" calcext:value-type="string">
            <text:p>8,72·10⁻¹²</text:p>
          </table:table-cell>
          <table:table-cell table:style-name="ce921" table:formula="of:=IF([.W14];[.I31];&quot;&quot;)" office:value-type="string" office:string-value="J" calcext:value-type="string">
            <text:p>J</text:p>
          </table:table-cell>
          <table:table-cell table:style-name="ce265" table:number-columns-repeated="8"/>
          <table:table-cell table:style-name="ce40" table:number-columns-repeated="52"/>
        </table:table-row>
        <table:table-row table:style-name="ro4">
          <table:table-cell table:style-name="ce748" table:formula="of:=IF([.W16];[.AC9]&amp;[$Enunciado.X10];&quot;&quot;)" office:value-type="string" office:string-value="Energía cinética en el punto A" calcext:value-type="string" table:number-columns-spanned="9" table:number-rows-spanned="1">
            <text:p>Energía cinética en el punto A</text:p>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374" table:formula="of:=IF([.W16];&quot;𝘌(&quot;&amp;[$Enunciado.X10]&amp;&quot;) =&quot;;&quot;&quot;)" office:value-type="string" office:string-value="𝘌(A) =" calcext:value-type="string">
            <text:p>𝘌(A) =</text:p>
          </table:table-cell>
          <table:table-cell table:style-name="ce909" table:formula="of:=IF([.W16];&quot;𝘮 · 𝘷² / 2 =&quot;;&quot;&quot;)" office:value-type="string" office:string-value="𝘮 · 𝘷² / 2 =" calcext:value-type="string">
            <text:p>𝘮 · 𝘷² / 2 =</text:p>
          </table:table-cell>
          <table:table-cell table:style-name="ce748" table:formula="of:=IF(AND([.W16];[.X7]);[.G10]&amp;&quot; · &quot;&amp;ENTREPARENT([.G11];2)&amp;&quot; / 2&quot;;&quot;&quot;)" office:value-type="string" office:string-value="6,64·10⁻²⁷ · (4,36·10⁷)² / 2" calcext:value-type="string" table:number-columns-spanned="3" table:number-rows-spanned="1">
            <text:p>6,64·10⁻²⁷ · (4,36·10⁷)² / 2</text:p>
          </table:table-cell>
          <table:covered-table-cell table:number-columns-repeated="2" table:style-name="ce265"/>
          <table:table-cell table:style-name="ce577" table:formula="of:=IF(AND([.W16];[.X7]);&quot;=&quot;;&quot;&quot;)" office:value-type="string" office:string-value="=" calcext:value-type="string">
            <text:p>=</text:p>
          </table:table-cell>
          <table:table-cell table:style-name="ce936" table:formula="of:=IF([.W16];NUMFORMA([.Z8];[.$T$1]);&quot;&quot;)" office:value-type="string" office:string-value="6,31·10⁻¹²" calcext:value-type="string">
            <text:p>6,31·10⁻¹²</text:p>
          </table:table-cell>
          <table:table-cell table:style-name="ce265" table:formula="of:=IF([.W16];&quot;J&quot;;&quot;&quot;)" office:value-type="string" office:string-value="J" calcext:value-type="string">
            <text:p>J</text:p>
          </table:table-cell>
          <table:table-cell table:style-name="ce265" table:number-columns-repeated="4"/>
          <table:table-cell table:style-name="ce40" table:number-columns-repeated="52"/>
        </table:table-row>
        <table:table-row table:style-name="ro4">
          <table:table-cell table:style-name="ce265" table:formula="of:=IF([.W18];[.AC7]&amp;IF([.AA16]=[.T8];[Enunciado.X3];[Enunciado.X5]);&quot;&quot;)" office:value-type="string" office:string-value="Trabajo realizado por la fuerza del campo al desplazar la partícula desde el punto A hasta el punto B" calcext:value-type="string">
            <text:p>Trabajo realizado por la fuerza del campo al desplazar la partícula desde el punto A hasta el punto B</text:p>
          </table:table-cell>
          <table:table-cell table:style-name="ce265" table:number-columns-repeated="11"/>
          <table:table-cell table:style-name="ce40" table:number-columns-repeated="52"/>
        </table:table-row>
        <table:table-row table:style-name="ro4">
          <table:table-cell table:style-name="ce900" table:formula="of:=IF([.W18];&quot;𝘞 = 𝘲 · (𝘝(&quot;&amp;[.Z16]&amp;&quot;) – 𝘝(&quot;&amp;[.AA16]&amp;&quot;))=&quot;;&quot;&quot;)" office:value-type="string" office:string-value="𝘞 = 𝘲 · (𝘝(A) – 𝘝(B))=" calcext:value-type="string">
            <text:p>𝘞 = 𝘲 · (𝘝(A) – 𝘝(B))=</text:p>
          </table:table-cell>
          <table:table-cell table:style-name="ce910"/>
          <table:table-cell table:style-name="ce818" table:formula="of:=IF([.W18];[.E10]&amp;&quot; · (&quot;&amp;[.Z18]&amp;&quot; – &quot;&amp;ENTREPARENT([.AA18])&amp;&quot;) =&quot;;&quot;&quot;)" office:value-type="string" office:string-value="3,20·10⁻¹⁹ · (-2,72·10⁷ – (-1,04·10⁷)) =" calcext:value-type="string" table:number-columns-spanned="5" table:number-rows-spanned="1">
            <text:p>3,20·10⁻¹⁹ · (-2,72·10⁷ – (-1,04·10⁷)) =</text:p>
          </table:table-cell>
          <table:covered-table-cell table:style-name="ce486"/>
          <table:covered-table-cell table:style-name="ce311"/>
          <table:covered-table-cell table:style-name="ce486"/>
          <table:covered-table-cell table:style-name="ce265"/>
          <table:table-cell table:style-name="ce936" table:formula="of:=IF([.W18];[.AB18];&quot;&quot;)" office:value-type="string" office:string-value="-5,38·10⁻¹²" calcext:value-type="string">
            <text:p>-5,38·10⁻¹²</text:p>
          </table:table-cell>
          <table:table-cell table:style-name="ce960" table:formula="of:=IF([.W18];&quot;J&quot;;&quot;&quot;)" office:value-type="string" office:string-value="J" calcext:value-type="string">
            <text:p>J</text:p>
          </table:table-cell>
          <table:table-cell table:style-name="ce265" table:number-columns-repeated="3"/>
          <table:table-cell table:style-name="ce40" table:number-columns-repeated="52"/>
        </table:table-row>
        <table:table-row table:style-name="ro4">
          <table:table-cell table:style-name="ce748" table:formula="of:=IF([.W16];[.AC9]&amp;[Enunciado.Y10];&quot;&quot;)" office:value-type="string" office:string-value="Energía cinética en el punto B" calcext:value-type="string" table:number-columns-spanned="9" table:number-rows-spanned="1">
            <text:p>Energía cinética en el punto B</text:p>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374" table:formula="of:=IF([.W16];&quot;𝘌(&quot;&amp;[Enunciado.Y10]&amp;&quot;) =&quot;;&quot;&quot;)" office:value-type="string" office:string-value="𝘌(B) =" calcext:value-type="string">
            <text:p>𝘌(B) =</text:p>
          </table:table-cell>
          <table:table-cell table:style-name="ce577" table:formula="of:=IF([.W16];&quot;𝘌(&quot;&amp;[$Enunciado.X10]&amp;&quot;) + 𝘞 =&quot;;&quot;&quot;)" office:value-type="string" office:string-value="𝘌(A) + 𝘞 =" calcext:value-type="string">
            <text:p>𝘌(A) + 𝘞 =</text:p>
          </table:table-cell>
          <table:table-cell table:style-name="ce917" table:formula="of:=IF([.W16];[.G35];&quot;&quot;)" office:value-type="string" office:string-value="6,31·10⁻¹²" calcext:value-type="string">
            <text:p>6,31·10⁻¹²</text:p>
          </table:table-cell>
          <table:table-cell table:style-name="ce265" table:formula="of:=IF([.W16];&quot;+&quot;;&quot;&quot;)" office:value-type="string" office:string-value="+" calcext:value-type="string">
            <text:p>+</text:p>
          </table:table-cell>
          <table:table-cell table:style-name="ce265" table:formula="of:=IF([.W16];IF([.AB17]&lt;0;&quot;(&quot;;&quot;&quot;)&amp;[.AB18]&amp;IF([.AB17]&lt;0;&quot;)&quot;;&quot;&quot;);&quot;&quot;)" office:value-type="string" office:string-value="(-5,38·10⁻¹²)" calcext:value-type="string">
            <text:p>(-5,38·10⁻¹²)</text:p>
          </table:table-cell>
          <table:table-cell table:style-name="ce931" table:formula="of:=IF([.W16];&quot;=&quot;;&quot;&quot;)" office:value-type="string" office:string-value="=" calcext:value-type="string">
            <text:p>=</text:p>
          </table:table-cell>
          <table:table-cell table:style-name="ce936" table:formula="of:=IF([.W16];NUMFORMA([.AA8];[.$T$1]);&quot;&quot;)" office:value-type="string" office:string-value="9,23·10⁻¹³" calcext:value-type="string">
            <text:p>9,23·10⁻¹³</text:p>
          </table:table-cell>
          <table:table-cell table:style-name="ce265" table:formula="of:=[.H35]" office:value-type="string" office:string-value="J" calcext:value-type="string">
            <text:p>J</text:p>
          </table:table-cell>
          <table:table-cell table:style-name="ce961" table:formula="of:=IF([.W16];IF([.AA8]&lt;0;&quot;¡Imposible!&quot;;&quot;&quot;);&quot;&quot;)">
            <text:p/>
          </table:table-cell>
          <table:table-cell table:style-name="ce265" table:number-columns-repeated="3"/>
          <table:table-cell table:style-name="ce40" table:number-columns-repeated="52"/>
        </table:table-row>
        <table:table-row table:style-name="ro4">
          <table:table-cell table:style-name="ce471" table:formula="of:=IF([.W16];[.AC10]&amp;[Enunciado.Y10];&quot;&quot;)" office:value-type="string" office:string-value="Velocidad en el punto B" calcext:value-type="string" table:number-columns-spanned="9" table:number-rows-spanned="1">
            <text:p>Velocidad en el punto B</text:p>
            <draw:frame table:end-cell-address="Potencial.B43" table:end-x="1.363cm" table:end-y="0.008cm" draw:z-index="0" draw:style-name="gr4" draw:text-style-name="P4" svg:width="1.564cm" svg:height="1.053cm" svg:x="1.298cm" svg:y="0.415cm">
              <draw:object xlink:href="./Object 2" xlink:type="simple" xlink:show="embed" xlink:actuate="onLoad">
                <loext:p/>
              </draw:object>
              <draw:image xlink:href="./ObjectReplacements/Object 2" xlink:type="simple" xlink:show="embed" xlink:actuate="onLoad"/>
            </draw:frame>
          </table:table-cell>
          <table:covered-table-cell table:number-columns-repeated="8" table:style-name="ce265"/>
          <table:table-cell table:style-name="ce265" table:number-columns-repeated="3"/>
          <table:table-cell table:style-name="ce40" table:number-columns-repeated="52"/>
        </table:table-row>
        <table:table-row table:style-name="ro4">
          <table:table-cell table:style-name="ce901" table:formula="of:=IF([.W16];&quot;𝘷(&quot;&amp;[Enunciado.Y10]&amp;&quot;) = &quot;;&quot;&quot;)" office:value-type="string" office:string-value="𝘷(B) = " calcext:value-type="string" table:number-columns-spanned="1" table:number-rows-spanned="2">
            <text:p>𝘷(B) = </text:p>
          </table:table-cell>
          <table:table-cell table:style-name="ce911" table:formula="of:=IF([.W16];&quot;√&quot;;&quot;&quot;)" office:value-type="string" office:string-value="√" calcext:value-type="string" table:number-columns-spanned="1" table:number-rows-spanned="2">
            <text:p>√</text:p>
          </table:table-cell>
          <table:table-cell table:style-name="ce918" table:formula="of:=IF([.W16];&quot;2 · &quot;&amp;ENTREPARENT([.G39]);&quot;&quot;)" office:value-type="string" office:string-value="2 · 9,23·10⁻¹³" calcext:value-type="string" table:number-columns-spanned="3" table:number-rows-spanned="1">
            <text:p>2 · 9,23·10⁻¹³</text:p>
          </table:table-cell>
          <table:covered-table-cell table:number-columns-repeated="2" table:style-name="ce894"/>
          <table:table-cell table:style-name="ce818" table:formula="of:=IF([.W16];&quot;=&quot;;&quot;&quot;)" office:value-type="string" office:string-value="=" calcext:value-type="string" table:number-columns-spanned="1" table:number-rows-spanned="2">
            <text:p>=</text:p>
          </table:table-cell>
          <table:table-cell table:style-name="ce937" table:formula="of:=IF([.W16];IF([.AA8]&lt;0;&quot;Imposible!&quot;;NUMFORMA([.X8];[.$T$1]));&quot;&quot;)" office:value-type="string" office:string-value="1,67·10⁷" calcext:value-type="string" table:number-columns-spanned="1" table:number-rows-spanned="2">
            <text:p>1,67·10⁷</text:p>
          </table:table-cell>
          <table:table-cell table:style-name="ce748" table:formula="of:=IF(AND([.W16];[.AA8]&gt;0);&quot;m/s&quot;;&quot;&quot;)" office:value-type="string" office:string-value="m/s" calcext:value-type="string" table:number-columns-spanned="1" table:number-rows-spanned="2">
            <text:p>m/s</text:p>
          </table:table-cell>
          <table:table-cell table:style-name="ce265" table:number-columns-repeated="4"/>
          <table:table-cell table:style-name="ce40" table:number-columns-repeated="52"/>
        </table:table-row>
        <table:table-row table:style-name="ro4">
          <table:covered-table-cell table:number-columns-repeated="2" table:style-name="ce265"/>
          <table:table-cell table:style-name="ce918" table:formula="of:=IF([.W16];[.G10];&quot;&quot;)" office:value-type="string" office:string-value="6,64·10⁻²⁷" calcext:value-type="string" table:number-columns-spanned="3" table:number-rows-spanned="1">
            <text:p>6,64·10⁻²⁷</text:p>
          </table:table-cell>
          <table:covered-table-cell table:style-name="ce265"/>
          <table:covered-table-cell table:number-columns-repeated="2" table:style-name="ce894"/>
          <table:covered-table-cell table:number-columns-repeated="2" table:style-name="ce265"/>
          <table:table-cell table:style-name="ce265" table:number-columns-repeated="4"/>
          <table:table-cell table:style-name="ce40" table:number-columns-repeated="52"/>
        </table:table-row>
        <table:table-row table:style-name="ro4" table:number-rows-repeated="31950">
          <table:table-cell table:style-name="ce40" table:number-columns-repeated="64"/>
        </table:table-row>
        <table:table-row table:style-name="ro4" table:number-rows-repeated="1016583">
          <table:table-cell table:number-columns-repeated="64"/>
        </table:table-row>
        <table:table-row table:style-name="ro4">
          <table:table-cell table:number-columns-repeated="64"/>
        </table:table-row>
        <calcext:conditional-formats>
          <calcext:conditional-format calcext:target-range-address="Potencial.C27:Potencial.C27">
            <calcext:condition calcext:apply-style-name="GrisRayaSup" calcext:value="formula-is([.$AB$6])" calcext:base-cell-address="Potencial.C27"/>
          </calcext:conditional-format>
          <calcext:conditional-format calcext:target-range-address="Potencial.C25:Potencial.C25">
            <calcext:condition calcext:apply-style-name="GrisRayaSup" calcext:value="formula-is([.$AB$5])" calcext:base-cell-address="Potencial.C25"/>
          </calcext:conditional-format>
          <calcext:conditional-format calcext:target-range-address="Potencial.C23:Potencial.C23">
            <calcext:condition calcext:apply-style-name="GrisRayaSup" calcext:value="formula-is([.$AB$4])" calcext:base-cell-address="Potencial.C23"/>
          </calcext:conditional-format>
          <calcext:conditional-format calcext:target-range-address="Potencial.C21:Potencial.C21">
            <calcext:condition calcext:apply-style-name="GrisRayaSup" calcext:value="formula-is(AND([.$W$10];[.$AB3]))" calcext:base-cell-address="Potencial.C21"/>
          </calcext:conditional-format>
          <calcext:conditional-format calcext:target-range-address="Potencial.I27:Potencial.I27">
            <calcext:condition calcext:apply-style-name="GrisRayaSup" calcext:value="formula-is(AND([.$AB$6];[.$W$13]))" calcext:base-cell-address="Potencial.I27"/>
          </calcext:conditional-format>
          <calcext:conditional-format calcext:target-range-address="Potencial.I21:Potencial.I21">
            <calcext:condition calcext:apply-style-name="GrisRayaSup" calcext:value="formula-is(AND([.$AB3];[.$W$13]))" calcext:base-cell-address="Potencial.I21"/>
          </calcext:conditional-format>
          <calcext:conditional-format calcext:target-range-address="Potencial.I23:Potencial.I23">
            <calcext:condition calcext:apply-style-name="GrisRayaSup" calcext:value="formula-is(AND([.$AB$4];[.$W$13]))" calcext:base-cell-address="Potencial.I23"/>
          </calcext:conditional-format>
          <calcext:conditional-format calcext:target-range-address="Potencial.I25:Potencial.I25">
            <calcext:condition calcext:apply-style-name="GrisRayaSup" calcext:value="formula-is(AND([.$AB$5];[.$W$13]))" calcext:base-cell-address="Potencial.I25"/>
          </calcext:conditional-format>
          <calcext:conditional-format calcext:target-range-address="Potencial.C15:Potencial.I18">
            <calcext:condition calcext:apply-style-name="RespRayaSup" calcext:value="formula-is(AND([.$W$23];[.$W3]))" calcext:base-cell-address="Potencial.C15"/>
          </calcext:conditional-format>
          <calcext:conditional-format calcext:target-range-address="Potencial.B21:Potencial.B21">
            <calcext:condition calcext:apply-style-name="RespRayaSup" calcext:value="formula-is(AND([.$W$10];[.$AB3]))" calcext:base-cell-address="Potencial.B21"/>
          </calcext:conditional-format>
          <calcext:conditional-format calcext:target-range-address="Potencial.H21:Potencial.H21">
            <calcext:condition calcext:apply-style-name="RespRayaSup" calcext:value="formula-is(AND([.$AB3];[.$W$13]))" calcext:base-cell-address="Potencial.H21"/>
          </calcext:conditional-format>
          <calcext:conditional-format calcext:target-range-address="Potencial.B23:Potencial.B23">
            <calcext:condition calcext:apply-style-name="RespRayaSup" calcext:value="formula-is(AND([.$W$10];[.$AB4]))" calcext:base-cell-address="Potencial.B23"/>
          </calcext:conditional-format>
          <calcext:conditional-format calcext:target-range-address="Potencial.H23:Potencial.H23">
            <calcext:condition calcext:apply-style-name="RespRayaSup" calcext:value="formula-is(AND([.$AB$4];[.$W$13]))" calcext:base-cell-address="Potencial.H23"/>
          </calcext:conditional-format>
          <calcext:conditional-format calcext:target-range-address="Potencial.B25:Potencial.B25">
            <calcext:condition calcext:apply-style-name="RespRayaSup" calcext:value="formula-is(AND([.$W$10];[.$AB5]))" calcext:base-cell-address="Potencial.B25"/>
          </calcext:conditional-format>
          <calcext:conditional-format calcext:target-range-address="Potencial.H25:Potencial.H25">
            <calcext:condition calcext:apply-style-name="RespRayaSup" calcext:value="formula-is(AND([.$AB$5];[.$W$13]))" calcext:base-cell-address="Potencial.H25"/>
          </calcext:conditional-format>
          <calcext:conditional-format calcext:target-range-address="Potencial.B27:Potencial.B27">
            <calcext:condition calcext:apply-style-name="RespRayaSup" calcext:value="formula-is(AND([.$W$10];[.$AB6]))" calcext:base-cell-address="Potencial.B27"/>
          </calcext:conditional-format>
          <calcext:conditional-format calcext:target-range-address="Potencial.H27:Potencial.H27">
            <calcext:condition calcext:apply-style-name="RespRayaSup" calcext:value="formula-is(AND([.$AB$6];[.$W$13]))" calcext:base-cell-address="Potencial.H27"/>
          </calcext:conditional-format>
          <calcext:conditional-format calcext:target-range-address="Potencial.E28:Potencial.E28">
            <calcext:condition calcext:apply-style-name="RespRayaSup" calcext:value="formula-is([.$W$10])" calcext:base-cell-address="Potencial.E28"/>
          </calcext:conditional-format>
          <calcext:conditional-format calcext:target-range-address="Potencial.K28:Potencial.K28">
            <calcext:condition calcext:apply-style-name="RespRayaSup" calcext:value="formula-is([.$W$13])" calcext:base-cell-address="Potencial.K28"/>
          </calcext:conditional-format>
          <calcext:conditional-format calcext:target-range-address="Potencial.C41:Potencial.C42">
            <calcext:condition calcext:apply-style-name="RespRayaSup" calcext:value="formula-is([.$W$16])" calcext:base-cell-address="Potencial.C41"/>
          </calcext:conditional-format>
        </calcext:conditional-formats>
      </table:table>
      <table:table table:name="Energía_Potencial" table:style-name="ta1" table:protected="true" table:print="false">
        <loext:table-protection loext:select-protected-cells="true" loext:select-unprotected-cells="true"/>
        <office:forms form:automatic-focus="false" form:apply-design-mode="false"/>
        <table:table-column table:style-name="co63" table:default-cell-style-name="ce48"/>
        <table:table-column table:style-name="co64" table:default-cell-style-name="ce48"/>
        <table:table-column table:style-name="co41" table:default-cell-style-name="ce48"/>
        <table:table-column table:style-name="co65" table:default-cell-style-name="ce48"/>
        <table:table-column table:style-name="co66" table:default-cell-style-name="ce48"/>
        <table:table-column table:style-name="co67" table:default-cell-style-name="ce48"/>
        <table:table-column table:style-name="co41" table:default-cell-style-name="ce48"/>
        <table:table-column table:style-name="co15" table:default-cell-style-name="ce48"/>
        <table:table-column table:style-name="co41" table:default-cell-style-name="ce48"/>
        <table:table-column table:style-name="co29" table:default-cell-style-name="ce48"/>
        <table:table-column table:style-name="co41" table:default-cell-style-name="ce48"/>
        <table:table-column table:style-name="co68" table:default-cell-style-name="ce48"/>
        <table:table-column table:style-name="co62" table:default-cell-style-name="ce48"/>
        <table:table-column table:style-name="co36" table:number-columns-repeated="10" table:default-cell-style-name="ce48"/>
        <table:table-column table:style-name="co44" table:default-cell-style-name="ce48"/>
        <table:table-column table:style-name="co36" table:number-columns-repeated="40" table:default-cell-style-name="ce48"/>
        <table:table-row table:style-name="ro4">
          <table:table-cell table:style-name="ce761" office:value-type="string" calcext:value-type="string">
            <text:p>Cálculo de la energía potencial electrostática</text:p>
          </table:table-cell>
          <table:table-cell table:style-name="ce375" table:number-columns-repeated="10"/>
          <table:table-cell table:style-name="ce40" office:value-type="string" calcext:value-type="string">
            <text:p>Ir a…</text:p>
          </table:table-cell>
          <table:table-cell table:style-name="ce113"/>
          <table:table-cell table:style-name="ce40" table:number-columns-repeated="6"/>
          <table:table-cell table:style-name="ce434" office:value-type="string" calcext:value-type="string">
            <text:p>N.º cifras sign.</text:p>
          </table:table-cell>
          <table:table-cell table:style-name="ce146" table:formula="of:=[Campo.U1]" office:value-type="float" office:value="3" calcext:value-type="float">
            <text:p>3</text:p>
          </table:table-cell>
          <table:table-cell table:style-name="ce1089" office:value-type="string" calcext:value-type="string">
            <text:p>K’ =</text:p>
          </table:table-cell>
          <table:table-cell table:style-name="ce146" table:formula="of:=[Campo.V1]" office:value-type="float" office:value="6000000000" calcext:value-type="float">
            <text:p>6000000000</text:p>
          </table:table-cell>
          <table:table-cell table:style-name="ce1035" office:value-type="string" calcext:value-type="string">
            <text:p>𝘘</text:p>
          </table:table-cell>
          <table:table-cell table:style-name="ce146"/>
          <table:table-cell table:style-name="ce625" office:value-type="string" calcext:value-type="string">
            <text:p>𝘳</text:p>
          </table:table-cell>
          <table:table-cell table:style-name="ce434" office:value-type="float" office:value="1" calcext:value-type="float">
            <text:p>1</text:p>
          </table:table-cell>
          <table:table-cell table:style-name="ce434" office:value-type="float" office:value="2" calcext:value-type="float">
            <text:p>2</text:p>
          </table:table-cell>
          <table:table-cell table:style-name="ce434" office:value-type="float" office:value="3" calcext:value-type="float">
            <text:p>3</text:p>
          </table:table-cell>
          <table:table-cell table:style-name="ce434"/>
          <table:table-cell table:style-name="ce434" office:value-type="string" calcext:value-type="string">
            <text:p>Distancias entre cada par de cargas fijas</text:p>
          </table:table-cell>
          <table:table-cell table:style-name="ce434" table:number-columns-repeated="2"/>
          <table:table-cell table:style-name="ce40" table:number-columns-repeated="31"/>
        </table:table-row>
        <table:table-row table:style-name="ro4">
          <table:table-cell table:style-name="ce458" office:value-type="string" calcext:value-type="string">
            <text:p>DATOS</text:p>
          </table:table-cell>
          <table:table-cell table:style-name="ce154" table:number-columns-repeated="7"/>
          <table:table-cell table:style-name="ce843" office:value-type="string" calcext:value-type="string">
            <text:p>ECUACIONES</text:p>
          </table:table-cell>
          <table:table-cell table:style-name="ce154" table:number-columns-repeated="2"/>
          <table:table-cell table:style-name="ce53" office:value-type="string" calcext:value-type="string">
            <text:p><text:a xlink:href="#Introd" xlink:type="simple">Introducción</text:a></text:p>
          </table:table-cell>
          <table:table-cell table:style-name="ce40" table:number-columns-repeated="8"/>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table:table-cell table:style-name="ce434" office:value-type="float" office:value="2" calcext:value-type="float">
            <text:p>2</text:p>
          </table:table-cell>
          <table:table-cell table:style-name="ce434" table:formula="of:=SQRT(([.V4]-[.$V$3])^2+([.W4]-[.$W$3])^2)" office:value-type="float" office:value="0.000000001" calcext:value-type="float">
            <text:p>0,000000001</text:p>
          </table:table-cell>
          <table:table-cell table:style-name="ce434" table:number-columns-repeated="3"/>
          <table:table-cell table:style-name="ce417" office:value-type="string" calcext:value-type="string">
            <text:p>Energía potencial electrostática de cada par de cargas fijas</text:p>
          </table:table-cell>
          <table:table-cell table:style-name="ce434" table:number-columns-repeated="2"/>
          <table:table-cell table:style-name="ce40" table:number-columns-repeated="31"/>
        </table:table-row>
        <table:table-row table:style-name="ro4">
          <table:table-cell table:style-name="ce154" table:number-columns-repeated="4"/>
          <table:table-cell table:style-name="ce260" office:value-type="string" calcext:value-type="string">
            <text:p><text:span text:style-name="T12">K'</text:span> =</text:p>
          </table:table-cell>
          <table:table-cell table:style-name="ce276" table:formula="of:=[$Campo.E3]" office:value-type="string" office:string-value="6,00·10⁹" calcext:value-type="string">
            <text:p>6,00·10⁹</text:p>
          </table:table-cell>
          <table:table-cell table:style-name="ce154" office:value-type="string" calcext:value-type="string">
            <text:p>N·m²·C⁻²</text:p>
          </table:table-cell>
          <table:table-cell table:style-name="ce154" table:number-columns-repeated="2"/>
          <table:table-cell table:style-name="ce965"/>
          <table:table-cell table:style-name="ce154"/>
          <table:table-cell table:style-name="ce43" office:value-type="string" calcext:value-type="string">
            <text:p><text:a xlink:href="#NotasAyuda" xlink:type="simple">Ayuda</text:a></text:p>
          </table:table-cell>
          <table:table-cell table:style-name="ce40" table:number-columns-repeated="8"/>
          <table:table-cell table:style-name="ce1030"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 calcext:value-type="float">
            <text:p>2,8867513E-10</text:p>
          </table:table-cell>
          <table:table-cell table:style-name="ce1036" table:formula="of:=[Campo.X3]" office:value-type="float" office:value="-0.000000000002" calcext:value-type="float">
            <text:p>-2,00E-012</text:p>
          </table:table-cell>
          <table:table-cell table:style-name="ce146"/>
          <table:table-cell table:style-name="ce434" office:value-type="float" office:value="3" calcext:value-type="float">
            <text:p>3</text:p>
          </table:table-cell>
          <table:table-cell table:style-name="ce434" table:formula="of:=IF([.$X$5];SQRT(([.V5]-[.$V$3])^2+([.W5]-[.$W$3])^2);&quot;&quot;)" office:value-type="float" office:value="0.00000000099999999672" calcext:value-type="float">
            <text:p>9,9999999672258E-10</text:p>
          </table:table-cell>
          <table:table-cell table:style-name="ce434" table:formula="of:=IF([.$X$5];SQRT(([.V5]-[.$V$4])^2+([.W5]-[.$W$4])^2);&quot;&quot;)" office:value-type="float" office:value="0.00000000099999999672" calcext:value-type="float">
            <text:p>9,9999999672258E-10</text:p>
          </table:table-cell>
          <table:table-cell table:style-name="ce434" table:number-columns-repeated="2"/>
          <table:table-cell table:style-name="ce417" office:value-type="string" calcext:value-type="string">
            <text:p>Energía potencial de la distribución de cargas fijas</text:p>
          </table:table-cell>
          <table:table-cell table:style-name="ce434" table:number-columns-repeated="2"/>
          <table:table-cell table:style-name="ce40" table:number-columns-repeated="31"/>
        </table:table-row>
        <table:table-row table:style-name="ro4">
          <table:table-cell table:style-name="ce285"/>
          <table:table-cell table:style-name="ce295" office:value-type="string" calcext:value-type="string">
            <text:p>Coord X (m)</text:p>
          </table:table-cell>
          <table:table-cell table:style-name="ce154"/>
          <table:table-cell table:style-name="ce295" office:value-type="string" calcext:value-type="string">
            <text:p>Coord Y (m)</text:p>
          </table:table-cell>
          <table:table-cell table:style-name="ce154"/>
          <table:table-cell table:style-name="ce295" office:value-type="string" calcext:value-type="string">
            <text:p>Carga (C) </text:p>
          </table:table-cell>
          <table:table-cell table:style-name="ce154"/>
          <table:table-cell table:style-name="ce939" office:value-type="string" calcext:value-type="string" table:number-columns-spanned="1" table:number-rows-spanned="2">
            <text:p>𝘌 ᵢ =</text:p>
          </table:table-cell>
          <table:table-cell table:style-name="ce154"/>
          <table:table-cell table:style-name="ce949" table:formula="of:=&quot;𝘒' · &quot;&amp;[.X1]&amp;&quot;ᵢ  · &quot;&amp;[.X1]&amp;&quot;&quot;" office:value-type="string" office:string-value="𝘒' · 𝘘ᵢ  · 𝘘" calcext:value-type="string">
            <text:p>𝘒' · 𝘘ᵢ <text:s/>· 𝘘</text:p>
          </table:table-cell>
          <table:table-cell table:style-name="ce154"/>
          <table:table-cell table:style-name="ce423" office:value-type="string" calcext:value-type="string">
            <text:p><text:a xlink:href="#Coords" xlink:type="simple">Coordenadas</text:a></text:p>
          </table:table-cell>
          <table:table-cell table:style-name="ce40" table:number-columns-repeated="8"/>
          <table:table-cell table:style-name="ce1030"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 calcext:value-type="float">
            <text:p>2,8867513E-10</text:p>
          </table:table-cell>
          <table:table-cell table:style-name="ce1036" table:formula="of:=[Campo.X4]" office:value-type="float" office:value="-0.000000000002" calcext:value-type="float">
            <text:p>-2,00E-012</text:p>
          </table:table-cell>
          <table:table-cell table:style-name="ce146"/>
          <table:table-cell table:style-name="ce434" office:value-type="float" office:value="4" calcext:value-type="float">
            <text:p>4</text:p>
          </table:table-cell>
          <table:table-cell table:style-name="ce415" table:formula="of:=IF([.$X$6];SQRT(([.V6]-[.$V$3])^2+([.W6]-[.$W$3])^2);&quot;&quot;)">
            <text:p/>
          </table:table-cell>
          <table:table-cell table:style-name="ce415" table:formula="of:=IF([.$X$6];SQRT(([.V6]-[.$V$4])^2+([.W6]-[.$W$4])^2);&quot;&quot;)">
            <text:p/>
          </table:table-cell>
          <table:table-cell table:style-name="ce415" table:formula="of:=IF([.$X$6];SQRT(([.V6]-[.$V$5])^2+([.W6]-[.$W$5])^2);&quot;&quot;)">
            <text:p/>
          </table:table-cell>
          <table:table-cell table:style-name="ce434" table:number-columns-repeated="4"/>
          <table:table-cell table:style-name="ce40" table:number-columns-repeated="31"/>
        </table:table-row>
        <table:table-row table:style-name="ro4">
          <table:table-cell table:style-name="ce636" table:formula="of:=[$Campo.A5]" office:value-type="string" office:string-value="𝘘₁" calcext:value-type="string">
            <text:p>𝘘₁</text:p>
          </table:table-cell>
          <table:table-cell table:style-name="ce636" table:formula="of:=[$Campo.B5]" office:value-type="string" office:string-value="5,00·10⁻¹⁰" calcext:value-type="string">
            <text:p>5,00·10⁻¹⁰</text:p>
          </table:table-cell>
          <table:table-cell table:style-name="ce154"/>
          <table:table-cell table:style-name="ce636" table:formula="of:=[$Campo.C5]" office:value-type="string" office:string-value="2,89·10⁻¹⁰" calcext:value-type="string">
            <text:p>2,89·10⁻¹⁰</text:p>
          </table:table-cell>
          <table:table-cell table:style-name="ce154"/>
          <table:table-cell table:style-name="ce636" table:formula="of:=[$Campo.E5]" office:value-type="string" office:string-value="-2,00·10⁻¹²" calcext:value-type="string">
            <text:p>-2,00·10⁻¹²</text:p>
          </table:table-cell>
          <table:table-cell table:style-name="ce154"/>
          <table:covered-table-cell table:style-name="ce154"/>
          <table:table-cell table:style-name="ce154"/>
          <table:table-cell table:style-name="ce950" table:formula="of:=[.Z1]&amp;&quot;ᵢ&quot;" office:value-type="string" office:string-value="𝘳ᵢ" calcext:value-type="string">
            <text:p>𝘳ᵢ</text:p>
          </table:table-cell>
          <table:table-cell table:style-name="ce154"/>
          <table:table-cell table:style-name="ce53" office:value-type="string" calcext:value-type="string">
            <text:p><text:a xlink:href="#Enunciado" xlink:type="simple">Enunciado</text:a></text:p>
          </table:table-cell>
          <table:table-cell table:style-name="ce40" table:number-columns-repeated="8"/>
          <table:table-cell table:style-name="ce1030"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7" calcext:value-type="float">
            <text:p>-5,7735027E-10</text:p>
          </table:table-cell>
          <table:table-cell table:style-name="ce1036" table:formula="of:=[Campo.X5]" office:value-type="float" office:value="0.000000000003" calcext:value-type="float">
            <text:p>3,00E-012</text:p>
          </table:table-cell>
          <table:table-cell table:style-name="ce146"/>
          <table:table-cell table:style-name="ce434" table:number-columns-repeated="8"/>
          <table:table-cell table:style-name="ce40" table:number-columns-repeated="31"/>
        </table:table-row>
        <table:table-row table:style-name="ro4">
          <table:table-cell table:style-name="ce636" table:formula="of:=[$Campo.A6]" office:value-type="string" office:string-value="𝘘₂" calcext:value-type="string">
            <text:p>𝘘₂</text:p>
          </table:table-cell>
          <table:table-cell table:style-name="ce636" table:formula="of:=[$Campo.B6]" office:value-type="string" office:string-value="-5,00·10⁻¹⁰" calcext:value-type="string">
            <text:p>-5,00·10⁻¹⁰</text:p>
          </table:table-cell>
          <table:table-cell table:style-name="ce154"/>
          <table:table-cell table:style-name="ce636" table:formula="of:=[$Campo.C6]" office:value-type="string" office:string-value="2,89·10⁻¹⁰" calcext:value-type="string">
            <text:p>2,89·10⁻¹⁰</text:p>
          </table:table-cell>
          <table:table-cell table:style-name="ce154"/>
          <table:table-cell table:style-name="ce636" table:formula="of:=[$Campo.E6]" office:value-type="string" office:string-value="-2,00·10⁻¹²" calcext:value-type="string">
            <text:p>-2,00·10⁻¹²</text:p>
          </table:table-cell>
          <table:table-cell table:style-name="ce154" table:number-columns-repeated="5"/>
          <table:table-cell table:style-name="ce53" office:value-type="string" calcext:value-type="string">
            <text:p><text:a xlink:href="#Campo" xlink:type="simple">Campo</text:a></text:p>
          </table:table-cell>
          <table:table-cell table:style-name="ce40" table:number-columns-repeated="8"/>
          <table:table-cell table:style-name="ce1030"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1036" table:formula="of:=[Campo.X6]" office:value-type="float" office:value="0" calcext:value-type="float">
            <text:p>0,00E+000</text:p>
          </table:table-cell>
          <table:table-cell table:style-name="ce146"/>
          <table:table-cell table:style-name="ce629" office:value-type="string" calcext:value-type="string">
            <text:p>𝘌 </text:p>
          </table:table-cell>
          <table:table-cell table:style-name="ce434" office:value-type="float" office:value="1" calcext:value-type="float">
            <text:p>1</text:p>
          </table:table-cell>
          <table:table-cell table:style-name="ce434" office:value-type="float" office:value="2" calcext:value-type="float">
            <text:p>2</text:p>
          </table:table-cell>
          <table:table-cell table:style-name="ce434" office:value-type="float" office:value="3" calcext:value-type="float">
            <text:p>3</text:p>
          </table:table-cell>
          <table:table-cell table:style-name="ce434" table:number-columns-repeated="4"/>
          <table:table-cell table:style-name="ce40" table:number-columns-repeated="31"/>
        </table:table-row>
        <table:table-row table:style-name="ro4">
          <table:table-cell table:style-name="ce636" table:formula="of:=[$Campo.A7]" office:value-type="string" office:string-value="𝘘₃" calcext:value-type="string">
            <text:p>𝘘₃</text:p>
          </table:table-cell>
          <table:table-cell table:style-name="ce636" table:formula="of:=[$Campo.B7]" office:value-type="string" office:string-value="0" calcext:value-type="string">
            <text:p>0</text:p>
          </table:table-cell>
          <table:table-cell table:style-name="ce154"/>
          <table:table-cell table:style-name="ce636" table:formula="of:=[$Campo.C7]" office:value-type="string" office:string-value="-5,77·10⁻¹⁰" calcext:value-type="string">
            <text:p>-5,77·10⁻¹⁰</text:p>
          </table:table-cell>
          <table:table-cell table:style-name="ce154"/>
          <table:table-cell table:style-name="ce636" table:formula="of:=[$Campo.E7]" office:value-type="string" office:string-value="3,00·10⁻¹²" calcext:value-type="string">
            <text:p>3,00·10⁻¹²</text:p>
          </table:table-cell>
          <table:table-cell table:style-name="ce154"/>
          <table:table-cell table:style-name="ce940" office:value-type="string" calcext:value-type="string">
            <text:p>𝘌 =</text:p>
          </table:table-cell>
          <table:table-cell table:style-name="ce1037" office:value-type="string" calcext:value-type="string">
            <text:p>∑ 𝘌 ᵢ </text:p>
          </table:table-cell>
          <table:table-cell table:style-name="ce154" table:number-columns-repeated="2"/>
          <table:table-cell table:style-name="ce35" office:value-type="string" calcext:value-type="string">
            <text:p><text:a xlink:href="#Equilibrio" xlink:type="simple">Equilibrio</text:a></text:p>
          </table:table-cell>
          <table:table-cell table:style-name="ce40" table:number-columns-repeated="7"/>
          <table:table-cell table:style-name="ce148" office:value-type="string" calcext:value-type="string">
            <text:p>N.º Cargas fijas?</text:p>
          </table:table-cell>
          <table:table-cell table:style-name="ce624" table:formula="of:=([.X3]&lt;&gt;0)+([.X4]&lt;&gt;0)+([.X5]&lt;&gt;0)+([.X6]&lt;&gt;0)" office:value-type="float" office:value="3" calcext:value-type="float">
            <text:p>3</text:p>
          </table:table-cell>
          <table:table-cell table:style-name="ce146"/>
          <table:table-cell table:style-name="ce1036" table:number-columns-repeated="2"/>
          <table:table-cell table:style-name="ce146"/>
          <table:table-cell table:style-name="ce434" office:value-type="float" office:value="2" calcext:value-type="float">
            <text:p>2</text:p>
          </table:table-cell>
          <table:table-cell table:style-name="ce146" table:formula="of:=IF([.$X$3]*[.$X4]=0;0;[.$W$1]*[.$X$3]*[.$X4]/[.AA2])" office:value-type="float" office:value="0.000024" calcext:value-type="float">
            <text:p>0,000024</text:p>
          </table:table-cell>
          <table:table-cell table:style-name="ce434" table:number-columns-repeated="3"/>
          <table:table-cell table:style-name="ce40" table:number-columns-repeated="34"/>
        </table:table-row>
        <table:table-row table:style-name="ro4">
          <table:table-cell table:style-name="ce636" table:formula="of:=[$Campo.A8]">
            <text:p/>
          </table:table-cell>
          <table:table-cell table:style-name="ce636" table:formula="of:=[$Campo.B8]">
            <text:p/>
          </table:table-cell>
          <table:table-cell table:style-name="ce154"/>
          <table:table-cell table:style-name="ce636" table:formula="of:=[$Campo.C8]">
            <text:p/>
          </table:table-cell>
          <table:table-cell table:style-name="ce154"/>
          <table:table-cell table:style-name="ce636" table:formula="of:=[$Campo.E8]">
            <text:p/>
          </table:table-cell>
          <table:table-cell table:style-name="ce154" table:number-columns-repeated="5"/>
          <table:table-cell table:style-name="ce53" office:value-type="string" calcext:value-type="string">
            <text:p><text:a xlink:href="#Potencial" xlink:type="simple">Potencial</text:a></text:p>
          </table:table-cell>
          <table:table-cell table:style-name="ce40" table:number-columns-repeated="8"/>
          <table:table-cell table:style-name="ce146" table:number-columns-repeated="3"/>
          <table:table-cell table:style-name="ce145"/>
          <table:table-cell table:style-name="ce146"/>
          <table:table-cell table:style-name="ce434" office:value-type="float" office:value="3" calcext:value-type="float">
            <text:p>3</text:p>
          </table:table-cell>
          <table:table-cell table:style-name="ce146" table:formula="of:=IF([.$X$3]*[.$X5]=0;0;[.$W$1]*[.$X$3]*[.$X5]/[.AA3])" office:value-type="float" office:value="-0.0000360000001179871" calcext:value-type="float">
            <text:p>-3,60000001179871E-05</text:p>
          </table:table-cell>
          <table:table-cell table:style-name="ce146" table:formula="of:=IF([.$X$4]*[.$X5]=0;0;[.$W$1]*[.$X$4]*[.$X5]/[.AB3])" office:value-type="float" office:value="-0.0000360000001179871" calcext:value-type="float">
            <text:p>-3,60000001179871E-05</text:p>
          </table:table-cell>
          <table:table-cell table:style-name="ce434" table:number-columns-repeated="2"/>
          <table:table-cell table:style-name="ce40" table:number-columns-repeated="34"/>
        </table:table-row>
        <table:table-row table:style-name="ro4">
          <table:table-cell table:style-name="ce154" table:number-columns-repeated="7"/>
          <table:table-cell table:style-name="ce840" table:formula="of:=[.J5]&amp;&quot;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854" office:value-type="string" calcext:value-type="string">
            <text:p>∆𝘹² <text:s/>+ ∆𝘺²</text:p>
          </table:table-cell>
          <table:table-cell table:style-name="ce154"/>
          <table:table-cell table:style-name="ce40" table:number-columns-repeated="9"/>
          <table:table-cell table:style-name="ce52"/>
          <table:table-cell table:style-name="ce434" table:number-columns-repeated="2"/>
          <table:table-cell table:style-name="ce146"/>
          <table:table-cell table:style-name="ce434"/>
          <table:table-cell table:style-name="ce434" office:value-type="float" office:value="4" calcext:value-type="float">
            <text:p>4</text:p>
          </table:table-cell>
          <table:table-cell table:style-name="ce146" table:formula="of:=IF([.$X$3]*[.$X6]=0;0;[.$W$1]*[.$X$3]*[.$X6]/[.AA4])" office:value-type="float" office:value="0" calcext:value-type="float">
            <text:p>0</text:p>
          </table:table-cell>
          <table:table-cell table:style-name="ce146" table:formula="of:=IF([.$X$4]*[.$X6]=0;0;[.$W$1]*[.$X$4]*[.$X6]/[.AB4])" office:value-type="float" office:value="0" calcext:value-type="float">
            <text:p>0</text:p>
          </table:table-cell>
          <table:table-cell table:style-name="ce146" table:formula="of:=IF([.$X$5]*[.$X6]=0;0;[.$W$1]*[.$X$5]*[.$X6]/[.AC4])" office:value-type="float" office:value="0" calcext:value-type="float">
            <text:p>0</text:p>
          </table:table-cell>
          <table:table-cell table:style-name="ce434"/>
          <table:table-cell table:style-name="ce40" table:number-columns-repeated="34"/>
        </table:table-row>
        <table:table-row table:style-name="ro4">
          <table:table-cell table:style-name="ce462" office:value-type="string" calcext:value-type="string">
            <text:p>Cálculos</text:p>
          </table:table-cell>
          <table:table-cell table:style-name="ce265" table:number-columns-repeated="10"/>
          <table:table-cell table:style-name="ce40" table:number-columns-repeated="9"/>
          <table:table-cell table:style-name="ce434" table:number-columns-repeated="5"/>
          <table:table-cell table:style-name="ce434" office:value-type="string" calcext:value-type="string">
            <text:p>Sumas</text:p>
          </table:table-cell>
          <table:table-cell table:style-name="ce415" table:formula="of:=SUM([.AA7:.AA9])" office:value-type="float" office:value="-0.0000120000001179871" calcext:value-type="float">
            <text:p>-1,20000001179871E-05</text:p>
          </table:table-cell>
          <table:table-cell table:style-name="ce415" table:formula="of:=SUM([.AB7:.AB9])" office:value-type="float" office:value="-0.0000360000001179871" calcext:value-type="float">
            <text:p>-3,60000001179871E-05</text:p>
          </table:table-cell>
          <table:table-cell table:style-name="ce415" table:formula="of:=SUM([.AC7:.AC9])" office:value-type="float" office:value="0" calcext:value-type="float">
            <text:p>0</text:p>
          </table:table-cell>
          <table:table-cell table:style-name="ce415" table:formula="of:=SUM([.AA10:.AC10])" office:value-type="float" office:value="-0.0000480000002359742" calcext:value-type="float">
            <text:p>-4,80000002359742E-05</text:p>
          </table:table-cell>
          <table:table-cell table:style-name="ce40" table:number-columns-repeated="34"/>
        </table:table-row>
        <table:table-row table:style-name="ro4">
          <table:table-cell table:style-name="ce265" table:formula="of:=IF([.U7]&gt;1;[.AE1];&quot;&quot;)" office:value-type="string" office:string-value="Distancias entre cada par de cargas fijas" calcext:value-type="string">
            <text:p>Distancias entre cada par de cargas fijas</text:p>
          </table:table-cell>
          <table:table-cell table:style-name="ce265" table:number-columns-repeated="10"/>
          <table:table-cell table:style-name="ce40" office:value-type="string" calcext:value-type="string">
            <text:p>Ver documento</text:p>
          </table:table-cell>
          <table:table-cell table:style-name="ce40" table:number-columns-repeated="8"/>
          <table:table-cell table:style-name="ce434" table:number-columns-repeated="2"/>
          <table:table-cell table:style-name="ce148"/>
          <table:table-cell table:style-name="ce401"/>
          <table:table-cell table:style-name="ce146"/>
          <table:table-cell table:style-name="ce40" table:number-columns-repeated="3"/>
          <table:table-cell table:style-name="ce434" office:value-type="string" calcext:value-type="string">
            <text:p>Máximo</text:p>
          </table:table-cell>
          <table:table-cell table:style-name="ce434" table:formula="of:=MAXABS([.AA7:.AC9])" office:value-type="float" office:value="0.00003600000011799" calcext:value-type="float">
            <text:p>3,600000011799E-05</text:p>
          </table:table-cell>
          <table:table-cell table:style-name="ce40" table:number-columns-repeated="34"/>
        </table:table-row>
        <table:table-row table:style-name="ro4">
          <table:table-cell table:style-name="ce993" table:formula="of:=IF([.AA7];[.$Z$1]&amp;[.U3]&amp;[.U4]&amp;&quot; = √&quot;;&quot;&quot;)" office:value-type="string" office:string-value="𝘳₁₂ = √" calcext:value-type="string">
            <text:p>𝘳₁₂ = √</text:p>
          </table:table-cell>
          <table:table-cell table:style-name="ce994" table:formula="of:=IF([.AA7];&quot;(&quot;&amp;[.B6];&quot;&quot;)" office:value-type="string" office:string-value="(-5,00·10⁻¹⁰" calcext:value-type="string">
            <text:p>(-5,00·10⁻¹⁰</text:p>
          </table:table-cell>
          <table:table-cell table:style-name="ce1006" table:formula="of:=IF([.AA7];&quot;–&quot;;&quot;&quot;)" office:value-type="string" office:string-value="–" calcext:value-type="string">
            <text:p>–</text:p>
          </table:table-cell>
          <table:table-cell table:style-name="ce994" table:formula="of:=IF([.AA7];ENTREPARENT([.B5]);&quot;&quot;)" office:value-type="string" office:string-value="5,00·10⁻¹⁰" calcext:value-type="string">
            <text:p>5,00·10⁻¹⁰</text:p>
          </table:table-cell>
          <table:table-cell table:style-name="ce1011" table:formula="of:=IF([.AA7];&quot;)² + (&quot;;&quot;&quot;)" office:value-type="string" office:string-value=")² + (" calcext:value-type="string">
            <text:p>)² + (</text:p>
          </table:table-cell>
          <table:table-cell table:style-name="ce994" table:formula="of:=IF([.AA7];&quot;(&quot;&amp;[.D6];&quot;&quot;)" office:value-type="string" office:string-value="(2,89·10⁻¹⁰" calcext:value-type="string">
            <text:p>(2,89·10⁻¹⁰</text:p>
          </table:table-cell>
          <table:table-cell table:style-name="ce1006" table:formula="of:=IF([.AA7];&quot;–&quot;;&quot;&quot;)" office:value-type="string" office:string-value="–" calcext:value-type="string">
            <text:p>–</text:p>
          </table:table-cell>
          <table:table-cell table:style-name="ce1021" table:formula="of:=IF([.AA7];ENTREPARENT([.D5])&amp;&quot;)²&quot;;&quot;&quot;)" office:value-type="string" office:string-value="2,89·10⁻¹⁰)²" calcext:value-type="string">
            <text:p>2,89·10⁻¹⁰)²</text:p>
          </table:table-cell>
          <table:table-cell table:style-name="ce562" table:formula="of:=IF([.AA7];&quot;=&quot;;&quot;&quot;)" office:value-type="string" office:string-value="=" calcext:value-type="string">
            <text:p>=</text:p>
          </table:table-cell>
          <table:table-cell table:style-name="ce464" table:formula="of:=IF([.AA7];NUMFORMA([.AA2];[.$U$1]);&quot;&quot;)" office:value-type="string" office:string-value="1,00·10⁻⁹" calcext:value-type="string">
            <text:p>1,00·10⁻⁹</text:p>
          </table:table-cell>
          <table:table-cell table:style-name="ce558" table:formula="of:=IF([.AA7];&quot;m&quot;;&quot;&quot;)" office:value-type="string" office:string-value="m" calcext:value-type="string">
            <text:p>m</text:p>
          </table:table-cell>
          <table:table-cell table:style-name="ce53" office:value-type="string" calcext:value-type="string">
            <text:p><text:a xlink:href="../ElectroEjemplosPAUEs.pdf" xlink:type="simple" office:target-frame-name="_blank">Ejemplos PAU</text:a></text:p>
          </table:table-cell>
          <table:table-cell table:style-name="ce40" table:number-columns-repeated="8"/>
          <table:table-cell table:style-name="ce434" table:number-columns-repeated="2"/>
          <table:table-cell table:style-name="ce145"/>
          <table:table-cell table:style-name="ce401"/>
          <table:table-cell table:style-name="ce434"/>
          <table:table-cell table:style-name="ce40" table:number-columns-repeated="3"/>
          <table:table-cell table:style-name="ce145" office:value-type="string" calcext:value-type="string">
            <text:p>Discrepancia</text:p>
          </table:table-cell>
          <table:table-cell table:style-name="ce145" table:formula="of:=ABS([.AD10])/IF([.AD11];[.AD11];1)" office:value-type="float" office:value="1.33333333551817" calcext:value-type="float">
            <text:p>1,33333333551817</text:p>
          </table:table-cell>
          <table:table-cell table:style-name="ce40" table:number-columns-repeated="34"/>
        </table:table-row>
        <table:table-row table:style-name="ro4">
          <table:table-cell table:style-name="ce993" table:formula="of:=IF([.AA8];[.$Z$1]&amp;[.U3]&amp;[.U5]&amp;&quot; = √&quot;;&quot;&quot;)" office:value-type="string" office:string-value="𝘳₁₃ = √" calcext:value-type="string">
            <text:p>𝘳₁₃ = √</text:p>
          </table:table-cell>
          <table:table-cell table:style-name="ce995" table:formula="of:=IF([.AA8];&quot;(&quot;&amp;[.B7];&quot;&quot;)" office:value-type="string" office:string-value="(0" calcext:value-type="string">
            <text:p>(0</text:p>
          </table:table-cell>
          <table:table-cell table:style-name="ce1007" table:formula="of:=IF([.AA8];&quot;–&quot;;&quot;&quot;)" office:value-type="string" office:string-value="–" calcext:value-type="string">
            <text:p>–</text:p>
          </table:table-cell>
          <table:table-cell table:style-name="ce995" table:formula="of:=IF([.AA8];ENTREPARENT([.B5]);&quot;&quot;)" office:value-type="string" office:string-value="5,00·10⁻¹⁰" calcext:value-type="string">
            <text:p>5,00·10⁻¹⁰</text:p>
          </table:table-cell>
          <table:table-cell table:style-name="ce1016" table:formula="of:=IF([.AA8];&quot;)² + (&quot;;&quot;&quot;)" office:value-type="string" office:string-value=")² + (" calcext:value-type="string">
            <text:p>)² + (</text:p>
          </table:table-cell>
          <table:table-cell table:style-name="ce995" table:formula="of:=IF([.AA8];&quot;(&quot;&amp;[.D7];&quot;&quot;)" office:value-type="string" office:string-value="(-5,77·10⁻¹⁰" calcext:value-type="string">
            <text:p>(-5,77·10⁻¹⁰</text:p>
          </table:table-cell>
          <table:table-cell table:style-name="ce1007" table:formula="of:=IF([.AA8];&quot;–&quot;;&quot;&quot;)" office:value-type="string" office:string-value="–" calcext:value-type="string">
            <text:p>–</text:p>
          </table:table-cell>
          <table:table-cell table:style-name="ce1022" table:formula="of:=IF([.AA8];ENTREPARENT([.D5])&amp;&quot;)²&quot;;&quot;&quot;)" office:value-type="string" office:string-value="2,89·10⁻¹⁰)²" calcext:value-type="string">
            <text:p>2,89·10⁻¹⁰)²</text:p>
          </table:table-cell>
          <table:table-cell table:style-name="ce562" table:formula="of:=IF([.AA8];&quot;=&quot;;&quot;&quot;)" office:value-type="string" office:string-value="=" calcext:value-type="string">
            <text:p>=</text:p>
          </table:table-cell>
          <table:table-cell table:style-name="ce464" table:formula="of:=IF([.AA8];NUMFORMA([.AA3];[.$U$1]);&quot;&quot;)" office:value-type="string" office:string-value="1,00·10⁻⁹" calcext:value-type="string">
            <text:p>1,00·10⁻⁹</text:p>
          </table:table-cell>
          <table:table-cell table:style-name="ce558" table:formula="of:=IF([.AA8];&quot;m&quot;;&quot;&quot;)" office:value-type="string" office:string-value="m" calcext:value-type="string">
            <text:p>m</text:p>
          </table:table-cell>
          <table:table-cell table:style-name="ce40" table:number-columns-repeated="9"/>
          <table:table-cell table:style-name="ce434" table:number-columns-repeated="2"/>
          <table:table-cell table:style-name="ce145"/>
          <table:table-cell table:style-name="ce401"/>
          <table:table-cell table:style-name="ce434"/>
          <table:table-cell table:style-name="ce40" table:number-columns-repeated="3"/>
          <table:table-cell table:style-name="ce148" office:value-type="string" calcext:value-type="string">
            <text:p>Discrepancia máx.</text:p>
          </table:table-cell>
          <table:table-cell table:style-name="ce635" office:value-type="float" office:value="0.00001" calcext:value-type="float">
            <text:p>1,00E-05</text:p>
          </table:table-cell>
          <table:table-cell table:style-name="ce40" table:number-columns-repeated="34"/>
        </table:table-row>
        <table:table-row table:style-name="ro4">
          <table:table-cell table:style-name="ce993" table:formula="of:=IF([.AB8];[.$Z$1]&amp;[.U4]&amp;[.U5]&amp;&quot; = √&quot;;&quot;&quot;)" office:value-type="string" office:string-value="𝘳₂₃ = √" calcext:value-type="string">
            <text:p>𝘳₂₃ = √</text:p>
          </table:table-cell>
          <table:table-cell table:style-name="ce995" table:formula="of:=IF([.AB8];&quot;(&quot;&amp;[.B7];&quot;&quot;)" office:value-type="string" office:string-value="(0" calcext:value-type="string">
            <text:p>(0</text:p>
          </table:table-cell>
          <table:table-cell table:style-name="ce1007" table:formula="of:=IF([.AB8];&quot;–&quot;;&quot;&quot;)" office:value-type="string" office:string-value="–" calcext:value-type="string">
            <text:p>–</text:p>
          </table:table-cell>
          <table:table-cell table:style-name="ce995" table:formula="of:=IF([.AB8];ENTREPARENT([.B6]);&quot;&quot;)" office:value-type="string" office:string-value="(-5,00·10⁻¹⁰)" calcext:value-type="string">
            <text:p>(-5,00·10⁻¹⁰)</text:p>
          </table:table-cell>
          <table:table-cell table:style-name="ce1016" table:formula="of:=IF([.AB8];&quot;)² + (&quot;;&quot;&quot;)" office:value-type="string" office:string-value=")² + (" calcext:value-type="string">
            <text:p>)² + (</text:p>
          </table:table-cell>
          <table:table-cell table:style-name="ce995" table:formula="of:=IF([.AB8];&quot;(&quot;&amp;[.D7];&quot;&quot;)" office:value-type="string" office:string-value="(-5,77·10⁻¹⁰" calcext:value-type="string">
            <text:p>(-5,77·10⁻¹⁰</text:p>
          </table:table-cell>
          <table:table-cell table:style-name="ce1007" table:formula="of:=IF([.AB8];&quot;–&quot;;&quot;&quot;)" office:value-type="string" office:string-value="–" calcext:value-type="string">
            <text:p>–</text:p>
          </table:table-cell>
          <table:table-cell table:style-name="ce1022" table:formula="of:=IF([.AB8];ENTREPARENT([.D6])&amp;&quot;)²&quot;;&quot;&quot;)" office:value-type="string" office:string-value="2,89·10⁻¹⁰)²" calcext:value-type="string">
            <text:p>2,89·10⁻¹⁰)²</text:p>
          </table:table-cell>
          <table:table-cell table:style-name="ce562" table:formula="of:=IF([.AB8];&quot;=&quot;;&quot;&quot;)" office:value-type="string" office:string-value="=" calcext:value-type="string">
            <text:p>=</text:p>
          </table:table-cell>
          <table:table-cell table:style-name="ce464" table:formula="of:=IF([.AB8];NUMFORMA([.AB3];[.$U$1]);&quot;&quot;)" office:value-type="string" office:string-value="1,00·10⁻⁹" calcext:value-type="string">
            <text:p>1,00·10⁻⁹</text:p>
          </table:table-cell>
          <table:table-cell table:style-name="ce558" table:formula="of:=IF([.AB8];&quot;m&quot;;&quot;&quot;)" office:value-type="string" office:string-value="m" calcext:value-type="string">
            <text:p>m</text:p>
          </table:table-cell>
          <table:table-cell table:style-name="ce40" table:number-columns-repeated="9"/>
          <table:table-cell table:style-name="ce434" table:number-columns-repeated="2"/>
          <table:table-cell table:style-name="ce145"/>
          <table:table-cell table:style-name="ce799"/>
          <table:table-cell table:style-name="ce1056"/>
          <table:table-cell table:style-name="ce40" table:number-columns-repeated="3"/>
          <table:table-cell table:style-name="ce629" office:value-type="string" calcext:value-type="string">
            <text:p>𝘌 =</text:p>
          </table:table-cell>
          <table:table-cell table:style-name="ce434" table:formula="of:=IF([.AD12]&lt;[.AD13];0;[.AD10])" office:value-type="float" office:value="-0.0000480000002359742" calcext:value-type="float">
            <text:p>-4,80000002359742E-05</text:p>
          </table:table-cell>
          <table:table-cell table:style-name="ce40" table:number-columns-repeated="34"/>
        </table:table-row>
        <table:table-row table:style-name="ro4">
          <table:table-cell table:style-name="ce993" table:formula="of:=IF([.AA9];[.$Z$1]&amp;[.U3]&amp;[.U6]&amp;&quot; = √&quot;;&quot;&quot;)">
            <text:p/>
          </table:table-cell>
          <table:table-cell table:style-name="ce996" table:formula="of:=IF([.AA9];&quot;(&quot;&amp;[.B8];&quot;&quot;)">
            <text:p/>
          </table:table-cell>
          <table:table-cell table:style-name="ce1008" table:formula="of:=IF([.AA9];&quot;–&quot;;&quot;&quot;)">
            <text:p/>
          </table:table-cell>
          <table:table-cell table:style-name="ce996" table:formula="of:=IF([.AA9];ENTREPARENT([.B5]);&quot;&quot;)">
            <text:p/>
          </table:table-cell>
          <table:table-cell table:style-name="ce1017" table:formula="of:=IF([.AA9];&quot;)² + (&quot;;&quot;&quot;)">
            <text:p/>
          </table:table-cell>
          <table:table-cell table:style-name="ce996" table:formula="of:=IF([.AA9];&quot;(&quot;&amp;[.D8];&quot;&quot;)">
            <text:p/>
          </table:table-cell>
          <table:table-cell table:style-name="ce1008" table:formula="of:=IF([.AA9];&quot;–&quot;;&quot;&quot;)">
            <text:p/>
          </table:table-cell>
          <table:table-cell table:style-name="ce1023" table:formula="of:=IF([.AA9];ENTREPARENT([.D5])&amp;&quot;)²&quot;;&quot;&quot;)">
            <text:p/>
          </table:table-cell>
          <table:table-cell table:style-name="ce562" table:formula="of:=IF([.AA9];&quot;=&quot;;&quot;&quot;)">
            <text:p/>
          </table:table-cell>
          <table:table-cell table:style-name="ce464" table:formula="of:=IF([.AA9];NUMFORMA([.AA4];[.$U$1]);&quot;&quot;)">
            <text:p/>
          </table:table-cell>
          <table:table-cell table:style-name="ce558" table:formula="of:=IF([.AA9];&quot;m&quot;;&quot;&quot;)">
            <text:p/>
          </table:table-cell>
          <table:table-cell table:style-name="ce29"/>
          <table:table-cell table:style-name="ce40" table:number-columns-repeated="8"/>
          <table:table-cell table:style-name="ce434" table:number-columns-repeated="3"/>
          <table:table-cell table:style-name="ce308"/>
          <table:table-cell table:style-name="ce434"/>
          <table:table-cell table:style-name="ce40" table:number-columns-repeated="39"/>
        </table:table-row>
        <table:table-row table:style-name="ro4">
          <table:table-cell table:style-name="ce993" table:formula="of:=IF([.AB9];[.$Z$1]&amp;[.U4]&amp;[.U6]&amp;&quot; = √&quot;;&quot;&quot;)">
            <text:p/>
          </table:table-cell>
          <table:table-cell table:style-name="ce997" table:formula="of:=IF([.AB9];&quot;(&quot;&amp;[.B8];&quot;&quot;)">
            <text:p/>
          </table:table-cell>
          <table:table-cell table:style-name="ce1009" table:formula="of:=IF([.AA11];&quot;–&quot;;&quot;&quot;)">
            <text:p/>
          </table:table-cell>
          <table:table-cell table:style-name="ce997" table:formula="of:=IF([.AB9];ENTREPARENT([.B6]);&quot;&quot;)">
            <text:p/>
          </table:table-cell>
          <table:table-cell table:style-name="ce1018" table:formula="of:=IF([.AB9];&quot;)² + (&quot;;&quot;&quot;)">
            <text:p/>
          </table:table-cell>
          <table:table-cell table:style-name="ce997" table:formula="of:=IF([.AB9];&quot;(&quot;&amp;[.D8];&quot;&quot;)">
            <text:p/>
          </table:table-cell>
          <table:table-cell table:style-name="ce1009" table:formula="of:=IF([.AA11];&quot;–&quot;;&quot;&quot;)">
            <text:p/>
          </table:table-cell>
          <table:table-cell table:style-name="ce1024" table:formula="of:=IF([.AB9];ENTREPARENT([.D6])&amp;&quot;)²&quot;;&quot;&quot;)">
            <text:p/>
          </table:table-cell>
          <table:table-cell table:style-name="ce562" table:formula="of:=IF([.AB9];&quot;=&quot;;&quot;&quot;)">
            <text:p/>
          </table:table-cell>
          <table:table-cell table:style-name="ce464" table:formula="of:=IF([.AB9];NUMFORMA([.AB4];[.$U$1]);&quot;&quot;)">
            <text:p/>
          </table:table-cell>
          <table:table-cell table:style-name="ce558" table:formula="of:=IF([.AB9];&quot;m&quot;;&quot;&quot;)">
            <text:p/>
          </table:table-cell>
          <table:table-cell table:style-name="ce29"/>
          <table:table-cell table:style-name="ce40" table:number-columns-repeated="10"/>
          <table:table-cell table:style-name="ce145"/>
          <table:table-cell table:style-name="ce799"/>
          <table:table-cell table:style-name="ce40" table:number-columns-repeated="40"/>
        </table:table-row>
        <table:table-row table:style-name="ro4">
          <table:table-cell table:style-name="ce993" table:formula="of:=IF([.AC9];[.$Z$1]&amp;[.U5]&amp;[.U6]&amp;&quot; = √&quot;;&quot;&quot;)">
            <text:p/>
          </table:table-cell>
          <table:table-cell table:style-name="ce996" table:formula="of:=IF([.AC9];&quot;(&quot;&amp;[.B8];&quot;&quot;)">
            <text:p/>
          </table:table-cell>
          <table:table-cell table:style-name="ce1008" table:formula="of:=IF([.AA12];&quot;–&quot;;&quot;&quot;)">
            <text:p/>
          </table:table-cell>
          <table:table-cell table:style-name="ce996" table:formula="of:=IF([.AC9];ENTREPARENT([.B7]);&quot;&quot;)">
            <text:p/>
          </table:table-cell>
          <table:table-cell table:style-name="ce1017" table:formula="of:=IF([.AC9];&quot;)² + (&quot;;&quot;&quot;)">
            <text:p/>
          </table:table-cell>
          <table:table-cell table:style-name="ce996" table:formula="of:=IF([.AC9];&quot;(&quot;&amp;[.D8];&quot;&quot;)">
            <text:p/>
          </table:table-cell>
          <table:table-cell table:style-name="ce1008" table:formula="of:=IF([.AA12];&quot;–&quot;;&quot;&quot;)">
            <text:p/>
          </table:table-cell>
          <table:table-cell table:style-name="ce1023" table:formula="of:=IF([.AC9];ENTREPARENT([.D7])&amp;&quot;)²&quot;;&quot;&quot;)">
            <text:p/>
          </table:table-cell>
          <table:table-cell table:style-name="ce562" table:formula="of:=IF([.AC9];&quot;=&quot;;&quot;&quot;)">
            <text:p/>
          </table:table-cell>
          <table:table-cell table:style-name="ce464" table:formula="of:=IF([.AC9];NUMFORMA([.AC4];[.$U$1]);&quot;&quot;)">
            <text:p/>
          </table:table-cell>
          <table:table-cell table:style-name="ce558" table:formula="of:=IF([.AC9];&quot;m&quot;;&quot;&quot;)">
            <text:p/>
          </table:table-cell>
          <table:table-cell table:style-name="ce29"/>
          <table:table-cell table:style-name="ce40" table:number-columns-repeated="10"/>
          <table:table-cell table:style-name="ce434"/>
          <table:table-cell table:style-name="ce308"/>
          <table:table-cell table:style-name="ce40" table:number-columns-repeated="40"/>
        </table:table-row>
        <table:table-row table:style-name="ro4">
          <table:table-cell table:style-name="ce566" table:number-columns-repeated="11"/>
          <table:table-cell table:style-name="ce29"/>
          <table:table-cell table:style-name="ce40" table:number-columns-repeated="10"/>
          <table:table-cell table:style-name="ce434"/>
          <table:table-cell table:style-name="ce308"/>
          <table:table-cell table:style-name="ce40" table:number-columns-repeated="40"/>
        </table:table-row>
        <table:table-row table:style-name="ro4">
          <table:table-cell table:style-name="ce891" table:formula="of:=IF([.U7]&gt;1;[.AE2];&quot;&quot;)" office:value-type="string" office:string-value="Energía potencial electrostática de cada par de cargas fijas" calcext:value-type="string" table:number-columns-spanned="6" table:number-rows-spanned="1">
            <text:p>Energía potencial electrostática de cada par de cargas fijas</text:p>
          </table:table-cell>
          <table:covered-table-cell table:number-columns-repeated="5" table:style-name="ce265"/>
          <table:table-cell table:style-name="ce471" table:formula="of:=IF([.$X$13];&quot;Potencial eléctrico creado por cada carga no punto B&quot;;&quot;&quot;)" table:number-columns-spanned="5" table:number-rows-spanned="1">
            <text:p/>
          </table:table-cell>
          <table:covered-table-cell table:style-name="ce944"/>
          <table:covered-table-cell table:number-columns-repeated="2" table:style-name="ce265"/>
          <table:covered-table-cell table:style-name="ce314"/>
          <table:table-cell table:style-name="ce40" table:number-columns-repeated="11"/>
          <table:table-cell table:style-name="ce434"/>
          <table:table-cell table:style-name="ce308"/>
          <table:table-cell table:style-name="ce40" table:number-columns-repeated="40"/>
        </table:table-row>
        <table:table-row table:style-name="ro4">
          <table:table-cell table:style-name="ce892" table:formula="of:=IF([.AA7];[.$Z$6]&amp;[.$U$3]&amp;[.$U$4]&amp; &quot; =&quot;;&quot;&quot;)" office:value-type="string" office:string-value="𝘌 ₁₂ =" calcext:value-type="string" table:number-columns-spanned="1" table:number-rows-spanned="2">
            <text:p>𝘌 ₁₂ =</text:p>
          </table:table-cell>
          <table:table-cell table:style-name="ce903" table:formula="of:=IF([.AA7];[.$F$3]&amp;&quot; · &quot;&amp;ENTREPARENT([.F5])&amp;&quot; · &quot;&amp;ENTREPARENT([.F6]);&quot;&quot;)" office:value-type="string" office:string-value="6,00·10⁹ · (-2,00·10⁻¹²) · (-2,00·10⁻¹²)" calcext:value-type="string" table:number-columns-spanned="5" table:number-rows-spanned="1">
            <text:p>6,00·10⁹ · (-2,00·10⁻¹²) · (-2,00·10⁻¹²)</text:p>
          </table:table-cell>
          <table:covered-table-cell table:style-name="ce484"/>
          <table:covered-table-cell table:number-columns-repeated="2" table:style-name="ce477"/>
          <table:covered-table-cell table:style-name="ce928"/>
          <table:table-cell table:style-name="ce1019" table:formula="of:=IF([.AA7];&quot; =&quot;;&quot;&quot;)" office:value-type="string" office:string-value=" =" calcext:value-type="string" table:number-columns-spanned="1" table:number-rows-spanned="2">
            <text:p><text:s/>=</text:p>
          </table:table-cell>
          <table:table-cell table:style-name="ce477" table:formula="of:=IF([.AA7];NUMFORMA([.AA7];[.$U$1]);&quot;&quot;)" office:value-type="string" office:string-value="2,40·10⁻⁵" calcext:value-type="string" table:number-columns-spanned="1" table:number-rows-spanned="2">
            <text:p>2,40·10⁻⁵</text:p>
          </table:table-cell>
          <table:table-cell table:style-name="ce968" table:formula="of:=IF([.AA7];&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0];&quot;&quot;)" table:number-columns-spanned="1" table:number-rows-spanned="2">
            <text:p/>
          </table:table-cell>
          <table:table-cell table:style-name="ce40" table:number-columns-repeated="10"/>
          <table:table-cell table:style-name="ce434"/>
          <table:table-cell table:style-name="ce308"/>
          <table:table-cell table:style-name="ce40" table:number-columns-repeated="40"/>
        </table:table-row>
        <table:table-row table:style-name="ro4">
          <table:covered-table-cell table:style-name="ce893"/>
          <table:table-cell table:style-name="ce998" table:formula="of:=IF([.AA7];[.J12];&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492"/>
          <table:covered-table-cell table:style-name="ce923"/>
          <table:covered-table-cell table:style-name="ce1043"/>
          <table:table-cell table:style-name="ce40" table:number-columns-repeated="52"/>
        </table:table-row>
        <table:table-row table:style-name="ro4">
          <table:table-cell table:style-name="ce892" table:formula="of:=IF([.AA8];[.$Z$6]&amp;[.$U$3]&amp;[.$U$5]&amp; &quot; =&quot;;&quot;&quot;)" office:value-type="string" office:string-value="𝘌 ₁₃ =" calcext:value-type="string" table:number-columns-spanned="1" table:number-rows-spanned="2">
            <text:p>𝘌 ₁₃ =</text:p>
          </table:table-cell>
          <table:table-cell table:style-name="ce903" table:formula="of:=IF([.AA8];[.$F$3]&amp;&quot; · &quot;&amp;ENTREPARENT([.F5])&amp;&quot; · &quot;&amp;ENTREPARENT([.F7]);&quot;&quot;)" office:value-type="string" office:string-value="6,00·10⁹ · (-2,00·10⁻¹²) · 3,00·10⁻¹²" calcext:value-type="string" table:number-columns-spanned="5" table:number-rows-spanned="1">
            <text:p>6,00·10⁹ · (-2,00·10⁻¹²) · 3,00·10⁻¹²</text:p>
          </table:table-cell>
          <table:covered-table-cell table:style-name="ce484"/>
          <table:covered-table-cell table:number-columns-repeated="2" table:style-name="ce477"/>
          <table:covered-table-cell table:style-name="ce928"/>
          <table:table-cell table:style-name="ce1019" table:formula="of:=IF([.AA8];&quot; =&quot;;&quot;&quot;)" office:value-type="string" office:string-value=" =" calcext:value-type="string" table:number-columns-spanned="1" table:number-rows-spanned="2">
            <text:p><text:s/>=</text:p>
          </table:table-cell>
          <table:table-cell table:style-name="ce477" table:formula="of:=IF([.AA8];NUMFORMA([.AA8];[.$U$1]);&quot;&quot;)" office:value-type="string" office:string-value="-3,60·10⁻⁵" calcext:value-type="string" table:number-columns-spanned="1" table:number-rows-spanned="2">
            <text:p>-3,60·10⁻⁵</text:p>
          </table:table-cell>
          <table:table-cell table:style-name="ce968" table:formula="of:=IF([.AA8];&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2];&quot;&quot;)" table:number-columns-spanned="1" table:number-rows-spanned="2">
            <text:p/>
          </table:table-cell>
          <table:table-cell table:style-name="ce40" table:number-columns-repeated="52"/>
        </table:table-row>
        <table:table-row table:style-name="ro4">
          <table:covered-table-cell table:style-name="ce893"/>
          <table:table-cell table:style-name="ce999" table:formula="of:=IF([.AA8];[.J13];&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3"/>
          <table:covered-table-cell table:style-name="ce1043"/>
          <table:table-cell table:style-name="ce40" table:number-columns-repeated="52"/>
        </table:table-row>
        <table:table-row table:style-name="ro4">
          <table:table-cell table:style-name="ce892" table:formula="of:=IF([.AB8];[.$Z$6]&amp;[.$U$4]&amp;[.$U$5]&amp; &quot; =&quot;;&quot;&quot;)" office:value-type="string" office:string-value="𝘌 ₂₃ =" calcext:value-type="string" table:number-columns-spanned="1" table:number-rows-spanned="2">
            <text:p>𝘌 ₂₃ =</text:p>
          </table:table-cell>
          <table:table-cell table:style-name="ce903" table:formula="of:=IF([.AB8];[.$F$3]&amp;&quot; · &quot;&amp;ENTREPARENT([.F6])&amp;&quot; · &quot;&amp;ENTREPARENT([.F7]);&quot;&quot;)" office:value-type="string" office:string-value="6,00·10⁹ · (-2,00·10⁻¹²) · 3,00·10⁻¹²" calcext:value-type="string" table:number-columns-spanned="5" table:number-rows-spanned="1">
            <text:p>6,00·10⁹ · (-2,00·10⁻¹²) · 3,00·10⁻¹²</text:p>
          </table:table-cell>
          <table:covered-table-cell table:style-name="ce484"/>
          <table:covered-table-cell table:number-columns-repeated="2" table:style-name="ce477"/>
          <table:covered-table-cell table:style-name="ce928"/>
          <table:table-cell table:style-name="ce1019" table:formula="of:=IF([.AB8];&quot; =&quot;;&quot;&quot;)" office:value-type="string" office:string-value=" =" calcext:value-type="string" table:number-columns-spanned="1" table:number-rows-spanned="2">
            <text:p><text:s/>=</text:p>
          </table:table-cell>
          <table:table-cell table:style-name="ce477" table:formula="of:=IF([.AB8];NUMFORMA([.AB8];[.$U$1]);&quot;&quot;)" office:value-type="string" office:string-value="-3,60·10⁻⁵" calcext:value-type="string" table:number-columns-spanned="1" table:number-rows-spanned="2">
            <text:p>-3,60·10⁻⁵</text:p>
          </table:table-cell>
          <table:table-cell table:style-name="ce968" table:formula="of:=IF([.AB8];&quot;J&quot;;&quot;&quot;)" office:value-type="string" office:string-value="J" calcext:value-type="string" table:number-columns-spanned="1" table:number-rows-spanned="2">
            <text:p>J</text:p>
          </table:table-cell>
          <table:table-cell table:style-name="ce477" table:number-columns-spanned="1" table:number-rows-spanned="2"/>
          <table:table-cell table:style-name="ce477" table:number-columns-spanned="1" table:number-rows-spanned="2"/>
          <table:table-cell table:style-name="ce544" table:formula="of:=IF([.$X$13];[.F26];&quot;&quot;)" table:number-columns-spanned="1" table:number-rows-spanned="2">
            <text:p/>
          </table:table-cell>
          <table:table-cell table:style-name="ce40" table:number-columns-repeated="52"/>
        </table:table-row>
        <table:table-row table:style-name="ro4">
          <table:covered-table-cell table:style-name="ce893"/>
          <table:table-cell table:style-name="ce1000" table:formula="of:=IF([.AB8];[.J14];&quot;&quot;)" office:value-type="string" office:string-value="1,00·10⁻⁹" calcext:value-type="string" table:number-columns-spanned="5" table:number-rows-spanned="1">
            <text:p>1,00·10⁻⁹</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2"/>
          <table:covered-table-cell table:style-name="ce1043"/>
          <table:table-cell table:style-name="ce40" table:number-columns-repeated="52"/>
        </table:table-row>
        <table:table-row table:style-name="ro4">
          <table:table-cell table:style-name="ce892" table:formula="of:=IF([.AA9];[.$Z$6]&amp;[.$U$3]&amp;[.$U$6]&amp; &quot; =&quot;;&quot;&quot;)" table:number-columns-spanned="1" table:number-rows-spanned="2">
            <text:p/>
          </table:table-cell>
          <table:table-cell table:style-name="ce903" table:formula="of:=IF([.AA9];[.$F$3]&amp;&quot; · &quot;&amp;ENTREPARENT([.F5])&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A9];&quot; =&quot;;&quot;&quot;)" table:number-columns-spanned="1" table:number-rows-spanned="2">
            <text:p/>
          </table:table-cell>
          <table:table-cell table:style-name="ce477" table:formula="of:=IF([.AA9];NUMFORMA([.AA9];[.$U$1]);&quot;&quot;)" table:number-columns-spanned="1" table:number-rows-spanned="2">
            <text:p/>
          </table:table-cell>
          <table:table-cell table:style-name="ce968" table:formula="of:=IF([.AA9];&quot;J&quot;;&quot;&quot;)" table:number-columns-spanned="1" table:number-rows-spanned="2">
            <text:p/>
          </table:table-cell>
          <table:table-cell table:style-name="ce477" table:number-columns-spanned="1" table:number-rows-spanned="2"/>
          <table:table-cell table:style-name="ce477" table:number-columns-spanned="1" table:number-rows-spanned="2"/>
          <table:table-cell table:style-name="ce544" table:formula="of:=IF([.$X$13];[.F24];&quot;&quot;)" table:number-columns-spanned="1" table:number-rows-spanned="2">
            <text:p/>
          </table:table-cell>
          <table:table-cell table:style-name="ce40" table:number-columns-repeated="52"/>
        </table:table-row>
        <table:table-row table:style-name="ro4">
          <table:covered-table-cell table:style-name="ce893"/>
          <table:table-cell table:style-name="ce1001" table:formula="of:=IF([.AA9];[.J15];&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covered-table-cell table:style-name="ce894"/>
          <table:covered-table-cell table:style-name="ce922"/>
          <table:covered-table-cell table:style-name="ce1043"/>
          <table:table-cell table:style-name="ce40" table:number-columns-repeated="52"/>
        </table:table-row>
        <table:table-row table:style-name="ro4">
          <table:table-cell table:style-name="ce892" table:formula="of:=IF([.AB9];[.$Z$6]&amp;[.$U$4]&amp;[.$U$6]&amp; &quot; =&quot;;&quot;&quot;)" table:number-columns-spanned="1" table:number-rows-spanned="2">
            <text:p/>
          </table:table-cell>
          <table:table-cell table:style-name="ce903" table:formula="of:=IF([.AB9];[.$F$3]&amp;&quot; · &quot;&amp;ENTREPARENT([.F6])&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B9];&quot; =&quot;;&quot;&quot;)" table:number-columns-spanned="1" table:number-rows-spanned="2">
            <text:p/>
          </table:table-cell>
          <table:table-cell table:style-name="ce477" table:formula="of:=IF([.AB9];NUMFORMA([.AB9];[.$U$1]);&quot;&quot;)" table:number-columns-spanned="1" table:number-rows-spanned="2">
            <text:p/>
          </table:table-cell>
          <table:table-cell table:style-name="ce968" table:formula="of:=IF([.AB9];&quot;J&quot;;&quot;&quot;)" table:number-columns-spanned="1" table:number-rows-spanned="2">
            <text:p/>
          </table:table-cell>
          <table:table-cell table:style-name="ce577"/>
          <table:table-cell table:style-name="ce936"/>
          <table:table-cell table:style-name="ce1046" table:formula="of:=IF([.X13];&quot;V&quot;;&quot;&quot;)">
            <text:p/>
          </table:table-cell>
          <table:table-cell table:style-name="ce40" table:number-columns-repeated="52"/>
        </table:table-row>
        <table:table-row table:style-name="ro4">
          <table:covered-table-cell table:style-name="ce893"/>
          <table:table-cell table:style-name="ce1002" table:formula="of:=IF([.AB9];[.J16];&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table-cell table:style-name="ce966"/>
          <table:table-cell table:style-name="ce486"/>
          <table:table-cell table:style-name="ce97"/>
          <table:table-cell table:style-name="ce506" table:number-columns-repeated="2"/>
          <table:table-cell table:style-name="ce40" table:number-columns-repeated="50"/>
        </table:table-row>
        <table:table-row table:style-name="ro4">
          <table:table-cell table:style-name="ce892" table:formula="of:=IF([.AC9];[.$Z$6]&amp;[.$U$5]&amp;[.$U$6]&amp; &quot; =&quot;;&quot;&quot;)" table:number-columns-spanned="1" table:number-rows-spanned="2">
            <text:p/>
          </table:table-cell>
          <table:table-cell table:style-name="ce903" table:formula="of:=IF([.AC9];[.$F$3]&amp;&quot; · &quot;&amp;ENTREPARENT([.F7])&amp;&quot; · &quot;&amp;ENTREPARENT([.F8]);&quot;&quot;)" table:number-columns-spanned="5" table:number-rows-spanned="1">
            <text:p/>
          </table:table-cell>
          <table:covered-table-cell table:style-name="ce484"/>
          <table:covered-table-cell table:number-columns-repeated="2" table:style-name="ce477"/>
          <table:covered-table-cell table:style-name="ce928"/>
          <table:table-cell table:style-name="ce1019" table:formula="of:=IF([.AC9];&quot; =&quot;;&quot;&quot;)" table:number-columns-spanned="1" table:number-rows-spanned="2">
            <text:p/>
          </table:table-cell>
          <table:table-cell table:style-name="ce477" table:formula="of:=IF([.AC9];NUMFORMA([.AC9];[.$U$1]);&quot;&quot;)" table:number-columns-spanned="1" table:number-rows-spanned="2">
            <text:p/>
          </table:table-cell>
          <table:table-cell table:style-name="ce968" table:formula="of:=IF([.AC9];&quot;J&quot;;&quot;&quot;)" table:number-columns-spanned="1" table:number-rows-spanned="2">
            <text:p/>
          </table:table-cell>
          <table:table-cell table:style-name="ce486" table:number-columns-repeated="2"/>
          <table:table-cell table:style-name="ce506" table:number-columns-repeated="3"/>
          <table:table-cell table:style-name="ce40" table:number-columns-repeated="50"/>
        </table:table-row>
        <table:table-row table:style-name="ro4">
          <table:covered-table-cell table:style-name="ce893"/>
          <table:table-cell table:style-name="ce1003" table:formula="of:=IF([.AC9];[.J17];&quot;&quot;)" table:number-columns-spanned="5" table:number-rows-spanned="1">
            <text:p/>
          </table:table-cell>
          <table:covered-table-cell table:style-name="ce464"/>
          <table:covered-table-cell table:style-name="ce492"/>
          <table:covered-table-cell table:style-name="ce922"/>
          <table:covered-table-cell table:style-name="ce782"/>
          <table:covered-table-cell table:style-name="ce1020"/>
          <table:covered-table-cell table:style-name="ce1025"/>
          <table:covered-table-cell table:style-name="ce464"/>
          <table:table-cell table:style-name="ce486" table:number-columns-repeated="2"/>
          <table:table-cell table:style-name="ce506" table:number-columns-repeated="4"/>
          <table:table-cell table:style-name="ce40" table:number-columns-repeated="49"/>
        </table:table-row>
        <table:table-row table:style-name="ro4">
          <table:table-cell table:style-name="ce471" table:formula="of:=IF([.U7]&gt;1;[.AE3];&quot;&quot;)" office:value-type="string" office:string-value="Energía potencial de la distribución de cargas fijas" calcext:value-type="string">
            <text:p>Energía potencial de la distribución de cargas fijas</text:p>
          </table:table-cell>
          <table:table-cell table:style-name="ce1004"/>
          <table:table-cell table:style-name="ce464"/>
          <table:table-cell table:style-name="ce492"/>
          <table:table-cell table:style-name="ce922"/>
          <table:table-cell table:style-name="ce782"/>
          <table:table-cell table:style-name="ce282" table:formula="of:=IF([.$U$7]&gt;1;&quot;𝘌 =&quot;;&quot;&quot;)" office:value-type="string" office:string-value="𝘌 =" calcext:value-type="string">
            <text:p>𝘌 =</text:p>
          </table:table-cell>
          <table:table-cell table:style-name="ce1032" table:formula="of:=IF([.U7]&gt;1;NUMFORMA([.AD14];[.$U$1]);&quot;&quot;)" office:value-type="string" office:string-value="-4,80·10⁻⁵" calcext:value-type="string">
            <text:p>-4,80·10⁻⁵</text:p>
          </table:table-cell>
          <table:table-cell table:style-name="ce968" table:formula="of:=IF([.U7]&gt;1;&quot;J&quot;;&quot;&quot;)" office:value-type="string" office:string-value="J" calcext:value-type="string">
            <text:p>J</text:p>
          </table:table-cell>
          <table:table-cell table:style-name="ce486" table:number-columns-repeated="2"/>
          <table:table-cell table:style-name="ce506" table:number-columns-repeated="4"/>
          <table:table-cell table:style-name="ce40" table:number-columns-repeated="49"/>
        </table:table-row>
        <table:table-row table:style-name="ro4">
          <table:table-cell table:style-name="ce471"/>
          <table:table-cell table:style-name="ce265" table:number-columns-repeated="10"/>
          <table:table-cell table:style-name="ce40" table:number-columns-repeated="53"/>
        </table:table-row>
        <table:table-row table:style-name="ro4">
          <table:table-cell table:style-name="ce91" table:number-columns-repeated="6"/>
          <table:table-cell table:style-name="ce40" table:number-columns-repeated="58"/>
        </table:table-row>
        <table:table-row table:style-name="ro4">
          <table:table-cell table:style-name="ce91"/>
          <table:table-cell table:style-name="ce168"/>
          <table:table-cell table:style-name="ce40" table:number-columns-repeated="62"/>
        </table:table-row>
        <table:table-row table:style-name="ro4" table:number-rows-repeated="31950">
          <table:table-cell table:style-name="ce40" table:number-columns-repeated="64"/>
        </table:table-row>
        <table:table-row table:style-name="ro4" table:number-rows-repeated="1016590">
          <table:table-cell table:number-columns-repeated="64"/>
        </table:table-row>
        <table:table-row table:style-name="ro4">
          <table:table-cell table:number-columns-repeated="64"/>
        </table:table-row>
        <calcext:conditional-formats>
          <calcext:conditional-format calcext:target-range-address="Energía_Potencial.B29:Energía_Potencial.B29">
            <calcext:condition calcext:apply-style-name="RespRayaSup" calcext:value="formula-is([.AB9])" calcext:base-cell-address="Energía_Potencial.B29"/>
          </calcext:conditional-format>
          <calcext:conditional-format calcext:target-range-address="Energía_Potencial.B31:Energía_Potencial.B31">
            <calcext:condition calcext:apply-style-name="RespRayaSup" calcext:value="formula-is([.$AC$9])" calcext:base-cell-address="Energía_Potencial.B31"/>
          </calcext:conditional-format>
          <calcext:conditional-format calcext:target-range-address="Energía_Potencial.B27:Energía_Potencial.B27">
            <calcext:condition calcext:apply-style-name="RespRayaSup" calcext:value="formula-is([.AA9])" calcext:base-cell-address="Energía_Potencial.B27"/>
          </calcext:conditional-format>
          <calcext:conditional-format calcext:target-range-address="Energía_Potencial.B12:Energía_Potencial.H12">
            <calcext:condition calcext:apply-style-name="RespRayaSup" calcext:value="formula-is([.$AA$7])" calcext:base-cell-address="Energía_Potencial.B12"/>
          </calcext:conditional-format>
          <calcext:conditional-format calcext:target-range-address="Energía_Potencial.B13:Energía_Potencial.H14">
            <calcext:condition calcext:apply-style-name="RespRayaSup" calcext:value="formula-is([.$AA$8])" calcext:base-cell-address="Energía_Potencial.B13"/>
          </calcext:conditional-format>
          <calcext:conditional-format calcext:target-range-address="Energía_Potencial.B17:Energía_Potencial.H17 Energía_Potencial.B15:Energía_Potencial.H15">
            <calcext:condition calcext:apply-style-name="RespRayaSup" calcext:value="formula-is([.$AA$9])" calcext:base-cell-address="Energía_Potencial.B15"/>
          </calcext:conditional-format>
          <calcext:conditional-format calcext:target-range-address="Energía_Potencial.B16:Energía_Potencial.H16">
            <calcext:condition calcext:apply-style-name="RespRayaSup" calcext:value="formula-is([.$AB$9])" calcext:base-cell-address="Energía_Potencial.B16"/>
          </calcext:conditional-format>
          <calcext:conditional-format calcext:target-range-address="Energía_Potencial.B21:Energía_Potencial.B21">
            <calcext:condition calcext:apply-style-name="RespRayaSup" calcext:value="formula-is([.AA7])" calcext:base-cell-address="Energía_Potencial.B21"/>
          </calcext:conditional-format>
          <calcext:conditional-format calcext:target-range-address="Energía_Potencial.B23:Energía_Potencial.B23">
            <calcext:condition calcext:apply-style-name="RespRayaSup" calcext:value="formula-is([.AA8])" calcext:base-cell-address="Energía_Potencial.B23"/>
          </calcext:conditional-format>
          <calcext:conditional-format calcext:target-range-address="Energía_Potencial.B25:Energía_Potencial.B25">
            <calcext:condition calcext:apply-style-name="RespRayaSup" calcext:value="formula-is([.AB8])" calcext:base-cell-address="Energía_Potencial.B25"/>
          </calcext:conditional-format>
          <calcext:conditional-format calcext:target-range-address="Energía_Potencial.H32:Energía_Potencial.H32">
            <calcext:condition calcext:apply-style-name="RespRayaSup" calcext:value="formula-is([.U7]&gt;1)" calcext:base-cell-address="Energía_Potencial.H32"/>
          </calcext:conditional-format>
        </calcext:conditional-formats>
      </table:table>
      <table:named-expressions>
        <table:named-range table:name="BorrarTodo" table:base-cell-address="$Ayuda.$A$105" table:cell-range-address="$Ayuda.$A$104"/>
        <table:named-range table:name="CifrasSign" table:base-cell-address="$Ayuda.$A$33" table:cell-range-address="$Ayuda.$A$32"/>
        <table:named-range table:name="CopiarResultado" table:base-cell-address="$Ayuda.$A$75" table:cell-range-address="$Ayuda.$A$74"/>
        <table:named-range table:name="DescrFunc" table:base-cell-address="$Introd.$A$31" table:cell-range-address="$Introd.$A$39"/>
        <table:named-range table:name="EjemploEnlace" table:base-cell-address="$Ayuda.$A$113" table:cell-range-address="$Ayuda.$A$112"/>
        <table:named-range table:name="ElegirOEscribir" table:base-cell-address="$Ayuda.$A$22" table:cell-range-address="$Ayuda.$A$22"/>
        <table:named-range table:name="ErrorResult" table:base-cell-address="$Ayuda.$A$100" table:cell-range-address="$Ayuda.$A$99"/>
        <table:named-range table:name="Formatos" table:base-cell-address="$Ayuda.$A$57" table:cell-range-address="$Ayuda.$A$56"/>
        <table:named-range table:name="NoSePueden" table:base-cell-address="$Ayuda.$A$85" table:cell-range-address="$Ayuda.$A$84"/>
        <table:named-range table:name="NotasAyuda" table:base-cell-address="$Ayuda.$A$1" table:cell-range-address="$Ayuda.$A$1"/>
        <table:named-range table:name="OtrosCalc" table:base-cell-address="$Ayuda.$A$38" table:cell-range-address="$Ayuda.$A$37"/>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egrita cursiva" style:font-pitch="variable"/>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Biolinum G4" svg:font-family="'Linux Biolinum G'" style:font-adornments="Regular"/>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lbany" fo:font-size="10pt" fo:language="es" fo:country="ES" style:font-name-asian="Andale Sans UI" style:font-size-asian="10pt" style:language-asian="zxx" style:country-asian="none" style:font-name-complex="Tahoma1" style:font-size-complex="10pt" style:language-complex="zxx" style:country-complex="none"/>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Thorndale" style:font-family-generic="roman" style:font-pitch="variable" fo:font-size="12pt" fo:language="es" fo:country="ES" style:letter-kerning="true" style:font-name-asian="Segoe UI2" style:font-size-asian="24pt" style:language-asian="zxx" style:country-asian="none" style:font-family-complex="Tahoma" style:font-family-generic-complex="system" style:font-pitch-complex="variable" style:font-size-complex="24pt" style:language-complex="zxx" style:country-complex="none"/>
    </style:default-style>
    <number:number-style style:name="N0">
      <number:number number:min-integer-digits="1"/>
    </number:number-style>
    <number:text-style style:name="N100">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6" number:title="Definido por el usuario">
      <number:scientific-number number:decimal-places="4" number:min-decimal-places="4" number:min-integer-digits="1" number:min-exponent-digits="3" number:exponent-interval="1" number:forced-exponent-sign="true"/>
    </number:number-style>
    <number:date-style style:name="N107">
      <number:day number:style="long"/>
      <number:text>. </number:text>
      <number:month number:textual="true"/>
    </number:date-style>
    <number:number-style style:name="N108">
      <number:number number:decimal-places="5" number:min-decimal-places="5" number:min-integer-digits="1"/>
    </number:number-style>
    <number:date-style style:name="N109">
      <number:day/>
      <number:text>-</number:text>
      <number:month number:textual="true"/>
    </number:date-style>
    <number:date-style style:name="N110">
      <number:day number:style="long"/>
      <number:text>.</number:text>
      <number:month number:style="long"/>
      <number:text>.</number:text>
      <number:year/>
    </number:date-style>
    <number:time-style style:name="N111">
      <number:minutes number:style="long"/>
      <number:text>:</number:text>
      <number:seconds number:style="long"/>
    </number:time-style>
    <number:percentage-style style:name="N112">
      <number:number number:decimal-places="3" number:min-decimal-places="3" number:min-integer-digits="1"/>
      <number:text>%</number:text>
    </number:percentage-style>
    <number:number-style style:name="N115P0" style:volatile="true">
      <number:number number:decimal-places="2" number:min-decimal-places="2" number:min-integer-digits="1" number:grouping="true"/>
      <number:text> Pts </number:text>
    </number:number-style>
    <number:number-style style:name="N115P1" style:volatile="true">
      <number:text>-</number:text>
      <number:number number:decimal-places="2" number:min-decimal-places="2" number:min-integer-digits="1" number:grouping="true"/>
      <number:text> Pts </number:text>
    </number:number-style>
    <number:number-style style:name="N115">
      <number:text>-</number:text>
      <number:number number:decimal-places="0" number:min-decimal-places="0" number:min-integer-digits="0"/>
      <number:text> Pts </number:text>
      <style:map style:condition="value()&gt;0" style:apply-style-name="N115P0"/>
      <style:map style:condition="value()&lt;0" style:apply-style-name="N115P1"/>
    </number:number-style>
    <number:date-style style:name="N116">
      <number:day number:style="long"/>
      <number:text>/</number:text>
      <number:month number:style="long"/>
    </number:date-style>
    <number:number-style style:name="N117">
      <number:number number:decimal-places="6" number:min-decimal-places="6" number:min-integer-digits="1"/>
    </number:number-style>
    <number:number-style style:name="N118">
      <number:scientific-number number:decimal-places="3" number:min-decimal-places="3" number:min-integer-digits="1" number:min-exponent-digits="3" number:exponent-interval="1" number:forced-exponent-sign="true"/>
    </number:number-style>
    <number:date-style style:name="N119">
      <number:month number:textual="true"/>
      <number:text>-</number:text>
      <number:year/>
    </number:date-style>
    <number:number-style style:name="N121P0" style:volatile="true">
      <number:number number:decimal-places="0" number:min-decimal-places="0" number:min-integer-digits="1" number:grouping="true"/>
      <number:text> Pts</number:text>
    </number:number-style>
    <number:number-style style:name="N121">
      <style:text-properties fo:color="#ff0000"/>
      <number:text>-</number:text>
      <number:number number:decimal-places="0" number:min-decimal-places="0" number:min-integer-digits="1" number:grouping="true"/>
      <number:text> Pts</number:text>
      <style:map style:condition="value()&gt;=0" style:apply-style-name="N121P0"/>
    </number:number-style>
    <number:number-style style:name="N123P0" style:volatile="true">
      <number:text>+</number:text>
      <number:number number:decimal-places="2" number:min-decimal-places="2" number:min-integer-digits="1"/>
    </number:number-style>
    <number:number-style style:name="N123">
      <number:text>-</number:text>
      <number:number number:decimal-places="2" number:min-decimal-places="2" number:min-integer-digits="1"/>
      <style:map style:condition="value()&gt;=0" style:apply-style-name="N123P0"/>
    </number:number-style>
    <number:currency-style style:name="N125P0" style:volatile="true">
      <number:number number:decimal-places="0" number:min-decimal-places="0" number:min-integer-digits="1" number:grouping="true"/>
      <number:text> </number:text>
      <number:currency-symbol number:language="es" number:country="ES">Pts</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25P0"/>
    </number:currency-style>
    <number:number-style style:name="N126">
      <number:number number:decimal-places="7" number:min-decimal-places="7" number:min-integer-digits="1"/>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time-style style:name="N129">
      <number:hours/>
      <number:text>:</number:text>
      <number:minutes number:style="long"/>
      <number:text>:</number:text>
      <number:seconds number:style="long"/>
    </number:time-style>
    <number:date-style style:name="N130">
      <number:day number:style="long"/>
    </number:date-style>
    <number:date-style style:name="N131">
      <number:month/>
      <number:text>/</number:text>
      <number:day/>
      <number:text>/</number:text>
      <number:year/>
      <number:text> </number:text>
      <number:hours/>
      <number:text>:</number:text>
      <number:minutes number:style="long"/>
    </number:date-style>
    <number:currency-style style:name="N133P0" style:volatile="true">
      <number:number number:decimal-places="2" number:min-decimal-places="2" number:min-integer-digits="1" number:grouping="true"/>
      <number:text> </number:text>
      <number:currency-symbol number:language="gl" number:country="ES">€</number:currency-symbol>
    </number:currency-style>
    <number:currency-style style:name="N133">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33P0"/>
    </number:currency-style>
    <number:percentage-style style:name="N134">
      <number:number number:decimal-places="1" number:min-decimal-places="1" number:min-integer-digits="1"/>
      <number:text>%</number:text>
    </number:percentage-style>
    <number:number-style style:name="N135P0" style:volatile="true">
      <number:number number:decimal-places="2" number:min-decimal-places="2" number:min-integer-digits="1" number:grouping="true"/>
    </number:number-style>
    <number:number-style style:name="N135">
      <style:text-properties fo:color="#ff0000"/>
      <number:text>-</number:text>
      <number:number number:decimal-places="2" number:min-decimal-places="2"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time-style style:name="N138">
      <number:hours/>
      <number:text>:</number:text>
      <number:minutes number:style="long"/>
      <number:text> </number:text>
      <number:am-pm/>
    </number:time-style>
    <number:number-style style:name="N139">
      <number:number number:decimal-places="3" number:min-decimal-places="3" number:min-integer-digits="1"/>
    </number:number-style>
    <number:number-style style:name="N140P0" style:volatile="true">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   </number:text>
      <style:map style:condition="value()&gt;=0" style:apply-style-name="N140P0"/>
    </number:number-style>
    <number:date-style style:name="N141">
      <number:day number:style="long"/>
      <number:text>. </number:text>
      <number:month number:textual="true"/>
      <number:text> </number:text>
      <number:year/>
    </number:date-style>
    <number:currency-style style:name="N143P0" style:volatile="true">
      <number:number number:decimal-places="2" number:min-decimal-places="2" number:min-integer-digits="1" number:grouping="true"/>
      <number:text> </number:text>
      <number:currency-symbol>€</number:currency-symbol>
    </number:currency-style>
    <number:currency-style style:name="N143">
      <style:text-properties fo:color="#ff0000"/>
      <number:text>-</number:text>
      <number:number number:decimal-places="2" number:min-decimal-places="2" number:min-integer-digits="1" number:grouping="true"/>
      <number:text> </number:text>
      <number:currency-symbol>€</number:currency-symbol>
      <style:map style:condition="value()&gt;=0" style:apply-style-name="N143P0"/>
    </number:currency-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7P0" style:volatile="true">
      <number:number number:decimal-places="0" number:min-decimal-places="0" number:min-integer-digits="1" number:grouping="true"/>
      <number:text>       </number:text>
    </number:number-style>
    <number:number-style style:name="N147P1" style:volatile="true">
      <number:text>-</number:text>
      <number:number number:decimal-places="0" number:min-decimal-places="0" number:min-integer-digits="1" number:grouping="true"/>
      <number:text>       </number:text>
    </number:number-style>
    <number:number-style style:name="N147">
      <number:text> -       </number:text>
      <style:map style:condition="value()&gt;0" style:apply-style-name="N147P0"/>
      <style:map style:condition="value()&lt;0" style:apply-style-name="N147P1"/>
    </number:number-style>
    <number:time-style style:name="N148">
      <number:hours/>
      <number:text>:</number:text>
      <number:minutes number:style="long"/>
      <number:text>:</number:text>
      <number:seconds number:style="long"/>
      <number:text> </number:text>
      <number:am-pm/>
    </number:time-style>
    <number:date-style style:name="N149">
      <number:day number:style="long"/>
      <number:text>.</number:text>
      <number:month number:style="long"/>
      <number:text>.</number:text>
      <number:year number:style="long"/>
      <number:text> </number:text>
      <number:hours number:style="long"/>
      <number:text>:</number:text>
      <number:minutes number:style="long"/>
    </number:date-style>
    <number:number-style style:name="N151P0" style:volatile="true">
      <number:text>$</number:text>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time-style style:name="N152" number:truncate-on-overflow="false">
      <number:hours/>
      <number:text>:</number:text>
      <number:minutes number:style="long"/>
      <number:text>:</number:text>
      <number:seconds number:style="long"/>
    </number:time-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6P0" style:volatile="true">
      <number:number number:decimal-places="0" number:min-decimal-places="0" number:min-integer-digits="1" number:grouping="true"/>
      <number:text> DM</number:text>
    </number:number-style>
    <number:number-style style:name="N156">
      <number:text>-</number:text>
      <number:number number:decimal-places="0" number:min-decimal-places="0" number:min-integer-digits="1" number:grouping="true"/>
      <number:text> DM</number:text>
      <style:map style:condition="value()&gt;=0" style:apply-style-name="N156P0"/>
    </number:number-style>
    <number:number-style style:name="N159P0" style:volatile="true">
      <number:number number:decimal-places="0" number:min-decimal-places="0" number:min-integer-digits="1" number:grouping="true"/>
      <number:text> DM </number:text>
    </number:number-style>
    <number:number-style style:name="N159P1" style:volatile="true">
      <number:text>-</number:text>
      <number:number number:decimal-places="0" number:min-decimal-places="0" number:min-integer-digits="1" number:grouping="true"/>
      <number:text> DM </number:text>
    </number:number-style>
    <number:number-style style:name="N159">
      <number:text> - DM </number:text>
      <style:map style:condition="value()&gt;0" style:apply-style-name="N159P0"/>
      <style:map style:condition="value()&lt;0" style:apply-style-name="N159P1"/>
    </number:number-style>
    <number:number-style style:name="N160P0" style:volatile="true">
      <number:number number:decimal-places="0" number:min-decimal-places="0" number:min-integer-digits="1" number:grouping="true"/>
      <number:text> DM</number:text>
    </number:number-style>
    <number:number-style style:name="N160">
      <style:text-properties fo:color="#ff0000"/>
      <number:text>-</number:text>
      <number:number number:decimal-places="0" number:min-decimal-places="0" number:min-integer-digits="1" number:grouping="true"/>
      <number:text> DM</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DM</number:text>
    </number:number-style>
    <number:number-style style:name="N163">
      <style:text-properties fo:color="#ff0000"/>
      <number:text>-</number:text>
      <number:number number:decimal-places="2" number:min-decimal-places="2" number:min-integer-digits="1" number:grouping="true"/>
      <number:text> DM</number:text>
      <style:map style:condition="value()&gt;=0" style:apply-style-name="N163P0"/>
    </number:number-style>
    <number:date-style style:name="N164">
      <number:month/>
      <number:text>/</number:text>
      <number:day/>
      <number:text>/</number:text>
      <number:year/>
    </number:date-style>
    <number:number-style style:name="N165">
      <number:scientific-number number:decimal-places="1" number:min-decimal-places="1" number:min-integer-digits="1" number:min-exponent-digits="1" number:exponent-interval="1" number:forced-exponent-sign="true"/>
    </number:number-style>
    <number:number-style style:name="N168P0" style:volatile="true">
      <number:number number:decimal-places="2" number:min-decimal-places="2" number:min-integer-digits="1" number:grouping="true"/>
      <number:text> DM </number:text>
    </number:number-style>
    <number:number-style style:name="N168P1" style:volatile="true">
      <number:text>-</number:text>
      <number:number number:decimal-places="2" number:min-decimal-places="2" number:min-integer-digits="1" number:grouping="true"/>
      <number:text> DM </number:text>
    </number:number-style>
    <number:number-style style:name="N168">
      <number:text>-</number:text>
      <number:number number:decimal-places="0" number:min-decimal-places="0" number:min-integer-digits="0"/>
      <number:text> DM </number:text>
      <style:map style:condition="value()&gt;0" style:apply-style-name="N168P0"/>
      <style:map style:condition="value()&lt;0" style:apply-style-name="N168P1"/>
    </number:number-style>
    <number:number-style style:name="N169P0" style:volatile="true">
      <number:text>$</number:text>
      <number:number number:decimal-places="0" number:min-decimal-places="0" number:min-integer-digits="1" number:grouping="true"/>
    </number:number-style>
    <number:number-style style:name="N169">
      <number:text>($</number:text>
      <number:number number:decimal-places="0" number:min-decimal-places="0" number:min-integer-digits="1" number:grouping="true"/>
      <number:text>)</number:text>
      <style:map style:condition="value()&gt;=0" style:apply-style-name="N169P0"/>
    </number:number-style>
    <number:number-style style:name="N172P0" style:volatile="true">
      <number:number number:decimal-places="2" number:min-decimal-places="2" number:min-integer-digits="1" number:grouping="true"/>
      <number:text>       </number:text>
    </number:number-style>
    <number:number-style style:name="N172P1" style:volatile="true">
      <number:text>-</number:text>
      <number:number number:decimal-places="2" number:min-decimal-places="2" number:min-integer-digits="1" number:grouping="true"/>
      <number:text>       </number:text>
    </number:number-style>
    <number:number-style style:name="N172">
      <number:text>-</number:text>
      <number:number number:decimal-places="0" number:min-decimal-places="0" number:min-integer-digits="0"/>
      <number:text>       </number:text>
      <style:map style:condition="value()&gt;0" style:apply-style-name="N172P0"/>
      <style:map style:condition="value()&lt;0" style:apply-style-name="N172P1"/>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
      <number:number number:decimal-places="4" number:min-decimal-places="4" number:min-integer-digits="1"/>
    </number:number-style>
    <number:number-style style:name="N175P0" style:volatile="true">
      <number:number number:decimal-places="0" number:min-decimal-places="0" number:min-integer-digits="1" number:grouping="true"/>
      <number:text> Pts</number:text>
    </number:number-style>
    <number:number-style style:name="N175">
      <number:text>-</number:text>
      <number:number number:decimal-places="0" number:min-decimal-places="0" number:min-integer-digits="1" number:grouping="true"/>
      <number:text> Pts</number:text>
      <style:map style:condition="value()&gt;=0" style:apply-style-name="N175P0"/>
    </number:number-style>
    <number:number-style style:name="N176">
      <number:number number:decimal-places="1" number:min-decimal-places="1" number:min-integer-digits="1"/>
    </number:number-style>
    <number:number-style style:name="N178P0" style:volatile="true">
      <number:number number:decimal-places="2" number:min-decimal-places="2" number:min-integer-digits="1" number:grouping="true"/>
      <number:text> Pts</number:text>
    </number:number-style>
    <number:number-style style:name="N178">
      <number:text>-</number:text>
      <number:number number:decimal-places="2" number:min-decimal-places="2" number:min-integer-digits="1" number:grouping="true"/>
      <number:text> Pts</number:text>
      <style:map style:condition="value()&gt;=0" style:apply-style-name="N178P0"/>
    </number:number-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number:text>)</number:text>
      <style:map style:condition="value()&gt;=0" style:apply-style-name="N180P0"/>
    </number:number-style>
    <number:number-style style:name="N181P0" style:volatile="true">
      <number:number number:decimal-places="2" number:min-decimal-places="2" number:min-integer-digits="1" number:grouping="true"/>
      <number:text> Pts</number:text>
    </number:number-style>
    <number:number-style style:name="N181">
      <style:text-properties fo:color="#ff0000"/>
      <number:text>-</number:text>
      <number:number number:decimal-places="2" number:min-decimal-places="2" number:min-integer-digits="1" number:grouping="true"/>
      <number:text> Pts</number:text>
      <style:map style:condition="value()&gt;=0" style:apply-style-name="N181P0"/>
    </number:number-style>
    <number:date-style style:name="N182">
      <number:month number:style="long" number:textual="true"/>
      <number:text> </number:text>
      <number:year/>
    </number:date-style>
    <number:number-style style:name="N183P0" style:volatile="true">
      <number:text>$</number:text>
      <number:number number:decimal-places="2" number:min-decimal-places="2" number:min-integer-digits="1" number:grouping="true"/>
    </number:number-style>
    <number:number-style style:name="N183">
      <style:text-properties fo:color="#ff0000"/>
      <number:text>($</number:text>
      <number:number number:decimal-places="2" number:min-decimal-places="2" number:min-integer-digits="1" number:grouping="true"/>
      <number:text>)</number:text>
      <style:map style:condition="value()&gt;=0" style:apply-style-name="N183P0"/>
    </number:number-style>
    <number:date-style style:name="N184">
      <number:month number:textual="true"/>
      <number:text> </number:text>
      <number:year/>
    </number:date-style>
    <number:number-style style:name="N187P0" style:volatile="true">
      <number:number number:decimal-places="0" number:min-decimal-places="0" number:min-integer-digits="1" number:grouping="true"/>
      <number:text> Pts </number:text>
    </number:number-style>
    <number:number-style style:name="N187P1" style:volatile="true">
      <number:text>-</number:text>
      <number:number number:decimal-places="0" number:min-decimal-places="0" number:min-integer-digits="1" number:grouping="true"/>
      <number:text> Pts </number:text>
    </number:number-style>
    <number:number-style style:name="N187">
      <number:text> - Pts </number:text>
      <style:map style:condition="value()&gt;0" style:apply-style-name="N187P0"/>
      <style:map style:condition="value()&lt;0" style:apply-style-name="N187P1"/>
    </number:number-style>
    <number:date-style style:name="N188">
      <number:day/>
      <number:text>-</number:text>
      <number:month number:textual="true"/>
      <number:text>-</number:text>
      <number:year/>
    </number:date-style>
    <number:date-style style:name="N189">
      <number:day/>
      <number:text>/</number:text>
      <number:month number:style="long"/>
    </number:date-style>
    <number:time-style style:name="N190">
      <number:hours/>
      <number:text>:</number:text>
      <number:minutes number:style="long"/>
    </number:time-style>
    <number:currency-style style:name="N191P0" style:volatile="true">
      <number:number number:decimal-places="2" number:min-decimal-places="2" number:min-integer-digits="1" number:grouping="true"/>
      <number:text> </number:text>
      <number:currency-symbol number:language="es" number:country="ES">€</number:currency-symbol>
    </number:currency-style>
    <number:currency-style style:name="N191">
      <number:text>-</number:text>
      <number:number number:decimal-places="2" number:min-decimal-places="2" number:min-integer-digits="1" number:grouping="true"/>
      <number:text> </number:text>
      <number:currency-symbol number:language="es" number:country="ES">€</number:currency-symbol>
      <style:map style:condition="value()&gt;=0" style:apply-style-name="N191P0"/>
    </number:currency-style>
    <number:time-style style:name="N192">
      <number:minutes number:style="long"/>
      <number:text>:</number:text>
      <number:seconds number:style="long"/>
      <number:text>,</number:text>
    </number:time-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9">
      <number:scientific-number number:decimal-places="1" number:min-decimal-places="1" number:min-integer-digits="1" number:min-exponent-digits="1" number:exponent-interval="3" number:forced-exponent-sign="true"/>
    </number:number-style>
    <number:number-style style:name="N10104" number:language="es" number:country="ES">
      <number:number number:decimal-places="1" number:min-decimal-places="1" number:min-integer-digits="1"/>
    </number:number-style>
    <number:number-style style:name="N10105" number:language="es" number:country="ES">
      <number:number number:decimal-places="3" number:min-decimal-places="3" number:min-integer-digits="1"/>
    </number:number-style>
    <number:number-style style:name="N10106" number:language="es" number:country="ES">
      <number:number number:decimal-places="4" number:min-decimal-places="4" number:min-integer-digits="1"/>
    </number:number-style>
    <number:currency-style style:name="N1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8P0"/>
    </number:currency-style>
    <number:number-style style:name="N10109" number:language="es" number:country="ES">
      <number:number number:decimal-places="5" number:min-decimal-places="5" number:min-integer-digits="1"/>
    </number:number-style>
    <number:number-style style:name="N10110" number:language="es" number:country="ES">
      <number:number number:decimal-places="6" number:min-decimal-places="6" number:min-integer-digits="1"/>
    </number:number-style>
    <number:currency-style style:name="N1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11P0"/>
    </number:currency-style>
    <number:date-style style:name="N10112" number:language="es" number:country="ES">
      <number:month number:textual="true"/>
      <number:text> - </number:text>
      <number:year/>
    </number:date-style>
    <number:date-style style:name="N10113" number:language="es" number:country="ES">
      <number:month number:textual="true"/>
      <number:text> </number:text>
      <number:year/>
    </number:date-style>
    <number:number-style style:name="N10114" number:language="es" number:country="ES">
      <number:number number:decimal-places="11" number:min-decimal-places="11" number:min-integer-digits="1"/>
    </number:number-style>
    <number:number-style style:name="N10115" number:language="es" number:country="ES">
      <number:number number:decimal-places="7" number:min-decimal-places="7" number:min-integer-digits="1"/>
    </number:number-style>
    <number:number-style style:name="N10116" number:language="es" number:country="ES">
      <number:number number:decimal-places="8" number:min-decimal-places="8" number:min-integer-digits="1"/>
    </number:number-style>
    <number:number-style style:name="N10117" number:language="es" number:country="ES">
      <number:number number:decimal-places="9" number:min-decimal-places="9" number:min-integer-digits="1"/>
    </number:number-style>
    <number:number-style style:name="N10118" number:language="es" number:country="ES">
      <number:number number:decimal-places="10" number:min-decimal-places="10" number:min-integer-digits="1"/>
    </number:number-style>
    <number:number-style style:name="N10119" number:language="es" number:country="ES">
      <number:number number:decimal-places="12" number:min-decimal-places="12" number:min-integer-digits="1"/>
    </number:number-style>
    <number:number-style style:name="N10120" number:language="es" number:country="ES">
      <number:number number:decimal-places="13" number:min-decimal-places="13" number:min-integer-digits="1"/>
    </number:number-style>
    <number:number-style style:name="N10121" number:language="es" number:country="ES">
      <number:scientific-number number:decimal-places="3" number:min-decimal-places="3" number:min-integer-digits="1" number:min-exponent-digits="3" number:exponent-interval="1" number:forced-exponent-sign="true"/>
    </number:number-style>
    <number:percentage-style style:name="N10122" number:language="es" number:country="ES">
      <number:number number:decimal-places="2" number:min-decimal-places="2" number:min-integer-digits="1"/>
      <number:text>%</number:text>
    </number:percentage-style>
    <number:number-style style:name="N10123" number:language="es" number:country="ES">
      <number:number number:decimal-places="0" number:min-decimal-places="0" number:min-integer-digits="0" number:grouping="true"/>
    </number:number-style>
    <number:number-style style:name="N10124" number:language="es" number:country="ES">
      <number:scientific-number number:decimal-places="3" number:min-decimal-places="3" number:min-integer-digits="1" number:min-exponent-digits="2" number:exponent-interval="1" number:forced-exponent-sign="true"/>
    </number:number-style>
    <number:number-style style:name="N10125" number:language="es" number:country="ES">
      <number:scientific-number number:decimal-places="4" number:min-decimal-places="4" number:min-integer-digits="1" number:min-exponent-digits="2" number:exponent-interval="1" number:forced-exponent-sign="true"/>
    </number:number-style>
    <number:number-style style:name="N10126" number:language="es" number:country="ES">
      <number:scientific-number number:decimal-places="5" number:min-decimal-places="5" number:min-integer-digits="1" number:min-exponent-digits="2" number:exponent-interval="1" number:forced-exponent-sign="true"/>
    </number:number-style>
    <number:number-style style:name="N10127" number:language="es" number:country="ES">
      <number:scientific-number number:decimal-places="6" number:min-decimal-places="6" number:min-integer-digits="1" number:min-exponent-digits="2" number:exponent-interval="1" number:forced-exponent-sign="true"/>
    </number:number-style>
    <number:number-style style:name="N10128" number:language="es" number:country="ES">
      <number:scientific-number number:decimal-places="7" number:min-decimal-places="7" number:min-integer-digits="1" number:min-exponent-digits="2" number:exponent-interval="1" number:forced-exponent-sign="true"/>
    </number:number-style>
    <number:number-style style:name="N10129" number:language="es" number:country="ES">
      <number:scientific-number number:decimal-places="8" number:min-decimal-places="8" number:min-integer-digits="1" number:min-exponent-digits="2" number:exponent-interval="1" number:forced-exponent-sign="true"/>
    </number:number-style>
    <number:number-style style:name="N10130" number:language="es" number:country="ES">
      <number:scientific-number number:decimal-places="1" number:min-decimal-places="1" number:min-integer-digits="1" number:min-exponent-digits="1" number:exponent-interval="1" number:forced-exponent-sign="true"/>
    </number:number-style>
    <number:currency-style style:name="N20122P0" style:volatile="true" number:language="en" number:country="US">
      <number:currency-symbol/>
      <number:number number:decimal-places="0" number:min-decimal-places="0" number:min-integer-digits="1" number:grouping="true"/>
      <number:text> </number:text>
    </number:currency-style>
    <number:currency-style style:name="N20122" number:language="en" number:country="US">
      <number:text>(</number:text>
      <number:currency-symbol/>
      <number:number number:decimal-places="0" number: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number: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number:min-decimal-places="2" number:min-integer-digits="1" number:grouping="true"/>
      <number:text> </number:text>
    </number:currency-style>
    <number:currency-style style:name="N20125" number:language="en" number:country="US">
      <number:text>(</number:text>
      <number:currency-symbol/>
      <number:number number:decimal-places="2" number: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number: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number:min-decimal-places="0" number:min-integer-digits="1" number:grouping="true"/>
      <number:text> </number:text>
    </number:number-style>
    <number:number-style style:name="N20137" number:language="en" number:country="US">
      <style:text-properties fo:color="#ff0000"/>
      <number:text>(</number:text>
      <number:number number:decimal-places="0" number: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number:min-decimal-places="2" number:min-integer-digits="1" number:grouping="true"/>
      <number:text> </number:text>
    </number:number-style>
    <number:number-style style:name="N20139" number:language="en" number:country="US">
      <style:text-properties fo:color="#ff0000"/>
      <number:text>(</number:text>
      <number:number number:decimal-places="2" number:min-decimal-places="2" number:min-integer-digits="1" number:grouping="true"/>
      <number:text>)</number:text>
      <style:map style:condition="value()&gt;=0" style:apply-style-name="N20139P0"/>
    </number:number-style>
    <number:number-style style:name="N2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43P2" style:volatile="true" number:language="en" number:country="US">
      <number:text> </number:text>
      <number:fill-character> </number: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47P2" style:volatile="true" number:language="en" number:country="US">
      <number:currency-symbol/>
      <number:fill-character> </number: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Linux Biolinum G3" fo:font-family="'Linux Biolinum G'" style:font-style-name="Normal" style:font-pitch="variable" fo:font-size="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DatoEntrada" style:family="table-cell" style:parent-style-name="Default" style:data-style-name="N0">
      <style:table-cell-properties style:cell-protect="none" style:print-content="true" fo:background-color="transparent" fo:border="0.06pt solid #0000ff" loext:vertical-justify="auto"/>
      <style:paragraph-properties css3t:text-justify="auto"/>
      <style:text-properties style:font-name="Linux Biolinum G2" fo:font-family="'Linux Biolinum G'" style:font-pitch="variable" fo:font-size="11pt" style:font-size-asian="11pt" style:font-size-complex="11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Gris" style:family="table-cell" style:parent-style-name="Default">
      <style:table-cell-properties fo:background-color="#e6e6ff"/>
      <style:text-properties style:font-name="Linux Biolinum G2" fo:font-family="'Linux Biolinum G'" style:font-pitch="variable" fo:font-size="11pt" style:font-size-asian="11pt" style:font-size-complex="11pt"/>
    </style:style>
    <style:style style:name="GrisRayaSup" style:family="table-cell" style:parent-style-name="Default" style:data-style-name="N0">
      <style:table-cell-properties fo:border-bottom="none" fo:background-color="#e6e6ff" style:text-align-source="fix" style:repeat-content="false" fo:border-left="none" fo:border-right="none" fo:border-top="0.06pt solid #000000" loext:vertical-justify="auto"/>
      <style:paragraph-properties fo:text-align="center" css3t:text-justify="auto"/>
      <style:text-properties style:use-window-font-color="true" style:text-outline="false" style:text-line-through-style="none" style:text-line-through-type="none" style:font-name="Linux Biolinum G2" fo:font-family="'Linux Biolinum G'" style:font-pitch="variable" fo:font-size="11pt" fo:font-style="normal" fo:text-shadow="none" style:text-underline-style="none" fo:font-weight="normal" style:text-underline-mode="continuous" style:text-overline-mode="continuous" style:text-line-through-mode="continuous"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font-relief="none"/>
    </style:style>
    <style:style style:name="Vector" style:family="table-cell" style:parent-style-name="Text">
      <style:text-properties style:font-name="Linux Biolinum G" fo:font-family="'Linux Biolinum G'" style:font-style-name="Negrita cursiva" style:font-pitch="variable" fo:font-style="italic" fo:font-weight="bold" style:text-overline-style="solid" style:text-overline-width="bold" style:text-overline-color="font-color"/>
    </style:style>
    <style:style style:name="Aviso" style:family="table-cell" style:parent-style-name="Default">
      <style:table-cell-properties fo:background-color="#bce4e5" style:text-align-source="fix" style:repeat-content="false"/>
      <style:paragraph-properties fo:text-align="center" fo:margin-left="0cm"/>
      <style:text-properties fo:color="#ff0000"/>
    </style:style>
    <style:style style:name="DatoTexto" style:family="table-cell" style:parent-style-name="Default" style:data-style-name="N100">
      <style:table-cell-properties style:cell-protect="none" style:print-content="true" fo:background-color="transparent" fo:border="0.99pt solid #684703"/>
    </style:style>
    <style:style style:name="RespRayaSup" style:family="table-cell" style:parent-style-name="Default">
      <style:table-cell-properties fo:border-bottom="none" fo:background-color="#e0efd4" style:diagonal-bl-tr="none" style:diagonal-tl-br="none" style:text-align-source="fix" style:repeat-content="false" fo:border-left="none" fo:border-right="none" fo:border-top="0.06pt solid #000000"/>
      <style:paragraph-properties fo:text-align="center"/>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Alfonso Javier Barbadillo Marán</meta:initial-creator>
    <meta:creation-date>2006-05-13T21:08:36</meta:creation-date>
    <dc:date>2023-08-25T19:18:09.468000000</dc:date>
    <meta:editing-cycles>588</meta:editing-cycles>
    <meta:editing-duration>P3DT14M59S</meta:editing-duration>
    <dc:title>Cálculo campo electrostático</dc:title>
    <dc:creator>Alfonso Javier Barbadillo Marán</dc:creator>
    <meta:document-statistic meta:table-count="8" meta:cell-count="2766" meta:object-count="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Integer) as String
Dim cFinal, cSepara As String
Dim nLong, nCont As Integer
IF IsMissing(nEspacios) THEN
	nEspacios = 1
Else
	If nEspacios &lt; 1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40"
	cMens = "de esta hoja"
	oRango = ThisComponent.getCurrentController.getActiveSheet().getCellRangeByName( cRango )
'	bSel = False
else
	cMens = "en el intervalo seleccionado"
	oRango = oSel
'	bSel = True
endIf
If MsgBox ("¿Borrar l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THEN
	nCifras = 3
ELSE
	IF nCifSig &lt; 1 THEN
		nCifras = 1
	ELSE
		nCifras = nCifSig
	ENDIF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perindice.xml><?xml version="1.0" encoding="utf-8"?>
<!DOCTYPE module  PUBLIC '-//OpenOffice.org//DTD OfficeDocument 1.0//EN'  'module.dtd'>
<script:module xmlns:script="http://openoffice.org/2000/script" script:name="Superindice" script:language="StarBasic" script:moduleType="normal">REM  *****  BASIC  *****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ultipl"/>
  <library:element library:name="Superindi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004586" draw:fill-color="#004586"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ed1c24" draw:fill-color="#ed1c24"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loext:label-stroke-color="#3465a4" chart:link-data-style-to-source="true"/>
      <style:graphic-properties svg:stroke-width="0.03cm" svg:stroke-color="#579d1c" draw:fill-color="#579d1c"/>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66b3" draw:fill-color="#0066b3"/>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001cm" svg:height="8.973cm" xlink:href=".." xlink:type="simple" chart:class="chart:scatter" chart:style-name="ch1">
        <chart:plot-area chart:style-name="ch2" table:cell-range-address="Campo.Y20:Campo.Y25 Campo.Z16:Campo.Z20 Campo.AA17:Campo.AA20 Campo.AB21:Campo.AB25 Campo.AC26:Campo.AC49 Campo.AD50:Campo.AD54" chart:data-source-has-labels="both" svg:x="0.18cm" svg:y="0.179cm" svg:width="8.641cm" svg:height="8.615cm">
          <chart:coordinate-region svg:x="1.092cm" svg:y="0.378cm" svg:width="7.449cm" svg:height="7.769cm"/>
          <chart:axis chart:dimension="x" chart:name="primary-x" chart:style-name="ch3" chartooo:axis-type="auto">
            <chart:categories table:cell-range-address="Campo.Y21:Campo.Y25"/>
          </chart:axis>
          <chart:axis chart:dimension="y" chart:name="primary-y" chart:style-name="ch3"/>
          <chart:series chart:style-name="ch4" chart:values-cell-range-address="Campo.AA17:Campo.AA20" chart:label-cell-address="Campo.Z16:Campo.Z16" chart:class="chart:scatter">
            <chart:domain table:cell-range-address="Campo.Z17:Campo.Z20"/>
            <chart:data-point chart:repeated="4"/>
          </chart:series>
          <chart:series chart:style-name="ch5" chart:values-cell-range-address="Campo.AB21:Campo.AB25" chart:label-cell-address="Campo.Y20:Campo.Y20" chart:class="chart:scatter">
            <chart:domain table:cell-range-address="Campo.Z21:Campo.Z25"/>
            <chart:data-point chart:repeated="5"/>
            <chart:data-label chart:style-name="ch6"/>
          </chart:series>
          <chart:series chart:style-name="ch7" chart:values-cell-range-address="Campo.AC26:Campo.AC49" chart:class="chart:scatter">
            <chart:domain table:cell-range-address="Campo.Z26:Campo.Z49"/>
            <chart:data-point chart:repeated="24"/>
            <chart:data-label chart:style-name="ch6"/>
          </chart:series>
          <chart:series chart:style-name="ch8" chart:values-cell-range-address="Campo.AD50:Campo.AD54" chart:class="chart:scatter">
            <chart:domain table:cell-range-address="Campo.Z50:Campo.Z54"/>
            <chart:data-point chart:repeated="5"/>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a Z</text:p>
              </table:table-cell>
              <table:table-cell office:value-type="string">
                <text:p>Recuadro</text:p>
                <draw:g>
                  <svg:desc>Campo.Z16:Campo.Z16</svg:desc>
                </draw:g>
              </table:table-cell>
              <table:table-cell office:value-type="string">
                <text:p>Columna Z</text:p>
              </table:table-cell>
              <table:table-cell office:value-type="string">
                <text:p>Puntos</text:p>
                <draw:g>
                  <svg:desc>Campo.Y20:Campo.Y20</svg:desc>
                </draw:g>
              </table:table-cell>
              <table:table-cell office:value-type="string">
                <text:p>Columna Z</text:p>
              </table:table-cell>
              <table:table-cell office:value-type="string">
                <text:p>Columna AC</text:p>
              </table:table-cell>
              <table:table-cell office:value-type="string">
                <text:p>Columna Z</text:p>
              </table:table-cell>
              <table:table-cell office:value-type="string">
                <text:p>Columna AD</text:p>
              </table:table-cell>
            </table:table-row>
          </table:table-header-rows>
          <table:table-rows>
            <table:table-row>
              <table:table-cell office:value-type="string">
                <text:p>A</text:p>
                <draw:g>
                  <svg:desc>Campo.Y21:Campo.Y25</svg:desc>
                </draw:g>
              </table:table-cell>
              <table:table-cell office:value-type="float" office:value="-577.35027">
                <text:p>-577.35027</text:p>
                <draw:g>
                  <svg:desc>Campo.Z17:Campo.Z20</svg:desc>
                </draw:g>
              </table:table-cell>
              <table:table-cell office:value-type="float" office:value="-577.35027">
                <text:p>-577.35027</text:p>
                <draw:g>
                  <svg:desc>Campo.AA17:Campo.AA20</svg:desc>
                </draw:g>
              </table:table-cell>
              <table:table-cell office:value-type="float" office:value="0">
                <text:p>0</text:p>
                <draw:g>
                  <svg:desc>Campo.Z21:Campo.Z25</svg:desc>
                </draw:g>
              </table:table-cell>
              <table:table-cell office:value-type="float" office:value="288.67513">
                <text:p>288.67513</text:p>
                <draw:g>
                  <svg:desc>Campo.AB21:Campo.AB25</svg:desc>
                </draw:g>
              </table:table-cell>
              <table:table-cell office:value-type="float" office:value="0">
                <text:p>0</text:p>
                <draw:g>
                  <svg:desc>Campo.Z26:Campo.Z49</svg:desc>
                </draw:g>
              </table:table-cell>
              <table:table-cell office:value-type="float" office:value="288.67513">
                <text:p>288.67513</text:p>
                <draw:g>
                  <svg:desc>Campo.AC26:Campo.AC49</svg:desc>
                </draw:g>
              </table:table-cell>
              <table:table-cell office:value-type="float" office:value="0">
                <text:p>0</text:p>
                <draw:g>
                  <svg:desc>Campo.Z50:Campo.Z54</svg:desc>
                </draw:g>
              </table:table-cell>
              <table:table-cell office:value-type="float" office:value="288.67513">
                <text:p>288.67513</text:p>
                <draw:g>
                  <svg:desc>Campo.AD50:Campo.AD54</svg:desc>
                </draw:g>
              </table:table-cell>
            </table:table-row>
            <table:table-row>
              <table:table-cell office:value-type="string">
                <text:p>𝘘₁</text:p>
              </table:table-cell>
              <table:table-cell office:value-type="float" office:value="-577.35027">
                <text:p>-577.35027</text:p>
              </table:table-cell>
              <table:table-cell office:value-type="float" office:value="538.675132184947">
                <text:p>538.675132184947</text:p>
              </table:table-cell>
              <table:table-cell office:value-type="float" office:value="500">
                <text:p>500</text:p>
              </table:table-cell>
              <table:table-cell office:value-type="float" office:value="288.67513">
                <text:p>288.67513</text:p>
              </table:table-cell>
              <table:table-cell office:value-type="float" office:value="500">
                <text:p>500</text:p>
              </table:table-cell>
              <table:table-cell office:value-type="float" office:value="288.67513">
                <text:p>288.67513</text:p>
              </table:table-cell>
              <table:table-cell office:value-type="float" office:value="0">
                <text:p>0</text:p>
              </table:table-cell>
              <table:table-cell office:value-type="float" office:value="538.675132184947">
                <text:p>538.675132184947</text:p>
              </table:table-cell>
            </table:table-row>
            <table:table-row>
              <table:table-cell office:value-type="string">
                <text:p>𝘘₂</text:p>
              </table:table-cell>
              <table:table-cell office:value-type="float" office:value="538.675132184947">
                <text:p>538.675132184947</text:p>
              </table:table-cell>
              <table:table-cell office:value-type="float" office:value="538.675132184947">
                <text:p>538.675132184947</text:p>
              </table:table-cell>
              <table:table-cell office:value-type="float" office:value="-500">
                <text:p>-500</text:p>
              </table:table-cell>
              <table:table-cell office:value-type="float" office:value="288.67513">
                <text:p>288.67513</text:p>
              </table:table-cell>
              <table:table-cell office:value-type="float" office:value="456.698729810778">
                <text:p>456.698729810778</text:p>
              </table:table-cell>
              <table:table-cell office:value-type="float" office:value="313.67513">
                <text:p>313.67513</text:p>
              </table:table-cell>
              <table:table-cell office:value-type="float" office:value="-25.0000000000002">
                <text:p>-25.0000000000002</text:p>
              </table:table-cell>
              <table:table-cell office:value-type="float" office:value="495.373861995725">
                <text:p>495.373861995725</text:p>
              </table:table-cell>
            </table:table-row>
            <table:table-row>
              <table:table-cell office:value-type="string">
                <text:p>𝘘₃</text:p>
              </table:table-cell>
              <table:table-cell office:value-type="float" office:value="538.675132184947">
                <text:p>538.675132184947</text:p>
              </table:table-cell>
              <table:table-cell office:value-type="float" office:value="-577.35027">
                <text:p>-577.35027</text:p>
              </table:table-cell>
              <table:table-cell office:value-type="float" office:value="0">
                <text:p>0</text:p>
              </table:table-cell>
              <table:table-cell office:value-type="float" office:value="-577.35027">
                <text:p>-577.35027</text:p>
              </table:table-cell>
              <table:table-cell office:value-type="float" office:value="500">
                <text:p>500</text:p>
              </table:table-cell>
              <table:table-cell office:value-type="float" office:value="288.67513">
                <text:p>288.67513</text:p>
              </table:table-cell>
              <table:table-cell office:value-type="float" office:value="0">
                <text:p>0</text:p>
              </table:table-cell>
              <table:table-cell office:value-type="float" office:value="538.675132184947">
                <text:p>538.67513218494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
                <text:p>263.67513</text:p>
              </table:table-cell>
              <table:table-cell office:value-type="float" office:value="25.0000000000002">
                <text:p>25.0000000000002</text:p>
              </table:table-cell>
              <table:table-cell office:value-type="float" office:value="495.373861995725">
                <text:p>495.3738619957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
                <text:p>263.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313.67513">
                <text:p>313.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1995725">
                <text:p>495.373861995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1995725">
                <text:p>495.373861995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2184947">
                <text:p>538.675132184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
                <text:p>288.6751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math xmlns="http://www.w3.org/1998/Math/MathML" display="block">
  <semantics>
    <mrow>
      <mstyle mathvariant="sans-serif">
        <msqrt>
          <mfrac>
            <mrow>
              <mn>2</mn>
              <mi>·</mi>
              <msub>
                <mi>E</mi>
                <mstyle mathvariant="normal">
                  <mi mathvariant="normal">c</mi>
                </mstyle>
              </msub>
            </mrow>
            <mi>m</mi>
          </mfrac>
        </msqrt>
      </mstyle>
      <mo stretchy="false">=</mo>
      <mrow/>
    </mrow>
    <annotation encoding="StarMath 5.0">font sans sqrt{{2 · E_nitalic c} over m} ={ }</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loext:label-stroke-color="#3465a4" chart:link-data-style-to-source="true" chart:data-label-number="none" chart:data-label-text="true" chart:data-label-symbol="false" chart:data-label-series="false" chart:label-position="top"/>
      <style:graphic-properties svg:stroke-width="0.08cm" svg:stroke-color="#004586" draw:fill-color="#004586" fo:wrap-option="wrap"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44cm" svg:height="9.344cm" xlink:href=".." xlink:type="simple" chart:class="chart:scatter" chart:column-mapping="0 1" chart:style-name="ch1">
        <chart:plot-area chart:style-name="ch2" table:cell-range-address="Coords.T28:Coords.T31 Coords.Q28:Coords.S34" chart:data-source-has-labels="column" svg:x="0.186cm" svg:y="0.186cm" svg:width="8.972cm" svg:height="8.972cm">
          <chart:coordinate-region svg:x="0.477cm" svg:y="0.385cm" svg:width="8.441cm" svg:height="8.574cm"/>
          <chart:axis chart:dimension="x" chart:name="primary-x" chart:style-name="ch3" chartooo:axis-type="auto">
            <chart:categories table:cell-range-address="Coords.T28:Coords.T31"/>
            <chart:grid chart:style-name="ch4" chart:class="major"/>
          </chart:axis>
          <chart:axis chart:dimension="y" chart:name="primary-y" chart:style-name="ch3">
            <chart:grid chart:style-name="ch4" chart:class="major"/>
          </chart:axis>
          <chart:series chart:style-name="ch5" chart:values-cell-range-address="Coords.R28:Coords.R34" chart:class="chart:scatter">
            <chart:domain table:cell-range-address="Coords.Q28:Coords.Q34"/>
            <chart:data-point chart:repeated="7"/>
            <chart:data-label chart:style-name="ch6"/>
          </chart:series>
          <chart:series chart:style-name="ch7" chart:values-cell-range-address="Coords.S28:Coords.S34"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Q</text:p>
              </table:table-cell>
              <table:table-cell office:value-type="string">
                <text:p>Columna R</text:p>
              </table:table-cell>
              <table:table-cell office:value-type="string">
                <text:p>Columna S</text:p>
              </table:table-cell>
            </table:table-row>
          </table:table-header-rows>
          <table:table-rows>
            <table:table-row>
              <table:table-cell office:value-type="string">
                <text:p>A</text:p>
                <draw:g>
                  <svg:desc>Coords.T28:Coords.T31</svg:desc>
                </draw:g>
              </table:table-cell>
              <table:table-cell office:value-type="float" office:value="0.499999999999999">
                <text:p>0.499999999999999</text:p>
                <draw:g>
                  <svg:desc>Coords.Q28:Coords.Q34</svg:desc>
                </draw:g>
              </table:table-cell>
              <table:table-cell office:value-type="float" office:value="0.288675134594812">
                <text:p>0.288675134594812</text:p>
                <draw:g>
                  <svg:desc>Coords.R28:Coords.R34</svg:desc>
                </draw:g>
              </table:table-cell>
              <table:table-cell office:value-type="float" office:value="NaN">
                <text:p>NaN</text:p>
                <draw:g>
                  <svg:desc>Coords.S28:Coords.S34</svg:desc>
                </draw:g>
              </table:table-cell>
            </table:table-row>
            <table:table-row>
              <table:table-cell office:value-type="string">
                <text:p>B</text:p>
              </table:table-cell>
              <table:table-cell office:value-type="float" office:value="-0.500000000000001">
                <text:p>-0.500000000000001</text:p>
              </table:table-cell>
              <table:table-cell office:value-type="float" office:value="0.28867513459481">
                <text:p>0.28867513459481</text:p>
              </table:table-cell>
              <table:table-cell office:value-type="float" office:value="NaN">
                <text:p>NaN</text:p>
              </table:table-cell>
            </table:table-row>
            <table:table-row>
              <table:table-cell office:value-type="string">
                <text:p>C</text:p>
              </table:table-cell>
              <table:table-cell office:value-type="float" office:value="5.53463302285262E-015">
                <text:p>5.53463302285262E-015</text:p>
              </table:table-cell>
              <table:table-cell office:value-type="float" office:value="-0.577350269189625">
                <text:p>-0.577350269189625</text:p>
              </table:table-cell>
              <table:table-cell office:value-type="float" office:value="NaN">
                <text:p>NaN</text:p>
              </table:table-cell>
            </table:table-row>
            <table:table-row>
              <table:table-cell office:value-type="string">
                <text:p/>
              </table:table-cell>
              <table:table-cell office:value-type="float" office:value="0.499999999999999">
                <text:p>0.499999999999999</text:p>
              </table:table-cell>
              <table:table-cell office:value-type="float" office:value="0.288675134594812">
                <text:p>0.28867513459481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744337567297406">
                <text:p>-0.744337567297406</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455662432702594">
                <text:p>0.45566243270259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ed1c24" draw:fill-color="#ed1c24"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ff420e" draw:fill-color="#ff420e"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svg:stroke-color="#006c3b" draw:fill-color="#006c3b"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001cm" svg:height="9.001cm" xlink:href=".." xlink:type="simple" chart:class="chart:scatter" chart:column-mapping="0" chart:style-name="ch1">
        <chart:plot-area chart:style-name="ch2" table:cell-range-address="Equilibrio.Y21:Equilibrio.Y25 Equilibrio.Z17:Equilibrio.AA20 Equilibrio.AB21:Equilibrio.AB25 Equilibrio.AC26:Equilibrio.AC49" chart:data-source-has-labels="column" svg:x="0.18cm" svg:y="0.18cm" svg:width="8.641cm" svg:height="8.641cm">
          <chart:coordinate-region svg:x="1.278cm" svg:y="0.379cm" svg:width="7.171cm" svg:height="7.795cm"/>
          <chart:axis chart:dimension="x" chart:name="primary-x" chart:style-name="ch3" chartooo:axis-type="auto">
            <chart:categories table:cell-range-address="Equilibrio.Y21:Equilibrio.Y25"/>
          </chart:axis>
          <chart:axis chart:dimension="y" chart:name="primary-y" chart:style-name="ch3"/>
          <chart:series chart:style-name="ch4" chart:values-cell-range-address="Equilibrio.AA17:Equilibrio.AA20" chart:class="chart:scatter">
            <chart:domain table:cell-range-address="Equilibrio.Z17:Equilibrio.Z20"/>
            <chart:data-point chart:repeated="4"/>
          </chart:series>
          <chart:series chart:style-name="ch5" chart:values-cell-range-address="Equilibrio.AB21:Equilibrio.AB25" chart:class="chart:scatter">
            <chart:domain table:cell-range-address="Equilibrio.Z21:Equilibrio.Z25"/>
            <chart:data-point chart:repeated="5"/>
            <chart:data-label chart:style-name="ch6"/>
          </chart:series>
          <chart:series chart:style-name="ch7" chart:values-cell-range-address="Equilibrio.AC26:Equilibrio.AC49" chart:class="chart:scatter">
            <chart:domain table:cell-range-address="Equilibrio.Z26:Equilibrio.Z49"/>
            <chart:data-point chart:repeated="24"/>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Z</text:p>
              </table:table-cell>
              <table:table-cell office:value-type="string">
                <text:p>Columna AA</text:p>
              </table:table-cell>
              <table:table-cell office:value-type="string">
                <text:p>Columna Z</text:p>
              </table:table-cell>
              <table:table-cell office:value-type="string">
                <text:p>Columna AB</text:p>
              </table:table-cell>
              <table:table-cell office:value-type="string">
                <text:p>Columna Z</text:p>
              </table:table-cell>
              <table:table-cell office:value-type="string">
                <text:p>Columna AC</text:p>
              </table:table-cell>
            </table:table-row>
          </table:table-header-rows>
          <table:table-rows>
            <table:table-row>
              <table:table-cell office:value-type="float" office:value="1">
                <text:p>1</text:p>
                <draw:g>
                  <svg:desc>Equilibrio.Y21:Equilibrio.Y25</svg:desc>
                </draw:g>
              </table:table-cell>
              <table:table-cell office:value-type="float" office:value="-577.35027">
                <text:p>-577.35027</text:p>
                <draw:g>
                  <svg:desc>Equilibrio.Z17:Equilibrio.Z20</svg:desc>
                </draw:g>
              </table:table-cell>
              <table:table-cell office:value-type="float" office:value="-577.35027">
                <text:p>-577.35027</text:p>
                <draw:g>
                  <svg:desc>Equilibrio.AA17:Equilibrio.AA20</svg:desc>
                </draw:g>
              </table:table-cell>
              <table:table-cell office:value-type="float" office:value="500">
                <text:p>500</text:p>
                <draw:g>
                  <svg:desc>Equilibrio.Z21:Equilibrio.Z25</svg:desc>
                </draw:g>
              </table:table-cell>
              <table:table-cell office:value-type="float" office:value="288.67513">
                <text:p>288.67513</text:p>
                <draw:g>
                  <svg:desc>Equilibrio.AB21:Equilibrio.AB25</svg:desc>
                </draw:g>
              </table:table-cell>
              <table:table-cell office:value-type="float" office:value="500">
                <text:p>500</text:p>
                <draw:g>
                  <svg:desc>Equilibrio.Z26:Equilibrio.Z49</svg:desc>
                </draw:g>
              </table:table-cell>
              <table:table-cell office:value-type="float" office:value="288.67513">
                <text:p>288.67513</text:p>
                <draw:g>
                  <svg:desc>Equilibrio.AC26:Equilibrio.AC49</svg:desc>
                </draw:g>
              </table:table-cell>
            </table:table-row>
            <table:table-row>
              <table:table-cell office:value-type="string">
                <text:p>𝘘₂</text:p>
              </table:table-cell>
              <table:table-cell office:value-type="float" office:value="-577.35027">
                <text:p>-577.35027</text:p>
              </table:table-cell>
              <table:table-cell office:value-type="float" office:value="2788.67510542285">
                <text:p>2788.67510542285</text:p>
              </table:table-cell>
              <table:table-cell office:value-type="float" office:value="-500">
                <text:p>-500</text:p>
              </table:table-cell>
              <table:table-cell office:value-type="float" office:value="288.67513">
                <text:p>288.67513</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ext:p>𝘘₃</text:p>
              </table:table-cell>
              <table:table-cell office:value-type="float" office:value="2788.67510542285">
                <text:p>2788.67510542285</text:p>
              </table:table-cell>
              <table:table-cell office:value-type="float" office:value="2788.67510542285">
                <text:p>2788.67510542285</text:p>
              </table:table-cell>
              <table:table-cell office:value-type="float" office:value="0">
                <text:p>0</text:p>
              </table:table-cell>
              <table:table-cell office:value-type="float" office:value="-577.35027">
                <text:p>-577.35027</text:p>
              </table:table-cell>
              <table:table-cell office:value-type="float" office:value="209.967939040835">
                <text:p>209.967939040835</text:p>
              </table:table-cell>
              <table:table-cell office:value-type="float" office:value="263.67513">
                <text:p>263.67513</text:p>
              </table:table-cell>
            </table:table-row>
            <table:table-row>
              <table:table-cell office:value-type="string">
                <text:p/>
              </table:table-cell>
              <table:table-cell office:value-type="float" office:value="2788.67510542285">
                <text:p>2788.67510542285</text:p>
              </table:table-cell>
              <table:table-cell office:value-type="float" office:value="-577.35027">
                <text:p>-577.35027</text:p>
              </table:table-cell>
              <table:table-cell office:value-type="float" office:value="NaN">
                <text:p>NaN</text:p>
              </table:table-cell>
              <table:table-cell office:value-type="float" office:value="NaN">
                <text:p>NaN</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ext:p>𝘘ₘ</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209.967939040835">
                <text:p>209.967939040835</text:p>
              </table:table-cell>
              <table:table-cell office:value-type="float" office:value="313.67513">
                <text:p>313.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66668851613">
                <text:p>166.666668851613</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698730582828">
                <text:p>706.698730582828</text:p>
              </table:table-cell>
              <table:table-cell office:value-type="float" office:value="696.6878315011">
                <text:p>696.6878315011</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724744">
                <text:p>750.000000724744</text:p>
              </table:table-cell>
              <table:table-cell office:value-type="float" office:value="671.687831419165">
                <text:p>67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0000819355">
                <text:p>750.000000819355</text:p>
              </table:table-cell>
              <table:table-cell office:value-type="float" office:value="721.687831419165">
                <text:p>721.68783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
                <text:p>288.6751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699672403242">
                <text:p>599.699672403242</text:p>
              </table:table-cell>
              <table:table-cell office:value-type="float" office:value="-97.0920123991896">
                <text:p>-97.092012399189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0.600647038841">
                <text:p>550.600647038841</text:p>
              </table:table-cell>
              <table:table-cell office:value-type="float" office:value="-106.541123905885">
                <text:p>-106.54112390588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0329032">
                <text:p>583.333330329032</text:p>
              </table:table-cell>
              <table:table-cell office:value-type="float" office:value="-144.337571419165">
                <text:p>-144.337571419165</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